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Bats" svg:font-family="StarBats" style:font-charset="x-symbol"/>
    <style:font-face style:name="StarSymbol" svg:font-family="StarSymbol" style:font-charset="x-symbol"/>
    <style:font-face style:name="Lucidasans1" svg:font-family="Lucidasans"/>
    <style:font-face style:name="Courier New" svg:font-family="'Courier New'" style:font-family-generic="modern"/>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ahoma" svg:font-family="Tahoma" style:font-family-generic="swiss"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5"/>
    <style:style style:name="P6" style:family="paragraph" style:parent-style-name="Standard" style:list-style-name="L6"/>
    <style:style style:name="P7" style:family="paragraph" style:parent-style-name="Standard" style:list-style-name="L7"/>
    <style:style style:name="P8" style:family="paragraph" style:parent-style-name="Standard" style:list-style-name="L8"/>
    <style:style style:name="P9" style:family="paragraph" style:parent-style-name="Standard" style:list-style-name="L9"/>
    <style:style style:name="P10" style:family="paragraph" style:parent-style-name="Standard" style:list-style-name="L10"/>
    <style:style style:name="P11" style:family="paragraph" style:parent-style-name="Standard" style:list-style-name="L11"/>
    <style:style style:name="P12" style:family="paragraph" style:parent-style-name="Standard" style:list-style-name="L12"/>
    <style:style style:name="P13" style:family="paragraph" style:parent-style-name="Standard" style:list-style-name="L13"/>
    <style:style style:name="P14" style:family="paragraph" style:parent-style-name="Standard" style:list-style-name="L14"/>
    <style:style style:name="P15" style:family="paragraph" style:parent-style-name="Standard" style:list-style-name="L15"/>
    <style:style style:name="P16" style:family="paragraph" style:parent-style-name="Standard" style:list-style-name="L16"/>
    <style:style style:name="P17" style:family="paragraph" style:parent-style-name="Standard" style:list-style-name="L17"/>
    <style:style style:name="P18" style:family="paragraph" style:parent-style-name="Standard" style:list-style-name="L18"/>
    <style:style style:name="P19" style:family="paragraph" style:parent-style-name="Standard" style:list-style-name="L19"/>
    <style:style style:name="P20" style:family="paragraph" style:parent-style-name="Standard" style:list-style-name="L20"/>
    <style:style style:name="P21" style:family="paragraph" style:parent-style-name="Standard" style:list-style-name="L21"/>
    <style:style style:name="P22" style:family="paragraph" style:parent-style-name="Standard" style:list-style-name="L22"/>
    <style:style style:name="P23" style:family="paragraph" style:parent-style-name="Standard" style:list-style-name="L23"/>
    <style:style style:name="P24" style:family="paragraph" style:parent-style-name="Standard" style:list-style-name="L24"/>
    <style:style style:name="P25" style:family="paragraph" style:parent-style-name="Standard" style:list-style-name="L25"/>
    <style:style style:name="P26" style:family="paragraph" style:parent-style-name="Standard" style:list-style-name="L26"/>
    <style:style style:name="P27" style:family="paragraph" style:parent-style-name="Standard" style:list-style-name="L27"/>
    <style:style style:name="P28" style:family="paragraph" style:parent-style-name="Standard" style:list-style-name="L28"/>
    <style:style style:name="P29" style:family="paragraph" style:parent-style-name="Standard" style:list-style-name="L29"/>
    <style:style style:name="P30" style:family="paragraph" style:parent-style-name="Standard" style:list-style-name="L30"/>
    <style:style style:name="P31" style:family="paragraph" style:parent-style-name="Standard" style:list-style-name="L31"/>
    <style:style style:name="P32" style:family="paragraph" style:parent-style-name="Standard" style:list-style-name="L32"/>
    <style:style style:name="P33" style:family="paragraph" style:parent-style-name="Standard" style:list-style-name="L33"/>
    <style:style style:name="P34" style:family="paragraph" style:parent-style-name="Standard" style:list-style-name="L34"/>
    <style:style style:name="P35" style:family="paragraph" style:parent-style-name="Standard" style:list-style-name="L35"/>
    <style:style style:name="P36" style:family="paragraph" style:parent-style-name="Standard" style:list-style-name="L36"/>
    <style:style style:name="P37" style:family="paragraph" style:parent-style-name="Standard" style:list-style-name="L37"/>
    <style:style style:name="P38" style:family="paragraph" style:parent-style-name="Standard" style:list-style-name="L38"/>
    <style:style style:name="P39" style:family="paragraph" style:parent-style-name="Standard" style:list-style-name="L39"/>
    <style:style style:name="P40" style:family="paragraph" style:parent-style-name="Standard" style:list-style-name="L40"/>
    <style:style style:name="P41" style:family="paragraph" style:parent-style-name="Standard" style:list-style-name="L41"/>
    <style:style style:name="P42" style:family="paragraph" style:parent-style-name="Standard" style:list-style-name="L42"/>
    <style:style style:name="P43" style:family="paragraph" style:parent-style-name="Standard" style:list-style-name="L43"/>
    <style:style style:name="P44" style:family="paragraph" style:parent-style-name="Standard" style:list-style-name="L44"/>
    <style:style style:name="P45" style:family="paragraph" style:parent-style-name="Standard" style:list-style-name="L45"/>
    <style:style style:name="P46" style:family="paragraph" style:parent-style-name="Standard" style:list-style-name="L46"/>
    <style:style style:name="P47" style:family="paragraph" style:parent-style-name="Standard" style:list-style-name="L47"/>
    <style:style style:name="P48" style:family="paragraph" style:parent-style-name="Standard" style:list-style-name="L48"/>
    <style:style style:name="P49" style:family="paragraph" style:parent-style-name="Standard" style:list-style-name="L49"/>
    <style:style style:name="P50" style:family="paragraph" style:parent-style-name="Standard" style:list-style-name="L50"/>
    <style:style style:name="P51" style:family="paragraph" style:parent-style-name="Standard" style:list-style-name="L51"/>
    <style:style style:name="P52" style:family="paragraph" style:parent-style-name="Standard" style:list-style-name="L52"/>
    <style:style style:name="P53" style:family="paragraph" style:parent-style-name="Standard" style:list-style-name="L53"/>
    <style:style style:name="P54" style:family="paragraph" style:parent-style-name="Standard" style:list-style-name="L54"/>
    <style:style style:name="P55" style:family="paragraph" style:parent-style-name="Standard" style:list-style-name="L55"/>
    <style:style style:name="P56" style:family="paragraph" style:parent-style-name="Standard" style:list-style-name="L56"/>
    <style:style style:name="P57" style:family="paragraph" style:parent-style-name="Standard" style:list-style-name="L57"/>
    <style:style style:name="P58" style:family="paragraph" style:parent-style-name="Standard" style:list-style-name="L58"/>
    <style:style style:name="P59" style:family="paragraph" style:parent-style-name="Standard" style:list-style-name="L59"/>
    <style:style style:name="P60" style:family="paragraph" style:parent-style-name="Standard" style:list-style-name="L60"/>
    <style:style style:name="P61" style:family="paragraph" style:parent-style-name="Standard" style:list-style-name="L61"/>
    <style:style style:name="P62" style:family="paragraph" style:parent-style-name="Standard" style:list-style-name="L62"/>
    <style:style style:name="P63" style:family="paragraph" style:parent-style-name="Standard" style:list-style-name="L63"/>
    <style:style style:name="P64" style:family="paragraph" style:parent-style-name="Standard" style:list-style-name="L64"/>
    <style:style style:name="P65" style:family="paragraph" style:parent-style-name="Standard" style:list-style-name="L65"/>
    <style:style style:name="P66" style:family="paragraph" style:parent-style-name="Standard" style:list-style-name="L66"/>
    <style:style style:name="P67" style:family="paragraph" style:parent-style-name="Standard" style:list-style-name="L67"/>
    <style:style style:name="P68" style:family="paragraph" style:parent-style-name="Standard" style:list-style-name="L68"/>
    <style:style style:name="P69" style:family="paragraph" style:parent-style-name="Standard" style:list-style-name="L69"/>
    <style:style style:name="P70" style:family="paragraph" style:parent-style-name="Standard" style:list-style-name="L70"/>
    <style:style style:name="P71" style:family="paragraph" style:parent-style-name="Standard" style:list-style-name="L71"/>
    <style:style style:name="P72" style:family="paragraph" style:parent-style-name="Standard" style:list-style-name="L72"/>
    <style:style style:name="P73" style:family="paragraph" style:parent-style-name="Standard" style:list-style-name="L73"/>
    <style:style style:name="P74" style:family="paragraph" style:parent-style-name="Standard" style:list-style-name="L74"/>
    <style:style style:name="P75" style:family="paragraph" style:parent-style-name="Standard" style:list-style-name="L75"/>
    <style:style style:name="P76" style:family="paragraph" style:parent-style-name="Standard" style:list-style-name="L76"/>
    <style:style style:name="P77" style:family="paragraph" style:parent-style-name="Standard" style:list-style-name="L77"/>
    <style:style style:name="P78" style:family="paragraph" style:parent-style-name="Standard" style:list-style-name="L78"/>
    <style:style style:name="P79" style:family="paragraph" style:parent-style-name="Standard" style:list-style-name="L79"/>
    <style:style style:name="P80" style:family="paragraph" style:parent-style-name="Standard" style:list-style-name="L80"/>
    <style:style style:name="P81" style:family="paragraph" style:parent-style-name="Standard" style:list-style-name="L81"/>
    <style:style style:name="P82" style:family="paragraph" style:parent-style-name="Standard" style:list-style-name="L82"/>
    <style:style style:name="P83" style:family="paragraph" style:parent-style-name="Standard" style:list-style-name="L83"/>
    <style:style style:name="P84" style:family="paragraph" style:parent-style-name="Standard" style:list-style-name="L84"/>
    <style:style style:name="P85" style:family="paragraph" style:parent-style-name="Standard" style:list-style-name="L85"/>
    <style:style style:name="P86" style:family="paragraph" style:parent-style-name="Standard" style:list-style-name="L86"/>
    <style:style style:name="P87" style:family="paragraph" style:parent-style-name="Standard" style:list-style-name="L87"/>
    <style:style style:name="P88" style:family="paragraph" style:parent-style-name="Standard" style:list-style-name="L88"/>
    <style:style style:name="P89" style:family="paragraph" style:parent-style-name="Standard" style:list-style-name="L89"/>
    <style:style style:name="P90" style:family="paragraph" style:parent-style-name="Standard" style:list-style-name="L90"/>
    <style:style style:name="P91" style:family="paragraph" style:parent-style-name="Standard" style:list-style-name="L91"/>
    <style:style style:name="P92" style:family="paragraph" style:parent-style-name="Standard" style:list-style-name="L92"/>
    <style:style style:name="P93" style:family="paragraph" style:parent-style-name="Standard" style:list-style-name="L93"/>
    <style:style style:name="P94" style:family="paragraph" style:parent-style-name="Standard" style:list-style-name="L94"/>
    <style:style style:name="P95" style:family="paragraph" style:parent-style-name="Standard" style:list-style-name="L95"/>
    <style:style style:name="P96" style:family="paragraph" style:parent-style-name="Standard" style:list-style-name="L96"/>
    <style:style style:name="P97" style:family="paragraph" style:parent-style-name="Standard" style:list-style-name="L97"/>
    <style:style style:name="P98" style:family="paragraph" style:parent-style-name="Standard" style:list-style-name="L98"/>
    <style:style style:name="P99" style:family="paragraph" style:parent-style-name="Standard" style:list-style-name="L99"/>
    <style:style style:name="P100" style:family="paragraph" style:parent-style-name="Standard" style:list-style-name="L100"/>
    <style:style style:name="P101" style:family="paragraph" style:parent-style-name="Standard" style:list-style-name="L101"/>
    <style:style style:name="P102" style:family="paragraph" style:parent-style-name="Standard" style:list-style-name="L102"/>
    <style:style style:name="P103" style:family="paragraph" style:parent-style-name="Standard" style:list-style-name="L103"/>
    <style:style style:name="P104" style:family="paragraph" style:parent-style-name="Standard" style:list-style-name="L104"/>
    <style:style style:name="P105" style:family="paragraph" style:parent-style-name="Standard" style:list-style-name="L105"/>
    <style:style style:name="P106" style:family="paragraph" style:parent-style-name="Standard" style:list-style-name="L106"/>
    <style:style style:name="P107" style:family="paragraph" style:parent-style-name="Standard" style:list-style-name="L107"/>
    <style:style style:name="P108" style:family="paragraph" style:parent-style-name="Standard" style:list-style-name="L108"/>
    <style:style style:name="P109" style:family="paragraph" style:parent-style-name="Standard" style:list-style-name="L109"/>
    <style:style style:name="P110" style:family="paragraph" style:parent-style-name="Standard" style:list-style-name="L110"/>
    <style:style style:name="P111" style:family="paragraph" style:parent-style-name="Standard" style:list-style-name="L111"/>
    <style:style style:name="P112" style:family="paragraph" style:parent-style-name="Standard" style:list-style-name="L112"/>
    <style:style style:name="P113" style:family="paragraph" style:parent-style-name="Standard" style:list-style-name="L113"/>
    <style:style style:name="P114" style:family="paragraph" style:parent-style-name="Standard" style:list-style-name="L114"/>
    <style:style style:name="P115" style:family="paragraph" style:parent-style-name="Standard" style:list-style-name="L115"/>
    <style:style style:name="P116" style:family="paragraph" style:parent-style-name="Standard" style:list-style-name="L116"/>
    <style:style style:name="P117" style:family="paragraph" style:parent-style-name="Standard" style:list-style-name="L117"/>
    <style:style style:name="P118" style:family="paragraph" style:parent-style-name="Standard" style:list-style-name="L118"/>
    <style:style style:name="P119" style:family="paragraph" style:parent-style-name="Standard" style:list-style-name="L119"/>
    <style:style style:name="P120" style:family="paragraph" style:parent-style-name="Standard" style:list-style-name="L120"/>
    <style:style style:name="P121" style:family="paragraph" style:parent-style-name="Standard" style:list-style-name="L121"/>
    <style:style style:name="P122" style:family="paragraph" style:parent-style-name="Standard" style:list-style-name="L122"/>
    <style:style style:name="P123" style:family="paragraph" style:parent-style-name="Standard" style:list-style-name="L123"/>
    <style:style style:name="P124" style:family="paragraph" style:parent-style-name="Standard" style:list-style-name="L124"/>
    <style:style style:name="P125" style:family="paragraph" style:parent-style-name="Standard" style:list-style-name="L125"/>
    <style:style style:name="P126" style:family="paragraph" style:parent-style-name="Standard" style:list-style-name="L126"/>
    <style:style style:name="P127" style:family="paragraph" style:parent-style-name="Standard" style:list-style-name="L127"/>
    <style:style style:name="P128" style:family="paragraph" style:parent-style-name="Standard" style:list-style-name="L128"/>
    <style:style style:name="P129" style:family="paragraph" style:parent-style-name="Standard" style:list-style-name="L129"/>
    <style:style style:name="P130" style:family="paragraph" style:parent-style-name="Standard" style:list-style-name="L130"/>
    <style:style style:name="P131" style:family="paragraph" style:parent-style-name="Standard" style:list-style-name="L131"/>
    <style:style style:name="P132" style:family="paragraph" style:parent-style-name="Standard" style:list-style-name="L132"/>
    <style:style style:name="P133" style:family="paragraph" style:parent-style-name="Standard" style:list-style-name="L133"/>
    <style:style style:name="P134" style:family="paragraph" style:parent-style-name="Standard" style:list-style-name="L134"/>
    <style:style style:name="P135" style:family="paragraph" style:parent-style-name="Standard" style:list-style-name="L135"/>
    <style:style style:name="P136" style:family="paragraph" style:parent-style-name="Standard" style:list-style-name="L136"/>
    <style:style style:name="P137" style:family="paragraph" style:parent-style-name="Standard" style:list-style-name="L137"/>
    <style:style style:name="P138" style:family="paragraph" style:parent-style-name="Standard" style:list-style-name="L138"/>
    <style:style style:name="P139" style:family="paragraph" style:parent-style-name="Standard" style:list-style-name="L139"/>
    <style:style style:name="P140" style:family="paragraph" style:parent-style-name="Standard" style:list-style-name="L140"/>
    <style:style style:name="P141" style:family="paragraph" style:parent-style-name="Standard" style:list-style-name="L141"/>
    <style:style style:name="P142" style:family="paragraph" style:parent-style-name="Standard" style:list-style-name="L142"/>
    <style:style style:name="P143" style:family="paragraph" style:parent-style-name="Standard" style:list-style-name="L143"/>
    <style:style style:name="P144" style:family="paragraph" style:parent-style-name="Standard" style:list-style-name="L144"/>
    <style:style style:name="P145" style:family="paragraph" style:parent-style-name="Standard" style:list-style-name="L145"/>
    <style:style style:name="P146" style:family="paragraph" style:parent-style-name="Standard" style:list-style-name="L146"/>
    <style:style style:name="P147" style:family="paragraph" style:parent-style-name="Standard" style:list-style-name="L147"/>
    <style:style style:name="P148" style:family="paragraph" style:parent-style-name="Standard" style:list-style-name="L148"/>
    <style:style style:name="P149" style:family="paragraph" style:parent-style-name="Standard" style:list-style-name="L149"/>
    <style:style style:name="P150" style:family="paragraph" style:parent-style-name="Standard" style:list-style-name="L150"/>
    <style:style style:name="P151" style:family="paragraph" style:parent-style-name="Standard" style:list-style-name="L151"/>
    <style:style style:name="P152" style:family="paragraph" style:parent-style-name="Standard" style:list-style-name="L152"/>
    <style:style style:name="P153" style:family="paragraph" style:parent-style-name="Standard" style:list-style-name="L153"/>
    <style:style style:name="P154" style:family="paragraph" style:parent-style-name="Standard" style:list-style-name="L154"/>
    <style:style style:name="P155" style:family="paragraph" style:parent-style-name="Standard" style:list-style-name="L155"/>
    <style:style style:name="P156" style:family="paragraph" style:parent-style-name="Standard" style:list-style-name="L156"/>
    <style:style style:name="P157" style:family="paragraph" style:parent-style-name="Standard" style:list-style-name="L157"/>
    <style:style style:name="P158" style:family="paragraph" style:parent-style-name="Standard" style:list-style-name="L158"/>
    <style:style style:name="P159" style:family="paragraph" style:parent-style-name="Standard" style:list-style-name="L159"/>
    <style:style style:name="P160" style:family="paragraph" style:parent-style-name="Standard" style:list-style-name="L160"/>
    <style:style style:name="P161" style:family="paragraph" style:parent-style-name="Standard" style:list-style-name="L161"/>
    <style:style style:name="P162" style:family="paragraph" style:parent-style-name="Standard" style:list-style-name="L162"/>
    <style:style style:name="P163" style:family="paragraph" style:parent-style-name="Standard" style:list-style-name="L163"/>
    <style:style style:name="P164" style:family="paragraph" style:parent-style-name="Standard" style:list-style-name="L164"/>
    <style:style style:name="P165" style:family="paragraph" style:parent-style-name="Standard" style:list-style-name="L165"/>
    <style:style style:name="P166" style:family="paragraph" style:parent-style-name="Standard" style:list-style-name="L166"/>
    <style:style style:name="P167" style:family="paragraph" style:parent-style-name="Standard" style:list-style-name="L167"/>
    <style:style style:name="P168" style:family="paragraph" style:parent-style-name="Standard" style:list-style-name="L168"/>
    <style:style style:name="P169" style:family="paragraph" style:parent-style-name="Standard" style:list-style-name="L169"/>
    <style:style style:name="P170" style:family="paragraph" style:parent-style-name="Standard" style:list-style-name="L170"/>
    <style:style style:name="P171" style:family="paragraph" style:parent-style-name="Standard" style:list-style-name="L171"/>
    <style:style style:name="P172" style:family="paragraph" style:parent-style-name="Standard" style:list-style-name="L172"/>
    <style:style style:name="P173" style:family="paragraph" style:parent-style-name="Standard" style:list-style-name="L173"/>
    <style:style style:name="P174" style:family="paragraph" style:parent-style-name="Standard" style:list-style-name="L174"/>
    <style:style style:name="P175" style:family="paragraph" style:parent-style-name="Standard" style:list-style-name="L175"/>
    <style:style style:name="P176" style:family="paragraph" style:parent-style-name="Standard" style:list-style-name="L176"/>
    <style:style style:name="P177" style:family="paragraph" style:parent-style-name="Standard" style:list-style-name="L177"/>
    <style:style style:name="P178" style:family="paragraph" style:parent-style-name="Standard" style:list-style-name="L178"/>
    <style:style style:name="P179" style:family="paragraph" style:parent-style-name="Standard" style:list-style-name="L179"/>
    <style:style style:name="P180" style:family="paragraph" style:parent-style-name="Standard" style:list-style-name="L180"/>
    <style:style style:name="P181" style:family="paragraph" style:parent-style-name="Standard" style:list-style-name="L181"/>
    <style:style style:name="P182" style:family="paragraph" style:parent-style-name="Standard" style:list-style-name="L182"/>
    <style:style style:name="P183" style:family="paragraph" style:parent-style-name="Standard" style:list-style-name="L183"/>
    <style:style style:name="P184" style:family="paragraph" style:parent-style-name="Standard" style:list-style-name="L184"/>
    <style:style style:name="P185" style:family="paragraph" style:parent-style-name="Standard" style:list-style-name="L185"/>
    <style:style style:name="P186" style:family="paragraph" style:parent-style-name="Standard" style:list-style-name="L186"/>
    <style:style style:name="P187" style:family="paragraph" style:parent-style-name="Standard" style:list-style-name="L187"/>
    <style:style style:name="P188" style:family="paragraph" style:parent-style-name="Standard" style:list-style-name="L188"/>
    <style:style style:name="P189" style:family="paragraph" style:parent-style-name="Standard" style:list-style-name="L189"/>
    <style:style style:name="P190" style:family="paragraph" style:parent-style-name="Standard" style:list-style-name="L190"/>
    <style:style style:name="P191" style:family="paragraph" style:parent-style-name="Standard" style:list-style-name="L191"/>
    <style:style style:name="P192" style:family="paragraph" style:parent-style-name="Standard" style:list-style-name="L192"/>
    <style:style style:name="P193" style:family="paragraph" style:parent-style-name="Standard" style:list-style-name="L193"/>
    <style:style style:name="P194" style:family="paragraph" style:parent-style-name="Standard" style:list-style-name="L194"/>
    <style:style style:name="P195" style:family="paragraph" style:parent-style-name="Standard" style:list-style-name="L195"/>
    <style:style style:name="P196" style:family="paragraph" style:parent-style-name="Standard" style:list-style-name="L196"/>
    <style:style style:name="P197" style:family="paragraph" style:parent-style-name="Standard" style:list-style-name="L197"/>
    <style:style style:name="P198" style:family="paragraph" style:parent-style-name="Standard" style:list-style-name="L198"/>
    <style:style style:name="P199" style:family="paragraph" style:parent-style-name="Standard" style:list-style-name="L199"/>
    <style:style style:name="P200" style:family="paragraph" style:parent-style-name="Standard" style:list-style-name="L200"/>
    <style:style style:name="P201" style:family="paragraph" style:parent-style-name="Standard" style:list-style-name="L201"/>
    <style:style style:name="P202" style:family="paragraph" style:parent-style-name="Standard" style:list-style-name="L202"/>
    <style:style style:name="P203" style:family="paragraph" style:parent-style-name="Standard" style:list-style-name="L203"/>
    <style:style style:name="P204" style:family="paragraph" style:parent-style-name="Standard" style:list-style-name="L204"/>
    <style:style style:name="P205" style:family="paragraph" style:parent-style-name="Standard" style:list-style-name="L205"/>
    <style:style style:name="P206" style:family="paragraph" style:parent-style-name="Standard" style:list-style-name="L206"/>
    <style:style style:name="P207" style:family="paragraph" style:parent-style-name="Standard" style:list-style-name="L207"/>
    <style:style style:name="P208" style:family="paragraph" style:parent-style-name="Standard" style:list-style-name="L208"/>
    <style:style style:name="P209" style:family="paragraph" style:parent-style-name="Standard" style:list-style-name="L209"/>
    <style:style style:name="P210" style:family="paragraph" style:parent-style-name="Standard" style:list-style-name="L210"/>
    <style:style style:name="P211" style:family="paragraph" style:parent-style-name="Standard" style:list-style-name="L211"/>
    <style:style style:name="P212" style:family="paragraph" style:parent-style-name="Standard" style:list-style-name="L212"/>
    <style:style style:name="P213" style:family="paragraph" style:parent-style-name="Standard" style:list-style-name="L213"/>
    <style:style style:name="P214" style:family="paragraph" style:parent-style-name="Standard" style:list-style-name="L214"/>
    <style:style style:name="P215" style:family="paragraph" style:parent-style-name="Standard" style:list-style-name="L215"/>
    <style:style style:name="P216" style:family="paragraph" style:parent-style-name="Standard" style:list-style-name="L216"/>
    <style:style style:name="P217" style:family="paragraph" style:parent-style-name="Standard" style:list-style-name="L217"/>
    <style:style style:name="P218" style:family="paragraph" style:parent-style-name="Standard" style:list-style-name="L218"/>
    <style:style style:name="P219" style:family="paragraph" style:parent-style-name="Standard" style:list-style-name="L219"/>
    <style:style style:name="P220" style:family="paragraph" style:parent-style-name="Standard" style:list-style-name="L220"/>
    <style:style style:name="P221" style:family="paragraph" style:parent-style-name="Standard" style:list-style-name="L221"/>
    <style:style style:name="P222" style:family="paragraph" style:parent-style-name="Standard" style:list-style-name="L222"/>
    <style:style style:name="P223" style:family="paragraph" style:parent-style-name="Standard" style:list-style-name="L223"/>
    <style:style style:name="P224" style:family="paragraph" style:parent-style-name="Standard" style:list-style-name="L224"/>
    <style:style style:name="P225" style:family="paragraph" style:parent-style-name="Standard" style:list-style-name="L225"/>
    <style:style style:name="P226" style:family="paragraph" style:parent-style-name="Standard" style:list-style-name="L226"/>
    <style:style style:name="P227" style:family="paragraph" style:parent-style-name="Standard" style:list-style-name="L227"/>
    <style:style style:name="P228" style:family="paragraph" style:parent-style-name="Standard" style:list-style-name="L228"/>
    <style:style style:name="P229" style:family="paragraph" style:parent-style-name="Standard" style:list-style-name="L229"/>
    <style:style style:name="P230" style:family="paragraph" style:parent-style-name="Standard" style:list-style-name="L230"/>
    <style:style style:name="P231" style:family="paragraph" style:parent-style-name="Standard" style:list-style-name="L231"/>
    <style:style style:name="P232" style:family="paragraph" style:parent-style-name="Standard" style:list-style-name="L232"/>
    <style:style style:name="P233" style:family="paragraph" style:parent-style-name="Standard" style:list-style-name="L233"/>
    <style:style style:name="P234" style:family="paragraph" style:parent-style-name="Standard" style:list-style-name="L234"/>
    <style:style style:name="P235" style:family="paragraph" style:parent-style-name="Standard" style:list-style-name="L235"/>
    <style:style style:name="P236" style:family="paragraph" style:parent-style-name="Standard" style:list-style-name="L236"/>
    <style:style style:name="P237" style:family="paragraph" style:parent-style-name="Heading_20_1">
      <style:paragraph-properties fo:break-before="page"/>
    </style:style>
    <style:style style:name="P238" style:family="paragraph" style:parent-style-name="Heading_20_2" style:list-style-name=""/>
    <style:style style:name="P239" style:family="paragraph" style:parent-style-name="Heading_20_3" style:list-style-name=""/>
    <style:style style:name="T1" style:family="text"/>
    <style:style style:name="fr1" style:family="graphic" style:parent-style-name="Frame">
      <style:graphic-properties style:wrap="dynamic" style:number-wrapped-paragraphs="no-limit" style:vertical-pos="from-top" style:vertical-rel="paragraph-content" style:horizontal-pos="center" style:horizontal-rel="page-content" fo:background-color="transparent" style:background-transparency="100%">
        <style:background-image/>
      </style:graphic-properties>
    </style:style>
    <text:list-style style:name="L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cknowledgments</text:h>
      <text:p text:style-name="Text_20_body">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Heading_20_1" text:outline-level="1">Introduction</text:h>
      <text:p text:style-name="Text_20_body">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Heading_20_1" text:outline-level="1">MEI Design Principles</text:h>
      <text:p text:style-name="Text_20_body">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Heading_20_1" text:outline-level="1">Overview of MEI Structure</text:h>
      <text:p text:style-name="Text_20_body">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Heading_20_1" text:outline-level="1">Tag Library Conventions</text:h>
      <text:p text:style-name="Text_20_body">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Heading_20_1" text:outline-level="1"/>
      <text:h text:style-name="P237" text:outline-level="1">MEI Elements</text:h>
      <text:h text:style-name="P238" text:outline-level="1"><text:bookmark text:name="id210"/>&lt;abbr&gt; abbreviation</text:h>
      <text:h text:style-name="P239" text:outline-level="1">Description:</text:h>
      <text:p text:style-name="Text_20_body">A generic element for a shortened form of a word, including an acronym. The type attribute may be used to classify the abbreviation according to some convenient typology. Sample values include: suspension - the abbreviation provides the first letter(s) of the word or phrase, omitting the remainder; contraction - the abbreviation omits some letter(s) in the middle; brevigraph - the abbreviation comprises a special symbol or mark; superscription - the abbreviation includes writing above the line; acronym - the abbreviation comprises the initial letters of the words of a phrase; title - the abbreviation is for a title of address (Dr, Ms, Mr, ...); organization - the abbreviation is for the name of an organization; geographic - the abbreviation is for a geographic name. This tag is the mirror image of the &lt;expan&gt; tag; both allow the encoder to transcribe both an abbreviation and its expansion. In &lt;abbr&gt;, however, the original is transcribed as the content of the element and the expansion as an attribute value; &lt;expan&gt; reverses this. The choice between the two is up to the user. The &lt;abbr&gt; tag is not required; if appropriate, the encoder may transcribe abbreviations in the source text silently, without tagging them. If abbreviations are not transcribed directly but expanded silently, then the MEI header should so indicate. The cert attribute signifies the degree of certainty ascribed to the expansion of the abbreviation. The expan attribute gives an expansion of the abbreviation. The resp attribute contains an ID reference to an element containing the name of the editor or transcriber responsible for supplying the expansion of the abbreviation.</text:p>
      <text:h text:style-name="P239" text:outline-level="1">May contain:</text:h>
      <text:p text:style-name="Text_20_body">PCDATA, <text:a xlink:type="simple" xlink:href="#id210">abbr</text:a>, <text:a xlink:type="simple" xlink:href="#id213">add</text:a>, <text:a xlink:type="simple" xlink:href="#id53">address</text:a>, <text:a xlink:type="simple" xlink:href="#id296">annot</text:a>, <text:a xlink:type="simple" xlink:href="#id203">bibl</text:a>, <text:a xlink:type="simple" xlink:href="#id58">choice</text:a>, <text:a xlink:type="simple" xlink:href="#id1046">corpname</text:a>, <text:a xlink:type="simple" xlink:href="#id61">corr</text:a>, <text:a xlink:type="simple" xlink:href="#id1208">damage</text:a>, <text:a xlink:type="simple" xlink:href="#id1079">date</text:a>, <text:a xlink:type="simple" xlink:href="#id1216">del</text:a>, <text:a xlink:type="simple" xlink:href="#id1243">expan</text:a>, <text:a xlink:type="simple" xlink:href="#id34">extptr</text:a>, <text:a xlink:type="simple" xlink:href="#id49">extref</text:a>, <text:a xlink:type="simple" xlink:href="#id1096">fig</text:a>, <text:a xlink:type="simple" xlink:href="#id1329">gap</text:a>, <text:a xlink:type="simple" xlink:href="#id1065">geogname</text:a>, <text:a xlink:type="simple" xlink:href="#id1322">handshift</text:a>, <text:a xlink:type="simple" xlink:href="#id1092">identifier</text:a>, <text:a xlink:type="simple" xlink:href="#id232">lb</text:a>, <text:a xlink:type="simple" xlink:href="#id1035">name</text:a>, <text:a xlink:type="simple" xlink:href="#id1083">num</text:a>, <text:a xlink:type="simple" xlink:href="#id1220">orig</text:a>, <text:a xlink:type="simple" xlink:href="#id236">pb</text:a>, <text:a xlink:type="simple" xlink:href="#id1072">periodname</text:a>, <text:a xlink:type="simple" xlink:href="#id1060">persname</text:a>, <text:a xlink:type="simple" xlink:href="#id1338">ptr</text:a>, <text:a xlink:type="simple" xlink:href="#id1340">ref</text:a>, <text:a xlink:type="simple" xlink:href="#id1223">reg</text:a>, <text:a xlink:type="simple" xlink:href="#id1023">rend</text:a>, <text:a xlink:type="simple" xlink:href="#id1069">repository</text:a>, <text:a xlink:type="simple" xlink:href="#id1226">restore</text:a>, <text:a xlink:type="simple" xlink:href="#id1230">sic</text:a>, <text:a xlink:type="simple" xlink:href="#id1032">stack</text:a>, <text:a xlink:type="simple" xlink:href="#id1075">stylename</text:a>, <text:a xlink:type="simple" xlink:href="#id1331">subst</text:a>, <text:a xlink:type="simple" xlink:href="#id1233">supplied</text:a>, <text:a xlink:type="simple" xlink:href="#id1087">title</text:a>, <text:a xlink:type="simple" xlink:href="#id1238">unclear</text:a> </text:p>
      <text:h text:style-name="P239" text:outline-level="1">May occur within:</text:h>
      <text:p text:style-name="Text_20_body"><text:a xlink:type="simple" xlink:href="#id210">abbr</text:a>, <text:a xlink:type="simple" xlink:href="#id1373">accessdesc</text:a>, <text:a xlink:type="simple" xlink:href="#id1370">acqsource</text:a>, <text:a xlink:type="simple" xlink:href="#id213">add</text:a>, <text:a xlink:type="simple" xlink:href="#id55">addressline</text:a>, <text:a xlink:type="simple" xlink:href="#id30">altmeiid</text:a>, <text:a xlink:type="simple" xlink:href="#id390">anchoredtext</text:a>, <text:a xlink:type="simple" xlink:href="#id296">annot</text:a>, <text:a xlink:type="simple" xlink:href="#id203">bibl</text:a>, <text:a xlink:type="simple" xlink:href="#id267">caption</text:a>, <text:a xlink:type="simple" xlink:href="#id58">choice</text:a>, <text:a xlink:type="simple" xlink:href="#id1400">condition</text:a>, <text:a xlink:type="simple" xlink:href="#id1046">corpname</text:a>, <text:a xlink:type="simple" xlink:href="#id61">corr</text:a>, <text:a xlink:type="simple" xlink:href="#id1208">damage</text:a>, <text:a xlink:type="simple" xlink:href="#id1079">date</text:a>, <text:a xlink:type="simple" xlink:href="#id1216">del</text:a>, <text:a xlink:type="simple" xlink:href="#id1403">dimensions</text:a>, <text:a xlink:type="simple" xlink:href="#id169">dir</text:a>, <text:a xlink:type="simple" xlink:href="#id770">dynam</text:a>, <text:a xlink:type="simple" xlink:href="#id207">edition</text:a>, <text:a xlink:type="simple" xlink:href="#id1406">exhibithist</text:a>, <text:a xlink:type="simple" xlink:href="#id1243">expan</text:a>, <text:a xlink:type="simple" xlink:href="#id1357">extent</text:a>, <text:a xlink:type="simple" xlink:href="#id49">extref</text:a>, <text:a xlink:type="simple" xlink:href="#id239">fw</text:a>, <text:a xlink:type="simple" xlink:href="#id1065">geogname</text:a>, <text:a xlink:type="simple" xlink:href="#id1411">hand</text:a>, <text:a xlink:type="simple" xlink:href="#id1134">harm</text:a>, <text:a xlink:type="simple" xlink:href="#id251">head</text:a>, <text:a xlink:type="simple" xlink:href="#id1092">identifier</text:a>, <text:a xlink:type="simple" xlink:href="#id1416">inscription</text:a>, <text:a xlink:type="simple" xlink:href="#id254">item</text:a>, <text:a xlink:type="simple" xlink:href="#id288">l</text:a>, <text:a xlink:type="simple" xlink:href="#id441">label</text:a>, <text:a xlink:type="simple" xlink:href="#id1441">language</text:a>, <text:a xlink:type="simple" xlink:href="#id221">lem</text:a>, <text:a xlink:type="simple" xlink:href="#id200">line</text:a>, <text:a xlink:type="simple" xlink:href="#id1035">name</text:a>, <text:a xlink:type="simple" xlink:href="#id1083">num</text:a>, <text:a xlink:type="simple" xlink:href="#id1220">orig</text:a>, <text:a xlink:type="simple" xlink:href="#id260">p</text:a>, <text:a xlink:type="simple" xlink:href="#id1072">periodname</text:a>, <text:a xlink:type="simple" xlink:href="#id1060">persname</text:a>, <text:a xlink:type="simple" xlink:href="#id412">pgfoot1</text:a>, <text:a xlink:type="simple" xlink:href="#id415">pgfoot2</text:a>, <text:a xlink:type="simple" xlink:href="#id406">pghead1</text:a>, <text:a xlink:type="simple" xlink:href="#id409">pghead2</text:a>, <text:a xlink:type="simple" xlink:href="#id1422">physloc</text:a>, <text:a xlink:type="simple" xlink:href="#id1419">physmedium</text:a>, <text:a xlink:type="simple" xlink:href="#id1376">price</text:a>, <text:a xlink:type="simple" xlink:href="#id1425">provenance</text:a>, <text:a xlink:type="simple" xlink:href="#id1174">rdg</text:a>, <text:a xlink:type="simple" xlink:href="#id1340">ref</text:a>, <text:a xlink:type="simple" xlink:href="#id1223">reg</text:a>, <text:a xlink:type="simple" xlink:href="#id1023">rend</text:a>, <text:a xlink:type="simple" xlink:href="#id1069">repository</text:a>, <text:a xlink:type="simple" xlink:href="#id1226">restore</text:a>, <text:a xlink:type="simple" xlink:href="#id1230">sic</text:a>, <text:a xlink:type="simple" xlink:href="#id1032">stack</text:a>, <text:a xlink:type="simple" xlink:href="#id1075">stylename</text:a>, <text:a xlink:type="simple" xlink:href="#id1233">supplied</text:a>, <text:a xlink:type="simple" xlink:href="#id948">syl</text:a>, <text:a xlink:type="simple" xlink:href="#id1382">sysreq</text:a>, <text:a xlink:type="simple" xlink:href="#id278">td</text:a>, <text:a xlink:type="simple" xlink:href="#id787">tempo</text:a>, <text:a xlink:type="simple" xlink:href="#id1451">term</text:a>, <text:a xlink:type="simple" xlink:href="#id272">th</text:a>, <text:a xlink:type="simple" xlink:href="#id1087">title</text:a>, <text:a xlink:type="simple" xlink:href="#id1432">treatmenthist</text:a>, <text:a xlink:type="simple" xlink:href="#id1435">treatmentsched</text:a>, <text:a xlink:type="simple" xlink:href="#id1238">unclear</text:a>, <text:a xlink:type="simple" xlink:href="#id1379">userestrict</text:a> </text:p>
      <text:h text:style-name="P239" text:outline-level="1">Attributes:</text:h>
      <text:list xml:id="list30708930" text:style-name="L1">
        <text:list-item>
          <text:p text:style-name="P1">cert, optional, xs:token, high, medium, low, unknown<text:line-break/>signifies the degree of certainty or precision associated with a feature.</text:p>
        </text:list-item>
        <text:list-item>
          <text:p text:style-name="P1">evidence, optional, xs:NMTOKEN<text:line-break/>indicates the nature of the evidence supporting the reliability or accuracy of the intervention or interpretation. Suggested values include: 'internal', 'external', 'conjecture'.</text:p>
        </text:list-item>
        <text:list-item>
          <text:p text:style-name="P1">expan, optional, CDATA<text:line-break/>records the expansion of the abbreviation.</text:p>
        </text:list-item>
        <text:list-item>
          <text:p text:style-name="P1">facs, optional, xs:IDREFS<text:line-break/>permits the current element to reference a facsimile image or image zone which corresponds to it.</text:p>
        </text:list-item>
        <text:list-item>
          <text:p text:style-name="P1"><text:soft-page-break/>hand, optional, xs:IDREF<text:line-break/>signifies the hand responsible for an action. The value must be the ID of a &lt;hand&gt; element declared in the header.</text:p>
        </text:list-item>
        <text:list-item>
          <text:p text:style-name="P1">n, optional, xs:NMTOKEN<text:line-break/>provides a label (name or number) for an element. While its value need not be unique, it is required to be a single token.</text:p>
        </text:list-item>
        <text:list-item>
          <text:p text:style-name="P1">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1">seq, optional, xs:positiveInteger<text:line-break/>used to assign a sequence number related to the order in which the encoded features carrying this attribute are believed to have occurred.</text:p>
        </text:list-item>
        <text:list-item>
          <text:p text:style-name="P1">source, optional, xs:IDREFS<text:line-break/>contains a list of one or more pointers indicating the sources which attest to a given reading. Each value should correspond to the ID of a &lt;source&gt; element located in the document header.</text:p>
        </text:list-item>
        <text:list-item>
          <text:p text:style-name="P1">subtype, optional, xs:NMTOKEN<text:line-break/>provide any sub-classification for the element, additional to that given by its type attribute.</text:p>
        </text:list-item>
        <text:list-item>
          <text:p text:style-name="P1">type, optional, xs:NMTOKEN<text:line-break/>characterizes the element in some sense, using any convenient classification scheme or typology.</text:p>
        </text:list-item>
        <text:list-item>
          <text:p text:style-name="P1">xml:id, optional, xs:ID<text:line-break/>regularizes the naming of an element and thus facilitates building links between it and other resources. Each id attribute within a document must have a unique value.</text:p>
        </text:list-item>
        <text:list-item>
          <text:p text:style-name="P1">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39" text:outline-level="1">Module:</text:h>
      <text:p text:style-name="Text_20_body">shared</text:p>
      <text:h text:style-name="P238" text:outline-level="1"><text:bookmark text:name="id1373"/>&lt;accessdesc&gt; access description</text:h>
      <text:h text:style-name="P239" text:outline-level="1">Description:</text:h>
      <text:p text:style-name="Text_20_body">Describes the conditions that affect the accessibility of material. May indicate the nature of restrictions or the lack of restrictions. Do not confuse this element with &lt;userestrict&gt; (usage restrictions), which captures information about limitations on the use of material, such as those afforded by copyright.</text:p>
      <text:h text:style-name="P239" text:outline-level="1">May contain:</text:h>
      <text:p text:style-name="Text_20_body">PCDATA, <text:a xlink:type="simple" xlink:href="#id210">abbr</text:a>, <text:a xlink:type="simple" xlink:href="#id53">address</text:a>, <text:a xlink:type="simple" xlink:href="#id203">bibl</text:a>, <text:a xlink:type="simple" xlink:href="#id1046">corpname</text:a>, <text:a xlink:type="simple" xlink:href="#id1079">date</text:a>, <text:a xlink:type="simple" xlink:href="#id1243">expan</text:a>, <text:a xlink:type="simple" xlink:href="#id34">extptr</text:a>, <text:a xlink:type="simple" xlink:href="#id49">extref</text:a>, <text:a xlink:type="simple" xlink:href="#id1096">fig</text:a>, <text:a xlink:type="simple" xlink:href="#id1065">geogname</text:a>, <text:a xlink:type="simple" xlink:href="#id1092">identifier</text:a>, <text:a xlink:type="simple" xlink:href="#id232">lb</text:a>, <text:a xlink:type="simple" xlink:href="#id1035">name</text:a>, <text:a xlink:type="simple" xlink:href="#id1083">num</text:a>, <text:a xlink:type="simple" xlink:href="#id1072">periodname</text:a>, <text:a xlink:type="simple" xlink:href="#id1060">persname</text:a>, <text:a xlink:type="simple" xlink:href="#id1338">ptr</text:a>, <text:a xlink:type="simple" xlink:href="#id1340">ref</text:a>, <text:a xlink:type="simple" xlink:href="#id1023">rend</text:a>, <text:a xlink:type="simple" xlink:href="#id1069">repository</text:a>, <text:a xlink:type="simple" xlink:href="#id1032">stack</text:a>, <text:a xlink:type="simple" xlink:href="#id1075">stylename</text:a>, <text:a xlink:type="simple" xlink:href="#id1087">title</text:a> </text:p>
      <text:h text:style-name="P239" text:outline-level="1">May occur within:</text:h>
      <text:p text:style-name="Text_20_body"><text:a xlink:type="simple" xlink:href="#id1367">availability</text:a> </text:p>
      <text:h text:style-name="P239" text:outline-level="1"><text:soft-page-break/>Attributes:</text:h>
      <text:list xml:id="list30693793" text:style-name="L2">
        <text:list-item>
          <text:p text:style-name="P2">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2">n, optional, xs:NMTOKEN<text:line-break/>provides a label (name or number) for an element. While its value need not be unique, it is required to be a single token.</text:p>
        </text:list-item>
        <text:list-item>
          <text:p text:style-name="P2">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header</text:p>
      <text:h text:style-name="P238" text:outline-level="1"><text:bookmark text:name="id111"/>&lt;accid&gt; accidental</text:h>
      <text:h text:style-name="P239" text:outline-level="1">Description:</text:h>
      <text:p text:style-name="Text_20_body">This element records a temporary alteration to the pitch of a note. It provides an alternative to the accid and accid.ges attributes on the &lt;note&gt; element. The element should be used when specific display info, such as size or color, needs to be recorded for the accidental or when multiple accidentals occur on a single note. The func attribute can be used to differentiate between the accidental's functions, such as 'cautionary' or 'editorial'.</text:p>
      <text:h text:style-name="P239" text:outline-level="1">May contain:</text:h>
      <text:p text:style-name="Text_20_body">EMPTY</text:p>
      <text:h text:style-name="P239" text:outline-level="1">May occur within:</text:h>
      <text:p text:style-name="Text_20_body"><text:a xlink:type="simple" xlink:href="#id213">add</text:a>, <text:a xlink:type="simple" xlink:href="#id61">corr</text:a>, <text:a xlink:type="simple" xlink:href="#id1208">damage</text:a>, <text:a xlink:type="simple" xlink:href="#id1216">del</text:a>, <text:a xlink:type="simple" xlink:href="#id675">layer</text:a>, <text:a xlink:type="simple" xlink:href="#id221">lem</text:a>, <text:a xlink:type="simple" xlink:href="#id934">ligature</text:a>, <text:a xlink:type="simple" xlink:href="#id108">note</text:a>, <text:a xlink:type="simple" xlink:href="#id1220">orig</text:a>, <text:a xlink:type="simple" xlink:href="#id1174">rdg</text:a>, <text:a xlink:type="simple" xlink:href="#id1223">reg</text:a>, <text:a xlink:type="simple" xlink:href="#id1226">restore</text:a>, <text:a xlink:type="simple" xlink:href="#id1230">sic</text:a>, <text:a xlink:type="simple" xlink:href="#id1233">supplied</text:a>, <text:a xlink:type="simple" xlink:href="#id944">syllable</text:a>, <text:a xlink:type="simple" xlink:href="#id1238">unclear</text:a> </text:p>
      <text:h text:style-name="P239" text:outline-level="1">Attributes:</text:h>
      <text:list xml:id="list30703329" text:style-name="L3">
        <text:list-item>
          <text:p text:style-name="P3">accid, optional, xs:token, s, f, ss, x, ff, xs, tb, n, nf, ns, su, sd, fu, fd, nu, nd<text:line-break/>captures a written accidental.</text:p>
        </text:list-item>
        <text:list-item>
          <text:p text:style-name="P3">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3">copyof, optional, xs:IDREF<text:line-break/>points to an element of which the current element is a copy.</text:p>
        </text:list-item>
        <text:list-item>
          <text:p text:style-name="P3">corresp, optional, xs:IDREFS<text:line-break/>used to point to other elements that correspond to this one in a generic fashion.</text:p>
        </text:list-item>
        <text:list-item>
          <text:p text:style-name="P3">enclose, optional, xs:token, paren, brack<text:line-break/>records the characters often used to mark accidentals, articulations, and sometimes notes as having a cautionary or editorial function. For an example of cautionary accidentals enclosed in parentheses, see Read, p. 131, ex. 9-14.</text:p>
        </text:list-item>
        <text:list-item>
          <text:p text:style-name="P3"><text:soft-page-break/>facs, optional, xs:IDREFS<text:line-break/>permits the current element to reference a facsimile image or image zone which corresponds to it.</text:p>
        </text:list-item>
        <text:list-item>
          <text:p text:style-name="P3">fontfam, optional, xs:token<text:line-break/>contains the name of a font-family.</text:p>
        </text:list-item>
        <text:list-item>
          <text:p text:style-name="P3">fontname, optional, xs:token<text:line-break/>records the name of the font.</text:p>
        </text:list-item>
        <text:list-item>
          <text:p text:style-name="P3">fontsize, optional, xs:decimal<text:line-break/>indicates the size of the font in printers' points, i.e., 1/72ths of an inch.</text:p>
        </text:list-item>
        <text:list-item>
          <text:p text:style-name="P3">fontstyle, optional, xs:token, ital, normal, oblique<text:line-break/>records the style of the font, i.e, italic, oblique, or normal.</text:p>
        </text:list-item>
        <text:list-item>
          <text:p text:style-name="P3">fontweight, optional, xs:token, bold<text:line-break/>used to indicate bold type.</text:p>
        </text:list-item>
        <text:list-item>
          <text:p text:style-name="P3">func, optional, xs:token, caution, edit<text:line-break/>records whether the accidental has an editorial or cautionary function.</text:p>
        </text:list-item>
        <text:list-item>
          <text:p text:style-name="P3">ho, optional, xs:decimal<text:line-break/>records a horizontal adjustment of a feature's programmatically-determinded location in terms of staff interline distance; that is, units of 1/2 the distance between adjacent staves.</text:p>
        </text:list-item>
        <text:list-item>
          <text:p text:style-name="P3">n, optional, xs:NMTOKEN<text:line-break/>provides a label (name or number) for an element. While its value need not be unique, it is required to be a single token.</text:p>
        </text:list-item>
        <text:list-item>
          <text:p text:style-name="P3">next, optional, xs:IDREFS<text:line-break/>used to point to the next event(s) in a user-defined collection.</text:p>
        </text:list-item>
        <text:list-item>
          <text:p text:style-name="P3">place, optional, xs:token, above, below, staff<text:line-break/>captures the placement of the accidental relative to the staff.</text:p>
        </text:list-item>
        <text:list-item>
          <text:p text:style-name="P3">prev, optional, xs:IDREFS<text:line-break/>points to the previous event(s) in a user-defined collection.</text:p>
        </text:list-item>
        <text:list-item>
          <text:p text:style-name="P3">sameas, optional, xs:IDREFS<text:line-break/>points to an element that is the same as the current element but is not a literal copy of the current element.</text:p>
        </text:list-item>
        <text:list-item>
          <text:p text:style-name="P3">synch, optional, xs:IDREFS<text:line-break/>points to elements that are synchronous with the current element.</text:p>
        </text:list-item>
        <text:list-item>
          <text:p text:style-name="P3">vo, optional, xs:decimal<text:line-break/>records the vertical adjustment of a feature's programmatically-determined location in terms of staff interline distance; that is, units of 1/2 the distance between adjacent staves.</text:p>
        </text:list-item>
        <text:list-item>
          <text:p text:style-name="P3">when, optional, xs:IDREF<text:line-break/>indicates the point of occurrence of this feature along a timeline. Its value must be the ID of a &lt;when&gt; element.</text:p>
        </text:list-item>
        <text:list-item>
          <text:p text:style-name="P3">x, optional, xs:decimal<text:line-break/>encodes an x coordinate for a feature in an output coordinate system. When it is necessary to record the placement of a feature in a facsimile image, use facs attribute.</text:p>
        </text:list-item>
        <text:list-item>
          <text:p text:style-name="P3">xml:id, optional, xs:ID<text:line-break/>regularizes the naming of an element and thus facilitates building links between it and other resources. Each id attribute within a document must have a unique value.</text:p>
        </text:list-item>
        <text:list-item>
          <text:p text:style-name="P3">y, optional, xs:decimal<text:line-break/>encodes an y coordinate for a feature in an output coordinate system. When it is necessary to record the placement of a feature in a facsimile image, use facs attribute.</text:p>
        </text:list-item>
      </text:list>
      <text:h text:style-name="P239" text:outline-level="1"><text:soft-page-break/>Module:</text:h>
      <text:p text:style-name="Text_20_body">shared</text:p>
      <text:h text:style-name="P238" text:outline-level="1"><text:bookmark text:name="id1370"/>&lt;acqsource&gt; acquisition source</text:h>
      <text:h text:style-name="P239" text:outline-level="1">Description:</text:h>
      <text:p text:style-name="Text_20_body">Post-publication source from which access to a bibliographic item may be obtained, e.g. vendor, distributor, etc.</text:p>
      <text:h text:style-name="P239" text:outline-level="1">May contain:</text:h>
      <text:p text:style-name="Text_20_body">PCDATA, <text:a xlink:type="simple" xlink:href="#id210">abbr</text:a>, <text:a xlink:type="simple" xlink:href="#id53">address</text:a>, <text:a xlink:type="simple" xlink:href="#id203">bibl</text:a>, <text:a xlink:type="simple" xlink:href="#id1046">corpname</text:a>, <text:a xlink:type="simple" xlink:href="#id1079">date</text:a>, <text:a xlink:type="simple" xlink:href="#id1243">expan</text:a>, <text:a xlink:type="simple" xlink:href="#id34">extptr</text:a>, <text:a xlink:type="simple" xlink:href="#id49">extref</text:a>, <text:a xlink:type="simple" xlink:href="#id1096">fig</text:a>, <text:a xlink:type="simple" xlink:href="#id1065">geogname</text:a>, <text:a xlink:type="simple" xlink:href="#id1092">identifier</text:a>, <text:a xlink:type="simple" xlink:href="#id232">lb</text:a>, <text:a xlink:type="simple" xlink:href="#id1035">name</text:a>, <text:a xlink:type="simple" xlink:href="#id1083">num</text:a>, <text:a xlink:type="simple" xlink:href="#id1072">periodname</text:a>, <text:a xlink:type="simple" xlink:href="#id1060">persname</text:a>, <text:a xlink:type="simple" xlink:href="#id1338">ptr</text:a>, <text:a xlink:type="simple" xlink:href="#id1340">ref</text:a>, <text:a xlink:type="simple" xlink:href="#id1023">rend</text:a>, <text:a xlink:type="simple" xlink:href="#id1069">repository</text:a>, <text:a xlink:type="simple" xlink:href="#id1032">stack</text:a>, <text:a xlink:type="simple" xlink:href="#id1075">stylename</text:a>, <text:a xlink:type="simple" xlink:href="#id1087">title</text:a> </text:p>
      <text:h text:style-name="P239" text:outline-level="1">May occur within:</text:h>
      <text:p text:style-name="Text_20_body"><text:a xlink:type="simple" xlink:href="#id1367">availability</text:a> </text:p>
      <text:h text:style-name="P239" text:outline-level="1">Attributes:</text:h>
      <text:list xml:id="list30704878" text:style-name="L4">
        <text:list-item>
          <text:p text:style-name="P4">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4">n, optional, xs:NMTOKEN<text:line-break/>provides a label (name or number) for an element. While its value need not be unique, it is required to be a single token.</text:p>
        </text:list-item>
        <text:list-item>
          <text:p text:style-name="P4">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header</text:p>
      <text:h text:style-name="P238" text:outline-level="1"><text:bookmark text:name="id213"/>&lt;add&gt; addition</text:h>
      <text:h text:style-name="P239" text:outline-level="1">Description:</text:h>
      <text:p text:style-name="Text_20_body">Marks an addition to the musical text. The add element contains material inserted by an author, scribe, annotator, or corrector. The agent responsible for the addition may be encoded using the hand attribute, while the resp attribute records the editor or transcriber responsible for identifying the hand of the addition. The cert attribute signifies the degree of certainty ascribed to the identification of the hand of the addition. The editor(s) responsible for asserting this particular reading may be recorded in the resp attribute. The value of resp must point to one or more identifiers declared in the document header.</text:p>
      <text:h text:style-name="P239" text:outline-level="1"><text:soft-page-break/>May contain:</text:h>
      <text:p text:style-name="Text_20_body">PCDATA, <text:a xlink:type="simple" xlink:href="#id210">abbr</text:a>, <text:a xlink:type="simple" xlink:href="#id111">accid</text:a>, <text:a xlink:type="simple" xlink:href="#id213">add</text:a>, <text:a xlink:type="simple" xlink:href="#id53">address</text:a>, <text:a xlink:type="simple" xlink:href="#id296">annot</text:a>, <text:a xlink:type="simple" xlink:href="#id794">arpeg</text:a>, <text:a xlink:type="simple" xlink:href="#id142">artic</text:a>, <text:a xlink:type="simple" xlink:href="#id64">barline</text:a>, <text:a xlink:type="simple" xlink:href="#id894">beam</text:a>, <text:a xlink:type="simple" xlink:href="#id801">beamspan</text:a>, <text:a xlink:type="simple" xlink:href="#id900">beatrpt</text:a>, <text:a xlink:type="simple" xlink:href="#id896">bend</text:a>, <text:a xlink:type="simple" xlink:href="#id203">bibl</text:a>, <text:a xlink:type="simple" xlink:href="#id812">breath</text:a>, <text:a xlink:type="simple" xlink:href="#id907">btrem</text:a>, <text:a xlink:type="simple" xlink:href="#id58">choice</text:a>, <text:a xlink:type="simple" xlink:href="#id106">chord</text:a>, <text:a xlink:type="simple" xlink:href="#id858">clefchange</text:a>, <text:a xlink:type="simple" xlink:href="#id1046">corpname</text:a>, <text:a xlink:type="simple" xlink:href="#id61">corr</text:a>, <text:a xlink:type="simple" xlink:href="#id323">custos</text:a>, <text:a xlink:type="simple" xlink:href="#id1208">damage</text:a>, <text:a xlink:type="simple" xlink:href="#id1079">date</text:a>, <text:a xlink:type="simple" xlink:href="#id1216">del</text:a>, <text:a xlink:type="simple" xlink:href="#id169">dir</text:a>, <text:a xlink:type="simple" xlink:href="#id158">dot</text:a>, <text:a xlink:type="simple" xlink:href="#id770">dynam</text:a>, <text:a xlink:type="simple" xlink:href="#id1243">expan</text:a>, <text:a xlink:type="simple" xlink:href="#id34">extptr</text:a>, <text:a xlink:type="simple" xlink:href="#id49">extref</text:a>, <text:a xlink:type="simple" xlink:href="#id817">fermata</text:a>, <text:a xlink:type="simple" xlink:href="#id1096">fig</text:a>, <text:a xlink:type="simple" xlink:href="#id917">ftrem</text:a>, <text:a xlink:type="simple" xlink:href="#id1329">gap</text:a>, <text:a xlink:type="simple" xlink:href="#id1065">geogname</text:a>, <text:a xlink:type="simple" xlink:href="#id925">gliss</text:a>, <text:a xlink:type="simple" xlink:href="#id824">hairpin</text:a>, <text:a xlink:type="simple" xlink:href="#id932">halfmrpt</text:a>, <text:a xlink:type="simple" xlink:href="#id1322">handshift</text:a>, <text:a xlink:type="simple" xlink:href="#id1134">harm</text:a>, <text:a xlink:type="simple" xlink:href="#id832">harppedal</text:a>, <text:a xlink:type="simple" xlink:href="#id1092">identifier</text:a>, <text:a xlink:type="simple" xlink:href="#id216">ineume</text:a>, <text:a xlink:type="simple" xlink:href="#id396">keysig</text:a>, <text:a xlink:type="simple" xlink:href="#id675">layer</text:a>, <text:a xlink:type="simple" xlink:href="#id232">lb</text:a>, <text:a xlink:type="simple" xlink:href="#id934">ligature</text:a>, <text:a xlink:type="simple" xlink:href="#id937">lyrics</text:a>, <text:a xlink:type="simple" xlink:href="#id1151">measure</text:a>, <text:a xlink:type="simple" xlink:href="#id499">mensur</text:a>, <text:a xlink:type="simple" xlink:href="#id679">midi</text:a>, <text:a xlink:type="simple" xlink:href="#id856">mordent</text:a>, <text:a xlink:type="simple" xlink:href="#id723">mrest</text:a>, <text:a xlink:type="simple" xlink:href="#id737">mrpt</text:a>, <text:a xlink:type="simple" xlink:href="#id744">mrpt2</text:a>, <text:a xlink:type="simple" xlink:href="#id749">mspace</text:a>, <text:a xlink:type="simple" xlink:href="#id755">multirest</text:a>, <text:a xlink:type="simple" xlink:href="#id764">multirpt</text:a>, <text:a xlink:type="simple" xlink:href="#id1035">name</text:a>, <text:a xlink:type="simple" xlink:href="#id108">note</text:a>, <text:a xlink:type="simple" xlink:href="#id1083">num</text:a>, <text:a xlink:type="simple" xlink:href="#id845">octave</text:a>, <text:a xlink:type="simple" xlink:href="#id1220">orig</text:a>, <text:a xlink:type="simple" xlink:href="#id865">pad</text:a>, <text:a xlink:type="simple" xlink:href="#id236">pb</text:a>, <text:a xlink:type="simple" xlink:href="#id1013">pedal</text:a>, <text:a xlink:type="simple" xlink:href="#id1072">periodname</text:a>, <text:a xlink:type="simple" xlink:href="#id1060">persname</text:a>, <text:a xlink:type="simple" xlink:href="#id779">phrase</text:a>, <text:a xlink:type="simple" xlink:href="#id527">proport</text:a>, <text:a xlink:type="simple" xlink:href="#id1338">ptr</text:a>, <text:a xlink:type="simple" xlink:href="#id1340">ref</text:a>, <text:a xlink:type="simple" xlink:href="#id1223">reg</text:a>, <text:a xlink:type="simple" xlink:href="#id1020">reh</text:a>, <text:a xlink:type="simple" xlink:href="#id1023">rend</text:a>, <text:a xlink:type="simple" xlink:href="#id1069">repository</text:a>, <text:a xlink:type="simple" xlink:href="#id869">rest</text:a>, <text:a xlink:type="simple" xlink:href="#id1226">restore</text:a>, <text:a xlink:type="simple" xlink:href="#id659">section</text:a>, <text:a xlink:type="simple" xlink:href="#id1230">sic</text:a>, <text:a xlink:type="simple" xlink:href="#id1116">slur</text:a>, <text:a xlink:type="simple" xlink:href="#id887">space</text:a>, <text:a xlink:type="simple" xlink:href="#id1032">stack</text:a>, <text:a xlink:type="simple" xlink:href="#id671">staff</text:a>, <text:a xlink:type="simple" xlink:href="#id1075">stylename</text:a>, <text:a xlink:type="simple" xlink:href="#id1331">subst</text:a>, <text:a xlink:type="simple" xlink:href="#id1233">supplied</text:a>, <text:a xlink:type="simple" xlink:href="#id787">tempo</text:a>, <text:a xlink:type="simple" xlink:href="#id1122">tie</text:a>, <text:a xlink:type="simple" xlink:href="#id1087">title</text:a>, <text:a xlink:type="simple" xlink:href="#id998">trill</text:a>, <text:a xlink:type="simple" xlink:href="#id898">tuplet</text:a>, <text:a xlink:type="simple" xlink:href="#id1127">tupletspan</text:a>, <text:a xlink:type="simple" xlink:href="#id1005">turn</text:a>, <text:a xlink:type="simple" xlink:href="#id1238">unclear</text:a>, <text:a xlink:type="simple" xlink:href="#id1186">uneume</text:a> </text:p>
      <text:h text:style-name="P239" text:outline-level="1">May occur within:</text:h>
      <text:p text:style-name="Text_20_body"><text:a xlink:type="simple" xlink:href="#id210">abbr</text:a>, <text:a xlink:type="simple" xlink:href="#id213">add</text:a>, <text:a xlink:type="simple" xlink:href="#id55">addressline</text:a>, <text:a xlink:type="simple" xlink:href="#id390">anchoredtext</text:a>, <text:a xlink:type="simple" xlink:href="#id296">annot</text:a>, <text:a xlink:type="simple" xlink:href="#id267">caption</text:a>, <text:a xlink:type="simple" xlink:href="#id1046">corpname</text:a>, <text:a xlink:type="simple" xlink:href="#id61">corr</text:a>, <text:a xlink:type="simple" xlink:href="#id1208">damage</text:a>, <text:a xlink:type="simple" xlink:href="#id1216">del</text:a>, <text:a xlink:type="simple" xlink:href="#id169">dir</text:a>, <text:a xlink:type="simple" xlink:href="#id770">dynam</text:a>, <text:a xlink:type="simple" xlink:href="#id666">ending</text:a>, <text:a xlink:type="simple" xlink:href="#id1243">expan</text:a>, <text:a xlink:type="simple" xlink:href="#id239">fw</text:a>, <text:a xlink:type="simple" xlink:href="#id1065">geogname</text:a>, <text:a xlink:type="simple" xlink:href="#id1134">harm</text:a>, <text:a xlink:type="simple" xlink:href="#id251">head</text:a>, <text:a xlink:type="simple" xlink:href="#id1092">identifier</text:a>, <text:a xlink:type="simple" xlink:href="#id216">ineume</text:a>, <text:a xlink:type="simple" xlink:href="#id1416">inscription</text:a>, <text:a xlink:type="simple" xlink:href="#id254">item</text:a>, <text:a xlink:type="simple" xlink:href="#id288">l</text:a>, <text:a xlink:type="simple" xlink:href="#id441">label</text:a>, <text:a xlink:type="simple" xlink:href="#id675">layer</text:a>, <text:a xlink:type="simple" xlink:href="#id221">lem</text:a>, <text:a xlink:type="simple" xlink:href="#id1151">measure</text:a>, <text:a xlink:type="simple" xlink:href="#id1035">name</text:a>, <text:a xlink:type="simple" xlink:href="#id108">note</text:a>, <text:a xlink:type="simple" xlink:href="#id1083">num</text:a>, <text:a xlink:type="simple" xlink:href="#id1220">orig</text:a>, <text:a xlink:type="simple" xlink:href="#id1155">ossia</text:a>, <text:a xlink:type="simple" xlink:href="#id260">p</text:a>, <text:a xlink:type="simple" xlink:href="#id1072">periodname</text:a>, <text:a xlink:type="simple" xlink:href="#id1060">persname</text:a>, <text:a xlink:type="simple" xlink:href="#id412">pgfoot1</text:a>, <text:a xlink:type="simple" xlink:href="#id415">pgfoot2</text:a>, <text:a xlink:type="simple" xlink:href="#id406">pghead1</text:a>, <text:a xlink:type="simple" xlink:href="#id409">pghead2</text:a>, <text:a xlink:type="simple" xlink:href="#id1174">rdg</text:a>, <text:a xlink:type="simple" xlink:href="#id1223">reg</text:a>, <text:a xlink:type="simple" xlink:href="#id1023">rend</text:a>, <text:a xlink:type="simple" xlink:href="#id1226">restore</text:a>, <text:a xlink:type="simple" xlink:href="#id1548">score</text:a>, <text:a xlink:type="simple" xlink:href="#id659">section</text:a>, <text:a xlink:type="simple" xlink:href="#id1230">sic</text:a>, <text:a xlink:type="simple" xlink:href="#id671">staff</text:a>, <text:a xlink:type="simple" xlink:href="#id1075">stylename</text:a>, <text:a xlink:type="simple" xlink:href="#id1331">subst</text:a>, <text:a xlink:type="simple" xlink:href="#id1233">supplied</text:a>, <text:a xlink:type="simple" xlink:href="#id948">syl</text:a>, <text:a xlink:type="simple" xlink:href="#id944">syllable</text:a>, <text:a xlink:type="simple" xlink:href="#id278">td</text:a>, <text:a xlink:type="simple" xlink:href="#id787">tempo</text:a>, <text:a xlink:type="simple" xlink:href="#id272">th</text:a>, <text:a xlink:type="simple" xlink:href="#id1087">title</text:a>, <text:a xlink:type="simple" xlink:href="#id1238">unclear</text:a>, <text:a xlink:type="simple" xlink:href="#id1186">uneume</text:a> </text:p>
      <text:h text:style-name="P239" text:outline-level="1">Attributes:</text:h>
      <text:list xml:id="list30711055" text:style-name="L5">
        <text:list-item>
          <text:p text:style-name="P5">cert, optional, xs:token, high, medium, low, unknown<text:line-break/>signifies the degree of certainty or precision associated with a feature.</text:p>
        </text:list-item>
        <text:list-item>
          <text:p text:style-name="P5">evidence, optional, xs:NMTOKEN<text:line-break/>indicates the nature of the evidence supporting the reliability or accuracy of the intervention or interpretation. Suggested values include: 'internal', 'external', 'conjecture'.</text:p>
        </text:list-item>
        <text:list-item>
          <text:p text:style-name="P5">facs, optional, xs:IDREFS<text:line-break/>permits the current element to reference a facsimile image or image zone which corresponds to it.</text:p>
        </text:list-item>
        <text:list-item>
          <text:p text:style-name="P5">hand, optional, xs:IDREF<text:line-break/>signifies the hand responsible for an action. The value must be the ID of a &lt;hand&gt; element declared in the header.</text:p>
        </text:list-item>
        <text:list-item>
          <text:p text:style-name="P5">n, optional, xs:NMTOKEN<text:line-break/>provides a label (name or number) for an element. While its value need not be unique, it is required to be a single token.</text:p>
        </text:list-item>
        <text:list-item>
          <text:p text:style-name="P5">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5">seq, optional, xs:positiveInteger<text:line-break/>used to assign a sequence number related to the order in which the encoded features carrying this attribute are believed to have occurred.</text:p>
        </text:list-item>
        <text:list-item>
          <text:p text:style-name="P5">source, optional, xs:IDREFS<text:line-break/>contains a list of one or more pointers indicating the sources which attest to a given reading. Each value should correspond to the ID of a &lt;source&gt; element located in the document header.</text:p>
        </text:list-item>
        <text:list-item>
          <text:p text:style-name="P5">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edittrans</text:p>
      <text:h text:style-name="P238" text:outline-level="1"><text:bookmark text:name="id53"/><text:soft-page-break/>&lt;address&gt; address</text:h>
      <text:h text:style-name="P239" text:outline-level="1">Description:</text:h>
      <text:p text:style-name="Text_20_body">Contains a postal address, for example of a publisher, an organization, or an individual.</text:p>
      <text:h text:style-name="P239" text:outline-level="1">May contain:</text:h>
      <text:p text:style-name="Text_20_body"><text:a xlink:type="simple" xlink:href="#id55">addressline</text:a> </text:p>
      <text:h text:style-name="P239" text:outline-level="1">May occur within:</text:h>
      <text:p text:style-name="Text_20_body"><text:a xlink:type="simple" xlink:href="#id210">abbr</text:a>, <text:a xlink:type="simple" xlink:href="#id1373">accessdesc</text:a>, <text:a xlink:type="simple" xlink:href="#id1370">acqsource</text:a>, <text:a xlink:type="simple" xlink:href="#id213">add</text:a>, <text:a xlink:type="simple" xlink:href="#id55">addressline</text:a>, <text:a xlink:type="simple" xlink:href="#id30">altmeiid</text:a>, <text:a xlink:type="simple" xlink:href="#id390">anchoredtext</text:a>, <text:a xlink:type="simple" xlink:href="#id296">annot</text:a>, <text:a xlink:type="simple" xlink:href="#id203">bibl</text:a>, <text:a xlink:type="simple" xlink:href="#id267">caption</text:a>, <text:a xlink:type="simple" xlink:href="#id1400">condition</text:a>, <text:a xlink:type="simple" xlink:href="#id1046">corpname</text:a>, <text:a xlink:type="simple" xlink:href="#id61">corr</text:a>, <text:a xlink:type="simple" xlink:href="#id1208">damage</text:a>, <text:a xlink:type="simple" xlink:href="#id1079">date</text:a>, <text:a xlink:type="simple" xlink:href="#id1216">del</text:a>, <text:a xlink:type="simple" xlink:href="#id1403">dimensions</text:a>, <text:a xlink:type="simple" xlink:href="#id169">dir</text:a>, <text:a xlink:type="simple" xlink:href="#id770">dynam</text:a>, <text:a xlink:type="simple" xlink:href="#id207">edition</text:a>, <text:a xlink:type="simple" xlink:href="#id1406">exhibithist</text:a>, <text:a xlink:type="simple" xlink:href="#id1243">expan</text:a>, <text:a xlink:type="simple" xlink:href="#id1357">extent</text:a>, <text:a xlink:type="simple" xlink:href="#id49">extref</text:a>, <text:a xlink:type="simple" xlink:href="#id239">fw</text:a>, <text:a xlink:type="simple" xlink:href="#id1065">geogname</text:a>, <text:a xlink:type="simple" xlink:href="#id1411">hand</text:a>, <text:a xlink:type="simple" xlink:href="#id1134">harm</text:a>, <text:a xlink:type="simple" xlink:href="#id251">head</text:a>, <text:a xlink:type="simple" xlink:href="#id1092">identifier</text:a>, <text:a xlink:type="simple" xlink:href="#id1416">inscription</text:a>, <text:a xlink:type="simple" xlink:href="#id254">item</text:a>, <text:a xlink:type="simple" xlink:href="#id288">l</text:a>, <text:a xlink:type="simple" xlink:href="#id441">label</text:a>, <text:a xlink:type="simple" xlink:href="#id1441">language</text:a>, <text:a xlink:type="simple" xlink:href="#id221">lem</text:a>, <text:a xlink:type="simple" xlink:href="#id200">line</text:a>, <text:a xlink:type="simple" xlink:href="#id1035">name</text:a>, <text:a xlink:type="simple" xlink:href="#id1083">num</text:a>, <text:a xlink:type="simple" xlink:href="#id1220">orig</text:a>, <text:a xlink:type="simple" xlink:href="#id260">p</text:a>, <text:a xlink:type="simple" xlink:href="#id1072">periodname</text:a>, <text:a xlink:type="simple" xlink:href="#id1060">persname</text:a>, <text:a xlink:type="simple" xlink:href="#id412">pgfoot1</text:a>, <text:a xlink:type="simple" xlink:href="#id415">pgfoot2</text:a>, <text:a xlink:type="simple" xlink:href="#id406">pghead1</text:a>, <text:a xlink:type="simple" xlink:href="#id409">pghead2</text:a>, <text:a xlink:type="simple" xlink:href="#id1422">physloc</text:a>, <text:a xlink:type="simple" xlink:href="#id1419">physmedium</text:a>, <text:a xlink:type="simple" xlink:href="#id1376">price</text:a>, <text:a xlink:type="simple" xlink:href="#id1425">provenance</text:a>, <text:a xlink:type="simple" xlink:href="#id1362">pubstmt</text:a>, <text:a xlink:type="simple" xlink:href="#id1174">rdg</text:a>, <text:a xlink:type="simple" xlink:href="#id1340">ref</text:a>, <text:a xlink:type="simple" xlink:href="#id1223">reg</text:a>, <text:a xlink:type="simple" xlink:href="#id1023">rend</text:a>, <text:a xlink:type="simple" xlink:href="#id1069">repository</text:a>, <text:a xlink:type="simple" xlink:href="#id1226">restore</text:a>, <text:a xlink:type="simple" xlink:href="#id1230">sic</text:a>, <text:a xlink:type="simple" xlink:href="#id1032">stack</text:a>, <text:a xlink:type="simple" xlink:href="#id1075">stylename</text:a>, <text:a xlink:type="simple" xlink:href="#id1233">supplied</text:a>, <text:a xlink:type="simple" xlink:href="#id948">syl</text:a>, <text:a xlink:type="simple" xlink:href="#id1382">sysreq</text:a>, <text:a xlink:type="simple" xlink:href="#id278">td</text:a>, <text:a xlink:type="simple" xlink:href="#id787">tempo</text:a>, <text:a xlink:type="simple" xlink:href="#id1451">term</text:a>, <text:a xlink:type="simple" xlink:href="#id272">th</text:a>, <text:a xlink:type="simple" xlink:href="#id1087">title</text:a>, <text:a xlink:type="simple" xlink:href="#id1432">treatmenthist</text:a>, <text:a xlink:type="simple" xlink:href="#id1435">treatmentsched</text:a>, <text:a xlink:type="simple" xlink:href="#id1238">unclear</text:a>, <text:a xlink:type="simple" xlink:href="#id1379">userestrict</text:a> </text:p>
      <text:h text:style-name="P239" text:outline-level="1">Attributes:</text:h>
      <text:list xml:id="list30703082" text:style-name="L6">
        <text:list-item>
          <text:p text:style-name="P6">facs, optional, xs:IDREFS<text:line-break/>permits the current element to reference a facsimile image or image zone which corresponds to it.</text:p>
        </text:list-item>
        <text:list-item>
          <text:p text:style-name="P6">n, optional, xs:NMTOKEN<text:line-break/>provides a label (name or number) for an element. While its value need not be unique, it is required to be a single token.</text:p>
        </text:list-item>
        <text:list-item>
          <text:p text:style-name="P6">xml:id, optional, xs:ID<text:line-break/>regularizes the naming of an element and thus facilitates building links between it and other resources. Each id attribute within a document must have a unique value.</text:p>
        </text:list-item>
        <text:list-item>
          <text:p text:style-name="P6">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39" text:outline-level="1">Module:</text:h>
      <text:p text:style-name="Text_20_body">shared</text:p>
      <text:h text:style-name="P238" text:outline-level="1"><text:bookmark text:name="id55"/>&lt;addressline&gt; addressline</text:h>
      <text:h text:style-name="P239" text:outline-level="1">Description:</text:h>
      <text:p text:style-name="Text_20_body">Single line of a postal address. This element may be repeated as many times as necessary to enter all lines of an address.</text:p>
      <text:h text:style-name="P239" text:outline-level="1">May contain:</text:h>
      <text:p text:style-name="Text_20_body">PCDATA, <text:a xlink:type="simple" xlink:href="#id210">abbr</text:a>, <text:a xlink:type="simple" xlink:href="#id213">add</text:a>, <text:a xlink:type="simple" xlink:href="#id53">address</text:a>, <text:a xlink:type="simple" xlink:href="#id296">annot</text:a>, <text:a xlink:type="simple" xlink:href="#id203">bibl</text:a>, <text:a xlink:type="simple" xlink:href="#id58">choice</text:a>, <text:a xlink:type="simple" xlink:href="#id1046">corpname</text:a>, <text:a xlink:type="simple" xlink:href="#id61">corr</text:a>, <text:a xlink:type="simple" xlink:href="#id1208">damage</text:a>, <text:a xlink:type="simple" xlink:href="#id1079">date</text:a>, <text:a xlink:type="simple" xlink:href="#id1216">del</text:a>, <text:a xlink:type="simple" xlink:href="#id1243">expan</text:a>, <text:a xlink:type="simple" xlink:href="#id34">extptr</text:a>, <text:a xlink:type="simple" xlink:href="#id49">extref</text:a>, <text:a xlink:type="simple" xlink:href="#id1096">fig</text:a>, <text:a xlink:type="simple" xlink:href="#id1329">gap</text:a>, <text:a xlink:type="simple" xlink:href="#id1065">geogname</text:a>, <text:a xlink:type="simple" xlink:href="#id1322">handshift</text:a>, <text:a xlink:type="simple" xlink:href="#id1092">identifier</text:a>, <text:a xlink:type="simple" xlink:href="#id232">lb</text:a>, <text:a xlink:type="simple" xlink:href="#id1035">name</text:a>, <text:a xlink:type="simple" xlink:href="#id1083">num</text:a>, <text:a xlink:type="simple" xlink:href="#id1220">orig</text:a>, <text:a xlink:type="simple" xlink:href="#id236">pb</text:a>, <text:a xlink:type="simple" xlink:href="#id1072">periodname</text:a>, <text:a xlink:type="simple" xlink:href="#id1060">persname</text:a>, <text:a xlink:type="simple" xlink:href="#id1338">ptr</text:a>, <text:a xlink:type="simple" xlink:href="#id1340">ref</text:a>, <text:a xlink:type="simple" xlink:href="#id1223">reg</text:a>, <text:a xlink:type="simple" xlink:href="#id1023">rend</text:a>, <text:a xlink:type="simple" xlink:href="#id1069">repository</text:a>, <text:a xlink:type="simple" xlink:href="#id1226">restore</text:a>, <text:a xlink:type="simple" xlink:href="#id1230">sic</text:a>, <text:a xlink:type="simple" xlink:href="#id1032">stack</text:a>, <text:a xlink:type="simple" xlink:href="#id1075">stylename</text:a>, <text:a xlink:type="simple" xlink:href="#id1331">subst</text:a>, <text:a xlink:type="simple" xlink:href="#id1233">supplied</text:a>, <text:a xlink:type="simple" xlink:href="#id1087">title</text:a>, <text:a xlink:type="simple" xlink:href="#id1238">unclear</text:a> </text:p>
      <text:h text:style-name="P239" text:outline-level="1"><text:soft-page-break/>May occur within:</text:h>
      <text:p text:style-name="Text_20_body"><text:a xlink:type="simple" xlink:href="#id53">address</text:a> </text:p>
      <text:h text:style-name="P239" text:outline-level="1">Attributes:</text:h>
      <text:list xml:id="list30705757" text:style-name="L7">
        <text:list-item>
          <text:p text:style-name="P7">facs, optional, xs:IDREFS<text:line-break/>permits the current element to reference a facsimile image or image zone which corresponds to it.</text:p>
        </text:list-item>
        <text:list-item>
          <text:p text:style-name="P7">n, optional, xs:NMTOKEN<text:line-break/>provides a label (name or number) for an element. While its value need not be unique, it is required to be a single token.</text:p>
        </text:list-item>
        <text:list-item>
          <text:p text:style-name="P7">xml:id, optional, xs:ID<text:line-break/>regularizes the naming of an element and thus facilitates building links between it and other resources. Each id attribute within a document must have a unique value.</text:p>
        </text:list-item>
        <text:list-item>
          <text:p text:style-name="P7">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39" text:outline-level="1">Module:</text:h>
      <text:p text:style-name="Text_20_body">shared</text:p>
      <text:h text:style-name="P238" text:outline-level="1"><text:bookmark text:name="id30"/>&lt;altmeiid&gt; alternative MEI identifier</text:h>
      <text:h text:style-name="P239" text:outline-level="1">Description:</text:h>
      <text:p text:style-name="Text_20_body">May contain a bibliographic identifier that does not fit within the meihead id attribute, for example because the id does not fit the definition of an XML id or because multiple identifiers are needed. One or the other of &lt;altmeiid&gt; or the id attribute on &lt;mei&gt; is required when applicable.</text:p>
      <text:h text:style-name="P239" text:outline-level="1">May contain:</text:h>
      <text:p text:style-name="Text_20_body">PCDATA, <text:a xlink:type="simple" xlink:href="#id210">abbr</text:a>, <text:a xlink:type="simple" xlink:href="#id53">address</text:a>, <text:a xlink:type="simple" xlink:href="#id203">bibl</text:a>, <text:a xlink:type="simple" xlink:href="#id1046">corpname</text:a>, <text:a xlink:type="simple" xlink:href="#id1079">date</text:a>, <text:a xlink:type="simple" xlink:href="#id1243">expan</text:a>, <text:a xlink:type="simple" xlink:href="#id34">extptr</text:a>, <text:a xlink:type="simple" xlink:href="#id49">extref</text:a>, <text:a xlink:type="simple" xlink:href="#id1096">fig</text:a>, <text:a xlink:type="simple" xlink:href="#id1065">geogname</text:a>, <text:a xlink:type="simple" xlink:href="#id1092">identifier</text:a>, <text:a xlink:type="simple" xlink:href="#id232">lb</text:a>, <text:a xlink:type="simple" xlink:href="#id1035">name</text:a>, <text:a xlink:type="simple" xlink:href="#id1083">num</text:a>, <text:a xlink:type="simple" xlink:href="#id1072">periodname</text:a>, <text:a xlink:type="simple" xlink:href="#id1060">persname</text:a>, <text:a xlink:type="simple" xlink:href="#id1338">ptr</text:a>, <text:a xlink:type="simple" xlink:href="#id1340">ref</text:a>, <text:a xlink:type="simple" xlink:href="#id1023">rend</text:a>, <text:a xlink:type="simple" xlink:href="#id1069">repository</text:a>, <text:a xlink:type="simple" xlink:href="#id1032">stack</text:a>, <text:a xlink:type="simple" xlink:href="#id1075">stylename</text:a>, <text:a xlink:type="simple" xlink:href="#id1087">title</text:a> </text:p>
      <text:h text:style-name="P239" text:outline-level="1">May occur within:</text:h>
      <text:p text:style-name="Text_20_body"><text:a xlink:type="simple" xlink:href="#id28">meihead</text:a> </text:p>
      <text:h text:style-name="P239" text:outline-level="1">Attributes:</text:h>
      <text:list xml:id="list30695281" text:style-name="L8">
        <text:list-item>
          <text:p text:style-name="P8">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8">n, optional, xs:NMTOKEN<text:line-break/>provides a label (name or number) for an element. While its value need not be unique, it is required to be a single token.</text:p>
        </text:list-item>
        <text:list-item>
          <text:p text:style-name="P8"><text:soft-page-break/>subtype, optional, xs:NMTOKEN<text:line-break/>provide any sub-classification for the element, additional to that given by its type attribute.</text:p>
        </text:list-item>
        <text:list-item>
          <text:p text:style-name="P8">type, optional, xs:NMTOKEN<text:line-break/>characterizes the element in some sense, using any convenient classification scheme or typology.</text:p>
        </text:list-item>
        <text:list-item>
          <text:p text:style-name="P8">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header</text:p>
      <text:h text:style-name="P238" text:outline-level="1"><text:bookmark text:name="id390"/>&lt;anchoredtext&gt; anchored text</text:h>
      <text:h text:style-name="P239" text:outline-level="1">Description:</text:h>
      <text:p text:style-name="Text_20_body">Page-anchored text. The content model here is similar to paragraph without model.textcomponent and &lt;pb&gt; sub-elements. The starting point of the text may be identified in absolute output coordinate terms using the x and y attributes or relative to the location of another element using the startid attribute. The attributes in the att.visualoffset class may be used to record horizontal, vertical, or time offsets from the absolute coordinates or from the location of the referenced element.</text:p>
      <text:h text:style-name="P239" text:outline-level="1">May contain:</text:h>
      <text:p text:style-name="Text_20_body">PCDATA, <text:a xlink:type="simple" xlink:href="#id210">abbr</text:a>, <text:a xlink:type="simple" xlink:href="#id213">add</text:a>, <text:a xlink:type="simple" xlink:href="#id53">address</text:a>, <text:a xlink:type="simple" xlink:href="#id203">bibl</text:a>, <text:a xlink:type="simple" xlink:href="#id58">choice</text:a>, <text:a xlink:type="simple" xlink:href="#id1046">corpname</text:a>, <text:a xlink:type="simple" xlink:href="#id61">corr</text:a>, <text:a xlink:type="simple" xlink:href="#id1208">damage</text:a>, <text:a xlink:type="simple" xlink:href="#id1079">date</text:a>, <text:a xlink:type="simple" xlink:href="#id1216">del</text:a>, <text:a xlink:type="simple" xlink:href="#id1243">expan</text:a>, <text:a xlink:type="simple" xlink:href="#id34">extptr</text:a>, <text:a xlink:type="simple" xlink:href="#id49">extref</text:a>, <text:a xlink:type="simple" xlink:href="#id1096">fig</text:a>, <text:a xlink:type="simple" xlink:href="#id1329">gap</text:a>, <text:a xlink:type="simple" xlink:href="#id1065">geogname</text:a>, <text:a xlink:type="simple" xlink:href="#id1322">handshift</text:a>, <text:a xlink:type="simple" xlink:href="#id1092">identifier</text:a>, <text:a xlink:type="simple" xlink:href="#id232">lb</text:a>, <text:a xlink:type="simple" xlink:href="#id1035">name</text:a>, <text:a xlink:type="simple" xlink:href="#id1083">num</text:a>, <text:a xlink:type="simple" xlink:href="#id1220">orig</text:a>, <text:a xlink:type="simple" xlink:href="#id1072">periodname</text:a>, <text:a xlink:type="simple" xlink:href="#id1060">persname</text:a>, <text:a xlink:type="simple" xlink:href="#id1338">ptr</text:a>, <text:a xlink:type="simple" xlink:href="#id1340">ref</text:a>, <text:a xlink:type="simple" xlink:href="#id1223">reg</text:a>, <text:a xlink:type="simple" xlink:href="#id1023">rend</text:a>, <text:a xlink:type="simple" xlink:href="#id1069">repository</text:a>, <text:a xlink:type="simple" xlink:href="#id1226">restore</text:a>, <text:a xlink:type="simple" xlink:href="#id1230">sic</text:a>, <text:a xlink:type="simple" xlink:href="#id1032">stack</text:a>, <text:a xlink:type="simple" xlink:href="#id1075">stylename</text:a>, <text:a xlink:type="simple" xlink:href="#id1331">subst</text:a>, <text:a xlink:type="simple" xlink:href="#id1233">supplied</text:a>, <text:a xlink:type="simple" xlink:href="#id1087">title</text:a>, <text:a xlink:type="simple" xlink:href="#id1238">unclear</text:a> </text:p>
      <text:h text:style-name="P239" text:outline-level="1">May occur within:</text:h>
      <text:p text:style-name="Text_20_body"><text:a xlink:type="simple" xlink:href="#id169">dir</text:a>, <text:a xlink:type="simple" xlink:href="#id666">ending</text:a>, <text:a xlink:type="simple" xlink:href="#id1098">figdesc</text:a>, <text:a xlink:type="simple" xlink:href="#id1134">harm</text:a>, <text:a xlink:type="simple" xlink:href="#id675">layer</text:a>, <text:a xlink:type="simple" xlink:href="#id221">lem</text:a>, <text:a xlink:type="simple" xlink:href="#id1151">measure</text:a>, <text:a xlink:type="simple" xlink:href="#id1155">ossia</text:a>, <text:a xlink:type="simple" xlink:href="#id293">pgdesc</text:a>, <text:a xlink:type="simple" xlink:href="#id1174">rdg</text:a>, <text:a xlink:type="simple" xlink:href="#id1548">score</text:a>, <text:a xlink:type="simple" xlink:href="#id659">section</text:a>, <text:a xlink:type="simple" xlink:href="#id671">staff</text:a>, <text:a xlink:type="simple" xlink:href="#id944">syllable</text:a>, <text:a xlink:type="simple" xlink:href="#id382">symboldef</text:a>, <text:a xlink:type="simple" xlink:href="#id787">tempo</text:a> </text:p>
      <text:h text:style-name="P239" text:outline-level="1">Attributes:</text:h>
      <text:list xml:id="list30700993" text:style-name="L9">
        <text:list-item>
          <text:p text:style-name="P9">copyof, optional, xs:IDREF<text:line-break/>points to an element of which the current element is a copy.</text:p>
        </text:list-item>
        <text:list-item>
          <text:p text:style-name="P9">corresp, optional, xs:IDREFS<text:line-break/>used to point to other elements that correspond to this one in a generic fashion.</text:p>
        </text:list-item>
        <text:list-item>
          <text:p text:style-name="P9">facs, optional, xs:IDREFS<text:line-break/>permits the current element to reference a facsimile image or image zone which corresponds to it.</text:p>
        </text:list-item>
        <text:list-item>
          <text:p text:style-name="P9">ho, optional, xs:decimal<text:line-break/>records a horizontal adjustment of a feature's programmatically-determinded location in terms of staff interline distance; that is, units of 1/2 the distance between adjacent staves.</text:p>
        </text:list-item>
        <text:list-item>
          <text:p text:style-name="P9">n, optional, xs:NMTOKEN<text:line-break/>provides a label (name or number) for an element. While its value need not be unique, it is required to be a single token.</text:p>
        </text:list-item>
        <text:list-item>
          <text:p text:style-name="P9">next, optional, xs:IDREFS<text:line-break/>used to point to the next event(s) in a user-defined collection.</text:p>
        </text:list-item>
        <text:list-item>
          <text:p text:style-name="P9">prev, optional, xs:IDREFS<text:line-break/>points to the previous event(s) in a user-defined collection.</text:p>
        </text:list-item>
        <text:list-item>
          <text:p text:style-name="P9"><text:soft-page-break/>sameas, optional, xs:IDREFS<text:line-break/>points to an element that is the same as the current element but is not a literal copy of the current element.</text:p>
        </text:list-item>
        <text:list-item>
          <text:p text:style-name="P9">startid, optional, xs:IDREF<text:line-break/>holds a reference to the first element in a sequence of events to which the feature applies.</text:p>
        </text:list-item>
        <text:list-item>
          <text:p text:style-name="P9">subtype, optional, xs:NMTOKEN<text:line-break/>provide any sub-classification for the element, additional to that given by its type attribute.</text:p>
        </text:list-item>
        <text:list-item>
          <text:p text:style-name="P9">synch, optional, xs:IDREFS<text:line-break/>points to elements that are synchronous with the current element.</text:p>
        </text:list-item>
        <text:list-item>
          <text:p text:style-name="P9">to, optional, xs:decimal<text:line-break/>records a timestamp adjustment of a feature's programmatically-determined location in musical terms; that is, beats.</text:p>
        </text:list-item>
        <text:list-item>
          <text:p text:style-name="P9">type, optional, xs:NMTOKEN<text:line-break/>characterizes the element in some sense, using any convenient classification scheme or typology.</text:p>
        </text:list-item>
        <text:list-item>
          <text:p text:style-name="P9">vo, optional, xs:decimal<text:line-break/>records the vertical adjustment of a feature's programmatically-determined location in terms of staff interline distance; that is, units of 1/2 the distance between adjacent staves.</text:p>
        </text:list-item>
        <text:list-item>
          <text:p text:style-name="P9">when, optional, xs:IDREF<text:line-break/>indicates the point of occurrence of this feature along a timeline. Its value must be the ID of a &lt;when&gt; element.</text:p>
        </text:list-item>
        <text:list-item>
          <text:p text:style-name="P9">x, optional, xs:decimal<text:line-break/>encodes an x coordinate for a feature in an output coordinate system. When it is necessary to record the placement of a feature in a facsimile image, use facs attribute.</text:p>
        </text:list-item>
        <text:list-item>
          <text:p text:style-name="P9">xml:id, optional, xs:ID<text:line-break/>regularizes the naming of an element and thus facilitates building links between it and other resources. Each id attribute within a document must have a unique value.</text:p>
        </text:list-item>
        <text:list-item>
          <text:p text:style-name="P9">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item>
          <text:p text:style-name="P9">y, optional, xs:decimal<text:line-break/>encodes an y coordinate for a feature in an output coordinate system. When it is necessary to record the placement of a feature in a facsimile image, use facs attribute.</text:p>
        </text:list-item>
      </text:list>
      <text:h text:style-name="P239" text:outline-level="1">Module:</text:h>
      <text:p text:style-name="Text_20_body">usersymbols</text:p>
      <text:h text:style-name="P238" text:outline-level="1"><text:bookmark text:name="id296"/>&lt;annot&gt; annotation</text:h>
      <text:h text:style-name="P239" text:outline-level="1">Description:</text:h>
      <text:p text:style-name="Text_20_body">Provides a short statement explaining the text or indicating the basis for an assertion. It is used for both general comments and for an annotation of the musical text. &lt;annot&gt; provides a way to group participating *events* and/or *control events*, the notes that form a descending bass line or phrase marks, for example, and provide a label for or comment regarding the group. A list of event IDs may be given in the plist attribute. An editorial or analytical comment or observation, encoded elsewhere, such as in the front or back matter, in score text elements, or in an external document may be pointed to using the link.common, link.internal, or link.external attributes. Alternatively, the observation may be included directly within the &lt;annot&gt; element. The <text:soft-page-break/>&lt;annot&gt; element, along with other elements with attributes from the att.link.external class, may also be used to link/synchronize elements within the MEI file to external media such as images or sound recordings. The ID of the MEI element(s) to be linked from should be encoded in the plist attribute while the link to the external media may be encoded in the href or entityref attributes or in the body of the annotation using &lt;extref&gt; or &lt;extptr&gt; elements. The starting point of the annotation may be indicated by either a tstamp, tstamp.ges, tstamp.real or startid attribute, while the ending point may be recorded by either a dur, dur.ges or endid attribute. The resp attribute records the editor(s) responsible for identifying or creating the annotation.</text:p>
      <text:h text:style-name="P239" text:outline-level="1">May contain:</text:h>
      <text:p text:style-name="Text_20_body">PCDATA, <text:a xlink:type="simple" xlink:href="#id210">abbr</text:a>, <text:a xlink:type="simple" xlink:href="#id213">add</text:a>, <text:a xlink:type="simple" xlink:href="#id53">address</text:a>, <text:a xlink:type="simple" xlink:href="#id296">annot</text:a>, <text:a xlink:type="simple" xlink:href="#id203">bibl</text:a>, <text:a xlink:type="simple" xlink:href="#id243">blockquote</text:a>, <text:a xlink:type="simple" xlink:href="#id58">choice</text:a>, <text:a xlink:type="simple" xlink:href="#id1046">corpname</text:a>, <text:a xlink:type="simple" xlink:href="#id61">corr</text:a>, <text:a xlink:type="simple" xlink:href="#id1208">damage</text:a>, <text:a xlink:type="simple" xlink:href="#id1079">date</text:a>, <text:a xlink:type="simple" xlink:href="#id1216">del</text:a>, <text:a xlink:type="simple" xlink:href="#id1243">expan</text:a>, <text:a xlink:type="simple" xlink:href="#id34">extptr</text:a>, <text:a xlink:type="simple" xlink:href="#id49">extref</text:a>, <text:a xlink:type="simple" xlink:href="#id1096">fig</text:a>, <text:a xlink:type="simple" xlink:href="#id1329">gap</text:a>, <text:a xlink:type="simple" xlink:href="#id1065">geogname</text:a>, <text:a xlink:type="simple" xlink:href="#id1322">handshift</text:a>, <text:a xlink:type="simple" xlink:href="#id1092">identifier</text:a>, <text:a xlink:type="simple" xlink:href="#id232">lb</text:a>, <text:a xlink:type="simple" xlink:href="#id285">lg</text:a>, <text:a xlink:type="simple" xlink:href="#id248">list</text:a>, <text:a xlink:type="simple" xlink:href="#id1035">name</text:a>, <text:a xlink:type="simple" xlink:href="#id1083">num</text:a>, <text:a xlink:type="simple" xlink:href="#id1220">orig</text:a>, <text:a xlink:type="simple" xlink:href="#id260">p</text:a>, <text:a xlink:type="simple" xlink:href="#id236">pb</text:a>, <text:a xlink:type="simple" xlink:href="#id1072">periodname</text:a>, <text:a xlink:type="simple" xlink:href="#id1060">persname</text:a>, <text:a xlink:type="simple" xlink:href="#id1338">ptr</text:a>, <text:a xlink:type="simple" xlink:href="#id1340">ref</text:a>, <text:a xlink:type="simple" xlink:href="#id1223">reg</text:a>, <text:a xlink:type="simple" xlink:href="#id1023">rend</text:a>, <text:a xlink:type="simple" xlink:href="#id1069">repository</text:a>, <text:a xlink:type="simple" xlink:href="#id1226">restore</text:a>, <text:a xlink:type="simple" xlink:href="#id1230">sic</text:a>, <text:a xlink:type="simple" xlink:href="#id1032">stack</text:a>, <text:a xlink:type="simple" xlink:href="#id1075">stylename</text:a>, <text:a xlink:type="simple" xlink:href="#id1331">subst</text:a>, <text:a xlink:type="simple" xlink:href="#id1233">supplied</text:a>, <text:a xlink:type="simple" xlink:href="#id264">table</text:a>, <text:a xlink:type="simple" xlink:href="#id1087">title</text:a>, <text:a xlink:type="simple" xlink:href="#id1238">unclear</text:a> </text:p>
      <text:h text:style-name="P239" text:outline-level="1">May occur within:</text:h>
      <text:p text:style-name="Text_20_body"><text:a xlink:type="simple" xlink:href="#id210">abbr</text:a>, <text:a xlink:type="simple" xlink:href="#id213">add</text:a>, <text:a xlink:type="simple" xlink:href="#id55">addressline</text:a>, <text:a xlink:type="simple" xlink:href="#id296">annot</text:a>, <text:a xlink:type="simple" xlink:href="#id203">bibl</text:a>, <text:a xlink:type="simple" xlink:href="#id267">caption</text:a>, <text:a xlink:type="simple" xlink:href="#id1046">corpname</text:a>, <text:a xlink:type="simple" xlink:href="#id61">corr</text:a>, <text:a xlink:type="simple" xlink:href="#id1208">damage</text:a>, <text:a xlink:type="simple" xlink:href="#id1079">date</text:a>, <text:a xlink:type="simple" xlink:href="#id1216">del</text:a>, <text:a xlink:type="simple" xlink:href="#id666">ending</text:a>, <text:a xlink:type="simple" xlink:href="#id1243">expan</text:a>, <text:a xlink:type="simple" xlink:href="#id49">extref</text:a>, <text:a xlink:type="simple" xlink:href="#id1098">figdesc</text:a>, <text:a xlink:type="simple" xlink:href="#id1065">geogname</text:a>, <text:a xlink:type="simple" xlink:href="#id251">head</text:a>, <text:a xlink:type="simple" xlink:href="#id1092">identifier</text:a>, <text:a xlink:type="simple" xlink:href="#id254">item</text:a>, <text:a xlink:type="simple" xlink:href="#id288">l</text:a>, <text:a xlink:type="simple" xlink:href="#id675">layer</text:a>, <text:a xlink:type="simple" xlink:href="#id221">lem</text:a>, <text:a xlink:type="simple" xlink:href="#id1151">measure</text:a>, <text:a xlink:type="simple" xlink:href="#id1035">name</text:a>, <text:a xlink:type="simple" xlink:href="#id1390">notesstmt</text:a>, <text:a xlink:type="simple" xlink:href="#id1083">num</text:a>, <text:a xlink:type="simple" xlink:href="#id1220">orig</text:a>, <text:a xlink:type="simple" xlink:href="#id1155">ossia</text:a>, <text:a xlink:type="simple" xlink:href="#id260">p</text:a>, <text:a xlink:type="simple" xlink:href="#id1072">periodname</text:a>, <text:a xlink:type="simple" xlink:href="#id1060">persname</text:a>, <text:a xlink:type="simple" xlink:href="#id293">pgdesc</text:a>, <text:a xlink:type="simple" xlink:href="#id1174">rdg</text:a>, <text:a xlink:type="simple" xlink:href="#id1340">ref</text:a>, <text:a xlink:type="simple" xlink:href="#id1223">reg</text:a>, <text:a xlink:type="simple" xlink:href="#id1023">rend</text:a>, <text:a xlink:type="simple" xlink:href="#id1226">restore</text:a>, <text:a xlink:type="simple" xlink:href="#id1548">score</text:a>, <text:a xlink:type="simple" xlink:href="#id659">section</text:a>, <text:a xlink:type="simple" xlink:href="#id1230">sic</text:a>, <text:a xlink:type="simple" xlink:href="#id1032">stack</text:a>, <text:a xlink:type="simple" xlink:href="#id671">staff</text:a>, <text:a xlink:type="simple" xlink:href="#id1075">stylename</text:a>, <text:a xlink:type="simple" xlink:href="#id1233">supplied</text:a>, <text:a xlink:type="simple" xlink:href="#id944">syllable</text:a>, <text:a xlink:type="simple" xlink:href="#id278">td</text:a>, <text:a xlink:type="simple" xlink:href="#id272">th</text:a>, <text:a xlink:type="simple" xlink:href="#id1087">title</text:a>, <text:a xlink:type="simple" xlink:href="#id1238">unclear</text:a> </text:p>
      <text:h text:style-name="P239" text:outline-level="1">Attributes:</text:h>
      <text:list xml:id="list30696015" text:style-name="L10">
        <text:list-item>
          <text:p text:style-name="P10">copyof, optional, xs:IDREF<text:line-break/>points to an element of which the current element is a copy.</text:p>
        </text:list-item>
        <text:list-item>
          <text:p text:style-name="P10">corresp, optional, xs:IDREFS<text:line-break/>used to point to other elements that correspond to this one in a generic fashion.</text:p>
        </text:list-item>
        <text:list-item>
          <text:p text:style-name="P10">dur, optional, xs:token, "([0-9]+m *\+ *)?[0-9]+(\.?[0-9]*)?"<text:line-break/>encodes the duration of a feature as a timestamp for its endpoint rather than as a relative durational value.</text:p>
        </text:list-item>
        <text:list-item>
          <text:p text:style-name="P10">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10">endid, optional, xs:IDREF<text:line-break/>indicates the final element in a sequence of events to which the feature applies.</text:p>
        </text:list-item>
        <text:list-item>
          <text:p text:style-name="P10">entityref, optional, xs:ENTITY<text:line-break/>uses a previously-declared entity to identify an external electronic object.</text:p>
        </text:list-item>
        <text:list-item>
          <text:p text:style-name="P10">facs, optional, xs:IDREFS<text:line-break/>permits the current element to reference a facsimile image or image zone which corresponds to it.</text:p>
        </text:list-item>
        <text:list-item>
          <text:p text:style-name="P10">layer, optional, xs:positiveInteger<text:line-break/>identifies the layer to which a feature applies.</text:p>
        </text:list-item>
        <text:list-item>
          <text:p text:style-name="P10">n, optional, xs:NMTOKEN<text:line-break/>provides a label (name or number) for an element. While its value need not be unique, it is required to be a single token.</text:p>
        </text:list-item>
        <text:list-item>
          <text:p text:style-name="P10">next, optional, xs:IDREFS<text:line-break/>used to point to the next event(s) in a user-defined collection.</text:p>
        </text:list-item>
        <text:list-item>
          <text:p text:style-name="P10">plist, optional, xs:IDREFS<text:line-break/>contains a space separated list of ID references that identify logical events that participate in a collection, such as notes under a phrase mark.</text:p>
        </text:list-item>
        <text:list-item>
          <text:p text:style-name="P10"><text:soft-page-break/>prev, optional, xs:IDREFS<text:line-break/>points to the previous event(s) in a user-defined collection.</text:p>
        </text:list-item>
        <text:list-item>
          <text:p text:style-name="P10">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10">sameas, optional, xs:IDREFS<text:line-break/>points to an element that is the same as the current element but is not a literal copy of the current element.</text:p>
        </text:list-item>
        <text:list-item>
          <text:p text:style-name="P10">source, optional, xs:IDREFS<text:line-break/>contains a list of one or more pointers indicating the sources which attest to a given reading. Each value should correspond to the ID of a &lt;source&gt; element located in the document header.</text:p>
        </text:list-item>
        <text:list-item>
          <text:p text:style-name="P10">staff, optional, list of xs:positiveInteger, minimum length of 1<text:line-break/>signifies the staff on which a notated event occurs or to which a control event applies.</text:p>
        </text:list-item>
        <text:list-item>
          <text:p text:style-name="P10">startid, optional, xs:IDREF<text:line-break/>holds a reference to the first element in a sequence of events to which the feature applies.</text:p>
        </text:list-item>
        <text:list-item>
          <text:p text:style-name="P10">subtype, optional, xs:NMTOKEN<text:line-break/>provide any sub-classification for the element, additional to that given by its type attribute.</text:p>
        </text:list-item>
        <text:list-item>
          <text:p text:style-name="P10">synch, optional, xs:IDREFS<text:line-break/>points to elements that are synchronous with the current element.</text:p>
        </text:list-item>
        <text:list-item>
          <text:p text:style-name="P10">targettype, optional, xs:NMTOKEN<text:line-break/>in contrast with the role attribute, allows the target resource to be characterized using any convenient classification scheme or typology.</text:p>
        </text:list-item>
        <text:list-item>
          <text:p text:style-name="P10">tstamp, optional, xs:decimal, 0 - ∞<text:line-break/>encodes the onset time in terms of musical time, i.e., beats[.fractional beat part]</text:p>
        </text:list-item>
        <text:list-item>
          <text:p text:style-name="P10">tstamp.ges, optional, xs:nonNegativeInteger<text:line-break/>used to record the onset time in pulses per quarter note (ppq, MusicXML divisions, or MIDI clicks) since the start of the file.</text:p>
        </text:list-item>
        <text:list-item>
          <text:p text:style-name="P10">tstamp.real, optional, xs:time<text:line-break/>used to record the onset time in pulses per quarter note (ppq, MusicXML divisions, or MIDI clicks) since the start of the file.</text:p>
        </text:list-item>
        <text:list-item>
          <text:p text:style-name="P10">type, optional, xs:NMTOKEN<text:line-break/>characterizes the element in some sense, using any convenient classification scheme or typology.</text:p>
        </text:list-item>
        <text:list-item>
          <text:p text:style-name="P10">when, optional, xs:IDREF<text:line-break/>indicates the point of occurrence of this feature along a timeline. Its value must be the ID of a &lt;when&gt; element.</text:p>
        </text:list-item>
        <text:list-item>
          <text:p text:style-name="P10">xlink:actuate, optional, xs:token, onLoad, onRequest, other, none<text:line-break/>defines whether a link occurs automatically or must be requested by the user. It is used in conjunction with the show attribute to determine link behavior.</text:p>
        </text:list-item>
        <text:list-item>
          <text:p text:style-name="P10">xlink:href, optional, xs:anyURI<text:line-break/>allows the use of an previously-undeclared URI to identify an external electronic object.</text:p>
        </text:list-item>
        <text:list-item>
          <text:p text:style-name="P10">xlink:role, optional, xs:anyURI<text:line-break/>indicates a property of the entire link. The value of the role attribute must be a URI reference as defined in [IETF RFC 2396], except that if the URI scheme used is allowed to have absolute and relative forms, the URI portion must be absolute. The URI reference identifies some resource that describes the intended property. When no value is supplied, no particular role value is to be inferred.</text:p>
        </text:list-item>
        <text:list-item>
          <text:p text:style-name="P10">xlink:show, optional, xs:token, new, replace, other, none<text:line-break/>defines whether a remote resource that is the target of a link appears at the point of the link, replaces the existing link, or appears in a new window.</text:p>
        </text:list-item>
        <text:list-item>
          <text:p text:style-name="P10"><text:soft-page-break/>xlink:title, optional, CDATA<text:line-break/>contains a human-readable description of the entire link. A value is optional; if a value is supplied, it should contain a string that describes the resource. The use of this information is highly dependent on the type of processing being done. It may be used, for example, to make titles available to applications used by visually impaired users, or to create a table of links, or to present help text that appears when a user lets a mouse pointer hover over a starting resource.</text:p>
        </text:list-item>
        <text:list-item>
          <text:p text:style-name="P10">xml:id, optional, xs:ID<text:line-break/>regularizes the naming of an element and thus facilitates building links between it and other resources. Each id attribute within a document must have a unique value.</text:p>
        </text:list-item>
        <text:list-item>
          <text:p text:style-name="P10">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39" text:outline-level="1">Module:</text:h>
      <text:p text:style-name="Text_20_body">shared</text:p>
      <text:h text:style-name="P238" text:outline-level="1"><text:bookmark text:name="id219"/>&lt;app&gt; apparatus</text:h>
      <text:h text:style-name="P239" text:outline-level="1">Description:</text:h>
      <text:p text:style-name="Text_20_body">Contains one or more alternative encodings. The alternatives may be thought of as exclusive or as parallel. The type attribute may contain any convenient descriptive word, describing the extent of the variation (e.g. note, phrase, measure, etc.), its text-critical significance (e.g. significant, accidental, unclear), or the nature of the variation or the principles required to understand it (e.g. lectio difficilior, usus auctoris, etc.).</text:p>
      <text:h text:style-name="P239" text:outline-level="1">May contain:</text:h>
      <text:p text:style-name="Text_20_body"><text:a xlink:type="simple" xlink:href="#id221">lem</text:a>, <text:a xlink:type="simple" xlink:href="#id1174">rdg</text:a> </text:p>
      <text:h text:style-name="P239" text:outline-level="1">May occur within:</text:h>
      <text:p text:style-name="Text_20_body"><text:a xlink:type="simple" xlink:href="#id666">ending</text:a>, <text:a xlink:type="simple" xlink:href="#id239">fw</text:a>, <text:a xlink:type="simple" xlink:href="#id216">ineume</text:a>, <text:a xlink:type="simple" xlink:href="#id675">layer</text:a>, <text:a xlink:type="simple" xlink:href="#id221">lem</text:a>, <text:a xlink:type="simple" xlink:href="#id1151">measure</text:a>, <text:a xlink:type="simple" xlink:href="#id108">note</text:a>, <text:a xlink:type="simple" xlink:href="#id1155">ossia</text:a>, <text:a xlink:type="simple" xlink:href="#id412">pgfoot1</text:a>, <text:a xlink:type="simple" xlink:href="#id415">pgfoot2</text:a>, <text:a xlink:type="simple" xlink:href="#id406">pghead1</text:a>, <text:a xlink:type="simple" xlink:href="#id409">pghead2</text:a>, <text:a xlink:type="simple" xlink:href="#id1174">rdg</text:a>, <text:a xlink:type="simple" xlink:href="#id1548">score</text:a>, <text:a xlink:type="simple" xlink:href="#id659">section</text:a>, <text:a xlink:type="simple" xlink:href="#id671">staff</text:a>, <text:a xlink:type="simple" xlink:href="#id944">syllable</text:a>, <text:a xlink:type="simple" xlink:href="#id1186">uneume</text:a> </text:p>
      <text:h text:style-name="P239" text:outline-level="1">Attributes:</text:h>
      <text:list xml:id="list30712198" text:style-name="L11">
        <text:list-item>
          <text:p text:style-name="P11">n, optional, xs:NMTOKEN<text:line-break/>provides a label (name or number) for an element. While its value need not be unique, it is required to be a single token.</text:p>
        </text:list-item>
        <text:list-item>
          <text:p text:style-name="P11">subtype, optional, xs:NMTOKEN<text:line-break/>provide any sub-classification for the element, additional to that given by its type attribute.</text:p>
        </text:list-item>
        <text:list-item>
          <text:p text:style-name="P11">type, optional, xs:NMTOKEN<text:line-break/>characterizes the element in some sense, using any convenient classification scheme or typology.</text:p>
        </text:list-item>
        <text:list-item>
          <text:p text:style-name="P11">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critapp</text:p>
      <text:h text:style-name="P238" text:outline-level="1"><text:bookmark text:name="id1464"/><text:soft-page-break/>&lt;appinfo&gt; application information</text:h>
      <text:h text:style-name="P239" text:outline-level="1">Description:</text:h>
      <text:p text:style-name="Text_20_body">Groups information about applications which have acted upon the MEI file. This is not to be confused with applications which were used to create the MEI file. The latter may be recorded in the projectdesc element.</text:p>
      <text:h text:style-name="P239" text:outline-level="1">May contain:</text:h>
      <text:p text:style-name="Text_20_body"><text:a xlink:type="simple" xlink:href="#id1466">application</text:a> </text:p>
      <text:h text:style-name="P239" text:outline-level="1">May occur within:</text:h>
      <text:p text:style-name="Text_20_body"><text:a xlink:type="simple" xlink:href="#id1461">encodingdesc</text:a> </text:p>
      <text:h text:style-name="P239" text:outline-level="1">Attributes:</text:h>
      <text:list xml:id="list30690065" text:style-name="L12">
        <text:list-item>
          <text:p text:style-name="P12">n, optional, xs:NMTOKEN<text:line-break/>provides a label (name or number) for an element. While its value need not be unique, it is required to be a single token.</text:p>
        </text:list-item>
        <text:list-item>
          <text:p text:style-name="P12">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header</text:p>
      <text:h text:style-name="P238" text:outline-level="1"><text:bookmark text:name="id1466"/>&lt;application&gt; application</text:h>
      <text:h text:style-name="P239" text:outline-level="1">Description:</text:h>
      <text:p text:style-name="Text_20_body">Provides information about an application which has acted upon the current document.</text:p>
      <text:h text:style-name="P239" text:outline-level="1">May contain:</text:h>
      <text:p text:style-name="Text_20_body"><text:a xlink:type="simple" xlink:href="#id1035">name</text:a>, <text:a xlink:type="simple" xlink:href="#id260">p</text:a>, <text:a xlink:type="simple" xlink:href="#id1338">ptr</text:a> </text:p>
      <text:h text:style-name="P239" text:outline-level="1">May occur within:</text:h>
      <text:p text:style-name="Text_20_body"><text:a xlink:type="simple" xlink:href="#id1464">appinfo</text:a> </text:p>
      <text:h text:style-name="P239" text:outline-level="1">Attributes:</text:h>
      <text:list xml:id="list30690220" text:style-name="L13">
        <text:list-item>
          <text:p text:style-name="P13">enddate, optional, xs:date, xs:gYear, xs:gMonth, xs:gDay, xs:gYearMonth, xs:gMonthDay, xs:time, xs:dateTime, xs:token<text:line-break/>contains the end point of a date range.</text:p>
        </text:list-item>
        <text:list-item>
          <text:p text:style-name="P13">n, optional, xs:NMTOKEN<text:line-break/>provides a label (name or number) for an element. While its value need not be unique, it is required to be a single token.</text:p>
        </text:list-item>
        <text:list-item>
          <text:p text:style-name="P13">notafter, optional, xs:date, xs:gYear, xs:gMonth, xs:gDay, xs:gYearMonth, xs:gMonthDay, xs:time, xs:dateTime, xs:token<text:line-break/>contains an upper boundary for an uncertain date.</text:p>
        </text:list-item>
        <text:list-item>
          <text:p text:style-name="P13"><text:soft-page-break/>notbefore, optional, xs:date, xs:gYear, xs:gMonth, xs:gDay, xs:gYearMonth, xs:gMonthDay, xs:time, xs:dateTime, xs:token<text:line-break/>contains a lower boundary for an uncertain date.</text:p>
        </text:list-item>
        <text:list-item>
          <text:p text:style-name="P13">reg, optional, xs:date, xs:gYear, xs:gMonth, xs:gDay, xs:gYearMonth, xs:gMonthDay, xs:time, xs:dateTime, xs:token<text:line-break/>gives the value of a date in standard ISO form.</text:p>
        </text:list-item>
        <text:list-item>
          <text:p text:style-name="P13">startdate, optional, xs:date, xs:gYear, xs:gMonth, xs:gDay, xs:gYearMonth, xs:gMonthDay, xs:time, xs:dateTime, xs:token<text:line-break/>contains the starting point of a date range.</text:p>
        </text:list-item>
        <text:list-item>
          <text:p text:style-name="P13">subtype, optional, xs:NMTOKEN<text:line-break/>provide any sub-classification for the element, additional to that given by its type attribute.</text:p>
        </text:list-item>
        <text:list-item>
          <text:p text:style-name="P13">type, optional, xs:NMTOKEN<text:line-break/>characterizes the element in some sense, using any convenient classification scheme or typology.</text:p>
        </text:list-item>
        <text:list-item>
          <text:p text:style-name="P13">version, optional, CDATA<text:line-break/>supplies a version number for an application, independent of its identifier or display name.</text:p>
        </text:list-item>
        <text:list-item>
          <text:p text:style-name="P13">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header</text:p>
      <text:h text:style-name="P238" text:outline-level="1"><text:bookmark text:name="id794"/>&lt;arpeg&gt; arpeggiation</text:h>
      <text:h text:style-name="P239" text:outline-level="1">Description:</text:h>
      <text:p text:style-name="Text_20_body">Indicates that the notes of a chord are to be performed successively rather than simultaneously, usually from lowest to highest. Sometimes called a 'roll'. The usual symbol is a vertical wavy line preceding the chord.</text:p>
      <text:h text:style-name="P239" text:outline-level="1">May contain:</text:h>
      <text:p text:style-name="Text_20_body">EMPTY</text:p>
      <text:h text:style-name="P239" text:outline-level="1">May occur within:</text:h>
      <text:p text:style-name="Text_20_body"><text:a xlink:type="simple" xlink:href="#id213">add</text:a>, <text:a xlink:type="simple" xlink:href="#id61">corr</text:a>, <text:a xlink:type="simple" xlink:href="#id1208">damage</text:a>, <text:a xlink:type="simple" xlink:href="#id1216">del</text:a>, <text:a xlink:type="simple" xlink:href="#id675">layer</text:a>, <text:a xlink:type="simple" xlink:href="#id221">lem</text:a>, <text:a xlink:type="simple" xlink:href="#id934">ligature</text:a>, <text:a xlink:type="simple" xlink:href="#id1151">measure</text:a>, <text:a xlink:type="simple" xlink:href="#id1220">orig</text:a>, <text:a xlink:type="simple" xlink:href="#id1155">ossia</text:a>, <text:a xlink:type="simple" xlink:href="#id1174">rdg</text:a>, <text:a xlink:type="simple" xlink:href="#id1223">reg</text:a>, <text:a xlink:type="simple" xlink:href="#id1226">restore</text:a>, <text:a xlink:type="simple" xlink:href="#id1230">sic</text:a>, <text:a xlink:type="simple" xlink:href="#id1233">supplied</text:a>, <text:a xlink:type="simple" xlink:href="#id944">syllable</text:a>, <text:a xlink:type="simple" xlink:href="#id1238">unclear</text:a> </text:p>
      <text:h text:style-name="P239" text:outline-level="1">Attributes:</text:h>
      <text:list xml:id="list30698004" text:style-name="L14">
        <text:list-item>
          <text:p text:style-name="P14">arrow, optional, xs:token, true, false<text:line-break/>may be used when an arrowhead is to be drawn as part of the arpeggiation symbol.</text:p>
        </text:list-item>
        <text:list-item>
          <text:p text:style-name="P14">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14">copyof, optional, xs:IDREF<text:line-break/>points to an element of which the current element is a copy.</text:p>
        </text:list-item>
        <text:list-item>
          <text:p text:style-name="P14">corresp, optional, xs:IDREFS<text:line-break/>used to point to other elements that correspond to this one in a generic fashion.</text:p>
        </text:list-item>
        <text:list-item>
          <text:p text:style-name="P14"><text:soft-page-break/>facs, optional, xs:IDREFS<text:line-break/>permits the current element to reference a facsimile image or image zone which corresponds to it.</text:p>
        </text:list-item>
        <text:list-item>
          <text:p text:style-name="P14">ho, optional, xs:decimal<text:line-break/>records a horizontal adjustment of a feature's programmatically-determinded location in terms of staff interline distance; that is, units of 1/2 the distance between adjacent staves.</text:p>
        </text:list-item>
        <text:list-item>
          <text:p text:style-name="P14">layer, optional, list of xs:positiveInteger, minimum length of 1<text:line-break/>signifies the layer within which a control event is active.</text:p>
        </text:list-item>
        <text:list-item>
          <text:p text:style-name="P14">n, optional, xs:NMTOKEN<text:line-break/>provides a label (name or number) for an element. While its value need not be unique, it is required to be a single token.</text:p>
        </text:list-item>
        <text:list-item>
          <text:p text:style-name="P14">next, optional, xs:IDREFS<text:line-break/>used to point to the next event(s) in a user-defined collection.</text:p>
        </text:list-item>
        <text:list-item>
          <text:p text:style-name="P14">order, optional, xs:token, up, down, nonarp<text:line-break/>describes the direction in which the arpeggio is to be performed (up = lowest to highest, down = highest to lowest) or a return to a non-arpeggiated style (nonarp, usually rendered with a preceding bracket instead of a wavy line).</text:p>
        </text:list-item>
        <text:list-item>
          <text:p text:style-name="P14">plist, optional, xs:IDREFS<text:line-break/>contains a space separated list of ID references that identify logical events that participate in a collection, such as notes under a phrase mark.</text:p>
        </text:list-item>
        <text:list-item>
          <text:p text:style-name="P14">prev, optional, xs:IDREFS<text:line-break/>points to the previous event(s) in a user-defined collection.</text:p>
        </text:list-item>
        <text:list-item>
          <text:p text:style-name="P14">sameas, optional, xs:IDREFS<text:line-break/>points to an element that is the same as the current element but is not a literal copy of the current element.</text:p>
        </text:list-item>
        <text:list-item>
          <text:p text:style-name="P14">staff, required, list of xs:positiveInteger, minimum length of 1<text:line-break/>signifies the staff on which a notated event occurs or to which a control event applies.</text:p>
        </text:list-item>
        <text:list-item>
          <text:p text:style-name="P14">synch, optional, xs:IDREFS<text:line-break/>points to elements that are synchronous with the current element.</text:p>
        </text:list-item>
        <text:list-item>
          <text:p text:style-name="P14">to, optional, xs:decimal<text:line-break/>records a timestamp adjustment of a feature's programmatically-determined location in musical terms; that is, beats.</text:p>
        </text:list-item>
        <text:list-item>
          <text:p text:style-name="P14">tstamp, optional, xs:decimal, 0 - ∞<text:line-break/>encodes the onset time in terms of musical time, i.e., beats[.fractional beat part]</text:p>
        </text:list-item>
        <text:list-item>
          <text:p text:style-name="P14">tstamp.ges, optional, xs:nonNegativeInteger<text:line-break/>used to record the onset time in pulses per quarter note (ppq, MusicXML divisions, or MIDI clicks) since the start of the file.</text:p>
        </text:list-item>
        <text:list-item>
          <text:p text:style-name="P14">tstamp.real, optional, xs:time<text:line-break/>used to record the onset time in pulses per quarter note (ppq, MusicXML divisions, or MIDI clicks) since the start of the file.</text:p>
        </text:list-item>
        <text:list-item>
          <text:p text:style-name="P14">vo, optional, xs:decimal<text:line-break/>records the vertical adjustment of a feature's programmatically-determined location in terms of staff interline distance; that is, units of 1/2 the distance between adjacent staves.</text:p>
        </text:list-item>
        <text:list-item>
          <text:p text:style-name="P14">when, optional, xs:IDREF<text:line-break/>indicates the point of occurrence of this feature along a timeline. Its value must be the ID of a &lt;when&gt; element.</text:p>
        </text:list-item>
        <text:list-item>
          <text:p text:style-name="P14">x, optional, xs:decimal<text:line-break/>encodes an x coordinate for a feature in an output coordinate system. When it is necessary to record the placement of a feature in a facsimile image, use facs attribute.</text:p>
        </text:list-item>
        <text:list-item>
          <text:p text:style-name="P14"><text:soft-page-break/>xml:id, optional, xs:ID<text:line-break/>regularizes the naming of an element and thus facilitates building links between it and other resources. Each id attribute within a document must have a unique value.</text:p>
        </text:list-item>
        <text:list-item>
          <text:p text:style-name="P14">y, optional, xs:decimal<text:line-break/>encodes an y coordinate for a feature in an output coordinate system. When it is necessary to record the placement of a feature in a facsimile image, use facs attribute.</text:p>
        </text:list-item>
      </text:list>
      <text:h text:style-name="P239" text:outline-level="1">Module:</text:h>
      <text:p text:style-name="Text_20_body">cmn</text:p>
      <text:h text:style-name="P238" text:outline-level="1"><text:bookmark text:name="id142"/>&lt;artic&gt; articulation</text:h>
      <text:h text:style-name="P239" text:outline-level="1">Description:</text:h>
      <text:p text:style-name="Text_20_body">An indication of how to play a note or chord. Articulations typically affect duration, such as staccato marks, or the force of attack, such as accents. This element provides an alternative to the artic attributes on the &lt;note&gt; and &lt;chord&gt; elements. It should be used when specific display info, such as size or color, needs to be recorded for the articulation or when multiple articulation marks occur on a single note or chord.</text:p>
      <text:h text:style-name="P239" text:outline-level="1">May contain:</text:h>
      <text:p text:style-name="Text_20_body">EMPTY</text:p>
      <text:h text:style-name="P239" text:outline-level="1">May occur within:</text:h>
      <text:p text:style-name="Text_20_body"><text:a xlink:type="simple" xlink:href="#id213">add</text:a>, <text:a xlink:type="simple" xlink:href="#id106">chord</text:a>, <text:a xlink:type="simple" xlink:href="#id61">corr</text:a>, <text:a xlink:type="simple" xlink:href="#id1208">damage</text:a>, <text:a xlink:type="simple" xlink:href="#id1216">del</text:a>, <text:a xlink:type="simple" xlink:href="#id675">layer</text:a>, <text:a xlink:type="simple" xlink:href="#id221">lem</text:a>, <text:a xlink:type="simple" xlink:href="#id934">ligature</text:a>, <text:a xlink:type="simple" xlink:href="#id108">note</text:a>, <text:a xlink:type="simple" xlink:href="#id1220">orig</text:a>, <text:a xlink:type="simple" xlink:href="#id1174">rdg</text:a>, <text:a xlink:type="simple" xlink:href="#id1223">reg</text:a>, <text:a xlink:type="simple" xlink:href="#id1226">restore</text:a>, <text:a xlink:type="simple" xlink:href="#id1230">sic</text:a>, <text:a xlink:type="simple" xlink:href="#id1233">supplied</text:a>, <text:a xlink:type="simple" xlink:href="#id944">syllable</text:a>, <text:a xlink:type="simple" xlink:href="#id1238">unclear</text:a> </text:p>
      <text:h text:style-name="P239" text:outline-level="1">Attributes:</text:h>
      <text:list xml:id="list30693558" text:style-name="L15">
        <text:list-item>
          <text:p text:style-name="P15">artic, optional, list of xs:token, acc, stacc, ten, stacciss, marc, marc-stacc, acc-marc, loure, spicc, rip, doit, plop, fall, bend, flip, smear, dnbow, upbow, harm, snap, fingernail, damp, dampall, open, stop, dbltongue, trpltongue, heel, toe, tap, pluck, dot, stroke, minimum length of 1<text:line-break/>encodes the written articulation(s). Articulations are normally encoded in order from the notehead outward; that is, away from the stem. See additional notes at att.vis.note. Only articulations should be encoded in the artic attribute; fingerings should be encoded using the &lt;dir&gt; element.</text:p>
        </text:list-item>
        <text:list-item>
          <text:p text:style-name="P15">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15">copyof, optional, xs:IDREF<text:line-break/>points to an element of which the current element is a copy.</text:p>
        </text:list-item>
        <text:list-item>
          <text:p text:style-name="P15">corresp, optional, xs:IDREFS<text:line-break/>used to point to other elements that correspond to this one in a generic fashion.</text:p>
        </text:list-item>
        <text:list-item>
          <text:p text:style-name="P15">enclose, optional, xs:token, paren, brack<text:line-break/>records the characters often used to mark accidentals, articulations, and sometimes notes as having a cautionary or editorial function. For an example of cautionary accidentals enclosed in parentheses, see Read, p. 131, ex. 9-14.</text:p>
        </text:list-item>
        <text:list-item>
          <text:p text:style-name="P15">facs, optional, xs:IDREFS<text:line-break/>permits the current element to reference a facsimile image or image zone which corresponds to it.</text:p>
        </text:list-item>
        <text:list-item>
          <text:p text:style-name="P15">fontfam, optional, xs:token<text:line-break/>contains the name of a font-family.</text:p>
        </text:list-item>
        <text:list-item>
          <text:p text:style-name="P15"><text:soft-page-break/>fontname, optional, xs:token<text:line-break/>records the name of the font.</text:p>
        </text:list-item>
        <text:list-item>
          <text:p text:style-name="P15">fontsize, optional, xs:decimal<text:line-break/>indicates the size of the font in printers' points, i.e., 1/72ths of an inch.</text:p>
        </text:list-item>
        <text:list-item>
          <text:p text:style-name="P15">fontstyle, optional, xs:token, ital, normal, oblique<text:line-break/>records the style of the font, i.e, italic, oblique, or normal.</text:p>
        </text:list-item>
        <text:list-item>
          <text:p text:style-name="P15">fontweight, optional, xs:token, bold<text:line-break/>used to indicate bold type.</text:p>
        </text:list-item>
        <text:list-item>
          <text:p text:style-name="P15">ho, optional, xs:decimal<text:line-break/>records a horizontal adjustment of a feature's programmatically-determinded location in terms of staff interline distance; that is, units of 1/2 the distance between adjacent staves.</text:p>
        </text:list-item>
        <text:list-item>
          <text:p text:style-name="P15">n, optional, xs:NMTOKEN<text:line-break/>provides a label (name or number) for an element. While its value need not be unique, it is required to be a single token.</text:p>
        </text:list-item>
        <text:list-item>
          <text:p text:style-name="P15">next, optional, xs:IDREFS<text:line-break/>used to point to the next event(s) in a user-defined collection.</text:p>
        </text:list-item>
        <text:list-item>
          <text:p text:style-name="P15">place, optional, xs:token, above, below<text:line-break/>captures the placement of the item with respect to the staff with which it is associated.</text:p>
        </text:list-item>
        <text:list-item>
          <text:p text:style-name="P15">prev, optional, xs:IDREFS<text:line-break/>points to the previous event(s) in a user-defined collection.</text:p>
        </text:list-item>
        <text:list-item>
          <text:p text:style-name="P15">sameas, optional, xs:IDREFS<text:line-break/>points to an element that is the same as the current element but is not a literal copy of the current element.</text:p>
        </text:list-item>
        <text:list-item>
          <text:p text:style-name="P15">synch, optional, xs:IDREFS<text:line-break/>points to elements that are synchronous with the current element.</text:p>
        </text:list-item>
        <text:list-item>
          <text:p text:style-name="P15">to, optional, xs:decimal<text:line-break/>records a timestamp adjustment of a feature's programmatically-determined location in musical terms; that is, beats.</text:p>
        </text:list-item>
        <text:list-item>
          <text:p text:style-name="P15">vo, optional, xs:decimal<text:line-break/>records the vertical adjustment of a feature's programmatically-determined location in terms of staff interline distance; that is, units of 1/2 the distance between adjacent staves.</text:p>
        </text:list-item>
        <text:list-item>
          <text:p text:style-name="P15">when, optional, xs:IDREF<text:line-break/>indicates the point of occurrence of this feature along a timeline. Its value must be the ID of a &lt;when&gt; element.</text:p>
        </text:list-item>
        <text:list-item>
          <text:p text:style-name="P15">x, optional, xs:decimal<text:line-break/>encodes an x coordinate for a feature in an output coordinate system. When it is necessary to record the placement of a feature in a facsimile image, use facs attribute.</text:p>
        </text:list-item>
        <text:list-item>
          <text:p text:style-name="P15">xml:id, optional, xs:ID<text:line-break/>regularizes the naming of an element and thus facilitates building links between it and other resources. Each id attribute within a document must have a unique value.</text:p>
        </text:list-item>
        <text:list-item>
          <text:p text:style-name="P15">y, optional, xs:decimal<text:line-break/>encodes an y coordinate for a feature in an output coordinate system. When it is necessary to record the placement of a feature in a facsimile image, use facs attribute.</text:p>
        </text:list-item>
      </text:list>
      <text:h text:style-name="P239" text:outline-level="1">Module:</text:h>
      <text:p text:style-name="Text_20_body">shared</text:p>
      <text:h text:style-name="P238" text:outline-level="1"><text:bookmark text:name="id1367"/><text:soft-page-break/>&lt;availability&gt; availability</text:h>
      <text:h text:style-name="P239" text:outline-level="1">Description:</text:h>
      <text:p text:style-name="Text_20_body">Groups elements that describe the availability of and access to a bibliographic item, including the MEI-encoded document itself.</text:p>
      <text:h text:style-name="P239" text:outline-level="1">May contain:</text:h>
      <text:p text:style-name="Text_20_body"><text:a xlink:type="simple" xlink:href="#id1373">accessdesc</text:a>, <text:a xlink:type="simple" xlink:href="#id1370">acqsource</text:a>, <text:a xlink:type="simple" xlink:href="#id1376">price</text:a>, <text:a xlink:type="simple" xlink:href="#id1382">sysreq</text:a>, <text:a xlink:type="simple" xlink:href="#id1379">userestrict</text:a> </text:p>
      <text:h text:style-name="P239" text:outline-level="1">May occur within:</text:h>
      <text:p text:style-name="Text_20_body"><text:a xlink:type="simple" xlink:href="#id1362">pubstmt</text:a> </text:p>
      <text:h text:style-name="P239" text:outline-level="1">Attributes:</text:h>
      <text:list xml:id="list30695906" text:style-name="L16">
        <text:list-item>
          <text:p text:style-name="P16">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6">n, optional, xs:NMTOKEN<text:line-break/>provides a label (name or number) for an element. While its value need not be unique, it is required to be a single token.</text:p>
        </text:list-item>
        <text:list-item>
          <text:p text:style-name="P16">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header</text:p>
      <text:h text:style-name="P238" text:outline-level="1"><text:bookmark text:name="id1569"/>&lt;back&gt; back</text:h>
      <text:h text:style-name="P239" text:outline-level="1">Description:</text:h>
      <text:p text:style-name="Text_20_body">Back matter such as indexes, advertisements, etc. following the main part of a text.</text:p>
      <text:h text:style-name="P239" text:outline-level="1">May contain:</text:h>
      <text:p text:style-name="Text_20_body"><text:a xlink:type="simple" xlink:href="#id228">div</text:a>, <text:a xlink:type="simple" xlink:href="#id232">lb</text:a>, <text:a xlink:type="simple" xlink:href="#id236">pb</text:a> </text:p>
      <text:h text:style-name="P239" text:outline-level="1">May occur within:</text:h>
      <text:p text:style-name="Text_20_body"><text:a xlink:type="simple" xlink:href="#id1520">music</text:a> </text:p>
      <text:h text:style-name="P239" text:outline-level="1">Attributes:</text:h>
      <text:list xml:id="list30698119" text:style-name="L17">
        <text:list-item>
          <text:p text:style-name="P17">facs, optional, xs:IDREFS<text:line-break/>permits the current element to reference a facsimile image or image zone which corresponds to it.</text:p>
        </text:list-item>
        <text:list-item>
          <text:p text:style-name="P17"><text:soft-page-break/>n, optional, xs:NMTOKEN<text:line-break/>provides a label (name or number) for an element. While its value need not be unique, it is required to be a single token.</text:p>
        </text:list-item>
        <text:list-item>
          <text:p text:style-name="P17">xml:id, optional, xs:ID<text:line-break/>regularizes the naming of an element and thus facilitates building links between it and other resources. Each id attribute within a document must have a unique value.</text:p>
        </text:list-item>
        <text:list-item>
          <text:p text:style-name="P17">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39" text:outline-level="1">Module:</text:h>
      <text:p text:style-name="Text_20_body">text</text:p>
      <text:h text:style-name="P238" text:outline-level="1"><text:bookmark text:name="id64"/>&lt;barline&gt; barline</text:h>
      <text:h text:style-name="P239" text:outline-level="1">Description:</text:h>
      <text:p text:style-name="Text_20_body">Vertical line that divides musical notation into metrical units. This element is provided as an alternative to the &lt;measure&gt; container.</text:p>
      <text:h text:style-name="P239" text:outline-level="1">May contain:</text:h>
      <text:p text:style-name="Text_20_body">EMPTY</text:p>
      <text:h text:style-name="P239" text:outline-level="1">May occur within:</text:h>
      <text:p text:style-name="Text_20_body"><text:a xlink:type="simple" xlink:href="#id213">add</text:a>, <text:a xlink:type="simple" xlink:href="#id894">beam</text:a>, <text:a xlink:type="simple" xlink:href="#id61">corr</text:a>, <text:a xlink:type="simple" xlink:href="#id1208">damage</text:a>, <text:a xlink:type="simple" xlink:href="#id1216">del</text:a>, <text:a xlink:type="simple" xlink:href="#id932">halfmrpt</text:a>, <text:a xlink:type="simple" xlink:href="#id216">ineume</text:a>, <text:a xlink:type="simple" xlink:href="#id675">layer</text:a>, <text:a xlink:type="simple" xlink:href="#id221">lem</text:a>, <text:a xlink:type="simple" xlink:href="#id934">ligature</text:a>, <text:a xlink:type="simple" xlink:href="#id856">mordent</text:a>, <text:a xlink:type="simple" xlink:href="#id108">note</text:a>, <text:a xlink:type="simple" xlink:href="#id1220">orig</text:a>, <text:a xlink:type="simple" xlink:href="#id1174">rdg</text:a>, <text:a xlink:type="simple" xlink:href="#id1223">reg</text:a>, <text:a xlink:type="simple" xlink:href="#id1226">restore</text:a>, <text:a xlink:type="simple" xlink:href="#id1230">sic</text:a>, <text:a xlink:type="simple" xlink:href="#id1233">supplied</text:a>, <text:a xlink:type="simple" xlink:href="#id944">syllable</text:a>, <text:a xlink:type="simple" xlink:href="#id998">trill</text:a>, <text:a xlink:type="simple" xlink:href="#id898">tuplet</text:a>, <text:a xlink:type="simple" xlink:href="#id1005">turn</text:a>, <text:a xlink:type="simple" xlink:href="#id1238">unclear</text:a>, <text:a xlink:type="simple" xlink:href="#id1186">uneume</text:a> </text:p>
      <text:h text:style-name="P239" text:outline-level="1">Attributes:</text:h>
      <text:list xml:id="list30713791" text:style-name="L18">
        <text:list-item>
          <text:p text:style-name="P18">barplace, optional, xs:token, mensur, staff, takt<text:line-break/>records the location of a barline.</text:p>
        </text:list-item>
        <text:list-item>
          <text:p text:style-name="P18">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18">complete, optional, xs:token, c, i, o<text:line-break/>a value of 'c' (complete) indicates a metrically complete measure, 'i' (incomplete) indicates a measure with not enough beats, while 'o' (overfull) is for measures with too many beats.</text:p>
        </text:list-item>
        <text:list-item>
          <text:p text:style-name="P18">control, optional, xs:token, true, false<text:line-break/>indicates whether or not a barline is "controlling"; that is, if it indicates a point of alignment across all the parts. Barlines within a score are usually controlling; that is, they "line up". Barlines within parts may or may not be controlling. When applied to &lt;measure&gt;, this attribute indicates the nature of the right barline but not the left.</text:p>
        </text:list-item>
        <text:list-item>
          <text:p text:style-name="P18">copyof, optional, xs:IDREF<text:line-break/>points to an element of which the current element is a copy.</text:p>
        </text:list-item>
        <text:list-item>
          <text:p text:style-name="P18">corresp, optional, xs:IDREFS<text:line-break/>used to point to other elements that correspond to this one in a generic fashion.</text:p>
        </text:list-item>
        <text:list-item>
          <text:p text:style-name="P18"><text:soft-page-break/>entityref, optional, xs:ENTITY<text:line-break/>uses a previously-declared entity to identify an external electronic object.</text:p>
        </text:list-item>
        <text:list-item>
          <text:p text:style-name="P18">facs, optional, xs:IDREFS<text:line-break/>permits the current element to reference a facsimile image or image zone which corresponds to it.</text:p>
        </text:list-item>
        <text:list-item>
          <text:p text:style-name="P18">n, optional, xs:NMTOKEN<text:line-break/>provides a label (name or number) for an element. While its value need not be unique, it is required to be a single token.</text:p>
        </text:list-item>
        <text:list-item>
          <text:p text:style-name="P18">next, optional, xs:IDREFS<text:line-break/>used to point to the next event(s) in a user-defined collection.</text:p>
        </text:list-item>
        <text:list-item>
          <text:p text:style-name="P18">plist, optional, xs:IDREFS<text:line-break/>contains a space separated list of ID references that identify logical events that participate in a collection, such as notes under a phrase mark.</text:p>
        </text:list-item>
        <text:list-item>
          <text:p text:style-name="P18">prev, optional, xs:IDREFS<text:line-break/>points to the previous event(s) in a user-defined collection.</text:p>
        </text:list-item>
        <text:list-item>
          <text:p text:style-name="P18">rend, optional, xs:token, dashed, dotted, dbl, dbldashed, dbldotted, end, invis, rptstart, rptboth, rptend, single<text:line-break/>records the appearance of the barline.</text:p>
        </text:list-item>
        <text:list-item>
          <text:p text:style-name="P18">sameas, optional, xs:IDREFS<text:line-break/>points to an element that is the same as the current element but is not a literal copy of the current element.</text:p>
        </text:list-item>
        <text:list-item>
          <text:p text:style-name="P18">synch, optional, xs:IDREFS<text:line-break/>points to elements that are synchronous with the current element.</text:p>
        </text:list-item>
        <text:list-item>
          <text:p text:style-name="P18">taktplace, optional, xs:nonNegativeInteger<text:line-break/>If takt barlines are to be used, then the taktplace attribute may be used to denote the staff location of the shortened barline. The location may include staff lines, spaces, and the spaces directly above and below the staff. The value ranges between 0 (just below the staff) to 2 * number of staff lines (directly above the staff). For example, on a 5-line staff the lines would be numbered 1,3,5,7, and 9 while the spaces would be numbered 0,2,4,6,8,10. For example, a value of '9' puts the barline through the top line of a 5-line staff.</text:p>
        </text:list-item>
        <text:list-item>
          <text:p text:style-name="P18">targettype, optional, xs:NMTOKEN<text:line-break/>in contrast with the role attribute, allows the target resource to be characterized using any convenient classification scheme or typology.</text:p>
        </text:list-item>
        <text:list-item>
          <text:p text:style-name="P18">tstamp, optional, xs:decimal, 0 - ∞<text:line-break/>encodes the onset time in terms of musical time, i.e., beats[.fractional beat part]</text:p>
        </text:list-item>
        <text:list-item>
          <text:p text:style-name="P18">unit, optional, xs:NMTOKEN<text:line-break/>indicates the units used for a measurement, usually using the standard symbol for the desired unit.</text:p>
        </text:list-item>
        <text:list-item>
          <text:p text:style-name="P18">when, optional, xs:IDREF<text:line-break/>indicates the point of occurrence of this feature along a timeline. Its value must be the ID of a &lt;when&gt; element.</text:p>
        </text:list-item>
        <text:list-item>
          <text:p text:style-name="P18">width, optional, xs:decimal<text:line-break/> </text:p>
        </text:list-item>
        <text:list-item>
          <text:p text:style-name="P18">xlink:actuate, optional, xs:token, onLoad, onRequest, other, none<text:line-break/>defines whether a link occurs automatically or must be requested by the user. It is used in conjunction with the show attribute to determine link behavior.</text:p>
        </text:list-item>
        <text:list-item>
          <text:p text:style-name="P18">xlink:href, optional, xs:anyURI<text:line-break/>allows the use of an previously-undeclared URI to identify an external electronic object.</text:p>
        </text:list-item>
        <text:list-item>
          <text:p text:style-name="P18">xlink:role, optional, xs:anyURI<text:line-break/>indicates a property of the entire link. The value of the role attribute must be a URI reference as defined in [IETF RFC 2396], except that if the URI scheme used is allowed to have absolute and relative forms, <text:soft-page-break/>the URI portion must be absolute. The URI reference identifies some resource that describes the intended property. When no value is supplied, no particular role value is to be inferred.</text:p>
        </text:list-item>
        <text:list-item>
          <text:p text:style-name="P18">xlink:show, optional, xs:token, new, replace, other, none<text:line-break/>defines whether a remote resource that is the target of a link appears at the point of the link, replaces the existing link, or appears in a new window.</text:p>
        </text:list-item>
        <text:list-item>
          <text:p text:style-name="P18">xlink:title, optional, CDATA<text:line-break/>contains a human-readable description of the entire link. A value is optional; if a value is supplied, it should contain a string that describes the resource. The use of this information is highly dependent on the type of processing being done. It may be used, for example, to make titles available to applications used by visually impaired users, or to create a table of links, or to present help text that appears when a user lets a mouse pointer hover over a starting resource.</text:p>
        </text:list-item>
        <text:list-item>
          <text:p text:style-name="P18">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shared</text:p>
      <text:h text:style-name="P238" text:outline-level="1"><text:bookmark text:name="id374"/>&lt;barre&gt; barre</text:h>
      <text:h text:style-name="P239" text:outline-level="1">Description:</text:h>
      <text:p text:style-name="Text_20_body">An indication of fingering in a chord tablature grid. The startid and endid attributes are used to indicate the &lt;chordmember&gt; elements on which the barre starts and finishes respectively. The fret at which the barre should be created is recorded by the fret attribute.</text:p>
      <text:h text:style-name="P239" text:outline-level="1">May contain:</text:h>
      <text:p text:style-name="Text_20_body">EMPTY</text:p>
      <text:h text:style-name="P239" text:outline-level="1">May occur within:</text:h>
      <text:p text:style-name="Text_20_body"><text:a xlink:type="simple" xlink:href="#id360">chorddef</text:a> </text:p>
      <text:h text:style-name="P239" text:outline-level="1">Attributes:</text:h>
      <text:list xml:id="list30705066" text:style-name="L19">
        <text:list-item>
          <text:p text:style-name="P19">endid, optional, xs:IDREF<text:line-break/>indicates the final element in a sequence of events to which the feature applies.</text:p>
        </text:list-item>
        <text:list-item>
          <text:p text:style-name="P19">fret, optional, xs:positiveInteger, 1 - 5<text:line-break/>records the location at which a string should be stopped against a fret.</text:p>
        </text:list-item>
        <text:list-item>
          <text:p text:style-name="P19">n, optional, xs:NMTOKEN<text:line-break/>provides a label (name or number) for an element. While its value need not be unique, it is required to be a single token.</text:p>
        </text:list-item>
        <text:list-item>
          <text:p text:style-name="P19">startid, optional, xs:IDREF<text:line-break/>holds a reference to the first element in a sequence of events to which the feature applies.</text:p>
        </text:list-item>
        <text:list-item>
          <text:p text:style-name="P19">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harmony</text:p>
      <text:h text:style-name="P238" text:outline-level="1"><text:bookmark text:name="id894"/><text:soft-page-break/>&lt;beam&gt; beam</text:h>
      <text:h text:style-name="P239" text:outline-level="1">Description:</text:h>
      <text:p text:style-name="Text_20_body">A container for a series of explicitly beamed events that begins and ends entirely within a measure. For beams that cross the barline, use the beamspan element. Secondary beams may be broken explicitly using the breaksec attribute on the notes or chords under the beam. Automated beaming, as opposed to explicitly marked beams, may be indicated for an entire score, part or section by using the beamgroup attribute on these elements.</text:p>
      <text:h text:style-name="P239" text:outline-level="1">May contain:</text:h>
      <text:p text:style-name="Text_20_body"><text:a xlink:type="simple" xlink:href="#id64">barline</text:a>, <text:a xlink:type="simple" xlink:href="#id894">beam</text:a>, <text:a xlink:type="simple" xlink:href="#id900">beatrpt</text:a>, <text:a xlink:type="simple" xlink:href="#id896">bend</text:a>, <text:a xlink:type="simple" xlink:href="#id907">btrem</text:a>, <text:a xlink:type="simple" xlink:href="#id106">chord</text:a>, <text:a xlink:type="simple" xlink:href="#id858">clefchange</text:a>, <text:a xlink:type="simple" xlink:href="#id323">custos</text:a>, <text:a xlink:type="simple" xlink:href="#id917">ftrem</text:a>, <text:a xlink:type="simple" xlink:href="#id925">gliss</text:a>, <text:a xlink:type="simple" xlink:href="#id932">halfmrpt</text:a>, <text:a xlink:type="simple" xlink:href="#id396">keysig</text:a>, <text:a xlink:type="simple" xlink:href="#id934">ligature</text:a>, <text:a xlink:type="simple" xlink:href="#id499">mensur</text:a>, <text:a xlink:type="simple" xlink:href="#id108">note</text:a>, <text:a xlink:type="simple" xlink:href="#id865">pad</text:a>, <text:a xlink:type="simple" xlink:href="#id527">proport</text:a>, <text:a xlink:type="simple" xlink:href="#id869">rest</text:a>, <text:a xlink:type="simple" xlink:href="#id887">space</text:a>, <text:a xlink:type="simple" xlink:href="#id898">tuplet</text:a> </text:p>
      <text:h text:style-name="P239" text:outline-level="1">May occur within:</text:h>
      <text:p text:style-name="Text_20_body"><text:a xlink:type="simple" xlink:href="#id213">add</text:a>, <text:a xlink:type="simple" xlink:href="#id894">beam</text:a>, <text:a xlink:type="simple" xlink:href="#id61">corr</text:a>, <text:a xlink:type="simple" xlink:href="#id1208">damage</text:a>, <text:a xlink:type="simple" xlink:href="#id1216">del</text:a>, <text:a xlink:type="simple" xlink:href="#id932">halfmrpt</text:a>, <text:a xlink:type="simple" xlink:href="#id216">ineume</text:a>, <text:a xlink:type="simple" xlink:href="#id675">layer</text:a>, <text:a xlink:type="simple" xlink:href="#id221">lem</text:a>, <text:a xlink:type="simple" xlink:href="#id934">ligature</text:a>, <text:a xlink:type="simple" xlink:href="#id856">mordent</text:a>, <text:a xlink:type="simple" xlink:href="#id108">note</text:a>, <text:a xlink:type="simple" xlink:href="#id1220">orig</text:a>, <text:a xlink:type="simple" xlink:href="#id1174">rdg</text:a>, <text:a xlink:type="simple" xlink:href="#id1223">reg</text:a>, <text:a xlink:type="simple" xlink:href="#id1226">restore</text:a>, <text:a xlink:type="simple" xlink:href="#id1230">sic</text:a>, <text:a xlink:type="simple" xlink:href="#id1233">supplied</text:a>, <text:a xlink:type="simple" xlink:href="#id944">syllable</text:a>, <text:a xlink:type="simple" xlink:href="#id998">trill</text:a>, <text:a xlink:type="simple" xlink:href="#id898">tuplet</text:a>, <text:a xlink:type="simple" xlink:href="#id1005">turn</text:a>, <text:a xlink:type="simple" xlink:href="#id1238">unclear</text:a>, <text:a xlink:type="simple" xlink:href="#id1186">uneume</text:a> </text:p>
      <text:h text:style-name="P239" text:outline-level="1">Attributes:</text:h>
      <text:list xml:id="list30700159" text:style-name="L20">
        <text:list-item>
          <text:p text:style-name="P20">beam.with, optional, xs:token, above, below<text:line-break/>In the case of cross-staff beams, the with attribute is used to indicate which staff the beam is connected to; that is, the staff above or the staff below.</text:p>
        </text:list-item>
        <text:list-item>
          <text:p text:style-name="P20">copyof, optional, xs:IDREF<text:line-break/>points to an element of which the current element is a copy.</text:p>
        </text:list-item>
        <text:list-item>
          <text:p text:style-name="P20">corresp, optional, xs:IDREFS<text:line-break/>used to point to other elements that correspond to this one in a generic fashion.</text:p>
        </text:list-item>
        <text:list-item>
          <text:p text:style-name="P20">facs, optional, xs:IDREFS<text:line-break/>permits the current element to reference a facsimile image or image zone which corresponds to it.</text:p>
        </text:list-item>
        <text:list-item>
          <text:p text:style-name="P20">layer, optional, xs:positiveInteger<text:line-break/>identifies the layer to which a feature applies.</text:p>
        </text:list-item>
        <text:list-item>
          <text:p text:style-name="P20">n, optional, xs:NMTOKEN<text:line-break/>provides a label (name or number) for an element. While its value need not be unique, it is required to be a single token.</text:p>
        </text:list-item>
        <text:list-item>
          <text:p text:style-name="P20">next, optional, xs:IDREFS<text:line-break/>used to point to the next event(s) in a user-defined collection.</text:p>
        </text:list-item>
        <text:list-item>
          <text:p text:style-name="P20">prev, optional, xs:IDREFS<text:line-break/>points to the previous event(s) in a user-defined collection.</text:p>
        </text:list-item>
        <text:list-item>
          <text:p text:style-name="P20">rend, optional, xs:token, acc, rit, norm<text:line-break/>captures whether a beam is feathered and in which direction: 'acc' indicates that the secondary beams get progressively closer together, coming together at the end of the beam, while 'rit' means that the secondary beams start at the same point and get progressively more distant.</text:p>
        </text:list-item>
        <text:list-item>
          <text:p text:style-name="P20">sameas, optional, xs:IDREFS<text:line-break/>points to an element that is the same as the current element but is not a literal copy of the current element.</text:p>
        </text:list-item>
        <text:list-item>
          <text:p text:style-name="P20">slope, optional, xs:decimal<text:line-break/>records the slope of the beam.</text:p>
        </text:list-item>
        <text:list-item>
          <text:p text:style-name="P20">staff, optional, list of xs:positiveInteger, minimum length of 1<text:line-break/>signifies the staff on which a notated event occurs or to which a control event applies.</text:p>
        </text:list-item>
        <text:list-item>
          <text:p text:style-name="P20"><text:soft-page-break/>synch, optional, xs:IDREFS<text:line-break/>points to elements that are synchronous with the current element.</text:p>
        </text:list-item>
        <text:list-item>
          <text:p text:style-name="P20">tstamp, optional, xs:decimal, 0 - ∞<text:line-break/>encodes the onset time in terms of musical time, i.e., beats[.fractional beat part]</text:p>
        </text:list-item>
        <text:list-item>
          <text:p text:style-name="P20">tstamp.ges, optional, xs:nonNegativeInteger<text:line-break/>used to record the onset time in pulses per quarter note (ppq, MusicXML divisions, or MIDI clicks) since the start of the file.</text:p>
        </text:list-item>
        <text:list-item>
          <text:p text:style-name="P20">tstamp.real, optional, xs:time<text:line-break/>used to record the onset time in pulses per quarter note (ppq, MusicXML divisions, or MIDI clicks) since the start of the file.</text:p>
        </text:list-item>
        <text:list-item>
          <text:p text:style-name="P20">when, optional, xs:IDREF<text:line-break/>indicates the point of occurrence of this feature along a timeline. Its value must be the ID of a &lt;when&gt; element.</text:p>
        </text:list-item>
        <text:list-item>
          <text:p text:style-name="P20">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cmn</text:p>
      <text:h text:style-name="P238" text:outline-level="1"><text:bookmark text:name="id801"/>&lt;beamspan&gt; beam span</text:h>
      <text:h text:style-name="P239" text:outline-level="1">Description:</text:h>
      <text:p text:style-name="Text_20_body">Alternative element for explicitly encoding beams which extend across barlines. The starting point of the beam may be indicated by either a tstamp, tstamp.ges, tstamp.real or startid attribute, while the ending point may be recorded by either a dur, dur.ges or endid attribute. It is a semantic error not to specify one starting and one ending type of attribute.</text:p>
      <text:h text:style-name="P239" text:outline-level="1">May contain:</text:h>
      <text:p text:style-name="Text_20_body">EMPTY</text:p>
      <text:h text:style-name="P239" text:outline-level="1">May occur within:</text:h>
      <text:p text:style-name="Text_20_body"><text:a xlink:type="simple" xlink:href="#id213">add</text:a>, <text:a xlink:type="simple" xlink:href="#id61">corr</text:a>, <text:a xlink:type="simple" xlink:href="#id1208">damage</text:a>, <text:a xlink:type="simple" xlink:href="#id1216">del</text:a>, <text:a xlink:type="simple" xlink:href="#id675">layer</text:a>, <text:a xlink:type="simple" xlink:href="#id221">lem</text:a>, <text:a xlink:type="simple" xlink:href="#id934">ligature</text:a>, <text:a xlink:type="simple" xlink:href="#id1151">measure</text:a>, <text:a xlink:type="simple" xlink:href="#id1220">orig</text:a>, <text:a xlink:type="simple" xlink:href="#id1155">ossia</text:a>, <text:a xlink:type="simple" xlink:href="#id1174">rdg</text:a>, <text:a xlink:type="simple" xlink:href="#id1223">reg</text:a>, <text:a xlink:type="simple" xlink:href="#id1226">restore</text:a>, <text:a xlink:type="simple" xlink:href="#id1230">sic</text:a>, <text:a xlink:type="simple" xlink:href="#id1233">supplied</text:a>, <text:a xlink:type="simple" xlink:href="#id944">syllable</text:a>, <text:a xlink:type="simple" xlink:href="#id1238">unclear</text:a> </text:p>
      <text:h text:style-name="P239" text:outline-level="1">Attributes:</text:h>
      <text:list xml:id="list30709428" text:style-name="L21">
        <text:list-item>
          <text:p text:style-name="P21">beam.with, optional, xs:token, above, below<text:line-break/>In the case of cross-staff beams, the with attribute is used to indicate which staff the beam is connected to; that is, the staff above or the staff below.</text:p>
        </text:list-item>
        <text:list-item>
          <text:p text:style-name="P21">copyof, optional, xs:IDREF<text:line-break/>points to an element of which the current element is a copy.</text:p>
        </text:list-item>
        <text:list-item>
          <text:p text:style-name="P21">corresp, optional, xs:IDREFS<text:line-break/>used to point to other elements that correspond to this one in a generic fashion.</text:p>
        </text:list-item>
        <text:list-item>
          <text:p text:style-name="P21">dur, optional, xs:token, long, breve, 1, 2, 4, 8, 16, 32, 64, 128, 256, 512, 1024, 2048, maxima, longa, brevis, semibrevis, minima, semiminima, fusa, semifusa<text:line-break/>records the duration of a feature using the relative durational values provided by the data.DURATION datatype.</text:p>
        </text:list-item>
        <text:list-item>
          <text:p text:style-name="P21"><text:soft-page-break/>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21">endid, optional, xs:IDREF<text:line-break/>indicates the final element in a sequence of events to which the feature applies.</text:p>
        </text:list-item>
        <text:list-item>
          <text:p text:style-name="P21">facs, optional, xs:IDREFS<text:line-break/>permits the current element to reference a facsimile image or image zone which corresponds to it.</text:p>
        </text:list-item>
        <text:list-item>
          <text:p text:style-name="P21">layer, optional, list of xs:positiveInteger, minimum length of 1<text:line-break/>signifies the layer within which a control event is active.</text:p>
        </text:list-item>
        <text:list-item>
          <text:p text:style-name="P21">n, optional, xs:NMTOKEN<text:line-break/>provides a label (name or number) for an element. While its value need not be unique, it is required to be a single token.</text:p>
        </text:list-item>
        <text:list-item>
          <text:p text:style-name="P21">next, optional, xs:IDREFS<text:line-break/>used to point to the next event(s) in a user-defined collection.</text:p>
        </text:list-item>
        <text:list-item>
          <text:p text:style-name="P21">plist, optional, xs:IDREFS<text:line-break/>contains a space separated list of ID references that identify logical events that participate in a collection, such as notes under a phrase mark.</text:p>
        </text:list-item>
        <text:list-item>
          <text:p text:style-name="P21">prev, optional, xs:IDREFS<text:line-break/>points to the previous event(s) in a user-defined collection.</text:p>
        </text:list-item>
        <text:list-item>
          <text:p text:style-name="P21">rend, optional, xs:token, acc, rit, norm<text:line-break/>captures whether a beam is feathered and in which direction: 'acc' indicates that the secondary beams get progressively closer together, coming together at the end of the beam, while 'rit' means that the secondary beams start at the same point and get progressively more distant.</text:p>
        </text:list-item>
        <text:list-item>
          <text:p text:style-name="P21">sameas, optional, xs:IDREFS<text:line-break/>points to an element that is the same as the current element but is not a literal copy of the current element.</text:p>
        </text:list-item>
        <text:list-item>
          <text:p text:style-name="P21">slope, optional, xs:decimal<text:line-break/>records the slope of the beam.</text:p>
        </text:list-item>
        <text:list-item>
          <text:p text:style-name="P21">staff, required, list of xs:positiveInteger, minimum length of 1<text:line-break/>signifies the staff on which a notated event occurs or to which a control event applies.</text:p>
        </text:list-item>
        <text:list-item>
          <text:p text:style-name="P21">startid, optional, xs:IDREF<text:line-break/>holds a reference to the first element in a sequence of events to which the feature applies.</text:p>
        </text:list-item>
        <text:list-item>
          <text:p text:style-name="P21">synch, optional, xs:IDREFS<text:line-break/>points to elements that are synchronous with the current element.</text:p>
        </text:list-item>
        <text:list-item>
          <text:p text:style-name="P21">tstamp, optional, xs:decimal, 0 - ∞<text:line-break/>encodes the onset time in terms of musical time, i.e., beats[.fractional beat part]</text:p>
        </text:list-item>
        <text:list-item>
          <text:p text:style-name="P21">tstamp.ges, optional, xs:nonNegativeInteger<text:line-break/>used to record the onset time in pulses per quarter note (ppq, MusicXML divisions, or MIDI clicks) since the start of the file.</text:p>
        </text:list-item>
        <text:list-item>
          <text:p text:style-name="P21">tstamp.real, optional, xs:time<text:line-break/>used to record the onset time in pulses per quarter note (ppq, MusicXML divisions, or MIDI clicks) since the start of the file.</text:p>
        </text:list-item>
        <text:list-item>
          <text:p text:style-name="P21">when, optional, xs:IDREF<text:line-break/>indicates the point of occurrence of this feature along a timeline. Its value must be the ID of a &lt;when&gt; element.</text:p>
        </text:list-item>
        <text:list-item>
          <text:p text:style-name="P21">xml:id, optional, xs:ID<text:line-break/>regularizes the naming of an element and thus facilitates building links between it and other resources. Each id attribute within a document must have a unique value.</text:p>
        </text:list-item>
      </text:list>
      <text:h text:style-name="P239" text:outline-level="1"><text:soft-page-break/>Module:</text:h>
      <text:p text:style-name="Text_20_body">cmn</text:p>
      <text:h text:style-name="P238" text:outline-level="1"><text:bookmark text:name="id900"/>&lt;beatrpt&gt; beat repeat</text:h>
      <text:h text:style-name="P239" text:outline-level="1">Description:</text:h>
      <text:p text:style-name="Text_20_body">An indication that material on a preceding beat should be repeated.</text:p>
      <text:h text:style-name="P239" text:outline-level="1">May contain:</text:h>
      <text:p text:style-name="Text_20_body">EMPTY</text:p>
      <text:h text:style-name="P239" text:outline-level="1">May occur within:</text:h>
      <text:p text:style-name="Text_20_body"><text:a xlink:type="simple" xlink:href="#id213">add</text:a>, <text:a xlink:type="simple" xlink:href="#id894">beam</text:a>, <text:a xlink:type="simple" xlink:href="#id61">corr</text:a>, <text:a xlink:type="simple" xlink:href="#id1208">damage</text:a>, <text:a xlink:type="simple" xlink:href="#id1216">del</text:a>, <text:a xlink:type="simple" xlink:href="#id932">halfmrpt</text:a>, <text:a xlink:type="simple" xlink:href="#id216">ineume</text:a>, <text:a xlink:type="simple" xlink:href="#id675">layer</text:a>, <text:a xlink:type="simple" xlink:href="#id221">lem</text:a>, <text:a xlink:type="simple" xlink:href="#id934">ligature</text:a>, <text:a xlink:type="simple" xlink:href="#id856">mordent</text:a>, <text:a xlink:type="simple" xlink:href="#id108">note</text:a>, <text:a xlink:type="simple" xlink:href="#id1220">orig</text:a>, <text:a xlink:type="simple" xlink:href="#id1174">rdg</text:a>, <text:a xlink:type="simple" xlink:href="#id1223">reg</text:a>, <text:a xlink:type="simple" xlink:href="#id1226">restore</text:a>, <text:a xlink:type="simple" xlink:href="#id1230">sic</text:a>, <text:a xlink:type="simple" xlink:href="#id1233">supplied</text:a>, <text:a xlink:type="simple" xlink:href="#id944">syllable</text:a>, <text:a xlink:type="simple" xlink:href="#id998">trill</text:a>, <text:a xlink:type="simple" xlink:href="#id898">tuplet</text:a>, <text:a xlink:type="simple" xlink:href="#id1005">turn</text:a>, <text:a xlink:type="simple" xlink:href="#id1238">unclear</text:a>, <text:a xlink:type="simple" xlink:href="#id1186">uneume</text:a> </text:p>
      <text:h text:style-name="P239" text:outline-level="1">Attributes:</text:h>
      <text:list xml:id="list30706588" text:style-name="L22">
        <text:list-item>
          <text:p text:style-name="P22">altsym, optional, xs:IDREF<text:line-break/>provides a way of pointing to a user-defined symbol. It must contain an ID of a &lt;symboldef&gt; element elsewhere in the document.</text:p>
        </text:list-item>
        <text:list-item>
          <text:p text:style-name="P22">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22">copyof, optional, xs:IDREF<text:line-break/>points to an element of which the current element is a copy.</text:p>
        </text:list-item>
        <text:list-item>
          <text:p text:style-name="P22">corresp, optional, xs:IDREFS<text:line-break/>used to point to other elements that correspond to this one in a generic fashion.</text:p>
        </text:list-item>
        <text:list-item>
          <text:p text:style-name="P22">expand, optional, xs:token, true, false<text:line-break/>indicates whether to render a repeat symbol or the source material to which it refers.</text:p>
        </text:list-item>
        <text:list-item>
          <text:p text:style-name="P22">facs, optional, xs:IDREFS<text:line-break/>permits the current element to reference a facsimile image or image zone which corresponds to it.</text:p>
        </text:list-item>
        <text:list-item>
          <text:p text:style-name="P22">layer, optional, xs:positiveInteger<text:line-break/>identifies the layer to which a feature applies.</text:p>
        </text:list-item>
        <text:list-item>
          <text:p text:style-name="P22">n, optional, xs:NMTOKEN<text:line-break/>provides a label (name or number) for an element. While its value need not be unique, it is required to be a single token.</text:p>
        </text:list-item>
        <text:list-item>
          <text:p text:style-name="P22">next, optional, xs:IDREFS<text:line-break/>used to point to the next event(s) in a user-defined collection.</text:p>
        </text:list-item>
        <text:list-item>
          <text:p text:style-name="P22">prev, optional, xs:IDREFS<text:line-break/>points to the previous event(s) in a user-defined collection.</text:p>
        </text:list-item>
        <text:list-item>
          <text:p text:style-name="P22">rend, required, xs:positiveInteger, xs:token<text:line-break/>indicates the number of slashes required to render the appropriate beat repeat symbol when the beat is divided into even notes: 4ths or 8ths=1, 16ths=2, 32nds=3, 64ths=4, 128ths=5. When the beat is comprised of mixed duration values, the symbol is always rendered as 2 slashes and 2 dots. See Read, pg. 223-224.</text:p>
        </text:list-item>
        <text:list-item>
          <text:p text:style-name="P22"><text:soft-page-break/>sameas, optional, xs:IDREFS<text:line-break/>points to an element that is the same as the current element but is not a literal copy of the current element.</text:p>
        </text:list-item>
        <text:list-item>
          <text:p text:style-name="P22">staff, optional, list of xs:positiveInteger, minimum length of 1<text:line-break/>signifies the staff on which a notated event occurs or to which a control event applies.</text:p>
        </text:list-item>
        <text:list-item>
          <text:p text:style-name="P22">synch, optional, xs:IDREFS<text:line-break/>points to elements that are synchronous with the current element.</text:p>
        </text:list-item>
        <text:list-item>
          <text:p text:style-name="P22">tstamp, optional, xs:decimal, 0 - ∞<text:line-break/>encodes the onset time in terms of musical time, i.e., beats[.fractional beat part]</text:p>
        </text:list-item>
        <text:list-item>
          <text:p text:style-name="P22">tstamp.ges, optional, xs:nonNegativeInteger<text:line-break/>used to record the onset time in pulses per quarter note (ppq, MusicXML divisions, or MIDI clicks) since the start of the file.</text:p>
        </text:list-item>
        <text:list-item>
          <text:p text:style-name="P22">tstamp.real, optional, xs:time<text:line-break/>used to record the onset time in pulses per quarter note (ppq, MusicXML divisions, or MIDI clicks) since the start of the file.</text:p>
        </text:list-item>
        <text:list-item>
          <text:p text:style-name="P22">when, optional, xs:IDREF<text:line-break/>indicates the point of occurrence of this feature along a timeline. Its value must be the ID of a &lt;when&gt; element.</text:p>
        </text:list-item>
        <text:list-item>
          <text:p text:style-name="P22">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cmn</text:p>
      <text:h text:style-name="P238" text:outline-level="1"><text:bookmark text:name="id896"/>&lt;bend&gt; bend</text:h>
      <text:h text:style-name="P239" text:outline-level="1">Description:</text:h>
      <text:p text:style-name="Text_20_body">A variation in pitch (often microtonal) upwards or downwards during the course of a note. Typically, the performer attacks the note at "true" pitch, bends the intonation, then returns to true pitch. The bend element can also be used for scoop, plop, falloff, and doit performance effects. It should *not* be used for l.v. (laissez vibrer) indications. Precise performance data that differs from the logical events in a measure may be recorded within the bend element. The starting point of the bend may be indicated by either a tstamp, tstamp.ges, tstamp.real or startid attribute. It is a semantic error not to specify a starting attribute.</text:p>
      <text:h text:style-name="P239" text:outline-level="1">May contain:</text:h>
      <text:p text:style-name="Text_20_body"><text:a xlink:type="simple" xlink:href="#id108">note</text:a>, <text:a xlink:type="simple" xlink:href="#id869">rest</text:a>, <text:a xlink:type="simple" xlink:href="#id898">tuplet</text:a> </text:p>
      <text:h text:style-name="P239" text:outline-level="1">May occur within:</text:h>
      <text:p text:style-name="Text_20_body"><text:a xlink:type="simple" xlink:href="#id213">add</text:a>, <text:a xlink:type="simple" xlink:href="#id894">beam</text:a>, <text:a xlink:type="simple" xlink:href="#id61">corr</text:a>, <text:a xlink:type="simple" xlink:href="#id1208">damage</text:a>, <text:a xlink:type="simple" xlink:href="#id1216">del</text:a>, <text:a xlink:type="simple" xlink:href="#id932">halfmrpt</text:a>, <text:a xlink:type="simple" xlink:href="#id216">ineume</text:a>, <text:a xlink:type="simple" xlink:href="#id675">layer</text:a>, <text:a xlink:type="simple" xlink:href="#id221">lem</text:a>, <text:a xlink:type="simple" xlink:href="#id934">ligature</text:a>, <text:a xlink:type="simple" xlink:href="#id856">mordent</text:a>, <text:a xlink:type="simple" xlink:href="#id108">note</text:a>, <text:a xlink:type="simple" xlink:href="#id1220">orig</text:a>, <text:a xlink:type="simple" xlink:href="#id1174">rdg</text:a>, <text:a xlink:type="simple" xlink:href="#id1223">reg</text:a>, <text:a xlink:type="simple" xlink:href="#id1226">restore</text:a>, <text:a xlink:type="simple" xlink:href="#id1230">sic</text:a>, <text:a xlink:type="simple" xlink:href="#id1233">supplied</text:a>, <text:a xlink:type="simple" xlink:href="#id944">syllable</text:a>, <text:a xlink:type="simple" xlink:href="#id998">trill</text:a>, <text:a xlink:type="simple" xlink:href="#id898">tuplet</text:a>, <text:a xlink:type="simple" xlink:href="#id1005">turn</text:a>, <text:a xlink:type="simple" xlink:href="#id1238">unclear</text:a>, <text:a xlink:type="simple" xlink:href="#id1186">uneume</text:a> </text:p>
      <text:h text:style-name="P239" text:outline-level="1">Attributes:</text:h>
      <text:list xml:id="list30698499" text:style-name="L23">
        <text:list-item>
          <text:p text:style-name="P23">amount, optional, xs:decimal, xs:token<text:line-break/>records the amount of detuning. The decimal values should be rendered as a fraction (or an integer plus a fraction) along with the bend symbol.</text:p>
        </text:list-item>
        <text:list-item>
          <text:p text:style-name="P23"><text:soft-page-break/>bezier, optional, list of xs:integer, minimum length of 1<text:line-break/>records the placement of Bezier control points as a series of space-separated xy coordinates, eg. 19 45 -32 118.</text:p>
        </text:list-item>
        <text:list-item>
          <text:p text:style-name="P23">bulge, optional, list of xs:decimal, minimum length of 1<text:line-break/>describes a curve as a set of distance values above or below an imaginary line connecting the endpoints of the curve. The bulge attribute must contain one or more decimal values expressed in inter-line units.</text:p>
        </text:list-item>
        <text:list-item>
          <text:p text:style-name="P23">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23">copyof, optional, xs:IDREF<text:line-break/>points to an element of which the current element is a copy.</text:p>
        </text:list-item>
        <text:list-item>
          <text:p text:style-name="P23">corresp, optional, xs:IDREFS<text:line-break/>used to point to other elements that correspond to this one in a generic fashion.</text:p>
        </text:list-item>
        <text:list-item>
          <text:p text:style-name="P23">endho, optional, xs:decimal<text:line-break/>records the horizontal adjustment of a feature's programmatically-determined end point.</text:p>
        </text:list-item>
        <text:list-item>
          <text:p text:style-name="P23">endid, optional, xs:IDREF<text:line-break/>indicates the final element in a sequence of events to which the feature applies.</text:p>
        </text:list-item>
        <text:list-item>
          <text:p text:style-name="P23">endto, optional, xs:decimal<text:line-break/>records a timestamp adjustment of a feature's programmatically-determined end point.</text:p>
        </text:list-item>
        <text:list-item>
          <text:p text:style-name="P23">endvo, optional, xs:decimal<text:line-break/>records a vertical adjustment of a feature's programmatically-determined end point.</text:p>
        </text:list-item>
        <text:list-item>
          <text:p text:style-name="P23">facs, optional, xs:IDREFS<text:line-break/>permits the current element to reference a facsimile image or image zone which corresponds to it.</text:p>
        </text:list-item>
        <text:list-item>
          <text:p text:style-name="P23">ho, optional, xs:decimal<text:line-break/>records a horizontal adjustment of a feature's programmatically-determinded location in terms of staff interline distance; that is, units of 1/2 the distance between adjacent staves.</text:p>
        </text:list-item>
        <text:list-item>
          <text:p text:style-name="P23">layer, optional, list of xs:positiveInteger, minimum length of 1<text:line-break/>signifies the layer within which a control event is active.</text:p>
        </text:list-item>
        <text:list-item>
          <text:p text:style-name="P23">n, optional, xs:NMTOKEN<text:line-break/>provides a label (name or number) for an element. While its value need not be unique, it is required to be a single token.</text:p>
        </text:list-item>
        <text:list-item>
          <text:p text:style-name="P23">next, optional, xs:IDREFS<text:line-break/>used to point to the next event(s) in a user-defined collection.</text:p>
        </text:list-item>
        <text:list-item>
          <text:p text:style-name="P23">plist, optional, xs:IDREFS<text:line-break/>contains a space separated list of ID references that identify logical events that participate in a collection, such as notes under a phrase mark.</text:p>
        </text:list-item>
        <text:list-item>
          <text:p text:style-name="P23">prev, optional, xs:IDREFS<text:line-break/>points to the previous event(s) in a user-defined collection.</text:p>
        </text:list-item>
        <text:list-item>
          <text:p text:style-name="P23">rend, optional, xs:token, medium, wide, dashed, dotted<text:line-break/>records the appearance of the curve.</text:p>
        </text:list-item>
        <text:list-item>
          <text:p text:style-name="P23">sameas, optional, xs:IDREFS<text:line-break/>points to an element that is the same as the current element but is not a literal copy of the current element.</text:p>
        </text:list-item>
        <text:list-item>
          <text:p text:style-name="P23">staff, required, list of xs:positiveInteger, minimum length of 1<text:line-break/>signifies the staff on which a notated event occurs or to which a control event applies.</text:p>
        </text:list-item>
        <text:list-item>
          <text:p text:style-name="P23">startho, optional, xs:decimal<text:line-break/>records the horizontal adjustment of a feature's programmatically-determined start point.</text:p>
        </text:list-item>
        <text:list-item>
          <text:p text:style-name="P23"><text:soft-page-break/>startid, optional, xs:IDREF<text:line-break/>holds a reference to the first element in a sequence of events to which the feature applies.</text:p>
        </text:list-item>
        <text:list-item>
          <text:p text:style-name="P23">startto, optional, xs:decimal<text:line-break/>records a timestamp adjustment of a feature's programmatically-determined start point.</text:p>
        </text:list-item>
        <text:list-item>
          <text:p text:style-name="P23">startvo, optional, xs:decimal<text:line-break/>records a vertical adjustment of a feature's programmatically-determined start point.</text:p>
        </text:list-item>
        <text:list-item>
          <text:p text:style-name="P23">synch, optional, xs:IDREFS<text:line-break/>points to elements that are synchronous with the current element.</text:p>
        </text:list-item>
        <text:list-item>
          <text:p text:style-name="P23">to, optional, xs:decimal<text:line-break/>records a timestamp adjustment of a feature's programmatically-determined location in musical terms; that is, beats.</text:p>
        </text:list-item>
        <text:list-item>
          <text:p text:style-name="P23">tstamp, optional, xs:decimal, 0 - ∞<text:line-break/>encodes the onset time in terms of musical time, i.e., beats[.fractional beat part]</text:p>
        </text:list-item>
        <text:list-item>
          <text:p text:style-name="P23">tstamp.ges, optional, xs:nonNegativeInteger<text:line-break/>used to record the onset time in pulses per quarter note (ppq, MusicXML divisions, or MIDI clicks) since the start of the file.</text:p>
        </text:list-item>
        <text:list-item>
          <text:p text:style-name="P23">tstamp.real, optional, xs:time<text:line-break/>used to record the onset time in pulses per quarter note (ppq, MusicXML divisions, or MIDI clicks) since the start of the file.</text:p>
        </text:list-item>
        <text:list-item>
          <text:p text:style-name="P23">vo, optional, xs:decimal<text:line-break/>records the vertical adjustment of a feature's programmatically-determined location in terms of staff interline distance; that is, units of 1/2 the distance between adjacent staves.</text:p>
        </text:list-item>
        <text:list-item>
          <text:p text:style-name="P23">when, optional, xs:IDREF<text:line-break/>indicates the point of occurrence of this feature along a timeline. Its value must be the ID of a &lt;when&gt; element.</text:p>
        </text:list-item>
        <text:list-item>
          <text:p text:style-name="P23">x, optional, xs:decimal<text:line-break/>encodes an x coordinate for a feature in an output coordinate system. When it is necessary to record the placement of a feature in a facsimile image, use facs attribute.</text:p>
        </text:list-item>
        <text:list-item>
          <text:p text:style-name="P23">x2, optional, xs:decimal<text:line-break/>encodes the optional 2nd x coordinate.</text:p>
        </text:list-item>
        <text:list-item>
          <text:p text:style-name="P23">xml:id, optional, xs:ID<text:line-break/>regularizes the naming of an element and thus facilitates building links between it and other resources. Each id attribute within a document must have a unique value.</text:p>
        </text:list-item>
        <text:list-item>
          <text:p text:style-name="P23">y, optional, xs:decimal<text:line-break/>encodes an y coordinate for a feature in an output coordinate system. When it is necessary to record the placement of a feature in a facsimile image, use facs attribute.</text:p>
        </text:list-item>
        <text:list-item>
          <text:p text:style-name="P23">y2, optional, xs:decimal<text:line-break/>encodes the optional 2nd y coordinate.</text:p>
        </text:list-item>
      </text:list>
      <text:h text:style-name="P239" text:outline-level="1">Module:</text:h>
      <text:p text:style-name="Text_20_body">cmn</text:p>
      <text:h text:style-name="P238" text:outline-level="1"><text:bookmark text:name="id203"/>&lt;bibl&gt; bibliographic reference</text:h>
      <text:h text:style-name="P239" text:outline-level="1">Description:</text:h>
      <text:p text:style-name="Text_20_body">Provides a citation for a published work. &lt;bibref&gt; may contain a mix of text and more specific elements such as &lt;title&gt;, &lt;edition&gt;, &lt;persname&gt;, and &lt;corpname&gt;. This element may also function as a hypertext reference to <text:soft-page-break/>an external electronic resource. Do not confuse this element with &lt;ref&gt;, which is an internal link from one place in the MEI document to another place in the same document.</text:p>
      <text:h text:style-name="P239" text:outline-level="1">May contain:</text:h>
      <text:p text:style-name="Text_20_body">PCDATA, <text:a xlink:type="simple" xlink:href="#id210">abbr</text:a>, <text:a xlink:type="simple" xlink:href="#id53">address</text:a>, <text:a xlink:type="simple" xlink:href="#id296">annot</text:a>, <text:a xlink:type="simple" xlink:href="#id203">bibl</text:a>, <text:a xlink:type="simple" xlink:href="#id1046">corpname</text:a>, <text:a xlink:type="simple" xlink:href="#id1079">date</text:a>, <text:a xlink:type="simple" xlink:href="#id207">edition</text:a>, <text:a xlink:type="simple" xlink:href="#id1243">expan</text:a>, <text:a xlink:type="simple" xlink:href="#id34">extptr</text:a>, <text:a xlink:type="simple" xlink:href="#id49">extref</text:a>, <text:a xlink:type="simple" xlink:href="#id1096">fig</text:a>, <text:a xlink:type="simple" xlink:href="#id1065">geogname</text:a>, <text:a xlink:type="simple" xlink:href="#id1092">identifier</text:a>, <text:a xlink:type="simple" xlink:href="#id232">lb</text:a>, <text:a xlink:type="simple" xlink:href="#id1035">name</text:a>, <text:a xlink:type="simple" xlink:href="#id1083">num</text:a>, <text:a xlink:type="simple" xlink:href="#id236">pb</text:a>, <text:a xlink:type="simple" xlink:href="#id1072">periodname</text:a>, <text:a xlink:type="simple" xlink:href="#id1060">persname</text:a>, <text:a xlink:type="simple" xlink:href="#id1338">ptr</text:a>, <text:a xlink:type="simple" xlink:href="#id1340">ref</text:a>, <text:a xlink:type="simple" xlink:href="#id1023">rend</text:a>, <text:a xlink:type="simple" xlink:href="#id1069">repository</text:a>, <text:a xlink:type="simple" xlink:href="#id1032">stack</text:a>, <text:a xlink:type="simple" xlink:href="#id1075">stylename</text:a>, <text:a xlink:type="simple" xlink:href="#id1087">title</text:a> </text:p>
      <text:h text:style-name="P239" text:outline-level="1">May occur within:</text:h>
      <text:p text:style-name="Text_20_body"><text:a xlink:type="simple" xlink:href="#id210">abbr</text:a>, <text:a xlink:type="simple" xlink:href="#id1373">accessdesc</text:a>, <text:a xlink:type="simple" xlink:href="#id1370">acqsource</text:a>, <text:a xlink:type="simple" xlink:href="#id213">add</text:a>, <text:a xlink:type="simple" xlink:href="#id55">addressline</text:a>, <text:a xlink:type="simple" xlink:href="#id30">altmeiid</text:a>, <text:a xlink:type="simple" xlink:href="#id390">anchoredtext</text:a>, <text:a xlink:type="simple" xlink:href="#id296">annot</text:a>, <text:a xlink:type="simple" xlink:href="#id203">bibl</text:a>, <text:a xlink:type="simple" xlink:href="#id243">blockquote</text:a>, <text:a xlink:type="simple" xlink:href="#id267">caption</text:a>, <text:a xlink:type="simple" xlink:href="#id1400">condition</text:a>, <text:a xlink:type="simple" xlink:href="#id1046">corpname</text:a>, <text:a xlink:type="simple" xlink:href="#id61">corr</text:a>, <text:a xlink:type="simple" xlink:href="#id1208">damage</text:a>, <text:a xlink:type="simple" xlink:href="#id1079">date</text:a>, <text:a xlink:type="simple" xlink:href="#id1216">del</text:a>, <text:a xlink:type="simple" xlink:href="#id1403">dimensions</text:a>, <text:a xlink:type="simple" xlink:href="#id169">dir</text:a>, <text:a xlink:type="simple" xlink:href="#id770">dynam</text:a>, <text:a xlink:type="simple" xlink:href="#id207">edition</text:a>, <text:a xlink:type="simple" xlink:href="#id1406">exhibithist</text:a>, <text:a xlink:type="simple" xlink:href="#id1243">expan</text:a>, <text:a xlink:type="simple" xlink:href="#id1357">extent</text:a>, <text:a xlink:type="simple" xlink:href="#id49">extref</text:a>, <text:a xlink:type="simple" xlink:href="#id239">fw</text:a>, <text:a xlink:type="simple" xlink:href="#id1065">geogname</text:a>, <text:a xlink:type="simple" xlink:href="#id1411">hand</text:a>, <text:a xlink:type="simple" xlink:href="#id1134">harm</text:a>, <text:a xlink:type="simple" xlink:href="#id251">head</text:a>, <text:a xlink:type="simple" xlink:href="#id1092">identifier</text:a>, <text:a xlink:type="simple" xlink:href="#id1416">inscription</text:a>, <text:a xlink:type="simple" xlink:href="#id254">item</text:a>, <text:a xlink:type="simple" xlink:href="#id288">l</text:a>, <text:a xlink:type="simple" xlink:href="#id441">label</text:a>, <text:a xlink:type="simple" xlink:href="#id1441">language</text:a>, <text:a xlink:type="simple" xlink:href="#id221">lem</text:a>, <text:a xlink:type="simple" xlink:href="#id200">line</text:a>, <text:a xlink:type="simple" xlink:href="#id1035">name</text:a>, <text:a xlink:type="simple" xlink:href="#id1083">num</text:a>, <text:a xlink:type="simple" xlink:href="#id1220">orig</text:a>, <text:a xlink:type="simple" xlink:href="#id260">p</text:a>, <text:a xlink:type="simple" xlink:href="#id1072">periodname</text:a>, <text:a xlink:type="simple" xlink:href="#id1060">persname</text:a>, <text:a xlink:type="simple" xlink:href="#id412">pgfoot1</text:a>, <text:a xlink:type="simple" xlink:href="#id415">pgfoot2</text:a>, <text:a xlink:type="simple" xlink:href="#id406">pghead1</text:a>, <text:a xlink:type="simple" xlink:href="#id409">pghead2</text:a>, <text:a xlink:type="simple" xlink:href="#id1422">physloc</text:a>, <text:a xlink:type="simple" xlink:href="#id1419">physmedium</text:a>, <text:a xlink:type="simple" xlink:href="#id1376">price</text:a>, <text:a xlink:type="simple" xlink:href="#id1425">provenance</text:a>, <text:a xlink:type="simple" xlink:href="#id1174">rdg</text:a>, <text:a xlink:type="simple" xlink:href="#id1340">ref</text:a>, <text:a xlink:type="simple" xlink:href="#id1223">reg</text:a>, <text:a xlink:type="simple" xlink:href="#id1023">rend</text:a>, <text:a xlink:type="simple" xlink:href="#id1069">repository</text:a>, <text:a xlink:type="simple" xlink:href="#id1226">restore</text:a>, <text:a xlink:type="simple" xlink:href="#id1230">sic</text:a>, <text:a xlink:type="simple" xlink:href="#id1032">stack</text:a>, <text:a xlink:type="simple" xlink:href="#id1075">stylename</text:a>, <text:a xlink:type="simple" xlink:href="#id1233">supplied</text:a>, <text:a xlink:type="simple" xlink:href="#id948">syl</text:a>, <text:a xlink:type="simple" xlink:href="#id1382">sysreq</text:a>, <text:a xlink:type="simple" xlink:href="#id278">td</text:a>, <text:a xlink:type="simple" xlink:href="#id787">tempo</text:a>, <text:a xlink:type="simple" xlink:href="#id1451">term</text:a>, <text:a xlink:type="simple" xlink:href="#id272">th</text:a>, <text:a xlink:type="simple" xlink:href="#id1087">title</text:a>, <text:a xlink:type="simple" xlink:href="#id1432">treatmenthist</text:a>, <text:a xlink:type="simple" xlink:href="#id1435">treatmentsched</text:a>, <text:a xlink:type="simple" xlink:href="#id1238">unclear</text:a>, <text:a xlink:type="simple" xlink:href="#id1379">userestrict</text:a> </text:p>
      <text:h text:style-name="P239" text:outline-level="1">Attributes:</text:h>
      <text:list xml:id="list30717575" text:style-name="L24">
        <text:list-item>
          <text:p text:style-name="P24">entityref, optional, xs:ENTITY<text:line-break/>uses a previously-declared entity to identify an external electronic object.</text:p>
        </text:list-item>
        <text:list-item>
          <text:p text:style-name="P24">facs, optional, xs:IDREFS<text:line-break/>permits the current element to reference a facsimile image or image zone which corresponds to it.</text:p>
        </text:list-item>
        <text:list-item>
          <text:p text:style-name="P24">n, optional, xs:NMTOKEN<text:line-break/>provides a label (name or number) for an element. While its value need not be unique, it is required to be a single token.</text:p>
        </text:list-item>
        <text:list-item>
          <text:p text:style-name="P24">targettype, optional, xs:NMTOKEN<text:line-break/>in contrast with the role attribute, allows the target resource to be characterized using any convenient classification scheme or typology.</text:p>
        </text:list-item>
        <text:list-item>
          <text:p text:style-name="P24">xlink:actuate, optional, xs:token, onLoad, onRequest, other, none<text:line-break/>defines whether a link occurs automatically or must be requested by the user. It is used in conjunction with the show attribute to determine link behavior.</text:p>
        </text:list-item>
        <text:list-item>
          <text:p text:style-name="P24">xlink:href, optional, xs:anyURI<text:line-break/>allows the use of an previously-undeclared URI to identify an external electronic object.</text:p>
        </text:list-item>
        <text:list-item>
          <text:p text:style-name="P24">xlink:role, optional, xs:anyURI<text:line-break/>indicates a property of the entire link. The value of the role attribute must be a URI reference as defined in [IETF RFC 2396], except that if the URI scheme used is allowed to have absolute and relative forms, the URI portion must be absolute. The URI reference identifies some resource that describes the intended property. When no value is supplied, no particular role value is to be inferred.</text:p>
        </text:list-item>
        <text:list-item>
          <text:p text:style-name="P24">xlink:show, optional, xs:token, new, replace, other, none<text:line-break/>defines whether a remote resource that is the target of a link appears at the point of the link, replaces the existing link, or appears in a new window.</text:p>
        </text:list-item>
        <text:list-item>
          <text:p text:style-name="P24">xlink:title, optional, CDATA<text:line-break/>contains a human-readable description of the entire link. A value is optional; if a value is supplied, it should contain a string that describes the resource. The use of this information is highly dependent on the type of processing being done. It may be used, for example, to make titles available to applications used by visually impaired users, or to create a table of links, or to present help text that appears when a user lets a mouse pointer hover over a starting resource.</text:p>
        </text:list-item>
        <text:list-item>
          <text:p text:style-name="P24">xml:id, optional, xs:ID<text:line-break/>regularizes the naming of an element and thus facilitates building links between it and other resources. Each id attribute within a document must have a unique value.</text:p>
        </text:list-item>
        <text:list-item>
          <text:p text:style-name="P24"><text:soft-page-break/>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39" text:outline-level="1">Module:</text:h>
      <text:p text:style-name="Text_20_body">shared</text:p>
      <text:h text:style-name="P238" text:outline-level="1"><text:bookmark text:name="id243"/>&lt;blockquote&gt; blockquote</text:h>
      <text:h text:style-name="P239" text:outline-level="1">Description:</text:h>
      <text:p text:style-name="Text_20_body">A formatting element that designates an extended quotation; that is, a passage attributed to a source external to the text. The quotation is normally set off from the text by spacing or other typographic distinction. The source for the quote may be included in the optional &lt;bibl&gt; sub-element. Use &lt;rend&gt; for words that are enclosed in quotation marks for emphasis or for a short quoted phrase that occurs within a line of text.</text:p>
      <text:h text:style-name="P239" text:outline-level="1">May contain:</text:h>
      <text:p text:style-name="Text_20_body"><text:a xlink:type="simple" xlink:href="#id203">bibl</text:a>, <text:a xlink:type="simple" xlink:href="#id243">blockquote</text:a>, <text:a xlink:type="simple" xlink:href="#id285">lg</text:a>, <text:a xlink:type="simple" xlink:href="#id248">list</text:a>, <text:a xlink:type="simple" xlink:href="#id260">p</text:a>, <text:a xlink:type="simple" xlink:href="#id264">table</text:a> </text:p>
      <text:h text:style-name="P239" text:outline-level="1">May occur within:</text:h>
      <text:p text:style-name="Text_20_body"><text:a xlink:type="simple" xlink:href="#id296">annot</text:a>, <text:a xlink:type="simple" xlink:href="#id243">blockquote</text:a>, <text:a xlink:type="simple" xlink:href="#id1503">creation</text:a>, <text:a xlink:type="simple" xlink:href="#id228">div</text:a>, <text:a xlink:type="simple" xlink:href="#id1098">figdesc</text:a>, <text:a xlink:type="simple" xlink:href="#id239">fw</text:a>, <text:a xlink:type="simple" xlink:href="#id254">item</text:a>, <text:a xlink:type="simple" xlink:href="#id221">lem</text:a>, <text:a xlink:type="simple" xlink:href="#id260">p</text:a>, <text:a xlink:type="simple" xlink:href="#id293">pgdesc</text:a>, <text:a xlink:type="simple" xlink:href="#id412">pgfoot1</text:a>, <text:a xlink:type="simple" xlink:href="#id415">pgfoot2</text:a>, <text:a xlink:type="simple" xlink:href="#id406">pghead1</text:a>, <text:a xlink:type="simple" xlink:href="#id409">pghead2</text:a>, <text:a xlink:type="simple" xlink:href="#id1174">rdg</text:a>, <text:a xlink:type="simple" xlink:href="#id278">td</text:a>, <text:a xlink:type="simple" xlink:href="#id272">th</text:a>, <text:a xlink:type="simple" xlink:href="#id1429">titlepage</text:a> </text:p>
      <text:h text:style-name="P239" text:outline-level="1">Attributes:</text:h>
      <text:list xml:id="list30701489" text:style-name="L25">
        <text:list-item>
          <text:p text:style-name="P25">facs, optional, xs:IDREFS<text:line-break/>permits the current element to reference a facsimile image or image zone which corresponds to it.</text:p>
        </text:list-item>
        <text:list-item>
          <text:p text:style-name="P25">n, optional, xs:NMTOKEN<text:line-break/>provides a label (name or number) for an element. While its value need not be unique, it is required to be a single token.</text:p>
        </text:list-item>
        <text:list-item>
          <text:p text:style-name="P25">x, optional, xs:decimal<text:line-break/>encodes an x coordinate for a feature in an output coordinate system. When it is necessary to record the placement of a feature in a facsimile image, use facs attribute.</text:p>
        </text:list-item>
        <text:list-item>
          <text:p text:style-name="P25">xml:id, optional, xs:ID<text:line-break/>regularizes the naming of an element and thus facilitates building links between it and other resources. Each id attribute within a document must have a unique value.</text:p>
        </text:list-item>
        <text:list-item>
          <text:p text:style-name="P25">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item>
          <text:p text:style-name="P25">y, optional, xs:decimal<text:line-break/>encodes an y coordinate for a feature in an output coordinate system. When it is necessary to record the placement of a feature in a facsimile image, use facs attribute.</text:p>
        </text:list-item>
      </text:list>
      <text:h text:style-name="P239" text:outline-level="1">Module:</text:h>
      <text:p text:style-name="Text_20_body">text</text:p>
      <text:h text:style-name="P238" text:outline-level="1"><text:bookmark text:name="id1542"/><text:soft-page-break/>&lt;body&gt; body</text:h>
      <text:h text:style-name="P239" text:outline-level="1">Description:</text:h>
      <text:p text:style-name="Text_20_body">This element contains the actual music data of the MEI encoding, as opposed to the header, front, and back elements, which do not. When the music can be broken into high-level, discrete, linear segments, such as movements of a symphony, there may be multiple &lt;mdiv&gt; elements within this element. This is the highest level indication of the structure of the music.</text:p>
      <text:h text:style-name="P239" text:outline-level="1">May contain:</text:h>
      <text:p text:style-name="Text_20_body"><text:a xlink:type="simple" xlink:href="#id1545">mdiv</text:a> </text:p>
      <text:h text:style-name="P239" text:outline-level="1">May occur within:</text:h>
      <text:p text:style-name="Text_20_body"><text:a xlink:type="simple" xlink:href="#id1520">music</text:a> </text:p>
      <text:h text:style-name="P239" text:outline-level="1">Attributes:</text:h>
      <text:list xml:id="list30712377" text:style-name="L26">
        <text:list-item>
          <text:p text:style-name="P26">n, optional, xs:NMTOKEN<text:line-break/>provides a label (name or number) for an element. While its value need not be unique, it is required to be a single token.</text:p>
        </text:list-item>
        <text:list-item>
          <text:p text:style-name="P26">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shared</text:p>
      <text:h text:style-name="P238" text:outline-level="1"><text:bookmark text:name="id812"/>&lt;breath&gt; breath mark</text:h>
      <text:h text:style-name="P239" text:outline-level="1">Description:</text:h>
      <text:p text:style-name="Text_20_body">The breath element is a specialized form of, i.e., syntactic sugar for, dir/@type="breathmark" with "," (comma) as its PCDATA content. The starting point of the breath mark may be indicated by either a tstamp, tstamp.ges, tstamp.real or startid attribute. It is a semantic error not to specify a starting point attribute.</text:p>
      <text:h text:style-name="P239" text:outline-level="1">May contain:</text:h>
      <text:p text:style-name="Text_20_body">EMPTY</text:p>
      <text:h text:style-name="P239" text:outline-level="1">May occur within:</text:h>
      <text:p text:style-name="Text_20_body"><text:a xlink:type="simple" xlink:href="#id213">add</text:a>, <text:a xlink:type="simple" xlink:href="#id61">corr</text:a>, <text:a xlink:type="simple" xlink:href="#id1208">damage</text:a>, <text:a xlink:type="simple" xlink:href="#id1216">del</text:a>, <text:a xlink:type="simple" xlink:href="#id675">layer</text:a>, <text:a xlink:type="simple" xlink:href="#id221">lem</text:a>, <text:a xlink:type="simple" xlink:href="#id934">ligature</text:a>, <text:a xlink:type="simple" xlink:href="#id1151">measure</text:a>, <text:a xlink:type="simple" xlink:href="#id1220">orig</text:a>, <text:a xlink:type="simple" xlink:href="#id1155">ossia</text:a>, <text:a xlink:type="simple" xlink:href="#id1174">rdg</text:a>, <text:a xlink:type="simple" xlink:href="#id1223">reg</text:a>, <text:a xlink:type="simple" xlink:href="#id1226">restore</text:a>, <text:a xlink:type="simple" xlink:href="#id1230">sic</text:a>, <text:a xlink:type="simple" xlink:href="#id1233">supplied</text:a>, <text:a xlink:type="simple" xlink:href="#id944">syllable</text:a>, <text:a xlink:type="simple" xlink:href="#id1238">unclear</text:a> </text:p>
      <text:h text:style-name="P239" text:outline-level="1">Attributes:</text:h>
      <text:list xml:id="list30698947" text:style-name="L27">
        <text:list-item>
          <text:p text:style-name="P27">altsym, optional, xs:IDREF<text:line-break/>provides a way of pointing to a user-defined symbol. It must contain an ID of a &lt;symboldef&gt; element elsewhere in the document.</text:p>
        </text:list-item>
        <text:list-item>
          <text:p text:style-name="P27">color, optional, xs:token, "(x[0-9A-Fa-f]{6,6}|aqua|black|fuchsia|gray|green|lime|maroon|navy|olive|purple|red|silver|teal|white|yellow)"<text:line-break/><text:soft-page-break/>used to indicate visual appearance. Do not confuse this with the musical term 'color' as used in pre-CMN notation.</text:p>
        </text:list-item>
        <text:list-item>
          <text:p text:style-name="P27">copyof, optional, xs:IDREF<text:line-break/>points to an element of which the current element is a copy.</text:p>
        </text:list-item>
        <text:list-item>
          <text:p text:style-name="P27">corresp, optional, xs:IDREFS<text:line-break/>used to point to other elements that correspond to this one in a generic fashion.</text:p>
        </text:list-item>
        <text:list-item>
          <text:p text:style-name="P27">endid, optional, xs:IDREF<text:line-break/>indicates the final element in a sequence of events to which the feature applies.</text:p>
        </text:list-item>
        <text:list-item>
          <text:p text:style-name="P27">facs, optional, xs:IDREFS<text:line-break/>permits the current element to reference a facsimile image or image zone which corresponds to it.</text:p>
        </text:list-item>
        <text:list-item>
          <text:p text:style-name="P27">ho, optional, xs:decimal<text:line-break/>records a horizontal adjustment of a feature's programmatically-determinded location in terms of staff interline distance; that is, units of 1/2 the distance between adjacent staves.</text:p>
        </text:list-item>
        <text:list-item>
          <text:p text:style-name="P27">layer, optional, list of xs:positiveInteger, minimum length of 1<text:line-break/>signifies the layer within which a control event is active.</text:p>
        </text:list-item>
        <text:list-item>
          <text:p text:style-name="P27">n, optional, xs:NMTOKEN<text:line-break/>provides a label (name or number) for an element. While its value need not be unique, it is required to be a single token.</text:p>
        </text:list-item>
        <text:list-item>
          <text:p text:style-name="P27">next, optional, xs:IDREFS<text:line-break/>used to point to the next event(s) in a user-defined collection.</text:p>
        </text:list-item>
        <text:list-item>
          <text:p text:style-name="P27">place, optional, xs:token, above, below<text:line-break/>captures the placement of the item with respect to the staff with which it is associated.</text:p>
        </text:list-item>
        <text:list-item>
          <text:p text:style-name="P27">plist, optional, xs:IDREFS<text:line-break/>contains a space separated list of ID references that identify logical events that participate in a collection, such as notes under a phrase mark.</text:p>
        </text:list-item>
        <text:list-item>
          <text:p text:style-name="P27">prev, optional, xs:IDREFS<text:line-break/>points to the previous event(s) in a user-defined collection.</text:p>
        </text:list-item>
        <text:list-item>
          <text:p text:style-name="P27">sameas, optional, xs:IDREFS<text:line-break/>points to an element that is the same as the current element but is not a literal copy of the current element.</text:p>
        </text:list-item>
        <text:list-item>
          <text:p text:style-name="P27">staff, required, list of xs:positiveInteger, minimum length of 1<text:line-break/>signifies the staff on which a notated event occurs or to which a control event applies.</text:p>
        </text:list-item>
        <text:list-item>
          <text:p text:style-name="P27">startid, optional, xs:IDREF<text:line-break/>holds a reference to the first element in a sequence of events to which the feature applies.</text:p>
        </text:list-item>
        <text:list-item>
          <text:p text:style-name="P27">synch, optional, xs:IDREFS<text:line-break/>points to elements that are synchronous with the current element.</text:p>
        </text:list-item>
        <text:list-item>
          <text:p text:style-name="P27">to, optional, xs:decimal<text:line-break/>records a timestamp adjustment of a feature's programmatically-determined location in musical terms; that is, beats.</text:p>
        </text:list-item>
        <text:list-item>
          <text:p text:style-name="P27">tstamp, optional, xs:decimal, 0 - ∞<text:line-break/>encodes the onset time in terms of musical time, i.e., beats[.fractional beat part]</text:p>
        </text:list-item>
        <text:list-item>
          <text:p text:style-name="P27">tstamp.ges, optional, xs:nonNegativeInteger<text:line-break/>used to record the onset time in pulses per quarter note (ppq, MusicXML divisions, or MIDI clicks) since the start of the file.</text:p>
        </text:list-item>
        <text:list-item>
          <text:p text:style-name="P27">tstamp.real, optional, xs:time<text:line-break/>used to record the onset time in pulses per quarter note (ppq, MusicXML divisions, or MIDI clicks) since the start of the file.</text:p>
        </text:list-item>
        <text:list-item>
          <text:p text:style-name="P27"><text:soft-page-break/>vo, optional, xs:decimal<text:line-break/>records the vertical adjustment of a feature's programmatically-determined location in terms of staff interline distance; that is, units of 1/2 the distance between adjacent staves.</text:p>
        </text:list-item>
        <text:list-item>
          <text:p text:style-name="P27">when, optional, xs:IDREF<text:line-break/>indicates the point of occurrence of this feature along a timeline. Its value must be the ID of a &lt;when&gt; element.</text:p>
        </text:list-item>
        <text:list-item>
          <text:p text:style-name="P27">x, optional, xs:decimal<text:line-break/>encodes an x coordinate for a feature in an output coordinate system. When it is necessary to record the placement of a feature in a facsimile image, use facs attribute.</text:p>
        </text:list-item>
        <text:list-item>
          <text:p text:style-name="P27">xml:id, optional, xs:ID<text:line-break/>regularizes the naming of an element and thus facilitates building links between it and other resources. Each id attribute within a document must have a unique value.</text:p>
        </text:list-item>
        <text:list-item>
          <text:p text:style-name="P27">y, optional, xs:decimal<text:line-break/>encodes an y coordinate for a feature in an output coordinate system. When it is necessary to record the placement of a feature in a facsimile image, use facs attribute.</text:p>
        </text:list-item>
      </text:list>
      <text:h text:style-name="P239" text:outline-level="1">Module:</text:h>
      <text:p text:style-name="Text_20_body">cmn</text:p>
      <text:h text:style-name="P238" text:outline-level="1"><text:bookmark text:name="id907"/>&lt;btrem&gt; bowed tremolo</text:h>
      <text:h text:style-name="P239" text:outline-level="1">Description:</text:h>
      <text:p text:style-name="Text_20_body">A rapid alternation on a single pitch or chord. This element should also be used for wind double and triple tonguing and for flutter tonguing when these are expressed as tremolandi. The num attribute can be used to store a number to be rendered along with a tremolo. The slash attribute indicates the number of slashes to be drawn. The number of slashes indicates the exact note values in an aural rendition of measured tremolandi, i.e., 4ths or 8ths=1, 16ths=2, 32nds=3, 64ths=4, 128ths=5, 256ths=6. See Read, p. 393-394. The stem modifier (slash or z) must also be explicity set on the child &lt;note&gt; or &lt;chord&gt; element for a complete visual representation.See Read, p. 394, ex. 23-21, line 5.</text:p>
      <text:h text:style-name="P239" text:outline-level="1">May contain:</text:h>
      <text:p text:style-name="Text_20_body"><text:a xlink:type="simple" xlink:href="#id106">chord</text:a>, <text:a xlink:type="simple" xlink:href="#id108">note</text:a> </text:p>
      <text:h text:style-name="P239" text:outline-level="1">May occur within:</text:h>
      <text:p text:style-name="Text_20_body"><text:a xlink:type="simple" xlink:href="#id213">add</text:a>, <text:a xlink:type="simple" xlink:href="#id894">beam</text:a>, <text:a xlink:type="simple" xlink:href="#id61">corr</text:a>, <text:a xlink:type="simple" xlink:href="#id1208">damage</text:a>, <text:a xlink:type="simple" xlink:href="#id1216">del</text:a>, <text:a xlink:type="simple" xlink:href="#id932">halfmrpt</text:a>, <text:a xlink:type="simple" xlink:href="#id216">ineume</text:a>, <text:a xlink:type="simple" xlink:href="#id675">layer</text:a>, <text:a xlink:type="simple" xlink:href="#id221">lem</text:a>, <text:a xlink:type="simple" xlink:href="#id934">ligature</text:a>, <text:a xlink:type="simple" xlink:href="#id856">mordent</text:a>, <text:a xlink:type="simple" xlink:href="#id108">note</text:a>, <text:a xlink:type="simple" xlink:href="#id1220">orig</text:a>, <text:a xlink:type="simple" xlink:href="#id1174">rdg</text:a>, <text:a xlink:type="simple" xlink:href="#id1223">reg</text:a>, <text:a xlink:type="simple" xlink:href="#id1226">restore</text:a>, <text:a xlink:type="simple" xlink:href="#id1230">sic</text:a>, <text:a xlink:type="simple" xlink:href="#id1233">supplied</text:a>, <text:a xlink:type="simple" xlink:href="#id944">syllable</text:a>, <text:a xlink:type="simple" xlink:href="#id998">trill</text:a>, <text:a xlink:type="simple" xlink:href="#id898">tuplet</text:a>, <text:a xlink:type="simple" xlink:href="#id1005">turn</text:a>, <text:a xlink:type="simple" xlink:href="#id1238">unclear</text:a>, <text:a xlink:type="simple" xlink:href="#id1186">uneume</text:a> </text:p>
      <text:h text:style-name="P239" text:outline-level="1">Attributes:</text:h>
      <text:list xml:id="list30710035" text:style-name="L28">
        <text:list-item>
          <text:p text:style-name="P28">copyof, optional, xs:IDREF<text:line-break/>points to an element of which the current element is a copy.</text:p>
        </text:list-item>
        <text:list-item>
          <text:p text:style-name="P28">corresp, optional, xs:IDREFS<text:line-break/>used to point to other elements that correspond to this one in a generic fashion.</text:p>
        </text:list-item>
        <text:list-item>
          <text:p text:style-name="P28">facs, optional, xs:IDREFS<text:line-break/>permits the current element to reference a facsimile image or image zone which corresponds to it.</text:p>
        </text:list-item>
        <text:list-item>
          <text:p text:style-name="P28">form, optional, xs:token, meas, unmeas<text:line-break/>describes the bowed tremolo as measured or unmeasured.</text:p>
        </text:list-item>
        <text:list-item>
          <text:p text:style-name="P28"><text:soft-page-break/>layer, optional, xs:positiveInteger<text:line-break/>identifies the layer to which a feature applies.</text:p>
        </text:list-item>
        <text:list-item>
          <text:p text:style-name="P28">n, optional, xs:NMTOKEN<text:line-break/>provides a label (name or number) for an element. While its value need not be unique, it is required to be a single token.</text:p>
        </text:list-item>
        <text:list-item>
          <text:p text:style-name="P28">next, optional, xs:IDREFS<text:line-break/>used to point to the next event(s) in a user-defined collection.</text:p>
        </text:list-item>
        <text:list-item>
          <text:p text:style-name="P28">num, optional, xs:positiveInteger<text:line-break/>used to store a number to be rendered along with a feature.</text:p>
        </text:list-item>
        <text:list-item>
          <text:p text:style-name="P28">num.place, optional, xs:token, above, below<text:line-break/>states where the tuplet number will be placed in relation to the noteheads.</text:p>
        </text:list-item>
        <text:list-item>
          <text:p text:style-name="P28">num.visible, optional, xs:token, true, false<text:line-break/>determines if the tuplet number is visible.</text:p>
        </text:list-item>
        <text:list-item>
          <text:p text:style-name="P28">prev, optional, xs:IDREFS<text:line-break/>points to the previous event(s) in a user-defined collection.</text:p>
        </text:list-item>
        <text:list-item>
          <text:p text:style-name="P28">sameas, optional, xs:IDREFS<text:line-break/>points to an element that is the same as the current element but is not a literal copy of the current element.</text:p>
        </text:list-item>
        <text:list-item>
          <text:p text:style-name="P28">slash, optional, xs:positiveInteger, 1 - 6<text:line-break/>indicates the number of slashes to be rendered along with the feature.</text:p>
        </text:list-item>
        <text:list-item>
          <text:p text:style-name="P28">staff, optional, list of xs:positiveInteger, minimum length of 1<text:line-break/>signifies the staff on which a notated event occurs or to which a control event applies.</text:p>
        </text:list-item>
        <text:list-item>
          <text:p text:style-name="P28">synch, optional, xs:IDREFS<text:line-break/>points to elements that are synchronous with the current element.</text:p>
        </text:list-item>
        <text:list-item>
          <text:p text:style-name="P28">tstamp, optional, xs:decimal, 0 - ∞<text:line-break/>encodes the onset time in terms of musical time, i.e., beats[.fractional beat part]</text:p>
        </text:list-item>
        <text:list-item>
          <text:p text:style-name="P28">tstamp.ges, optional, xs:nonNegativeInteger<text:line-break/>used to record the onset time in pulses per quarter note (ppq, MusicXML divisions, or MIDI clicks) since the start of the file.</text:p>
        </text:list-item>
        <text:list-item>
          <text:p text:style-name="P28">tstamp.real, optional, xs:time<text:line-break/>used to record the onset time in pulses per quarter note (ppq, MusicXML divisions, or MIDI clicks) since the start of the file.</text:p>
        </text:list-item>
        <text:list-item>
          <text:p text:style-name="P28">when, optional, xs:IDREF<text:line-break/>indicates the point of occurrence of this feature along a timeline. Its value must be the ID of a &lt;when&gt; element.</text:p>
        </text:list-item>
        <text:list-item>
          <text:p text:style-name="P28">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cmn</text:p>
      <text:h text:style-name="P238" text:outline-level="1"><text:bookmark text:name="id267"/>&lt;caption&gt; caption</text:h>
      <text:h text:style-name="P239" text:outline-level="1">Description:</text:h>
      <text:p text:style-name="Text_20_body">A label which accompanies an illustration or a table.</text:p>
      <text:h text:style-name="P239" text:outline-level="1"><text:soft-page-break/>May contain:</text:h>
      <text:p text:style-name="Text_20_body">PCDATA, <text:a xlink:type="simple" xlink:href="#id210">abbr</text:a>, <text:a xlink:type="simple" xlink:href="#id213">add</text:a>, <text:a xlink:type="simple" xlink:href="#id53">address</text:a>, <text:a xlink:type="simple" xlink:href="#id296">annot</text:a>, <text:a xlink:type="simple" xlink:href="#id203">bibl</text:a>, <text:a xlink:type="simple" xlink:href="#id58">choice</text:a>, <text:a xlink:type="simple" xlink:href="#id1046">corpname</text:a>, <text:a xlink:type="simple" xlink:href="#id61">corr</text:a>, <text:a xlink:type="simple" xlink:href="#id1208">damage</text:a>, <text:a xlink:type="simple" xlink:href="#id1079">date</text:a>, <text:a xlink:type="simple" xlink:href="#id1216">del</text:a>, <text:a xlink:type="simple" xlink:href="#id1243">expan</text:a>, <text:a xlink:type="simple" xlink:href="#id34">extptr</text:a>, <text:a xlink:type="simple" xlink:href="#id49">extref</text:a>, <text:a xlink:type="simple" xlink:href="#id1096">fig</text:a>, <text:a xlink:type="simple" xlink:href="#id1329">gap</text:a>, <text:a xlink:type="simple" xlink:href="#id1065">geogname</text:a>, <text:a xlink:type="simple" xlink:href="#id1322">handshift</text:a>, <text:a xlink:type="simple" xlink:href="#id1092">identifier</text:a>, <text:a xlink:type="simple" xlink:href="#id232">lb</text:a>, <text:a xlink:type="simple" xlink:href="#id1035">name</text:a>, <text:a xlink:type="simple" xlink:href="#id1083">num</text:a>, <text:a xlink:type="simple" xlink:href="#id1220">orig</text:a>, <text:a xlink:type="simple" xlink:href="#id236">pb</text:a>, <text:a xlink:type="simple" xlink:href="#id1072">periodname</text:a>, <text:a xlink:type="simple" xlink:href="#id1060">persname</text:a>, <text:a xlink:type="simple" xlink:href="#id1338">ptr</text:a>, <text:a xlink:type="simple" xlink:href="#id1340">ref</text:a>, <text:a xlink:type="simple" xlink:href="#id1223">reg</text:a>, <text:a xlink:type="simple" xlink:href="#id1023">rend</text:a>, <text:a xlink:type="simple" xlink:href="#id1069">repository</text:a>, <text:a xlink:type="simple" xlink:href="#id1226">restore</text:a>, <text:a xlink:type="simple" xlink:href="#id1230">sic</text:a>, <text:a xlink:type="simple" xlink:href="#id1032">stack</text:a>, <text:a xlink:type="simple" xlink:href="#id1075">stylename</text:a>, <text:a xlink:type="simple" xlink:href="#id1331">subst</text:a>, <text:a xlink:type="simple" xlink:href="#id1233">supplied</text:a>, <text:a xlink:type="simple" xlink:href="#id1087">title</text:a>, <text:a xlink:type="simple" xlink:href="#id1238">unclear</text:a> </text:p>
      <text:h text:style-name="P239" text:outline-level="1">May occur within:</text:h>
      <text:p text:style-name="Text_20_body"><text:a xlink:type="simple" xlink:href="#id1096">fig</text:a>, <text:a xlink:type="simple" xlink:href="#id264">table</text:a> </text:p>
      <text:h text:style-name="P239" text:outline-level="1">Attributes:</text:h>
      <text:list xml:id="list30708389" text:style-name="L29">
        <text:list-item>
          <text:p text:style-name="P29">facs, optional, xs:IDREFS<text:line-break/>permits the current element to reference a facsimile image or image zone which corresponds to it.</text:p>
        </text:list-item>
        <text:list-item>
          <text:p text:style-name="P29">n, optional, xs:NMTOKEN<text:line-break/>provides a label (name or number) for an element. While its value need not be unique, it is required to be a single token.</text:p>
        </text:list-item>
        <text:list-item>
          <text:p text:style-name="P29">xml:id, optional, xs:ID<text:line-break/>regularizes the naming of an element and thus facilitates building links between it and other resources. Each id attribute within a document must have a unique value.</text:p>
        </text:list-item>
        <text:list-item>
          <text:p text:style-name="P29">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39" text:outline-level="1">Module:</text:h>
      <text:p text:style-name="Text_20_body">shared</text:p>
      <text:h text:style-name="P238" text:outline-level="1"><text:bookmark text:name="id681"/>&lt;cc&gt; control change</text:h>
      <text:h text:style-name="P239" text:outline-level="1">Description:</text:h>
      <text:p text:style-name="Text_20_body">MIDI parameter/control change. The num attribute specifies parameter number, while val contains the parameter value. Each must fall in the range 0-127.</text:p>
      <text:h text:style-name="P239" text:outline-level="1">May contain:</text:h>
      <text:p text:style-name="Text_20_body">EMPTY</text:p>
      <text:h text:style-name="P239" text:outline-level="1">May occur within:</text:h>
      <text:p text:style-name="Text_20_body"><text:a xlink:type="simple" xlink:href="#id679">midi</text:a> </text:p>
      <text:h text:style-name="P239" text:outline-level="1">Attributes:</text:h>
      <text:list xml:id="list30696168" text:style-name="L30">
        <text:list-item>
          <text:p text:style-name="P30">copyof, optional, xs:IDREF<text:line-break/>points to an element of which the current element is a copy.</text:p>
        </text:list-item>
        <text:list-item>
          <text:p text:style-name="P30">corresp, optional, xs:IDREFS<text:line-break/>used to point to other elements that correspond to this one in a generic fashion.</text:p>
        </text:list-item>
        <text:list-item>
          <text:p text:style-name="P30">layer, optional, xs:positiveInteger<text:line-break/>identifies the layer to which a feature applies.</text:p>
        </text:list-item>
        <text:list-item>
          <text:p text:style-name="P30"><text:soft-page-break/>n, optional, xs:NMTOKEN<text:line-break/>provides a label (name or number) for an element. While its value need not be unique, it is required to be a single token.</text:p>
        </text:list-item>
        <text:list-item>
          <text:p text:style-name="P30">next, optional, xs:IDREFS<text:line-break/>used to point to the next event(s) in a user-defined collection.</text:p>
        </text:list-item>
        <text:list-item>
          <text:p text:style-name="P30">num, required, xs:nonNegativeInteger, 0 - 127<text:line-break/>records a MIDI number.</text:p>
        </text:list-item>
        <text:list-item>
          <text:p text:style-name="P30">prev, optional, xs:IDREFS<text:line-break/>points to the previous event(s) in a user-defined collection.</text:p>
        </text:list-item>
        <text:list-item>
          <text:p text:style-name="P30">sameas, optional, xs:IDREFS<text:line-break/>points to an element that is the same as the current element but is not a literal copy of the current element.</text:p>
        </text:list-item>
        <text:list-item>
          <text:p text:style-name="P30">staff, required, list of xs:positiveInteger, minimum length of 1<text:line-break/>signifies the staff on which a notated event occurs or to which a control event applies.</text:p>
        </text:list-item>
        <text:list-item>
          <text:p text:style-name="P30">synch, optional, xs:IDREFS<text:line-break/>points to elements that are synchronous with the current element.</text:p>
        </text:list-item>
        <text:list-item>
          <text:p text:style-name="P30">tstamp, optional, xs:decimal, 0 - ∞<text:line-break/>encodes the onset time in terms of musical time, i.e., beats[.fractional beat part]</text:p>
        </text:list-item>
        <text:list-item>
          <text:p text:style-name="P30">val, optional, xs:nonNegativeInteger, 0 - 127<text:line-break/>captures a MIDI value.</text:p>
        </text:list-item>
        <text:list-item>
          <text:p text:style-name="P30">when, optional, xs:IDREF<text:line-break/>indicates the point of occurrence of this feature along a timeline. Its value must be the ID of a &lt;when&gt; element.</text:p>
        </text:list-item>
        <text:list-item>
          <text:p text:style-name="P30">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midi</text:p>
      <text:h text:style-name="P238" text:outline-level="1"><text:bookmark text:name="id690"/>&lt;chan&gt; channel</text:h>
      <text:h text:style-name="P239" text:outline-level="1">Description:</text:h>
      <text:p text:style-name="Text_20_body">MIDI channel assignment.</text:p>
      <text:h text:style-name="P239" text:outline-level="1">May contain:</text:h>
      <text:p text:style-name="Text_20_body">EMPTY</text:p>
      <text:h text:style-name="P239" text:outline-level="1">May occur within:</text:h>
      <text:p text:style-name="Text_20_body"><text:a xlink:type="simple" xlink:href="#id679">midi</text:a> </text:p>
      <text:h text:style-name="P239" text:outline-level="1">Attributes:</text:h>
      <text:list xml:id="list30690770" text:style-name="L31">
        <text:list-item>
          <text:p text:style-name="P31">copyof, optional, xs:IDREF<text:line-break/>points to an element of which the current element is a copy.</text:p>
        </text:list-item>
        <text:list-item>
          <text:p text:style-name="P31">corresp, optional, xs:IDREFS<text:line-break/>used to point to other elements that correspond to this one in a generic fashion.</text:p>
        </text:list-item>
        <text:list-item>
          <text:p text:style-name="P31"><text:soft-page-break/>layer, optional, xs:positiveInteger<text:line-break/>identifies the layer to which a feature applies.</text:p>
        </text:list-item>
        <text:list-item>
          <text:p text:style-name="P31">n, optional, xs:NMTOKEN<text:line-break/>provides a label (name or number) for an element. While its value need not be unique, it is required to be a single token.</text:p>
        </text:list-item>
        <text:list-item>
          <text:p text:style-name="P31">next, optional, xs:IDREFS<text:line-break/>used to point to the next event(s) in a user-defined collection.</text:p>
        </text:list-item>
        <text:list-item>
          <text:p text:style-name="P31">num, required, xs:positiveInteger, 0 - 16<text:line-break/>records a MIDI channel value. The value must be in the range 1-16.</text:p>
        </text:list-item>
        <text:list-item>
          <text:p text:style-name="P31">prev, optional, xs:IDREFS<text:line-break/>points to the previous event(s) in a user-defined collection.</text:p>
        </text:list-item>
        <text:list-item>
          <text:p text:style-name="P31">sameas, optional, xs:IDREFS<text:line-break/>points to an element that is the same as the current element but is not a literal copy of the current element.</text:p>
        </text:list-item>
        <text:list-item>
          <text:p text:style-name="P31">staff, required, list of xs:positiveInteger, minimum length of 1<text:line-break/>signifies the staff on which a notated event occurs or to which a control event applies.</text:p>
        </text:list-item>
        <text:list-item>
          <text:p text:style-name="P31">synch, optional, xs:IDREFS<text:line-break/>points to elements that are synchronous with the current element.</text:p>
        </text:list-item>
        <text:list-item>
          <text:p text:style-name="P31">tstamp, optional, xs:decimal, 0 - ∞<text:line-break/>encodes the onset time in terms of musical time, i.e., beats[.fractional beat part]</text:p>
        </text:list-item>
        <text:list-item>
          <text:p text:style-name="P31">when, optional, xs:IDREF<text:line-break/>indicates the point of occurrence of this feature along a timeline. Its value must be the ID of a &lt;when&gt; element.</text:p>
        </text:list-item>
        <text:list-item>
          <text:p text:style-name="P31">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midi</text:p>
      <text:h text:style-name="P238" text:outline-level="1"><text:bookmark text:name="id1509"/>&lt;change&gt; change</text:h>
      <text:h text:style-name="P239" text:outline-level="1">Description:</text:h>
      <text:p text:style-name="Text_20_body">Individual change within the revision description. Additions, deletions, and significant recoding should be noted, but not correction of minor typographical errors. It is recommended that revisions should be entered in reverse chronological order, with the most recent &lt;change&gt; first. The resp attribute contains a pointer to an element containing info about the person/entity responsible for change. The edition element can be used to designate an MEI encoding that has been so substantively changed that it constitutes a new version that supersedes earlier versions.</text:p>
      <text:h text:style-name="P239" text:outline-level="1">May contain:</text:h>
      <text:p text:style-name="Text_20_body"><text:a xlink:type="simple" xlink:href="#id1511">changedesc</text:a>, <text:a xlink:type="simple" xlink:href="#id1079">date</text:a>, <text:a xlink:type="simple" xlink:href="#id1348">respstmt</text:a> </text:p>
      <text:h text:style-name="P239" text:outline-level="1">May occur within:</text:h>
      <text:p text:style-name="Text_20_body"><text:a xlink:type="simple" xlink:href="#id1507">revisiondesc</text:a> </text:p>
      <text:h text:style-name="P239" text:outline-level="1"><text:soft-page-break/>Attributes:</text:h>
      <text:list xml:id="list30707023" text:style-name="L32">
        <text:list-item>
          <text:p text:style-name="P32">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32">n, optional, xs:NMTOKEN<text:line-break/>provides a label (name or number) for an element. While its value need not be unique, it is required to be a single token.</text:p>
        </text:list-item>
        <text:list-item>
          <text:p text:style-name="P32">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header</text:p>
      <text:h text:style-name="P238" text:outline-level="1"><text:bookmark text:name="id1511"/>&lt;changedesc&gt; change description</text:h>
      <text:h text:style-name="P239" text:outline-level="1">Description:</text:h>
      <text:p text:style-name="Text_20_body">Description of a revision of the MEI file.</text:p>
      <text:h text:style-name="P239" text:outline-level="1">May contain:</text:h>
      <text:p text:style-name="Text_20_body"><text:a xlink:type="simple" xlink:href="#id260">p</text:a> </text:p>
      <text:h text:style-name="P239" text:outline-level="1">May occur within:</text:h>
      <text:p text:style-name="Text_20_body"><text:a xlink:type="simple" xlink:href="#id1509">change</text:a> </text:p>
      <text:h text:style-name="P239" text:outline-level="1">Attributes:</text:h>
      <text:list xml:id="list30692565" text:style-name="L33">
        <text:list-item>
          <text:p text:style-name="P33">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33">n, optional, xs:NMTOKEN<text:line-break/>provides a label (name or number) for an element. While its value need not be unique, it is required to be a single token.</text:p>
        </text:list-item>
        <text:list-item>
          <text:p text:style-name="P33">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header</text:p>
      <text:h text:style-name="P238" text:outline-level="1"><text:bookmark text:name="id693"/><text:soft-page-break/>&lt;chanpr&gt; channel pressure</text:h>
      <text:h text:style-name="P239" text:outline-level="1">Description:</text:h>
      <text:p text:style-name="Text_20_body">MIDI channel pressure/after touch. The value of the num attribute must be in the range 0-127.</text:p>
      <text:h text:style-name="P239" text:outline-level="1">May contain:</text:h>
      <text:p text:style-name="Text_20_body">EMPTY</text:p>
      <text:h text:style-name="P239" text:outline-level="1">May occur within:</text:h>
      <text:p text:style-name="Text_20_body"><text:a xlink:type="simple" xlink:href="#id679">midi</text:a> </text:p>
      <text:h text:style-name="P239" text:outline-level="1">Attributes:</text:h>
      <text:list xml:id="list30707262" text:style-name="L34">
        <text:list-item>
          <text:p text:style-name="P34">copyof, optional, xs:IDREF<text:line-break/>points to an element of which the current element is a copy.</text:p>
        </text:list-item>
        <text:list-item>
          <text:p text:style-name="P34">corresp, optional, xs:IDREFS<text:line-break/>used to point to other elements that correspond to this one in a generic fashion.</text:p>
        </text:list-item>
        <text:list-item>
          <text:p text:style-name="P34">layer, optional, xs:positiveInteger<text:line-break/>identifies the layer to which a feature applies.</text:p>
        </text:list-item>
        <text:list-item>
          <text:p text:style-name="P34">n, optional, xs:NMTOKEN<text:line-break/>provides a label (name or number) for an element. While its value need not be unique, it is required to be a single token.</text:p>
        </text:list-item>
        <text:list-item>
          <text:p text:style-name="P34">next, optional, xs:IDREFS<text:line-break/>used to point to the next event(s) in a user-defined collection.</text:p>
        </text:list-item>
        <text:list-item>
          <text:p text:style-name="P34">num, required, xs:nonNegativeInteger, 0 - 127<text:line-break/>records a MIDI number.</text:p>
        </text:list-item>
        <text:list-item>
          <text:p text:style-name="P34">prev, optional, xs:IDREFS<text:line-break/>points to the previous event(s) in a user-defined collection.</text:p>
        </text:list-item>
        <text:list-item>
          <text:p text:style-name="P34">sameas, optional, xs:IDREFS<text:line-break/>points to an element that is the same as the current element but is not a literal copy of the current element.</text:p>
        </text:list-item>
        <text:list-item>
          <text:p text:style-name="P34">staff, required, list of xs:positiveInteger, minimum length of 1<text:line-break/>signifies the staff on which a notated event occurs or to which a control event applies.</text:p>
        </text:list-item>
        <text:list-item>
          <text:p text:style-name="P34">synch, optional, xs:IDREFS<text:line-break/>points to elements that are synchronous with the current element.</text:p>
        </text:list-item>
        <text:list-item>
          <text:p text:style-name="P34">tstamp, optional, xs:decimal, 0 - ∞<text:line-break/>encodes the onset time in terms of musical time, i.e., beats[.fractional beat part]</text:p>
        </text:list-item>
        <text:list-item>
          <text:p text:style-name="P34">when, optional, xs:IDREF<text:line-break/>indicates the point of occurrence of this feature along a timeline. Its value must be the ID of a &lt;when&gt; element.</text:p>
        </text:list-item>
        <text:list-item>
          <text:p text:style-name="P34">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midi</text:p>
      <text:h text:style-name="P238" text:outline-level="1"><text:bookmark text:name="id58"/><text:soft-page-break/>&lt;choice&gt; choice</text:h>
      <text:h text:style-name="P239" text:outline-level="1">Description:</text:h>
      <text:p text:style-name="Text_20_body">Groups a number of alternative encodings for the same point in a text. Because the children of a choice element all represent alternative ways of encoding the same sequence, it is natural to think of them as mutually exclusive. However, there may be cases where a full representation of a text requires the alternative encodings to be considered as parallel. Note also that choice elements may be recursively nested.</text:p>
      <text:h text:style-name="P239" text:outline-level="1">May contain:</text:h>
      <text:p text:style-name="Text_20_body"><text:a xlink:type="simple" xlink:href="#id210">abbr</text:a>, <text:a xlink:type="simple" xlink:href="#id58">choice</text:a>, <text:a xlink:type="simple" xlink:href="#id61">corr</text:a>, <text:a xlink:type="simple" xlink:href="#id1243">expan</text:a>, <text:a xlink:type="simple" xlink:href="#id1220">orig</text:a>, <text:a xlink:type="simple" xlink:href="#id1223">reg</text:a>, <text:a xlink:type="simple" xlink:href="#id1230">sic</text:a>, <text:a xlink:type="simple" xlink:href="#id1238">unclear</text:a> </text:p>
      <text:h text:style-name="P239" text:outline-level="1">May occur within:</text:h>
      <text:p text:style-name="Text_20_body"><text:a xlink:type="simple" xlink:href="#id210">abbr</text:a>, <text:a xlink:type="simple" xlink:href="#id213">add</text:a>, <text:a xlink:type="simple" xlink:href="#id55">addressline</text:a>, <text:a xlink:type="simple" xlink:href="#id390">anchoredtext</text:a>, <text:a xlink:type="simple" xlink:href="#id296">annot</text:a>, <text:a xlink:type="simple" xlink:href="#id267">caption</text:a>, <text:a xlink:type="simple" xlink:href="#id58">choice</text:a>, <text:a xlink:type="simple" xlink:href="#id1046">corpname</text:a>, <text:a xlink:type="simple" xlink:href="#id61">corr</text:a>, <text:a xlink:type="simple" xlink:href="#id1208">damage</text:a>, <text:a xlink:type="simple" xlink:href="#id1216">del</text:a>, <text:a xlink:type="simple" xlink:href="#id169">dir</text:a>, <text:a xlink:type="simple" xlink:href="#id770">dynam</text:a>, <text:a xlink:type="simple" xlink:href="#id666">ending</text:a>, <text:a xlink:type="simple" xlink:href="#id1243">expan</text:a>, <text:a xlink:type="simple" xlink:href="#id239">fw</text:a>, <text:a xlink:type="simple" xlink:href="#id1065">geogname</text:a>, <text:a xlink:type="simple" xlink:href="#id1134">harm</text:a>, <text:a xlink:type="simple" xlink:href="#id251">head</text:a>, <text:a xlink:type="simple" xlink:href="#id1092">identifier</text:a>, <text:a xlink:type="simple" xlink:href="#id216">ineume</text:a>, <text:a xlink:type="simple" xlink:href="#id1416">inscription</text:a>, <text:a xlink:type="simple" xlink:href="#id254">item</text:a>, <text:a xlink:type="simple" xlink:href="#id288">l</text:a>, <text:a xlink:type="simple" xlink:href="#id441">label</text:a>, <text:a xlink:type="simple" xlink:href="#id675">layer</text:a>, <text:a xlink:type="simple" xlink:href="#id221">lem</text:a>, <text:a xlink:type="simple" xlink:href="#id1151">measure</text:a>, <text:a xlink:type="simple" xlink:href="#id1035">name</text:a>, <text:a xlink:type="simple" xlink:href="#id108">note</text:a>, <text:a xlink:type="simple" xlink:href="#id1083">num</text:a>, <text:a xlink:type="simple" xlink:href="#id1220">orig</text:a>, <text:a xlink:type="simple" xlink:href="#id1155">ossia</text:a>, <text:a xlink:type="simple" xlink:href="#id260">p</text:a>, <text:a xlink:type="simple" xlink:href="#id1072">periodname</text:a>, <text:a xlink:type="simple" xlink:href="#id1060">persname</text:a>, <text:a xlink:type="simple" xlink:href="#id412">pgfoot1</text:a>, <text:a xlink:type="simple" xlink:href="#id415">pgfoot2</text:a>, <text:a xlink:type="simple" xlink:href="#id406">pghead1</text:a>, <text:a xlink:type="simple" xlink:href="#id409">pghead2</text:a>, <text:a xlink:type="simple" xlink:href="#id1174">rdg</text:a>, <text:a xlink:type="simple" xlink:href="#id1223">reg</text:a>, <text:a xlink:type="simple" xlink:href="#id1023">rend</text:a>, <text:a xlink:type="simple" xlink:href="#id1226">restore</text:a>, <text:a xlink:type="simple" xlink:href="#id1548">score</text:a>, <text:a xlink:type="simple" xlink:href="#id659">section</text:a>, <text:a xlink:type="simple" xlink:href="#id1230">sic</text:a>, <text:a xlink:type="simple" xlink:href="#id671">staff</text:a>, <text:a xlink:type="simple" xlink:href="#id1075">stylename</text:a>, <text:a xlink:type="simple" xlink:href="#id1233">supplied</text:a>, <text:a xlink:type="simple" xlink:href="#id948">syl</text:a>, <text:a xlink:type="simple" xlink:href="#id944">syllable</text:a>, <text:a xlink:type="simple" xlink:href="#id278">td</text:a>, <text:a xlink:type="simple" xlink:href="#id787">tempo</text:a>, <text:a xlink:type="simple" xlink:href="#id272">th</text:a>, <text:a xlink:type="simple" xlink:href="#id1087">title</text:a>, <text:a xlink:type="simple" xlink:href="#id1238">unclear</text:a>, <text:a xlink:type="simple" xlink:href="#id1186">uneume</text:a> </text:p>
      <text:h text:style-name="P239" text:outline-level="1">Attributes:</text:h>
      <text:list xml:id="list30704249" text:style-name="L35">
        <text:list-item>
          <text:p text:style-name="P35">n, optional, xs:NMTOKEN<text:line-break/>provides a label (name or number) for an element. While its value need not be unique, it is required to be a single token.</text:p>
        </text:list-item>
        <text:list-item>
          <text:p text:style-name="P35">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edittrans</text:p>
      <text:h text:style-name="P238" text:outline-level="1"><text:bookmark text:name="id106"/>&lt;chord&gt; chord</text:h>
      <text:h text:style-name="P239" text:outline-level="1">Description:</text:h>
      <text:p text:style-name="Text_20_body">A simultaneous sounding of 2 or more notes in the same layer *with the same duration*.</text:p>
      <text:h text:style-name="P239" text:outline-level="1">May contain:</text:h>
      <text:p text:style-name="Text_20_body"><text:a xlink:type="simple" xlink:href="#id142">artic</text:a>, <text:a xlink:type="simple" xlink:href="#id108">note</text:a> </text:p>
      <text:h text:style-name="P239" text:outline-level="1">May occur within:</text:h>
      <text:p text:style-name="Text_20_body"><text:a xlink:type="simple" xlink:href="#id213">add</text:a>, <text:a xlink:type="simple" xlink:href="#id894">beam</text:a>, <text:a xlink:type="simple" xlink:href="#id907">btrem</text:a>, <text:a xlink:type="simple" xlink:href="#id61">corr</text:a>, <text:a xlink:type="simple" xlink:href="#id1208">damage</text:a>, <text:a xlink:type="simple" xlink:href="#id1216">del</text:a>, <text:a xlink:type="simple" xlink:href="#id917">ftrem</text:a>, <text:a xlink:type="simple" xlink:href="#id932">halfmrpt</text:a>, <text:a xlink:type="simple" xlink:href="#id216">ineume</text:a>, <text:a xlink:type="simple" xlink:href="#id675">layer</text:a>, <text:a xlink:type="simple" xlink:href="#id221">lem</text:a>, <text:a xlink:type="simple" xlink:href="#id934">ligature</text:a>, <text:a xlink:type="simple" xlink:href="#id856">mordent</text:a>, <text:a xlink:type="simple" xlink:href="#id108">note</text:a>, <text:a xlink:type="simple" xlink:href="#id1220">orig</text:a>, <text:a xlink:type="simple" xlink:href="#id1174">rdg</text:a>, <text:a xlink:type="simple" xlink:href="#id1223">reg</text:a>, <text:a xlink:type="simple" xlink:href="#id1226">restore</text:a>, <text:a xlink:type="simple" xlink:href="#id1230">sic</text:a>, <text:a xlink:type="simple" xlink:href="#id1233">supplied</text:a>, <text:a xlink:type="simple" xlink:href="#id944">syllable</text:a>, <text:a xlink:type="simple" xlink:href="#id998">trill</text:a>, <text:a xlink:type="simple" xlink:href="#id898">tuplet</text:a>, <text:a xlink:type="simple" xlink:href="#id1005">turn</text:a>, <text:a xlink:type="simple" xlink:href="#id1238">unclear</text:a>, <text:a xlink:type="simple" xlink:href="#id1186">uneume</text:a> </text:p>
      <text:h text:style-name="P239" text:outline-level="1">Attributes:</text:h>
      <text:list xml:id="list30700767" text:style-name="L36">
        <text:list-item>
          <text:p text:style-name="P36">altsym, optional, xs:IDREF<text:line-break/>provides a way of pointing to a user-defined symbol. It must contain an ID of a &lt;symboldef&gt; element elsewhere in the document.</text:p>
        </text:list-item>
        <text:list-item>
          <text:p text:style-name="P36"><text:soft-page-break/>artic, optional, list of xs:token, acc, stacc, ten, stacciss, marc, marc-stacc, acc-marc, loure, spicc, rip, doit, plop, fall, bend, flip, smear, dnbow, upbow, harm, snap, fingernail, damp, dampall, open, stop, dbltongue, trpltongue, heel, toe, tap, pluck, dot, stroke, minimum length of 1<text:line-break/>encodes the written articulation(s). Articulations are normally encoded in order from the notehead outward; that is, away from the stem. See additional notes at att.vis.note. Only articulations should be encoded in the artic attribute; fingerings should be encoded using the &lt;dir&gt; element.</text:p>
        </text:list-item>
        <text:list-item>
          <text:p text:style-name="P36">artic.ges, optional, list of xs:token, acc, stacc, ten, stacciss, marc, marc-stacc, acc-marc, loure, spicc, rip, doit, plop, fall, bend, flip, smear, dnbow, upbow, harm, snap, fingernail, damp, dampall, open, stop, dbltongue, trpltongue, heel, toe, tap, pluck, dot, stroke, minimum length of 1<text:line-break/>records performed articulation that differs from the written value.</text:p>
        </text:list-item>
        <text:list-item>
          <text:p text:style-name="P36">beam, optional, list of xs:token, "[i|m|t][1-6]", minimum length of 1<text:line-break/>indicates that this event is "under a beam".</text:p>
        </text:list-item>
        <text:list-item>
          <text:p text:style-name="P36">breaksec, optional, xs:positiveInteger<text:line-break/>presence of this attribute indicates that the secondary beam should be broken following this note/chord. The value of the attribute records the number of beams which should remain unbroken.</text:p>
        </text:list-item>
        <text:list-item>
          <text:p text:style-name="P36">cluster, optional, xs:token, whbox, blbox<text:line-break/>indicates an alternative notehead should be displayed instead of individual noteheads. See Read, p. 320-321, re: tone clusters.</text:p>
        </text:list-item>
        <text:list-item>
          <text:p text:style-name="P36">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36">copyof, optional, xs:IDREF<text:line-break/>points to an element of which the current element is a copy.</text:p>
        </text:list-item>
        <text:list-item>
          <text:p text:style-name="P36">corresp, optional, xs:IDREFS<text:line-break/>used to point to other elements that correspond to this one in a generic fashion.</text:p>
        </text:list-item>
        <text:list-item>
          <text:p text:style-name="P36">dots, optional, xs:nonNegativeInteger, 0 - 4<text:line-break/>records the number of augmentation dots required by a dotted duration.</text:p>
        </text:list-item>
        <text:list-item>
          <text:p text:style-name="P36">dur, optional, xs:token, long, breve, 1, 2, 4, 8, 16, 32, 64, 128, 256, 512, 1024, 2048, maxima, longa, brevis, semibrevis, minima, semiminima, fusa, semifusa<text:line-break/>records the duration of a feature using the relative durational values provided by the data.DURATION datatype.</text:p>
        </text:list-item>
        <text:list-item>
          <text:p text:style-name="P36">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36">facs, optional, xs:IDREFS<text:line-break/>permits the current element to reference a facsimile image or image zone which corresponds to it.</text:p>
        </text:list-item>
        <text:list-item>
          <text:p text:style-name="P36">fermata, optional, xs:token, above, below<text:line-break/>indicates the attachment of a fermata to this element. If visual information about the fermata needs to be recorded, then a &lt;fermata&gt; element should be employed instead.</text:p>
        </text:list-item>
        <text:list-item>
          <text:p text:style-name="P36">grace, optional, xs:token, acc, unacc<text:line-break/>marks a note or chord as a "grace" (without a definitive written duration) and records from which other note/chord it should "steal" time.</text:p>
        </text:list-item>
        <text:list-item>
          <text:p text:style-name="P36">grace.time, optional, xs:token, "[0-9]+(\.?[0-9]*)?%"<text:line-break/>records the amount of time to be "stolen" from a non-grace note/chord.</text:p>
        </text:list-item>
        <text:list-item>
          <text:p text:style-name="P36">ho, optional, xs:decimal<text:line-break/>records a horizontal adjustment of a feature's programmatically-determinded location in terms of staff interline distance; that is, units of 1/2 the distance between adjacent staves.</text:p>
        </text:list-item>
        <text:list-item>
          <text:p text:style-name="P36"><text:soft-page-break/>instr, optional, xs:IDREF<text:line-break/>provides a way of pointing to a MIDI instrument definition. It must contain the ID of an &lt;instrdef&gt; element elsewhere in the document.</text:p>
        </text:list-item>
        <text:list-item>
          <text:p text:style-name="P36">layer, optional, xs:positiveInteger<text:line-break/>identifies the layer to which a feature applies.</text:p>
        </text:list-item>
        <text:list-item>
          <text:p text:style-name="P36">lv, optional, xs:token, true, false<text:line-break/>indicates the attachment of an l.v. (laissez vibrer) sign to this element.</text:p>
        </text:list-item>
        <text:list-item>
          <text:p text:style-name="P36">mfunc, optional, xs:NMTOKEN<text:line-break/>describes melodic function in any convenient typology.</text:p>
        </text:list-item>
        <text:list-item>
          <text:p text:style-name="P36">n, optional, xs:NMTOKEN<text:line-break/>provides a label (name or number) for an element. While its value need not be unique, it is required to be a single token.</text:p>
        </text:list-item>
        <text:list-item>
          <text:p text:style-name="P36">next, optional, xs:IDREFS<text:line-break/>used to point to the next event(s) in a user-defined collection.</text:p>
        </text:list-item>
        <text:list-item>
          <text:p text:style-name="P36">prev, optional, xs:IDREFS<text:line-break/>points to the previous event(s) in a user-defined collection.</text:p>
        </text:list-item>
        <text:list-item>
          <text:p text:style-name="P36">sameas, optional, xs:IDREFS<text:line-break/>points to an element that is the same as the current element but is not a literal copy of the current element.</text:p>
        </text:list-item>
        <text:list-item>
          <text:p text:style-name="P36">size, optional, xs:token, normal, cue<text:line-break/>describes the relative size of a feature.</text:p>
        </text:list-item>
        <text:list-item>
          <text:p text:style-name="P36">slur, optional, list of xs:token, "[i|m|t][1-6]", minimum length of 1<text:line-break/>indicates that this element participates in a slur.</text:p>
        </text:list-item>
        <text:list-item>
          <text:p text:style-name="P36">staff, optional, list of xs:positiveInteger, minimum length of 1<text:line-break/>signifies the staff on which a notated event occurs or to which a control event applies.</text:p>
        </text:list-item>
        <text:list-item>
          <text:p text:style-name="P36">stem.dir, optional, xs:token, up, down<text:line-break/>describes the direction of a stem.</text:p>
        </text:list-item>
        <text:list-item>
          <text:p text:style-name="P36">stem.len, optional, xs:decimal<text:line-break/>encodes the stem length.</text:p>
        </text:list-item>
        <text:list-item>
          <text:p text:style-name="P36">stem.mod, optional, xs:token, 1slash, 2slash, 3slash, 4slash, 5slash, 6slash, sprech, z<text:line-break/>encodes any stem "modifiers"; that is, symbols rendered on the stem, such as tremolo or Sprechstimme indicators.</text:p>
        </text:list-item>
        <text:list-item>
          <text:p text:style-name="P36">stem.pos, optional, xs:token, left, right, center<text:line-break/>records the position of the stem in relation to the notehead(s).</text:p>
        </text:list-item>
        <text:list-item>
          <text:p text:style-name="P36">stem.with, optional, xs:token, above, below<text:line-break/>contains an indication of which staff a note or chord that logically belongs to the current staff should be visually placed on.</text:p>
        </text:list-item>
        <text:list-item>
          <text:p text:style-name="P36">stem.x, optional, xs:decimal<text:line-break/>records the output x coordinate of the stem's attachment point.</text:p>
        </text:list-item>
        <text:list-item>
          <text:p text:style-name="P36">stem.y, optional, xs:decimal<text:line-break/>records the output y coordinate of the stem's attachment point.</text:p>
        </text:list-item>
        <text:list-item>
          <text:p text:style-name="P36">syl, optional, CDATA<text:line-break/>holds an associated sung text syllable.</text:p>
        </text:list-item>
        <text:list-item>
          <text:p text:style-name="P36">synch, optional, xs:IDREFS<text:line-break/>points to elements that are synchronous with the current element.</text:p>
        </text:list-item>
        <text:list-item>
          <text:p text:style-name="P36">tie, optional, xs:token, "[i|m|t]"<text:line-break/>indicates that this element participates in a tie. If visual information about the tie needs to be recorded, then a &lt;tie&gt; element should be employed.</text:p>
        </text:list-item>
        <text:list-item>
          <text:p text:style-name="P36"><text:soft-page-break/>to, optional, xs:decimal<text:line-break/>records a timestamp adjustment of a feature's programmatically-determined location in musical terms; that is, beats.</text:p>
        </text:list-item>
        <text:list-item>
          <text:p text:style-name="P36">tstamp, optional, xs:decimal, 0 - ∞<text:line-break/>encodes the onset time in terms of musical time, i.e., beats[.fractional beat part]</text:p>
        </text:list-item>
        <text:list-item>
          <text:p text:style-name="P36">tstamp.ges, optional, xs:nonNegativeInteger<text:line-break/>used to record the onset time in pulses per quarter note (ppq, MusicXML divisions, or MIDI clicks) since the start of the file.</text:p>
        </text:list-item>
        <text:list-item>
          <text:p text:style-name="P36">tstamp.real, optional, xs:time<text:line-break/>used to record the onset time in pulses per quarter note (ppq, MusicXML divisions, or MIDI clicks) since the start of the file.</text:p>
        </text:list-item>
        <text:list-item>
          <text:p text:style-name="P36">tuplet, optional, list of xs:token, "[i|m|t][1-6]", minimum length of 1<text:line-break/>indicates that this feature participates in a tuplet.</text:p>
        </text:list-item>
        <text:list-item>
          <text:p text:style-name="P36">visible, optional, xs:token, true, false<text:line-break/>indicates if a feature should be rendered when the notation is presented graphically or sounded.</text:p>
        </text:list-item>
        <text:list-item>
          <text:p text:style-name="P36">when, optional, xs:IDREF<text:line-break/>indicates the point of occurrence of this feature along a timeline. Its value must be the ID of a &lt;when&gt; element.</text:p>
        </text:list-item>
        <text:list-item>
          <text:p text:style-name="P36">x, optional, xs:decimal<text:line-break/>encodes an x coordinate for a feature in an output coordinate system. When it is necessary to record the placement of a feature in a facsimile image, use facs attribute.</text:p>
        </text:list-item>
        <text:list-item>
          <text:p text:style-name="P36">xml:id, optional, xs:ID<text:line-break/>regularizes the naming of an element and thus facilitates building links between it and other resources. Each id attribute within a document must have a unique value.</text:p>
        </text:list-item>
        <text:list-item>
          <text:p text:style-name="P36">y, optional, xs:decimal<text:line-break/>encodes an y coordinate for a feature in an output coordinate system. When it is necessary to record the placement of a feature in a facsimile image, use facs attribute.</text:p>
        </text:list-item>
      </text:list>
      <text:h text:style-name="P239" text:outline-level="1">Module:</text:h>
      <text:p text:style-name="Text_20_body">shared</text:p>
      <text:h text:style-name="P238" text:outline-level="1"><text:bookmark text:name="id360"/>&lt;chorddef&gt; chord definition</text:h>
      <text:h text:style-name="P239" text:outline-level="1">Description:</text:h>
      <text:p text:style-name="Text_20_body">Chord tablature definition. An id attribute, while not required by the schema, is needed so that &lt;harm&gt; elements can reference a particular chord definition. The pos (position) attribute is provided in order to create displayable chord tablature grids.</text:p>
      <text:h text:style-name="P239" text:outline-level="1">May contain:</text:h>
      <text:p text:style-name="Text_20_body"><text:a xlink:type="simple" xlink:href="#id374">barre</text:a>, <text:a xlink:type="simple" xlink:href="#id362">chordmember</text:a> </text:p>
      <text:h text:style-name="P239" text:outline-level="1">May occur within:</text:h>
      <text:p text:style-name="Text_20_body"><text:a xlink:type="simple" xlink:href="#id358">chordtable</text:a> </text:p>
      <text:h text:style-name="P239" text:outline-level="1"><text:soft-page-break/>Attributes:</text:h>
      <text:list xml:id="list30715447" text:style-name="L37">
        <text:list-item>
          <text:p text:style-name="P37">n, optional, xs:NMTOKEN<text:line-break/>provides a label (name or number) for an element. While its value need not be unique, it is required to be a single token.</text:p>
        </text:list-item>
        <text:list-item>
          <text:p text:style-name="P37">pos, optional, CDATA<text:line-break/>records the fret position at which the chord tablature is to be played.</text:p>
        </text:list-item>
        <text:list-item>
          <text:p text:style-name="P37">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harmony</text:p>
      <text:h text:style-name="P238" text:outline-level="1"><text:bookmark text:name="id362"/>&lt;chordmember&gt; chord member</text:h>
      <text:h text:style-name="P239" text:outline-level="1">Description:</text:h>
      <text:p text:style-name="Text_20_body">An individual pitch in a chord defined by a &lt;chorddef&gt; element. The fing and fret attributes are provided in order to create displayable chord tablature grids. The inth (harmonic interval) attribute may be used to facilitate automated performance of a chord. It gives the number of 1/2 steps above the bass. Of course, for the bass note itself, inth should be set to '0'. The fret at which a finger should be placed is recorded in the fret attribute.</text:p>
      <text:h text:style-name="P239" text:outline-level="1">May contain:</text:h>
      <text:p text:style-name="Text_20_body">EMPTY</text:p>
      <text:h text:style-name="P239" text:outline-level="1">May occur within:</text:h>
      <text:p text:style-name="Text_20_body"><text:a xlink:type="simple" xlink:href="#id360">chorddef</text:a> </text:p>
      <text:h text:style-name="P239" text:outline-level="1">Attributes:</text:h>
      <text:list xml:id="list30710939" text:style-name="L38">
        <text:list-item>
          <text:p text:style-name="P38">accid.ges, optional, xs:token, s, f, ss, ff, n<text:line-break/>records the performed pitch inflection when it differs from the written accidental.</text:p>
        </text:list-item>
        <text:list-item>
          <text:p text:style-name="P38">fing, optional, xs:positiveInteger, xs:token<text:line-break/>indicates which finger, if any, should be used to play an individual string. The values 'x' and 'o' indicated stopped and open strings, respectively.</text:p>
        </text:list-item>
        <text:list-item>
          <text:p text:style-name="P38">fret, optional, xs:positiveInteger, 1 - 5<text:line-break/>records the location at which a string should be stopped against a fret.</text:p>
        </text:list-item>
        <text:list-item>
          <text:p text:style-name="P38">inth, optional, xs:NMTOKENS<text:line-break/>encodes the harmonic interval between this note and other pitches occuring at the same time.</text:p>
        </text:list-item>
        <text:list-item>
          <text:p text:style-name="P38">n, optional, xs:NMTOKEN<text:line-break/>provides a label (name or number) for an element. While its value need not be unique, it is required to be a single token.</text:p>
        </text:list-item>
        <text:list-item>
          <text:p text:style-name="P38">oct, optional, xs:nonNegativeInteger, 0 - 9<text:line-break/>captures written octave information.</text:p>
        </text:list-item>
        <text:list-item>
          <text:p text:style-name="P38">pname, optional, xs:token, "[a-g]"<text:line-break/>contains a written pitch name.</text:p>
        </text:list-item>
        <text:list-item>
          <text:p text:style-name="P38">xml:id, optional, xs:ID<text:line-break/>regularizes the naming of an element and thus facilitates building links between it and other resources. Each id attribute within a document must have a unique value.</text:p>
        </text:list-item>
      </text:list>
      <text:h text:style-name="P239" text:outline-level="1"><text:soft-page-break/>Module:</text:h>
      <text:p text:style-name="Text_20_body">harmony</text:p>
      <text:h text:style-name="P238" text:outline-level="1"><text:bookmark text:name="id358"/>&lt;chordtable&gt; chord table</text:h>
      <text:h text:style-name="P239" text:outline-level="1">Description:</text:h>
      <text:p text:style-name="Text_20_body">Chord/tablature look-up table. A table may be shared between MEI instances through the use of an external parsed entity containing the look-up table to be shared.</text:p>
      <text:h text:style-name="P239" text:outline-level="1">May contain:</text:h>
      <text:p text:style-name="Text_20_body"><text:a xlink:type="simple" xlink:href="#id360">chorddef</text:a> </text:p>
      <text:h text:style-name="P239" text:outline-level="1">May occur within:</text:h>
      <text:p text:style-name="Text_20_body"><text:a xlink:type="simple" xlink:href="#id341">scoredef</text:a> </text:p>
      <text:h text:style-name="P239" text:outline-level="1">Attributes:</text:h>
      <text:list xml:id="list30709740" text:style-name="L39">
        <text:list-item>
          <text:p text:style-name="P39">n, optional, xs:NMTOKEN<text:line-break/>provides a label (name or number) for an element. While its value need not be unique, it is required to be a single token.</text:p>
        </text:list-item>
        <text:list-item>
          <text:p text:style-name="P39">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harmony</text:p>
      <text:h text:style-name="P238" text:outline-level="1"><text:bookmark text:name="id1447"/>&lt;classcode&gt; classification code</text:h>
      <text:h text:style-name="P239" text:outline-level="1">Description:</text:h>
      <text:p text:style-name="Text_20_body">Library of Congress subject or call number, or a thesaurus or ontology citation, for example. The source of controlled-vocabulary terms used in the &lt;keywords&gt; element.</text:p>
      <text:h text:style-name="P239" text:outline-level="1">May contain:</text:h>
      <text:p text:style-name="Text_20_body">EMPTY</text:p>
      <text:h text:style-name="P239" text:outline-level="1">May occur within:</text:h>
      <text:p text:style-name="Text_20_body"><text:a xlink:type="simple" xlink:href="#id1445">classification</text:a> </text:p>
      <text:h text:style-name="P239" text:outline-level="1">Attributes:</text:h>
      <text:list xml:id="list30709362" text:style-name="L40">
        <text:list-item>
          <text:p text:style-name="P40">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40"><text:soft-page-break/>n, optional, xs:NMTOKEN<text:line-break/>provides a label (name or number) for an element. While its value need not be unique, it is required to be a single token.</text:p>
        </text:list-item>
        <text:list-item>
          <text:p text:style-name="P40">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header</text:p>
      <text:h text:style-name="P238" text:outline-level="1"><text:bookmark text:name="id1445"/>&lt;classification&gt; classification</text:h>
      <text:h text:style-name="P239" text:outline-level="1">Description:</text:h>
      <text:p text:style-name="Text_20_body">Groups information which describes the nature or topic of a musical work. Although use of names and terms from locally controlled vocabularies is possible, terms used here should come from standard national or international vocabularies whenever they are available in order to enable searches in systems that include multiple MEI documents, or MEI documents and bibliographic records from many institutions.</text:p>
      <text:h text:style-name="P239" text:outline-level="1">May contain:</text:h>
      <text:p text:style-name="Text_20_body"><text:a xlink:type="simple" xlink:href="#id1447">classcode</text:a>, <text:a xlink:type="simple" xlink:href="#id1449">keywords</text:a> </text:p>
      <text:h text:style-name="P239" text:outline-level="1">May occur within:</text:h>
      <text:p text:style-name="Text_20_body"><text:a xlink:type="simple" xlink:href="#id1500">profiledesc</text:a>, <text:a xlink:type="simple" xlink:href="#id1395">source</text:a> </text:p>
      <text:h text:style-name="P239" text:outline-level="1">Attributes:</text:h>
      <text:list xml:id="list30686167" text:style-name="L41">
        <text:list-item>
          <text:p text:style-name="P41">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41">n, optional, xs:NMTOKEN<text:line-break/>provides a label (name or number) for an element. While its value need not be unique, it is required to be a single token.</text:p>
        </text:list-item>
        <text:list-item>
          <text:p text:style-name="P41">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header</text:p>
      <text:h text:style-name="P238" text:outline-level="1"><text:bookmark text:name="id482"/>&lt;clef&gt; clef</text:h>
      <text:h text:style-name="P239" text:outline-level="1">Description:</text:h>
      <text:p text:style-name="Text_20_body">Indication of the exact location of a particular note on the staff and, therefore, the other notes as well. This element provides an alternative to the staff element's clef.* attributes. It should be used when specific display <text:soft-page-break/>info, such as size or color, needs to be recorded for the clef or when multiple, simultaneous clefs occur on a single staff.</text:p>
      <text:h text:style-name="P239" text:outline-level="1">May contain:</text:h>
      <text:p text:style-name="Text_20_body">EMPTY</text:p>
      <text:h text:style-name="P239" text:outline-level="1">May occur within:</text:h>
      <text:p text:style-name="Text_20_body"><text:a xlink:type="simple" xlink:href="#id858">clefchange</text:a>, <text:a xlink:type="simple" xlink:href="#id451">staffdef</text:a> </text:p>
      <text:h text:style-name="P239" text:outline-level="1">Attributes:</text:h>
      <text:list xml:id="list30686361" text:style-name="L42">
        <text:list-item>
          <text:p text:style-name="P42">altsym, optional, xs:IDREF<text:line-break/>provides a way of pointing to a user-defined symbol. It must contain an ID of a &lt;symboldef&gt; element elsewhere in the document.</text:p>
        </text:list-item>
        <text:list-item>
          <text:p text:style-name="P42">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42">copyof, optional, xs:IDREF<text:line-break/>points to an element of which the current element is a copy.</text:p>
        </text:list-item>
        <text:list-item>
          <text:p text:style-name="P42">corresp, optional, xs:IDREFS<text:line-break/>used to point to other elements that correspond to this one in a generic fashion.</text:p>
        </text:list-item>
        <text:list-item>
          <text:p text:style-name="P42">dis, optional, xs:positiveInteger, "([\-+]?[0-9]+) &amp; (8|15|22)"<text:line-break/>records the amount of octave displacement.</text:p>
        </text:list-item>
        <text:list-item>
          <text:p text:style-name="P42">dis.place, optional, xs:token, above, below<text:line-break/>records the direction of octave displacement.</text:p>
        </text:list-item>
        <text:list-item>
          <text:p text:style-name="P42">facs, optional, xs:IDREFS<text:line-break/>permits the current element to reference a facsimile image or image zone which corresponds to it.</text:p>
        </text:list-item>
        <text:list-item>
          <text:p text:style-name="P42">line, optional, xs:positiveInteger<text:line-break/>indicates the line upon which a feature stands. The value must be in the range between 1 and the number of lines on the staff.</text:p>
        </text:list-item>
        <text:list-item>
          <text:p text:style-name="P42">n, optional, xs:NMTOKEN<text:line-break/>provides a label (name or number) for an element. While its value need not be unique, it is required to be a single token.</text:p>
        </text:list-item>
        <text:list-item>
          <text:p text:style-name="P42">next, optional, xs:IDREFS<text:line-break/>used to point to the next event(s) in a user-defined collection.</text:p>
        </text:list-item>
        <text:list-item>
          <text:p text:style-name="P42">oct, optional, xs:nonNegativeInteger, 0 - 9<text:line-break/>captures written octave information.</text:p>
        </text:list-item>
        <text:list-item>
          <text:p text:style-name="P42">prev, optional, xs:IDREFS<text:line-break/>points to the previous event(s) in a user-defined collection.</text:p>
        </text:list-item>
        <text:list-item>
          <text:p text:style-name="P42">sameas, optional, xs:IDREFS<text:line-break/>points to an element that is the same as the current element but is not a literal copy of the current element.</text:p>
        </text:list-item>
        <text:list-item>
          <text:p text:style-name="P42">shape, optional, xs:token, G, GG, F, C, perc, TAB<text:line-break/>describes a clef's shape.</text:p>
        </text:list-item>
        <text:list-item>
          <text:p text:style-name="P42">synch, optional, xs:IDREFS<text:line-break/>points to elements that are synchronous with the current element.</text:p>
        </text:list-item>
        <text:list-item>
          <text:p text:style-name="P42"><text:soft-page-break/>when, optional, xs:IDREF<text:line-break/>indicates the point of occurrence of this feature along a timeline. Its value must be the ID of a &lt;when&gt; element.</text:p>
        </text:list-item>
        <text:list-item>
          <text:p text:style-name="P42">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shared</text:p>
      <text:h text:style-name="P238" text:outline-level="1"><text:bookmark text:name="id858"/>&lt;clefchange&gt; clef change</text:h>
      <text:h text:style-name="P239" text:outline-level="1">Description:</text:h>
      <text:p text:style-name="Text_20_body">A change of clef not occurring at a barline.</text:p>
      <text:h text:style-name="P239" text:outline-level="1">May contain:</text:h>
      <text:p text:style-name="Text_20_body"><text:a xlink:type="simple" xlink:href="#id482">clef</text:a> </text:p>
      <text:h text:style-name="P239" text:outline-level="1">May occur within:</text:h>
      <text:p text:style-name="Text_20_body"><text:a xlink:type="simple" xlink:href="#id213">add</text:a>, <text:a xlink:type="simple" xlink:href="#id894">beam</text:a>, <text:a xlink:type="simple" xlink:href="#id61">corr</text:a>, <text:a xlink:type="simple" xlink:href="#id1208">damage</text:a>, <text:a xlink:type="simple" xlink:href="#id1216">del</text:a>, <text:a xlink:type="simple" xlink:href="#id932">halfmrpt</text:a>, <text:a xlink:type="simple" xlink:href="#id216">ineume</text:a>, <text:a xlink:type="simple" xlink:href="#id675">layer</text:a>, <text:a xlink:type="simple" xlink:href="#id221">lem</text:a>, <text:a xlink:type="simple" xlink:href="#id934">ligature</text:a>, <text:a xlink:type="simple" xlink:href="#id856">mordent</text:a>, <text:a xlink:type="simple" xlink:href="#id108">note</text:a>, <text:a xlink:type="simple" xlink:href="#id1220">orig</text:a>, <text:a xlink:type="simple" xlink:href="#id1174">rdg</text:a>, <text:a xlink:type="simple" xlink:href="#id1223">reg</text:a>, <text:a xlink:type="simple" xlink:href="#id1226">restore</text:a>, <text:a xlink:type="simple" xlink:href="#id1230">sic</text:a>, <text:a xlink:type="simple" xlink:href="#id1233">supplied</text:a>, <text:a xlink:type="simple" xlink:href="#id944">syllable</text:a>, <text:a xlink:type="simple" xlink:href="#id998">trill</text:a>, <text:a xlink:type="simple" xlink:href="#id898">tuplet</text:a>, <text:a xlink:type="simple" xlink:href="#id1005">turn</text:a>, <text:a xlink:type="simple" xlink:href="#id1238">unclear</text:a>, <text:a xlink:type="simple" xlink:href="#id1186">uneume</text:a> </text:p>
      <text:h text:style-name="P239" text:outline-level="1">Attributes:</text:h>
      <text:list xml:id="list30712508" text:style-name="L43">
        <text:list-item>
          <text:p text:style-name="P43">altsym, optional, xs:IDREF<text:line-break/>provides a way of pointing to a user-defined symbol. It must contain an ID of a &lt;symboldef&gt; element elsewhere in the document.</text:p>
        </text:list-item>
        <text:list-item>
          <text:p text:style-name="P43">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43">copyof, optional, xs:IDREF<text:line-break/>points to an element of which the current element is a copy.</text:p>
        </text:list-item>
        <text:list-item>
          <text:p text:style-name="P43">corresp, optional, xs:IDREFS<text:line-break/>used to point to other elements that correspond to this one in a generic fashion.</text:p>
        </text:list-item>
        <text:list-item>
          <text:p text:style-name="P43">dis, optional, xs:positiveInteger, "([\-+]?[0-9]+) &amp; (8|15|22)"<text:line-break/>records the amount of octave displacement.</text:p>
        </text:list-item>
        <text:list-item>
          <text:p text:style-name="P43">dis.place, optional, xs:token, above, below<text:line-break/>records the direction of octave displacement.</text:p>
        </text:list-item>
        <text:list-item>
          <text:p text:style-name="P43">facs, optional, xs:IDREFS<text:line-break/>permits the current element to reference a facsimile image or image zone which corresponds to it.</text:p>
        </text:list-item>
        <text:list-item>
          <text:p text:style-name="P43">layer, optional, xs:positiveInteger<text:line-break/>identifies the layer to which a feature applies.</text:p>
        </text:list-item>
        <text:list-item>
          <text:p text:style-name="P43">line, optional, xs:positiveInteger<text:line-break/>indicates the line upon which a feature stands. The value must be in the range between 1 and the number of lines on the staff.</text:p>
        </text:list-item>
        <text:list-item>
          <text:p text:style-name="P43"><text:soft-page-break/>n, optional, xs:NMTOKEN<text:line-break/>provides a label (name or number) for an element. While its value need not be unique, it is required to be a single token.</text:p>
        </text:list-item>
        <text:list-item>
          <text:p text:style-name="P43">next, optional, xs:IDREFS<text:line-break/>used to point to the next event(s) in a user-defined collection.</text:p>
        </text:list-item>
        <text:list-item>
          <text:p text:style-name="P43">oct, optional, xs:nonNegativeInteger, 0 - 9<text:line-break/>captures written octave information.</text:p>
        </text:list-item>
        <text:list-item>
          <text:p text:style-name="P43">prev, optional, xs:IDREFS<text:line-break/>points to the previous event(s) in a user-defined collection.</text:p>
        </text:list-item>
        <text:list-item>
          <text:p text:style-name="P43">sameas, optional, xs:IDREFS<text:line-break/>points to an element that is the same as the current element but is not a literal copy of the current element.</text:p>
        </text:list-item>
        <text:list-item>
          <text:p text:style-name="P43">shape, optional, xs:token, G, GG, F, C, perc, TAB<text:line-break/>describes a clef's shape.</text:p>
        </text:list-item>
        <text:list-item>
          <text:p text:style-name="P43">staff, optional, list of xs:positiveInteger, minimum length of 1<text:line-break/>signifies the staff on which a notated event occurs or to which a control event applies.</text:p>
        </text:list-item>
        <text:list-item>
          <text:p text:style-name="P43">synch, optional, xs:IDREFS<text:line-break/>points to elements that are synchronous with the current element.</text:p>
        </text:list-item>
        <text:list-item>
          <text:p text:style-name="P43">tstamp, optional, xs:decimal, 0 - ∞<text:line-break/>encodes the onset time in terms of musical time, i.e., beats[.fractional beat part]</text:p>
        </text:list-item>
        <text:list-item>
          <text:p text:style-name="P43">tstamp.ges, optional, xs:nonNegativeInteger<text:line-break/>used to record the onset time in pulses per quarter note (ppq, MusicXML divisions, or MIDI clicks) since the start of the file.</text:p>
        </text:list-item>
        <text:list-item>
          <text:p text:style-name="P43">tstamp.real, optional, xs:time<text:line-break/>used to record the onset time in pulses per quarter note (ppq, MusicXML divisions, or MIDI clicks) since the start of the file.</text:p>
        </text:list-item>
        <text:list-item>
          <text:p text:style-name="P43">when, optional, xs:IDREF<text:line-break/>indicates the point of occurrence of this feature along a timeline. Its value must be the ID of a &lt;when&gt; element.</text:p>
        </text:list-item>
        <text:list-item>
          <text:p text:style-name="P43">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shared</text:p>
      <text:h text:style-name="P238" text:outline-level="1"><text:bookmark text:name="id1400"/>&lt;condition&gt; condition</text:h>
      <text:h text:style-name="P239" text:outline-level="1">Description:</text:h>
      <text:p text:style-name="Text_20_body">The physical condition of an item, particularly any variances between the physical makeup of the item and that of other copies of the same item (e.g., missing pages, plates, etc.). Condition may reflect other aspects of the physical condition of the item as well (e.g., brittleness, faded images, etc.).</text:p>
      <text:h text:style-name="P239" text:outline-level="1">May contain:</text:h>
      <text:p text:style-name="Text_20_body">PCDATA, <text:a xlink:type="simple" xlink:href="#id210">abbr</text:a>, <text:a xlink:type="simple" xlink:href="#id53">address</text:a>, <text:a xlink:type="simple" xlink:href="#id203">bibl</text:a>, <text:a xlink:type="simple" xlink:href="#id1046">corpname</text:a>, <text:a xlink:type="simple" xlink:href="#id1079">date</text:a>, <text:a xlink:type="simple" xlink:href="#id1243">expan</text:a>, <text:a xlink:type="simple" xlink:href="#id34">extptr</text:a>, <text:a xlink:type="simple" xlink:href="#id49">extref</text:a>, <text:a xlink:type="simple" xlink:href="#id1096">fig</text:a>, <text:a xlink:type="simple" xlink:href="#id1065">geogname</text:a>, <text:a xlink:type="simple" xlink:href="#id1092">identifier</text:a>, <text:a xlink:type="simple" xlink:href="#id232">lb</text:a>, <text:a xlink:type="simple" xlink:href="#id1035">name</text:a>, <text:a xlink:type="simple" xlink:href="#id1083">num</text:a>, <text:a xlink:type="simple" xlink:href="#id1072">periodname</text:a>, <text:a xlink:type="simple" xlink:href="#id1060">persname</text:a>, <text:a xlink:type="simple" xlink:href="#id1338">ptr</text:a>, <text:a xlink:type="simple" xlink:href="#id1340">ref</text:a>, <text:a xlink:type="simple" xlink:href="#id1023">rend</text:a>, <text:a xlink:type="simple" xlink:href="#id1069">repository</text:a>, <text:a xlink:type="simple" xlink:href="#id1032">stack</text:a>, <text:a xlink:type="simple" xlink:href="#id1075">stylename</text:a>, <text:a xlink:type="simple" xlink:href="#id1087">title</text:a> </text:p>
      <text:h text:style-name="P239" text:outline-level="1"><text:soft-page-break/>May occur within:</text:h>
      <text:p text:style-name="Text_20_body"><text:a xlink:type="simple" xlink:href="#id1397">physdesc</text:a> </text:p>
      <text:h text:style-name="P239" text:outline-level="1">Attributes:</text:h>
      <text:list xml:id="list30712890" text:style-name="L44">
        <text:list-item>
          <text:p text:style-name="P44">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44">n, optional, xs:NMTOKEN<text:line-break/>provides a label (name or number) for an element. While its value need not be unique, it is required to be a single token.</text:p>
        </text:list-item>
        <text:list-item>
          <text:p text:style-name="P44">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header</text:p>
      <text:h text:style-name="P238" text:outline-level="1"><text:bookmark text:name="id1046"/>&lt;corpname&gt; corporate name</text:h>
      <text:h text:style-name="P239" text:outline-level="1">Description:</text:h>
      <text:p text:style-name="Text_20_body">Identifies an organization or group of people that acts as a single entity. Examples include names of associations, institutions, business firms, non-profit enterprises, governments, government agencies, projects, programs, religious bodies, churches, conferences, athletic contests, exhibitions, expeditions, fairs, and ships. Secondary name parts may be encoded in &lt;corpname&gt; sub-elements. The name of the list from which a controlled value is taken may be recorded using the authority attribute.</text:p>
      <text:h text:style-name="P239" text:outline-level="1">May contain:</text:h>
      <text:p text:style-name="Text_20_body">PCDATA, <text:a xlink:type="simple" xlink:href="#id210">abbr</text:a>, <text:a xlink:type="simple" xlink:href="#id213">add</text:a>, <text:a xlink:type="simple" xlink:href="#id53">address</text:a>, <text:a xlink:type="simple" xlink:href="#id296">annot</text:a>, <text:a xlink:type="simple" xlink:href="#id203">bibl</text:a>, <text:a xlink:type="simple" xlink:href="#id58">choice</text:a>, <text:a xlink:type="simple" xlink:href="#id1046">corpname</text:a>, <text:a xlink:type="simple" xlink:href="#id61">corr</text:a>, <text:a xlink:type="simple" xlink:href="#id1208">damage</text:a>, <text:a xlink:type="simple" xlink:href="#id1079">date</text:a>, <text:a xlink:type="simple" xlink:href="#id1216">del</text:a>, <text:a xlink:type="simple" xlink:href="#id1243">expan</text:a>, <text:a xlink:type="simple" xlink:href="#id34">extptr</text:a>, <text:a xlink:type="simple" xlink:href="#id49">extref</text:a>, <text:a xlink:type="simple" xlink:href="#id1096">fig</text:a>, <text:a xlink:type="simple" xlink:href="#id1329">gap</text:a>, <text:a xlink:type="simple" xlink:href="#id1065">geogname</text:a>, <text:a xlink:type="simple" xlink:href="#id1322">handshift</text:a>, <text:a xlink:type="simple" xlink:href="#id1092">identifier</text:a>, <text:a xlink:type="simple" xlink:href="#id232">lb</text:a>, <text:a xlink:type="simple" xlink:href="#id1035">name</text:a>, <text:a xlink:type="simple" xlink:href="#id1083">num</text:a>, <text:a xlink:type="simple" xlink:href="#id1220">orig</text:a>, <text:a xlink:type="simple" xlink:href="#id236">pb</text:a>, <text:a xlink:type="simple" xlink:href="#id1072">periodname</text:a>, <text:a xlink:type="simple" xlink:href="#id1060">persname</text:a>, <text:a xlink:type="simple" xlink:href="#id1338">ptr</text:a>, <text:a xlink:type="simple" xlink:href="#id1340">ref</text:a>, <text:a xlink:type="simple" xlink:href="#id1223">reg</text:a>, <text:a xlink:type="simple" xlink:href="#id1023">rend</text:a>, <text:a xlink:type="simple" xlink:href="#id1069">repository</text:a>, <text:a xlink:type="simple" xlink:href="#id1226">restore</text:a>, <text:a xlink:type="simple" xlink:href="#id1230">sic</text:a>, <text:a xlink:type="simple" xlink:href="#id1032">stack</text:a>, <text:a xlink:type="simple" xlink:href="#id1075">stylename</text:a>, <text:a xlink:type="simple" xlink:href="#id1331">subst</text:a>, <text:a xlink:type="simple" xlink:href="#id1233">supplied</text:a>, <text:a xlink:type="simple" xlink:href="#id1087">title</text:a>, <text:a xlink:type="simple" xlink:href="#id1238">unclear</text:a> </text:p>
      <text:h text:style-name="P239" text:outline-level="1">May occur within:</text:h>
      <text:p text:style-name="Text_20_body"><text:a xlink:type="simple" xlink:href="#id210">abbr</text:a>, <text:a xlink:type="simple" xlink:href="#id1373">accessdesc</text:a>, <text:a xlink:type="simple" xlink:href="#id1370">acqsource</text:a>, <text:a xlink:type="simple" xlink:href="#id213">add</text:a>, <text:a xlink:type="simple" xlink:href="#id55">addressline</text:a>, <text:a xlink:type="simple" xlink:href="#id30">altmeiid</text:a>, <text:a xlink:type="simple" xlink:href="#id390">anchoredtext</text:a>, <text:a xlink:type="simple" xlink:href="#id296">annot</text:a>, <text:a xlink:type="simple" xlink:href="#id203">bibl</text:a>, <text:a xlink:type="simple" xlink:href="#id267">caption</text:a>, <text:a xlink:type="simple" xlink:href="#id1400">condition</text:a>, <text:a xlink:type="simple" xlink:href="#id1046">corpname</text:a>, <text:a xlink:type="simple" xlink:href="#id61">corr</text:a>, <text:a xlink:type="simple" xlink:href="#id1208">damage</text:a>, <text:a xlink:type="simple" xlink:href="#id1079">date</text:a>, <text:a xlink:type="simple" xlink:href="#id1216">del</text:a>, <text:a xlink:type="simple" xlink:href="#id1403">dimensions</text:a>, <text:a xlink:type="simple" xlink:href="#id169">dir</text:a>, <text:a xlink:type="simple" xlink:href="#id770">dynam</text:a>, <text:a xlink:type="simple" xlink:href="#id207">edition</text:a>, <text:a xlink:type="simple" xlink:href="#id1406">exhibithist</text:a>, <text:a xlink:type="simple" xlink:href="#id1243">expan</text:a>, <text:a xlink:type="simple" xlink:href="#id1357">extent</text:a>, <text:a xlink:type="simple" xlink:href="#id49">extref</text:a>, <text:a xlink:type="simple" xlink:href="#id239">fw</text:a>, <text:a xlink:type="simple" xlink:href="#id1065">geogname</text:a>, <text:a xlink:type="simple" xlink:href="#id1411">hand</text:a>, <text:a xlink:type="simple" xlink:href="#id1134">harm</text:a>, <text:a xlink:type="simple" xlink:href="#id251">head</text:a>, <text:a xlink:type="simple" xlink:href="#id1092">identifier</text:a>, <text:a xlink:type="simple" xlink:href="#id1416">inscription</text:a>, <text:a xlink:type="simple" xlink:href="#id254">item</text:a>, <text:a xlink:type="simple" xlink:href="#id288">l</text:a>, <text:a xlink:type="simple" xlink:href="#id441">label</text:a>, <text:a xlink:type="simple" xlink:href="#id1441">language</text:a>, <text:a xlink:type="simple" xlink:href="#id221">lem</text:a>, <text:a xlink:type="simple" xlink:href="#id200">line</text:a>, <text:a xlink:type="simple" xlink:href="#id1035">name</text:a>, <text:a xlink:type="simple" xlink:href="#id1083">num</text:a>, <text:a xlink:type="simple" xlink:href="#id1220">orig</text:a>, <text:a xlink:type="simple" xlink:href="#id260">p</text:a>, <text:a xlink:type="simple" xlink:href="#id1072">periodname</text:a>, <text:a xlink:type="simple" xlink:href="#id1060">persname</text:a>, <text:a xlink:type="simple" xlink:href="#id412">pgfoot1</text:a>, <text:a xlink:type="simple" xlink:href="#id415">pgfoot2</text:a>, <text:a xlink:type="simple" xlink:href="#id406">pghead1</text:a>, <text:a xlink:type="simple" xlink:href="#id409">pghead2</text:a>, <text:a xlink:type="simple" xlink:href="#id1422">physloc</text:a>, <text:a xlink:type="simple" xlink:href="#id1419">physmedium</text:a>, <text:a xlink:type="simple" xlink:href="#id1376">price</text:a>, <text:a xlink:type="simple" xlink:href="#id1425">provenance</text:a>, <text:a xlink:type="simple" xlink:href="#id1174">rdg</text:a>, <text:a xlink:type="simple" xlink:href="#id1340">ref</text:a>, <text:a xlink:type="simple" xlink:href="#id1223">reg</text:a>, <text:a xlink:type="simple" xlink:href="#id1023">rend</text:a>, <text:a xlink:type="simple" xlink:href="#id1069">repository</text:a>, <text:a xlink:type="simple" xlink:href="#id1348">respstmt</text:a>, <text:a xlink:type="simple" xlink:href="#id1226">restore</text:a>, <text:a xlink:type="simple" xlink:href="#id1230">sic</text:a>, <text:a xlink:type="simple" xlink:href="#id1032">stack</text:a>, <text:a xlink:type="simple" xlink:href="#id1075">stylename</text:a>, <text:a xlink:type="simple" xlink:href="#id1233">supplied</text:a>, <text:a xlink:type="simple" xlink:href="#id948">syl</text:a>, <text:a xlink:type="simple" xlink:href="#id1382">sysreq</text:a>, <text:a xlink:type="simple" xlink:href="#id278">td</text:a>, <text:a xlink:type="simple" xlink:href="#id787">tempo</text:a>, <text:a xlink:type="simple" xlink:href="#id1451">term</text:a>, <text:a xlink:type="simple" xlink:href="#id272">th</text:a>, <text:a xlink:type="simple" xlink:href="#id1087">title</text:a>, <text:a xlink:type="simple" xlink:href="#id1432">treatmenthist</text:a>, <text:a xlink:type="simple" xlink:href="#id1435">treatmentsched</text:a>, <text:a xlink:type="simple" xlink:href="#id1238">unclear</text:a>, <text:a xlink:type="simple" xlink:href="#id1379">userestrict</text:a> </text:p>
      <text:h text:style-name="P239" text:outline-level="1">Attributes:</text:h>
      <text:list xml:id="list30704234" text:style-name="L45">
        <text:list-item>
          <text:p text:style-name="P45">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text:soft-page-break/>are taken must be specified. When possible, subfields as well as fields should be specified, e.g., subfields within MARC fields.</text:p>
        </text:list-item>
        <text:list-item>
          <text:p text:style-name="P45">authority, optional, CDATA<text:line-break/>contains the name of the list from which an authorized value is taken.</text:p>
        </text:list-item>
        <text:list-item>
          <text:p text:style-name="P45">cert, optional, xs:token, high, medium, low, unknown<text:line-break/>signifies the degree of certainty or precision associated with a feature.</text:p>
        </text:list-item>
        <text:list-item>
          <text:p text:style-name="P45">dbkey, optional, xs:NMTOKEN<text:line-break/>used to record a value which serves as a primary key in an external database.</text:p>
        </text:list-item>
        <text:list-item>
          <text:p text:style-name="P45">enddate, optional, xs:date, xs:gYear, xs:gMonth, xs:gDay, xs:gYearMonth, xs:gMonthDay, xs:time, xs:dateTime, xs:token<text:line-break/>contains the end point of a date range.</text:p>
        </text:list-item>
        <text:list-item>
          <text:p text:style-name="P45">evidence, optional, xs:NMTOKEN<text:line-break/>indicates the nature of the evidence supporting the reliability or accuracy of the intervention or interpretation. Suggested values include: 'internal', 'external', 'conjecture'.</text:p>
        </text:list-item>
        <text:list-item>
          <text:p text:style-name="P45">facs, optional, xs:IDREFS<text:line-break/>permits the current element to reference a facsimile image or image zone which corresponds to it.</text:p>
        </text:list-item>
        <text:list-item>
          <text:p text:style-name="P45">n, optional, xs:NMTOKEN<text:line-break/>provides a label (name or number) for an element. While its value need not be unique, it is required to be a single token.</text:p>
        </text:list-item>
        <text:list-item>
          <text:p text:style-name="P45">notafter, optional, xs:date, xs:gYear, xs:gMonth, xs:gDay, xs:gYearMonth, xs:gMonthDay, xs:time, xs:dateTime, xs:token<text:line-break/>contains an upper boundary for an uncertain date.</text:p>
        </text:list-item>
        <text:list-item>
          <text:p text:style-name="P45">notbefore, optional, xs:date, xs:gYear, xs:gMonth, xs:gDay, xs:gYearMonth, xs:gMonthDay, xs:time, xs:dateTime, xs:token<text:line-break/>contains a lower boundary for an uncertain date.</text:p>
        </text:list-item>
        <text:list-item>
          <text:p text:style-name="P45">nymref, optional, xs:IDREF<text:line-break/>used to record a pointer to the regularized form of the name.</text:p>
        </text:list-item>
        <text:list-item>
          <text:p text:style-name="P45">reg, optional, xs:date, xs:gYear, xs:gMonth, xs:gDay, xs:gYearMonth, xs:gMonthDay, xs:time, xs:dateTime, xs:token<text:line-break/>gives the value of a date in standard ISO form.</text:p>
        </text:list-item>
        <text:list-item>
          <text:p text:style-name="P45">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45">source, optional, xs:IDREFS<text:line-break/>contains a list of one or more pointers indicating the sources which attest to a given reading. Each value should correspond to the ID of a &lt;source&gt; element located in the document header.</text:p>
        </text:list-item>
        <text:list-item>
          <text:p text:style-name="P45">startdate, optional, xs:date, xs:gYear, xs:gMonth, xs:gDay, xs:gYearMonth, xs:gMonthDay, xs:time, xs:dateTime, xs:token<text:line-break/>contains the starting point of a date range.</text:p>
        </text:list-item>
        <text:list-item>
          <text:p text:style-name="P45">subtype, optional, xs:NMTOKEN<text:line-break/>provide any sub-classification for the element, additional to that given by its type attribute.</text:p>
        </text:list-item>
        <text:list-item>
          <text:p text:style-name="P45">type, optional, xs:NMTOKEN<text:line-break/>characterizes the element in some sense, using any convenient classification scheme or typology.</text:p>
        </text:list-item>
        <text:list-item>
          <text:p text:style-name="P45">xml:id, optional, xs:ID<text:line-break/>regularizes the naming of an element and thus facilitates building links between it and other resources. Each id attribute within a document must have a unique value.</text:p>
        </text:list-item>
        <text:list-item>
          <text:p text:style-name="P45">xml:lang, optional, xs:language<text:line-break/>identifies the language of the word or text phrase marked. The values for this attribute are language 'tags' as defined in BCP 47. All language tags that make use of private use subtags must be documented in a <text:soft-page-break/>corresponding language element in the MEI header whose id attribute is the same as the language tag's value.</text:p>
        </text:list-item>
      </text:list>
      <text:h text:style-name="P239" text:outline-level="1">Module:</text:h>
      <text:p text:style-name="Text_20_body">namesdates</text:p>
      <text:h text:style-name="P238" text:outline-level="1"><text:bookmark text:name="id61"/>&lt;corr&gt; correction</text:h>
      <text:h text:style-name="P239" text:outline-level="1">Description:</text:h>
      <text:p text:style-name="Text_20_body">Contains the correct form of an apparent erroneous passage. The cert attribute signifies the degree of certainty ascribed to correction. The resp attribute contains an ID reference to an element containing the name of the editor or transcriber responsible for suggesting the correction held as the content of the &lt;corr&gt; element. If the correction was made in the source, resp should be used to identify the hand of the corrector. The value of resp must point to one or more identifiers declared in the document header.</text:p>
      <text:h text:style-name="P239" text:outline-level="1">May contain:</text:h>
      <text:p text:style-name="Text_20_body">PCDATA, <text:a xlink:type="simple" xlink:href="#id210">abbr</text:a>, <text:a xlink:type="simple" xlink:href="#id111">accid</text:a>, <text:a xlink:type="simple" xlink:href="#id213">add</text:a>, <text:a xlink:type="simple" xlink:href="#id53">address</text:a>, <text:a xlink:type="simple" xlink:href="#id296">annot</text:a>, <text:a xlink:type="simple" xlink:href="#id794">arpeg</text:a>, <text:a xlink:type="simple" xlink:href="#id142">artic</text:a>, <text:a xlink:type="simple" xlink:href="#id64">barline</text:a>, <text:a xlink:type="simple" xlink:href="#id894">beam</text:a>, <text:a xlink:type="simple" xlink:href="#id801">beamspan</text:a>, <text:a xlink:type="simple" xlink:href="#id900">beatrpt</text:a>, <text:a xlink:type="simple" xlink:href="#id896">bend</text:a>, <text:a xlink:type="simple" xlink:href="#id203">bibl</text:a>, <text:a xlink:type="simple" xlink:href="#id812">breath</text:a>, <text:a xlink:type="simple" xlink:href="#id907">btrem</text:a>, <text:a xlink:type="simple" xlink:href="#id58">choice</text:a>, <text:a xlink:type="simple" xlink:href="#id106">chord</text:a>, <text:a xlink:type="simple" xlink:href="#id858">clefchange</text:a>, <text:a xlink:type="simple" xlink:href="#id1046">corpname</text:a>, <text:a xlink:type="simple" xlink:href="#id61">corr</text:a>, <text:a xlink:type="simple" xlink:href="#id323">custos</text:a>, <text:a xlink:type="simple" xlink:href="#id1208">damage</text:a>, <text:a xlink:type="simple" xlink:href="#id1079">date</text:a>, <text:a xlink:type="simple" xlink:href="#id1216">del</text:a>, <text:a xlink:type="simple" xlink:href="#id169">dir</text:a>, <text:a xlink:type="simple" xlink:href="#id158">dot</text:a>, <text:a xlink:type="simple" xlink:href="#id770">dynam</text:a>, <text:a xlink:type="simple" xlink:href="#id1243">expan</text:a>, <text:a xlink:type="simple" xlink:href="#id34">extptr</text:a>, <text:a xlink:type="simple" xlink:href="#id49">extref</text:a>, <text:a xlink:type="simple" xlink:href="#id817">fermata</text:a>, <text:a xlink:type="simple" xlink:href="#id1096">fig</text:a>, <text:a xlink:type="simple" xlink:href="#id917">ftrem</text:a>, <text:a xlink:type="simple" xlink:href="#id1329">gap</text:a>, <text:a xlink:type="simple" xlink:href="#id1065">geogname</text:a>, <text:a xlink:type="simple" xlink:href="#id925">gliss</text:a>, <text:a xlink:type="simple" xlink:href="#id824">hairpin</text:a>, <text:a xlink:type="simple" xlink:href="#id932">halfmrpt</text:a>, <text:a xlink:type="simple" xlink:href="#id1322">handshift</text:a>, <text:a xlink:type="simple" xlink:href="#id1134">harm</text:a>, <text:a xlink:type="simple" xlink:href="#id832">harppedal</text:a>, <text:a xlink:type="simple" xlink:href="#id1092">identifier</text:a>, <text:a xlink:type="simple" xlink:href="#id216">ineume</text:a>, <text:a xlink:type="simple" xlink:href="#id396">keysig</text:a>, <text:a xlink:type="simple" xlink:href="#id675">layer</text:a>, <text:a xlink:type="simple" xlink:href="#id232">lb</text:a>, <text:a xlink:type="simple" xlink:href="#id934">ligature</text:a>, <text:a xlink:type="simple" xlink:href="#id937">lyrics</text:a>, <text:a xlink:type="simple" xlink:href="#id1151">measure</text:a>, <text:a xlink:type="simple" xlink:href="#id499">mensur</text:a>, <text:a xlink:type="simple" xlink:href="#id679">midi</text:a>, <text:a xlink:type="simple" xlink:href="#id856">mordent</text:a>, <text:a xlink:type="simple" xlink:href="#id723">mrest</text:a>, <text:a xlink:type="simple" xlink:href="#id737">mrpt</text:a>, <text:a xlink:type="simple" xlink:href="#id744">mrpt2</text:a>, <text:a xlink:type="simple" xlink:href="#id749">mspace</text:a>, <text:a xlink:type="simple" xlink:href="#id755">multirest</text:a>, <text:a xlink:type="simple" xlink:href="#id764">multirpt</text:a>, <text:a xlink:type="simple" xlink:href="#id1035">name</text:a>, <text:a xlink:type="simple" xlink:href="#id108">note</text:a>, <text:a xlink:type="simple" xlink:href="#id1083">num</text:a>, <text:a xlink:type="simple" xlink:href="#id845">octave</text:a>, <text:a xlink:type="simple" xlink:href="#id1220">orig</text:a>, <text:a xlink:type="simple" xlink:href="#id865">pad</text:a>, <text:a xlink:type="simple" xlink:href="#id236">pb</text:a>, <text:a xlink:type="simple" xlink:href="#id1013">pedal</text:a>, <text:a xlink:type="simple" xlink:href="#id1072">periodname</text:a>, <text:a xlink:type="simple" xlink:href="#id1060">persname</text:a>, <text:a xlink:type="simple" xlink:href="#id779">phrase</text:a>, <text:a xlink:type="simple" xlink:href="#id527">proport</text:a>, <text:a xlink:type="simple" xlink:href="#id1338">ptr</text:a>, <text:a xlink:type="simple" xlink:href="#id1340">ref</text:a>, <text:a xlink:type="simple" xlink:href="#id1223">reg</text:a>, <text:a xlink:type="simple" xlink:href="#id1020">reh</text:a>, <text:a xlink:type="simple" xlink:href="#id1023">rend</text:a>, <text:a xlink:type="simple" xlink:href="#id1069">repository</text:a>, <text:a xlink:type="simple" xlink:href="#id869">rest</text:a>, <text:a xlink:type="simple" xlink:href="#id1226">restore</text:a>, <text:a xlink:type="simple" xlink:href="#id659">section</text:a>, <text:a xlink:type="simple" xlink:href="#id1230">sic</text:a>, <text:a xlink:type="simple" xlink:href="#id1116">slur</text:a>, <text:a xlink:type="simple" xlink:href="#id887">space</text:a>, <text:a xlink:type="simple" xlink:href="#id1032">stack</text:a>, <text:a xlink:type="simple" xlink:href="#id671">staff</text:a>, <text:a xlink:type="simple" xlink:href="#id1075">stylename</text:a>, <text:a xlink:type="simple" xlink:href="#id1331">subst</text:a>, <text:a xlink:type="simple" xlink:href="#id1233">supplied</text:a>, <text:a xlink:type="simple" xlink:href="#id787">tempo</text:a>, <text:a xlink:type="simple" xlink:href="#id1122">tie</text:a>, <text:a xlink:type="simple" xlink:href="#id1087">title</text:a>, <text:a xlink:type="simple" xlink:href="#id998">trill</text:a>, <text:a xlink:type="simple" xlink:href="#id898">tuplet</text:a>, <text:a xlink:type="simple" xlink:href="#id1127">tupletspan</text:a>, <text:a xlink:type="simple" xlink:href="#id1005">turn</text:a>, <text:a xlink:type="simple" xlink:href="#id1238">unclear</text:a>, <text:a xlink:type="simple" xlink:href="#id1186">uneume</text:a> </text:p>
      <text:h text:style-name="P239" text:outline-level="1">May occur within:</text:h>
      <text:p text:style-name="Text_20_body"><text:a xlink:type="simple" xlink:href="#id210">abbr</text:a>, <text:a xlink:type="simple" xlink:href="#id213">add</text:a>, <text:a xlink:type="simple" xlink:href="#id55">addressline</text:a>, <text:a xlink:type="simple" xlink:href="#id390">anchoredtext</text:a>, <text:a xlink:type="simple" xlink:href="#id296">annot</text:a>, <text:a xlink:type="simple" xlink:href="#id267">caption</text:a>, <text:a xlink:type="simple" xlink:href="#id58">choice</text:a>, <text:a xlink:type="simple" xlink:href="#id1046">corpname</text:a>, <text:a xlink:type="simple" xlink:href="#id61">corr</text:a>, <text:a xlink:type="simple" xlink:href="#id1208">damage</text:a>, <text:a xlink:type="simple" xlink:href="#id1216">del</text:a>, <text:a xlink:type="simple" xlink:href="#id169">dir</text:a>, <text:a xlink:type="simple" xlink:href="#id770">dynam</text:a>, <text:a xlink:type="simple" xlink:href="#id666">ending</text:a>, <text:a xlink:type="simple" xlink:href="#id1243">expan</text:a>, <text:a xlink:type="simple" xlink:href="#id239">fw</text:a>, <text:a xlink:type="simple" xlink:href="#id1065">geogname</text:a>, <text:a xlink:type="simple" xlink:href="#id1134">harm</text:a>, <text:a xlink:type="simple" xlink:href="#id251">head</text:a>, <text:a xlink:type="simple" xlink:href="#id1092">identifier</text:a>, <text:a xlink:type="simple" xlink:href="#id216">ineume</text:a>, <text:a xlink:type="simple" xlink:href="#id1416">inscription</text:a>, <text:a xlink:type="simple" xlink:href="#id254">item</text:a>, <text:a xlink:type="simple" xlink:href="#id288">l</text:a>, <text:a xlink:type="simple" xlink:href="#id441">label</text:a>, <text:a xlink:type="simple" xlink:href="#id675">layer</text:a>, <text:a xlink:type="simple" xlink:href="#id221">lem</text:a>, <text:a xlink:type="simple" xlink:href="#id1151">measure</text:a>, <text:a xlink:type="simple" xlink:href="#id1035">name</text:a>, <text:a xlink:type="simple" xlink:href="#id108">note</text:a>, <text:a xlink:type="simple" xlink:href="#id1083">num</text:a>, <text:a xlink:type="simple" xlink:href="#id1220">orig</text:a>, <text:a xlink:type="simple" xlink:href="#id1155">ossia</text:a>, <text:a xlink:type="simple" xlink:href="#id260">p</text:a>, <text:a xlink:type="simple" xlink:href="#id1072">periodname</text:a>, <text:a xlink:type="simple" xlink:href="#id1060">persname</text:a>, <text:a xlink:type="simple" xlink:href="#id412">pgfoot1</text:a>, <text:a xlink:type="simple" xlink:href="#id415">pgfoot2</text:a>, <text:a xlink:type="simple" xlink:href="#id406">pghead1</text:a>, <text:a xlink:type="simple" xlink:href="#id409">pghead2</text:a>, <text:a xlink:type="simple" xlink:href="#id1174">rdg</text:a>, <text:a xlink:type="simple" xlink:href="#id1223">reg</text:a>, <text:a xlink:type="simple" xlink:href="#id1023">rend</text:a>, <text:a xlink:type="simple" xlink:href="#id1226">restore</text:a>, <text:a xlink:type="simple" xlink:href="#id1548">score</text:a>, <text:a xlink:type="simple" xlink:href="#id659">section</text:a>, <text:a xlink:type="simple" xlink:href="#id1230">sic</text:a>, <text:a xlink:type="simple" xlink:href="#id671">staff</text:a>, <text:a xlink:type="simple" xlink:href="#id1075">stylename</text:a>, <text:a xlink:type="simple" xlink:href="#id1331">subst</text:a>, <text:a xlink:type="simple" xlink:href="#id1233">supplied</text:a>, <text:a xlink:type="simple" xlink:href="#id948">syl</text:a>, <text:a xlink:type="simple" xlink:href="#id944">syllable</text:a>, <text:a xlink:type="simple" xlink:href="#id278">td</text:a>, <text:a xlink:type="simple" xlink:href="#id787">tempo</text:a>, <text:a xlink:type="simple" xlink:href="#id272">th</text:a>, <text:a xlink:type="simple" xlink:href="#id1087">title</text:a>, <text:a xlink:type="simple" xlink:href="#id1238">unclear</text:a>, <text:a xlink:type="simple" xlink:href="#id1186">uneume</text:a> </text:p>
      <text:h text:style-name="P239" text:outline-level="1">Attributes:</text:h>
      <text:list xml:id="list30695838" text:style-name="L46">
        <text:list-item>
          <text:p text:style-name="P46">cert, optional, xs:token, high, medium, low, unknown<text:line-break/>signifies the degree of certainty or precision associated with a feature.</text:p>
        </text:list-item>
        <text:list-item>
          <text:p text:style-name="P46">evidence, optional, xs:NMTOKEN<text:line-break/>indicates the nature of the evidence supporting the reliability or accuracy of the intervention or interpretation. Suggested values include: 'internal', 'external', 'conjecture'.</text:p>
        </text:list-item>
        <text:list-item>
          <text:p text:style-name="P46">hand, optional, xs:IDREF<text:line-break/>signifies the hand responsible for an action. The value must be the ID of a &lt;hand&gt; element declared in the header.</text:p>
        </text:list-item>
        <text:list-item>
          <text:p text:style-name="P46">n, optional, xs:NMTOKEN<text:line-break/>provides a label (name or number) for an element. While its value need not be unique, it is required to be a single token.</text:p>
        </text:list-item>
        <text:list-item>
          <text:p text:style-name="P46">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46"><text:soft-page-break/>seq, optional, xs:positiveInteger<text:line-break/>used to assign a sequence number related to the order in which the encoded features carrying this attribute are believed to have occurred.</text:p>
        </text:list-item>
        <text:list-item>
          <text:p text:style-name="P46">source, optional, xs:IDREFS<text:line-break/>contains a list of one or more pointers indicating the sources which attest to a given reading. Each value should correspond to the ID of a &lt;source&gt; element located in the document header.</text:p>
        </text:list-item>
        <text:list-item>
          <text:p text:style-name="P46">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edittrans</text:p>
      <text:h text:style-name="P238" text:outline-level="1"><text:bookmark text:name="id1480"/>&lt;correction&gt; correction</text:h>
      <text:h text:style-name="P239" text:outline-level="1">Description:</text:h>
      <text:p text:style-name="Text_20_body">States how and under what circumstances corrections have been made in the musical text.</text:p>
      <text:h text:style-name="P239" text:outline-level="1">May contain:</text:h>
      <text:p text:style-name="Text_20_body"><text:a xlink:type="simple" xlink:href="#id260">p</text:a> </text:p>
      <text:h text:style-name="P239" text:outline-level="1">May occur within:</text:h>
      <text:p text:style-name="Text_20_body"><text:a xlink:type="simple" xlink:href="#id1477">editorialdecl</text:a> </text:p>
      <text:h text:style-name="P239" text:outline-level="1">Attributes:</text:h>
      <text:list xml:id="list30687844" text:style-name="L47">
        <text:list-item>
          <text:p text:style-name="P47">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47">method, optional, xs:token, silent, tags<text:line-break/>indicates the method employed to mark corrections and normalizations.</text:p>
        </text:list-item>
        <text:list-item>
          <text:p text:style-name="P47">n, optional, xs:NMTOKEN<text:line-break/>provides a label (name or number) for an element. While its value need not be unique, it is required to be a single token.</text:p>
        </text:list-item>
        <text:list-item>
          <text:p text:style-name="P47">status, optional, xs:token, high, medium, low, unknown<text:line-break/>indicates the degree of correction applied to the text.</text:p>
        </text:list-item>
        <text:list-item>
          <text:p text:style-name="P47">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header</text:p>
      <text:h text:style-name="P238" text:outline-level="1"><text:bookmark text:name="id1503"/><text:soft-page-break/>&lt;creation&gt; creation</text:h>
      <text:h text:style-name="P239" text:outline-level="1">Description:</text:h>
      <text:p text:style-name="Text_20_body">Non-bibliographic creation details for the work being encoded, in narrative form. Contains phrases describing the origin of the text, e.g. the date, place, and circumstances of its composition.</text:p>
      <text:h text:style-name="P239" text:outline-level="1">May contain:</text:h>
      <text:p text:style-name="Text_20_body"><text:a xlink:type="simple" xlink:href="#id243">blockquote</text:a>, <text:a xlink:type="simple" xlink:href="#id285">lg</text:a>, <text:a xlink:type="simple" xlink:href="#id248">list</text:a>, <text:a xlink:type="simple" xlink:href="#id260">p</text:a>, <text:a xlink:type="simple" xlink:href="#id264">table</text:a> </text:p>
      <text:h text:style-name="P239" text:outline-level="1">May occur within:</text:h>
      <text:p text:style-name="Text_20_body"><text:a xlink:type="simple" xlink:href="#id1500">profiledesc</text:a> </text:p>
      <text:h text:style-name="P239" text:outline-level="1">Attributes:</text:h>
      <text:list xml:id="list30691946" text:style-name="L48">
        <text:list-item>
          <text:p text:style-name="P48">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48">n, optional, xs:NMTOKEN<text:line-break/>provides a label (name or number) for an element. While its value need not be unique, it is required to be a single token.</text:p>
        </text:list-item>
        <text:list-item>
          <text:p text:style-name="P48">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header</text:p>
      <text:h text:style-name="P238" text:outline-level="1"><text:bookmark text:name="id695"/>&lt;cue&gt; cue</text:h>
      <text:h text:style-name="P239" text:outline-level="1">Description:</text:h>
      <text:p text:style-name="Text_20_body">MIDI cue point.</text:p>
      <text:h text:style-name="P239" text:outline-level="1">May contain:</text:h>
      <text:p text:style-name="Text_20_body">EMPTY</text:p>
      <text:h text:style-name="P239" text:outline-level="1">May occur within:</text:h>
      <text:p text:style-name="Text_20_body"><text:a xlink:type="simple" xlink:href="#id679">midi</text:a> </text:p>
      <text:h text:style-name="P239" text:outline-level="1">Attributes:</text:h>
      <text:list xml:id="list30718159" text:style-name="L49">
        <text:list-item>
          <text:p text:style-name="P49">copyof, optional, xs:IDREF<text:line-break/>points to an element of which the current element is a copy.</text:p>
        </text:list-item>
        <text:list-item>
          <text:p text:style-name="P49">corresp, optional, xs:IDREFS<text:line-break/>used to point to other elements that correspond to this one in a generic fashion.</text:p>
        </text:list-item>
        <text:list-item>
          <text:p text:style-name="P49"><text:soft-page-break/>layer, optional, xs:positiveInteger<text:line-break/>identifies the layer to which a feature applies.</text:p>
        </text:list-item>
        <text:list-item>
          <text:p text:style-name="P49">n, optional, xs:NMTOKEN<text:line-break/>provides a label (name or number) for an element. While its value need not be unique, it is required to be a single token.</text:p>
        </text:list-item>
        <text:list-item>
          <text:p text:style-name="P49">next, optional, xs:IDREFS<text:line-break/>used to point to the next event(s) in a user-defined collection.</text:p>
        </text:list-item>
        <text:list-item>
          <text:p text:style-name="P49">prev, optional, xs:IDREFS<text:line-break/>points to the previous event(s) in a user-defined collection.</text:p>
        </text:list-item>
        <text:list-item>
          <text:p text:style-name="P49">sameas, optional, xs:IDREFS<text:line-break/>points to an element that is the same as the current element but is not a literal copy of the current element.</text:p>
        </text:list-item>
        <text:list-item>
          <text:p text:style-name="P49">staff, required, list of xs:positiveInteger, minimum length of 1<text:line-break/>signifies the staff on which a notated event occurs or to which a control event applies.</text:p>
        </text:list-item>
        <text:list-item>
          <text:p text:style-name="P49">synch, optional, xs:IDREFS<text:line-break/>points to elements that are synchronous with the current element.</text:p>
        </text:list-item>
        <text:list-item>
          <text:p text:style-name="P49">tstamp, optional, xs:decimal, 0 - ∞<text:line-break/>encodes the onset time in terms of musical time, i.e., beats[.fractional beat part]</text:p>
        </text:list-item>
        <text:list-item>
          <text:p text:style-name="P49">when, optional, xs:IDREF<text:line-break/>indicates the point of occurrence of this feature along a timeline. Its value must be the ID of a &lt;when&gt; element.</text:p>
        </text:list-item>
        <text:list-item>
          <text:p text:style-name="P49">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midi</text:p>
      <text:h text:style-name="P238" text:outline-level="1"><text:bookmark text:name="id172"/>&lt;curve&gt; curve</text:h>
      <text:h text:style-name="P239" text:outline-level="1">Description:</text:h>
      <text:p text:style-name="Text_20_body">A curved line that cannot be represented by a more specific element, such as a &lt;slur&gt;. The starting point of the curve may be identified in absolute output coordinate terms using the x1 and y1 attributes or relative to the location of another element using the startid attribute. The attributes in the att.visualoffset class may be used to record horizontal, vertical, or time offsets from the absolute coordinates or from the location of the referenced element. Similarly, the terminal point of the curve may be recorded using either the x2,y2 coordinates or in relation to the location of another element using the endid attribute. Attributes in the att.visualoffset2 class maybe used to record the offsets of the ending point. The bulge attribute or, alternatively, the bezier attribute, describes the shape of the curve. The bulge attribute describes the curve as a set of distance values above or below an imaginary line connecting the endpoints of the curve while the bezier attribute records the placement of Bezier control points as a series of space-separated xy coordinate pairs, eg. 19 45 -32 118. The bulge attribute must contain one or more values of the NUMBER datatype. The rend attribute captures the appearance of the curve.</text:p>
      <text:h text:style-name="P239" text:outline-level="1">May contain:</text:h>
      <text:p text:style-name="Text_20_body">EMPTY</text:p>
      <text:h text:style-name="P239" text:outline-level="1"><text:soft-page-break/>May occur within:</text:h>
      <text:p text:style-name="Text_20_body"><text:a xlink:type="simple" xlink:href="#id169">dir</text:a>, <text:a xlink:type="simple" xlink:href="#id666">ending</text:a>, <text:a xlink:type="simple" xlink:href="#id1098">figdesc</text:a>, <text:a xlink:type="simple" xlink:href="#id1134">harm</text:a>, <text:a xlink:type="simple" xlink:href="#id675">layer</text:a>, <text:a xlink:type="simple" xlink:href="#id221">lem</text:a>, <text:a xlink:type="simple" xlink:href="#id1151">measure</text:a>, <text:a xlink:type="simple" xlink:href="#id1155">ossia</text:a>, <text:a xlink:type="simple" xlink:href="#id293">pgdesc</text:a>, <text:a xlink:type="simple" xlink:href="#id1174">rdg</text:a>, <text:a xlink:type="simple" xlink:href="#id1548">score</text:a>, <text:a xlink:type="simple" xlink:href="#id659">section</text:a>, <text:a xlink:type="simple" xlink:href="#id671">staff</text:a>, <text:a xlink:type="simple" xlink:href="#id944">syllable</text:a>, <text:a xlink:type="simple" xlink:href="#id382">symboldef</text:a>, <text:a xlink:type="simple" xlink:href="#id787">tempo</text:a> </text:p>
      <text:h text:style-name="P239" text:outline-level="1">Attributes:</text:h>
      <text:list xml:id="list30696013" text:style-name="L50">
        <text:list-item>
          <text:p text:style-name="P50">bezier, optional, list of xs:integer, minimum length of 1<text:line-break/>records the placement of Bezier control points as a series of space-separated xy coordinates, eg. 19 45 -32 118.</text:p>
        </text:list-item>
        <text:list-item>
          <text:p text:style-name="P50">bulge, optional, list of xs:decimal, minimum length of 1<text:line-break/>describes a curve as a set of distance values above or below an imaginary line connecting the endpoints of the curve. The bulge attribute must contain one or more decimal values expressed in inter-line units.</text:p>
        </text:list-item>
        <text:list-item>
          <text:p text:style-name="P50">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50">copyof, optional, xs:IDREF<text:line-break/>points to an element of which the current element is a copy.</text:p>
        </text:list-item>
        <text:list-item>
          <text:p text:style-name="P50">corresp, optional, xs:IDREFS<text:line-break/>used to point to other elements that correspond to this one in a generic fashion.</text:p>
        </text:list-item>
        <text:list-item>
          <text:p text:style-name="P50">endho, optional, xs:decimal<text:line-break/>records the horizontal adjustment of a feature's programmatically-determined end point.</text:p>
        </text:list-item>
        <text:list-item>
          <text:p text:style-name="P50">endid, optional, xs:IDREF<text:line-break/>indicates the final element in a sequence of events to which the feature applies.</text:p>
        </text:list-item>
        <text:list-item>
          <text:p text:style-name="P50">endto, optional, xs:decimal<text:line-break/>records a timestamp adjustment of a feature's programmatically-determined end point.</text:p>
        </text:list-item>
        <text:list-item>
          <text:p text:style-name="P50">endvo, optional, xs:decimal<text:line-break/>records a vertical adjustment of a feature's programmatically-determined end point.</text:p>
        </text:list-item>
        <text:list-item>
          <text:p text:style-name="P50">facs, optional, xs:IDREFS<text:line-break/>permits the current element to reference a facsimile image or image zone which corresponds to it.</text:p>
        </text:list-item>
        <text:list-item>
          <text:p text:style-name="P50">ho, optional, xs:decimal<text:line-break/>records a horizontal adjustment of a feature's programmatically-determinded location in terms of staff interline distance; that is, units of 1/2 the distance between adjacent staves.</text:p>
        </text:list-item>
        <text:list-item>
          <text:p text:style-name="P50">n, optional, xs:NMTOKEN<text:line-break/>provides a label (name or number) for an element. While its value need not be unique, it is required to be a single token.</text:p>
        </text:list-item>
        <text:list-item>
          <text:p text:style-name="P50">next, optional, xs:IDREFS<text:line-break/>used to point to the next event(s) in a user-defined collection.</text:p>
        </text:list-item>
        <text:list-item>
          <text:p text:style-name="P50">prev, optional, xs:IDREFS<text:line-break/>points to the previous event(s) in a user-defined collection.</text:p>
        </text:list-item>
        <text:list-item>
          <text:p text:style-name="P50">rend, optional, xs:token, medium, wide, dashed, dotted<text:line-break/>records the appearance of the curve.</text:p>
        </text:list-item>
        <text:list-item>
          <text:p text:style-name="P50">sameas, optional, xs:IDREFS<text:line-break/>points to an element that is the same as the current element but is not a literal copy of the current element.</text:p>
        </text:list-item>
        <text:list-item>
          <text:p text:style-name="P50">startho, optional, xs:decimal<text:line-break/>records the horizontal adjustment of a feature's programmatically-determined start point.</text:p>
        </text:list-item>
        <text:list-item>
          <text:p text:style-name="P50">startid, optional, xs:IDREF<text:line-break/>holds a reference to the first element in a sequence of events to which the feature applies.</text:p>
        </text:list-item>
        <text:list-item>
          <text:p text:style-name="P50"><text:soft-page-break/>startto, optional, xs:decimal<text:line-break/>records a timestamp adjustment of a feature's programmatically-determined start point.</text:p>
        </text:list-item>
        <text:list-item>
          <text:p text:style-name="P50">startvo, optional, xs:decimal<text:line-break/>records a vertical adjustment of a feature's programmatically-determined start point.</text:p>
        </text:list-item>
        <text:list-item>
          <text:p text:style-name="P50">subtype, optional, xs:NMTOKEN<text:line-break/>provide any sub-classification for the element, additional to that given by its type attribute.</text:p>
        </text:list-item>
        <text:list-item>
          <text:p text:style-name="P50">synch, optional, xs:IDREFS<text:line-break/>points to elements that are synchronous with the current element.</text:p>
        </text:list-item>
        <text:list-item>
          <text:p text:style-name="P50">to, optional, xs:decimal<text:line-break/>records a timestamp adjustment of a feature's programmatically-determined location in musical terms; that is, beats.</text:p>
        </text:list-item>
        <text:list-item>
          <text:p text:style-name="P50">type, optional, xs:NMTOKEN<text:line-break/>characterizes the element in some sense, using any convenient classification scheme or typology.</text:p>
        </text:list-item>
        <text:list-item>
          <text:p text:style-name="P50">vo, optional, xs:decimal<text:line-break/>records the vertical adjustment of a feature's programmatically-determined location in terms of staff interline distance; that is, units of 1/2 the distance between adjacent staves.</text:p>
        </text:list-item>
        <text:list-item>
          <text:p text:style-name="P50">when, optional, xs:IDREF<text:line-break/>indicates the point of occurrence of this feature along a timeline. Its value must be the ID of a &lt;when&gt; element.</text:p>
        </text:list-item>
        <text:list-item>
          <text:p text:style-name="P50">x, optional, xs:decimal<text:line-break/>encodes an x coordinate for a feature in an output coordinate system. When it is necessary to record the placement of a feature in a facsimile image, use facs attribute.</text:p>
        </text:list-item>
        <text:list-item>
          <text:p text:style-name="P50">x2, optional, xs:decimal<text:line-break/>encodes the optional 2nd x coordinate.</text:p>
        </text:list-item>
        <text:list-item>
          <text:p text:style-name="P50">xml:id, optional, xs:ID<text:line-break/>regularizes the naming of an element and thus facilitates building links between it and other resources. Each id attribute within a document must have a unique value.</text:p>
        </text:list-item>
        <text:list-item>
          <text:p text:style-name="P50">y, optional, xs:decimal<text:line-break/>encodes an y coordinate for a feature in an output coordinate system. When it is necessary to record the placement of a feature in a facsimile image, use facs attribute.</text:p>
        </text:list-item>
        <text:list-item>
          <text:p text:style-name="P50">y2, optional, xs:decimal<text:line-break/>encodes the optional 2nd y coordinate.</text:p>
        </text:list-item>
      </text:list>
      <text:h text:style-name="P239" text:outline-level="1">Module:</text:h>
      <text:p text:style-name="Text_20_body">usersymbols</text:p>
      <text:h text:style-name="P238" text:outline-level="1"><text:bookmark text:name="id323"/>&lt;custos&gt; custos</text:h>
      <text:h text:style-name="P239" text:outline-level="1">Description:</text:h>
      <text:p text:style-name="Text_20_body">The symbol placed at the end of a staff to indicate the first note of the next staff. Sometimes called a "direct". Together the pname and oct attributes identify the location where the custos appears.</text:p>
      <text:h text:style-name="P239" text:outline-level="1">May contain:</text:h>
      <text:p text:style-name="Text_20_body">EMPTY</text:p>
      <text:h text:style-name="P239" text:outline-level="1"><text:soft-page-break/>May occur within:</text:h>
      <text:p text:style-name="Text_20_body"><text:a xlink:type="simple" xlink:href="#id213">add</text:a>, <text:a xlink:type="simple" xlink:href="#id894">beam</text:a>, <text:a xlink:type="simple" xlink:href="#id61">corr</text:a>, <text:a xlink:type="simple" xlink:href="#id1208">damage</text:a>, <text:a xlink:type="simple" xlink:href="#id1216">del</text:a>, <text:a xlink:type="simple" xlink:href="#id932">halfmrpt</text:a>, <text:a xlink:type="simple" xlink:href="#id216">ineume</text:a>, <text:a xlink:type="simple" xlink:href="#id675">layer</text:a>, <text:a xlink:type="simple" xlink:href="#id221">lem</text:a>, <text:a xlink:type="simple" xlink:href="#id934">ligature</text:a>, <text:a xlink:type="simple" xlink:href="#id856">mordent</text:a>, <text:a xlink:type="simple" xlink:href="#id108">note</text:a>, <text:a xlink:type="simple" xlink:href="#id1220">orig</text:a>, <text:a xlink:type="simple" xlink:href="#id1174">rdg</text:a>, <text:a xlink:type="simple" xlink:href="#id1223">reg</text:a>, <text:a xlink:type="simple" xlink:href="#id1226">restore</text:a>, <text:a xlink:type="simple" xlink:href="#id321">sb</text:a>, <text:a xlink:type="simple" xlink:href="#id1230">sic</text:a>, <text:a xlink:type="simple" xlink:href="#id1233">supplied</text:a>, <text:a xlink:type="simple" xlink:href="#id944">syllable</text:a>, <text:a xlink:type="simple" xlink:href="#id998">trill</text:a>, <text:a xlink:type="simple" xlink:href="#id898">tuplet</text:a>, <text:a xlink:type="simple" xlink:href="#id1005">turn</text:a>, <text:a xlink:type="simple" xlink:href="#id1238">unclear</text:a>, <text:a xlink:type="simple" xlink:href="#id1186">uneume</text:a> </text:p>
      <text:h text:style-name="P239" text:outline-level="1">Attributes:</text:h>
      <text:list xml:id="list30716858" text:style-name="L51">
        <text:list-item>
          <text:p text:style-name="P51">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51">copyof, optional, xs:IDREF<text:line-break/>points to an element of which the current element is a copy.</text:p>
        </text:list-item>
        <text:list-item>
          <text:p text:style-name="P51">corresp, optional, xs:IDREFS<text:line-break/>used to point to other elements that correspond to this one in a generic fashion.</text:p>
        </text:list-item>
        <text:list-item>
          <text:p text:style-name="P51">facs, optional, xs:IDREFS<text:line-break/>permits the current element to reference a facsimile image or image zone which corresponds to it.</text:p>
        </text:list-item>
        <text:list-item>
          <text:p text:style-name="P51">n, optional, xs:NMTOKEN<text:line-break/>provides a label (name or number) for an element. While its value need not be unique, it is required to be a single token.</text:p>
        </text:list-item>
        <text:list-item>
          <text:p text:style-name="P51">next, optional, xs:IDREFS<text:line-break/>used to point to the next event(s) in a user-defined collection.</text:p>
        </text:list-item>
        <text:list-item>
          <text:p text:style-name="P51">oct, optional, xs:nonNegativeInteger, 0 - 9<text:line-break/>captures written octave information.</text:p>
        </text:list-item>
        <text:list-item>
          <text:p text:style-name="P51">pname, optional, xs:token, "[a-g]"<text:line-break/>contains a written pitch name.</text:p>
        </text:list-item>
        <text:list-item>
          <text:p text:style-name="P51">prev, optional, xs:IDREFS<text:line-break/>points to the previous event(s) in a user-defined collection.</text:p>
        </text:list-item>
        <text:list-item>
          <text:p text:style-name="P51">sameas, optional, xs:IDREFS<text:line-break/>points to an element that is the same as the current element but is not a literal copy of the current element.</text:p>
        </text:list-item>
        <text:list-item>
          <text:p text:style-name="P51">source, optional, xs:IDREFS<text:line-break/>contains a list of one or more pointers indicating the sources which attest to a given reading. Each value should correspond to the ID of a &lt;source&gt; element located in the document header.</text:p>
        </text:list-item>
        <text:list-item>
          <text:p text:style-name="P51">synch, optional, xs:IDREFS<text:line-break/>points to elements that are synchronous with the current element.</text:p>
        </text:list-item>
        <text:list-item>
          <text:p text:style-name="P51">target, optional, xs:IDREF<text:line-break/>encodes the target note when its pitch differs from the pitch at which the custos appears.</text:p>
        </text:list-item>
        <text:list-item>
          <text:p text:style-name="P51">when, optional, xs:IDREF<text:line-break/>indicates the point of occurrence of this feature along a timeline. Its value must be the ID of a &lt;when&gt; element.</text:p>
        </text:list-item>
        <text:list-item>
          <text:p text:style-name="P51">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shared</text:p>
      <text:h text:style-name="P238" text:outline-level="1"><text:bookmark text:name="id1208"/><text:soft-page-break/>&lt;damage&gt; damage</text:h>
      <text:h text:style-name="P239" text:outline-level="1">Description:</text:h>
      <text:p text:style-name="Text_20_body">Contains an area of damage to the carrier. In the case of damage resulting from an identifiable cause, the agent attribute signifies the causative agent. The degree attribute signifies the degree of damage according to a convenient scale. A &lt;damage&gt; tag with this attribute should only be used where the text may be read with some confidence; data supplied from other sources should be tagged as &lt;supplied&gt;. The extent attribute indicates approximately how much text is in the damaged area, in notes, measures, inches, or any appropriate unit, where this cannot be deduced from the contents of the tag. For example, the damage may span structural divisions in the text so that the tag must then be empty of content. In the case of damage (deliberate defacement, etc.) assignable to an identifiable hand, the hand attribute signifies the hand responsible for the damage.</text:p>
      <text:h text:style-name="P239" text:outline-level="1">May contain:</text:h>
      <text:p text:style-name="Text_20_body">PCDATA, <text:a xlink:type="simple" xlink:href="#id210">abbr</text:a>, <text:a xlink:type="simple" xlink:href="#id111">accid</text:a>, <text:a xlink:type="simple" xlink:href="#id213">add</text:a>, <text:a xlink:type="simple" xlink:href="#id53">address</text:a>, <text:a xlink:type="simple" xlink:href="#id296">annot</text:a>, <text:a xlink:type="simple" xlink:href="#id794">arpeg</text:a>, <text:a xlink:type="simple" xlink:href="#id142">artic</text:a>, <text:a xlink:type="simple" xlink:href="#id64">barline</text:a>, <text:a xlink:type="simple" xlink:href="#id894">beam</text:a>, <text:a xlink:type="simple" xlink:href="#id801">beamspan</text:a>, <text:a xlink:type="simple" xlink:href="#id900">beatrpt</text:a>, <text:a xlink:type="simple" xlink:href="#id896">bend</text:a>, <text:a xlink:type="simple" xlink:href="#id203">bibl</text:a>, <text:a xlink:type="simple" xlink:href="#id812">breath</text:a>, <text:a xlink:type="simple" xlink:href="#id907">btrem</text:a>, <text:a xlink:type="simple" xlink:href="#id58">choice</text:a>, <text:a xlink:type="simple" xlink:href="#id106">chord</text:a>, <text:a xlink:type="simple" xlink:href="#id858">clefchange</text:a>, <text:a xlink:type="simple" xlink:href="#id1046">corpname</text:a>, <text:a xlink:type="simple" xlink:href="#id61">corr</text:a>, <text:a xlink:type="simple" xlink:href="#id323">custos</text:a>, <text:a xlink:type="simple" xlink:href="#id1208">damage</text:a>, <text:a xlink:type="simple" xlink:href="#id1079">date</text:a>, <text:a xlink:type="simple" xlink:href="#id1216">del</text:a>, <text:a xlink:type="simple" xlink:href="#id169">dir</text:a>, <text:a xlink:type="simple" xlink:href="#id158">dot</text:a>, <text:a xlink:type="simple" xlink:href="#id770">dynam</text:a>, <text:a xlink:type="simple" xlink:href="#id1243">expan</text:a>, <text:a xlink:type="simple" xlink:href="#id34">extptr</text:a>, <text:a xlink:type="simple" xlink:href="#id49">extref</text:a>, <text:a xlink:type="simple" xlink:href="#id817">fermata</text:a>, <text:a xlink:type="simple" xlink:href="#id1096">fig</text:a>, <text:a xlink:type="simple" xlink:href="#id917">ftrem</text:a>, <text:a xlink:type="simple" xlink:href="#id1329">gap</text:a>, <text:a xlink:type="simple" xlink:href="#id1065">geogname</text:a>, <text:a xlink:type="simple" xlink:href="#id925">gliss</text:a>, <text:a xlink:type="simple" xlink:href="#id824">hairpin</text:a>, <text:a xlink:type="simple" xlink:href="#id932">halfmrpt</text:a>, <text:a xlink:type="simple" xlink:href="#id1322">handshift</text:a>, <text:a xlink:type="simple" xlink:href="#id1134">harm</text:a>, <text:a xlink:type="simple" xlink:href="#id832">harppedal</text:a>, <text:a xlink:type="simple" xlink:href="#id1092">identifier</text:a>, <text:a xlink:type="simple" xlink:href="#id216">ineume</text:a>, <text:a xlink:type="simple" xlink:href="#id396">keysig</text:a>, <text:a xlink:type="simple" xlink:href="#id675">layer</text:a>, <text:a xlink:type="simple" xlink:href="#id232">lb</text:a>, <text:a xlink:type="simple" xlink:href="#id934">ligature</text:a>, <text:a xlink:type="simple" xlink:href="#id937">lyrics</text:a>, <text:a xlink:type="simple" xlink:href="#id1151">measure</text:a>, <text:a xlink:type="simple" xlink:href="#id499">mensur</text:a>, <text:a xlink:type="simple" xlink:href="#id679">midi</text:a>, <text:a xlink:type="simple" xlink:href="#id856">mordent</text:a>, <text:a xlink:type="simple" xlink:href="#id723">mrest</text:a>, <text:a xlink:type="simple" xlink:href="#id737">mrpt</text:a>, <text:a xlink:type="simple" xlink:href="#id744">mrpt2</text:a>, <text:a xlink:type="simple" xlink:href="#id749">mspace</text:a>, <text:a xlink:type="simple" xlink:href="#id755">multirest</text:a>, <text:a xlink:type="simple" xlink:href="#id764">multirpt</text:a>, <text:a xlink:type="simple" xlink:href="#id1035">name</text:a>, <text:a xlink:type="simple" xlink:href="#id108">note</text:a>, <text:a xlink:type="simple" xlink:href="#id1083">num</text:a>, <text:a xlink:type="simple" xlink:href="#id845">octave</text:a>, <text:a xlink:type="simple" xlink:href="#id1220">orig</text:a>, <text:a xlink:type="simple" xlink:href="#id865">pad</text:a>, <text:a xlink:type="simple" xlink:href="#id236">pb</text:a>, <text:a xlink:type="simple" xlink:href="#id1013">pedal</text:a>, <text:a xlink:type="simple" xlink:href="#id1072">periodname</text:a>, <text:a xlink:type="simple" xlink:href="#id1060">persname</text:a>, <text:a xlink:type="simple" xlink:href="#id779">phrase</text:a>, <text:a xlink:type="simple" xlink:href="#id527">proport</text:a>, <text:a xlink:type="simple" xlink:href="#id1338">ptr</text:a>, <text:a xlink:type="simple" xlink:href="#id1340">ref</text:a>, <text:a xlink:type="simple" xlink:href="#id1223">reg</text:a>, <text:a xlink:type="simple" xlink:href="#id1020">reh</text:a>, <text:a xlink:type="simple" xlink:href="#id1023">rend</text:a>, <text:a xlink:type="simple" xlink:href="#id1069">repository</text:a>, <text:a xlink:type="simple" xlink:href="#id869">rest</text:a>, <text:a xlink:type="simple" xlink:href="#id1226">restore</text:a>, <text:a xlink:type="simple" xlink:href="#id659">section</text:a>, <text:a xlink:type="simple" xlink:href="#id1230">sic</text:a>, <text:a xlink:type="simple" xlink:href="#id1116">slur</text:a>, <text:a xlink:type="simple" xlink:href="#id887">space</text:a>, <text:a xlink:type="simple" xlink:href="#id1032">stack</text:a>, <text:a xlink:type="simple" xlink:href="#id671">staff</text:a>, <text:a xlink:type="simple" xlink:href="#id1075">stylename</text:a>, <text:a xlink:type="simple" xlink:href="#id1331">subst</text:a>, <text:a xlink:type="simple" xlink:href="#id1233">supplied</text:a>, <text:a xlink:type="simple" xlink:href="#id787">tempo</text:a>, <text:a xlink:type="simple" xlink:href="#id1122">tie</text:a>, <text:a xlink:type="simple" xlink:href="#id1087">title</text:a>, <text:a xlink:type="simple" xlink:href="#id998">trill</text:a>, <text:a xlink:type="simple" xlink:href="#id898">tuplet</text:a>, <text:a xlink:type="simple" xlink:href="#id1127">tupletspan</text:a>, <text:a xlink:type="simple" xlink:href="#id1005">turn</text:a>, <text:a xlink:type="simple" xlink:href="#id1238">unclear</text:a>, <text:a xlink:type="simple" xlink:href="#id1186">uneume</text:a> </text:p>
      <text:h text:style-name="P239" text:outline-level="1">May occur within:</text:h>
      <text:p text:style-name="Text_20_body"><text:a xlink:type="simple" xlink:href="#id210">abbr</text:a>, <text:a xlink:type="simple" xlink:href="#id213">add</text:a>, <text:a xlink:type="simple" xlink:href="#id55">addressline</text:a>, <text:a xlink:type="simple" xlink:href="#id390">anchoredtext</text:a>, <text:a xlink:type="simple" xlink:href="#id296">annot</text:a>, <text:a xlink:type="simple" xlink:href="#id267">caption</text:a>, <text:a xlink:type="simple" xlink:href="#id1046">corpname</text:a>, <text:a xlink:type="simple" xlink:href="#id61">corr</text:a>, <text:a xlink:type="simple" xlink:href="#id1208">damage</text:a>, <text:a xlink:type="simple" xlink:href="#id1216">del</text:a>, <text:a xlink:type="simple" xlink:href="#id169">dir</text:a>, <text:a xlink:type="simple" xlink:href="#id770">dynam</text:a>, <text:a xlink:type="simple" xlink:href="#id666">ending</text:a>, <text:a xlink:type="simple" xlink:href="#id1243">expan</text:a>, <text:a xlink:type="simple" xlink:href="#id239">fw</text:a>, <text:a xlink:type="simple" xlink:href="#id1065">geogname</text:a>, <text:a xlink:type="simple" xlink:href="#id1134">harm</text:a>, <text:a xlink:type="simple" xlink:href="#id251">head</text:a>, <text:a xlink:type="simple" xlink:href="#id1092">identifier</text:a>, <text:a xlink:type="simple" xlink:href="#id216">ineume</text:a>, <text:a xlink:type="simple" xlink:href="#id1416">inscription</text:a>, <text:a xlink:type="simple" xlink:href="#id254">item</text:a>, <text:a xlink:type="simple" xlink:href="#id288">l</text:a>, <text:a xlink:type="simple" xlink:href="#id441">label</text:a>, <text:a xlink:type="simple" xlink:href="#id675">layer</text:a>, <text:a xlink:type="simple" xlink:href="#id221">lem</text:a>, <text:a xlink:type="simple" xlink:href="#id1151">measure</text:a>, <text:a xlink:type="simple" xlink:href="#id1035">name</text:a>, <text:a xlink:type="simple" xlink:href="#id108">note</text:a>, <text:a xlink:type="simple" xlink:href="#id1083">num</text:a>, <text:a xlink:type="simple" xlink:href="#id1220">orig</text:a>, <text:a xlink:type="simple" xlink:href="#id1155">ossia</text:a>, <text:a xlink:type="simple" xlink:href="#id260">p</text:a>, <text:a xlink:type="simple" xlink:href="#id1072">periodname</text:a>, <text:a xlink:type="simple" xlink:href="#id1060">persname</text:a>, <text:a xlink:type="simple" xlink:href="#id412">pgfoot1</text:a>, <text:a xlink:type="simple" xlink:href="#id415">pgfoot2</text:a>, <text:a xlink:type="simple" xlink:href="#id406">pghead1</text:a>, <text:a xlink:type="simple" xlink:href="#id409">pghead2</text:a>, <text:a xlink:type="simple" xlink:href="#id1174">rdg</text:a>, <text:a xlink:type="simple" xlink:href="#id1223">reg</text:a>, <text:a xlink:type="simple" xlink:href="#id1023">rend</text:a>, <text:a xlink:type="simple" xlink:href="#id1226">restore</text:a>, <text:a xlink:type="simple" xlink:href="#id1548">score</text:a>, <text:a xlink:type="simple" xlink:href="#id659">section</text:a>, <text:a xlink:type="simple" xlink:href="#id1230">sic</text:a>, <text:a xlink:type="simple" xlink:href="#id671">staff</text:a>, <text:a xlink:type="simple" xlink:href="#id1075">stylename</text:a>, <text:a xlink:type="simple" xlink:href="#id1331">subst</text:a>, <text:a xlink:type="simple" xlink:href="#id1233">supplied</text:a>, <text:a xlink:type="simple" xlink:href="#id948">syl</text:a>, <text:a xlink:type="simple" xlink:href="#id944">syllable</text:a>, <text:a xlink:type="simple" xlink:href="#id278">td</text:a>, <text:a xlink:type="simple" xlink:href="#id787">tempo</text:a>, <text:a xlink:type="simple" xlink:href="#id272">th</text:a>, <text:a xlink:type="simple" xlink:href="#id1087">title</text:a>, <text:a xlink:type="simple" xlink:href="#id1238">unclear</text:a>, <text:a xlink:type="simple" xlink:href="#id1186">uneume</text:a> </text:p>
      <text:h text:style-name="P239" text:outline-level="1">Attributes:</text:h>
      <text:list xml:id="list30703036" text:style-name="L52">
        <text:list-item>
          <text:p text:style-name="P52">agent, optional, CDATA<text:line-break/>signifies the causative agent of damage, illegibility, or other loss of original text.</text:p>
        </text:list-item>
        <text:list-item>
          <text:p text:style-name="P52">degree, optional, CDATA<text:line-break/>records the degree of damage.</text:p>
        </text:list-item>
        <text:list-item>
          <text:p text:style-name="P52">extent, optional, CDATA<text:line-break/>indicates the extent of damage or omission.</text:p>
        </text:list-item>
        <text:list-item>
          <text:p text:style-name="P52">facs, optional, xs:IDREFS<text:line-break/>permits the current element to reference a facsimile image or image zone which corresponds to it.</text:p>
        </text:list-item>
        <text:list-item>
          <text:p text:style-name="P52">hand, optional, xs:IDREF<text:line-break/>signifies the hand responsible for an action. The value must be the ID of a &lt;hand&gt; element declared in the header.</text:p>
        </text:list-item>
        <text:list-item>
          <text:p text:style-name="P52">n, optional, xs:NMTOKEN<text:line-break/>provides a label (name or number) for an element. While its value need not be unique, it is required to be a single token.</text:p>
        </text:list-item>
        <text:list-item>
          <text:p text:style-name="P52">subtype, optional, xs:NMTOKEN<text:line-break/>provide any sub-classification for the element, additional to that given by its type attribute.</text:p>
        </text:list-item>
        <text:list-item>
          <text:p text:style-name="P52">type, optional, xs:NMTOKEN<text:line-break/>characterizes the element in some sense, using any convenient classification scheme or typology.</text:p>
        </text:list-item>
        <text:list-item>
          <text:p text:style-name="P52"><text:soft-page-break/>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edittrans</text:p>
      <text:h text:style-name="P238" text:outline-level="1"><text:bookmark text:name="id1079"/>&lt;date&gt; date</text:h>
      <text:h text:style-name="P239" text:outline-level="1">Description:</text:h>
      <text:p text:style-name="Text_20_body">A date in any format.</text:p>
      <text:h text:style-name="P239" text:outline-level="1">May contain:</text:h>
      <text:p text:style-name="Text_20_body">PCDATA, <text:a xlink:type="simple" xlink:href="#id210">abbr</text:a>, <text:a xlink:type="simple" xlink:href="#id53">address</text:a>, <text:a xlink:type="simple" xlink:href="#id296">annot</text:a>, <text:a xlink:type="simple" xlink:href="#id203">bibl</text:a>, <text:a xlink:type="simple" xlink:href="#id1046">corpname</text:a>, <text:a xlink:type="simple" xlink:href="#id1079">date</text:a>, <text:a xlink:type="simple" xlink:href="#id1243">expan</text:a>, <text:a xlink:type="simple" xlink:href="#id34">extptr</text:a>, <text:a xlink:type="simple" xlink:href="#id49">extref</text:a>, <text:a xlink:type="simple" xlink:href="#id1096">fig</text:a>, <text:a xlink:type="simple" xlink:href="#id1065">geogname</text:a>, <text:a xlink:type="simple" xlink:href="#id1092">identifier</text:a>, <text:a xlink:type="simple" xlink:href="#id232">lb</text:a>, <text:a xlink:type="simple" xlink:href="#id1035">name</text:a>, <text:a xlink:type="simple" xlink:href="#id1083">num</text:a>, <text:a xlink:type="simple" xlink:href="#id236">pb</text:a>, <text:a xlink:type="simple" xlink:href="#id1072">periodname</text:a>, <text:a xlink:type="simple" xlink:href="#id1060">persname</text:a>, <text:a xlink:type="simple" xlink:href="#id1338">ptr</text:a>, <text:a xlink:type="simple" xlink:href="#id1340">ref</text:a>, <text:a xlink:type="simple" xlink:href="#id1023">rend</text:a>, <text:a xlink:type="simple" xlink:href="#id1069">repository</text:a>, <text:a xlink:type="simple" xlink:href="#id1032">stack</text:a>, <text:a xlink:type="simple" xlink:href="#id1075">stylename</text:a>, <text:a xlink:type="simple" xlink:href="#id1087">title</text:a> </text:p>
      <text:h text:style-name="P239" text:outline-level="1">May occur within:</text:h>
      <text:p text:style-name="Text_20_body"><text:a xlink:type="simple" xlink:href="#id210">abbr</text:a>, <text:a xlink:type="simple" xlink:href="#id1373">accessdesc</text:a>, <text:a xlink:type="simple" xlink:href="#id1370">acqsource</text:a>, <text:a xlink:type="simple" xlink:href="#id213">add</text:a>, <text:a xlink:type="simple" xlink:href="#id55">addressline</text:a>, <text:a xlink:type="simple" xlink:href="#id30">altmeiid</text:a>, <text:a xlink:type="simple" xlink:href="#id390">anchoredtext</text:a>, <text:a xlink:type="simple" xlink:href="#id296">annot</text:a>, <text:a xlink:type="simple" xlink:href="#id203">bibl</text:a>, <text:a xlink:type="simple" xlink:href="#id267">caption</text:a>, <text:a xlink:type="simple" xlink:href="#id1509">change</text:a>, <text:a xlink:type="simple" xlink:href="#id1400">condition</text:a>, <text:a xlink:type="simple" xlink:href="#id1046">corpname</text:a>, <text:a xlink:type="simple" xlink:href="#id61">corr</text:a>, <text:a xlink:type="simple" xlink:href="#id1208">damage</text:a>, <text:a xlink:type="simple" xlink:href="#id1079">date</text:a>, <text:a xlink:type="simple" xlink:href="#id1216">del</text:a>, <text:a xlink:type="simple" xlink:href="#id1403">dimensions</text:a>, <text:a xlink:type="simple" xlink:href="#id169">dir</text:a>, <text:a xlink:type="simple" xlink:href="#id770">dynam</text:a>, <text:a xlink:type="simple" xlink:href="#id207">edition</text:a>, <text:a xlink:type="simple" xlink:href="#id1406">exhibithist</text:a>, <text:a xlink:type="simple" xlink:href="#id1243">expan</text:a>, <text:a xlink:type="simple" xlink:href="#id1357">extent</text:a>, <text:a xlink:type="simple" xlink:href="#id49">extref</text:a>, <text:a xlink:type="simple" xlink:href="#id239">fw</text:a>, <text:a xlink:type="simple" xlink:href="#id1065">geogname</text:a>, <text:a xlink:type="simple" xlink:href="#id1411">hand</text:a>, <text:a xlink:type="simple" xlink:href="#id1134">harm</text:a>, <text:a xlink:type="simple" xlink:href="#id251">head</text:a>, <text:a xlink:type="simple" xlink:href="#id1092">identifier</text:a>, <text:a xlink:type="simple" xlink:href="#id1416">inscription</text:a>, <text:a xlink:type="simple" xlink:href="#id254">item</text:a>, <text:a xlink:type="simple" xlink:href="#id288">l</text:a>, <text:a xlink:type="simple" xlink:href="#id441">label</text:a>, <text:a xlink:type="simple" xlink:href="#id1441">language</text:a>, <text:a xlink:type="simple" xlink:href="#id221">lem</text:a>, <text:a xlink:type="simple" xlink:href="#id200">line</text:a>, <text:a xlink:type="simple" xlink:href="#id1035">name</text:a>, <text:a xlink:type="simple" xlink:href="#id1083">num</text:a>, <text:a xlink:type="simple" xlink:href="#id1220">orig</text:a>, <text:a xlink:type="simple" xlink:href="#id260">p</text:a>, <text:a xlink:type="simple" xlink:href="#id1072">periodname</text:a>, <text:a xlink:type="simple" xlink:href="#id1060">persname</text:a>, <text:a xlink:type="simple" xlink:href="#id412">pgfoot1</text:a>, <text:a xlink:type="simple" xlink:href="#id415">pgfoot2</text:a>, <text:a xlink:type="simple" xlink:href="#id406">pghead1</text:a>, <text:a xlink:type="simple" xlink:href="#id409">pghead2</text:a>, <text:a xlink:type="simple" xlink:href="#id1422">physloc</text:a>, <text:a xlink:type="simple" xlink:href="#id1419">physmedium</text:a>, <text:a xlink:type="simple" xlink:href="#id1376">price</text:a>, <text:a xlink:type="simple" xlink:href="#id1425">provenance</text:a>, <text:a xlink:type="simple" xlink:href="#id1362">pubstmt</text:a>, <text:a xlink:type="simple" xlink:href="#id1174">rdg</text:a>, <text:a xlink:type="simple" xlink:href="#id1340">ref</text:a>, <text:a xlink:type="simple" xlink:href="#id1223">reg</text:a>, <text:a xlink:type="simple" xlink:href="#id1023">rend</text:a>, <text:a xlink:type="simple" xlink:href="#id1069">repository</text:a>, <text:a xlink:type="simple" xlink:href="#id1226">restore</text:a>, <text:a xlink:type="simple" xlink:href="#id1230">sic</text:a>, <text:a xlink:type="simple" xlink:href="#id1032">stack</text:a>, <text:a xlink:type="simple" xlink:href="#id1075">stylename</text:a>, <text:a xlink:type="simple" xlink:href="#id1233">supplied</text:a>, <text:a xlink:type="simple" xlink:href="#id948">syl</text:a>, <text:a xlink:type="simple" xlink:href="#id1382">sysreq</text:a>, <text:a xlink:type="simple" xlink:href="#id278">td</text:a>, <text:a xlink:type="simple" xlink:href="#id787">tempo</text:a>, <text:a xlink:type="simple" xlink:href="#id1451">term</text:a>, <text:a xlink:type="simple" xlink:href="#id272">th</text:a>, <text:a xlink:type="simple" xlink:href="#id1087">title</text:a>, <text:a xlink:type="simple" xlink:href="#id1432">treatmenthist</text:a>, <text:a xlink:type="simple" xlink:href="#id1435">treatmentsched</text:a>, <text:a xlink:type="simple" xlink:href="#id1238">unclear</text:a>, <text:a xlink:type="simple" xlink:href="#id1379">userestrict</text:a> </text:p>
      <text:h text:style-name="P239" text:outline-level="1">Attributes:</text:h>
      <text:list xml:id="list30712450" text:style-name="L53">
        <text:list-item>
          <text:p text:style-name="P53">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53">calendar, optional, xs:NMTOKEN<text:line-break/>indicates the system or calendar to which a date belongs, for example, Gregorian, Julian, Roman, Mosaic, Revolutionary, Islamic, etc.</text:p>
        </text:list-item>
        <text:list-item>
          <text:p text:style-name="P53">cert, optional, xs:token, high, medium, low, unknown<text:line-break/>signifies the degree of certainty or precision associated with a feature.</text:p>
        </text:list-item>
        <text:list-item>
          <text:p text:style-name="P53">enddate, optional, xs:date, xs:gYear, xs:gMonth, xs:gDay, xs:gYearMonth, xs:gMonthDay, xs:time, xs:dateTime, xs:token<text:line-break/>contains the end point of a date range.</text:p>
        </text:list-item>
        <text:list-item>
          <text:p text:style-name="P53">evidence, optional, xs:NMTOKEN<text:line-break/>indicates the nature of the evidence supporting the reliability or accuracy of the intervention or interpretation. Suggested values include: 'internal', 'external', 'conjecture'.</text:p>
        </text:list-item>
        <text:list-item>
          <text:p text:style-name="P53">facs, optional, xs:IDREFS<text:line-break/>permits the current element to reference a facsimile image or image zone which corresponds to it.</text:p>
        </text:list-item>
        <text:list-item>
          <text:p text:style-name="P53">n, optional, xs:NMTOKEN<text:line-break/>provides a label (name or number) for an element. While its value need not be unique, it is required to be a single token.</text:p>
        </text:list-item>
        <text:list-item>
          <text:p text:style-name="P53"><text:soft-page-break/>notafter, optional, xs:date, xs:gYear, xs:gMonth, xs:gDay, xs:gYearMonth, xs:gMonthDay, xs:time, xs:dateTime, xs:token<text:line-break/>contains an upper boundary for an uncertain date.</text:p>
        </text:list-item>
        <text:list-item>
          <text:p text:style-name="P53">notbefore, optional, xs:date, xs:gYear, xs:gMonth, xs:gDay, xs:gYearMonth, xs:gMonthDay, xs:time, xs:dateTime, xs:token<text:line-break/>contains a lower boundary for an uncertain date.</text:p>
        </text:list-item>
        <text:list-item>
          <text:p text:style-name="P53">reg, optional, xs:date, xs:gYear, xs:gMonth, xs:gDay, xs:gYearMonth, xs:gMonthDay, xs:time, xs:dateTime, xs:token<text:line-break/>gives the value of a date in standard ISO form.</text:p>
        </text:list-item>
        <text:list-item>
          <text:p text:style-name="P53">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53">source, optional, xs:IDREFS<text:line-break/>contains a list of one or more pointers indicating the sources which attest to a given reading. Each value should correspond to the ID of a &lt;source&gt; element located in the document header.</text:p>
        </text:list-item>
        <text:list-item>
          <text:p text:style-name="P53">startdate, optional, xs:date, xs:gYear, xs:gMonth, xs:gDay, xs:gYearMonth, xs:gMonthDay, xs:time, xs:dateTime, xs:token<text:line-break/>contains the starting point of a date range.</text:p>
        </text:list-item>
        <text:list-item>
          <text:p text:style-name="P53">xml:id, optional, xs:ID<text:line-break/>regularizes the naming of an element and thus facilitates building links between it and other resources. Each id attribute within a document must have a unique value.</text:p>
        </text:list-item>
        <text:list-item>
          <text:p text:style-name="P53">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39" text:outline-level="1">Module:</text:h>
      <text:p text:style-name="Text_20_body">shared</text:p>
      <text:h text:style-name="P238" text:outline-level="1"><text:bookmark text:name="id1216"/>&lt;del&gt; deletion</text:h>
      <text:h text:style-name="P239" text:outline-level="1">Description:</text:h>
      <text:p text:style-name="Text_20_body">Contains information deleted, marked as deleted, or otherwise indicated as superfluous or spurious in the copy text by an author, scribe, annotator, or corrector. The resp attribute contains an ID reference to an element containing the name of the editor or transcriber responsible for identifying the hand of the deletion. The cert attribute signifies the degree of certainty ascribed to the identification of the hand of the deletion. The hand of the agent which made the deletion should be pointed to using the hand attribute. The rend attribute may be used to record the method used to make the deletion (overstrike, strike[through], etc.) or how the deleted matter should be displayed.</text:p>
      <text:h text:style-name="P239" text:outline-level="1">May contain:</text:h>
      <text:p text:style-name="Text_20_body">PCDATA, <text:a xlink:type="simple" xlink:href="#id210">abbr</text:a>, <text:a xlink:type="simple" xlink:href="#id111">accid</text:a>, <text:a xlink:type="simple" xlink:href="#id213">add</text:a>, <text:a xlink:type="simple" xlink:href="#id53">address</text:a>, <text:a xlink:type="simple" xlink:href="#id296">annot</text:a>, <text:a xlink:type="simple" xlink:href="#id794">arpeg</text:a>, <text:a xlink:type="simple" xlink:href="#id142">artic</text:a>, <text:a xlink:type="simple" xlink:href="#id64">barline</text:a>, <text:a xlink:type="simple" xlink:href="#id894">beam</text:a>, <text:a xlink:type="simple" xlink:href="#id801">beamspan</text:a>, <text:a xlink:type="simple" xlink:href="#id900">beatrpt</text:a>, <text:a xlink:type="simple" xlink:href="#id896">bend</text:a>, <text:a xlink:type="simple" xlink:href="#id203">bibl</text:a>, <text:a xlink:type="simple" xlink:href="#id812">breath</text:a>, <text:a xlink:type="simple" xlink:href="#id907">btrem</text:a>, <text:a xlink:type="simple" xlink:href="#id58">choice</text:a>, <text:a xlink:type="simple" xlink:href="#id106">chord</text:a>, <text:a xlink:type="simple" xlink:href="#id858">clefchange</text:a>, <text:a xlink:type="simple" xlink:href="#id1046">corpname</text:a>, <text:a xlink:type="simple" xlink:href="#id61">corr</text:a>, <text:a xlink:type="simple" xlink:href="#id323">custos</text:a>, <text:a xlink:type="simple" xlink:href="#id1208">damage</text:a>, <text:a xlink:type="simple" xlink:href="#id1079">date</text:a>, <text:a xlink:type="simple" xlink:href="#id1216">del</text:a>, <text:a xlink:type="simple" xlink:href="#id169">dir</text:a>, <text:a xlink:type="simple" xlink:href="#id158">dot</text:a>, <text:a xlink:type="simple" xlink:href="#id770">dynam</text:a>, <text:a xlink:type="simple" xlink:href="#id1243">expan</text:a>, <text:a xlink:type="simple" xlink:href="#id34">extptr</text:a>, <text:a xlink:type="simple" xlink:href="#id49">extref</text:a>, <text:a xlink:type="simple" xlink:href="#id817">fermata</text:a>, <text:a xlink:type="simple" xlink:href="#id1096">fig</text:a>, <text:a xlink:type="simple" xlink:href="#id917">ftrem</text:a>, <text:a xlink:type="simple" xlink:href="#id1329">gap</text:a>, <text:a xlink:type="simple" xlink:href="#id1065">geogname</text:a>, <text:a xlink:type="simple" xlink:href="#id925">gliss</text:a>, <text:a xlink:type="simple" xlink:href="#id824">hairpin</text:a>, <text:a xlink:type="simple" xlink:href="#id932">halfmrpt</text:a>, <text:a xlink:type="simple" xlink:href="#id1322">handshift</text:a>, <text:a xlink:type="simple" xlink:href="#id1134">harm</text:a>, <text:a xlink:type="simple" xlink:href="#id832">harppedal</text:a>, <text:a xlink:type="simple" xlink:href="#id1092">identifier</text:a>, <text:a xlink:type="simple" xlink:href="#id216">ineume</text:a>, <text:a xlink:type="simple" xlink:href="#id396">keysig</text:a>, <text:a xlink:type="simple" xlink:href="#id675">layer</text:a>, <text:a xlink:type="simple" xlink:href="#id232">lb</text:a>, <text:a xlink:type="simple" xlink:href="#id934">ligature</text:a>, <text:a xlink:type="simple" xlink:href="#id937">lyrics</text:a>, <text:a xlink:type="simple" xlink:href="#id1151">measure</text:a>, <text:a xlink:type="simple" xlink:href="#id499">mensur</text:a>, <text:a xlink:type="simple" xlink:href="#id679">midi</text:a>, <text:a xlink:type="simple" xlink:href="#id856">mordent</text:a>, <text:a xlink:type="simple" xlink:href="#id723">mrest</text:a>, <text:a xlink:type="simple" xlink:href="#id737">mrpt</text:a>, <text:a xlink:type="simple" xlink:href="#id744">mrpt2</text:a>, <text:a xlink:type="simple" xlink:href="#id749">mspace</text:a>, <text:a xlink:type="simple" xlink:href="#id755">multirest</text:a>, <text:a xlink:type="simple" xlink:href="#id764">multirpt</text:a>, <text:a xlink:type="simple" xlink:href="#id1035">name</text:a>, <text:a xlink:type="simple" xlink:href="#id108">note</text:a>, <text:a xlink:type="simple" xlink:href="#id1083">num</text:a>, <text:a xlink:type="simple" xlink:href="#id845">octave</text:a>, <text:a xlink:type="simple" xlink:href="#id1220">orig</text:a>, <text:a xlink:type="simple" xlink:href="#id865">pad</text:a>, <text:a xlink:type="simple" xlink:href="#id236">pb</text:a>, <text:a xlink:type="simple" xlink:href="#id1013">pedal</text:a>, <text:a xlink:type="simple" xlink:href="#id1072">periodname</text:a>, <text:a xlink:type="simple" xlink:href="#id1060">persname</text:a>, <text:a xlink:type="simple" xlink:href="#id779">phrase</text:a>, <text:a xlink:type="simple" xlink:href="#id527">proport</text:a>, <text:a xlink:type="simple" xlink:href="#id1338">ptr</text:a>, <text:soft-page-break/><text:a xlink:type="simple" xlink:href="#id1340">ref</text:a>, <text:a xlink:type="simple" xlink:href="#id1223">reg</text:a>, <text:a xlink:type="simple" xlink:href="#id1020">reh</text:a>, <text:a xlink:type="simple" xlink:href="#id1023">rend</text:a>, <text:a xlink:type="simple" xlink:href="#id1069">repository</text:a>, <text:a xlink:type="simple" xlink:href="#id869">rest</text:a>, <text:a xlink:type="simple" xlink:href="#id1226">restore</text:a>, <text:a xlink:type="simple" xlink:href="#id659">section</text:a>, <text:a xlink:type="simple" xlink:href="#id1230">sic</text:a>, <text:a xlink:type="simple" xlink:href="#id1116">slur</text:a>, <text:a xlink:type="simple" xlink:href="#id887">space</text:a>, <text:a xlink:type="simple" xlink:href="#id1032">stack</text:a>, <text:a xlink:type="simple" xlink:href="#id671">staff</text:a>, <text:a xlink:type="simple" xlink:href="#id1075">stylename</text:a>, <text:a xlink:type="simple" xlink:href="#id1331">subst</text:a>, <text:a xlink:type="simple" xlink:href="#id1233">supplied</text:a>, <text:a xlink:type="simple" xlink:href="#id787">tempo</text:a>, <text:a xlink:type="simple" xlink:href="#id1122">tie</text:a>, <text:a xlink:type="simple" xlink:href="#id1087">title</text:a>, <text:a xlink:type="simple" xlink:href="#id998">trill</text:a>, <text:a xlink:type="simple" xlink:href="#id898">tuplet</text:a>, <text:a xlink:type="simple" xlink:href="#id1127">tupletspan</text:a>, <text:a xlink:type="simple" xlink:href="#id1005">turn</text:a>, <text:a xlink:type="simple" xlink:href="#id1238">unclear</text:a>, <text:a xlink:type="simple" xlink:href="#id1186">uneume</text:a> </text:p>
      <text:h text:style-name="P239" text:outline-level="1">May occur within:</text:h>
      <text:p text:style-name="Text_20_body"><text:a xlink:type="simple" xlink:href="#id210">abbr</text:a>, <text:a xlink:type="simple" xlink:href="#id213">add</text:a>, <text:a xlink:type="simple" xlink:href="#id55">addressline</text:a>, <text:a xlink:type="simple" xlink:href="#id390">anchoredtext</text:a>, <text:a xlink:type="simple" xlink:href="#id296">annot</text:a>, <text:a xlink:type="simple" xlink:href="#id267">caption</text:a>, <text:a xlink:type="simple" xlink:href="#id1046">corpname</text:a>, <text:a xlink:type="simple" xlink:href="#id61">corr</text:a>, <text:a xlink:type="simple" xlink:href="#id1208">damage</text:a>, <text:a xlink:type="simple" xlink:href="#id1216">del</text:a>, <text:a xlink:type="simple" xlink:href="#id169">dir</text:a>, <text:a xlink:type="simple" xlink:href="#id770">dynam</text:a>, <text:a xlink:type="simple" xlink:href="#id666">ending</text:a>, <text:a xlink:type="simple" xlink:href="#id1243">expan</text:a>, <text:a xlink:type="simple" xlink:href="#id239">fw</text:a>, <text:a xlink:type="simple" xlink:href="#id1065">geogname</text:a>, <text:a xlink:type="simple" xlink:href="#id1134">harm</text:a>, <text:a xlink:type="simple" xlink:href="#id251">head</text:a>, <text:a xlink:type="simple" xlink:href="#id1092">identifier</text:a>, <text:a xlink:type="simple" xlink:href="#id216">ineume</text:a>, <text:a xlink:type="simple" xlink:href="#id1416">inscription</text:a>, <text:a xlink:type="simple" xlink:href="#id254">item</text:a>, <text:a xlink:type="simple" xlink:href="#id288">l</text:a>, <text:a xlink:type="simple" xlink:href="#id441">label</text:a>, <text:a xlink:type="simple" xlink:href="#id675">layer</text:a>, <text:a xlink:type="simple" xlink:href="#id221">lem</text:a>, <text:a xlink:type="simple" xlink:href="#id1151">measure</text:a>, <text:a xlink:type="simple" xlink:href="#id1035">name</text:a>, <text:a xlink:type="simple" xlink:href="#id108">note</text:a>, <text:a xlink:type="simple" xlink:href="#id1083">num</text:a>, <text:a xlink:type="simple" xlink:href="#id1220">orig</text:a>, <text:a xlink:type="simple" xlink:href="#id1155">ossia</text:a>, <text:a xlink:type="simple" xlink:href="#id260">p</text:a>, <text:a xlink:type="simple" xlink:href="#id1072">periodname</text:a>, <text:a xlink:type="simple" xlink:href="#id1060">persname</text:a>, <text:a xlink:type="simple" xlink:href="#id412">pgfoot1</text:a>, <text:a xlink:type="simple" xlink:href="#id415">pgfoot2</text:a>, <text:a xlink:type="simple" xlink:href="#id406">pghead1</text:a>, <text:a xlink:type="simple" xlink:href="#id409">pghead2</text:a>, <text:a xlink:type="simple" xlink:href="#id1174">rdg</text:a>, <text:a xlink:type="simple" xlink:href="#id1223">reg</text:a>, <text:a xlink:type="simple" xlink:href="#id1023">rend</text:a>, <text:a xlink:type="simple" xlink:href="#id1226">restore</text:a>, <text:a xlink:type="simple" xlink:href="#id1548">score</text:a>, <text:a xlink:type="simple" xlink:href="#id659">section</text:a>, <text:a xlink:type="simple" xlink:href="#id1230">sic</text:a>, <text:a xlink:type="simple" xlink:href="#id671">staff</text:a>, <text:a xlink:type="simple" xlink:href="#id1075">stylename</text:a>, <text:a xlink:type="simple" xlink:href="#id1331">subst</text:a>, <text:a xlink:type="simple" xlink:href="#id1233">supplied</text:a>, <text:a xlink:type="simple" xlink:href="#id948">syl</text:a>, <text:a xlink:type="simple" xlink:href="#id944">syllable</text:a>, <text:a xlink:type="simple" xlink:href="#id278">td</text:a>, <text:a xlink:type="simple" xlink:href="#id787">tempo</text:a>, <text:a xlink:type="simple" xlink:href="#id272">th</text:a>, <text:a xlink:type="simple" xlink:href="#id1087">title</text:a>, <text:a xlink:type="simple" xlink:href="#id1238">unclear</text:a>, <text:a xlink:type="simple" xlink:href="#id1186">uneume</text:a> </text:p>
      <text:h text:style-name="P239" text:outline-level="1">Attributes:</text:h>
      <text:list xml:id="list30713622" text:style-name="L54">
        <text:list-item>
          <text:p text:style-name="P54">facs, optional, xs:IDREFS<text:line-break/>permits the current element to reference a facsimile image or image zone which corresponds to it.</text:p>
        </text:list-item>
        <text:list-item>
          <text:p text:style-name="P54">hand, optional, xs:IDREF<text:line-break/>signifies the hand responsible for an action. The value must be the ID of a &lt;hand&gt; element declared in the header.</text:p>
        </text:list-item>
        <text:list-item>
          <text:p text:style-name="P54">n, optional, xs:NMTOKEN<text:line-break/>provides a label (name or number) for an element. While its value need not be unique, it is required to be a single token.</text:p>
        </text:list-item>
        <text:list-item>
          <text:p text:style-name="P54">rend, optional, CDATA<text:line-break/>contains an indication of how the deletion should be rendered.</text:p>
        </text:list-item>
        <text:list-item>
          <text:p text:style-name="P54">seq, optional, xs:positiveInteger<text:line-break/>used to assign a sequence number related to the order in which the encoded features carrying this attribute are believed to have occurred.</text:p>
        </text:list-item>
        <text:list-item>
          <text:p text:style-name="P54">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edittrans</text:p>
      <text:h text:style-name="P238" text:outline-level="1"><text:bookmark text:name="id1403"/>&lt;dimensions&gt; dimensions</text:h>
      <text:h text:style-name="P239" text:outline-level="1">Description:</text:h>
      <text:p text:style-name="Text_20_body">Information about the physical size of a bibliographic source; usually includes numerical data. There are no height and width sub-elements; however, num sub-elements may be used with appropriate n attribute values. Measurements may be expressed in any convenient unit. Do not confuse this element with the &lt;extent&gt; element, which is used to indicate the quantity of described materials.</text:p>
      <text:h text:style-name="P239" text:outline-level="1">May contain:</text:h>
      <text:p text:style-name="Text_20_body">PCDATA, <text:a xlink:type="simple" xlink:href="#id210">abbr</text:a>, <text:a xlink:type="simple" xlink:href="#id53">address</text:a>, <text:a xlink:type="simple" xlink:href="#id203">bibl</text:a>, <text:a xlink:type="simple" xlink:href="#id1046">corpname</text:a>, <text:a xlink:type="simple" xlink:href="#id1079">date</text:a>, <text:a xlink:type="simple" xlink:href="#id1243">expan</text:a>, <text:a xlink:type="simple" xlink:href="#id34">extptr</text:a>, <text:a xlink:type="simple" xlink:href="#id49">extref</text:a>, <text:a xlink:type="simple" xlink:href="#id1096">fig</text:a>, <text:a xlink:type="simple" xlink:href="#id1065">geogname</text:a>, <text:a xlink:type="simple" xlink:href="#id1092">identifier</text:a>, <text:a xlink:type="simple" xlink:href="#id232">lb</text:a>, <text:a xlink:type="simple" xlink:href="#id1035">name</text:a>, <text:a xlink:type="simple" xlink:href="#id1083">num</text:a>, <text:a xlink:type="simple" xlink:href="#id1072">periodname</text:a>, <text:a xlink:type="simple" xlink:href="#id1060">persname</text:a>, <text:a xlink:type="simple" xlink:href="#id1338">ptr</text:a>, <text:a xlink:type="simple" xlink:href="#id1340">ref</text:a>, <text:a xlink:type="simple" xlink:href="#id1023">rend</text:a>, <text:a xlink:type="simple" xlink:href="#id1069">repository</text:a>, <text:a xlink:type="simple" xlink:href="#id1032">stack</text:a>, <text:a xlink:type="simple" xlink:href="#id1075">stylename</text:a>, <text:a xlink:type="simple" xlink:href="#id1087">title</text:a> </text:p>
      <text:h text:style-name="P239" text:outline-level="1">May occur within:</text:h>
      <text:p text:style-name="Text_20_body"><text:a xlink:type="simple" xlink:href="#id1397">physdesc</text:a> </text:p>
      <text:h text:style-name="P239" text:outline-level="1"><text:soft-page-break/>Attributes:</text:h>
      <text:list xml:id="list30700423" text:style-name="L55">
        <text:list-item>
          <text:p text:style-name="P55">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55">n, optional, xs:NMTOKEN<text:line-break/>provides a label (name or number) for an element. While its value need not be unique, it is required to be a single token.</text:p>
        </text:list-item>
        <text:list-item>
          <text:p text:style-name="P55">unit, optional, xs:NMTOKEN<text:line-break/>indicates the units used for a measurement, usually using the standard symbol for the desired unit.</text:p>
        </text:list-item>
        <text:list-item>
          <text:p text:style-name="P55">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header</text:p>
      <text:h text:style-name="P238" text:outline-level="1"><text:bookmark text:name="id169"/>&lt;dir&gt; directive</text:h>
      <text:h text:style-name="P239" text:outline-level="1">Description:</text:h>
      <text:p text:style-name="Text_20_body">A text expression that is on the score (typically above, below, or between staves), but not on the staff and not encoded elsewhere in more specific elements, such as &lt;tempo&gt; or &lt;dynam&gt;. Examples include text strings, such as 'affettuoso' or fingerings and music symbols, such as segno and coda symbols, fermatas over a barline, etc. Unlike generic text elements, directives can be control elements. That is, they can be used as pointers to other events. The starting point of the directive may be indicated by either a tstamp, tstamp.ges, tstamp.real or startid attribute, while the ending point may be recorded by either a dur, dur.ges or endid attribute. It is a semantic error not to specify a starting point attribute.</text:p>
      <text:h text:style-name="P239" text:outline-level="1">May contain:</text:h>
      <text:p text:style-name="Text_20_body">PCDATA, <text:a xlink:type="simple" xlink:href="#id210">abbr</text:a>, <text:a xlink:type="simple" xlink:href="#id213">add</text:a>, <text:a xlink:type="simple" xlink:href="#id53">address</text:a>, <text:a xlink:type="simple" xlink:href="#id390">anchoredtext</text:a>, <text:a xlink:type="simple" xlink:href="#id203">bibl</text:a>, <text:a xlink:type="simple" xlink:href="#id58">choice</text:a>, <text:a xlink:type="simple" xlink:href="#id1046">corpname</text:a>, <text:a xlink:type="simple" xlink:href="#id61">corr</text:a>, <text:a xlink:type="simple" xlink:href="#id172">curve</text:a>, <text:a xlink:type="simple" xlink:href="#id1208">damage</text:a>, <text:a xlink:type="simple" xlink:href="#id1079">date</text:a>, <text:a xlink:type="simple" xlink:href="#id1216">del</text:a>, <text:a xlink:type="simple" xlink:href="#id1243">expan</text:a>, <text:a xlink:type="simple" xlink:href="#id34">extptr</text:a>, <text:a xlink:type="simple" xlink:href="#id49">extref</text:a>, <text:a xlink:type="simple" xlink:href="#id1096">fig</text:a>, <text:a xlink:type="simple" xlink:href="#id1329">gap</text:a>, <text:a xlink:type="simple" xlink:href="#id1065">geogname</text:a>, <text:a xlink:type="simple" xlink:href="#id1322">handshift</text:a>, <text:a xlink:type="simple" xlink:href="#id1092">identifier</text:a>, <text:a xlink:type="simple" xlink:href="#id232">lb</text:a>, <text:a xlink:type="simple" xlink:href="#id200">line</text:a>, <text:a xlink:type="simple" xlink:href="#id1035">name</text:a>, <text:a xlink:type="simple" xlink:href="#id1083">num</text:a>, <text:a xlink:type="simple" xlink:href="#id1220">orig</text:a>, <text:a xlink:type="simple" xlink:href="#id1072">periodname</text:a>, <text:a xlink:type="simple" xlink:href="#id1060">persname</text:a>, <text:a xlink:type="simple" xlink:href="#id1338">ptr</text:a>, <text:a xlink:type="simple" xlink:href="#id1340">ref</text:a>, <text:a xlink:type="simple" xlink:href="#id1223">reg</text:a>, <text:a xlink:type="simple" xlink:href="#id1023">rend</text:a>, <text:a xlink:type="simple" xlink:href="#id1069">repository</text:a>, <text:a xlink:type="simple" xlink:href="#id1226">restore</text:a>, <text:a xlink:type="simple" xlink:href="#id1230">sic</text:a>, <text:a xlink:type="simple" xlink:href="#id1032">stack</text:a>, <text:a xlink:type="simple" xlink:href="#id1075">stylename</text:a>, <text:a xlink:type="simple" xlink:href="#id1331">subst</text:a>, <text:a xlink:type="simple" xlink:href="#id1233">supplied</text:a>, <text:a xlink:type="simple" xlink:href="#id384">symbol</text:a>, <text:a xlink:type="simple" xlink:href="#id1087">title</text:a>, <text:a xlink:type="simple" xlink:href="#id1238">unclear</text:a> </text:p>
      <text:h text:style-name="P239" text:outline-level="1">May occur within:</text:h>
      <text:p text:style-name="Text_20_body"><text:a xlink:type="simple" xlink:href="#id213">add</text:a>, <text:a xlink:type="simple" xlink:href="#id61">corr</text:a>, <text:a xlink:type="simple" xlink:href="#id1208">damage</text:a>, <text:a xlink:type="simple" xlink:href="#id1216">del</text:a>, <text:a xlink:type="simple" xlink:href="#id675">layer</text:a>, <text:a xlink:type="simple" xlink:href="#id221">lem</text:a>, <text:a xlink:type="simple" xlink:href="#id934">ligature</text:a>, <text:a xlink:type="simple" xlink:href="#id1151">measure</text:a>, <text:a xlink:type="simple" xlink:href="#id1220">orig</text:a>, <text:a xlink:type="simple" xlink:href="#id1155">ossia</text:a>, <text:a xlink:type="simple" xlink:href="#id1174">rdg</text:a>, <text:a xlink:type="simple" xlink:href="#id1223">reg</text:a>, <text:a xlink:type="simple" xlink:href="#id1226">restore</text:a>, <text:a xlink:type="simple" xlink:href="#id1230">sic</text:a>, <text:a xlink:type="simple" xlink:href="#id1233">supplied</text:a>, <text:a xlink:type="simple" xlink:href="#id944">syllable</text:a>, <text:a xlink:type="simple" xlink:href="#id1238">unclear</text:a>, <text:a xlink:type="simple" xlink:href="#id167">verse</text:a> </text:p>
      <text:h text:style-name="P239" text:outline-level="1">Attributes:</text:h>
      <text:list xml:id="list30695916" text:style-name="L56">
        <text:list-item>
          <text:p text:style-name="P56">copyof, optional, xs:IDREF<text:line-break/>points to an element of which the current element is a copy.</text:p>
        </text:list-item>
        <text:list-item>
          <text:p text:style-name="P56">corresp, optional, xs:IDREFS<text:line-break/>used to point to other elements that correspond to this one in a generic fashion.</text:p>
        </text:list-item>
        <text:list-item>
          <text:p text:style-name="P56">dur, optional, xs:token, "([0-9]+m *\+ *)?[0-9]+(\.?[0-9]*)?"<text:line-break/>encodes the duration of a feature as a timestamp for its endpoint rather than as a relative durational value.</text:p>
        </text:list-item>
        <text:list-item>
          <text:p text:style-name="P56"><text:soft-page-break/>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56">endho, optional, xs:decimal<text:line-break/>records the horizontal adjustment of a feature's programmatically-determined end point.</text:p>
        </text:list-item>
        <text:list-item>
          <text:p text:style-name="P56">endid, optional, xs:IDREF<text:line-break/>indicates the final element in a sequence of events to which the feature applies.</text:p>
        </text:list-item>
        <text:list-item>
          <text:p text:style-name="P56">endto, optional, xs:decimal<text:line-break/>records a timestamp adjustment of a feature's programmatically-determined end point.</text:p>
        </text:list-item>
        <text:list-item>
          <text:p text:style-name="P56">facs, optional, xs:IDREFS<text:line-break/>permits the current element to reference a facsimile image or image zone which corresponds to it.</text:p>
        </text:list-item>
        <text:list-item>
          <text:p text:style-name="P56">ho, optional, xs:decimal<text:line-break/>records a horizontal adjustment of a feature's programmatically-determinded location in terms of staff interline distance; that is, units of 1/2 the distance between adjacent staves.</text:p>
        </text:list-item>
        <text:list-item>
          <text:p text:style-name="P56">layer, optional, list of xs:positiveInteger, minimum length of 1<text:line-break/>signifies the layer within which a control event is active.</text:p>
        </text:list-item>
        <text:list-item>
          <text:p text:style-name="P56">n, optional, xs:NMTOKEN<text:line-break/>provides a label (name or number) for an element. While its value need not be unique, it is required to be a single token.</text:p>
        </text:list-item>
        <text:list-item>
          <text:p text:style-name="P56">next, optional, xs:IDREFS<text:line-break/>used to point to the next event(s) in a user-defined collection.</text:p>
        </text:list-item>
        <text:list-item>
          <text:p text:style-name="P56">place, optional, xs:token, above, below<text:line-break/>captures the placement of the item with respect to the staff with which it is associated.</text:p>
        </text:list-item>
        <text:list-item>
          <text:p text:style-name="P56">plist, optional, xs:IDREFS<text:line-break/>contains a space separated list of ID references that identify logical events that participate in a collection, such as notes under a phrase mark.</text:p>
        </text:list-item>
        <text:list-item>
          <text:p text:style-name="P56">prev, optional, xs:IDREFS<text:line-break/>points to the previous event(s) in a user-defined collection.</text:p>
        </text:list-item>
        <text:list-item>
          <text:p text:style-name="P56">sameas, optional, xs:IDREFS<text:line-break/>points to an element that is the same as the current element but is not a literal copy of the current element.</text:p>
        </text:list-item>
        <text:list-item>
          <text:p text:style-name="P56">staff, required, list of xs:positiveInteger, minimum length of 1<text:line-break/>signifies the staff on which a notated event occurs or to which a control event applies.</text:p>
        </text:list-item>
        <text:list-item>
          <text:p text:style-name="P56">startho, optional, xs:decimal<text:line-break/>records the horizontal adjustment of a feature's programmatically-determined start point.</text:p>
        </text:list-item>
        <text:list-item>
          <text:p text:style-name="P56">startid, optional, xs:IDREF<text:line-break/>holds a reference to the first element in a sequence of events to which the feature applies.</text:p>
        </text:list-item>
        <text:list-item>
          <text:p text:style-name="P56">startto, optional, xs:decimal<text:line-break/>records a timestamp adjustment of a feature's programmatically-determined start point.</text:p>
        </text:list-item>
        <text:list-item>
          <text:p text:style-name="P56">subtype, optional, xs:NMTOKEN<text:line-break/>provide any sub-classification for the element, additional to that given by its type attribute.</text:p>
        </text:list-item>
        <text:list-item>
          <text:p text:style-name="P56">synch, optional, xs:IDREFS<text:line-break/>points to elements that are synchronous with the current element.</text:p>
        </text:list-item>
        <text:list-item>
          <text:p text:style-name="P56">to, optional, xs:decimal<text:line-break/>records a timestamp adjustment of a feature's programmatically-determined location in musical terms; that is, beats.</text:p>
        </text:list-item>
        <text:list-item>
          <text:p text:style-name="P56">tstamp, optional, xs:decimal, 0 - ∞<text:line-break/>encodes the onset time in terms of musical time, i.e., beats[.fractional beat part]</text:p>
        </text:list-item>
        <text:list-item>
          <text:p text:style-name="P56"><text:soft-page-break/>tstamp.ges, optional, xs:nonNegativeInteger<text:line-break/>used to record the onset time in pulses per quarter note (ppq, MusicXML divisions, or MIDI clicks) since the start of the file.</text:p>
        </text:list-item>
        <text:list-item>
          <text:p text:style-name="P56">tstamp.real, optional, xs:time<text:line-break/>used to record the onset time in pulses per quarter note (ppq, MusicXML divisions, or MIDI clicks) since the start of the file.</text:p>
        </text:list-item>
        <text:list-item>
          <text:p text:style-name="P56">type, optional, xs:NMTOKEN<text:line-break/>characterizes the element in some sense, using any convenient classification scheme or typology.</text:p>
        </text:list-item>
        <text:list-item>
          <text:p text:style-name="P56">vo, optional, xs:decimal<text:line-break/>records the vertical adjustment of a feature's programmatically-determined location in terms of staff interline distance; that is, units of 1/2 the distance between adjacent staves.</text:p>
        </text:list-item>
        <text:list-item>
          <text:p text:style-name="P56">when, optional, xs:IDREF<text:line-break/>indicates the point of occurrence of this feature along a timeline. Its value must be the ID of a &lt;when&gt; element.</text:p>
        </text:list-item>
        <text:list-item>
          <text:p text:style-name="P56">x, optional, xs:decimal<text:line-break/>encodes an x coordinate for a feature in an output coordinate system. When it is necessary to record the placement of a feature in a facsimile image, use facs attribute.</text:p>
        </text:list-item>
        <text:list-item>
          <text:p text:style-name="P56">xml:id, optional, xs:ID<text:line-break/>regularizes the naming of an element and thus facilitates building links between it and other resources. Each id attribute within a document must have a unique value.</text:p>
        </text:list-item>
        <text:list-item>
          <text:p text:style-name="P56">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item>
          <text:p text:style-name="P56">y, optional, xs:decimal<text:line-break/>encodes an y coordinate for a feature in an output coordinate system. When it is necessary to record the placement of a feature in a facsimile image, use facs attribute.</text:p>
        </text:list-item>
      </text:list>
      <text:h text:style-name="P239" text:outline-level="1">Module:</text:h>
      <text:p text:style-name="Text_20_body">shared</text:p>
      <text:h text:style-name="P238" text:outline-level="1"><text:bookmark text:name="id228"/>&lt;div&gt; division</text:h>
      <text:h text:style-name="P239" text:outline-level="1">Description:</text:h>
      <text:p text:style-name="Text_20_body">Major structural division of text, such as a preface, chapter or section. Often, the &lt;head&gt; sub-element identifies the &lt;div&gt;'s purpose.</text:p>
      <text:h text:style-name="P239" text:outline-level="1">May contain:</text:h>
      <text:p text:style-name="Text_20_body"><text:a xlink:type="simple" xlink:href="#id243">blockquote</text:a>, <text:a xlink:type="simple" xlink:href="#id228">div</text:a>, <text:a xlink:type="simple" xlink:href="#id251">head</text:a>, <text:a xlink:type="simple" xlink:href="#id232">lb</text:a>, <text:a xlink:type="simple" xlink:href="#id285">lg</text:a>, <text:a xlink:type="simple" xlink:href="#id248">list</text:a>, <text:a xlink:type="simple" xlink:href="#id260">p</text:a>, <text:a xlink:type="simple" xlink:href="#id236">pb</text:a>, <text:a xlink:type="simple" xlink:href="#id264">table</text:a> </text:p>
      <text:h text:style-name="P239" text:outline-level="1">May occur within:</text:h>
      <text:p text:style-name="Text_20_body"><text:a xlink:type="simple" xlink:href="#id1569">back</text:a>, <text:a xlink:type="simple" xlink:href="#id228">div</text:a>, <text:a xlink:type="simple" xlink:href="#id666">ending</text:a>, <text:a xlink:type="simple" xlink:href="#id1539">front</text:a>, <text:a xlink:type="simple" xlink:href="#id675">layer</text:a>, <text:a xlink:type="simple" xlink:href="#id221">lem</text:a>, <text:a xlink:type="simple" xlink:href="#id1151">measure</text:a>, <text:a xlink:type="simple" xlink:href="#id1155">ossia</text:a>, <text:a xlink:type="simple" xlink:href="#id1174">rdg</text:a>, <text:a xlink:type="simple" xlink:href="#id1548">score</text:a>, <text:a xlink:type="simple" xlink:href="#id659">section</text:a>, <text:a xlink:type="simple" xlink:href="#id671">staff</text:a>, <text:a xlink:type="simple" xlink:href="#id944">syllable</text:a> </text:p>
      <text:h text:style-name="P239" text:outline-level="1">Attributes:</text:h>
      <text:list xml:id="list30702115" text:style-name="L57">
        <text:list-item>
          <text:p text:style-name="P57">facs, optional, xs:IDREFS<text:line-break/>permits the current element to reference a facsimile image or image zone which corresponds to it.</text:p>
        </text:list-item>
        <text:list-item>
          <text:p text:style-name="P57"><text:soft-page-break/>n, optional, xs:NMTOKEN<text:line-break/>provides a label (name or number) for an element. While its value need not be unique, it is required to be a single token.</text:p>
        </text:list-item>
        <text:list-item>
          <text:p text:style-name="P57">subtype, optional, xs:NMTOKEN<text:line-break/>provide any sub-classification for the element, additional to that given by its type attribute.</text:p>
        </text:list-item>
        <text:list-item>
          <text:p text:style-name="P57">type, optional, xs:NMTOKEN<text:line-break/>characterizes the element in some sense, using any convenient classification scheme or typology.</text:p>
        </text:list-item>
        <text:list-item>
          <text:p text:style-name="P57">xml:id, optional, xs:ID<text:line-break/>regularizes the naming of an element and thus facilitates building links between it and other resources. Each id attribute within a document must have a unique value.</text:p>
        </text:list-item>
        <text:list-item>
          <text:p text:style-name="P57">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39" text:outline-level="1">Module:</text:h>
      <text:p text:style-name="Text_20_body">text</text:p>
      <text:h text:style-name="P238" text:outline-level="1"><text:bookmark text:name="id158"/>&lt;dot&gt; dot</text:h>
      <text:h text:style-name="P239" text:outline-level="1">Description:</text:h>
      <text:p text:style-name="Text_20_body">This element provides an alternative to the dots attribute on chord, note, rest, space, tuplet, and tupletspan elements. It should be used when specific display info, such as size or color, needs to be recorded for the dot. This element may also be used for dots of division in the mensural repertoire.</text:p>
      <text:h text:style-name="P239" text:outline-level="1">May contain:</text:h>
      <text:p text:style-name="Text_20_body">EMPTY</text:p>
      <text:h text:style-name="P239" text:outline-level="1">May occur within:</text:h>
      <text:p text:style-name="Text_20_body"><text:a xlink:type="simple" xlink:href="#id213">add</text:a>, <text:a xlink:type="simple" xlink:href="#id61">corr</text:a>, <text:a xlink:type="simple" xlink:href="#id1208">damage</text:a>, <text:a xlink:type="simple" xlink:href="#id1216">del</text:a>, <text:a xlink:type="simple" xlink:href="#id675">layer</text:a>, <text:a xlink:type="simple" xlink:href="#id221">lem</text:a>, <text:a xlink:type="simple" xlink:href="#id934">ligature</text:a>, <text:a xlink:type="simple" xlink:href="#id108">note</text:a>, <text:a xlink:type="simple" xlink:href="#id1220">orig</text:a>, <text:a xlink:type="simple" xlink:href="#id1174">rdg</text:a>, <text:a xlink:type="simple" xlink:href="#id1223">reg</text:a>, <text:a xlink:type="simple" xlink:href="#id1226">restore</text:a>, <text:a xlink:type="simple" xlink:href="#id1230">sic</text:a>, <text:a xlink:type="simple" xlink:href="#id1233">supplied</text:a>, <text:a xlink:type="simple" xlink:href="#id944">syllable</text:a>, <text:a xlink:type="simple" xlink:href="#id1238">unclear</text:a> </text:p>
      <text:h text:style-name="P239" text:outline-level="1">Attributes:</text:h>
      <text:list xml:id="list30697632" text:style-name="L58">
        <text:list-item>
          <text:p text:style-name="P58">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58">copyof, optional, xs:IDREF<text:line-break/>points to an element of which the current element is a copy.</text:p>
        </text:list-item>
        <text:list-item>
          <text:p text:style-name="P58">corresp, optional, xs:IDREFS<text:line-break/>used to point to other elements that correspond to this one in a generic fashion.</text:p>
        </text:list-item>
        <text:list-item>
          <text:p text:style-name="P58">facs, optional, xs:IDREFS<text:line-break/>permits the current element to reference a facsimile image or image zone which corresponds to it.</text:p>
        </text:list-item>
        <text:list-item>
          <text:p text:style-name="P58">form, optional, xs:token, aug, div<text:line-break/>records the function of the dot; that is, whether it is a dot of augmentation or a dot of division.</text:p>
        </text:list-item>
        <text:list-item>
          <text:p text:style-name="P58"><text:soft-page-break/>ho, optional, xs:decimal<text:line-break/>records a horizontal adjustment of a feature's programmatically-determinded location in terms of staff interline distance; that is, units of 1/2 the distance between adjacent staves.</text:p>
        </text:list-item>
        <text:list-item>
          <text:p text:style-name="P58">loc, optional, xs:nonNegativeInteger<text:line-break/>holds the staff location of the feature.</text:p>
        </text:list-item>
        <text:list-item>
          <text:p text:style-name="P58">n, optional, xs:NMTOKEN<text:line-break/>provides a label (name or number) for an element. While its value need not be unique, it is required to be a single token.</text:p>
        </text:list-item>
        <text:list-item>
          <text:p text:style-name="P58">next, optional, xs:IDREFS<text:line-break/>used to point to the next event(s) in a user-defined collection.</text:p>
        </text:list-item>
        <text:list-item>
          <text:p text:style-name="P58">prev, optional, xs:IDREFS<text:line-break/>points to the previous event(s) in a user-defined collection.</text:p>
        </text:list-item>
        <text:list-item>
          <text:p text:style-name="P58">sameas, optional, xs:IDREFS<text:line-break/>points to an element that is the same as the current element but is not a literal copy of the current element.</text:p>
        </text:list-item>
        <text:list-item>
          <text:p text:style-name="P58">synch, optional, xs:IDREFS<text:line-break/>points to elements that are synchronous with the current element.</text:p>
        </text:list-item>
        <text:list-item>
          <text:p text:style-name="P58">vo, optional, xs:decimal<text:line-break/>records the vertical adjustment of a feature's programmatically-determined location in terms of staff interline distance; that is, units of 1/2 the distance between adjacent staves.</text:p>
        </text:list-item>
        <text:list-item>
          <text:p text:style-name="P58">when, optional, xs:IDREF<text:line-break/>indicates the point of occurrence of this feature along a timeline. Its value must be the ID of a &lt;when&gt; element.</text:p>
        </text:list-item>
        <text:list-item>
          <text:p text:style-name="P58">x, optional, xs:decimal<text:line-break/>encodes an x coordinate for a feature in an output coordinate system. When it is necessary to record the placement of a feature in a facsimile image, use facs attribute.</text:p>
        </text:list-item>
        <text:list-item>
          <text:p text:style-name="P58">xml:id, optional, xs:ID<text:line-break/>regularizes the naming of an element and thus facilitates building links between it and other resources. Each id attribute within a document must have a unique value.</text:p>
        </text:list-item>
        <text:list-item>
          <text:p text:style-name="P58">y, optional, xs:decimal<text:line-break/>encodes an y coordinate for a feature in an output coordinate system. When it is necessary to record the placement of a feature in a facsimile image, use facs attribute.</text:p>
        </text:list-item>
      </text:list>
      <text:h text:style-name="P239" text:outline-level="1">Module:</text:h>
      <text:p text:style-name="Text_20_body">shared</text:p>
      <text:h text:style-name="P238" text:outline-level="1"><text:bookmark text:name="id770"/>&lt;dynam&gt; dynamic</text:h>
      <text:h text:style-name="P239" text:outline-level="1">Description:</text:h>
      <text:p text:style-name="Text_20_body">Indication of the volume of a note, phrase, or section of music. This element may be used for instantaneous or continuous textual dynamics, e.g. 'p', 'mf', or 'cresc. poco a poco'. The &lt;hairpin&gt; element should be used for graphical, i.e., crescendo and diminuendo, dynamic markings. The starting point of the dynamic marking may be indicated by either a tstamp, tstamp.ges, tstamp.real or startid attribute, while the ending point may be recorded by either a dur, dur.ges or endid attribute. It is a semantic error not to specify a starting point attribute. Please note that the dur attribute is not a true duration, but rather a time stamp for the end point of the dynamic mark. A MIDI value associated with the graphical dynamic sign may be recorded in the val attribute.</text:p>
      <text:h text:style-name="P239" text:outline-level="1"><text:soft-page-break/>May contain:</text:h>
      <text:p text:style-name="Text_20_body">PCDATA, <text:a xlink:type="simple" xlink:href="#id210">abbr</text:a>, <text:a xlink:type="simple" xlink:href="#id213">add</text:a>, <text:a xlink:type="simple" xlink:href="#id53">address</text:a>, <text:a xlink:type="simple" xlink:href="#id203">bibl</text:a>, <text:a xlink:type="simple" xlink:href="#id58">choice</text:a>, <text:a xlink:type="simple" xlink:href="#id1046">corpname</text:a>, <text:a xlink:type="simple" xlink:href="#id61">corr</text:a>, <text:a xlink:type="simple" xlink:href="#id1208">damage</text:a>, <text:a xlink:type="simple" xlink:href="#id1079">date</text:a>, <text:a xlink:type="simple" xlink:href="#id1216">del</text:a>, <text:a xlink:type="simple" xlink:href="#id1243">expan</text:a>, <text:a xlink:type="simple" xlink:href="#id34">extptr</text:a>, <text:a xlink:type="simple" xlink:href="#id49">extref</text:a>, <text:a xlink:type="simple" xlink:href="#id1096">fig</text:a>, <text:a xlink:type="simple" xlink:href="#id1329">gap</text:a>, <text:a xlink:type="simple" xlink:href="#id1065">geogname</text:a>, <text:a xlink:type="simple" xlink:href="#id1322">handshift</text:a>, <text:a xlink:type="simple" xlink:href="#id1092">identifier</text:a>, <text:a xlink:type="simple" xlink:href="#id232">lb</text:a>, <text:a xlink:type="simple" xlink:href="#id1035">name</text:a>, <text:a xlink:type="simple" xlink:href="#id1083">num</text:a>, <text:a xlink:type="simple" xlink:href="#id1220">orig</text:a>, <text:a xlink:type="simple" xlink:href="#id1072">periodname</text:a>, <text:a xlink:type="simple" xlink:href="#id1060">persname</text:a>, <text:a xlink:type="simple" xlink:href="#id1338">ptr</text:a>, <text:a xlink:type="simple" xlink:href="#id1340">ref</text:a>, <text:a xlink:type="simple" xlink:href="#id1223">reg</text:a>, <text:a xlink:type="simple" xlink:href="#id1023">rend</text:a>, <text:a xlink:type="simple" xlink:href="#id1069">repository</text:a>, <text:a xlink:type="simple" xlink:href="#id1226">restore</text:a>, <text:a xlink:type="simple" xlink:href="#id1230">sic</text:a>, <text:a xlink:type="simple" xlink:href="#id1032">stack</text:a>, <text:a xlink:type="simple" xlink:href="#id1075">stylename</text:a>, <text:a xlink:type="simple" xlink:href="#id1331">subst</text:a>, <text:a xlink:type="simple" xlink:href="#id1233">supplied</text:a>, <text:a xlink:type="simple" xlink:href="#id1087">title</text:a>, <text:a xlink:type="simple" xlink:href="#id1238">unclear</text:a> </text:p>
      <text:h text:style-name="P239" text:outline-level="1">May occur within:</text:h>
      <text:p text:style-name="Text_20_body"><text:a xlink:type="simple" xlink:href="#id213">add</text:a>, <text:a xlink:type="simple" xlink:href="#id61">corr</text:a>, <text:a xlink:type="simple" xlink:href="#id1208">damage</text:a>, <text:a xlink:type="simple" xlink:href="#id1216">del</text:a>, <text:a xlink:type="simple" xlink:href="#id675">layer</text:a>, <text:a xlink:type="simple" xlink:href="#id221">lem</text:a>, <text:a xlink:type="simple" xlink:href="#id934">ligature</text:a>, <text:a xlink:type="simple" xlink:href="#id1151">measure</text:a>, <text:a xlink:type="simple" xlink:href="#id1220">orig</text:a>, <text:a xlink:type="simple" xlink:href="#id1155">ossia</text:a>, <text:a xlink:type="simple" xlink:href="#id1174">rdg</text:a>, <text:a xlink:type="simple" xlink:href="#id1223">reg</text:a>, <text:a xlink:type="simple" xlink:href="#id1226">restore</text:a>, <text:a xlink:type="simple" xlink:href="#id1230">sic</text:a>, <text:a xlink:type="simple" xlink:href="#id1233">supplied</text:a>, <text:a xlink:type="simple" xlink:href="#id944">syllable</text:a>, <text:a xlink:type="simple" xlink:href="#id1238">unclear</text:a>, <text:a xlink:type="simple" xlink:href="#id167">verse</text:a> </text:p>
      <text:h text:style-name="P239" text:outline-level="1">Attributes:</text:h>
      <text:list xml:id="list30699748" text:style-name="L59">
        <text:list-item>
          <text:p text:style-name="P59">copyof, optional, xs:IDREF<text:line-break/>points to an element of which the current element is a copy.</text:p>
        </text:list-item>
        <text:list-item>
          <text:p text:style-name="P59">corresp, optional, xs:IDREFS<text:line-break/>used to point to other elements that correspond to this one in a generic fashion.</text:p>
        </text:list-item>
        <text:list-item>
          <text:p text:style-name="P59">dur, optional, xs:token, "([0-9]+m *\+ *)?[0-9]+(\.?[0-9]*)?"<text:line-break/>encodes the duration of a feature as a timestamp for its endpoint rather than as a relative durational value.</text:p>
        </text:list-item>
        <text:list-item>
          <text:p text:style-name="P59">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59">endho, optional, xs:decimal<text:line-break/>records the horizontal adjustment of a feature's programmatically-determined end point.</text:p>
        </text:list-item>
        <text:list-item>
          <text:p text:style-name="P59">endid, optional, xs:IDREF<text:line-break/>indicates the final element in a sequence of events to which the feature applies.</text:p>
        </text:list-item>
        <text:list-item>
          <text:p text:style-name="P59">endto, optional, xs:decimal<text:line-break/>records a timestamp adjustment of a feature's programmatically-determined end point.</text:p>
        </text:list-item>
        <text:list-item>
          <text:p text:style-name="P59">facs, optional, xs:IDREFS<text:line-break/>permits the current element to reference a facsimile image or image zone which corresponds to it.</text:p>
        </text:list-item>
        <text:list-item>
          <text:p text:style-name="P59">ho, optional, xs:decimal<text:line-break/>records a horizontal adjustment of a feature's programmatically-determinded location in terms of staff interline distance; that is, units of 1/2 the distance between adjacent staves.</text:p>
        </text:list-item>
        <text:list-item>
          <text:p text:style-name="P59">layer, optional, list of xs:positiveInteger, minimum length of 1<text:line-break/>signifies the layer within which a control event is active.</text:p>
        </text:list-item>
        <text:list-item>
          <text:p text:style-name="P59">n, optional, xs:NMTOKEN<text:line-break/>provides a label (name or number) for an element. While its value need not be unique, it is required to be a single token.</text:p>
        </text:list-item>
        <text:list-item>
          <text:p text:style-name="P59">next, optional, xs:IDREFS<text:line-break/>used to point to the next event(s) in a user-defined collection.</text:p>
        </text:list-item>
        <text:list-item>
          <text:p text:style-name="P59">place, optional, xs:token, above, below<text:line-break/>captures the placement of the item with respect to the staff with which it is associated.</text:p>
        </text:list-item>
        <text:list-item>
          <text:p text:style-name="P59">plist, optional, xs:IDREFS<text:line-break/>contains a space separated list of ID references that identify logical events that participate in a collection, such as notes under a phrase mark.</text:p>
        </text:list-item>
        <text:list-item>
          <text:p text:style-name="P59">prev, optional, xs:IDREFS<text:line-break/>points to the previous event(s) in a user-defined collection.</text:p>
        </text:list-item>
        <text:list-item>
          <text:p text:style-name="P59"><text:soft-page-break/>sameas, optional, xs:IDREFS<text:line-break/>points to an element that is the same as the current element but is not a literal copy of the current element.</text:p>
        </text:list-item>
        <text:list-item>
          <text:p text:style-name="P59">staff, required, list of xs:positiveInteger, minimum length of 1<text:line-break/>signifies the staff on which a notated event occurs or to which a control event applies.</text:p>
        </text:list-item>
        <text:list-item>
          <text:p text:style-name="P59">startho, optional, xs:decimal<text:line-break/>records the horizontal adjustment of a feature's programmatically-determined start point.</text:p>
        </text:list-item>
        <text:list-item>
          <text:p text:style-name="P59">startid, optional, xs:IDREF<text:line-break/>holds a reference to the first element in a sequence of events to which the feature applies.</text:p>
        </text:list-item>
        <text:list-item>
          <text:p text:style-name="P59">startto, optional, xs:decimal<text:line-break/>records a timestamp adjustment of a feature's programmatically-determined start point.</text:p>
        </text:list-item>
        <text:list-item>
          <text:p text:style-name="P59">synch, optional, xs:IDREFS<text:line-break/>points to elements that are synchronous with the current element.</text:p>
        </text:list-item>
        <text:list-item>
          <text:p text:style-name="P59">to, optional, xs:decimal<text:line-break/>records a timestamp adjustment of a feature's programmatically-determined location in musical terms; that is, beats.</text:p>
        </text:list-item>
        <text:list-item>
          <text:p text:style-name="P59">tstamp, optional, xs:decimal, 0 - ∞<text:line-break/>encodes the onset time in terms of musical time, i.e., beats[.fractional beat part]</text:p>
        </text:list-item>
        <text:list-item>
          <text:p text:style-name="P59">tstamp.ges, optional, xs:nonNegativeInteger<text:line-break/>used to record the onset time in pulses per quarter note (ppq, MusicXML divisions, or MIDI clicks) since the start of the file.</text:p>
        </text:list-item>
        <text:list-item>
          <text:p text:style-name="P59">tstamp.real, optional, xs:time<text:line-break/>used to record the onset time in pulses per quarter note (ppq, MusicXML divisions, or MIDI clicks) since the start of the file.</text:p>
        </text:list-item>
        <text:list-item>
          <text:p text:style-name="P59">val, optional, xs:nonNegativeInteger, 0 - 127<text:line-break/>captures a MIDI value.</text:p>
        </text:list-item>
        <text:list-item>
          <text:p text:style-name="P59">vo, optional, xs:decimal<text:line-break/>records the vertical adjustment of a feature's programmatically-determined location in terms of staff interline distance; that is, units of 1/2 the distance between adjacent staves.</text:p>
        </text:list-item>
        <text:list-item>
          <text:p text:style-name="P59">when, optional, xs:IDREF<text:line-break/>indicates the point of occurrence of this feature along a timeline. Its value must be the ID of a &lt;when&gt; element.</text:p>
        </text:list-item>
        <text:list-item>
          <text:p text:style-name="P59">x, optional, xs:decimal<text:line-break/>encodes an x coordinate for a feature in an output coordinate system. When it is necessary to record the placement of a feature in a facsimile image, use facs attribute.</text:p>
        </text:list-item>
        <text:list-item>
          <text:p text:style-name="P59">xml:id, optional, xs:ID<text:line-break/>regularizes the naming of an element and thus facilitates building links between it and other resources. Each id attribute within a document must have a unique value.</text:p>
        </text:list-item>
        <text:list-item>
          <text:p text:style-name="P59">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item>
          <text:p text:style-name="P59">y, optional, xs:decimal<text:line-break/>encodes an y coordinate for a feature in an output coordinate system. When it is necessary to record the placement of a feature in a facsimile image, use facs attribute.</text:p>
        </text:list-item>
      </text:list>
      <text:h text:style-name="P239" text:outline-level="1">Module:</text:h>
      <text:p text:style-name="Text_20_body">shared</text:p>
      <text:h text:style-name="P238" text:outline-level="1"><text:bookmark text:name="id207"/><text:soft-page-break/>&lt;edition&gt; edition designation</text:h>
      <text:h text:style-name="P239" text:outline-level="1">Description:</text:h>
      <text:p text:style-name="Text_20_body">A word or text phrase that indicates a difference in either content or form between the item being described and a related item previously issued by the same publisher/distributor (e.g. 2nd edition, version 2.0, etc.), or simultaneously issued by either the same publisher/distributor or another publisher/distributor (e.g. large print edition, British edition, etc.).</text:p>
      <text:h text:style-name="P239" text:outline-level="1">May contain:</text:h>
      <text:p text:style-name="Text_20_body">PCDATA, <text:a xlink:type="simple" xlink:href="#id210">abbr</text:a>, <text:a xlink:type="simple" xlink:href="#id53">address</text:a>, <text:a xlink:type="simple" xlink:href="#id203">bibl</text:a>, <text:a xlink:type="simple" xlink:href="#id1046">corpname</text:a>, <text:a xlink:type="simple" xlink:href="#id1079">date</text:a>, <text:a xlink:type="simple" xlink:href="#id1243">expan</text:a>, <text:a xlink:type="simple" xlink:href="#id34">extptr</text:a>, <text:a xlink:type="simple" xlink:href="#id49">extref</text:a>, <text:a xlink:type="simple" xlink:href="#id1096">fig</text:a>, <text:a xlink:type="simple" xlink:href="#id1065">geogname</text:a>, <text:a xlink:type="simple" xlink:href="#id1092">identifier</text:a>, <text:a xlink:type="simple" xlink:href="#id232">lb</text:a>, <text:a xlink:type="simple" xlink:href="#id1035">name</text:a>, <text:a xlink:type="simple" xlink:href="#id1083">num</text:a>, <text:a xlink:type="simple" xlink:href="#id1072">periodname</text:a>, <text:a xlink:type="simple" xlink:href="#id1060">persname</text:a>, <text:a xlink:type="simple" xlink:href="#id1338">ptr</text:a>, <text:a xlink:type="simple" xlink:href="#id1340">ref</text:a>, <text:a xlink:type="simple" xlink:href="#id1023">rend</text:a>, <text:a xlink:type="simple" xlink:href="#id1069">repository</text:a>, <text:a xlink:type="simple" xlink:href="#id1032">stack</text:a>, <text:a xlink:type="simple" xlink:href="#id1075">stylename</text:a>, <text:a xlink:type="simple" xlink:href="#id1087">title</text:a> </text:p>
      <text:h text:style-name="P239" text:outline-level="1">May occur within:</text:h>
      <text:p text:style-name="Text_20_body"><text:a xlink:type="simple" xlink:href="#id203">bibl</text:a>, <text:a xlink:type="simple" xlink:href="#id1354">editionstmt</text:a> </text:p>
      <text:h text:style-name="P239" text:outline-level="1">Attributes:</text:h>
      <text:list xml:id="list30695479" text:style-name="L60">
        <text:list-item>
          <text:p text:style-name="P60">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60">n, optional, xs:NMTOKEN<text:line-break/>provides a label (name or number) for an element. While its value need not be unique, it is required to be a single token.</text:p>
        </text:list-item>
        <text:list-item>
          <text:p text:style-name="P60">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shared</text:p>
      <text:h text:style-name="P238" text:outline-level="1"><text:bookmark text:name="id1354"/>&lt;editionstmt&gt; edition statement</text:h>
      <text:h text:style-name="P239" text:outline-level="1">Description:</text:h>
      <text:p text:style-name="Text_20_body">Container for meta-data pertaining to a particular edition of the material being described.</text:p>
      <text:h text:style-name="P239" text:outline-level="1">May contain:</text:h>
      <text:p text:style-name="Text_20_body"><text:a xlink:type="simple" xlink:href="#id207">edition</text:a>, <text:a xlink:type="simple" xlink:href="#id1348">respstmt</text:a> </text:p>
      <text:h text:style-name="P239" text:outline-level="1">May occur within:</text:h>
      <text:p text:style-name="Text_20_body"><text:a xlink:type="simple" xlink:href="#id1344">filedesc</text:a>, <text:a xlink:type="simple" xlink:href="#id1395">source</text:a> </text:p>
      <text:h text:style-name="P239" text:outline-level="1"><text:soft-page-break/>Attributes:</text:h>
      <text:list xml:id="list30698484" text:style-name="L61">
        <text:list-item>
          <text:p text:style-name="P61">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61">n, optional, xs:NMTOKEN<text:line-break/>provides a label (name or number) for an element. While its value need not be unique, it is required to be a single token.</text:p>
        </text:list-item>
        <text:list-item>
          <text:p text:style-name="P61">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header</text:p>
      <text:h text:style-name="P238" text:outline-level="1"><text:bookmark text:name="id1477"/>&lt;editorialdecl&gt; editorial declaration</text:h>
      <text:h text:style-name="P239" text:outline-level="1">Description:</text:h>
      <text:p text:style-name="Text_20_body">Used to provide details of editorial principles and practices applied during the encoding of musical text.</text:p>
      <text:h text:style-name="P239" text:outline-level="1">May contain:</text:h>
      <text:p text:style-name="Text_20_body"><text:a xlink:type="simple" xlink:href="#id1480">correction</text:a>, <text:a xlink:type="simple" xlink:href="#id1486">interpretation</text:a>, <text:a xlink:type="simple" xlink:href="#id1489">normalization</text:a>, <text:a xlink:type="simple" xlink:href="#id260">p</text:a>, <text:a xlink:type="simple" xlink:href="#id1492">segmentation</text:a>, <text:a xlink:type="simple" xlink:href="#id1495">stdvals</text:a> </text:p>
      <text:h text:style-name="P239" text:outline-level="1">May occur within:</text:h>
      <text:p text:style-name="Text_20_body"><text:a xlink:type="simple" xlink:href="#id1461">encodingdesc</text:a> </text:p>
      <text:h text:style-name="P239" text:outline-level="1">Attributes:</text:h>
      <text:list xml:id="list30703203" text:style-name="L62">
        <text:list-item>
          <text:p text:style-name="P62">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62">n, optional, xs:NMTOKEN<text:line-break/>provides a label (name or number) for an element. While its value need not be unique, it is required to be a single token.</text:p>
        </text:list-item>
        <text:list-item>
          <text:p text:style-name="P62">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header</text:p>
      <text:h text:style-name="P238" text:outline-level="1"><text:bookmark text:name="id1461"/><text:soft-page-break/>&lt;encodingdesc&gt; encoding description</text:h>
      <text:h text:style-name="P239" text:outline-level="1">Description:</text:h>
      <text:p text:style-name="Text_20_body">Documents the relationship between an electronic file and the source or sources from which it was derived as well as applications used in the encoding/editing process.</text:p>
      <text:h text:style-name="P239" text:outline-level="1">May contain:</text:h>
      <text:p text:style-name="Text_20_body"><text:a xlink:type="simple" xlink:href="#id1464">appinfo</text:a>, <text:a xlink:type="simple" xlink:href="#id1477">editorialdecl</text:a>, <text:a xlink:type="simple" xlink:href="#id1471">projectdesc</text:a>, <text:a xlink:type="simple" xlink:href="#id1474">samplingdecl</text:a> </text:p>
      <text:h text:style-name="P239" text:outline-level="1">May occur within:</text:h>
      <text:p text:style-name="Text_20_body"><text:a xlink:type="simple" xlink:href="#id28">meihead</text:a> </text:p>
      <text:h text:style-name="P239" text:outline-level="1">Attributes:</text:h>
      <text:list xml:id="list30691290" text:style-name="L63">
        <text:list-item>
          <text:p text:style-name="P63">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63">n, optional, xs:NMTOKEN<text:line-break/>provides a label (name or number) for an element. While its value need not be unique, it is required to be a single token.</text:p>
        </text:list-item>
        <text:list-item>
          <text:p text:style-name="P63">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header</text:p>
      <text:h text:style-name="P238" text:outline-level="1"><text:bookmark text:name="id666"/>&lt;ending&gt; ending</text:h>
      <text:h text:style-name="P239" text:outline-level="1">Description:</text:h>
      <text:p text:style-name="Text_20_body">Alternative ending for a repeated section of music. The scoredef element is allowed as a sub-element so that an ending may have its own meta-data without the overhead of child &lt;section&gt;s. Div sub-elements are not allowed within ending in order to avoid collisions with the brackets that are usually displayed over endings. Endings may *not* contain other ending elements.</text:p>
      <text:h text:style-name="P239" text:outline-level="1">May contain:</text:h>
      <text:p text:style-name="Text_20_body"><text:a xlink:type="simple" xlink:href="#id213">add</text:a>, <text:a xlink:type="simple" xlink:href="#id390">anchoredtext</text:a>, <text:a xlink:type="simple" xlink:href="#id296">annot</text:a>, <text:a xlink:type="simple" xlink:href="#id219">app</text:a>, <text:a xlink:type="simple" xlink:href="#id58">choice</text:a>, <text:a xlink:type="simple" xlink:href="#id61">corr</text:a>, <text:a xlink:type="simple" xlink:href="#id172">curve</text:a>, <text:a xlink:type="simple" xlink:href="#id1208">damage</text:a>, <text:a xlink:type="simple" xlink:href="#id1216">del</text:a>, <text:a xlink:type="simple" xlink:href="#id228">div</text:a>, <text:a xlink:type="simple" xlink:href="#id666">ending</text:a>, <text:a xlink:type="simple" xlink:href="#id223">expansion</text:a>, <text:a xlink:type="simple" xlink:href="#id1329">gap</text:a>, <text:a xlink:type="simple" xlink:href="#id1322">handshift</text:a>, <text:a xlink:type="simple" xlink:href="#id200">line</text:a>, <text:a xlink:type="simple" xlink:href="#id1151">measure</text:a>, <text:a xlink:type="simple" xlink:href="#id1220">orig</text:a>, <text:a xlink:type="simple" xlink:href="#id236">pb</text:a>, <text:a xlink:type="simple" xlink:href="#id1223">reg</text:a>, <text:a xlink:type="simple" xlink:href="#id1226">restore</text:a>, <text:a xlink:type="simple" xlink:href="#id321">sb</text:a>, <text:a xlink:type="simple" xlink:href="#id341">scoredef</text:a>, <text:a xlink:type="simple" xlink:href="#id659">section</text:a>, <text:a xlink:type="simple" xlink:href="#id1230">sic</text:a>, <text:a xlink:type="simple" xlink:href="#id671">staff</text:a>, <text:a xlink:type="simple" xlink:href="#id451">staffdef</text:a>, <text:a xlink:type="simple" xlink:href="#id436">staffgrp</text:a>, <text:a xlink:type="simple" xlink:href="#id1331">subst</text:a>, <text:a xlink:type="simple" xlink:href="#id1233">supplied</text:a>, <text:a xlink:type="simple" xlink:href="#id384">symbol</text:a>, <text:a xlink:type="simple" xlink:href="#id1238">unclear</text:a> </text:p>
      <text:h text:style-name="P239" text:outline-level="1">May occur within:</text:h>
      <text:p text:style-name="Text_20_body"><text:a xlink:type="simple" xlink:href="#id666">ending</text:a>, <text:a xlink:type="simple" xlink:href="#id221">lem</text:a>, <text:a xlink:type="simple" xlink:href="#id1557">part</text:a>, <text:a xlink:type="simple" xlink:href="#id1174">rdg</text:a>, <text:a xlink:type="simple" xlink:href="#id1548">score</text:a>, <text:a xlink:type="simple" xlink:href="#id659">section</text:a> </text:p>
      <text:h text:style-name="P239" text:outline-level="1"><text:soft-page-break/>Attributes:</text:h>
      <text:list xml:id="list30692834" text:style-name="L64">
        <text:list-item>
          <text:p text:style-name="P64">copyof, optional, xs:IDREF<text:line-break/>points to an element of which the current element is a copy.</text:p>
        </text:list-item>
        <text:list-item>
          <text:p text:style-name="P64">corresp, optional, xs:IDREFS<text:line-break/>used to point to other elements that correspond to this one in a generic fashion.</text:p>
        </text:list-item>
        <text:list-item>
          <text:p text:style-name="P64">entityref, optional, xs:ENTITY<text:line-break/>uses a previously-declared entity to identify an external electronic object.</text:p>
        </text:list-item>
        <text:list-item>
          <text:p text:style-name="P64">facs, optional, xs:IDREFS<text:line-break/>permits the current element to reference a facsimile image or image zone which corresponds to it.</text:p>
        </text:list-item>
        <text:list-item>
          <text:p text:style-name="P64">n, optional, xs:NMTOKEN<text:line-break/>provides a label (name or number) for an element. While its value need not be unique, it is required to be a single token.</text:p>
        </text:list-item>
        <text:list-item>
          <text:p text:style-name="P64">next, optional, xs:IDREFS<text:line-break/>used to point to the next event(s) in a user-defined collection.</text:p>
        </text:list-item>
        <text:list-item>
          <text:p text:style-name="P64">plist, optional, xs:IDREFS<text:line-break/>contains a space separated list of ID references that identify logical events that participate in a collection, such as notes under a phrase mark.</text:p>
        </text:list-item>
        <text:list-item>
          <text:p text:style-name="P64">prev, optional, xs:IDREFS<text:line-break/>points to the previous event(s) in a user-defined collection.</text:p>
        </text:list-item>
        <text:list-item>
          <text:p text:style-name="P64">sameas, optional, xs:IDREFS<text:line-break/>points to an element that is the same as the current element but is not a literal copy of the current element.</text:p>
        </text:list-item>
        <text:list-item>
          <text:p text:style-name="P64">subtype, optional, xs:NMTOKEN<text:line-break/>provide any sub-classification for the element, additional to that given by its type attribute.</text:p>
        </text:list-item>
        <text:list-item>
          <text:p text:style-name="P64">synch, optional, xs:IDREFS<text:line-break/>points to elements that are synchronous with the current element.</text:p>
        </text:list-item>
        <text:list-item>
          <text:p text:style-name="P64">targettype, optional, xs:NMTOKEN<text:line-break/>in contrast with the role attribute, allows the target resource to be characterized using any convenient classification scheme or typology.</text:p>
        </text:list-item>
        <text:list-item>
          <text:p text:style-name="P64">type, optional, xs:NMTOKEN<text:line-break/>characterizes the element in some sense, using any convenient classification scheme or typology.</text:p>
        </text:list-item>
        <text:list-item>
          <text:p text:style-name="P64">when, optional, xs:IDREF<text:line-break/>indicates the point of occurrence of this feature along a timeline. Its value must be the ID of a &lt;when&gt; element.</text:p>
        </text:list-item>
        <text:list-item>
          <text:p text:style-name="P64">xlink:actuate, optional, xs:token, onLoad, onRequest, other, none<text:line-break/>defines whether a link occurs automatically or must be requested by the user. It is used in conjunction with the show attribute to determine link behavior.</text:p>
        </text:list-item>
        <text:list-item>
          <text:p text:style-name="P64">xlink:href, optional, xs:anyURI<text:line-break/>allows the use of an previously-undeclared URI to identify an external electronic object.</text:p>
        </text:list-item>
        <text:list-item>
          <text:p text:style-name="P64">xlink:role, optional, xs:anyURI<text:line-break/>indicates a property of the entire link. The value of the role attribute must be a URI reference as defined in [IETF RFC 2396], except that if the URI scheme used is allowed to have absolute and relative forms, the URI portion must be absolute. The URI reference identifies some resource that describes the intended property. When no value is supplied, no particular role value is to be inferred.</text:p>
        </text:list-item>
        <text:list-item>
          <text:p text:style-name="P64">xlink:show, optional, xs:token, new, replace, other, none<text:line-break/>defines whether a remote resource that is the target of a link appears at the point of the link, replaces the existing link, or appears in a new window.</text:p>
        </text:list-item>
        <text:list-item>
          <text:p text:style-name="P64">xlink:title, optional, CDATA<text:line-break/>contains a human-readable description of the entire link. A value is optional; if a value is supplied, it <text:soft-page-break/>should contain a string that describes the resource. The use of this information is highly dependent on the type of processing being done. It may be used, for example, to make titles available to applications used by visually impaired users, or to create a table of links, or to present help text that appears when a user lets a mouse pointer hover over a starting resource.</text:p>
        </text:list-item>
        <text:list-item>
          <text:p text:style-name="P64">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shared</text:p>
      <text:h text:style-name="P238" text:outline-level="1"><text:bookmark text:name="id1406"/>&lt;exhibithist&gt; exhibition history</text:h>
      <text:h text:style-name="P239" text:outline-level="1">Description:</text:h>
      <text:p text:style-name="Text_20_body">A record of public exhibitions, including dates, venues, etc.</text:p>
      <text:h text:style-name="P239" text:outline-level="1">May contain:</text:h>
      <text:p text:style-name="Text_20_body">PCDATA, <text:a xlink:type="simple" xlink:href="#id210">abbr</text:a>, <text:a xlink:type="simple" xlink:href="#id53">address</text:a>, <text:a xlink:type="simple" xlink:href="#id203">bibl</text:a>, <text:a xlink:type="simple" xlink:href="#id1046">corpname</text:a>, <text:a xlink:type="simple" xlink:href="#id1079">date</text:a>, <text:a xlink:type="simple" xlink:href="#id1243">expan</text:a>, <text:a xlink:type="simple" xlink:href="#id34">extptr</text:a>, <text:a xlink:type="simple" xlink:href="#id49">extref</text:a>, <text:a xlink:type="simple" xlink:href="#id1096">fig</text:a>, <text:a xlink:type="simple" xlink:href="#id1065">geogname</text:a>, <text:a xlink:type="simple" xlink:href="#id1092">identifier</text:a>, <text:a xlink:type="simple" xlink:href="#id232">lb</text:a>, <text:a xlink:type="simple" xlink:href="#id1035">name</text:a>, <text:a xlink:type="simple" xlink:href="#id1083">num</text:a>, <text:a xlink:type="simple" xlink:href="#id1072">periodname</text:a>, <text:a xlink:type="simple" xlink:href="#id1060">persname</text:a>, <text:a xlink:type="simple" xlink:href="#id1338">ptr</text:a>, <text:a xlink:type="simple" xlink:href="#id1340">ref</text:a>, <text:a xlink:type="simple" xlink:href="#id1023">rend</text:a>, <text:a xlink:type="simple" xlink:href="#id1069">repository</text:a>, <text:a xlink:type="simple" xlink:href="#id1032">stack</text:a>, <text:a xlink:type="simple" xlink:href="#id1075">stylename</text:a>, <text:a xlink:type="simple" xlink:href="#id1087">title</text:a> </text:p>
      <text:h text:style-name="P239" text:outline-level="1">May occur within:</text:h>
      <text:p text:style-name="Text_20_body"><text:a xlink:type="simple" xlink:href="#id1397">physdesc</text:a> </text:p>
      <text:h text:style-name="P239" text:outline-level="1">Attributes:</text:h>
      <text:list xml:id="list30711907" text:style-name="L65">
        <text:list-item>
          <text:p text:style-name="P65">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65">n, optional, xs:NMTOKEN<text:line-break/>provides a label (name or number) for an element. While its value need not be unique, it is required to be a single token.</text:p>
        </text:list-item>
        <text:list-item>
          <text:p text:style-name="P65">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header</text:p>
      <text:h text:style-name="P238" text:outline-level="1"><text:bookmark text:name="id1243"/>&lt;expan&gt; expansion</text:h>
      <text:h text:style-name="P239" text:outline-level="1">Description:</text:h>
      <text:p text:style-name="Text_20_body">Contains the expansion of an abbreviation. The type attribute may be used to classify the abbreviation according to some convenient typology. This element is the mirror image of &lt;abbr&gt;. Both allow the encoder to transcribe both an abbreviation and its expansion. In &lt;abbr&gt;, however, the original is transcribed as the content <text:soft-page-break/>of the element and the expansion as an attribute value; &lt;expan&gt; reverses this. The choice between the two elements is up to the user. If appropriate, the encoder may expand abbreviations in the source text silently, without tagging them. If this is done, the MEI header should indicate this has been done. The abbr attribute gives the abbreviation in its unexpanded form. The cert attribute signifies the degree of certainty ascribed to the expansion of the abbreviation. The resp attribute contains an ID reference to an element containing the name of the editor or transcriber responsible for supplying the expansion of the abbreviation held as the content of the &lt;expan&gt; element.</text:p>
      <text:h text:style-name="P239" text:outline-level="1">May contain:</text:h>
      <text:p text:style-name="Text_20_body">PCDATA, <text:a xlink:type="simple" xlink:href="#id210">abbr</text:a>, <text:a xlink:type="simple" xlink:href="#id213">add</text:a>, <text:a xlink:type="simple" xlink:href="#id53">address</text:a>, <text:a xlink:type="simple" xlink:href="#id296">annot</text:a>, <text:a xlink:type="simple" xlink:href="#id203">bibl</text:a>, <text:a xlink:type="simple" xlink:href="#id58">choice</text:a>, <text:a xlink:type="simple" xlink:href="#id1046">corpname</text:a>, <text:a xlink:type="simple" xlink:href="#id61">corr</text:a>, <text:a xlink:type="simple" xlink:href="#id1208">damage</text:a>, <text:a xlink:type="simple" xlink:href="#id1079">date</text:a>, <text:a xlink:type="simple" xlink:href="#id1216">del</text:a>, <text:a xlink:type="simple" xlink:href="#id1243">expan</text:a>, <text:a xlink:type="simple" xlink:href="#id34">extptr</text:a>, <text:a xlink:type="simple" xlink:href="#id49">extref</text:a>, <text:a xlink:type="simple" xlink:href="#id1096">fig</text:a>, <text:a xlink:type="simple" xlink:href="#id1329">gap</text:a>, <text:a xlink:type="simple" xlink:href="#id1065">geogname</text:a>, <text:a xlink:type="simple" xlink:href="#id1322">handshift</text:a>, <text:a xlink:type="simple" xlink:href="#id1092">identifier</text:a>, <text:a xlink:type="simple" xlink:href="#id232">lb</text:a>, <text:a xlink:type="simple" xlink:href="#id1035">name</text:a>, <text:a xlink:type="simple" xlink:href="#id1083">num</text:a>, <text:a xlink:type="simple" xlink:href="#id1220">orig</text:a>, <text:a xlink:type="simple" xlink:href="#id236">pb</text:a>, <text:a xlink:type="simple" xlink:href="#id1072">periodname</text:a>, <text:a xlink:type="simple" xlink:href="#id1060">persname</text:a>, <text:a xlink:type="simple" xlink:href="#id1338">ptr</text:a>, <text:a xlink:type="simple" xlink:href="#id1340">ref</text:a>, <text:a xlink:type="simple" xlink:href="#id1223">reg</text:a>, <text:a xlink:type="simple" xlink:href="#id1023">rend</text:a>, <text:a xlink:type="simple" xlink:href="#id1069">repository</text:a>, <text:a xlink:type="simple" xlink:href="#id1226">restore</text:a>, <text:a xlink:type="simple" xlink:href="#id1230">sic</text:a>, <text:a xlink:type="simple" xlink:href="#id1032">stack</text:a>, <text:a xlink:type="simple" xlink:href="#id1075">stylename</text:a>, <text:a xlink:type="simple" xlink:href="#id1331">subst</text:a>, <text:a xlink:type="simple" xlink:href="#id1233">supplied</text:a>, <text:a xlink:type="simple" xlink:href="#id1087">title</text:a>, <text:a xlink:type="simple" xlink:href="#id1238">unclear</text:a> </text:p>
      <text:h text:style-name="P239" text:outline-level="1">May occur within:</text:h>
      <text:p text:style-name="Text_20_body"><text:a xlink:type="simple" xlink:href="#id210">abbr</text:a>, <text:a xlink:type="simple" xlink:href="#id1373">accessdesc</text:a>, <text:a xlink:type="simple" xlink:href="#id1370">acqsource</text:a>, <text:a xlink:type="simple" xlink:href="#id213">add</text:a>, <text:a xlink:type="simple" xlink:href="#id55">addressline</text:a>, <text:a xlink:type="simple" xlink:href="#id30">altmeiid</text:a>, <text:a xlink:type="simple" xlink:href="#id390">anchoredtext</text:a>, <text:a xlink:type="simple" xlink:href="#id296">annot</text:a>, <text:a xlink:type="simple" xlink:href="#id203">bibl</text:a>, <text:a xlink:type="simple" xlink:href="#id267">caption</text:a>, <text:a xlink:type="simple" xlink:href="#id58">choice</text:a>, <text:a xlink:type="simple" xlink:href="#id1400">condition</text:a>, <text:a xlink:type="simple" xlink:href="#id1046">corpname</text:a>, <text:a xlink:type="simple" xlink:href="#id61">corr</text:a>, <text:a xlink:type="simple" xlink:href="#id1208">damage</text:a>, <text:a xlink:type="simple" xlink:href="#id1079">date</text:a>, <text:a xlink:type="simple" xlink:href="#id1216">del</text:a>, <text:a xlink:type="simple" xlink:href="#id1403">dimensions</text:a>, <text:a xlink:type="simple" xlink:href="#id169">dir</text:a>, <text:a xlink:type="simple" xlink:href="#id770">dynam</text:a>, <text:a xlink:type="simple" xlink:href="#id207">edition</text:a>, <text:a xlink:type="simple" xlink:href="#id1406">exhibithist</text:a>, <text:a xlink:type="simple" xlink:href="#id1243">expan</text:a>, <text:a xlink:type="simple" xlink:href="#id1357">extent</text:a>, <text:a xlink:type="simple" xlink:href="#id49">extref</text:a>, <text:a xlink:type="simple" xlink:href="#id239">fw</text:a>, <text:a xlink:type="simple" xlink:href="#id1065">geogname</text:a>, <text:a xlink:type="simple" xlink:href="#id1411">hand</text:a>, <text:a xlink:type="simple" xlink:href="#id1134">harm</text:a>, <text:a xlink:type="simple" xlink:href="#id251">head</text:a>, <text:a xlink:type="simple" xlink:href="#id1092">identifier</text:a>, <text:a xlink:type="simple" xlink:href="#id1416">inscription</text:a>, <text:a xlink:type="simple" xlink:href="#id254">item</text:a>, <text:a xlink:type="simple" xlink:href="#id288">l</text:a>, <text:a xlink:type="simple" xlink:href="#id441">label</text:a>, <text:a xlink:type="simple" xlink:href="#id1441">language</text:a>, <text:a xlink:type="simple" xlink:href="#id221">lem</text:a>, <text:a xlink:type="simple" xlink:href="#id200">line</text:a>, <text:a xlink:type="simple" xlink:href="#id1035">name</text:a>, <text:a xlink:type="simple" xlink:href="#id1083">num</text:a>, <text:a xlink:type="simple" xlink:href="#id1220">orig</text:a>, <text:a xlink:type="simple" xlink:href="#id260">p</text:a>, <text:a xlink:type="simple" xlink:href="#id1072">periodname</text:a>, <text:a xlink:type="simple" xlink:href="#id1060">persname</text:a>, <text:a xlink:type="simple" xlink:href="#id412">pgfoot1</text:a>, <text:a xlink:type="simple" xlink:href="#id415">pgfoot2</text:a>, <text:a xlink:type="simple" xlink:href="#id406">pghead1</text:a>, <text:a xlink:type="simple" xlink:href="#id409">pghead2</text:a>, <text:a xlink:type="simple" xlink:href="#id1422">physloc</text:a>, <text:a xlink:type="simple" xlink:href="#id1419">physmedium</text:a>, <text:a xlink:type="simple" xlink:href="#id1376">price</text:a>, <text:a xlink:type="simple" xlink:href="#id1425">provenance</text:a>, <text:a xlink:type="simple" xlink:href="#id1174">rdg</text:a>, <text:a xlink:type="simple" xlink:href="#id1340">ref</text:a>, <text:a xlink:type="simple" xlink:href="#id1223">reg</text:a>, <text:a xlink:type="simple" xlink:href="#id1023">rend</text:a>, <text:a xlink:type="simple" xlink:href="#id1069">repository</text:a>, <text:a xlink:type="simple" xlink:href="#id1226">restore</text:a>, <text:a xlink:type="simple" xlink:href="#id1230">sic</text:a>, <text:a xlink:type="simple" xlink:href="#id1032">stack</text:a>, <text:a xlink:type="simple" xlink:href="#id1075">stylename</text:a>, <text:a xlink:type="simple" xlink:href="#id1233">supplied</text:a>, <text:a xlink:type="simple" xlink:href="#id948">syl</text:a>, <text:a xlink:type="simple" xlink:href="#id1382">sysreq</text:a>, <text:a xlink:type="simple" xlink:href="#id278">td</text:a>, <text:a xlink:type="simple" xlink:href="#id787">tempo</text:a>, <text:a xlink:type="simple" xlink:href="#id1451">term</text:a>, <text:a xlink:type="simple" xlink:href="#id272">th</text:a>, <text:a xlink:type="simple" xlink:href="#id1087">title</text:a>, <text:a xlink:type="simple" xlink:href="#id1432">treatmenthist</text:a>, <text:a xlink:type="simple" xlink:href="#id1435">treatmentsched</text:a>, <text:a xlink:type="simple" xlink:href="#id1238">unclear</text:a>, <text:a xlink:type="simple" xlink:href="#id1379">userestrict</text:a> </text:p>
      <text:h text:style-name="P239" text:outline-level="1">Attributes:</text:h>
      <text:list xml:id="list30686483" text:style-name="L66">
        <text:list-item>
          <text:p text:style-name="P66">abbr, optional, CDATA<text:line-break/>captures the unabbreviated form of the text.</text:p>
        </text:list-item>
        <text:list-item>
          <text:p text:style-name="P66">cert, optional, xs:token, high, medium, low, unknown<text:line-break/>signifies the degree of certainty or precision associated with a feature.</text:p>
        </text:list-item>
        <text:list-item>
          <text:p text:style-name="P66">evidence, optional, xs:NMTOKEN<text:line-break/>indicates the nature of the evidence supporting the reliability or accuracy of the intervention or interpretation. Suggested values include: 'internal', 'external', 'conjecture'.</text:p>
        </text:list-item>
        <text:list-item>
          <text:p text:style-name="P66">facs, optional, xs:IDREFS<text:line-break/>permits the current element to reference a facsimile image or image zone which corresponds to it.</text:p>
        </text:list-item>
        <text:list-item>
          <text:p text:style-name="P66">hand, optional, xs:IDREF<text:line-break/>signifies the hand responsible for an action. The value must be the ID of a &lt;hand&gt; element declared in the header.</text:p>
        </text:list-item>
        <text:list-item>
          <text:p text:style-name="P66">n, optional, xs:NMTOKEN<text:line-break/>provides a label (name or number) for an element. While its value need not be unique, it is required to be a single token.</text:p>
        </text:list-item>
        <text:list-item>
          <text:p text:style-name="P66">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66">seq, optional, xs:positiveInteger<text:line-break/>used to assign a sequence number related to the order in which the encoded features carrying this attribute are believed to have occurred.</text:p>
        </text:list-item>
        <text:list-item>
          <text:p text:style-name="P66">source, optional, xs:IDREFS<text:line-break/>contains a list of one or more pointers indicating the sources which attest to a given reading. Each value should correspond to the ID of a &lt;source&gt; element located in the document header.</text:p>
        </text:list-item>
        <text:list-item>
          <text:p text:style-name="P66">subtype, optional, xs:NMTOKEN<text:line-break/>provide any sub-classification for the element, additional to that given by its type attribute.</text:p>
        </text:list-item>
        <text:list-item>
          <text:p text:style-name="P66"><text:soft-page-break/>type, optional, xs:NMTOKEN<text:line-break/>characterizes the element in some sense, using any convenient classification scheme or typology.</text:p>
        </text:list-item>
        <text:list-item>
          <text:p text:style-name="P66">xml:id, optional, xs:ID<text:line-break/>regularizes the naming of an element and thus facilitates building links between it and other resources. Each id attribute within a document must have a unique value.</text:p>
        </text:list-item>
        <text:list-item>
          <text:p text:style-name="P66">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39" text:outline-level="1">Module:</text:h>
      <text:p text:style-name="Text_20_body">shared</text:p>
      <text:h text:style-name="P238" text:outline-level="1"><text:bookmark text:name="id223"/>&lt;expansion&gt; expansion</text:h>
      <text:h text:style-name="P239" text:outline-level="1">Description:</text:h>
      <text:p text:style-name="Text_20_body">Indicates how a section may be programmatically expanded into its 'through-composed' form. The plist attribute contains an ordered list of IDs of descendant &lt;section&gt;, &lt;ending&gt;, &lt;lem&gt;, or &lt;rdg&gt; elements. For example, the sequence "A End1 A End2" indicates that the section labelled 'A' comes first, then the ending labelled 'End1', followed by the 'A' section again, and finally the ending labelled 'End2'.</text:p>
      <text:h text:style-name="P239" text:outline-level="1">May contain:</text:h>
      <text:p text:style-name="Text_20_body">EMPTY</text:p>
      <text:h text:style-name="P239" text:outline-level="1">May occur within:</text:h>
      <text:p text:style-name="Text_20_body"><text:a xlink:type="simple" xlink:href="#id666">ending</text:a>, <text:a xlink:type="simple" xlink:href="#id221">lem</text:a>, <text:a xlink:type="simple" xlink:href="#id1174">rdg</text:a>, <text:a xlink:type="simple" xlink:href="#id659">section</text:a> </text:p>
      <text:h text:style-name="P239" text:outline-level="1">Attributes:</text:h>
      <text:list xml:id="list30686169" text:style-name="L67">
        <text:list-item>
          <text:p text:style-name="P67">n, optional, xs:NMTOKEN<text:line-break/>provides a label (name or number) for an element. While its value need not be unique, it is required to be a single token.</text:p>
        </text:list-item>
        <text:list-item>
          <text:p text:style-name="P67">plist, optional, xs:IDREFS<text:line-break/>contains a space separated list of ID references that identify logical events that participate in a collection, such as notes under a phrase mark.</text:p>
        </text:list-item>
        <text:list-item>
          <text:p text:style-name="P67">source, optional, xs:IDREFS<text:line-break/>contains a list of one or more pointers indicating the sources which attest to a given reading. Each value should correspond to the ID of a &lt;source&gt; element located in the document header.</text:p>
        </text:list-item>
        <text:list-item>
          <text:p text:style-name="P67">subtype, optional, xs:NMTOKEN<text:line-break/>provide any sub-classification for the element, additional to that given by its type attribute.</text:p>
        </text:list-item>
        <text:list-item>
          <text:p text:style-name="P67">type, optional, xs:NMTOKEN<text:line-break/>characterizes the element in some sense, using any convenient classification scheme or typology.</text:p>
        </text:list-item>
        <text:list-item>
          <text:p text:style-name="P67">xml:id, optional, xs:ID<text:line-break/>regularizes the naming of an element and thus facilitates building links between it and other resources. Each id attribute within a document must have a unique value.</text:p>
        </text:list-item>
      </text:list>
      <text:h text:style-name="P239" text:outline-level="1"><text:soft-page-break/>Module:</text:h>
      <text:p text:style-name="Text_20_body">shared</text:p>
      <text:h text:style-name="P238" text:outline-level="1"><text:bookmark text:name="id1357"/>&lt;extent&gt; extent</text:h>
      <text:h text:style-name="P239" text:outline-level="1">Description:</text:h>
      <text:p text:style-name="Text_20_body">Used to express size in terms other than physical dimensions, such as number of pages, number of records in file, number of bytes, performance duration for music, audio recordings and visual projections, etc. Use the &lt;dimensions&gt; element when it is necessary to specify the physical size of materials being described, for example, height and width.</text:p>
      <text:h text:style-name="P239" text:outline-level="1">May contain:</text:h>
      <text:p text:style-name="Text_20_body">PCDATA, <text:a xlink:type="simple" xlink:href="#id210">abbr</text:a>, <text:a xlink:type="simple" xlink:href="#id53">address</text:a>, <text:a xlink:type="simple" xlink:href="#id203">bibl</text:a>, <text:a xlink:type="simple" xlink:href="#id1046">corpname</text:a>, <text:a xlink:type="simple" xlink:href="#id1079">date</text:a>, <text:a xlink:type="simple" xlink:href="#id1243">expan</text:a>, <text:a xlink:type="simple" xlink:href="#id34">extptr</text:a>, <text:a xlink:type="simple" xlink:href="#id49">extref</text:a>, <text:a xlink:type="simple" xlink:href="#id1096">fig</text:a>, <text:a xlink:type="simple" xlink:href="#id1065">geogname</text:a>, <text:a xlink:type="simple" xlink:href="#id1092">identifier</text:a>, <text:a xlink:type="simple" xlink:href="#id232">lb</text:a>, <text:a xlink:type="simple" xlink:href="#id1035">name</text:a>, <text:a xlink:type="simple" xlink:href="#id1083">num</text:a>, <text:a xlink:type="simple" xlink:href="#id1072">periodname</text:a>, <text:a xlink:type="simple" xlink:href="#id1060">persname</text:a>, <text:a xlink:type="simple" xlink:href="#id1338">ptr</text:a>, <text:a xlink:type="simple" xlink:href="#id1340">ref</text:a>, <text:a xlink:type="simple" xlink:href="#id1023">rend</text:a>, <text:a xlink:type="simple" xlink:href="#id1069">repository</text:a>, <text:a xlink:type="simple" xlink:href="#id1032">stack</text:a>, <text:a xlink:type="simple" xlink:href="#id1075">stylename</text:a>, <text:a xlink:type="simple" xlink:href="#id1087">title</text:a> </text:p>
      <text:h text:style-name="P239" text:outline-level="1">May occur within:</text:h>
      <text:p text:style-name="Text_20_body"><text:a xlink:type="simple" xlink:href="#id1344">filedesc</text:a>, <text:a xlink:type="simple" xlink:href="#id1397">physdesc</text:a> </text:p>
      <text:h text:style-name="P239" text:outline-level="1">Attributes:</text:h>
      <text:list xml:id="list30704315" text:style-name="L68">
        <text:list-item>
          <text:p text:style-name="P68">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68">n, optional, xs:NMTOKEN<text:line-break/>provides a label (name or number) for an element. While its value need not be unique, it is required to be a single token.</text:p>
        </text:list-item>
        <text:list-item>
          <text:p text:style-name="P68">unit, optional, xs:NMTOKEN<text:line-break/>indicates the units used for a measurement, usually using the standard symbol for the desired unit.</text:p>
        </text:list-item>
        <text:list-item>
          <text:p text:style-name="P68">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header</text:p>
      <text:h text:style-name="P238" text:outline-level="1"><text:bookmark text:name="id34"/>&lt;extptr&gt; external pointer</text:h>
      <text:h text:style-name="P239" text:outline-level="1">Description:</text:h>
      <text:p text:style-name="Text_20_body">An empty linking element that uses attributes to connect the MEI document to an external electronic object. Either the entityref or href attribute may be used to identify the external object. Don't confuse this element with the &lt;ptr&lt; element, which is an internal link for movement from one place in the MEI document to another in the same document.</text:p>
      <text:h text:style-name="P239" text:outline-level="1"><text:soft-page-break/>May contain:</text:h>
      <text:p text:style-name="Text_20_body">EMPTY</text:p>
      <text:h text:style-name="P239" text:outline-level="1">May occur within:</text:h>
      <text:p text:style-name="Text_20_body"><text:a xlink:type="simple" xlink:href="#id210">abbr</text:a>, <text:a xlink:type="simple" xlink:href="#id1373">accessdesc</text:a>, <text:a xlink:type="simple" xlink:href="#id1370">acqsource</text:a>, <text:a xlink:type="simple" xlink:href="#id213">add</text:a>, <text:a xlink:type="simple" xlink:href="#id55">addressline</text:a>, <text:a xlink:type="simple" xlink:href="#id30">altmeiid</text:a>, <text:a xlink:type="simple" xlink:href="#id390">anchoredtext</text:a>, <text:a xlink:type="simple" xlink:href="#id296">annot</text:a>, <text:a xlink:type="simple" xlink:href="#id203">bibl</text:a>, <text:a xlink:type="simple" xlink:href="#id267">caption</text:a>, <text:a xlink:type="simple" xlink:href="#id1400">condition</text:a>, <text:a xlink:type="simple" xlink:href="#id1046">corpname</text:a>, <text:a xlink:type="simple" xlink:href="#id61">corr</text:a>, <text:a xlink:type="simple" xlink:href="#id1208">damage</text:a>, <text:a xlink:type="simple" xlink:href="#id1079">date</text:a>, <text:a xlink:type="simple" xlink:href="#id1216">del</text:a>, <text:a xlink:type="simple" xlink:href="#id1403">dimensions</text:a>, <text:a xlink:type="simple" xlink:href="#id169">dir</text:a>, <text:a xlink:type="simple" xlink:href="#id770">dynam</text:a>, <text:a xlink:type="simple" xlink:href="#id207">edition</text:a>, <text:a xlink:type="simple" xlink:href="#id1406">exhibithist</text:a>, <text:a xlink:type="simple" xlink:href="#id1243">expan</text:a>, <text:a xlink:type="simple" xlink:href="#id1357">extent</text:a>, <text:a xlink:type="simple" xlink:href="#id49">extref</text:a>, <text:a xlink:type="simple" xlink:href="#id239">fw</text:a>, <text:a xlink:type="simple" xlink:href="#id1065">geogname</text:a>, <text:a xlink:type="simple" xlink:href="#id1411">hand</text:a>, <text:a xlink:type="simple" xlink:href="#id1134">harm</text:a>, <text:a xlink:type="simple" xlink:href="#id251">head</text:a>, <text:a xlink:type="simple" xlink:href="#id1092">identifier</text:a>, <text:a xlink:type="simple" xlink:href="#id1416">inscription</text:a>, <text:a xlink:type="simple" xlink:href="#id254">item</text:a>, <text:a xlink:type="simple" xlink:href="#id288">l</text:a>, <text:a xlink:type="simple" xlink:href="#id441">label</text:a>, <text:a xlink:type="simple" xlink:href="#id1441">language</text:a>, <text:a xlink:type="simple" xlink:href="#id221">lem</text:a>, <text:a xlink:type="simple" xlink:href="#id200">line</text:a>, <text:a xlink:type="simple" xlink:href="#id1035">name</text:a>, <text:a xlink:type="simple" xlink:href="#id1083">num</text:a>, <text:a xlink:type="simple" xlink:href="#id1220">orig</text:a>, <text:a xlink:type="simple" xlink:href="#id260">p</text:a>, <text:a xlink:type="simple" xlink:href="#id1072">periodname</text:a>, <text:a xlink:type="simple" xlink:href="#id1060">persname</text:a>, <text:a xlink:type="simple" xlink:href="#id293">pgdesc</text:a>, <text:a xlink:type="simple" xlink:href="#id412">pgfoot1</text:a>, <text:a xlink:type="simple" xlink:href="#id415">pgfoot2</text:a>, <text:a xlink:type="simple" xlink:href="#id406">pghead1</text:a>, <text:a xlink:type="simple" xlink:href="#id409">pghead2</text:a>, <text:a xlink:type="simple" xlink:href="#id1422">physloc</text:a>, <text:a xlink:type="simple" xlink:href="#id1419">physmedium</text:a>, <text:a xlink:type="simple" xlink:href="#id1376">price</text:a>, <text:a xlink:type="simple" xlink:href="#id1425">provenance</text:a>, <text:a xlink:type="simple" xlink:href="#id1174">rdg</text:a>, <text:a xlink:type="simple" xlink:href="#id1340">ref</text:a>, <text:a xlink:type="simple" xlink:href="#id1223">reg</text:a>, <text:a xlink:type="simple" xlink:href="#id1023">rend</text:a>, <text:a xlink:type="simple" xlink:href="#id1069">repository</text:a>, <text:a xlink:type="simple" xlink:href="#id1226">restore</text:a>, <text:a xlink:type="simple" xlink:href="#id1230">sic</text:a>, <text:a xlink:type="simple" xlink:href="#id1032">stack</text:a>, <text:a xlink:type="simple" xlink:href="#id1075">stylename</text:a>, <text:a xlink:type="simple" xlink:href="#id1233">supplied</text:a>, <text:a xlink:type="simple" xlink:href="#id948">syl</text:a>, <text:a xlink:type="simple" xlink:href="#id1382">sysreq</text:a>, <text:a xlink:type="simple" xlink:href="#id278">td</text:a>, <text:a xlink:type="simple" xlink:href="#id787">tempo</text:a>, <text:a xlink:type="simple" xlink:href="#id1451">term</text:a>, <text:a xlink:type="simple" xlink:href="#id272">th</text:a>, <text:a xlink:type="simple" xlink:href="#id1087">title</text:a>, <text:a xlink:type="simple" xlink:href="#id1432">treatmenthist</text:a>, <text:a xlink:type="simple" xlink:href="#id1435">treatmentsched</text:a>, <text:a xlink:type="simple" xlink:href="#id1238">unclear</text:a>, <text:a xlink:type="simple" xlink:href="#id1379">userestrict</text:a> </text:p>
      <text:h text:style-name="P239" text:outline-level="1">Attributes:</text:h>
      <text:list xml:id="list30692989" text:style-name="L69">
        <text:list-item>
          <text:p text:style-name="P69">entityref, optional, xs:ENTITY<text:line-break/>uses a previously-declared entity to identify an external electronic object.</text:p>
        </text:list-item>
        <text:list-item>
          <text:p text:style-name="P69">mimetype, optional, CDATA<text:line-break/>specifies the applicable MIME (multimedia internet mail extension) type. The value should be a valid MIME media type defined by the Internet Engineering Task Force in RFC 2046.</text:p>
        </text:list-item>
        <text:list-item>
          <text:p text:style-name="P69">n, optional, xs:NMTOKEN<text:line-break/>provides a label (name or number) for an element. While its value need not be unique, it is required to be a single token.</text:p>
        </text:list-item>
        <text:list-item>
          <text:p text:style-name="P69">targettype, optional, xs:NMTOKEN<text:line-break/>in contrast with the role attribute, allows the target resource to be characterized using any convenient classification scheme or typology.</text:p>
        </text:list-item>
        <text:list-item>
          <text:p text:style-name="P69">xlink:actuate, optional, xs:token, onLoad, onRequest, other, none<text:line-break/>defines whether a link occurs automatically or must be requested by the user. It is used in conjunction with the show attribute to determine link behavior.</text:p>
        </text:list-item>
        <text:list-item>
          <text:p text:style-name="P69">xlink:href, optional, xs:anyURI<text:line-break/>allows the use of an previously-undeclared URI to identify an external electronic object.</text:p>
        </text:list-item>
        <text:list-item>
          <text:p text:style-name="P69">xlink:role, optional, xs:anyURI<text:line-break/>indicates a property of the entire link. The value of the role attribute must be a URI reference as defined in [IETF RFC 2396], except that if the URI scheme used is allowed to have absolute and relative forms, the URI portion must be absolute. The URI reference identifies some resource that describes the intended property. When no value is supplied, no particular role value is to be inferred.</text:p>
        </text:list-item>
        <text:list-item>
          <text:p text:style-name="P69">xlink:show, optional, xs:token, new, replace, other, none<text:line-break/>defines whether a remote resource that is the target of a link appears at the point of the link, replaces the existing link, or appears in a new window.</text:p>
        </text:list-item>
        <text:list-item>
          <text:p text:style-name="P69">xlink:title, optional, CDATA<text:line-break/>contains a human-readable description of the entire link. A value is optional; if a value is supplied, it should contain a string that describes the resource. The use of this information is highly dependent on the type of processing being done. It may be used, for example, to make titles available to applications used by visually impaired users, or to create a table of links, or to present help text that appears when a user lets a mouse pointer hover over a starting resource.</text:p>
        </text:list-item>
        <text:list-item>
          <text:p text:style-name="P69">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ptrref</text:p>
      <text:h text:style-name="P238" text:outline-level="1"><text:bookmark text:name="id49"/><text:soft-page-break/>&lt;extref&gt; external reference</text:h>
      <text:h text:style-name="P239" text:outline-level="1">Description:</text:h>
      <text:p text:style-name="Text_20_body">A linking element that can include text and sub-elements as part of its reference to an electronic object that is external to the MEI document. Either the entityref or href attribute may be used to identify the external object. Don't confuse this element with the &lt;ref&gt; element, which is an internal link for movement from one place in the MEI document to another in the same document.</text:p>
      <text:h text:style-name="P239" text:outline-level="1">May contain:</text:h>
      <text:p text:style-name="Text_20_body">PCDATA, <text:a xlink:type="simple" xlink:href="#id210">abbr</text:a>, <text:a xlink:type="simple" xlink:href="#id53">address</text:a>, <text:a xlink:type="simple" xlink:href="#id296">annot</text:a>, <text:a xlink:type="simple" xlink:href="#id203">bibl</text:a>, <text:a xlink:type="simple" xlink:href="#id1046">corpname</text:a>, <text:a xlink:type="simple" xlink:href="#id1079">date</text:a>, <text:a xlink:type="simple" xlink:href="#id1243">expan</text:a>, <text:a xlink:type="simple" xlink:href="#id34">extptr</text:a>, <text:a xlink:type="simple" xlink:href="#id49">extref</text:a>, <text:a xlink:type="simple" xlink:href="#id1096">fig</text:a>, <text:a xlink:type="simple" xlink:href="#id1065">geogname</text:a>, <text:a xlink:type="simple" xlink:href="#id1092">identifier</text:a>, <text:a xlink:type="simple" xlink:href="#id232">lb</text:a>, <text:a xlink:type="simple" xlink:href="#id1035">name</text:a>, <text:a xlink:type="simple" xlink:href="#id1083">num</text:a>, <text:a xlink:type="simple" xlink:href="#id236">pb</text:a>, <text:a xlink:type="simple" xlink:href="#id1072">periodname</text:a>, <text:a xlink:type="simple" xlink:href="#id1060">persname</text:a>, <text:a xlink:type="simple" xlink:href="#id1338">ptr</text:a>, <text:a xlink:type="simple" xlink:href="#id1340">ref</text:a>, <text:a xlink:type="simple" xlink:href="#id1023">rend</text:a>, <text:a xlink:type="simple" xlink:href="#id1069">repository</text:a>, <text:a xlink:type="simple" xlink:href="#id1032">stack</text:a>, <text:a xlink:type="simple" xlink:href="#id1075">stylename</text:a>, <text:a xlink:type="simple" xlink:href="#id1087">title</text:a> </text:p>
      <text:h text:style-name="P239" text:outline-level="1">May occur within:</text:h>
      <text:p text:style-name="Text_20_body"><text:a xlink:type="simple" xlink:href="#id210">abbr</text:a>, <text:a xlink:type="simple" xlink:href="#id1373">accessdesc</text:a>, <text:a xlink:type="simple" xlink:href="#id1370">acqsource</text:a>, <text:a xlink:type="simple" xlink:href="#id213">add</text:a>, <text:a xlink:type="simple" xlink:href="#id55">addressline</text:a>, <text:a xlink:type="simple" xlink:href="#id30">altmeiid</text:a>, <text:a xlink:type="simple" xlink:href="#id390">anchoredtext</text:a>, <text:a xlink:type="simple" xlink:href="#id296">annot</text:a>, <text:a xlink:type="simple" xlink:href="#id203">bibl</text:a>, <text:a xlink:type="simple" xlink:href="#id267">caption</text:a>, <text:a xlink:type="simple" xlink:href="#id1400">condition</text:a>, <text:a xlink:type="simple" xlink:href="#id1046">corpname</text:a>, <text:a xlink:type="simple" xlink:href="#id61">corr</text:a>, <text:a xlink:type="simple" xlink:href="#id1208">damage</text:a>, <text:a xlink:type="simple" xlink:href="#id1079">date</text:a>, <text:a xlink:type="simple" xlink:href="#id1216">del</text:a>, <text:a xlink:type="simple" xlink:href="#id1403">dimensions</text:a>, <text:a xlink:type="simple" xlink:href="#id169">dir</text:a>, <text:a xlink:type="simple" xlink:href="#id770">dynam</text:a>, <text:a xlink:type="simple" xlink:href="#id207">edition</text:a>, <text:a xlink:type="simple" xlink:href="#id1406">exhibithist</text:a>, <text:a xlink:type="simple" xlink:href="#id1243">expan</text:a>, <text:a xlink:type="simple" xlink:href="#id1357">extent</text:a>, <text:a xlink:type="simple" xlink:href="#id49">extref</text:a>, <text:a xlink:type="simple" xlink:href="#id239">fw</text:a>, <text:a xlink:type="simple" xlink:href="#id1065">geogname</text:a>, <text:a xlink:type="simple" xlink:href="#id1411">hand</text:a>, <text:a xlink:type="simple" xlink:href="#id1134">harm</text:a>, <text:a xlink:type="simple" xlink:href="#id251">head</text:a>, <text:a xlink:type="simple" xlink:href="#id1092">identifier</text:a>, <text:a xlink:type="simple" xlink:href="#id1416">inscription</text:a>, <text:a xlink:type="simple" xlink:href="#id254">item</text:a>, <text:a xlink:type="simple" xlink:href="#id288">l</text:a>, <text:a xlink:type="simple" xlink:href="#id441">label</text:a>, <text:a xlink:type="simple" xlink:href="#id1441">language</text:a>, <text:a xlink:type="simple" xlink:href="#id221">lem</text:a>, <text:a xlink:type="simple" xlink:href="#id200">line</text:a>, <text:a xlink:type="simple" xlink:href="#id1035">name</text:a>, <text:a xlink:type="simple" xlink:href="#id1083">num</text:a>, <text:a xlink:type="simple" xlink:href="#id1220">orig</text:a>, <text:a xlink:type="simple" xlink:href="#id260">p</text:a>, <text:a xlink:type="simple" xlink:href="#id1072">periodname</text:a>, <text:a xlink:type="simple" xlink:href="#id1060">persname</text:a>, <text:a xlink:type="simple" xlink:href="#id293">pgdesc</text:a>, <text:a xlink:type="simple" xlink:href="#id412">pgfoot1</text:a>, <text:a xlink:type="simple" xlink:href="#id415">pgfoot2</text:a>, <text:a xlink:type="simple" xlink:href="#id406">pghead1</text:a>, <text:a xlink:type="simple" xlink:href="#id409">pghead2</text:a>, <text:a xlink:type="simple" xlink:href="#id1422">physloc</text:a>, <text:a xlink:type="simple" xlink:href="#id1419">physmedium</text:a>, <text:a xlink:type="simple" xlink:href="#id1376">price</text:a>, <text:a xlink:type="simple" xlink:href="#id1425">provenance</text:a>, <text:a xlink:type="simple" xlink:href="#id1174">rdg</text:a>, <text:a xlink:type="simple" xlink:href="#id1340">ref</text:a>, <text:a xlink:type="simple" xlink:href="#id1223">reg</text:a>, <text:a xlink:type="simple" xlink:href="#id1023">rend</text:a>, <text:a xlink:type="simple" xlink:href="#id1069">repository</text:a>, <text:a xlink:type="simple" xlink:href="#id1226">restore</text:a>, <text:a xlink:type="simple" xlink:href="#id1230">sic</text:a>, <text:a xlink:type="simple" xlink:href="#id1032">stack</text:a>, <text:a xlink:type="simple" xlink:href="#id1075">stylename</text:a>, <text:a xlink:type="simple" xlink:href="#id1233">supplied</text:a>, <text:a xlink:type="simple" xlink:href="#id948">syl</text:a>, <text:a xlink:type="simple" xlink:href="#id1382">sysreq</text:a>, <text:a xlink:type="simple" xlink:href="#id278">td</text:a>, <text:a xlink:type="simple" xlink:href="#id787">tempo</text:a>, <text:a xlink:type="simple" xlink:href="#id1451">term</text:a>, <text:a xlink:type="simple" xlink:href="#id272">th</text:a>, <text:a xlink:type="simple" xlink:href="#id1087">title</text:a>, <text:a xlink:type="simple" xlink:href="#id1432">treatmenthist</text:a>, <text:a xlink:type="simple" xlink:href="#id1435">treatmentsched</text:a>, <text:a xlink:type="simple" xlink:href="#id1238">unclear</text:a>, <text:a xlink:type="simple" xlink:href="#id1379">userestrict</text:a> </text:p>
      <text:h text:style-name="P239" text:outline-level="1">Attributes:</text:h>
      <text:list xml:id="list30696750" text:style-name="L70">
        <text:list-item>
          <text:p text:style-name="P70">entityref, optional, xs:ENTITY<text:line-break/>uses a previously-declared entity to identify an external electronic object.</text:p>
        </text:list-item>
        <text:list-item>
          <text:p text:style-name="P70">n, optional, xs:NMTOKEN<text:line-break/>provides a label (name or number) for an element. While its value need not be unique, it is required to be a single token.</text:p>
        </text:list-item>
        <text:list-item>
          <text:p text:style-name="P70">targettype, optional, xs:NMTOKEN<text:line-break/>in contrast with the role attribute, allows the target resource to be characterized using any convenient classification scheme or typology.</text:p>
        </text:list-item>
        <text:list-item>
          <text:p text:style-name="P70">xlink:actuate, optional, xs:token, onLoad, onRequest, other, none<text:line-break/>defines whether a link occurs automatically or must be requested by the user. It is used in conjunction with the show attribute to determine link behavior.</text:p>
        </text:list-item>
        <text:list-item>
          <text:p text:style-name="P70">xlink:href, optional, xs:anyURI<text:line-break/>allows the use of an previously-undeclared URI to identify an external electronic object.</text:p>
        </text:list-item>
        <text:list-item>
          <text:p text:style-name="P70">xlink:role, optional, xs:anyURI<text:line-break/>indicates a property of the entire link. The value of the role attribute must be a URI reference as defined in [IETF RFC 2396], except that if the URI scheme used is allowed to have absolute and relative forms, the URI portion must be absolute. The URI reference identifies some resource that describes the intended property. When no value is supplied, no particular role value is to be inferred.</text:p>
        </text:list-item>
        <text:list-item>
          <text:p text:style-name="P70">xlink:show, optional, xs:token, new, replace, other, none<text:line-break/>defines whether a remote resource that is the target of a link appears at the point of the link, replaces the existing link, or appears in a new window.</text:p>
        </text:list-item>
        <text:list-item>
          <text:p text:style-name="P70">xlink:title, optional, CDATA<text:line-break/>contains a human-readable description of the entire link. A value is optional; if a value is supplied, it should contain a string that describes the resource. The use of this information is highly dependent on the type of processing being done. It may be used, for example, to make titles available to applications used by visually impaired users, or to create a table of links, or to present help text that appears when a user lets a mouse pointer hover over a starting resource.</text:p>
        </text:list-item>
        <text:list-item>
          <text:p text:style-name="P70"><text:soft-page-break/>xml:id, optional, xs:ID<text:line-break/>regularizes the naming of an element and thus facilitates building links between it and other resources. Each id attribute within a document must have a unique value.</text:p>
        </text:list-item>
        <text:list-item>
          <text:p text:style-name="P70">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39" text:outline-level="1">Module:</text:h>
      <text:p text:style-name="Text_20_body">ptrref</text:p>
      <text:h text:style-name="P238" text:outline-level="1"><text:bookmark text:name="id1522"/>&lt;facsimile&gt; facsimile</text:h>
      <text:h text:style-name="P239" text:outline-level="1">Description:</text:h>
      <text:p text:style-name="Text_20_body">Contains a representation of some written source in the form of a set of images rather than as transcribed or encoded text. The source attribute may be used to link the collection of images with a particular source described in the header.</text:p>
      <text:h text:style-name="P239" text:outline-level="1">May contain:</text:h>
      <text:p text:style-name="Text_20_body"><text:a xlink:type="simple" xlink:href="#id1524">surface</text:a> </text:p>
      <text:h text:style-name="P239" text:outline-level="1">May occur within:</text:h>
      <text:p text:style-name="Text_20_body"><text:a xlink:type="simple" xlink:href="#id1520">music</text:a> </text:p>
      <text:h text:style-name="P239" text:outline-level="1">Attributes:</text:h>
      <text:list xml:id="list30689841" text:style-name="L71">
        <text:list-item>
          <text:p text:style-name="P71">n, optional, xs:NMTOKEN<text:line-break/>provides a label (name or number) for an element. While its value need not be unique, it is required to be a single token.</text:p>
        </text:list-item>
        <text:list-item>
          <text:p text:style-name="P71">source, optional, xs:IDREFS<text:line-break/>contains a list of one or more pointers indicating the sources which attest to a given reading. Each value should correspond to the ID of a &lt;source&gt; element located in the document header.</text:p>
        </text:list-item>
        <text:list-item>
          <text:p text:style-name="P71">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facsimile</text:p>
      <text:h text:style-name="P238" text:outline-level="1"><text:bookmark text:name="id817"/>&lt;fermata&gt; fermata</text:h>
      <text:h text:style-name="P239" text:outline-level="1">Description:</text:h>
      <text:p text:style-name="Text_20_body">A hold or pause. The &lt;fermata&gt; element is a specialized form of, i.e., syntactic sugar for, dir/@type="fermata" with &amp;ferm; or &amp;uferm; as its PCDATA content. The starting point of the fermata may be indicated by either a tstamp, tstamp.ges, tstamp.real or startid attribute. It is a semantic error not to specify a starting point attribute.</text:p>
      <text:h text:style-name="P239" text:outline-level="1"><text:soft-page-break/>May contain:</text:h>
      <text:p text:style-name="Text_20_body">EMPTY</text:p>
      <text:h text:style-name="P239" text:outline-level="1">May occur within:</text:h>
      <text:p text:style-name="Text_20_body"><text:a xlink:type="simple" xlink:href="#id213">add</text:a>, <text:a xlink:type="simple" xlink:href="#id61">corr</text:a>, <text:a xlink:type="simple" xlink:href="#id1208">damage</text:a>, <text:a xlink:type="simple" xlink:href="#id1216">del</text:a>, <text:a xlink:type="simple" xlink:href="#id675">layer</text:a>, <text:a xlink:type="simple" xlink:href="#id221">lem</text:a>, <text:a xlink:type="simple" xlink:href="#id934">ligature</text:a>, <text:a xlink:type="simple" xlink:href="#id1151">measure</text:a>, <text:a xlink:type="simple" xlink:href="#id1220">orig</text:a>, <text:a xlink:type="simple" xlink:href="#id1155">ossia</text:a>, <text:a xlink:type="simple" xlink:href="#id1174">rdg</text:a>, <text:a xlink:type="simple" xlink:href="#id1223">reg</text:a>, <text:a xlink:type="simple" xlink:href="#id1226">restore</text:a>, <text:a xlink:type="simple" xlink:href="#id1230">sic</text:a>, <text:a xlink:type="simple" xlink:href="#id1233">supplied</text:a>, <text:a xlink:type="simple" xlink:href="#id944">syllable</text:a>, <text:a xlink:type="simple" xlink:href="#id1238">unclear</text:a> </text:p>
      <text:h text:style-name="P239" text:outline-level="1">Attributes:</text:h>
      <text:list xml:id="list30703500" text:style-name="L72">
        <text:list-item>
          <text:p text:style-name="P72">altsym, optional, xs:IDREF<text:line-break/>provides a way of pointing to a user-defined symbol. It must contain an ID of a &lt;symboldef&gt; element elsewhere in the document.</text:p>
        </text:list-item>
        <text:list-item>
          <text:p text:style-name="P72">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72">copyof, optional, xs:IDREF<text:line-break/>points to an element of which the current element is a copy.</text:p>
        </text:list-item>
        <text:list-item>
          <text:p text:style-name="P72">corresp, optional, xs:IDREFS<text:line-break/>used to point to other elements that correspond to this one in a generic fashion.</text:p>
        </text:list-item>
        <text:list-item>
          <text:p text:style-name="P72">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72">endid, optional, xs:IDREF<text:line-break/>indicates the final element in a sequence of events to which the feature applies.</text:p>
        </text:list-item>
        <text:list-item>
          <text:p text:style-name="P72">facs, optional, xs:IDREFS<text:line-break/>permits the current element to reference a facsimile image or image zone which corresponds to it.</text:p>
        </text:list-item>
        <text:list-item>
          <text:p text:style-name="P72">form, optional, xs:token, inv, norm<text:line-break/>describes the visual appearance of the fermata.</text:p>
        </text:list-item>
        <text:list-item>
          <text:p text:style-name="P72">ho, optional, xs:decimal<text:line-break/>records a horizontal adjustment of a feature's programmatically-determinded location in terms of staff interline distance; that is, units of 1/2 the distance between adjacent staves.</text:p>
        </text:list-item>
        <text:list-item>
          <text:p text:style-name="P72">layer, optional, list of xs:positiveInteger, minimum length of 1<text:line-break/>signifies the layer within which a control event is active.</text:p>
        </text:list-item>
        <text:list-item>
          <text:p text:style-name="P72">n, optional, xs:NMTOKEN<text:line-break/>provides a label (name or number) for an element. While its value need not be unique, it is required to be a single token.</text:p>
        </text:list-item>
        <text:list-item>
          <text:p text:style-name="P72">next, optional, xs:IDREFS<text:line-break/>used to point to the next event(s) in a user-defined collection.</text:p>
        </text:list-item>
        <text:list-item>
          <text:p text:style-name="P72">place, optional, xs:token, above, below<text:line-break/>captures the placement of the item with respect to the staff with which it is associated.</text:p>
        </text:list-item>
        <text:list-item>
          <text:p text:style-name="P72">plist, optional, xs:IDREFS<text:line-break/>contains a space separated list of ID references that identify logical events that participate in a collection, such as notes under a phrase mark.</text:p>
        </text:list-item>
        <text:list-item>
          <text:p text:style-name="P72">prev, optional, xs:IDREFS<text:line-break/>points to the previous event(s) in a user-defined collection.</text:p>
        </text:list-item>
        <text:list-item>
          <text:p text:style-name="P72"><text:soft-page-break/>sameas, optional, xs:IDREFS<text:line-break/>points to an element that is the same as the current element but is not a literal copy of the current element.</text:p>
        </text:list-item>
        <text:list-item>
          <text:p text:style-name="P72">staff, required, list of xs:positiveInteger, minimum length of 1<text:line-break/>signifies the staff on which a notated event occurs or to which a control event applies.</text:p>
        </text:list-item>
        <text:list-item>
          <text:p text:style-name="P72">startid, optional, xs:IDREF<text:line-break/>holds a reference to the first element in a sequence of events to which the feature applies.</text:p>
        </text:list-item>
        <text:list-item>
          <text:p text:style-name="P72">synch, optional, xs:IDREFS<text:line-break/>points to elements that are synchronous with the current element.</text:p>
        </text:list-item>
        <text:list-item>
          <text:p text:style-name="P72">to, optional, xs:decimal<text:line-break/>records a timestamp adjustment of a feature's programmatically-determined location in musical terms; that is, beats.</text:p>
        </text:list-item>
        <text:list-item>
          <text:p text:style-name="P72">tstamp, optional, xs:decimal, 0 - ∞<text:line-break/>encodes the onset time in terms of musical time, i.e., beats[.fractional beat part]</text:p>
        </text:list-item>
        <text:list-item>
          <text:p text:style-name="P72">tstamp.ges, optional, xs:nonNegativeInteger<text:line-break/>used to record the onset time in pulses per quarter note (ppq, MusicXML divisions, or MIDI clicks) since the start of the file.</text:p>
        </text:list-item>
        <text:list-item>
          <text:p text:style-name="P72">tstamp.real, optional, xs:time<text:line-break/>used to record the onset time in pulses per quarter note (ppq, MusicXML divisions, or MIDI clicks) since the start of the file.</text:p>
        </text:list-item>
        <text:list-item>
          <text:p text:style-name="P72">vo, optional, xs:decimal<text:line-break/>records the vertical adjustment of a feature's programmatically-determined location in terms of staff interline distance; that is, units of 1/2 the distance between adjacent staves.</text:p>
        </text:list-item>
        <text:list-item>
          <text:p text:style-name="P72">when, optional, xs:IDREF<text:line-break/>indicates the point of occurrence of this feature along a timeline. Its value must be the ID of a &lt;when&gt; element.</text:p>
        </text:list-item>
        <text:list-item>
          <text:p text:style-name="P72">x, optional, xs:decimal<text:line-break/>encodes an x coordinate for a feature in an output coordinate system. When it is necessary to record the placement of a feature in a facsimile image, use facs attribute.</text:p>
        </text:list-item>
        <text:list-item>
          <text:p text:style-name="P72">xml:id, optional, xs:ID<text:line-break/>regularizes the naming of an element and thus facilitates building links between it and other resources. Each id attribute within a document must have a unique value.</text:p>
        </text:list-item>
        <text:list-item>
          <text:p text:style-name="P72">y, optional, xs:decimal<text:line-break/>encodes an y coordinate for a feature in an output coordinate system. When it is necessary to record the placement of a feature in a facsimile image, use facs attribute.</text:p>
        </text:list-item>
      </text:list>
      <text:h text:style-name="P239" text:outline-level="1">Module:</text:h>
      <text:p text:style-name="Text_20_body">cmn</text:p>
      <text:h text:style-name="P238" text:outline-level="1"><text:bookmark text:name="id1096"/>&lt;fig&gt; figure</text:h>
      <text:h text:style-name="P239" text:outline-level="1">Description:</text:h>
      <text:p text:style-name="Text_20_body">groups elements representing or containing graphic information such as an illustration or figure.</text:p>
      <text:h text:style-name="P239" text:outline-level="1">May contain:</text:h>
      <text:p text:style-name="Text_20_body"><text:a xlink:type="simple" xlink:href="#id267">caption</text:a>, <text:a xlink:type="simple" xlink:href="#id1098">figdesc</text:a>, <text:a xlink:type="simple" xlink:href="#id1102">graphic</text:a> </text:p>
      <text:h text:style-name="P239" text:outline-level="1"><text:soft-page-break/>May occur within:</text:h>
      <text:p text:style-name="Text_20_body"><text:a xlink:type="simple" xlink:href="#id210">abbr</text:a>, <text:a xlink:type="simple" xlink:href="#id1373">accessdesc</text:a>, <text:a xlink:type="simple" xlink:href="#id1370">acqsource</text:a>, <text:a xlink:type="simple" xlink:href="#id213">add</text:a>, <text:a xlink:type="simple" xlink:href="#id55">addressline</text:a>, <text:a xlink:type="simple" xlink:href="#id30">altmeiid</text:a>, <text:a xlink:type="simple" xlink:href="#id390">anchoredtext</text:a>, <text:a xlink:type="simple" xlink:href="#id296">annot</text:a>, <text:a xlink:type="simple" xlink:href="#id203">bibl</text:a>, <text:a xlink:type="simple" xlink:href="#id267">caption</text:a>, <text:a xlink:type="simple" xlink:href="#id1400">condition</text:a>, <text:a xlink:type="simple" xlink:href="#id1046">corpname</text:a>, <text:a xlink:type="simple" xlink:href="#id61">corr</text:a>, <text:a xlink:type="simple" xlink:href="#id1208">damage</text:a>, <text:a xlink:type="simple" xlink:href="#id1079">date</text:a>, <text:a xlink:type="simple" xlink:href="#id1216">del</text:a>, <text:a xlink:type="simple" xlink:href="#id1403">dimensions</text:a>, <text:a xlink:type="simple" xlink:href="#id169">dir</text:a>, <text:a xlink:type="simple" xlink:href="#id770">dynam</text:a>, <text:a xlink:type="simple" xlink:href="#id207">edition</text:a>, <text:a xlink:type="simple" xlink:href="#id1406">exhibithist</text:a>, <text:a xlink:type="simple" xlink:href="#id1243">expan</text:a>, <text:a xlink:type="simple" xlink:href="#id1357">extent</text:a>, <text:a xlink:type="simple" xlink:href="#id49">extref</text:a>, <text:a xlink:type="simple" xlink:href="#id239">fw</text:a>, <text:a xlink:type="simple" xlink:href="#id1065">geogname</text:a>, <text:a xlink:type="simple" xlink:href="#id1411">hand</text:a>, <text:a xlink:type="simple" xlink:href="#id1134">harm</text:a>, <text:a xlink:type="simple" xlink:href="#id251">head</text:a>, <text:a xlink:type="simple" xlink:href="#id1092">identifier</text:a>, <text:a xlink:type="simple" xlink:href="#id1416">inscription</text:a>, <text:a xlink:type="simple" xlink:href="#id254">item</text:a>, <text:a xlink:type="simple" xlink:href="#id288">l</text:a>, <text:a xlink:type="simple" xlink:href="#id441">label</text:a>, <text:a xlink:type="simple" xlink:href="#id1441">language</text:a>, <text:a xlink:type="simple" xlink:href="#id221">lem</text:a>, <text:a xlink:type="simple" xlink:href="#id200">line</text:a>, <text:a xlink:type="simple" xlink:href="#id1035">name</text:a>, <text:a xlink:type="simple" xlink:href="#id1083">num</text:a>, <text:a xlink:type="simple" xlink:href="#id1220">orig</text:a>, <text:a xlink:type="simple" xlink:href="#id260">p</text:a>, <text:a xlink:type="simple" xlink:href="#id1072">periodname</text:a>, <text:a xlink:type="simple" xlink:href="#id1060">persname</text:a>, <text:a xlink:type="simple" xlink:href="#id412">pgfoot1</text:a>, <text:a xlink:type="simple" xlink:href="#id415">pgfoot2</text:a>, <text:a xlink:type="simple" xlink:href="#id406">pghead1</text:a>, <text:a xlink:type="simple" xlink:href="#id409">pghead2</text:a>, <text:a xlink:type="simple" xlink:href="#id1422">physloc</text:a>, <text:a xlink:type="simple" xlink:href="#id1419">physmedium</text:a>, <text:a xlink:type="simple" xlink:href="#id1376">price</text:a>, <text:a xlink:type="simple" xlink:href="#id1425">provenance</text:a>, <text:a xlink:type="simple" xlink:href="#id1174">rdg</text:a>, <text:a xlink:type="simple" xlink:href="#id1340">ref</text:a>, <text:a xlink:type="simple" xlink:href="#id1223">reg</text:a>, <text:a xlink:type="simple" xlink:href="#id1023">rend</text:a>, <text:a xlink:type="simple" xlink:href="#id1069">repository</text:a>, <text:a xlink:type="simple" xlink:href="#id1226">restore</text:a>, <text:a xlink:type="simple" xlink:href="#id1230">sic</text:a>, <text:a xlink:type="simple" xlink:href="#id1032">stack</text:a>, <text:a xlink:type="simple" xlink:href="#id1075">stylename</text:a>, <text:a xlink:type="simple" xlink:href="#id1233">supplied</text:a>, <text:a xlink:type="simple" xlink:href="#id948">syl</text:a>, <text:a xlink:type="simple" xlink:href="#id1382">sysreq</text:a>, <text:a xlink:type="simple" xlink:href="#id278">td</text:a>, <text:a xlink:type="simple" xlink:href="#id787">tempo</text:a>, <text:a xlink:type="simple" xlink:href="#id1451">term</text:a>, <text:a xlink:type="simple" xlink:href="#id272">th</text:a>, <text:a xlink:type="simple" xlink:href="#id1087">title</text:a>, <text:a xlink:type="simple" xlink:href="#id1432">treatmenthist</text:a>, <text:a xlink:type="simple" xlink:href="#id1435">treatmentsched</text:a>, <text:a xlink:type="simple" xlink:href="#id1238">unclear</text:a>, <text:a xlink:type="simple" xlink:href="#id1379">userestrict</text:a> </text:p>
      <text:h text:style-name="P239" text:outline-level="1">Attributes:</text:h>
      <text:list xml:id="list30707315" text:style-name="L73">
        <text:list-item>
          <text:p text:style-name="P73">entityref, optional, xs:ENTITY<text:line-break/>uses a previously-declared entity to identify an external electronic object.</text:p>
        </text:list-item>
        <text:list-item>
          <text:p text:style-name="P73">facs, optional, xs:IDREFS<text:line-break/>permits the current element to reference a facsimile image or image zone which corresponds to it.</text:p>
        </text:list-item>
        <text:list-item>
          <text:p text:style-name="P73">n, optional, xs:NMTOKEN<text:line-break/>provides a label (name or number) for an element. While its value need not be unique, it is required to be a single token.</text:p>
        </text:list-item>
        <text:list-item>
          <text:p text:style-name="P73">targettype, optional, xs:NMTOKEN<text:line-break/>in contrast with the role attribute, allows the target resource to be characterized using any convenient classification scheme or typology.</text:p>
        </text:list-item>
        <text:list-item>
          <text:p text:style-name="P73">x, optional, xs:decimal<text:line-break/>encodes an x coordinate for a feature in an output coordinate system. When it is necessary to record the placement of a feature in a facsimile image, use facs attribute.</text:p>
        </text:list-item>
        <text:list-item>
          <text:p text:style-name="P73">xlink:actuate, optional, xs:token, onLoad, onRequest, other, none<text:line-break/>defines whether a link occurs automatically or must be requested by the user. It is used in conjunction with the show attribute to determine link behavior.</text:p>
        </text:list-item>
        <text:list-item>
          <text:p text:style-name="P73">xlink:href, optional, xs:anyURI<text:line-break/>allows the use of an previously-undeclared URI to identify an external electronic object.</text:p>
        </text:list-item>
        <text:list-item>
          <text:p text:style-name="P73">xlink:role, optional, xs:anyURI<text:line-break/>indicates a property of the entire link. The value of the role attribute must be a URI reference as defined in [IETF RFC 2396], except that if the URI scheme used is allowed to have absolute and relative forms, the URI portion must be absolute. The URI reference identifies some resource that describes the intended property. When no value is supplied, no particular role value is to be inferred.</text:p>
        </text:list-item>
        <text:list-item>
          <text:p text:style-name="P73">xlink:show, optional, xs:token, new, replace, other, none<text:line-break/>defines whether a remote resource that is the target of a link appears at the point of the link, replaces the existing link, or appears in a new window.</text:p>
        </text:list-item>
        <text:list-item>
          <text:p text:style-name="P73">xlink:title, optional, CDATA<text:line-break/>contains a human-readable description of the entire link. A value is optional; if a value is supplied, it should contain a string that describes the resource. The use of this information is highly dependent on the type of processing being done. It may be used, for example, to make titles available to applications used by visually impaired users, or to create a table of links, or to present help text that appears when a user lets a mouse pointer hover over a starting resource.</text:p>
        </text:list-item>
        <text:list-item>
          <text:p text:style-name="P73">xml:id, optional, xs:ID<text:line-break/>regularizes the naming of an element and thus facilitates building links between it and other resources. Each id attribute within a document must have a unique value.</text:p>
        </text:list-item>
        <text:list-item>
          <text:p text:style-name="P73">y, optional, xs:decimal<text:line-break/>encodes an y coordinate for a feature in an output coordinate system. When it is necessary to record the placement of a feature in a facsimile image, use facs attribute.</text:p>
        </text:list-item>
      </text:list>
      <text:h text:style-name="P239" text:outline-level="1"><text:soft-page-break/>Module:</text:h>
      <text:p text:style-name="Text_20_body">figtable</text:p>
      <text:h text:style-name="P238" text:outline-level="1"><text:bookmark text:name="id1098"/>&lt;figdesc&gt; figure description</text:h>
      <text:h text:style-name="P239" text:outline-level="1">Description:</text:h>
      <text:p text:style-name="Text_20_body">Contains a brief prose description of the appearance or content of a graphic figure, for use when documenting an image without displaying it. Best practice suggests the use of controlled vocabulary. Don't confuse this element with a figure caption. A caption is text primarily intended for display with an illustration. It may or may not function as a description of the illustration.</text:p>
      <text:h text:style-name="P239" text:outline-level="1">May contain:</text:h>
      <text:p text:style-name="Text_20_body">PCDATA, <text:a xlink:type="simple" xlink:href="#id390">anchoredtext</text:a>, <text:a xlink:type="simple" xlink:href="#id296">annot</text:a>, <text:a xlink:type="simple" xlink:href="#id243">blockquote</text:a>, <text:a xlink:type="simple" xlink:href="#id172">curve</text:a>, <text:a xlink:type="simple" xlink:href="#id285">lg</text:a>, <text:a xlink:type="simple" xlink:href="#id200">line</text:a>, <text:a xlink:type="simple" xlink:href="#id248">list</text:a>, <text:a xlink:type="simple" xlink:href="#id260">p</text:a>, <text:a xlink:type="simple" xlink:href="#id384">symbol</text:a>, <text:a xlink:type="simple" xlink:href="#id264">table</text:a> </text:p>
      <text:h text:style-name="P239" text:outline-level="1">May occur within:</text:h>
      <text:p text:style-name="Text_20_body"><text:a xlink:type="simple" xlink:href="#id1096">fig</text:a>, <text:a xlink:type="simple" xlink:href="#id1524">surface</text:a>, <text:a xlink:type="simple" xlink:href="#id1527">zone</text:a> </text:p>
      <text:h text:style-name="P239" text:outline-level="1">Attributes:</text:h>
      <text:list xml:id="list30712175" text:style-name="L74">
        <text:list-item>
          <text:p text:style-name="P74">n, optional, xs:NMTOKEN<text:line-break/>provides a label (name or number) for an element. While its value need not be unique, it is required to be a single token.</text:p>
        </text:list-item>
        <text:list-item>
          <text:p text:style-name="P74">xml:id, optional, xs:ID<text:line-break/>regularizes the naming of an element and thus facilitates building links between it and other resources. Each id attribute within a document must have a unique value.</text:p>
        </text:list-item>
        <text:list-item>
          <text:p text:style-name="P74">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39" text:outline-level="1">Module:</text:h>
      <text:p text:style-name="Text_20_body">figtable</text:p>
      <text:h text:style-name="P238" text:outline-level="1"><text:bookmark text:name="id1344"/>&lt;filedesc&gt; file description</text:h>
      <text:h text:style-name="P239" text:outline-level="1">Description:</text:h>
      <text:p text:style-name="Text_20_body">Contains a full bibliographic description of the MEI file. Extent in this context is file size.</text:p>
      <text:h text:style-name="P239" text:outline-level="1">May contain:</text:h>
      <text:p text:style-name="Text_20_body"><text:a xlink:type="simple" xlink:href="#id1354">editionstmt</text:a>, <text:a xlink:type="simple" xlink:href="#id1357">extent</text:a>, <text:a xlink:type="simple" xlink:href="#id1360">fingerprint</text:a>, <text:a xlink:type="simple" xlink:href="#id1390">notesstmt</text:a>, <text:a xlink:type="simple" xlink:href="#id1362">pubstmt</text:a>, <text:a xlink:type="simple" xlink:href="#id1387">seriesstmt</text:a>, <text:a xlink:type="simple" xlink:href="#id1393">sourcedesc</text:a>, <text:a xlink:type="simple" xlink:href="#id1346">titlestmt</text:a> </text:p>
      <text:h text:style-name="P239" text:outline-level="1">May occur within:</text:h>
      <text:p text:style-name="Text_20_body"><text:a xlink:type="simple" xlink:href="#id28">meihead</text:a> </text:p>
      <text:h text:style-name="P239" text:outline-level="1"><text:soft-page-break/>Attributes:</text:h>
      <text:list xml:id="list30698642" text:style-name="L75">
        <text:list-item>
          <text:p text:style-name="P75">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75">n, optional, xs:NMTOKEN<text:line-break/>provides a label (name or number) for an element. While its value need not be unique, it is required to be a single token.</text:p>
        </text:list-item>
        <text:list-item>
          <text:p text:style-name="P75">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header</text:p>
      <text:h text:style-name="P238" text:outline-level="1"><text:bookmark text:name="id1360"/>&lt;fingerprint&gt; fingerprint</text:h>
      <text:h text:style-name="P239" text:outline-level="1">Description:</text:h>
      <text:p text:style-name="Text_20_body">Traditionally, an identifier, constructed by combining groups of characters transcribed from specified pages of a printed item, which makes it possible to signal differences between copies of the item. For an electronic item, such as an MEI file, however, the fingerprint should be a checksum.</text:p>
      <text:h text:style-name="P239" text:outline-level="1">May contain:</text:h>
      <text:p text:style-name="Text_20_body">EMPTY</text:p>
      <text:h text:style-name="P239" text:outline-level="1">May occur within:</text:h>
      <text:p text:style-name="Text_20_body"><text:a xlink:type="simple" xlink:href="#id1344">filedesc</text:a> </text:p>
      <text:h text:style-name="P239" text:outline-level="1">Attributes:</text:h>
      <text:list xml:id="list30688420" text:style-name="L76">
        <text:list-item>
          <text:p text:style-name="P76">n, optional, xs:NMTOKEN<text:line-break/>provides a label (name or number) for an element. While its value need not be unique, it is required to be a single token.</text:p>
        </text:list-item>
        <text:list-item>
          <text:p text:style-name="P76">xml:id, optional, xs:ID<text:line-break/>regularizes the naming of an element and thus facilitates building links between it and other resources. Each id attribute within a document must have a unique value.</text:p>
        </text:list-item>
        <text:list-item>
          <text:p text:style-name="P76">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39" text:outline-level="1">Module:</text:h>
      <text:p text:style-name="Text_20_body">header</text:p>
      <text:h text:style-name="P238" text:outline-level="1"><text:bookmark text:name="id1539"/><text:soft-page-break/>&lt;front&gt; front</text:h>
      <text:h text:style-name="P239" text:outline-level="1">Description:</text:h>
      <text:p text:style-name="Text_20_body">Bundles prefatory text found before the start of the musical text. &lt;titlepage&gt; may be used to transcribe the item's title page. Other front matter structures, such as a preface, dedication, or table of contents, may be encoded as textual divisions; that is, as &lt;div&gt;s, with an optional &lt;head&gt; sub-element describing the nature of the division. The &lt;pb&gt; element is allowed here in order to accommodate page images, e.g. cover, endpapers, etc. before and after the actual textual matter.</text:p>
      <text:h text:style-name="P239" text:outline-level="1">May contain:</text:h>
      <text:p text:style-name="Text_20_body"><text:a xlink:type="simple" xlink:href="#id228">div</text:a>, <text:a xlink:type="simple" xlink:href="#id232">lb</text:a>, <text:a xlink:type="simple" xlink:href="#id236">pb</text:a>, <text:a xlink:type="simple" xlink:href="#id1429">titlepage</text:a> </text:p>
      <text:h text:style-name="P239" text:outline-level="1">May occur within:</text:h>
      <text:p text:style-name="Text_20_body"><text:a xlink:type="simple" xlink:href="#id1520">music</text:a> </text:p>
      <text:h text:style-name="P239" text:outline-level="1">Attributes:</text:h>
      <text:list xml:id="list30688282" text:style-name="L77">
        <text:list-item>
          <text:p text:style-name="P77">facs, optional, xs:IDREFS<text:line-break/>permits the current element to reference a facsimile image or image zone which corresponds to it.</text:p>
        </text:list-item>
        <text:list-item>
          <text:p text:style-name="P77">n, optional, xs:NMTOKEN<text:line-break/>provides a label (name or number) for an element. While its value need not be unique, it is required to be a single token.</text:p>
        </text:list-item>
        <text:list-item>
          <text:p text:style-name="P77">xml:id, optional, xs:ID<text:line-break/>regularizes the naming of an element and thus facilitates building links between it and other resources. Each id attribute within a document must have a unique value.</text:p>
        </text:list-item>
        <text:list-item>
          <text:p text:style-name="P77">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39" text:outline-level="1">Module:</text:h>
      <text:p text:style-name="Text_20_body">text</text:p>
      <text:h text:style-name="P238" text:outline-level="1"><text:bookmark text:name="id917"/>&lt;ftrem&gt; fingered tremolo</text:h>
      <text:h text:style-name="P239" text:outline-level="1">Description:</text:h>
      <text:p text:style-name="Text_20_body">A rapid alternation between a pair of notes (or chords or perhaps between a note and a chord) that are (usually) farther apart than a major second. For rapid alternation between notes on the same pitch (bowed tremolo, double &amp;amp; triple tonguing, and flutter tonguing) use the &lt;btrem&gt; element. The slash attribute records the number of slashes required — 4ths or 8ths=1, 16ths=2, 32nds=3, 64ths=4, 128ths=5, 256ths=6.</text:p>
      <text:h text:style-name="P239" text:outline-level="1">May contain:</text:h>
      <text:p text:style-name="Text_20_body"><text:a xlink:type="simple" xlink:href="#id106">chord</text:a>, <text:a xlink:type="simple" xlink:href="#id108">note</text:a> </text:p>
      <text:h text:style-name="P239" text:outline-level="1"><text:soft-page-break/>May occur within:</text:h>
      <text:p text:style-name="Text_20_body"><text:a xlink:type="simple" xlink:href="#id213">add</text:a>, <text:a xlink:type="simple" xlink:href="#id894">beam</text:a>, <text:a xlink:type="simple" xlink:href="#id61">corr</text:a>, <text:a xlink:type="simple" xlink:href="#id1208">damage</text:a>, <text:a xlink:type="simple" xlink:href="#id1216">del</text:a>, <text:a xlink:type="simple" xlink:href="#id932">halfmrpt</text:a>, <text:a xlink:type="simple" xlink:href="#id216">ineume</text:a>, <text:a xlink:type="simple" xlink:href="#id675">layer</text:a>, <text:a xlink:type="simple" xlink:href="#id221">lem</text:a>, <text:a xlink:type="simple" xlink:href="#id934">ligature</text:a>, <text:a xlink:type="simple" xlink:href="#id856">mordent</text:a>, <text:a xlink:type="simple" xlink:href="#id108">note</text:a>, <text:a xlink:type="simple" xlink:href="#id1220">orig</text:a>, <text:a xlink:type="simple" xlink:href="#id1174">rdg</text:a>, <text:a xlink:type="simple" xlink:href="#id1223">reg</text:a>, <text:a xlink:type="simple" xlink:href="#id1226">restore</text:a>, <text:a xlink:type="simple" xlink:href="#id1230">sic</text:a>, <text:a xlink:type="simple" xlink:href="#id1233">supplied</text:a>, <text:a xlink:type="simple" xlink:href="#id944">syllable</text:a>, <text:a xlink:type="simple" xlink:href="#id998">trill</text:a>, <text:a xlink:type="simple" xlink:href="#id898">tuplet</text:a>, <text:a xlink:type="simple" xlink:href="#id1005">turn</text:a>, <text:a xlink:type="simple" xlink:href="#id1238">unclear</text:a>, <text:a xlink:type="simple" xlink:href="#id1186">uneume</text:a> </text:p>
      <text:h text:style-name="P239" text:outline-level="1">Attributes:</text:h>
      <text:list xml:id="list30709078" text:style-name="L78">
        <text:list-item>
          <text:p text:style-name="P78">copyof, optional, xs:IDREF<text:line-break/>points to an element of which the current element is a copy.</text:p>
        </text:list-item>
        <text:list-item>
          <text:p text:style-name="P78">corresp, optional, xs:IDREFS<text:line-break/>used to point to other elements that correspond to this one in a generic fashion.</text:p>
        </text:list-item>
        <text:list-item>
          <text:p text:style-name="P78">facs, optional, xs:IDREFS<text:line-break/>permits the current element to reference a facsimile image or image zone which corresponds to it.</text:p>
        </text:list-item>
        <text:list-item>
          <text:p text:style-name="P78">form, optional, xs:token, meas, unmeas<text:line-break/>describes whether the tremolo is measured or unmeasured.</text:p>
        </text:list-item>
        <text:list-item>
          <text:p text:style-name="P78">layer, optional, xs:positiveInteger<text:line-break/>identifies the layer to which a feature applies.</text:p>
        </text:list-item>
        <text:list-item>
          <text:p text:style-name="P78">n, optional, xs:NMTOKEN<text:line-break/>provides a label (name or number) for an element. While its value need not be unique, it is required to be a single token.</text:p>
        </text:list-item>
        <text:list-item>
          <text:p text:style-name="P78">next, optional, xs:IDREFS<text:line-break/>used to point to the next event(s) in a user-defined collection.</text:p>
        </text:list-item>
        <text:list-item>
          <text:p text:style-name="P78">prev, optional, xs:IDREFS<text:line-break/>points to the previous event(s) in a user-defined collection.</text:p>
        </text:list-item>
        <text:list-item>
          <text:p text:style-name="P78">sameas, optional, xs:IDREFS<text:line-break/>points to an element that is the same as the current element but is not a literal copy of the current element.</text:p>
        </text:list-item>
        <text:list-item>
          <text:p text:style-name="P78">slash, optional, xs:positiveInteger, 1 - 6<text:line-break/>indicates the number of slashes to be rendered along with the feature.</text:p>
        </text:list-item>
        <text:list-item>
          <text:p text:style-name="P78">staff, optional, list of xs:positiveInteger, minimum length of 1<text:line-break/>signifies the staff on which a notated event occurs or to which a control event applies.</text:p>
        </text:list-item>
        <text:list-item>
          <text:p text:style-name="P78">synch, optional, xs:IDREFS<text:line-break/>points to elements that are synchronous with the current element.</text:p>
        </text:list-item>
        <text:list-item>
          <text:p text:style-name="P78">tstamp, optional, xs:decimal, 0 - ∞<text:line-break/>encodes the onset time in terms of musical time, i.e., beats[.fractional beat part]</text:p>
        </text:list-item>
        <text:list-item>
          <text:p text:style-name="P78">tstamp.ges, optional, xs:nonNegativeInteger<text:line-break/>used to record the onset time in pulses per quarter note (ppq, MusicXML divisions, or MIDI clicks) since the start of the file.</text:p>
        </text:list-item>
        <text:list-item>
          <text:p text:style-name="P78">tstamp.real, optional, xs:time<text:line-break/>used to record the onset time in pulses per quarter note (ppq, MusicXML divisions, or MIDI clicks) since the start of the file.</text:p>
        </text:list-item>
        <text:list-item>
          <text:p text:style-name="P78">when, optional, xs:IDREF<text:line-break/>indicates the point of occurrence of this feature along a timeline. Its value must be the ID of a &lt;when&gt; element.</text:p>
        </text:list-item>
        <text:list-item>
          <text:p text:style-name="P78">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cmn</text:p>
      <text:h text:style-name="P238" text:outline-level="1"><text:bookmark text:name="id239"/><text:soft-page-break/>&lt;fw&gt; forme work</text:h>
      <text:h text:style-name="P239" text:outline-level="1">Description:</text:h>
      <text:p text:style-name="Text_20_body">This element is intended for capture of header/footer material that is non-repeating; that is, it occurs on isolated pages. For recurring headers and footers use pgheadN and pgfootN elements.</text:p>
      <text:h text:style-name="P239" text:outline-level="1">May contain:</text:h>
      <text:p text:style-name="Text_20_body">PCDATA, <text:a xlink:type="simple" xlink:href="#id210">abbr</text:a>, <text:a xlink:type="simple" xlink:href="#id213">add</text:a>, <text:a xlink:type="simple" xlink:href="#id53">address</text:a>, <text:a xlink:type="simple" xlink:href="#id219">app</text:a>, <text:a xlink:type="simple" xlink:href="#id203">bibl</text:a>, <text:a xlink:type="simple" xlink:href="#id243">blockquote</text:a>, <text:a xlink:type="simple" xlink:href="#id58">choice</text:a>, <text:a xlink:type="simple" xlink:href="#id1046">corpname</text:a>, <text:a xlink:type="simple" xlink:href="#id61">corr</text:a>, <text:a xlink:type="simple" xlink:href="#id1208">damage</text:a>, <text:a xlink:type="simple" xlink:href="#id1079">date</text:a>, <text:a xlink:type="simple" xlink:href="#id1216">del</text:a>, <text:a xlink:type="simple" xlink:href="#id1243">expan</text:a>, <text:a xlink:type="simple" xlink:href="#id34">extptr</text:a>, <text:a xlink:type="simple" xlink:href="#id49">extref</text:a>, <text:a xlink:type="simple" xlink:href="#id1096">fig</text:a>, <text:a xlink:type="simple" xlink:href="#id1329">gap</text:a>, <text:a xlink:type="simple" xlink:href="#id1065">geogname</text:a>, <text:a xlink:type="simple" xlink:href="#id1322">handshift</text:a>, <text:a xlink:type="simple" xlink:href="#id1092">identifier</text:a>, <text:a xlink:type="simple" xlink:href="#id232">lb</text:a>, <text:a xlink:type="simple" xlink:href="#id285">lg</text:a>, <text:a xlink:type="simple" xlink:href="#id248">list</text:a>, <text:a xlink:type="simple" xlink:href="#id1035">name</text:a>, <text:a xlink:type="simple" xlink:href="#id1083">num</text:a>, <text:a xlink:type="simple" xlink:href="#id1220">orig</text:a>, <text:a xlink:type="simple" xlink:href="#id260">p</text:a>, <text:a xlink:type="simple" xlink:href="#id1072">periodname</text:a>, <text:a xlink:type="simple" xlink:href="#id1060">persname</text:a>, <text:a xlink:type="simple" xlink:href="#id1338">ptr</text:a>, <text:a xlink:type="simple" xlink:href="#id1340">ref</text:a>, <text:a xlink:type="simple" xlink:href="#id1223">reg</text:a>, <text:a xlink:type="simple" xlink:href="#id1023">rend</text:a>, <text:a xlink:type="simple" xlink:href="#id1069">repository</text:a>, <text:a xlink:type="simple" xlink:href="#id1226">restore</text:a>, <text:a xlink:type="simple" xlink:href="#id1230">sic</text:a>, <text:a xlink:type="simple" xlink:href="#id1032">stack</text:a>, <text:a xlink:type="simple" xlink:href="#id1075">stylename</text:a>, <text:a xlink:type="simple" xlink:href="#id1331">subst</text:a>, <text:a xlink:type="simple" xlink:href="#id1233">supplied</text:a>, <text:a xlink:type="simple" xlink:href="#id264">table</text:a>, <text:a xlink:type="simple" xlink:href="#id1087">title</text:a>, <text:a xlink:type="simple" xlink:href="#id1238">unclear</text:a> </text:p>
      <text:h text:style-name="P239" text:outline-level="1">May occur within:</text:h>
      <text:p text:style-name="Text_20_body"><text:a xlink:type="simple" xlink:href="#id236">pb</text:a> </text:p>
      <text:h text:style-name="P239" text:outline-level="1">Attributes:</text:h>
      <text:list xml:id="list30700436" text:style-name="L79">
        <text:list-item>
          <text:p text:style-name="P79">facs, optional, xs:IDREFS<text:line-break/>permits the current element to reference a facsimile image or image zone which corresponds to it.</text:p>
        </text:list-item>
        <text:list-item>
          <text:p text:style-name="P79">n, optional, xs:NMTOKEN<text:line-break/>provides a label (name or number) for an element. While its value need not be unique, it is required to be a single token.</text:p>
        </text:list-item>
        <text:list-item>
          <text:p text:style-name="P79">subtype, optional, xs:NMTOKEN<text:line-break/>provide any sub-classification for the element, additional to that given by its type attribute.</text:p>
        </text:list-item>
        <text:list-item>
          <text:p text:style-name="P79">type, optional, xs:NMTOKEN<text:line-break/>characterizes the element in some sense, using any convenient classification scheme or typology.</text:p>
        </text:list-item>
        <text:list-item>
          <text:p text:style-name="P79">xml:id, optional, xs:ID<text:line-break/>regularizes the naming of an element and thus facilitates building links between it and other resources. Each id attribute within a document must have a unique value.</text:p>
        </text:list-item>
        <text:list-item>
          <text:p text:style-name="P79">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39" text:outline-level="1">Module:</text:h>
      <text:p text:style-name="Text_20_body">shared</text:p>
      <text:h text:style-name="P238" text:outline-level="1"><text:bookmark text:name="id1329"/>&lt;gap&gt; gap</text:h>
      <text:h text:style-name="P239" text:outline-level="1">Description:</text:h>
      <text:p text:style-name="Text_20_body">Indicates a point where material has been omitted in a transcription, whether as part of sampling practice or for editorial reasons described in the MEI header. When material is omitted because it is illegible or inaudible, &lt;unclear&gt; should be used instead. Similarly, use &lt;damage&gt; if the omission is due to damage and &lt;del&gt; if the omission is because the material is marked as deleted, or otherwise indicated as superfluous or spurious in the copy text by an author, scribe, annotator, or corrector. An indication of how much material has been omitted from the transcription may be recorded in the extent attribute. The unit attribute names the unit used for describing the extent of the gap. The reason attribute gives the reason for omission. Sample values include <text:soft-page-break/>'sampling', 'irrelevant', 'cancelled'. The resp attribute contains an ID reference to an element containing the name of the editor, transcriber or encoder responsible for the decision not to provide any transcription of the material and hence the application of the &lt;gap&gt; tag. The hand attribute signifies the hand which made the deletion in the case of text omitted from the transcription because of deliberate deletion by an identifiable hand. The cert attribute signifies the degree of certainty ascribed to the identification of the extent of the missing material.</text:p>
      <text:h text:style-name="P239" text:outline-level="1">May contain:</text:h>
      <text:p text:style-name="Text_20_body">EMPTY</text:p>
      <text:h text:style-name="P239" text:outline-level="1">May occur within:</text:h>
      <text:p text:style-name="Text_20_body"><text:a xlink:type="simple" xlink:href="#id210">abbr</text:a>, <text:a xlink:type="simple" xlink:href="#id213">add</text:a>, <text:a xlink:type="simple" xlink:href="#id55">addressline</text:a>, <text:a xlink:type="simple" xlink:href="#id390">anchoredtext</text:a>, <text:a xlink:type="simple" xlink:href="#id296">annot</text:a>, <text:a xlink:type="simple" xlink:href="#id267">caption</text:a>, <text:a xlink:type="simple" xlink:href="#id1046">corpname</text:a>, <text:a xlink:type="simple" xlink:href="#id61">corr</text:a>, <text:a xlink:type="simple" xlink:href="#id1208">damage</text:a>, <text:a xlink:type="simple" xlink:href="#id1216">del</text:a>, <text:a xlink:type="simple" xlink:href="#id169">dir</text:a>, <text:a xlink:type="simple" xlink:href="#id770">dynam</text:a>, <text:a xlink:type="simple" xlink:href="#id666">ending</text:a>, <text:a xlink:type="simple" xlink:href="#id1243">expan</text:a>, <text:a xlink:type="simple" xlink:href="#id239">fw</text:a>, <text:a xlink:type="simple" xlink:href="#id1065">geogname</text:a>, <text:a xlink:type="simple" xlink:href="#id1134">harm</text:a>, <text:a xlink:type="simple" xlink:href="#id251">head</text:a>, <text:a xlink:type="simple" xlink:href="#id1092">identifier</text:a>, <text:a xlink:type="simple" xlink:href="#id216">ineume</text:a>, <text:a xlink:type="simple" xlink:href="#id1416">inscription</text:a>, <text:a xlink:type="simple" xlink:href="#id254">item</text:a>, <text:a xlink:type="simple" xlink:href="#id288">l</text:a>, <text:a xlink:type="simple" xlink:href="#id441">label</text:a>, <text:a xlink:type="simple" xlink:href="#id675">layer</text:a>, <text:a xlink:type="simple" xlink:href="#id221">lem</text:a>, <text:a xlink:type="simple" xlink:href="#id1151">measure</text:a>, <text:a xlink:type="simple" xlink:href="#id1035">name</text:a>, <text:a xlink:type="simple" xlink:href="#id108">note</text:a>, <text:a xlink:type="simple" xlink:href="#id1083">num</text:a>, <text:a xlink:type="simple" xlink:href="#id1220">orig</text:a>, <text:a xlink:type="simple" xlink:href="#id1155">ossia</text:a>, <text:a xlink:type="simple" xlink:href="#id260">p</text:a>, <text:a xlink:type="simple" xlink:href="#id1072">periodname</text:a>, <text:a xlink:type="simple" xlink:href="#id1060">persname</text:a>, <text:a xlink:type="simple" xlink:href="#id412">pgfoot1</text:a>, <text:a xlink:type="simple" xlink:href="#id415">pgfoot2</text:a>, <text:a xlink:type="simple" xlink:href="#id406">pghead1</text:a>, <text:a xlink:type="simple" xlink:href="#id409">pghead2</text:a>, <text:a xlink:type="simple" xlink:href="#id1174">rdg</text:a>, <text:a xlink:type="simple" xlink:href="#id1223">reg</text:a>, <text:a xlink:type="simple" xlink:href="#id1023">rend</text:a>, <text:a xlink:type="simple" xlink:href="#id1226">restore</text:a>, <text:a xlink:type="simple" xlink:href="#id1548">score</text:a>, <text:a xlink:type="simple" xlink:href="#id659">section</text:a>, <text:a xlink:type="simple" xlink:href="#id1230">sic</text:a>, <text:a xlink:type="simple" xlink:href="#id671">staff</text:a>, <text:a xlink:type="simple" xlink:href="#id1075">stylename</text:a>, <text:a xlink:type="simple" xlink:href="#id1233">supplied</text:a>, <text:a xlink:type="simple" xlink:href="#id948">syl</text:a>, <text:a xlink:type="simple" xlink:href="#id944">syllable</text:a>, <text:a xlink:type="simple" xlink:href="#id278">td</text:a>, <text:a xlink:type="simple" xlink:href="#id787">tempo</text:a>, <text:a xlink:type="simple" xlink:href="#id272">th</text:a>, <text:a xlink:type="simple" xlink:href="#id1087">title</text:a>, <text:a xlink:type="simple" xlink:href="#id1238">unclear</text:a>, <text:a xlink:type="simple" xlink:href="#id1186">uneume</text:a> </text:p>
      <text:h text:style-name="P239" text:outline-level="1">Attributes:</text:h>
      <text:list xml:id="list30687321" text:style-name="L80">
        <text:list-item>
          <text:p text:style-name="P80">cert, optional, xs:token, high, medium, low, unknown<text:line-break/>signifies the degree of certainty or precision associated with a feature.</text:p>
        </text:list-item>
        <text:list-item>
          <text:p text:style-name="P80">evidence, optional, xs:NMTOKEN<text:line-break/>indicates the nature of the evidence supporting the reliability or accuracy of the intervention or interpretation. Suggested values include: 'internal', 'external', 'conjecture'.</text:p>
        </text:list-item>
        <text:list-item>
          <text:p text:style-name="P80">extent, optional, CDATA<text:line-break/>indicates the extent of damage or omission.</text:p>
        </text:list-item>
        <text:list-item>
          <text:p text:style-name="P80">hand, optional, xs:IDREF<text:line-break/>signifies the hand responsible for an action. The value must be the ID of a &lt;hand&gt; element declared in the header.</text:p>
        </text:list-item>
        <text:list-item>
          <text:p text:style-name="P80">n, optional, xs:NMTOKEN<text:line-break/>provides a label (name or number) for an element. While its value need not be unique, it is required to be a single token.</text:p>
        </text:list-item>
        <text:list-item>
          <text:p text:style-name="P80">reason, optional, CDATA<text:line-break/>holds a short phrase describing the reason for missing textual material (gap), why material is supplied (supplied), or why transcription is difficult (unclear).</text:p>
        </text:list-item>
        <text:list-item>
          <text:p text:style-name="P80">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80">source, optional, xs:IDREFS<text:line-break/>contains a list of one or more pointers indicating the sources which attest to a given reading. Each value should correspond to the ID of a &lt;source&gt; element located in the document header.</text:p>
        </text:list-item>
        <text:list-item>
          <text:p text:style-name="P80">unit, optional, xs:NMTOKEN<text:line-break/>indicates the units used for a measurement, usually using the standard symbol for the desired unit.</text:p>
        </text:list-item>
        <text:list-item>
          <text:p text:style-name="P80">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edittrans</text:p>
      <text:h text:style-name="P238" text:outline-level="1"><text:bookmark text:name="id1065"/><text:soft-page-break/>&lt;geogname&gt; geographic name</text:h>
      <text:h text:style-name="P239" text:outline-level="1">Description:</text:h>
      <text:p text:style-name="Text_20_body">The proper noun designation for a place, natural feature, or political jurisdiction. Examples include Black Forest; Baltimore, Maryland; and Quartier Latin, Paris. Name sub-parts may be encoded in &lt;geogname&gt; sub-elements. The name of the list from which a controlled value is taken, such as the Thesaurus of Geographic Names (TGN), may be recorded using the authority attribute.</text:p>
      <text:h text:style-name="P239" text:outline-level="1">May contain:</text:h>
      <text:p text:style-name="Text_20_body">PCDATA, <text:a xlink:type="simple" xlink:href="#id210">abbr</text:a>, <text:a xlink:type="simple" xlink:href="#id213">add</text:a>, <text:a xlink:type="simple" xlink:href="#id53">address</text:a>, <text:a xlink:type="simple" xlink:href="#id296">annot</text:a>, <text:a xlink:type="simple" xlink:href="#id203">bibl</text:a>, <text:a xlink:type="simple" xlink:href="#id58">choice</text:a>, <text:a xlink:type="simple" xlink:href="#id1046">corpname</text:a>, <text:a xlink:type="simple" xlink:href="#id61">corr</text:a>, <text:a xlink:type="simple" xlink:href="#id1208">damage</text:a>, <text:a xlink:type="simple" xlink:href="#id1079">date</text:a>, <text:a xlink:type="simple" xlink:href="#id1216">del</text:a>, <text:a xlink:type="simple" xlink:href="#id1243">expan</text:a>, <text:a xlink:type="simple" xlink:href="#id34">extptr</text:a>, <text:a xlink:type="simple" xlink:href="#id49">extref</text:a>, <text:a xlink:type="simple" xlink:href="#id1096">fig</text:a>, <text:a xlink:type="simple" xlink:href="#id1329">gap</text:a>, <text:a xlink:type="simple" xlink:href="#id1065">geogname</text:a>, <text:a xlink:type="simple" xlink:href="#id1322">handshift</text:a>, <text:a xlink:type="simple" xlink:href="#id1092">identifier</text:a>, <text:a xlink:type="simple" xlink:href="#id232">lb</text:a>, <text:a xlink:type="simple" xlink:href="#id1035">name</text:a>, <text:a xlink:type="simple" xlink:href="#id1083">num</text:a>, <text:a xlink:type="simple" xlink:href="#id1220">orig</text:a>, <text:a xlink:type="simple" xlink:href="#id236">pb</text:a>, <text:a xlink:type="simple" xlink:href="#id1072">periodname</text:a>, <text:a xlink:type="simple" xlink:href="#id1060">persname</text:a>, <text:a xlink:type="simple" xlink:href="#id1338">ptr</text:a>, <text:a xlink:type="simple" xlink:href="#id1340">ref</text:a>, <text:a xlink:type="simple" xlink:href="#id1223">reg</text:a>, <text:a xlink:type="simple" xlink:href="#id1023">rend</text:a>, <text:a xlink:type="simple" xlink:href="#id1069">repository</text:a>, <text:a xlink:type="simple" xlink:href="#id1226">restore</text:a>, <text:a xlink:type="simple" xlink:href="#id1230">sic</text:a>, <text:a xlink:type="simple" xlink:href="#id1032">stack</text:a>, <text:a xlink:type="simple" xlink:href="#id1075">stylename</text:a>, <text:a xlink:type="simple" xlink:href="#id1331">subst</text:a>, <text:a xlink:type="simple" xlink:href="#id1233">supplied</text:a>, <text:a xlink:type="simple" xlink:href="#id1087">title</text:a>, <text:a xlink:type="simple" xlink:href="#id1238">unclear</text:a> </text:p>
      <text:h text:style-name="P239" text:outline-level="1">May occur within:</text:h>
      <text:p text:style-name="Text_20_body"><text:a xlink:type="simple" xlink:href="#id210">abbr</text:a>, <text:a xlink:type="simple" xlink:href="#id1373">accessdesc</text:a>, <text:a xlink:type="simple" xlink:href="#id1370">acqsource</text:a>, <text:a xlink:type="simple" xlink:href="#id213">add</text:a>, <text:a xlink:type="simple" xlink:href="#id55">addressline</text:a>, <text:a xlink:type="simple" xlink:href="#id30">altmeiid</text:a>, <text:a xlink:type="simple" xlink:href="#id390">anchoredtext</text:a>, <text:a xlink:type="simple" xlink:href="#id296">annot</text:a>, <text:a xlink:type="simple" xlink:href="#id203">bibl</text:a>, <text:a xlink:type="simple" xlink:href="#id267">caption</text:a>, <text:a xlink:type="simple" xlink:href="#id1400">condition</text:a>, <text:a xlink:type="simple" xlink:href="#id1046">corpname</text:a>, <text:a xlink:type="simple" xlink:href="#id61">corr</text:a>, <text:a xlink:type="simple" xlink:href="#id1208">damage</text:a>, <text:a xlink:type="simple" xlink:href="#id1079">date</text:a>, <text:a xlink:type="simple" xlink:href="#id1216">del</text:a>, <text:a xlink:type="simple" xlink:href="#id1403">dimensions</text:a>, <text:a xlink:type="simple" xlink:href="#id169">dir</text:a>, <text:a xlink:type="simple" xlink:href="#id770">dynam</text:a>, <text:a xlink:type="simple" xlink:href="#id207">edition</text:a>, <text:a xlink:type="simple" xlink:href="#id1406">exhibithist</text:a>, <text:a xlink:type="simple" xlink:href="#id1243">expan</text:a>, <text:a xlink:type="simple" xlink:href="#id1357">extent</text:a>, <text:a xlink:type="simple" xlink:href="#id49">extref</text:a>, <text:a xlink:type="simple" xlink:href="#id239">fw</text:a>, <text:a xlink:type="simple" xlink:href="#id1065">geogname</text:a>, <text:a xlink:type="simple" xlink:href="#id1411">hand</text:a>, <text:a xlink:type="simple" xlink:href="#id1134">harm</text:a>, <text:a xlink:type="simple" xlink:href="#id251">head</text:a>, <text:a xlink:type="simple" xlink:href="#id1092">identifier</text:a>, <text:a xlink:type="simple" xlink:href="#id1416">inscription</text:a>, <text:a xlink:type="simple" xlink:href="#id254">item</text:a>, <text:a xlink:type="simple" xlink:href="#id288">l</text:a>, <text:a xlink:type="simple" xlink:href="#id441">label</text:a>, <text:a xlink:type="simple" xlink:href="#id1441">language</text:a>, <text:a xlink:type="simple" xlink:href="#id221">lem</text:a>, <text:a xlink:type="simple" xlink:href="#id200">line</text:a>, <text:a xlink:type="simple" xlink:href="#id1035">name</text:a>, <text:a xlink:type="simple" xlink:href="#id1083">num</text:a>, <text:a xlink:type="simple" xlink:href="#id1220">orig</text:a>, <text:a xlink:type="simple" xlink:href="#id260">p</text:a>, <text:a xlink:type="simple" xlink:href="#id1072">periodname</text:a>, <text:a xlink:type="simple" xlink:href="#id1060">persname</text:a>, <text:a xlink:type="simple" xlink:href="#id412">pgfoot1</text:a>, <text:a xlink:type="simple" xlink:href="#id415">pgfoot2</text:a>, <text:a xlink:type="simple" xlink:href="#id406">pghead1</text:a>, <text:a xlink:type="simple" xlink:href="#id409">pghead2</text:a>, <text:a xlink:type="simple" xlink:href="#id1422">physloc</text:a>, <text:a xlink:type="simple" xlink:href="#id1419">physmedium</text:a>, <text:a xlink:type="simple" xlink:href="#id1376">price</text:a>, <text:a xlink:type="simple" xlink:href="#id1425">provenance</text:a>, <text:a xlink:type="simple" xlink:href="#id1362">pubstmt</text:a>, <text:a xlink:type="simple" xlink:href="#id1174">rdg</text:a>, <text:a xlink:type="simple" xlink:href="#id1340">ref</text:a>, <text:a xlink:type="simple" xlink:href="#id1223">reg</text:a>, <text:a xlink:type="simple" xlink:href="#id1023">rend</text:a>, <text:a xlink:type="simple" xlink:href="#id1069">repository</text:a>, <text:a xlink:type="simple" xlink:href="#id1226">restore</text:a>, <text:a xlink:type="simple" xlink:href="#id1230">sic</text:a>, <text:a xlink:type="simple" xlink:href="#id1032">stack</text:a>, <text:a xlink:type="simple" xlink:href="#id1075">stylename</text:a>, <text:a xlink:type="simple" xlink:href="#id1233">supplied</text:a>, <text:a xlink:type="simple" xlink:href="#id948">syl</text:a>, <text:a xlink:type="simple" xlink:href="#id1382">sysreq</text:a>, <text:a xlink:type="simple" xlink:href="#id278">td</text:a>, <text:a xlink:type="simple" xlink:href="#id787">tempo</text:a>, <text:a xlink:type="simple" xlink:href="#id1451">term</text:a>, <text:a xlink:type="simple" xlink:href="#id272">th</text:a>, <text:a xlink:type="simple" xlink:href="#id1087">title</text:a>, <text:a xlink:type="simple" xlink:href="#id1432">treatmenthist</text:a>, <text:a xlink:type="simple" xlink:href="#id1435">treatmentsched</text:a>, <text:a xlink:type="simple" xlink:href="#id1238">unclear</text:a>, <text:a xlink:type="simple" xlink:href="#id1379">userestrict</text:a> </text:p>
      <text:h text:style-name="P239" text:outline-level="1">Attributes:</text:h>
      <text:list xml:id="list30685551" text:style-name="L81">
        <text:list-item>
          <text:p text:style-name="P81">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81">authority, optional, CDATA<text:line-break/>contains the name of the list from which an authorized value is taken.</text:p>
        </text:list-item>
        <text:list-item>
          <text:p text:style-name="P81">cert, optional, xs:token, high, medium, low, unknown<text:line-break/>signifies the degree of certainty or precision associated with a feature.</text:p>
        </text:list-item>
        <text:list-item>
          <text:p text:style-name="P81">dbkey, optional, xs:NMTOKEN<text:line-break/>used to record a value which serves as a primary key in an external database.</text:p>
        </text:list-item>
        <text:list-item>
          <text:p text:style-name="P81">evidence, optional, xs:NMTOKEN<text:line-break/>indicates the nature of the evidence supporting the reliability or accuracy of the intervention or interpretation. Suggested values include: 'internal', 'external', 'conjecture'.</text:p>
        </text:list-item>
        <text:list-item>
          <text:p text:style-name="P81">facs, optional, xs:IDREFS<text:line-break/>permits the current element to reference a facsimile image or image zone which corresponds to it.</text:p>
        </text:list-item>
        <text:list-item>
          <text:p text:style-name="P81">n, optional, xs:NMTOKEN<text:line-break/>provides a label (name or number) for an element. While its value need not be unique, it is required to be a single token.</text:p>
        </text:list-item>
        <text:list-item>
          <text:p text:style-name="P81">nymref, optional, xs:IDREF<text:line-break/>used to record a pointer to the regularized form of the name.</text:p>
        </text:list-item>
        <text:list-item>
          <text:p text:style-name="P81">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81"><text:soft-page-break/>source, optional, xs:IDREFS<text:line-break/>contains a list of one or more pointers indicating the sources which attest to a given reading. Each value should correspond to the ID of a &lt;source&gt; element located in the document header.</text:p>
        </text:list-item>
        <text:list-item>
          <text:p text:style-name="P81">subtype, optional, xs:NMTOKEN<text:line-break/>provide any sub-classification for the element, additional to that given by its type attribute.</text:p>
        </text:list-item>
        <text:list-item>
          <text:p text:style-name="P81">type, optional, xs:NMTOKEN<text:line-break/>characterizes the element in some sense, using any convenient classification scheme or typology.</text:p>
        </text:list-item>
        <text:list-item>
          <text:p text:style-name="P81">xml:id, optional, xs:ID<text:line-break/>regularizes the naming of an element and thus facilitates building links between it and other resources. Each id attribute within a document must have a unique value.</text:p>
        </text:list-item>
        <text:list-item>
          <text:p text:style-name="P81">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39" text:outline-level="1">Module:</text:h>
      <text:p text:style-name="Text_20_body">namesdates</text:p>
      <text:h text:style-name="P238" text:outline-level="1"><text:bookmark text:name="id925"/>&lt;gliss&gt; glissando</text:h>
      <text:h text:style-name="P239" text:outline-level="1">Description:</text:h>
      <text:p text:style-name="Text_20_body">An indication to perform notes between the written pitches at a tempo such that the intermediate pitches are not heard individually. Sometimes called a 'slide'. Precise performance data, that is, exact pitches, may be recorded within the &lt;gliss&gt; element. The starting point of the glissand sign may be indicated by either a tstamp, tstamp.ges, tstamp.real or startid attribute. It is a semantic error not to specify a starting point attribute.</text:p>
      <text:h text:style-name="P239" text:outline-level="1">May contain:</text:h>
      <text:p text:style-name="Text_20_body"><text:a xlink:type="simple" xlink:href="#id108">note</text:a>, <text:a xlink:type="simple" xlink:href="#id869">rest</text:a>, <text:a xlink:type="simple" xlink:href="#id898">tuplet</text:a> </text:p>
      <text:h text:style-name="P239" text:outline-level="1">May occur within:</text:h>
      <text:p text:style-name="Text_20_body"><text:a xlink:type="simple" xlink:href="#id213">add</text:a>, <text:a xlink:type="simple" xlink:href="#id894">beam</text:a>, <text:a xlink:type="simple" xlink:href="#id61">corr</text:a>, <text:a xlink:type="simple" xlink:href="#id1208">damage</text:a>, <text:a xlink:type="simple" xlink:href="#id1216">del</text:a>, <text:a xlink:type="simple" xlink:href="#id932">halfmrpt</text:a>, <text:a xlink:type="simple" xlink:href="#id216">ineume</text:a>, <text:a xlink:type="simple" xlink:href="#id675">layer</text:a>, <text:a xlink:type="simple" xlink:href="#id221">lem</text:a>, <text:a xlink:type="simple" xlink:href="#id934">ligature</text:a>, <text:a xlink:type="simple" xlink:href="#id856">mordent</text:a>, <text:a xlink:type="simple" xlink:href="#id108">note</text:a>, <text:a xlink:type="simple" xlink:href="#id1220">orig</text:a>, <text:a xlink:type="simple" xlink:href="#id1174">rdg</text:a>, <text:a xlink:type="simple" xlink:href="#id1223">reg</text:a>, <text:a xlink:type="simple" xlink:href="#id1226">restore</text:a>, <text:a xlink:type="simple" xlink:href="#id1230">sic</text:a>, <text:a xlink:type="simple" xlink:href="#id1233">supplied</text:a>, <text:a xlink:type="simple" xlink:href="#id944">syllable</text:a>, <text:a xlink:type="simple" xlink:href="#id998">trill</text:a>, <text:a xlink:type="simple" xlink:href="#id898">tuplet</text:a>, <text:a xlink:type="simple" xlink:href="#id1005">turn</text:a>, <text:a xlink:type="simple" xlink:href="#id1238">unclear</text:a>, <text:a xlink:type="simple" xlink:href="#id1186">uneume</text:a> </text:p>
      <text:h text:style-name="P239" text:outline-level="1">Attributes:</text:h>
      <text:list xml:id="list30702515" text:style-name="L82">
        <text:list-item>
          <text:p text:style-name="P82">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82">copyof, optional, xs:IDREF<text:line-break/>points to an element of which the current element is a copy.</text:p>
        </text:list-item>
        <text:list-item>
          <text:p text:style-name="P82">corresp, optional, xs:IDREFS<text:line-break/>used to point to other elements that correspond to this one in a generic fashion.</text:p>
        </text:list-item>
        <text:list-item>
          <text:p text:style-name="P82">endho, optional, xs:decimal<text:line-break/>records the horizontal adjustment of a feature's programmatically-determined end point.</text:p>
        </text:list-item>
        <text:list-item>
          <text:p text:style-name="P82">endid, optional, xs:IDREF<text:line-break/>indicates the final element in a sequence of events to which the feature applies.</text:p>
        </text:list-item>
        <text:list-item>
          <text:p text:style-name="P82"><text:soft-page-break/>endto, optional, xs:decimal<text:line-break/>records a timestamp adjustment of a feature's programmatically-determined end point.</text:p>
        </text:list-item>
        <text:list-item>
          <text:p text:style-name="P82">endvo, optional, xs:decimal<text:line-break/>records a vertical adjustment of a feature's programmatically-determined end point.</text:p>
        </text:list-item>
        <text:list-item>
          <text:p text:style-name="P82">facs, optional, xs:IDREFS<text:line-break/>permits the current element to reference a facsimile image or image zone which corresponds to it.</text:p>
        </text:list-item>
        <text:list-item>
          <text:p text:style-name="P82">ho, optional, xs:decimal<text:line-break/>records a horizontal adjustment of a feature's programmatically-determinded location in terms of staff interline distance; that is, units of 1/2 the distance between adjacent staves.</text:p>
        </text:list-item>
        <text:list-item>
          <text:p text:style-name="P82">layer, optional, list of xs:positiveInteger, minimum length of 1<text:line-break/>signifies the layer within which a control event is active.</text:p>
        </text:list-item>
        <text:list-item>
          <text:p text:style-name="P82">n, optional, xs:NMTOKEN<text:line-break/>provides a label (name or number) for an element. While its value need not be unique, it is required to be a single token.</text:p>
        </text:list-item>
        <text:list-item>
          <text:p text:style-name="P82">next, optional, xs:IDREFS<text:line-break/>used to point to the next event(s) in a user-defined collection.</text:p>
        </text:list-item>
        <text:list-item>
          <text:p text:style-name="P82">plist, optional, xs:IDREFS<text:line-break/>contains a space separated list of ID references that identify logical events that participate in a collection, such as notes under a phrase mark.</text:p>
        </text:list-item>
        <text:list-item>
          <text:p text:style-name="P82">prev, optional, xs:IDREFS<text:line-break/>points to the previous event(s) in a user-defined collection.</text:p>
        </text:list-item>
        <text:list-item>
          <text:p text:style-name="P82">rend, optional, xs:token, narrow, medium, wide, dashed, dotted, wavy<text:line-break/>records the appearance of a line.</text:p>
        </text:list-item>
        <text:list-item>
          <text:p text:style-name="P82">sameas, optional, xs:IDREFS<text:line-break/>points to an element that is the same as the current element but is not a literal copy of the current element.</text:p>
        </text:list-item>
        <text:list-item>
          <text:p text:style-name="P82">staff, required, list of xs:positiveInteger, minimum length of 1<text:line-break/>signifies the staff on which a notated event occurs or to which a control event applies.</text:p>
        </text:list-item>
        <text:list-item>
          <text:p text:style-name="P82">startho, optional, xs:decimal<text:line-break/>records the horizontal adjustment of a feature's programmatically-determined start point.</text:p>
        </text:list-item>
        <text:list-item>
          <text:p text:style-name="P82">startid, optional, xs:IDREF<text:line-break/>holds a reference to the first element in a sequence of events to which the feature applies.</text:p>
        </text:list-item>
        <text:list-item>
          <text:p text:style-name="P82">startto, optional, xs:decimal<text:line-break/>records a timestamp adjustment of a feature's programmatically-determined start point.</text:p>
        </text:list-item>
        <text:list-item>
          <text:p text:style-name="P82">startvo, optional, xs:decimal<text:line-break/>records a vertical adjustment of a feature's programmatically-determined start point.</text:p>
        </text:list-item>
        <text:list-item>
          <text:p text:style-name="P82">synch, optional, xs:IDREFS<text:line-break/>points to elements that are synchronous with the current element.</text:p>
        </text:list-item>
        <text:list-item>
          <text:p text:style-name="P82">text, optional, CDATA<text:line-break/>records any text, such as 'gliss', that accompanies the glissando mark.</text:p>
        </text:list-item>
        <text:list-item>
          <text:p text:style-name="P82">to, optional, xs:decimal<text:line-break/>records a timestamp adjustment of a feature's programmatically-determined location in musical terms; that is, beats.</text:p>
        </text:list-item>
        <text:list-item>
          <text:p text:style-name="P82">tstamp, optional, xs:decimal, 0 - ∞<text:line-break/>encodes the onset time in terms of musical time, i.e., beats[.fractional beat part]</text:p>
        </text:list-item>
        <text:list-item>
          <text:p text:style-name="P82">tstamp.ges, optional, xs:nonNegativeInteger<text:line-break/>used to record the onset time in pulses per quarter note (ppq, MusicXML divisions, or MIDI clicks) since the start of the file.</text:p>
        </text:list-item>
        <text:list-item>
          <text:p text:style-name="P82"><text:soft-page-break/>tstamp.real, optional, xs:time<text:line-break/>used to record the onset time in pulses per quarter note (ppq, MusicXML divisions, or MIDI clicks) since the start of the file.</text:p>
        </text:list-item>
        <text:list-item>
          <text:p text:style-name="P82">vo, optional, xs:decimal<text:line-break/>records the vertical adjustment of a feature's programmatically-determined location in terms of staff interline distance; that is, units of 1/2 the distance between adjacent staves.</text:p>
        </text:list-item>
        <text:list-item>
          <text:p text:style-name="P82">when, optional, xs:IDREF<text:line-break/>indicates the point of occurrence of this feature along a timeline. Its value must be the ID of a &lt;when&gt; element.</text:p>
        </text:list-item>
        <text:list-item>
          <text:p text:style-name="P82">x, optional, xs:decimal<text:line-break/>encodes an x coordinate for a feature in an output coordinate system. When it is necessary to record the placement of a feature in a facsimile image, use facs attribute.</text:p>
        </text:list-item>
        <text:list-item>
          <text:p text:style-name="P82">x2, optional, xs:decimal<text:line-break/>encodes the optional 2nd x coordinate.</text:p>
        </text:list-item>
        <text:list-item>
          <text:p text:style-name="P82">xml:id, optional, xs:ID<text:line-break/>regularizes the naming of an element and thus facilitates building links between it and other resources. Each id attribute within a document must have a unique value.</text:p>
        </text:list-item>
        <text:list-item>
          <text:p text:style-name="P82">y, optional, xs:decimal<text:line-break/>encodes an y coordinate for a feature in an output coordinate system. When it is necessary to record the placement of a feature in a facsimile image, use facs attribute.</text:p>
        </text:list-item>
        <text:list-item>
          <text:p text:style-name="P82">y2, optional, xs:decimal<text:line-break/>encodes the optional 2nd y coordinate.</text:p>
        </text:list-item>
      </text:list>
      <text:h text:style-name="P239" text:outline-level="1">Module:</text:h>
      <text:p text:style-name="Text_20_body">cmn</text:p>
      <text:h text:style-name="P238" text:outline-level="1"><text:bookmark text:name="id1102"/>&lt;graphic&gt; graphic</text:h>
      <text:h text:style-name="P239" text:outline-level="1">Description:</text:h>
      <text:p text:style-name="Text_20_body">Indicates the location of an inline graphic, illustration, or figure.</text:p>
      <text:h text:style-name="P239" text:outline-level="1">May contain:</text:h>
      <text:p text:style-name="Text_20_body">EMPTY</text:p>
      <text:h text:style-name="P239" text:outline-level="1">May occur within:</text:h>
      <text:p text:style-name="Text_20_body"><text:a xlink:type="simple" xlink:href="#id1096">fig</text:a>, <text:a xlink:type="simple" xlink:href="#id1524">surface</text:a>, <text:a xlink:type="simple" xlink:href="#id1527">zone</text:a> </text:p>
      <text:h text:style-name="P239" text:outline-level="1">Attributes:</text:h>
      <text:list xml:id="list30712120" text:style-name="L83">
        <text:list-item>
          <text:p text:style-name="P83">entityref, optional, xs:ENTITY<text:line-break/>uses a previously-declared entity to identify an external electronic object.</text:p>
        </text:list-item>
        <text:list-item>
          <text:p text:style-name="P83">facs, optional, xs:IDREFS<text:line-break/>permits the current element to reference a facsimile image or image zone which corresponds to it.</text:p>
        </text:list-item>
        <text:list-item>
          <text:p text:style-name="P83">height, optional, xs:positiveInteger<text:line-break/>measurement of the vertical dimension of an image.</text:p>
        </text:list-item>
        <text:list-item>
          <text:p text:style-name="P83">mimetype, optional, CDATA<text:line-break/>specifies the applicable MIME (multimedia internet mail extension) type. The value should be a valid MIME media type defined by the Internet Engineering Task Force in RFC 2046.</text:p>
        </text:list-item>
        <text:list-item>
          <text:p text:style-name="P83"><text:soft-page-break/>n, optional, xs:NMTOKEN<text:line-break/>provides a label (name or number) for an element. While its value need not be unique, it is required to be a single token.</text:p>
        </text:list-item>
        <text:list-item>
          <text:p text:style-name="P83">unit, optional, xs:NMTOKEN<text:line-break/>indicates the units used for a measurement, usually using the standard symbol for the desired unit.</text:p>
        </text:list-item>
        <text:list-item>
          <text:p text:style-name="P83">width, optional, xs:decimal<text:line-break/> </text:p>
        </text:list-item>
        <text:list-item>
          <text:p text:style-name="P83">xlink:href, optional, xs:anyURI<text:line-break/>allows the use of an previously-undeclared URI to identify an external electronic object.</text:p>
        </text:list-item>
        <text:list-item>
          <text:p text:style-name="P83">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figtable</text:p>
      <text:h text:style-name="P238" text:outline-level="1"><text:bookmark text:name="id1565"/>&lt;group&gt; group</text:h>
      <text:h text:style-name="P239" text:outline-level="1">Description:</text:h>
      <text:p text:style-name="Text_20_body">Enables the gathering of multiple documents into a single file. Because its model contains the music element, each of the documents can have its own front and back matter.</text:p>
      <text:h text:style-name="P239" text:outline-level="1">May contain:</text:h>
      <text:p text:style-name="Text_20_body"><text:a xlink:type="simple" xlink:href="#id1565">group</text:a>, <text:a xlink:type="simple" xlink:href="#id1520">music</text:a> </text:p>
      <text:h text:style-name="P239" text:outline-level="1">May occur within:</text:h>
      <text:p text:style-name="Text_20_body"><text:a xlink:type="simple" xlink:href="#id1565">group</text:a>, <text:a xlink:type="simple" xlink:href="#id1520">music</text:a> </text:p>
      <text:h text:style-name="P239" text:outline-level="1">Attributes:</text:h>
      <text:list xml:id="list30702980" text:style-name="L84">
        <text:list-item>
          <text:p text:style-name="P84">n, optional, xs:NMTOKEN<text:line-break/>provides a label (name or number) for an element. While its value need not be unique, it is required to be a single token.</text:p>
        </text:list-item>
        <text:list-item>
          <text:p text:style-name="P84">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shared</text:p>
      <text:h text:style-name="P238" text:outline-level="1"><text:bookmark text:name="id438"/>&lt;grpsym&gt; group symbol</text:h>
      <text:h text:style-name="P239" text:outline-level="1">Description:</text:h>
      <text:p text:style-name="Text_20_body">A brace or bracket used to join two or more staves to create a system or to group staves within a system. This element provides an alternative to the staffgrp element's symbol attribute. It may be used when exact placement or editorial details for the grouping symbol must be recorded.</text:p>
      <text:h text:style-name="P239" text:outline-level="1"><text:soft-page-break/>May contain:</text:h>
      <text:p text:style-name="Text_20_body"><text:a xlink:type="simple" xlink:href="#id441">label</text:a> </text:p>
      <text:h text:style-name="P239" text:outline-level="1">May occur within:</text:h>
      <text:p text:style-name="Text_20_body"><text:a xlink:type="simple" xlink:href="#id436">staffgrp</text:a> </text:p>
      <text:h text:style-name="P239" text:outline-level="1">Attributes:</text:h>
      <text:list xml:id="list30691596" text:style-name="L85">
        <text:list-item>
          <text:p text:style-name="P85">copyof, optional, xs:IDREF<text:line-break/>points to an element of which the current element is a copy.</text:p>
        </text:list-item>
        <text:list-item>
          <text:p text:style-name="P85">corresp, optional, xs:IDREFS<text:line-break/>used to point to other elements that correspond to this one in a generic fashion.</text:p>
        </text:list-item>
        <text:list-item>
          <text:p text:style-name="P85">facs, optional, xs:IDREFS<text:line-break/>permits the current element to reference a facsimile image or image zone which corresponds to it.</text:p>
        </text:list-item>
        <text:list-item>
          <text:p text:style-name="P85">ho, optional, xs:decimal<text:line-break/>records a horizontal adjustment of a feature's programmatically-determinded location in terms of staff interline distance; that is, units of 1/2 the distance between adjacent staves.</text:p>
        </text:list-item>
        <text:list-item>
          <text:p text:style-name="P85">n, optional, xs:NMTOKEN<text:line-break/>provides a label (name or number) for an element. While its value need not be unique, it is required to be a single token.</text:p>
        </text:list-item>
        <text:list-item>
          <text:p text:style-name="P85">next, optional, xs:IDREFS<text:line-break/>used to point to the next event(s) in a user-defined collection.</text:p>
        </text:list-item>
        <text:list-item>
          <text:p text:style-name="P85">prev, optional, xs:IDREFS<text:line-break/>points to the previous event(s) in a user-defined collection.</text:p>
        </text:list-item>
        <text:list-item>
          <text:p text:style-name="P85">sameas, optional, xs:IDREFS<text:line-break/>points to an element that is the same as the current element but is not a literal copy of the current element.</text:p>
        </text:list-item>
        <text:list-item>
          <text:p text:style-name="P85">symbol, optional, xs:token, brace, bracket, line, none<text:line-break/>specifies the symbol used to group a set of staves.</text:p>
        </text:list-item>
        <text:list-item>
          <text:p text:style-name="P85">synch, optional, xs:IDREFS<text:line-break/>points to elements that are synchronous with the current element.</text:p>
        </text:list-item>
        <text:list-item>
          <text:p text:style-name="P85">to, optional, xs:decimal<text:line-break/>records a timestamp adjustment of a feature's programmatically-determined location in musical terms; that is, beats.</text:p>
        </text:list-item>
        <text:list-item>
          <text:p text:style-name="P85">vo, optional, xs:decimal<text:line-break/>records the vertical adjustment of a feature's programmatically-determined location in terms of staff interline distance; that is, units of 1/2 the distance between adjacent staves.</text:p>
        </text:list-item>
        <text:list-item>
          <text:p text:style-name="P85">when, optional, xs:IDREF<text:line-break/>indicates the point of occurrence of this feature along a timeline. Its value must be the ID of a &lt;when&gt; element.</text:p>
        </text:list-item>
        <text:list-item>
          <text:p text:style-name="P85">x, optional, xs:decimal<text:line-break/>encodes an x coordinate for a feature in an output coordinate system. When it is necessary to record the placement of a feature in a facsimile image, use facs attribute.</text:p>
        </text:list-item>
        <text:list-item>
          <text:p text:style-name="P85">xml:id, optional, xs:ID<text:line-break/>regularizes the naming of an element and thus facilitates building links between it and other resources. Each id attribute within a document must have a unique value.</text:p>
        </text:list-item>
        <text:list-item>
          <text:p text:style-name="P85">y, optional, xs:decimal<text:line-break/>encodes an y coordinate for a feature in an output coordinate system. When it is necessary to record the placement of a feature in a facsimile image, use facs attribute.</text:p>
        </text:list-item>
      </text:list>
      <text:h text:style-name="P239" text:outline-level="1"><text:soft-page-break/>Module:</text:h>
      <text:p text:style-name="Text_20_body">shared</text:p>
      <text:h text:style-name="P238" text:outline-level="1"><text:bookmark text:name="id824"/>&lt;hairpin&gt; hairpin</text:h>
      <text:h text:style-name="P239" text:outline-level="1">Description:</text:h>
      <text:p text:style-name="Text_20_body">Indicates continuous dynamics expressed on the score as graphics, e.g. &lt; and &gt;. The starting point of the hairpin may be indicated by either a tstamp, tstamp.ges, tstamp.real or startid attribute, while the ending point may be recorded by either a dur, dur.ges or endid attribute. It is a semantic error not to specify one starting and one ending type of attribute. Please note that the value of the dur attribute is not a true duration, but rather a time stamp for the end point of the hairpin.</text:p>
      <text:h text:style-name="P239" text:outline-level="1">May contain:</text:h>
      <text:p text:style-name="Text_20_body">EMPTY</text:p>
      <text:h text:style-name="P239" text:outline-level="1">May occur within:</text:h>
      <text:p text:style-name="Text_20_body"><text:a xlink:type="simple" xlink:href="#id213">add</text:a>, <text:a xlink:type="simple" xlink:href="#id61">corr</text:a>, <text:a xlink:type="simple" xlink:href="#id1208">damage</text:a>, <text:a xlink:type="simple" xlink:href="#id1216">del</text:a>, <text:a xlink:type="simple" xlink:href="#id675">layer</text:a>, <text:a xlink:type="simple" xlink:href="#id221">lem</text:a>, <text:a xlink:type="simple" xlink:href="#id934">ligature</text:a>, <text:a xlink:type="simple" xlink:href="#id1151">measure</text:a>, <text:a xlink:type="simple" xlink:href="#id1220">orig</text:a>, <text:a xlink:type="simple" xlink:href="#id1155">ossia</text:a>, <text:a xlink:type="simple" xlink:href="#id1174">rdg</text:a>, <text:a xlink:type="simple" xlink:href="#id1223">reg</text:a>, <text:a xlink:type="simple" xlink:href="#id1226">restore</text:a>, <text:a xlink:type="simple" xlink:href="#id1230">sic</text:a>, <text:a xlink:type="simple" xlink:href="#id1233">supplied</text:a>, <text:a xlink:type="simple" xlink:href="#id944">syllable</text:a>, <text:a xlink:type="simple" xlink:href="#id1238">unclear</text:a> </text:p>
      <text:h text:style-name="P239" text:outline-level="1">Attributes:</text:h>
      <text:list xml:id="list30692617" text:style-name="L86">
        <text:list-item>
          <text:p text:style-name="P86">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86">copyof, optional, xs:IDREF<text:line-break/>points to an element of which the current element is a copy.</text:p>
        </text:list-item>
        <text:list-item>
          <text:p text:style-name="P86">corresp, optional, xs:IDREFS<text:line-break/>used to point to other elements that correspond to this one in a generic fashion.</text:p>
        </text:list-item>
        <text:list-item>
          <text:p text:style-name="P86">dur, optional, xs:token, "([0-9]+m *\+ *)?[0-9]+(\.?[0-9]*)?"<text:line-break/>encodes the duration of a feature as a timestamp for its endpoint rather than as a relative durational value.</text:p>
        </text:list-item>
        <text:list-item>
          <text:p text:style-name="P86">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86">endho, optional, xs:decimal<text:line-break/>records the horizontal adjustment of a feature's programmatically-determined end point.</text:p>
        </text:list-item>
        <text:list-item>
          <text:p text:style-name="P86">endid, optional, xs:IDREF<text:line-break/>indicates the final element in a sequence of events to which the feature applies.</text:p>
        </text:list-item>
        <text:list-item>
          <text:p text:style-name="P86">endto, optional, xs:decimal<text:line-break/>records a timestamp adjustment of a feature's programmatically-determined end point.</text:p>
        </text:list-item>
        <text:list-item>
          <text:p text:style-name="P86">endvo, optional, xs:decimal<text:line-break/>records a vertical adjustment of a feature's programmatically-determined end point.</text:p>
        </text:list-item>
        <text:list-item>
          <text:p text:style-name="P86">facs, optional, xs:IDREFS<text:line-break/>permits the current element to reference a facsimile image or image zone which corresponds to it.</text:p>
        </text:list-item>
        <text:list-item>
          <text:p text:style-name="P86">form, required, xs:token, cres, dim<text:line-break/>captures the form and function of the hairpin.</text:p>
        </text:list-item>
        <text:list-item>
          <text:p text:style-name="P86"><text:soft-page-break/>ho, optional, xs:decimal<text:line-break/>records a horizontal adjustment of a feature's programmatically-determinded location in terms of staff interline distance; that is, units of 1/2 the distance between adjacent staves.</text:p>
        </text:list-item>
        <text:list-item>
          <text:p text:style-name="P86">layer, optional, list of xs:positiveInteger, minimum length of 1<text:line-break/>signifies the layer within which a control event is active.</text:p>
        </text:list-item>
        <text:list-item>
          <text:p text:style-name="P86">n, optional, xs:NMTOKEN<text:line-break/>provides a label (name or number) for an element. While its value need not be unique, it is required to be a single token.</text:p>
        </text:list-item>
        <text:list-item>
          <text:p text:style-name="P86">next, optional, xs:IDREFS<text:line-break/>used to point to the next event(s) in a user-defined collection.</text:p>
        </text:list-item>
        <text:list-item>
          <text:p text:style-name="P86">opening, optional, xs:decimal<text:line-break/>specifies the distance between the points of the open end of a hairpin dynamic mark.</text:p>
        </text:list-item>
        <text:list-item>
          <text:p text:style-name="P86">place, optional, xs:token, above, below<text:line-break/>captures the placement of the item with respect to the staff with which it is associated.</text:p>
        </text:list-item>
        <text:list-item>
          <text:p text:style-name="P86">plist, optional, xs:IDREFS<text:line-break/>contains a space separated list of ID references that identify logical events that participate in a collection, such as notes under a phrase mark.</text:p>
        </text:list-item>
        <text:list-item>
          <text:p text:style-name="P86">prev, optional, xs:IDREFS<text:line-break/>points to the previous event(s) in a user-defined collection.</text:p>
        </text:list-item>
        <text:list-item>
          <text:p text:style-name="P86">sameas, optional, xs:IDREFS<text:line-break/>points to an element that is the same as the current element but is not a literal copy of the current element.</text:p>
        </text:list-item>
        <text:list-item>
          <text:p text:style-name="P86">staff, required, list of xs:positiveInteger, minimum length of 1<text:line-break/>signifies the staff on which a notated event occurs or to which a control event applies.</text:p>
        </text:list-item>
        <text:list-item>
          <text:p text:style-name="P86">startho, optional, xs:decimal<text:line-break/>records the horizontal adjustment of a feature's programmatically-determined start point.</text:p>
        </text:list-item>
        <text:list-item>
          <text:p text:style-name="P86">startid, optional, xs:IDREF<text:line-break/>holds a reference to the first element in a sequence of events to which the feature applies.</text:p>
        </text:list-item>
        <text:list-item>
          <text:p text:style-name="P86">startto, optional, xs:decimal<text:line-break/>records a timestamp adjustment of a feature's programmatically-determined start point.</text:p>
        </text:list-item>
        <text:list-item>
          <text:p text:style-name="P86">startvo, optional, xs:decimal<text:line-break/>records a vertical adjustment of a feature's programmatically-determined start point.</text:p>
        </text:list-item>
        <text:list-item>
          <text:p text:style-name="P86">synch, optional, xs:IDREFS<text:line-break/>points to elements that are synchronous with the current element.</text:p>
        </text:list-item>
        <text:list-item>
          <text:p text:style-name="P86">to, optional, xs:decimal<text:line-break/>records a timestamp adjustment of a feature's programmatically-determined location in musical terms; that is, beats.</text:p>
        </text:list-item>
        <text:list-item>
          <text:p text:style-name="P86">tstamp, optional, xs:decimal, 0 - ∞<text:line-break/>encodes the onset time in terms of musical time, i.e., beats[.fractional beat part]</text:p>
        </text:list-item>
        <text:list-item>
          <text:p text:style-name="P86">tstamp.ges, optional, xs:nonNegativeInteger<text:line-break/>used to record the onset time in pulses per quarter note (ppq, MusicXML divisions, or MIDI clicks) since the start of the file.</text:p>
        </text:list-item>
        <text:list-item>
          <text:p text:style-name="P86">tstamp.real, optional, xs:time<text:line-break/>used to record the onset time in pulses per quarter note (ppq, MusicXML divisions, or MIDI clicks) since the start of the file.</text:p>
        </text:list-item>
        <text:list-item>
          <text:p text:style-name="P86">vo, optional, xs:decimal<text:line-break/>records the vertical adjustment of a feature's programmatically-determined location in terms of staff interline distance; that is, units of 1/2 the distance between adjacent staves.</text:p>
        </text:list-item>
        <text:list-item>
          <text:p text:style-name="P86"><text:soft-page-break/>when, optional, xs:IDREF<text:line-break/>indicates the point of occurrence of this feature along a timeline. Its value must be the ID of a &lt;when&gt; element.</text:p>
        </text:list-item>
        <text:list-item>
          <text:p text:style-name="P86">x, optional, xs:decimal<text:line-break/>encodes an x coordinate for a feature in an output coordinate system. When it is necessary to record the placement of a feature in a facsimile image, use facs attribute.</text:p>
        </text:list-item>
        <text:list-item>
          <text:p text:style-name="P86">x2, optional, xs:decimal<text:line-break/>encodes the optional 2nd x coordinate.</text:p>
        </text:list-item>
        <text:list-item>
          <text:p text:style-name="P86">xml:id, optional, xs:ID<text:line-break/>regularizes the naming of an element and thus facilitates building links between it and other resources. Each id attribute within a document must have a unique value.</text:p>
        </text:list-item>
        <text:list-item>
          <text:p text:style-name="P86">y, optional, xs:decimal<text:line-break/>encodes an y coordinate for a feature in an output coordinate system. When it is necessary to record the placement of a feature in a facsimile image, use facs attribute.</text:p>
        </text:list-item>
        <text:list-item>
          <text:p text:style-name="P86">y2, optional, xs:decimal<text:line-break/>encodes the optional 2nd y coordinate.</text:p>
        </text:list-item>
      </text:list>
      <text:h text:style-name="P239" text:outline-level="1">Module:</text:h>
      <text:p text:style-name="Text_20_body">cmn</text:p>
      <text:h text:style-name="P238" text:outline-level="1"><text:bookmark text:name="id932"/>&lt;halfmrpt&gt; half-measure repeat</text:h>
      <text:h text:style-name="P239" text:outline-level="1">Description:</text:h>
      <text:p text:style-name="Text_20_body">A half-measure repeat in any meter.</text:p>
      <text:h text:style-name="P239" text:outline-level="1">May contain:</text:h>
      <text:p text:style-name="Text_20_body"><text:a xlink:type="simple" xlink:href="#id64">barline</text:a>, <text:a xlink:type="simple" xlink:href="#id894">beam</text:a>, <text:a xlink:type="simple" xlink:href="#id900">beatrpt</text:a>, <text:a xlink:type="simple" xlink:href="#id896">bend</text:a>, <text:a xlink:type="simple" xlink:href="#id907">btrem</text:a>, <text:a xlink:type="simple" xlink:href="#id106">chord</text:a>, <text:a xlink:type="simple" xlink:href="#id858">clefchange</text:a>, <text:a xlink:type="simple" xlink:href="#id323">custos</text:a>, <text:a xlink:type="simple" xlink:href="#id917">ftrem</text:a>, <text:a xlink:type="simple" xlink:href="#id925">gliss</text:a>, <text:a xlink:type="simple" xlink:href="#id932">halfmrpt</text:a>, <text:a xlink:type="simple" xlink:href="#id396">keysig</text:a>, <text:a xlink:type="simple" xlink:href="#id934">ligature</text:a>, <text:a xlink:type="simple" xlink:href="#id499">mensur</text:a>, <text:a xlink:type="simple" xlink:href="#id108">note</text:a>, <text:a xlink:type="simple" xlink:href="#id865">pad</text:a>, <text:a xlink:type="simple" xlink:href="#id527">proport</text:a>, <text:a xlink:type="simple" xlink:href="#id869">rest</text:a>, <text:a xlink:type="simple" xlink:href="#id887">space</text:a>, <text:a xlink:type="simple" xlink:href="#id898">tuplet</text:a> </text:p>
      <text:h text:style-name="P239" text:outline-level="1">May occur within:</text:h>
      <text:p text:style-name="Text_20_body"><text:a xlink:type="simple" xlink:href="#id213">add</text:a>, <text:a xlink:type="simple" xlink:href="#id894">beam</text:a>, <text:a xlink:type="simple" xlink:href="#id61">corr</text:a>, <text:a xlink:type="simple" xlink:href="#id1208">damage</text:a>, <text:a xlink:type="simple" xlink:href="#id1216">del</text:a>, <text:a xlink:type="simple" xlink:href="#id932">halfmrpt</text:a>, <text:a xlink:type="simple" xlink:href="#id216">ineume</text:a>, <text:a xlink:type="simple" xlink:href="#id675">layer</text:a>, <text:a xlink:type="simple" xlink:href="#id221">lem</text:a>, <text:a xlink:type="simple" xlink:href="#id934">ligature</text:a>, <text:a xlink:type="simple" xlink:href="#id856">mordent</text:a>, <text:a xlink:type="simple" xlink:href="#id108">note</text:a>, <text:a xlink:type="simple" xlink:href="#id1220">orig</text:a>, <text:a xlink:type="simple" xlink:href="#id1174">rdg</text:a>, <text:a xlink:type="simple" xlink:href="#id1223">reg</text:a>, <text:a xlink:type="simple" xlink:href="#id1226">restore</text:a>, <text:a xlink:type="simple" xlink:href="#id1230">sic</text:a>, <text:a xlink:type="simple" xlink:href="#id1233">supplied</text:a>, <text:a xlink:type="simple" xlink:href="#id944">syllable</text:a>, <text:a xlink:type="simple" xlink:href="#id998">trill</text:a>, <text:a xlink:type="simple" xlink:href="#id898">tuplet</text:a>, <text:a xlink:type="simple" xlink:href="#id1005">turn</text:a>, <text:a xlink:type="simple" xlink:href="#id1238">unclear</text:a>, <text:a xlink:type="simple" xlink:href="#id1186">uneume</text:a> </text:p>
      <text:h text:style-name="P239" text:outline-level="1">Attributes:</text:h>
      <text:list xml:id="list30690133" text:style-name="L87">
        <text:list-item>
          <text:p text:style-name="P87">altsym, optional, xs:IDREF<text:line-break/>provides a way of pointing to a user-defined symbol. It must contain an ID of a &lt;symboldef&gt; element elsewhere in the document.</text:p>
        </text:list-item>
        <text:list-item>
          <text:p text:style-name="P87">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87">copyof, optional, xs:IDREF<text:line-break/>points to an element of which the current element is a copy.</text:p>
        </text:list-item>
        <text:list-item>
          <text:p text:style-name="P87">corresp, optional, xs:IDREFS<text:line-break/>used to point to other elements that correspond to this one in a generic fashion.</text:p>
        </text:list-item>
        <text:list-item>
          <text:p text:style-name="P87">dur, optional, xs:token, long, breve, 1, 2, 4, 8, 16, 32, 64, 128, 256, 512, 1024, 2048, maxima, longa, brevis, semibrevis, minima, semiminima, fusa, semifusa<text:line-break/><text:soft-page-break/>records the duration of a feature using the relative durational values provided by the data.DURATION datatype.</text:p>
        </text:list-item>
        <text:list-item>
          <text:p text:style-name="P87">expand, optional, xs:token, true, false<text:line-break/>indicates whether to render a repeat symbol or the source material to which it refers.</text:p>
        </text:list-item>
        <text:list-item>
          <text:p text:style-name="P87">facs, optional, xs:IDREFS<text:line-break/>permits the current element to reference a facsimile image or image zone which corresponds to it.</text:p>
        </text:list-item>
        <text:list-item>
          <text:p text:style-name="P87">ho, optional, xs:decimal<text:line-break/>records a horizontal adjustment of a feature's programmatically-determinded location in terms of staff interline distance; that is, units of 1/2 the distance between adjacent staves.</text:p>
        </text:list-item>
        <text:list-item>
          <text:p text:style-name="P87">layer, optional, xs:positiveInteger<text:line-break/>identifies the layer to which a feature applies.</text:p>
        </text:list-item>
        <text:list-item>
          <text:p text:style-name="P87">n, optional, xs:NMTOKEN<text:line-break/>provides a label (name or number) for an element. While its value need not be unique, it is required to be a single token.</text:p>
        </text:list-item>
        <text:list-item>
          <text:p text:style-name="P87">next, optional, xs:IDREFS<text:line-break/>used to point to the next event(s) in a user-defined collection.</text:p>
        </text:list-item>
        <text:list-item>
          <text:p text:style-name="P87">prev, optional, xs:IDREFS<text:line-break/>points to the previous event(s) in a user-defined collection.</text:p>
        </text:list-item>
        <text:list-item>
          <text:p text:style-name="P87">sameas, optional, xs:IDREFS<text:line-break/>points to an element that is the same as the current element but is not a literal copy of the current element.</text:p>
        </text:list-item>
        <text:list-item>
          <text:p text:style-name="P87">staff, optional, list of xs:positiveInteger, minimum length of 1<text:line-break/>signifies the staff on which a notated event occurs or to which a control event applies.</text:p>
        </text:list-item>
        <text:list-item>
          <text:p text:style-name="P87">synch, optional, xs:IDREFS<text:line-break/>points to elements that are synchronous with the current element.</text:p>
        </text:list-item>
        <text:list-item>
          <text:p text:style-name="P87">to, optional, xs:decimal<text:line-break/>records a timestamp adjustment of a feature's programmatically-determined location in musical terms; that is, beats.</text:p>
        </text:list-item>
        <text:list-item>
          <text:p text:style-name="P87">tstamp, optional, xs:decimal, 0 - ∞<text:line-break/>encodes the onset time in terms of musical time, i.e., beats[.fractional beat part]</text:p>
        </text:list-item>
        <text:list-item>
          <text:p text:style-name="P87">tstamp.ges, optional, xs:nonNegativeInteger<text:line-break/>used to record the onset time in pulses per quarter note (ppq, MusicXML divisions, or MIDI clicks) since the start of the file.</text:p>
        </text:list-item>
        <text:list-item>
          <text:p text:style-name="P87">tstamp.real, optional, xs:time<text:line-break/>used to record the onset time in pulses per quarter note (ppq, MusicXML divisions, or MIDI clicks) since the start of the file.</text:p>
        </text:list-item>
        <text:list-item>
          <text:p text:style-name="P87">vo, optional, xs:decimal<text:line-break/>records the vertical adjustment of a feature's programmatically-determined location in terms of staff interline distance; that is, units of 1/2 the distance between adjacent staves.</text:p>
        </text:list-item>
        <text:list-item>
          <text:p text:style-name="P87">when, optional, xs:IDREF<text:line-break/>indicates the point of occurrence of this feature along a timeline. Its value must be the ID of a &lt;when&gt; element.</text:p>
        </text:list-item>
        <text:list-item>
          <text:p text:style-name="P87">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cmn</text:p>
      <text:h text:style-name="P238" text:outline-level="1"><text:bookmark text:name="id1411"/><text:soft-page-break/>&lt;hand&gt; hand</text:h>
      <text:h text:style-name="P239" text:outline-level="1">Description:</text:h>
      <text:p text:style-name="Text_20_body">Defines a distinct scribe or handwriting style. The initial attribute indicates whether this is the first or main scribe of the document. The medium attribute describes the writing medium, e.g., 'pencil', or the tint or type of ink, e.g. 'brown'. The resp attribute contains an ID reference to an element containing the name of the editor or transcriber responsible for identifying the hand. The characteristics of the hand, particularly those related to the quality of the writing, such as 'shaky', 'thick', etc. may be described within the content of the hand element.</text:p>
      <text:h text:style-name="P239" text:outline-level="1">May contain:</text:h>
      <text:p text:style-name="Text_20_body">PCDATA, <text:a xlink:type="simple" xlink:href="#id210">abbr</text:a>, <text:a xlink:type="simple" xlink:href="#id53">address</text:a>, <text:a xlink:type="simple" xlink:href="#id203">bibl</text:a>, <text:a xlink:type="simple" xlink:href="#id1046">corpname</text:a>, <text:a xlink:type="simple" xlink:href="#id1079">date</text:a>, <text:a xlink:type="simple" xlink:href="#id1243">expan</text:a>, <text:a xlink:type="simple" xlink:href="#id34">extptr</text:a>, <text:a xlink:type="simple" xlink:href="#id49">extref</text:a>, <text:a xlink:type="simple" xlink:href="#id1096">fig</text:a>, <text:a xlink:type="simple" xlink:href="#id1065">geogname</text:a>, <text:a xlink:type="simple" xlink:href="#id1092">identifier</text:a>, <text:a xlink:type="simple" xlink:href="#id232">lb</text:a>, <text:a xlink:type="simple" xlink:href="#id1035">name</text:a>, <text:a xlink:type="simple" xlink:href="#id1083">num</text:a>, <text:a xlink:type="simple" xlink:href="#id1072">periodname</text:a>, <text:a xlink:type="simple" xlink:href="#id1060">persname</text:a>, <text:a xlink:type="simple" xlink:href="#id1338">ptr</text:a>, <text:a xlink:type="simple" xlink:href="#id1340">ref</text:a>, <text:a xlink:type="simple" xlink:href="#id1023">rend</text:a>, <text:a xlink:type="simple" xlink:href="#id1069">repository</text:a>, <text:a xlink:type="simple" xlink:href="#id1032">stack</text:a>, <text:a xlink:type="simple" xlink:href="#id1075">stylename</text:a>, <text:a xlink:type="simple" xlink:href="#id1087">title</text:a> </text:p>
      <text:h text:style-name="P239" text:outline-level="1">May occur within:</text:h>
      <text:p text:style-name="Text_20_body"><text:a xlink:type="simple" xlink:href="#id1409">handlist</text:a> </text:p>
      <text:h text:style-name="P239" text:outline-level="1">Attributes:</text:h>
      <text:list xml:id="list30693888" text:style-name="L88">
        <text:list-item>
          <text:p text:style-name="P88">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88">initial, optional, xs:token, true, false<text:line-break/>marks this hand as the initial one of the document.</text:p>
        </text:list-item>
        <text:list-item>
          <text:p text:style-name="P88">medium, optional, CDATA<text:line-break/>describes the writing medium.</text:p>
        </text:list-item>
        <text:list-item>
          <text:p text:style-name="P88">n, optional, xs:NMTOKEN<text:line-break/>provides a label (name or number) for an element. While its value need not be unique, it is required to be a single token.</text:p>
        </text:list-item>
        <text:list-item>
          <text:p text:style-name="P88">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88">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header</text:p>
      <text:h text:style-name="P238" text:outline-level="1"><text:bookmark text:name="id1409"/>&lt;handlist&gt; hand list</text:h>
      <text:h text:style-name="P239" text:outline-level="1">Description:</text:h>
      <text:p text:style-name="Text_20_body">Container for one or more hand elements.</text:p>
      <text:h text:style-name="P239" text:outline-level="1"><text:soft-page-break/>May contain:</text:h>
      <text:p text:style-name="Text_20_body"><text:a xlink:type="simple" xlink:href="#id1411">hand</text:a> </text:p>
      <text:h text:style-name="P239" text:outline-level="1">May occur within:</text:h>
      <text:p text:style-name="Text_20_body"><text:a xlink:type="simple" xlink:href="#id1397">physdesc</text:a> </text:p>
      <text:h text:style-name="P239" text:outline-level="1">Attributes:</text:h>
      <text:list xml:id="list30701748" text:style-name="L89">
        <text:list-item>
          <text:p text:style-name="P89">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89">n, optional, xs:NMTOKEN<text:line-break/>provides a label (name or number) for an element. While its value need not be unique, it is required to be a single token.</text:p>
        </text:list-item>
        <text:list-item>
          <text:p text:style-name="P89">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header</text:p>
      <text:h text:style-name="P238" text:outline-level="1"><text:bookmark text:name="id1322"/>&lt;handshift&gt; hand shift</text:h>
      <text:h text:style-name="P239" text:outline-level="1">Description:</text:h>
      <text:p text:style-name="Text_20_body">Marks the beginning of a passage written in a new hand, or of a change in the scribe, writing style, ink or character of the document hand. The character attribute describes characteristics of the hand, particularly those related to the quality of the writing, e.g., 'shaky', 'thick', regular'. A description of the tint or type of ink, e.g. 'brown' or the writing medium, e.g. 'pencil', may be placed in the medium attribute. The new hand may be identified using the new attribute, while the previous hand may be recorded in the old attribute. The resp attribute contains an ID reference to an element containing the name of the editor or transcriber responsible for identifying the change of hand. The cert attribute signifies the degree of certainty ascribed to the identification of the new hand.</text:p>
      <text:h text:style-name="P239" text:outline-level="1">May contain:</text:h>
      <text:p text:style-name="Text_20_body">EMPTY</text:p>
      <text:h text:style-name="P239" text:outline-level="1">May occur within:</text:h>
      <text:p text:style-name="Text_20_body"><text:a xlink:type="simple" xlink:href="#id210">abbr</text:a>, <text:a xlink:type="simple" xlink:href="#id213">add</text:a>, <text:a xlink:type="simple" xlink:href="#id55">addressline</text:a>, <text:a xlink:type="simple" xlink:href="#id390">anchoredtext</text:a>, <text:a xlink:type="simple" xlink:href="#id296">annot</text:a>, <text:a xlink:type="simple" xlink:href="#id267">caption</text:a>, <text:a xlink:type="simple" xlink:href="#id1046">corpname</text:a>, <text:a xlink:type="simple" xlink:href="#id61">corr</text:a>, <text:a xlink:type="simple" xlink:href="#id1208">damage</text:a>, <text:a xlink:type="simple" xlink:href="#id1216">del</text:a>, <text:a xlink:type="simple" xlink:href="#id169">dir</text:a>, <text:a xlink:type="simple" xlink:href="#id770">dynam</text:a>, <text:a xlink:type="simple" xlink:href="#id666">ending</text:a>, <text:a xlink:type="simple" xlink:href="#id1243">expan</text:a>, <text:a xlink:type="simple" xlink:href="#id239">fw</text:a>, <text:a xlink:type="simple" xlink:href="#id1065">geogname</text:a>, <text:a xlink:type="simple" xlink:href="#id1134">harm</text:a>, <text:a xlink:type="simple" xlink:href="#id251">head</text:a>, <text:a xlink:type="simple" xlink:href="#id1092">identifier</text:a>, <text:a xlink:type="simple" xlink:href="#id216">ineume</text:a>, <text:a xlink:type="simple" xlink:href="#id1416">inscription</text:a>, <text:a xlink:type="simple" xlink:href="#id254">item</text:a>, <text:a xlink:type="simple" xlink:href="#id288">l</text:a>, <text:a xlink:type="simple" xlink:href="#id441">label</text:a>, <text:a xlink:type="simple" xlink:href="#id675">layer</text:a>, <text:a xlink:type="simple" xlink:href="#id221">lem</text:a>, <text:a xlink:type="simple" xlink:href="#id1151">measure</text:a>, <text:a xlink:type="simple" xlink:href="#id1035">name</text:a>, <text:a xlink:type="simple" xlink:href="#id108">note</text:a>, <text:a xlink:type="simple" xlink:href="#id1083">num</text:a>, <text:a xlink:type="simple" xlink:href="#id1220">orig</text:a>, <text:a xlink:type="simple" xlink:href="#id1155">ossia</text:a>, <text:a xlink:type="simple" xlink:href="#id260">p</text:a>, <text:a xlink:type="simple" xlink:href="#id1072">periodname</text:a>, <text:a xlink:type="simple" xlink:href="#id1060">persname</text:a>, <text:a xlink:type="simple" xlink:href="#id412">pgfoot1</text:a>, <text:a xlink:type="simple" xlink:href="#id415">pgfoot2</text:a>, <text:a xlink:type="simple" xlink:href="#id406">pghead1</text:a>, <text:a xlink:type="simple" xlink:href="#id409">pghead2</text:a>, <text:a xlink:type="simple" xlink:href="#id1174">rdg</text:a>, <text:a xlink:type="simple" xlink:href="#id1223">reg</text:a>, <text:a xlink:type="simple" xlink:href="#id1023">rend</text:a>, <text:a xlink:type="simple" xlink:href="#id1226">restore</text:a>, <text:a xlink:type="simple" xlink:href="#id1548">score</text:a>, <text:a xlink:type="simple" xlink:href="#id659">section</text:a>, <text:a xlink:type="simple" xlink:href="#id1230">sic</text:a>, <text:a xlink:type="simple" xlink:href="#id671">staff</text:a>, <text:a xlink:type="simple" xlink:href="#id1075">stylename</text:a>, <text:a xlink:type="simple" xlink:href="#id1233">supplied</text:a>, <text:a xlink:type="simple" xlink:href="#id948">syl</text:a>, <text:a xlink:type="simple" xlink:href="#id944">syllable</text:a>, <text:a xlink:type="simple" xlink:href="#id278">td</text:a>, <text:a xlink:type="simple" xlink:href="#id787">tempo</text:a>, <text:a xlink:type="simple" xlink:href="#id272">th</text:a>, <text:a xlink:type="simple" xlink:href="#id1087">title</text:a>, <text:a xlink:type="simple" xlink:href="#id1238">unclear</text:a>, <text:a xlink:type="simple" xlink:href="#id1186">uneume</text:a> </text:p>
      <text:h text:style-name="P239" text:outline-level="1"><text:soft-page-break/>Attributes:</text:h>
      <text:list xml:id="list30713385" text:style-name="L90">
        <text:list-item>
          <text:p text:style-name="P90">cert, optional, xs:token, high, medium, low, unknown<text:line-break/>signifies the degree of certainty or precision associated with a feature.</text:p>
        </text:list-item>
        <text:list-item>
          <text:p text:style-name="P90">character, optional, CDATA<text:line-break/>describes the character of the new hand.</text:p>
        </text:list-item>
        <text:list-item>
          <text:p text:style-name="P90">evidence, optional, xs:NMTOKEN<text:line-break/>indicates the nature of the evidence supporting the reliability or accuracy of the intervention or interpretation. Suggested values include: 'internal', 'external', 'conjecture'.</text:p>
        </text:list-item>
        <text:list-item>
          <text:p text:style-name="P90">facs, optional, xs:IDREFS<text:line-break/>permits the current element to reference a facsimile image or image zone which corresponds to it.</text:p>
        </text:list-item>
        <text:list-item>
          <text:p text:style-name="P90">medium, optional, CDATA<text:line-break/>describes the writing medium.</text:p>
        </text:list-item>
        <text:list-item>
          <text:p text:style-name="P90">n, optional, xs:NMTOKEN<text:line-break/>provides a label (name or number) for an element. While its value need not be unique, it is required to be a single token.</text:p>
        </text:list-item>
        <text:list-item>
          <text:p text:style-name="P90">new, optional, xs:IDREF<text:line-break/>identifies the new hand. The value must contain the ID of a hand element given elsewhere in the document.</text:p>
        </text:list-item>
        <text:list-item>
          <text:p text:style-name="P90">old, optional, xs:IDREF<text:line-break/>identifies the old hand. The value must contain the ID of a hand element given elsewhere in the document.</text:p>
        </text:list-item>
        <text:list-item>
          <text:p text:style-name="P90">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90">source, optional, xs:IDREFS<text:line-break/>contains a list of one or more pointers indicating the sources which attest to a given reading. Each value should correspond to the ID of a &lt;source&gt; element located in the document header.</text:p>
        </text:list-item>
        <text:list-item>
          <text:p text:style-name="P90">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edittrans</text:p>
      <text:h text:style-name="P238" text:outline-level="1"><text:bookmark text:name="id1134"/>&lt;harm&gt; harmony</text:h>
      <text:h text:style-name="P239" text:outline-level="1">Description:</text:h>
      <text:p text:style-name="Text_20_body">A textual indication of harmony, e.g., chord names, tablature grids, harmonic analysis, figured bass. The starting point of the harmony may be indicated by either a tstamp, tstamp.ges, tstamp.real or startid attribute, while the ending point may be recorded by either a dur, dur.ges or endid attribute. It is a semantic error not to specify a starting point attribute. The dur attribute encodes the logical and visual duration of the harmony. Please note that the dur attribute here is not a true duration, but rather a time stamp for the end point of the harmony.</text:p>
      <text:h text:style-name="P239" text:outline-level="1"><text:soft-page-break/>May contain:</text:h>
      <text:p text:style-name="Text_20_body">PCDATA, <text:a xlink:type="simple" xlink:href="#id210">abbr</text:a>, <text:a xlink:type="simple" xlink:href="#id213">add</text:a>, <text:a xlink:type="simple" xlink:href="#id53">address</text:a>, <text:a xlink:type="simple" xlink:href="#id390">anchoredtext</text:a>, <text:a xlink:type="simple" xlink:href="#id203">bibl</text:a>, <text:a xlink:type="simple" xlink:href="#id58">choice</text:a>, <text:a xlink:type="simple" xlink:href="#id1046">corpname</text:a>, <text:a xlink:type="simple" xlink:href="#id61">corr</text:a>, <text:a xlink:type="simple" xlink:href="#id172">curve</text:a>, <text:a xlink:type="simple" xlink:href="#id1208">damage</text:a>, <text:a xlink:type="simple" xlink:href="#id1079">date</text:a>, <text:a xlink:type="simple" xlink:href="#id1216">del</text:a>, <text:a xlink:type="simple" xlink:href="#id1243">expan</text:a>, <text:a xlink:type="simple" xlink:href="#id34">extptr</text:a>, <text:a xlink:type="simple" xlink:href="#id49">extref</text:a>, <text:a xlink:type="simple" xlink:href="#id1096">fig</text:a>, <text:a xlink:type="simple" xlink:href="#id1329">gap</text:a>, <text:a xlink:type="simple" xlink:href="#id1065">geogname</text:a>, <text:a xlink:type="simple" xlink:href="#id1322">handshift</text:a>, <text:a xlink:type="simple" xlink:href="#id1092">identifier</text:a>, <text:a xlink:type="simple" xlink:href="#id232">lb</text:a>, <text:a xlink:type="simple" xlink:href="#id200">line</text:a>, <text:a xlink:type="simple" xlink:href="#id1035">name</text:a>, <text:a xlink:type="simple" xlink:href="#id1083">num</text:a>, <text:a xlink:type="simple" xlink:href="#id1220">orig</text:a>, <text:a xlink:type="simple" xlink:href="#id1072">periodname</text:a>, <text:a xlink:type="simple" xlink:href="#id1060">persname</text:a>, <text:a xlink:type="simple" xlink:href="#id1338">ptr</text:a>, <text:a xlink:type="simple" xlink:href="#id1340">ref</text:a>, <text:a xlink:type="simple" xlink:href="#id1223">reg</text:a>, <text:a xlink:type="simple" xlink:href="#id1023">rend</text:a>, <text:a xlink:type="simple" xlink:href="#id1069">repository</text:a>, <text:a xlink:type="simple" xlink:href="#id1226">restore</text:a>, <text:a xlink:type="simple" xlink:href="#id1230">sic</text:a>, <text:a xlink:type="simple" xlink:href="#id1032">stack</text:a>, <text:a xlink:type="simple" xlink:href="#id1075">stylename</text:a>, <text:a xlink:type="simple" xlink:href="#id1331">subst</text:a>, <text:a xlink:type="simple" xlink:href="#id1233">supplied</text:a>, <text:a xlink:type="simple" xlink:href="#id384">symbol</text:a>, <text:a xlink:type="simple" xlink:href="#id1087">title</text:a>, <text:a xlink:type="simple" xlink:href="#id1238">unclear</text:a> </text:p>
      <text:h text:style-name="P239" text:outline-level="1">May occur within:</text:h>
      <text:p text:style-name="Text_20_body"><text:a xlink:type="simple" xlink:href="#id213">add</text:a>, <text:a xlink:type="simple" xlink:href="#id61">corr</text:a>, <text:a xlink:type="simple" xlink:href="#id1208">damage</text:a>, <text:a xlink:type="simple" xlink:href="#id1216">del</text:a>, <text:a xlink:type="simple" xlink:href="#id675">layer</text:a>, <text:a xlink:type="simple" xlink:href="#id221">lem</text:a>, <text:a xlink:type="simple" xlink:href="#id934">ligature</text:a>, <text:a xlink:type="simple" xlink:href="#id1151">measure</text:a>, <text:a xlink:type="simple" xlink:href="#id1220">orig</text:a>, <text:a xlink:type="simple" xlink:href="#id1155">ossia</text:a>, <text:a xlink:type="simple" xlink:href="#id1174">rdg</text:a>, <text:a xlink:type="simple" xlink:href="#id1223">reg</text:a>, <text:a xlink:type="simple" xlink:href="#id1226">restore</text:a>, <text:a xlink:type="simple" xlink:href="#id1230">sic</text:a>, <text:a xlink:type="simple" xlink:href="#id1233">supplied</text:a>, <text:a xlink:type="simple" xlink:href="#id944">syllable</text:a>, <text:a xlink:type="simple" xlink:href="#id1238">unclear</text:a> </text:p>
      <text:h text:style-name="P239" text:outline-level="1">Attributes:</text:h>
      <text:list xml:id="list30707254" text:style-name="L91">
        <text:list-item>
          <text:p text:style-name="P91">chordref, optional, xs:IDREF<text:line-break/>contains a reference to a predefined &lt;chorddef&gt; element.</text:p>
        </text:list-item>
        <text:list-item>
          <text:p text:style-name="P91">copyof, optional, xs:IDREF<text:line-break/>points to an element of which the current element is a copy.</text:p>
        </text:list-item>
        <text:list-item>
          <text:p text:style-name="P91">corresp, optional, xs:IDREFS<text:line-break/>used to point to other elements that correspond to this one in a generic fashion.</text:p>
        </text:list-item>
        <text:list-item>
          <text:p text:style-name="P91">dur, optional, xs:token, "([0-9]+m *\+ *)?[0-9]+(\.?[0-9]*)?"<text:line-break/>encodes the duration of a feature as a timestamp for its endpoint rather than as a relative durational value.</text:p>
        </text:list-item>
        <text:list-item>
          <text:p text:style-name="P91">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91">endho, optional, xs:decimal<text:line-break/>records the horizontal adjustment of a feature's programmatically-determined end point.</text:p>
        </text:list-item>
        <text:list-item>
          <text:p text:style-name="P91">endid, optional, xs:IDREF<text:line-break/>indicates the final element in a sequence of events to which the feature applies.</text:p>
        </text:list-item>
        <text:list-item>
          <text:p text:style-name="P91">endto, optional, xs:decimal<text:line-break/>records a timestamp adjustment of a feature's programmatically-determined end point.</text:p>
        </text:list-item>
        <text:list-item>
          <text:p text:style-name="P91">extender, optional, xs:token, true, false<text:line-break/>indicates the presence of an extension symbol, typically a dash or underscore, drawn from the end of the harmonic indication to the point indicated by the dur attribute.</text:p>
        </text:list-item>
        <text:list-item>
          <text:p text:style-name="P91">facs, optional, xs:IDREFS<text:line-break/>permits the current element to reference a facsimile image or image zone which corresponds to it.</text:p>
        </text:list-item>
        <text:list-item>
          <text:p text:style-name="P91">ho, optional, xs:decimal<text:line-break/>records a horizontal adjustment of a feature's programmatically-determinded location in terms of staff interline distance; that is, units of 1/2 the distance between adjacent staves.</text:p>
        </text:list-item>
        <text:list-item>
          <text:p text:style-name="P91">layer, optional, list of xs:positiveInteger, minimum length of 1<text:line-break/>signifies the layer within which a control event is active.</text:p>
        </text:list-item>
        <text:list-item>
          <text:p text:style-name="P91">n, optional, xs:NMTOKEN<text:line-break/>provides a label (name or number) for an element. While its value need not be unique, it is required to be a single token.</text:p>
        </text:list-item>
        <text:list-item>
          <text:p text:style-name="P91">next, optional, xs:IDREFS<text:line-break/>used to point to the next event(s) in a user-defined collection.</text:p>
        </text:list-item>
        <text:list-item>
          <text:p text:style-name="P91">place, optional, xs:token, above, below<text:line-break/>captures the placement of the item with respect to the staff with which it is associated.</text:p>
        </text:list-item>
        <text:list-item>
          <text:p text:style-name="P91"><text:soft-page-break/>plist, optional, xs:IDREFS<text:line-break/>contains a space separated list of ID references that identify logical events that participate in a collection, such as notes under a phrase mark.</text:p>
        </text:list-item>
        <text:list-item>
          <text:p text:style-name="P91">prev, optional, xs:IDREFS<text:line-break/>points to the previous event(s) in a user-defined collection.</text:p>
        </text:list-item>
        <text:list-item>
          <text:p text:style-name="P91">rendgrid, optional, xs:token, grid, gridname<text:line-break/>when set to 'grid', the chord tablature grid defined in the chordtable should be rendered instead of the text contents of the &lt;harm&gt; element; if rendgrid equals 'gridname', both the &lt;harm&gt; element's text and the grid should be displayed; otherwise, only the 'name' of the chord, i.e., the text content of the &lt;harm&gt; element, e.g. 'Cmaj' or 'V7/III', should be rendered.</text:p>
        </text:list-item>
        <text:list-item>
          <text:p text:style-name="P91">sameas, optional, xs:IDREFS<text:line-break/>points to an element that is the same as the current element but is not a literal copy of the current element.</text:p>
        </text:list-item>
        <text:list-item>
          <text:p text:style-name="P91">staff, required, list of xs:positiveInteger, minimum length of 1<text:line-break/>signifies the staff on which a notated event occurs or to which a control event applies.</text:p>
        </text:list-item>
        <text:list-item>
          <text:p text:style-name="P91">startho, optional, xs:decimal<text:line-break/>records the horizontal adjustment of a feature's programmatically-determined start point.</text:p>
        </text:list-item>
        <text:list-item>
          <text:p text:style-name="P91">startid, optional, xs:IDREF<text:line-break/>holds a reference to the first element in a sequence of events to which the feature applies.</text:p>
        </text:list-item>
        <text:list-item>
          <text:p text:style-name="P91">startto, optional, xs:decimal<text:line-break/>records a timestamp adjustment of a feature's programmatically-determined start point.</text:p>
        </text:list-item>
        <text:list-item>
          <text:p text:style-name="P91">synch, optional, xs:IDREFS<text:line-break/>points to elements that are synchronous with the current element.</text:p>
        </text:list-item>
        <text:list-item>
          <text:p text:style-name="P91">to, optional, xs:decimal<text:line-break/>records a timestamp adjustment of a feature's programmatically-determined location in musical terms; that is, beats.</text:p>
        </text:list-item>
        <text:list-item>
          <text:p text:style-name="P91">tstamp, optional, xs:decimal, 0 - ∞<text:line-break/>encodes the onset time in terms of musical time, i.e., beats[.fractional beat part]</text:p>
        </text:list-item>
        <text:list-item>
          <text:p text:style-name="P91">tstamp.ges, optional, xs:nonNegativeInteger<text:line-break/>used to record the onset time in pulses per quarter note (ppq, MusicXML divisions, or MIDI clicks) since the start of the file.</text:p>
        </text:list-item>
        <text:list-item>
          <text:p text:style-name="P91">tstamp.real, optional, xs:time<text:line-break/>used to record the onset time in pulses per quarter note (ppq, MusicXML divisions, or MIDI clicks) since the start of the file.</text:p>
        </text:list-item>
        <text:list-item>
          <text:p text:style-name="P91">vo, optional, xs:decimal<text:line-break/>records the vertical adjustment of a feature's programmatically-determined location in terms of staff interline distance; that is, units of 1/2 the distance between adjacent staves.</text:p>
        </text:list-item>
        <text:list-item>
          <text:p text:style-name="P91">when, optional, xs:IDREF<text:line-break/>indicates the point of occurrence of this feature along a timeline. Its value must be the ID of a &lt;when&gt; element.</text:p>
        </text:list-item>
        <text:list-item>
          <text:p text:style-name="P91">x, optional, xs:decimal<text:line-break/>encodes an x coordinate for a feature in an output coordinate system. When it is necessary to record the placement of a feature in a facsimile image, use facs attribute.</text:p>
        </text:list-item>
        <text:list-item>
          <text:p text:style-name="P91">xml:id, optional, xs:ID<text:line-break/>regularizes the naming of an element and thus facilitates building links between it and other resources. Each id attribute within a document must have a unique value.</text:p>
        </text:list-item>
        <text:list-item>
          <text:p text:style-name="P91">y, optional, xs:decimal<text:line-break/>encodes an y coordinate for a feature in an output coordinate system. When it is necessary to record the placement of a feature in a facsimile image, use facs attribute.</text:p>
        </text:list-item>
      </text:list>
      <text:h text:style-name="P239" text:outline-level="1"><text:soft-page-break/>Module:</text:h>
      <text:p text:style-name="Text_20_body">harmony</text:p>
      <text:h text:style-name="P238" text:outline-level="1"><text:bookmark text:name="id832"/>&lt;harppedal&gt; harp pedal</text:h>
      <text:h text:style-name="P239" text:outline-level="1">Description:</text:h>
      <text:p text:style-name="Text_20_body">Harp pedal diagram. The starting point of the harp pedal diagram may be indicated by either a tstamp, tstamp.ges, tstamp.real or startid attribute. It is a semantic error not to specify a starting point attribute.</text:p>
      <text:h text:style-name="P239" text:outline-level="1">May contain:</text:h>
      <text:p text:style-name="Text_20_body">EMPTY</text:p>
      <text:h text:style-name="P239" text:outline-level="1">May occur within:</text:h>
      <text:p text:style-name="Text_20_body"><text:a xlink:type="simple" xlink:href="#id213">add</text:a>, <text:a xlink:type="simple" xlink:href="#id61">corr</text:a>, <text:a xlink:type="simple" xlink:href="#id1208">damage</text:a>, <text:a xlink:type="simple" xlink:href="#id1216">del</text:a>, <text:a xlink:type="simple" xlink:href="#id675">layer</text:a>, <text:a xlink:type="simple" xlink:href="#id221">lem</text:a>, <text:a xlink:type="simple" xlink:href="#id934">ligature</text:a>, <text:a xlink:type="simple" xlink:href="#id1151">measure</text:a>, <text:a xlink:type="simple" xlink:href="#id1220">orig</text:a>, <text:a xlink:type="simple" xlink:href="#id1155">ossia</text:a>, <text:a xlink:type="simple" xlink:href="#id1174">rdg</text:a>, <text:a xlink:type="simple" xlink:href="#id1223">reg</text:a>, <text:a xlink:type="simple" xlink:href="#id1226">restore</text:a>, <text:a xlink:type="simple" xlink:href="#id1230">sic</text:a>, <text:a xlink:type="simple" xlink:href="#id1233">supplied</text:a>, <text:a xlink:type="simple" xlink:href="#id944">syllable</text:a>, <text:a xlink:type="simple" xlink:href="#id1238">unclear</text:a> </text:p>
      <text:h text:style-name="P239" text:outline-level="1">Attributes:</text:h>
      <text:list xml:id="list30690608" text:style-name="L92">
        <text:list-item>
          <text:p text:style-name="P92">a, optional, xs:token, f, n, s<text:line-break/>indicates the pedal setting, i.e., flat, natural, or sharp, for the harp's A strings.</text:p>
        </text:list-item>
        <text:list-item>
          <text:p text:style-name="P92">b, optional, xs:token, f, n, s<text:line-break/>indicates the pedal setting, i.e., flat, natural, or sharp, for the harp's B strings.</text:p>
        </text:list-item>
        <text:list-item>
          <text:p text:style-name="P92">c, optional, xs:token, f, n, s<text:line-break/>indicates the pedal setting, i.e., flat, natural, or sharp, for the harp's C strings.</text:p>
        </text:list-item>
        <text:list-item>
          <text:p text:style-name="P92">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92">copyof, optional, xs:IDREF<text:line-break/>points to an element of which the current element is a copy.</text:p>
        </text:list-item>
        <text:list-item>
          <text:p text:style-name="P92">corresp, optional, xs:IDREFS<text:line-break/>used to point to other elements that correspond to this one in a generic fashion.</text:p>
        </text:list-item>
        <text:list-item>
          <text:p text:style-name="P92">d, optional, xs:token, f, n, s<text:line-break/>indicates the pedal setting, i.e., flat, natural, or sharp, for the harp's D strings.</text:p>
        </text:list-item>
        <text:list-item>
          <text:p text:style-name="P92">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92">e, optional, xs:token, f, n, s<text:line-break/>indicates the pedal setting, i.e., flat, natural, or sharp, for the harp's E strings.</text:p>
        </text:list-item>
        <text:list-item>
          <text:p text:style-name="P92">endid, optional, xs:IDREF<text:line-break/>indicates the final element in a sequence of events to which the feature applies.</text:p>
        </text:list-item>
        <text:list-item>
          <text:p text:style-name="P92">f, optional, xs:token, f, n, s<text:line-break/>indicates the pedal setting, i.e., flat, natural, or sharp, for the harp's F strings.</text:p>
        </text:list-item>
        <text:list-item>
          <text:p text:style-name="P92">facs, optional, xs:IDREFS<text:line-break/>permits the current element to reference a facsimile image or image zone which corresponds to it.</text:p>
        </text:list-item>
        <text:list-item>
          <text:p text:style-name="P92">g, optional, xs:token, f, n, s<text:line-break/>indicates the pedal setting, i.e., flat, natural, or sharp, for the harp's G strings.</text:p>
        </text:list-item>
        <text:list-item>
          <text:p text:style-name="P92"><text:soft-page-break/>ho, optional, xs:decimal<text:line-break/>records a horizontal adjustment of a feature's programmatically-determinded location in terms of staff interline distance; that is, units of 1/2 the distance between adjacent staves.</text:p>
        </text:list-item>
        <text:list-item>
          <text:p text:style-name="P92">layer, optional, list of xs:positiveInteger, minimum length of 1<text:line-break/>signifies the layer within which a control event is active.</text:p>
        </text:list-item>
        <text:list-item>
          <text:p text:style-name="P92">n, optional, xs:NMTOKEN<text:line-break/>provides a label (name or number) for an element. While its value need not be unique, it is required to be a single token.</text:p>
        </text:list-item>
        <text:list-item>
          <text:p text:style-name="P92">next, optional, xs:IDREFS<text:line-break/>used to point to the next event(s) in a user-defined collection.</text:p>
        </text:list-item>
        <text:list-item>
          <text:p text:style-name="P92">place, optional, xs:token, above, below<text:line-break/>captures the placement of the item with respect to the staff with which it is associated.</text:p>
        </text:list-item>
        <text:list-item>
          <text:p text:style-name="P92">plist, optional, xs:IDREFS<text:line-break/>contains a space separated list of ID references that identify logical events that participate in a collection, such as notes under a phrase mark.</text:p>
        </text:list-item>
        <text:list-item>
          <text:p text:style-name="P92">prev, optional, xs:IDREFS<text:line-break/>points to the previous event(s) in a user-defined collection.</text:p>
        </text:list-item>
        <text:list-item>
          <text:p text:style-name="P92">sameas, optional, xs:IDREFS<text:line-break/>points to an element that is the same as the current element but is not a literal copy of the current element.</text:p>
        </text:list-item>
        <text:list-item>
          <text:p text:style-name="P92">staff, required, list of xs:positiveInteger, minimum length of 1<text:line-break/>signifies the staff on which a notated event occurs or to which a control event applies.</text:p>
        </text:list-item>
        <text:list-item>
          <text:p text:style-name="P92">startid, optional, xs:IDREF<text:line-break/>holds a reference to the first element in a sequence of events to which the feature applies.</text:p>
        </text:list-item>
        <text:list-item>
          <text:p text:style-name="P92">synch, optional, xs:IDREFS<text:line-break/>points to elements that are synchronous with the current element.</text:p>
        </text:list-item>
        <text:list-item>
          <text:p text:style-name="P92">to, optional, xs:decimal<text:line-break/>records a timestamp adjustment of a feature's programmatically-determined location in musical terms; that is, beats.</text:p>
        </text:list-item>
        <text:list-item>
          <text:p text:style-name="P92">tstamp, optional, xs:decimal, 0 - ∞<text:line-break/>encodes the onset time in terms of musical time, i.e., beats[.fractional beat part]</text:p>
        </text:list-item>
        <text:list-item>
          <text:p text:style-name="P92">tstamp.ges, optional, xs:nonNegativeInteger<text:line-break/>used to record the onset time in pulses per quarter note (ppq, MusicXML divisions, or MIDI clicks) since the start of the file.</text:p>
        </text:list-item>
        <text:list-item>
          <text:p text:style-name="P92">tstamp.real, optional, xs:time<text:line-break/>used to record the onset time in pulses per quarter note (ppq, MusicXML divisions, or MIDI clicks) since the start of the file.</text:p>
        </text:list-item>
        <text:list-item>
          <text:p text:style-name="P92">vo, optional, xs:decimal<text:line-break/>records the vertical adjustment of a feature's programmatically-determined location in terms of staff interline distance; that is, units of 1/2 the distance between adjacent staves.</text:p>
        </text:list-item>
        <text:list-item>
          <text:p text:style-name="P92">when, optional, xs:IDREF<text:line-break/>indicates the point of occurrence of this feature along a timeline. Its value must be the ID of a &lt;when&gt; element.</text:p>
        </text:list-item>
        <text:list-item>
          <text:p text:style-name="P92">x, optional, xs:decimal<text:line-break/>encodes an x coordinate for a feature in an output coordinate system. When it is necessary to record the placement of a feature in a facsimile image, use facs attribute.</text:p>
        </text:list-item>
        <text:list-item>
          <text:p text:style-name="P92">xml:id, optional, xs:ID<text:line-break/>regularizes the naming of an element and thus facilitates building links between it and other resources. Each id attribute within a document must have a unique value.</text:p>
        </text:list-item>
        <text:list-item>
          <text:p text:style-name="P92"><text:soft-page-break/>y, optional, xs:decimal<text:line-break/>encodes an y coordinate for a feature in an output coordinate system. When it is necessary to record the placement of a feature in a facsimile image, use facs attribute.</text:p>
        </text:list-item>
      </text:list>
      <text:h text:style-name="P239" text:outline-level="1">Module:</text:h>
      <text:p text:style-name="Text_20_body">cmn</text:p>
      <text:h text:style-name="P238" text:outline-level="1"><text:bookmark text:name="id251"/>&lt;head&gt; heading</text:h>
      <text:h text:style-name="P239" text:outline-level="1">Description:</text:h>
      <text:p text:style-name="Text_20_body">Contains any heading, for example, the title of a section of text, or the heading of a list. When &lt;head&gt; is used, it should be the first sub-element, followed by one or more other elements.</text:p>
      <text:h text:style-name="P239" text:outline-level="1">May contain:</text:h>
      <text:p text:style-name="Text_20_body">PCDATA, <text:a xlink:type="simple" xlink:href="#id210">abbr</text:a>, <text:a xlink:type="simple" xlink:href="#id213">add</text:a>, <text:a xlink:type="simple" xlink:href="#id53">address</text:a>, <text:a xlink:type="simple" xlink:href="#id296">annot</text:a>, <text:a xlink:type="simple" xlink:href="#id203">bibl</text:a>, <text:a xlink:type="simple" xlink:href="#id58">choice</text:a>, <text:a xlink:type="simple" xlink:href="#id1046">corpname</text:a>, <text:a xlink:type="simple" xlink:href="#id61">corr</text:a>, <text:a xlink:type="simple" xlink:href="#id1208">damage</text:a>, <text:a xlink:type="simple" xlink:href="#id1079">date</text:a>, <text:a xlink:type="simple" xlink:href="#id1216">del</text:a>, <text:a xlink:type="simple" xlink:href="#id1243">expan</text:a>, <text:a xlink:type="simple" xlink:href="#id34">extptr</text:a>, <text:a xlink:type="simple" xlink:href="#id49">extref</text:a>, <text:a xlink:type="simple" xlink:href="#id1096">fig</text:a>, <text:a xlink:type="simple" xlink:href="#id1329">gap</text:a>, <text:a xlink:type="simple" xlink:href="#id1065">geogname</text:a>, <text:a xlink:type="simple" xlink:href="#id1322">handshift</text:a>, <text:a xlink:type="simple" xlink:href="#id1092">identifier</text:a>, <text:a xlink:type="simple" xlink:href="#id232">lb</text:a>, <text:a xlink:type="simple" xlink:href="#id1035">name</text:a>, <text:a xlink:type="simple" xlink:href="#id1083">num</text:a>, <text:a xlink:type="simple" xlink:href="#id1220">orig</text:a>, <text:a xlink:type="simple" xlink:href="#id236">pb</text:a>, <text:a xlink:type="simple" xlink:href="#id1072">periodname</text:a>, <text:a xlink:type="simple" xlink:href="#id1060">persname</text:a>, <text:a xlink:type="simple" xlink:href="#id1338">ptr</text:a>, <text:a xlink:type="simple" xlink:href="#id1340">ref</text:a>, <text:a xlink:type="simple" xlink:href="#id1223">reg</text:a>, <text:a xlink:type="simple" xlink:href="#id1023">rend</text:a>, <text:a xlink:type="simple" xlink:href="#id1069">repository</text:a>, <text:a xlink:type="simple" xlink:href="#id1226">restore</text:a>, <text:a xlink:type="simple" xlink:href="#id1230">sic</text:a>, <text:a xlink:type="simple" xlink:href="#id1032">stack</text:a>, <text:a xlink:type="simple" xlink:href="#id1075">stylename</text:a>, <text:a xlink:type="simple" xlink:href="#id1331">subst</text:a>, <text:a xlink:type="simple" xlink:href="#id1233">supplied</text:a>, <text:a xlink:type="simple" xlink:href="#id1087">title</text:a>, <text:a xlink:type="simple" xlink:href="#id1238">unclear</text:a> </text:p>
      <text:h text:style-name="P239" text:outline-level="1">May occur within:</text:h>
      <text:p text:style-name="Text_20_body"><text:a xlink:type="simple" xlink:href="#id228">div</text:a>, <text:a xlink:type="simple" xlink:href="#id285">lg</text:a>, <text:a xlink:type="simple" xlink:href="#id248">list</text:a> </text:p>
      <text:h text:style-name="P239" text:outline-level="1">Attributes:</text:h>
      <text:list xml:id="list30712780" text:style-name="L93">
        <text:list-item>
          <text:p text:style-name="P93">facs, optional, xs:IDREFS<text:line-break/>permits the current element to reference a facsimile image or image zone which corresponds to it.</text:p>
        </text:list-item>
        <text:list-item>
          <text:p text:style-name="P93">n, optional, xs:NMTOKEN<text:line-break/>provides a label (name or number) for an element. While its value need not be unique, it is required to be a single token.</text:p>
        </text:list-item>
        <text:list-item>
          <text:p text:style-name="P93">x, optional, xs:decimal<text:line-break/>encodes an x coordinate for a feature in an output coordinate system. When it is necessary to record the placement of a feature in a facsimile image, use facs attribute.</text:p>
        </text:list-item>
        <text:list-item>
          <text:p text:style-name="P93">xml:id, optional, xs:ID<text:line-break/>regularizes the naming of an element and thus facilitates building links between it and other resources. Each id attribute within a document must have a unique value.</text:p>
        </text:list-item>
        <text:list-item>
          <text:p text:style-name="P93">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item>
          <text:p text:style-name="P93">y, optional, xs:decimal<text:line-break/>encodes an y coordinate for a feature in an output coordinate system. When it is necessary to record the placement of a feature in a facsimile image, use facs attribute.</text:p>
        </text:list-item>
      </text:list>
      <text:h text:style-name="P239" text:outline-level="1">Module:</text:h>
      <text:p text:style-name="Text_20_body">text</text:p>
      <text:h text:style-name="P238" text:outline-level="1"><text:bookmark text:name="id697"/><text:soft-page-break/>&lt;hex&gt; hex</text:h>
      <text:h text:style-name="P239" text:outline-level="1">Description:</text:h>
      <text:p text:style-name="Text_20_body">Arbitrary MIDI data in hexadecimal form. The element's content must be wrapped in a CDATA section to avoid parsing errors.</text:p>
      <text:h text:style-name="P239" text:outline-level="1">May contain:</text:h>
      <text:p text:style-name="Text_20_body">EMPTY</text:p>
      <text:h text:style-name="P239" text:outline-level="1">May occur within:</text:h>
      <text:p text:style-name="Text_20_body"><text:a xlink:type="simple" xlink:href="#id679">midi</text:a> </text:p>
      <text:h text:style-name="P239" text:outline-level="1">Attributes:</text:h>
      <text:list xml:id="list30688937" text:style-name="L94">
        <text:list-item>
          <text:p text:style-name="P94">copyof, optional, xs:IDREF<text:line-break/>points to an element of which the current element is a copy.</text:p>
        </text:list-item>
        <text:list-item>
          <text:p text:style-name="P94">corresp, optional, xs:IDREFS<text:line-break/>used to point to other elements that correspond to this one in a generic fashion.</text:p>
        </text:list-item>
        <text:list-item>
          <text:p text:style-name="P94">layer, optional, xs:positiveInteger<text:line-break/>identifies the layer to which a feature applies.</text:p>
        </text:list-item>
        <text:list-item>
          <text:p text:style-name="P94">n, optional, xs:NMTOKEN<text:line-break/>provides a label (name or number) for an element. While its value need not be unique, it is required to be a single token.</text:p>
        </text:list-item>
        <text:list-item>
          <text:p text:style-name="P94">next, optional, xs:IDREFS<text:line-break/>used to point to the next event(s) in a user-defined collection.</text:p>
        </text:list-item>
        <text:list-item>
          <text:p text:style-name="P94">prev, optional, xs:IDREFS<text:line-break/>points to the previous event(s) in a user-defined collection.</text:p>
        </text:list-item>
        <text:list-item>
          <text:p text:style-name="P94">sameas, optional, xs:IDREFS<text:line-break/>points to an element that is the same as the current element but is not a literal copy of the current element.</text:p>
        </text:list-item>
        <text:list-item>
          <text:p text:style-name="P94">staff, required, list of xs:positiveInteger, minimum length of 1<text:line-break/>signifies the staff on which a notated event occurs or to which a control event applies.</text:p>
        </text:list-item>
        <text:list-item>
          <text:p text:style-name="P94">synch, optional, xs:IDREFS<text:line-break/>points to elements that are synchronous with the current element.</text:p>
        </text:list-item>
        <text:list-item>
          <text:p text:style-name="P94">tstamp, optional, xs:decimal, 0 - ∞<text:line-break/>encodes the onset time in terms of musical time, i.e., beats[.fractional beat part]</text:p>
        </text:list-item>
        <text:list-item>
          <text:p text:style-name="P94">when, optional, xs:IDREF<text:line-break/>indicates the point of occurrence of this feature along a timeline. Its value must be the ID of a &lt;when&gt; element.</text:p>
        </text:list-item>
        <text:list-item>
          <text:p text:style-name="P94">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midi</text:p>
      <text:h text:style-name="P238" text:outline-level="1"><text:bookmark text:name="id1092"/><text:soft-page-break/>&lt;identifier&gt; identifier</text:h>
      <text:h text:style-name="P239" text:outline-level="1">Description:</text:h>
      <text:p text:style-name="Text_20_body">An alpha-numeric string that establishes the identity of the described material, such as an International Standard Book/Music Number, Library of Congress Control Number, publisher's number, plate number, a personal identification number, an entry in a bibliography or catalog, etc. The type attribute may be used to indicate the system from which the identifier was derived.</text:p>
      <text:h text:style-name="P239" text:outline-level="1">May contain:</text:h>
      <text:p text:style-name="Text_20_body">PCDATA, <text:a xlink:type="simple" xlink:href="#id210">abbr</text:a>, <text:a xlink:type="simple" xlink:href="#id213">add</text:a>, <text:a xlink:type="simple" xlink:href="#id53">address</text:a>, <text:a xlink:type="simple" xlink:href="#id296">annot</text:a>, <text:a xlink:type="simple" xlink:href="#id203">bibl</text:a>, <text:a xlink:type="simple" xlink:href="#id58">choice</text:a>, <text:a xlink:type="simple" xlink:href="#id1046">corpname</text:a>, <text:a xlink:type="simple" xlink:href="#id61">corr</text:a>, <text:a xlink:type="simple" xlink:href="#id1208">damage</text:a>, <text:a xlink:type="simple" xlink:href="#id1079">date</text:a>, <text:a xlink:type="simple" xlink:href="#id1216">del</text:a>, <text:a xlink:type="simple" xlink:href="#id1243">expan</text:a>, <text:a xlink:type="simple" xlink:href="#id34">extptr</text:a>, <text:a xlink:type="simple" xlink:href="#id49">extref</text:a>, <text:a xlink:type="simple" xlink:href="#id1096">fig</text:a>, <text:a xlink:type="simple" xlink:href="#id1329">gap</text:a>, <text:a xlink:type="simple" xlink:href="#id1065">geogname</text:a>, <text:a xlink:type="simple" xlink:href="#id1322">handshift</text:a>, <text:a xlink:type="simple" xlink:href="#id1092">identifier</text:a>, <text:a xlink:type="simple" xlink:href="#id232">lb</text:a>, <text:a xlink:type="simple" xlink:href="#id1035">name</text:a>, <text:a xlink:type="simple" xlink:href="#id1083">num</text:a>, <text:a xlink:type="simple" xlink:href="#id1220">orig</text:a>, <text:a xlink:type="simple" xlink:href="#id236">pb</text:a>, <text:a xlink:type="simple" xlink:href="#id1072">periodname</text:a>, <text:a xlink:type="simple" xlink:href="#id1060">persname</text:a>, <text:a xlink:type="simple" xlink:href="#id1338">ptr</text:a>, <text:a xlink:type="simple" xlink:href="#id1340">ref</text:a>, <text:a xlink:type="simple" xlink:href="#id1223">reg</text:a>, <text:a xlink:type="simple" xlink:href="#id1023">rend</text:a>, <text:a xlink:type="simple" xlink:href="#id1069">repository</text:a>, <text:a xlink:type="simple" xlink:href="#id1226">restore</text:a>, <text:a xlink:type="simple" xlink:href="#id1230">sic</text:a>, <text:a xlink:type="simple" xlink:href="#id1032">stack</text:a>, <text:a xlink:type="simple" xlink:href="#id1075">stylename</text:a>, <text:a xlink:type="simple" xlink:href="#id1331">subst</text:a>, <text:a xlink:type="simple" xlink:href="#id1233">supplied</text:a>, <text:a xlink:type="simple" xlink:href="#id1087">title</text:a>, <text:a xlink:type="simple" xlink:href="#id1238">unclear</text:a> </text:p>
      <text:h text:style-name="P239" text:outline-level="1">May occur within:</text:h>
      <text:p text:style-name="Text_20_body"><text:a xlink:type="simple" xlink:href="#id210">abbr</text:a>, <text:a xlink:type="simple" xlink:href="#id1373">accessdesc</text:a>, <text:a xlink:type="simple" xlink:href="#id1370">acqsource</text:a>, <text:a xlink:type="simple" xlink:href="#id213">add</text:a>, <text:a xlink:type="simple" xlink:href="#id55">addressline</text:a>, <text:a xlink:type="simple" xlink:href="#id30">altmeiid</text:a>, <text:a xlink:type="simple" xlink:href="#id390">anchoredtext</text:a>, <text:a xlink:type="simple" xlink:href="#id296">annot</text:a>, <text:a xlink:type="simple" xlink:href="#id203">bibl</text:a>, <text:a xlink:type="simple" xlink:href="#id267">caption</text:a>, <text:a xlink:type="simple" xlink:href="#id1400">condition</text:a>, <text:a xlink:type="simple" xlink:href="#id1046">corpname</text:a>, <text:a xlink:type="simple" xlink:href="#id61">corr</text:a>, <text:a xlink:type="simple" xlink:href="#id1208">damage</text:a>, <text:a xlink:type="simple" xlink:href="#id1079">date</text:a>, <text:a xlink:type="simple" xlink:href="#id1216">del</text:a>, <text:a xlink:type="simple" xlink:href="#id1403">dimensions</text:a>, <text:a xlink:type="simple" xlink:href="#id169">dir</text:a>, <text:a xlink:type="simple" xlink:href="#id770">dynam</text:a>, <text:a xlink:type="simple" xlink:href="#id207">edition</text:a>, <text:a xlink:type="simple" xlink:href="#id1406">exhibithist</text:a>, <text:a xlink:type="simple" xlink:href="#id1243">expan</text:a>, <text:a xlink:type="simple" xlink:href="#id1357">extent</text:a>, <text:a xlink:type="simple" xlink:href="#id49">extref</text:a>, <text:a xlink:type="simple" xlink:href="#id239">fw</text:a>, <text:a xlink:type="simple" xlink:href="#id1065">geogname</text:a>, <text:a xlink:type="simple" xlink:href="#id1411">hand</text:a>, <text:a xlink:type="simple" xlink:href="#id1134">harm</text:a>, <text:a xlink:type="simple" xlink:href="#id251">head</text:a>, <text:a xlink:type="simple" xlink:href="#id1092">identifier</text:a>, <text:a xlink:type="simple" xlink:href="#id1416">inscription</text:a>, <text:a xlink:type="simple" xlink:href="#id254">item</text:a>, <text:a xlink:type="simple" xlink:href="#id288">l</text:a>, <text:a xlink:type="simple" xlink:href="#id441">label</text:a>, <text:a xlink:type="simple" xlink:href="#id1441">language</text:a>, <text:a xlink:type="simple" xlink:href="#id221">lem</text:a>, <text:a xlink:type="simple" xlink:href="#id200">line</text:a>, <text:a xlink:type="simple" xlink:href="#id1035">name</text:a>, <text:a xlink:type="simple" xlink:href="#id1083">num</text:a>, <text:a xlink:type="simple" xlink:href="#id1220">orig</text:a>, <text:a xlink:type="simple" xlink:href="#id260">p</text:a>, <text:a xlink:type="simple" xlink:href="#id1072">periodname</text:a>, <text:a xlink:type="simple" xlink:href="#id1060">persname</text:a>, <text:a xlink:type="simple" xlink:href="#id412">pgfoot1</text:a>, <text:a xlink:type="simple" xlink:href="#id415">pgfoot2</text:a>, <text:a xlink:type="simple" xlink:href="#id406">pghead1</text:a>, <text:a xlink:type="simple" xlink:href="#id409">pghead2</text:a>, <text:a xlink:type="simple" xlink:href="#id1422">physloc</text:a>, <text:a xlink:type="simple" xlink:href="#id1419">physmedium</text:a>, <text:a xlink:type="simple" xlink:href="#id1376">price</text:a>, <text:a xlink:type="simple" xlink:href="#id1425">provenance</text:a>, <text:a xlink:type="simple" xlink:href="#id1362">pubstmt</text:a>, <text:a xlink:type="simple" xlink:href="#id1174">rdg</text:a>, <text:a xlink:type="simple" xlink:href="#id1340">ref</text:a>, <text:a xlink:type="simple" xlink:href="#id1223">reg</text:a>, <text:a xlink:type="simple" xlink:href="#id1023">rend</text:a>, <text:a xlink:type="simple" xlink:href="#id1069">repository</text:a>, <text:a xlink:type="simple" xlink:href="#id1226">restore</text:a>, <text:a xlink:type="simple" xlink:href="#id1387">seriesstmt</text:a>, <text:a xlink:type="simple" xlink:href="#id1230">sic</text:a>, <text:a xlink:type="simple" xlink:href="#id1395">source</text:a>, <text:a xlink:type="simple" xlink:href="#id1032">stack</text:a>, <text:a xlink:type="simple" xlink:href="#id1075">stylename</text:a>, <text:a xlink:type="simple" xlink:href="#id1233">supplied</text:a>, <text:a xlink:type="simple" xlink:href="#id948">syl</text:a>, <text:a xlink:type="simple" xlink:href="#id1382">sysreq</text:a>, <text:a xlink:type="simple" xlink:href="#id278">td</text:a>, <text:a xlink:type="simple" xlink:href="#id787">tempo</text:a>, <text:a xlink:type="simple" xlink:href="#id1451">term</text:a>, <text:a xlink:type="simple" xlink:href="#id272">th</text:a>, <text:a xlink:type="simple" xlink:href="#id1087">title</text:a>, <text:a xlink:type="simple" xlink:href="#id1432">treatmenthist</text:a>, <text:a xlink:type="simple" xlink:href="#id1435">treatmentsched</text:a>, <text:a xlink:type="simple" xlink:href="#id1238">unclear</text:a>, <text:a xlink:type="simple" xlink:href="#id1379">userestrict</text:a> </text:p>
      <text:h text:style-name="P239" text:outline-level="1">Attributes:</text:h>
      <text:list xml:id="list30707456" text:style-name="L95">
        <text:list-item>
          <text:p text:style-name="P95">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95">facs, optional, xs:IDREFS<text:line-break/>permits the current element to reference a facsimile image or image zone which corresponds to it.</text:p>
        </text:list-item>
        <text:list-item>
          <text:p text:style-name="P95">n, optional, xs:NMTOKEN<text:line-break/>provides a label (name or number) for an element. While its value need not be unique, it is required to be a single token.</text:p>
        </text:list-item>
        <text:list-item>
          <text:p text:style-name="P95">subtype, optional, xs:NMTOKEN<text:line-break/>provide any sub-classification for the element, additional to that given by its type attribute.</text:p>
        </text:list-item>
        <text:list-item>
          <text:p text:style-name="P95">type, optional, xs:NMTOKEN<text:line-break/>characterizes the element in some sense, using any convenient classification scheme or typology.</text:p>
        </text:list-item>
        <text:list-item>
          <text:p text:style-name="P95">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shared</text:p>
      <text:h text:style-name="P238" text:outline-level="1"><text:bookmark text:name="id216"/><text:soft-page-break/>&lt;ineume&gt; interrupted neume</text:h>
      <text:h text:style-name="P239" text:outline-level="1">Description:</text:h>
      <text:p text:style-name="Text_20_body">a graphically interrupted neume; that is, a neume which is logically a single entity written using multiple signs. The constituent signs may be encoded using ineume and uneume sub-elements.</text:p>
      <text:h text:style-name="P239" text:outline-level="1">May contain:</text:h>
      <text:p text:style-name="Text_20_body"><text:a xlink:type="simple" xlink:href="#id213">add</text:a>, <text:a xlink:type="simple" xlink:href="#id219">app</text:a>, <text:a xlink:type="simple" xlink:href="#id64">barline</text:a>, <text:a xlink:type="simple" xlink:href="#id894">beam</text:a>, <text:a xlink:type="simple" xlink:href="#id900">beatrpt</text:a>, <text:a xlink:type="simple" xlink:href="#id896">bend</text:a>, <text:a xlink:type="simple" xlink:href="#id907">btrem</text:a>, <text:a xlink:type="simple" xlink:href="#id58">choice</text:a>, <text:a xlink:type="simple" xlink:href="#id106">chord</text:a>, <text:a xlink:type="simple" xlink:href="#id858">clefchange</text:a>, <text:a xlink:type="simple" xlink:href="#id61">corr</text:a>, <text:a xlink:type="simple" xlink:href="#id323">custos</text:a>, <text:a xlink:type="simple" xlink:href="#id1208">damage</text:a>, <text:a xlink:type="simple" xlink:href="#id1216">del</text:a>, <text:a xlink:type="simple" xlink:href="#id917">ftrem</text:a>, <text:a xlink:type="simple" xlink:href="#id1329">gap</text:a>, <text:a xlink:type="simple" xlink:href="#id925">gliss</text:a>, <text:a xlink:type="simple" xlink:href="#id932">halfmrpt</text:a>, <text:a xlink:type="simple" xlink:href="#id1322">handshift</text:a>, <text:a xlink:type="simple" xlink:href="#id216">ineume</text:a>, <text:a xlink:type="simple" xlink:href="#id396">keysig</text:a>, <text:a xlink:type="simple" xlink:href="#id934">ligature</text:a>, <text:a xlink:type="simple" xlink:href="#id499">mensur</text:a>, <text:a xlink:type="simple" xlink:href="#id108">note</text:a>, <text:a xlink:type="simple" xlink:href="#id1220">orig</text:a>, <text:a xlink:type="simple" xlink:href="#id865">pad</text:a>, <text:a xlink:type="simple" xlink:href="#id527">proport</text:a>, <text:a xlink:type="simple" xlink:href="#id1223">reg</text:a>, <text:a xlink:type="simple" xlink:href="#id869">rest</text:a>, <text:a xlink:type="simple" xlink:href="#id1226">restore</text:a>, <text:a xlink:type="simple" xlink:href="#id1230">sic</text:a>, <text:a xlink:type="simple" xlink:href="#id887">space</text:a>, <text:a xlink:type="simple" xlink:href="#id1331">subst</text:a>, <text:a xlink:type="simple" xlink:href="#id1233">supplied</text:a>, <text:a xlink:type="simple" xlink:href="#id898">tuplet</text:a>, <text:a xlink:type="simple" xlink:href="#id1238">unclear</text:a>, <text:a xlink:type="simple" xlink:href="#id1186">uneume</text:a>, <text:a xlink:type="simple" xlink:href="#id167">verse</text:a> </text:p>
      <text:h text:style-name="P239" text:outline-level="1">May occur within:</text:h>
      <text:p text:style-name="Text_20_body"><text:a xlink:type="simple" xlink:href="#id213">add</text:a>, <text:a xlink:type="simple" xlink:href="#id61">corr</text:a>, <text:a xlink:type="simple" xlink:href="#id1208">damage</text:a>, <text:a xlink:type="simple" xlink:href="#id1216">del</text:a>, <text:a xlink:type="simple" xlink:href="#id216">ineume</text:a>, <text:a xlink:type="simple" xlink:href="#id675">layer</text:a>, <text:a xlink:type="simple" xlink:href="#id221">lem</text:a>, <text:a xlink:type="simple" xlink:href="#id934">ligature</text:a>, <text:a xlink:type="simple" xlink:href="#id1220">orig</text:a>, <text:a xlink:type="simple" xlink:href="#id1174">rdg</text:a>, <text:a xlink:type="simple" xlink:href="#id1223">reg</text:a>, <text:a xlink:type="simple" xlink:href="#id1226">restore</text:a>, <text:a xlink:type="simple" xlink:href="#id1230">sic</text:a>, <text:a xlink:type="simple" xlink:href="#id1233">supplied</text:a>, <text:a xlink:type="simple" xlink:href="#id944">syllable</text:a>, <text:a xlink:type="simple" xlink:href="#id1238">unclear</text:a> </text:p>
      <text:h text:style-name="P239" text:outline-level="1">Attributes:</text:h>
      <text:list xml:id="list30686838" text:style-name="L96">
        <text:list-item>
          <text:p text:style-name="P96">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96">copyof, optional, xs:IDREF<text:line-break/>points to an element of which the current element is a copy.</text:p>
        </text:list-item>
        <text:list-item>
          <text:p text:style-name="P96">corresp, optional, xs:IDREFS<text:line-break/>used to point to other elements that correspond to this one in a generic fashion.</text:p>
        </text:list-item>
        <text:list-item>
          <text:p text:style-name="P96">facs, optional, xs:IDREFS<text:line-break/>permits the current element to reference a facsimile image or image zone which corresponds to it.</text:p>
        </text:list-item>
        <text:list-item>
          <text:p text:style-name="P96">form, optional, xs:token, liquescent1, liquescent2, tied, tiedliquescent1, tiedliquescent2<text:line-break/>provides a subclass or functional label for the neume.</text:p>
        </text:list-item>
        <text:list-item>
          <text:p text:style-name="P96">n, optional, xs:NMTOKEN<text:line-break/>provides a label (name or number) for an element. While its value need not be unique, it is required to be a single token.</text:p>
        </text:list-item>
        <text:list-item>
          <text:p text:style-name="P96">name, optional, xs:token, pessubpunctis, climacus, scandicus, bistropha, tristropha, pressusminor, pressusmaior<text:line-break/>records a name of an interrupted neume.</text:p>
        </text:list-item>
        <text:list-item>
          <text:p text:style-name="P96">next, optional, xs:IDREFS<text:line-break/>used to point to the next event(s) in a user-defined collection.</text:p>
        </text:list-item>
        <text:list-item>
          <text:p text:style-name="P96">prev, optional, xs:IDREFS<text:line-break/>points to the previous event(s) in a user-defined collection.</text:p>
        </text:list-item>
        <text:list-item>
          <text:p text:style-name="P96">sameas, optional, xs:IDREFS<text:line-break/>points to an element that is the same as the current element but is not a literal copy of the current element.</text:p>
        </text:list-item>
        <text:list-item>
          <text:p text:style-name="P96">subtype, optional, xs:NMTOKEN<text:line-break/>provide any sub-classification for the element, additional to that given by its type attribute.</text:p>
        </text:list-item>
        <text:list-item>
          <text:p text:style-name="P96">synch, optional, xs:IDREFS<text:line-break/>points to elements that are synchronous with the current element.</text:p>
        </text:list-item>
        <text:list-item>
          <text:p text:style-name="P96">type, optional, xs:NMTOKEN<text:line-break/>characterizes the element in some sense, using any convenient classification scheme or typology.</text:p>
        </text:list-item>
        <text:list-item>
          <text:p text:style-name="P96"><text:soft-page-break/>when, optional, xs:IDREF<text:line-break/>indicates the point of occurrence of this feature along a timeline. Its value must be the ID of a &lt;when&gt; element.</text:p>
        </text:list-item>
        <text:list-item>
          <text:p text:style-name="P96">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neumes</text:p>
      <text:h text:style-name="P238" text:outline-level="1"><text:bookmark text:name="id1416"/>&lt;inscription&gt; inscription</text:h>
      <text:h text:style-name="P239" text:outline-level="1">Description:</text:h>
      <text:p text:style-name="Text_20_body">An inscription added to an item, such as a bookplate, a note designating the item as a gift, and/or the author's signature.</text:p>
      <text:h text:style-name="P239" text:outline-level="1">May contain:</text:h>
      <text:p text:style-name="Text_20_body">PCDATA, <text:a xlink:type="simple" xlink:href="#id210">abbr</text:a>, <text:a xlink:type="simple" xlink:href="#id213">add</text:a>, <text:a xlink:type="simple" xlink:href="#id53">address</text:a>, <text:a xlink:type="simple" xlink:href="#id203">bibl</text:a>, <text:a xlink:type="simple" xlink:href="#id58">choice</text:a>, <text:a xlink:type="simple" xlink:href="#id1046">corpname</text:a>, <text:a xlink:type="simple" xlink:href="#id61">corr</text:a>, <text:a xlink:type="simple" xlink:href="#id1208">damage</text:a>, <text:a xlink:type="simple" xlink:href="#id1079">date</text:a>, <text:a xlink:type="simple" xlink:href="#id1216">del</text:a>, <text:a xlink:type="simple" xlink:href="#id1243">expan</text:a>, <text:a xlink:type="simple" xlink:href="#id34">extptr</text:a>, <text:a xlink:type="simple" xlink:href="#id49">extref</text:a>, <text:a xlink:type="simple" xlink:href="#id1096">fig</text:a>, <text:a xlink:type="simple" xlink:href="#id1329">gap</text:a>, <text:a xlink:type="simple" xlink:href="#id1065">geogname</text:a>, <text:a xlink:type="simple" xlink:href="#id1322">handshift</text:a>, <text:a xlink:type="simple" xlink:href="#id1092">identifier</text:a>, <text:a xlink:type="simple" xlink:href="#id232">lb</text:a>, <text:a xlink:type="simple" xlink:href="#id1035">name</text:a>, <text:a xlink:type="simple" xlink:href="#id1083">num</text:a>, <text:a xlink:type="simple" xlink:href="#id1220">orig</text:a>, <text:a xlink:type="simple" xlink:href="#id1072">periodname</text:a>, <text:a xlink:type="simple" xlink:href="#id1060">persname</text:a>, <text:a xlink:type="simple" xlink:href="#id1338">ptr</text:a>, <text:a xlink:type="simple" xlink:href="#id1340">ref</text:a>, <text:a xlink:type="simple" xlink:href="#id1223">reg</text:a>, <text:a xlink:type="simple" xlink:href="#id1023">rend</text:a>, <text:a xlink:type="simple" xlink:href="#id1069">repository</text:a>, <text:a xlink:type="simple" xlink:href="#id1226">restore</text:a>, <text:a xlink:type="simple" xlink:href="#id1230">sic</text:a>, <text:a xlink:type="simple" xlink:href="#id1032">stack</text:a>, <text:a xlink:type="simple" xlink:href="#id1075">stylename</text:a>, <text:a xlink:type="simple" xlink:href="#id1331">subst</text:a>, <text:a xlink:type="simple" xlink:href="#id1233">supplied</text:a>, <text:a xlink:type="simple" xlink:href="#id1087">title</text:a>, <text:a xlink:type="simple" xlink:href="#id1238">unclear</text:a> </text:p>
      <text:h text:style-name="P239" text:outline-level="1">May occur within:</text:h>
      <text:p text:style-name="Text_20_body"><text:a xlink:type="simple" xlink:href="#id1397">physdesc</text:a> </text:p>
      <text:h text:style-name="P239" text:outline-level="1">Attributes:</text:h>
      <text:list xml:id="list30692833" text:style-name="L97">
        <text:list-item>
          <text:p text:style-name="P97">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97">n, optional, xs:NMTOKEN<text:line-break/>provides a label (name or number) for an element. While its value need not be unique, it is required to be a single token.</text:p>
        </text:list-item>
        <text:list-item>
          <text:p text:style-name="P97">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header</text:p>
      <text:h text:style-name="P238" text:outline-level="1"><text:bookmark text:name="id421"/>&lt;instrdef&gt; instrument definition</text:h>
      <text:h text:style-name="P239" text:outline-level="1">Description:</text:h>
      <text:p text:style-name="Text_20_body">MIDI instrument declaration. This element provides a starting or default instrument declaration for a staff, a group of staves, or a layer. MIDI prog elements may then change the instrument as necessary.</text:p>
      <text:h text:style-name="P239" text:outline-level="1"><text:soft-page-break/>May contain:</text:h>
      <text:p text:style-name="Text_20_body">EMPTY</text:p>
      <text:h text:style-name="P239" text:outline-level="1">May occur within:</text:h>
      <text:p text:style-name="Text_20_body"><text:a xlink:type="simple" xlink:href="#id418">instrgrp</text:a>, <text:a xlink:type="simple" xlink:href="#id454">layerdef</text:a>, <text:a xlink:type="simple" xlink:href="#id451">staffdef</text:a>, <text:a xlink:type="simple" xlink:href="#id436">staffgrp</text:a> </text:p>
      <text:h text:style-name="P239" text:outline-level="1">Attributes:</text:h>
      <text:list xml:id="list30687065" text:style-name="L98">
        <text:list-item>
          <text:p text:style-name="P98">midi.channel, optional, xs:positiveInteger, 0 - 16<text:line-break/>records a MIDI channel value.</text:p>
        </text:list-item>
        <text:list-item>
          <text:p text:style-name="P98">midi.duty, optional, xs:token, "[0-9]+(\.?[0-9]*)?%"<text:line-break/>specifies the 'on' part of the duty cycle as a percentage of a note's duration.</text:p>
        </text:list-item>
        <text:list-item>
          <text:p text:style-name="P98">midi.instrname, optional, xs:token, Acoustic_Grand_Piano, Bright_Acoustic_Piano, Electric_Grand_Piano, Honky-tonk_Piano, Electric_Piano_1, Electric_Piano_2, Harpsichord, Clavi, Celesta, Glockenspiel, Music_Box, Vibraphone, Marimba, Xylophone, Tubular_Bells, Dulcimer, Drawbar_Organ, Percussive_Organ, Rock_Organ, Church_Organ, Reed_Organ, Accordion, Harmonica, Tango_Accordion, Acoustic_Guitar_nylon, Acoustic_Guitar_steel, Electric_Guitar_jazz, Electric_Guitar_clean, Electric_Guitar_muted, Overdriven_Guitar, Distortion_Guitar, Guitar_harmonics, Acoustic_Bass, Electric_Bass_finger, Electric_Bass_pick, Fretless_Bass, Slap_Bass_1, Slap_Bass_2, Synth_Bass_1, Synth_Bass_2, Violin, Viola, Cello, Contrabass, Tremolo_Strings, Pizzicato_Strings, Orchestral_Harp, Timpani, String_Ensemble_1, String_Ensemble_2, SynthStrings_1, SynthStrings_2, Choir_Aahs, Voice_Oohs, Synth_Voice, Orchestra_Hit, Trumpet, Trombone, Tuba, Muted_Trumpet, French_Horn, Brass_Section, SynthBrass_1, SynthBrass_2, Soprano_Sax, Alto_Sax, Tenor_Sax, Baritone_Sax, Oboe, English_Horn, Bassoon, Clarinet, Piccolo, Flute, Recorder, Pan_Flute, Blown_Bottle, Shakuhachi, Whistle, Ocarina, Lead_1_square, Lead_2_sawtooth, Lead_3_calliope, Lead_4_chiff, Lead_5_charang, Lead_6_voice, Lead_7_fifths, Lead_8_bass_and_lead, Pad_1_new_age, Pad_2_warm, Pad_3_polysynth, Pad_4_choir, Pad_5_bowed, Pad_6_metallic, Pad_7_halo, Pad_8_sweep, FX_1_rain, FX_2_soundtrack, FX_3_crystal, FX_4_atmosphere, FX_5_brightness, FX_6_goblins, FX_7_echoes, FX_8_sci-fi, Sitar, Banjo, Shamisen, Koto, Kalimba, Bagpipe, Fiddle, Shanai, Tinkle_Bell, Agogo, Steel_Drums, Woodblock, Taiko_Drum, Melodic_Tom, Synth_Drum, Reverse_Cymbal, Guitar_Fret_Noise, Breath_Noise, Seashore, Bird_Tweet, Telephone_Ring, Helicopter, Applause, Gunshot<text:line-break/>provides a label for the MIDI instrument.</text:p>
        </text:list-item>
        <text:list-item>
          <text:p text:style-name="P98">midi.instrnum, optional, xs:nonNegativeInteger, 0 - 127<text:line-break/>sets the MIDI instrument number.</text:p>
        </text:list-item>
        <text:list-item>
          <text:p text:style-name="P98">midi.port, optional, xs:nonNegativeInteger, 0 - 127<text:line-break/>sets the default MIDI port value.</text:p>
        </text:list-item>
        <text:list-item>
          <text:p text:style-name="P98">midi.track, optional, xs:positiveInteger<text:line-break/>sets the default MIDI track.</text:p>
        </text:list-item>
        <text:list-item>
          <text:p text:style-name="P98">n, optional, xs:NMTOKEN<text:line-break/>provides a label (name or number) for an element. While its value need not be unique, it is required to be a single token.</text:p>
        </text:list-item>
        <text:list-item>
          <text:p text:style-name="P98">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shared</text:p>
      <text:h text:style-name="P238" text:outline-level="1"><text:bookmark text:name="id418"/><text:soft-page-break/>&lt;instrgrp&gt; instrument group</text:h>
      <text:h text:style-name="P239" text:outline-level="1">Description:</text:h>
      <text:p text:style-name="Text_20_body">Collects MIDI instrument definitions.</text:p>
      <text:h text:style-name="P239" text:outline-level="1">May contain:</text:h>
      <text:p text:style-name="Text_20_body"><text:a xlink:type="simple" xlink:href="#id421">instrdef</text:a> </text:p>
      <text:h text:style-name="P239" text:outline-level="1">May occur within:</text:h>
      <text:p text:style-name="Text_20_body"><text:a xlink:type="simple" xlink:href="#id341">scoredef</text:a> </text:p>
      <text:h text:style-name="P239" text:outline-level="1">Attributes:</text:h>
      <text:list xml:id="list30690877" text:style-name="L99">
        <text:list-item>
          <text:p text:style-name="P99">n, optional, xs:NMTOKEN<text:line-break/>provides a label (name or number) for an element. While its value need not be unique, it is required to be a single token.</text:p>
        </text:list-item>
        <text:list-item>
          <text:p text:style-name="P99">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shared</text:p>
      <text:h text:style-name="P238" text:outline-level="1"><text:bookmark text:name="id1486"/>&lt;interpretation&gt; interpretation</text:h>
      <text:h text:style-name="P239" text:outline-level="1">Description:</text:h>
      <text:p text:style-name="Text_20_body">Describes the scope of any analytic or interpretive information added to the transcription of the music.</text:p>
      <text:h text:style-name="P239" text:outline-level="1">May contain:</text:h>
      <text:p text:style-name="Text_20_body"><text:a xlink:type="simple" xlink:href="#id260">p</text:a> </text:p>
      <text:h text:style-name="P239" text:outline-level="1">May occur within:</text:h>
      <text:p text:style-name="Text_20_body"><text:a xlink:type="simple" xlink:href="#id1477">editorialdecl</text:a> </text:p>
      <text:h text:style-name="P239" text:outline-level="1">Attributes:</text:h>
      <text:list xml:id="list30698428" text:style-name="L100">
        <text:list-item>
          <text:p text:style-name="P100">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00">n, optional, xs:NMTOKEN<text:line-break/>provides a label (name or number) for an element. While its value need not be unique, it is required to be a single token.</text:p>
        </text:list-item>
        <text:list-item>
          <text:p text:style-name="P100"><text:soft-page-break/>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header</text:p>
      <text:h text:style-name="P238" text:outline-level="1"><text:bookmark text:name="id254"/>&lt;item&gt; item</text:h>
      <text:h text:style-name="P239" text:outline-level="1">Description:</text:h>
      <text:p text:style-name="Text_20_body">Single item in a &lt;list&gt;.</text:p>
      <text:h text:style-name="P239" text:outline-level="1">May contain:</text:h>
      <text:p text:style-name="Text_20_body">PCDATA, <text:a xlink:type="simple" xlink:href="#id210">abbr</text:a>, <text:a xlink:type="simple" xlink:href="#id213">add</text:a>, <text:a xlink:type="simple" xlink:href="#id53">address</text:a>, <text:a xlink:type="simple" xlink:href="#id296">annot</text:a>, <text:a xlink:type="simple" xlink:href="#id203">bibl</text:a>, <text:a xlink:type="simple" xlink:href="#id243">blockquote</text:a>, <text:a xlink:type="simple" xlink:href="#id58">choice</text:a>, <text:a xlink:type="simple" xlink:href="#id1046">corpname</text:a>, <text:a xlink:type="simple" xlink:href="#id61">corr</text:a>, <text:a xlink:type="simple" xlink:href="#id1208">damage</text:a>, <text:a xlink:type="simple" xlink:href="#id1079">date</text:a>, <text:a xlink:type="simple" xlink:href="#id1216">del</text:a>, <text:a xlink:type="simple" xlink:href="#id1243">expan</text:a>, <text:a xlink:type="simple" xlink:href="#id34">extptr</text:a>, <text:a xlink:type="simple" xlink:href="#id49">extref</text:a>, <text:a xlink:type="simple" xlink:href="#id1096">fig</text:a>, <text:a xlink:type="simple" xlink:href="#id1329">gap</text:a>, <text:a xlink:type="simple" xlink:href="#id1065">geogname</text:a>, <text:a xlink:type="simple" xlink:href="#id1322">handshift</text:a>, <text:a xlink:type="simple" xlink:href="#id1092">identifier</text:a>, <text:a xlink:type="simple" xlink:href="#id232">lb</text:a>, <text:a xlink:type="simple" xlink:href="#id285">lg</text:a>, <text:a xlink:type="simple" xlink:href="#id248">list</text:a>, <text:a xlink:type="simple" xlink:href="#id1035">name</text:a>, <text:a xlink:type="simple" xlink:href="#id1083">num</text:a>, <text:a xlink:type="simple" xlink:href="#id1220">orig</text:a>, <text:a xlink:type="simple" xlink:href="#id260">p</text:a>, <text:a xlink:type="simple" xlink:href="#id236">pb</text:a>, <text:a xlink:type="simple" xlink:href="#id1072">periodname</text:a>, <text:a xlink:type="simple" xlink:href="#id1060">persname</text:a>, <text:a xlink:type="simple" xlink:href="#id1338">ptr</text:a>, <text:a xlink:type="simple" xlink:href="#id1340">ref</text:a>, <text:a xlink:type="simple" xlink:href="#id1223">reg</text:a>, <text:a xlink:type="simple" xlink:href="#id1023">rend</text:a>, <text:a xlink:type="simple" xlink:href="#id1069">repository</text:a>, <text:a xlink:type="simple" xlink:href="#id1226">restore</text:a>, <text:a xlink:type="simple" xlink:href="#id1230">sic</text:a>, <text:a xlink:type="simple" xlink:href="#id1032">stack</text:a>, <text:a xlink:type="simple" xlink:href="#id1075">stylename</text:a>, <text:a xlink:type="simple" xlink:href="#id1331">subst</text:a>, <text:a xlink:type="simple" xlink:href="#id1233">supplied</text:a>, <text:a xlink:type="simple" xlink:href="#id264">table</text:a>, <text:a xlink:type="simple" xlink:href="#id1087">title</text:a>, <text:a xlink:type="simple" xlink:href="#id1238">unclear</text:a> </text:p>
      <text:h text:style-name="P239" text:outline-level="1">May occur within:</text:h>
      <text:p text:style-name="Text_20_body"><text:a xlink:type="simple" xlink:href="#id248">list</text:a> </text:p>
      <text:h text:style-name="P239" text:outline-level="1">Attributes:</text:h>
      <text:list xml:id="list30686489" text:style-name="L101">
        <text:list-item>
          <text:p text:style-name="P101">facs, optional, xs:IDREFS<text:line-break/>permits the current element to reference a facsimile image or image zone which corresponds to it.</text:p>
        </text:list-item>
        <text:list-item>
          <text:p text:style-name="P101">n, optional, xs:NMTOKEN<text:line-break/>provides a label (name or number) for an element. While its value need not be unique, it is required to be a single token.</text:p>
        </text:list-item>
        <text:list-item>
          <text:p text:style-name="P101">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text</text:p>
      <text:h text:style-name="P238" text:outline-level="1"><text:bookmark text:name="id399"/>&lt;keyaccid&gt; key accidental</text:h>
      <text:h text:style-name="P239" text:outline-level="1">Description:</text:h>
      <text:p text:style-name="Text_20_body">Accidental in a key signature. It is a semantic error not to provide either the x and y pair of attributes or the staffloc attribute.</text:p>
      <text:h text:style-name="P239" text:outline-level="1">May contain:</text:h>
      <text:p text:style-name="Text_20_body">EMPTY</text:p>
      <text:h text:style-name="P239" text:outline-level="1">May occur within:</text:h>
      <text:p text:style-name="Text_20_body"><text:a xlink:type="simple" xlink:href="#id1585">keychange</text:a>, <text:a xlink:type="simple" xlink:href="#id396">keysig</text:a> </text:p>
      <text:h text:style-name="P239" text:outline-level="1"><text:soft-page-break/>Attributes:</text:h>
      <text:list xml:id="list30718165" text:style-name="L102">
        <text:list-item>
          <text:p text:style-name="P102">accid, optional, xs:token, s, f, ss, x, ff, xs, tb, n, nf, ns, su, sd, fu, fd, nu, nd<text:line-break/>captures a written accidental.</text:p>
        </text:list-item>
        <text:list-item>
          <text:p text:style-name="P102">enclose, optional, xs:token, paren, brack<text:line-break/>records the characters often used to mark accidentals, articulations, and sometimes notes as having a cautionary or editorial function. For an example of cautionary accidentals enclosed in parentheses, see Read, p. 131, ex. 9-14.</text:p>
        </text:list-item>
        <text:list-item>
          <text:p text:style-name="P102">facs, optional, xs:IDREFS<text:line-break/>permits the current element to reference a facsimile image or image zone which corresponds to it.</text:p>
        </text:list-item>
        <text:list-item>
          <text:p text:style-name="P102">form, optional, xs:token, implicit, explicit<text:line-break/>specifies whether the accidental allows written enharmonic values (explicit) or only performed (implicit) values.</text:p>
        </text:list-item>
        <text:list-item>
          <text:p text:style-name="P102">loc, optional, xs:nonNegativeInteger<text:line-break/>holds the staff location of the feature.</text:p>
        </text:list-item>
        <text:list-item>
          <text:p text:style-name="P102">n, optional, xs:NMTOKEN<text:line-break/>provides a label (name or number) for an element. While its value need not be unique, it is required to be a single token.</text:p>
        </text:list-item>
        <text:list-item>
          <text:p text:style-name="P102">oct, optional, xs:nonNegativeInteger, 0 - 9<text:line-break/>captures written octave information.</text:p>
        </text:list-item>
        <text:list-item>
          <text:p text:style-name="P102">pname, optional, xs:token, "[a-g]"<text:line-break/>contains a written pitch name.</text:p>
        </text:list-item>
        <text:list-item>
          <text:p text:style-name="P102">x, optional, xs:decimal<text:line-break/>encodes an x coordinate for a feature in an output coordinate system. When it is necessary to record the placement of a feature in a facsimile image, use facs attribute.</text:p>
        </text:list-item>
        <text:list-item>
          <text:p text:style-name="P102">xml:id, optional, xs:ID<text:line-break/>regularizes the naming of an element and thus facilitates building links between it and other resources. Each id attribute within a document must have a unique value.</text:p>
        </text:list-item>
        <text:list-item>
          <text:p text:style-name="P102">y, optional, xs:decimal<text:line-break/>encodes an y coordinate for a feature in an output coordinate system. When it is necessary to record the placement of a feature in a facsimile image, use facs attribute.</text:p>
        </text:list-item>
      </text:list>
      <text:h text:style-name="P239" text:outline-level="1">Module:</text:h>
      <text:p text:style-name="Text_20_body">shared</text:p>
      <text:h text:style-name="P238" text:outline-level="1"><text:bookmark text:name="id1585"/>&lt;keychange&gt; key change</text:h>
      <text:h text:style-name="P239" text:outline-level="1">Description:</text:h>
      <text:p text:style-name="Text_20_body">Change of key signature.</text:p>
      <text:h text:style-name="P239" text:outline-level="1">May contain:</text:h>
      <text:p text:style-name="Text_20_body"><text:a xlink:type="simple" xlink:href="#id399">keyaccid</text:a> </text:p>
      <text:h text:style-name="P239" text:outline-level="1">May occur within:</text:h>
      <text:p text:style-name="Text_20_body"/>
      <text:h text:style-name="P239" text:outline-level="1"><text:soft-page-break/>Attributes:</text:h>
      <text:list xml:id="list30706268" text:style-name="L103">
        <text:list-item>
          <text:p text:style-name="P103">facs, optional, xs:IDREFS<text:line-break/>permits the current element to reference a facsimile image or image zone which corresponds to it.</text:p>
        </text:list-item>
        <text:list-item>
          <text:p text:style-name="P103">n, optional, xs:NMTOKEN<text:line-break/>provides a label (name or number) for an element. While its value need not be unique, it is required to be a single token.</text:p>
        </text:list-item>
        <text:list-item>
          <text:p text:style-name="P103">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shared</text:p>
      <text:h text:style-name="P238" text:outline-level="1"><text:bookmark text:name="id396"/>&lt;keysig&gt; key signature</text:h>
      <text:h text:style-name="P239" text:outline-level="1">Description:</text:h>
      <text:p text:style-name="Text_20_body">This element may be used as an alternative to the key.* attributes (especially key.sig.mixed) on scoredef and staffdef.</text:p>
      <text:h text:style-name="P239" text:outline-level="1">May contain:</text:h>
      <text:p text:style-name="Text_20_body"><text:a xlink:type="simple" xlink:href="#id399">keyaccid</text:a> </text:p>
      <text:h text:style-name="P239" text:outline-level="1">May occur within:</text:h>
      <text:p text:style-name="Text_20_body"><text:a xlink:type="simple" xlink:href="#id213">add</text:a>, <text:a xlink:type="simple" xlink:href="#id894">beam</text:a>, <text:a xlink:type="simple" xlink:href="#id61">corr</text:a>, <text:a xlink:type="simple" xlink:href="#id1208">damage</text:a>, <text:a xlink:type="simple" xlink:href="#id1216">del</text:a>, <text:a xlink:type="simple" xlink:href="#id932">halfmrpt</text:a>, <text:a xlink:type="simple" xlink:href="#id216">ineume</text:a>, <text:a xlink:type="simple" xlink:href="#id675">layer</text:a>, <text:a xlink:type="simple" xlink:href="#id221">lem</text:a>, <text:a xlink:type="simple" xlink:href="#id934">ligature</text:a>, <text:a xlink:type="simple" xlink:href="#id856">mordent</text:a>, <text:a xlink:type="simple" xlink:href="#id108">note</text:a>, <text:a xlink:type="simple" xlink:href="#id1220">orig</text:a>, <text:a xlink:type="simple" xlink:href="#id1174">rdg</text:a>, <text:a xlink:type="simple" xlink:href="#id1223">reg</text:a>, <text:a xlink:type="simple" xlink:href="#id1226">restore</text:a>, <text:a xlink:type="simple" xlink:href="#id341">scoredef</text:a>, <text:a xlink:type="simple" xlink:href="#id1230">sic</text:a>, <text:a xlink:type="simple" xlink:href="#id451">staffdef</text:a>, <text:a xlink:type="simple" xlink:href="#id1233">supplied</text:a>, <text:a xlink:type="simple" xlink:href="#id944">syllable</text:a>, <text:a xlink:type="simple" xlink:href="#id998">trill</text:a>, <text:a xlink:type="simple" xlink:href="#id898">tuplet</text:a>, <text:a xlink:type="simple" xlink:href="#id1005">turn</text:a>, <text:a xlink:type="simple" xlink:href="#id1238">unclear</text:a>, <text:a xlink:type="simple" xlink:href="#id1186">uneume</text:a> </text:p>
      <text:h text:style-name="P239" text:outline-level="1">Attributes:</text:h>
      <text:list xml:id="list30695405" text:style-name="L104">
        <text:list-item>
          <text:p text:style-name="P104">accid, optional, xs:token, s, f, ss, x, ff, xs, tb, n, nf, ns, su, sd, fu, fd, nu, nd<text:line-break/>captures a written accidental.</text:p>
        </text:list-item>
        <text:list-item>
          <text:p text:style-name="P104">facs, optional, xs:IDREFS<text:line-break/>permits the current element to reference a facsimile image or image zone which corresponds to it.</text:p>
        </text:list-item>
        <text:list-item>
          <text:p text:style-name="P104">mode, optional, xs:token, major, minor, dorian, phrygian, lydian, mixolydian, aeolian, locrian<text:line-break/>indicates major, minor, or other tonality.</text:p>
        </text:list-item>
        <text:list-item>
          <text:p text:style-name="P104">n, optional, xs:NMTOKEN<text:line-break/>provides a label (name or number) for an element. While its value need not be unique, it is required to be a single token.</text:p>
        </text:list-item>
        <text:list-item>
          <text:p text:style-name="P104">pname, optional, xs:token, "[a-g]"<text:line-break/>contains a written pitch name.</text:p>
        </text:list-item>
        <text:list-item>
          <text:p text:style-name="P104">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shared</text:p>
      <text:h text:style-name="P238" text:outline-level="1"><text:bookmark text:name="id1449"/><text:soft-page-break/>&lt;keywords&gt; keywords</text:h>
      <text:h text:style-name="P239" text:outline-level="1">Description:</text:h>
      <text:p text:style-name="Text_20_body">Collection of keywords or text phrases which describe the work.</text:p>
      <text:h text:style-name="P239" text:outline-level="1">May contain:</text:h>
      <text:p text:style-name="Text_20_body"><text:a xlink:type="simple" xlink:href="#id1451">term</text:a> </text:p>
      <text:h text:style-name="P239" text:outline-level="1">May occur within:</text:h>
      <text:p text:style-name="Text_20_body"><text:a xlink:type="simple" xlink:href="#id1445">classification</text:a> </text:p>
      <text:h text:style-name="P239" text:outline-level="1">Attributes:</text:h>
      <text:list xml:id="list30694604" text:style-name="L105">
        <text:list-item>
          <text:p text:style-name="P105">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05">n, optional, xs:NMTOKEN<text:line-break/>provides a label (name or number) for an element. While its value need not be unique, it is required to be a single token.</text:p>
        </text:list-item>
        <text:list-item>
          <text:p text:style-name="P105">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header</text:p>
      <text:h text:style-name="P238" text:outline-level="1"><text:bookmark text:name="id288"/>&lt;l&gt; line of text</text:h>
      <text:h text:style-name="P239" text:outline-level="1">Description:</text:h>
      <text:p text:style-name="Text_20_body">Contains a single line of text within a line group. The n attribute should be used to record a label for the line, i.e., most likely a line number. Do not confuse this element with the &lt;line&gt; element, which is used for graphical lines that occur in music notation.</text:p>
      <text:h text:style-name="P239" text:outline-level="1">May contain:</text:h>
      <text:p text:style-name="Text_20_body">PCDATA, <text:a xlink:type="simple" xlink:href="#id210">abbr</text:a>, <text:a xlink:type="simple" xlink:href="#id213">add</text:a>, <text:a xlink:type="simple" xlink:href="#id53">address</text:a>, <text:a xlink:type="simple" xlink:href="#id296">annot</text:a>, <text:a xlink:type="simple" xlink:href="#id203">bibl</text:a>, <text:a xlink:type="simple" xlink:href="#id58">choice</text:a>, <text:a xlink:type="simple" xlink:href="#id1046">corpname</text:a>, <text:a xlink:type="simple" xlink:href="#id61">corr</text:a>, <text:a xlink:type="simple" xlink:href="#id1208">damage</text:a>, <text:a xlink:type="simple" xlink:href="#id1079">date</text:a>, <text:a xlink:type="simple" xlink:href="#id1216">del</text:a>, <text:a xlink:type="simple" xlink:href="#id1243">expan</text:a>, <text:a xlink:type="simple" xlink:href="#id34">extptr</text:a>, <text:a xlink:type="simple" xlink:href="#id49">extref</text:a>, <text:a xlink:type="simple" xlink:href="#id1096">fig</text:a>, <text:a xlink:type="simple" xlink:href="#id1329">gap</text:a>, <text:a xlink:type="simple" xlink:href="#id1065">geogname</text:a>, <text:a xlink:type="simple" xlink:href="#id1322">handshift</text:a>, <text:a xlink:type="simple" xlink:href="#id1092">identifier</text:a>, <text:a xlink:type="simple" xlink:href="#id232">lb</text:a>, <text:a xlink:type="simple" xlink:href="#id1035">name</text:a>, <text:a xlink:type="simple" xlink:href="#id1083">num</text:a>, <text:a xlink:type="simple" xlink:href="#id1220">orig</text:a>, <text:a xlink:type="simple" xlink:href="#id236">pb</text:a>, <text:a xlink:type="simple" xlink:href="#id1072">periodname</text:a>, <text:a xlink:type="simple" xlink:href="#id1060">persname</text:a>, <text:a xlink:type="simple" xlink:href="#id1338">ptr</text:a>, <text:a xlink:type="simple" xlink:href="#id1340">ref</text:a>, <text:a xlink:type="simple" xlink:href="#id1223">reg</text:a>, <text:a xlink:type="simple" xlink:href="#id1023">rend</text:a>, <text:a xlink:type="simple" xlink:href="#id1069">repository</text:a>, <text:a xlink:type="simple" xlink:href="#id1226">restore</text:a>, <text:a xlink:type="simple" xlink:href="#id1230">sic</text:a>, <text:a xlink:type="simple" xlink:href="#id1032">stack</text:a>, <text:a xlink:type="simple" xlink:href="#id1075">stylename</text:a>, <text:a xlink:type="simple" xlink:href="#id1331">subst</text:a>, <text:a xlink:type="simple" xlink:href="#id1233">supplied</text:a>, <text:a xlink:type="simple" xlink:href="#id1087">title</text:a>, <text:a xlink:type="simple" xlink:href="#id1238">unclear</text:a> </text:p>
      <text:h text:style-name="P239" text:outline-level="1">May occur within:</text:h>
      <text:p text:style-name="Text_20_body"><text:a xlink:type="simple" xlink:href="#id285">lg</text:a> </text:p>
      <text:h text:style-name="P239" text:outline-level="1"><text:soft-page-break/>Attributes:</text:h>
      <text:list xml:id="list30702079" text:style-name="L106">
        <text:list-item>
          <text:p text:style-name="P106">facs, optional, xs:IDREFS<text:line-break/>permits the current element to reference a facsimile image or image zone which corresponds to it.</text:p>
        </text:list-item>
        <text:list-item>
          <text:p text:style-name="P106">n, optional, xs:NMTOKEN<text:line-break/>provides a label (name or number) for an element. While its value need not be unique, it is required to be a single token.</text:p>
        </text:list-item>
        <text:list-item>
          <text:p text:style-name="P106">xml:id, optional, xs:ID<text:line-break/>regularizes the naming of an element and thus facilitates building links between it and other resources. Each id attribute within a document must have a unique value.</text:p>
        </text:list-item>
        <text:list-item>
          <text:p text:style-name="P106">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39" text:outline-level="1">Module:</text:h>
      <text:p text:style-name="Text_20_body">text</text:p>
      <text:h text:style-name="P238" text:outline-level="1"><text:bookmark text:name="id441"/>&lt;label&gt; label</text:h>
      <text:h text:style-name="P239" text:outline-level="1">Description:</text:h>
      <text:p text:style-name="Text_20_body">A text string that identifies a staff or staff group.</text:p>
      <text:h text:style-name="P239" text:outline-level="1">May contain:</text:h>
      <text:p text:style-name="Text_20_body">PCDATA, <text:a xlink:type="simple" xlink:href="#id210">abbr</text:a>, <text:a xlink:type="simple" xlink:href="#id213">add</text:a>, <text:a xlink:type="simple" xlink:href="#id53">address</text:a>, <text:a xlink:type="simple" xlink:href="#id203">bibl</text:a>, <text:a xlink:type="simple" xlink:href="#id58">choice</text:a>, <text:a xlink:type="simple" xlink:href="#id1046">corpname</text:a>, <text:a xlink:type="simple" xlink:href="#id61">corr</text:a>, <text:a xlink:type="simple" xlink:href="#id1208">damage</text:a>, <text:a xlink:type="simple" xlink:href="#id1079">date</text:a>, <text:a xlink:type="simple" xlink:href="#id1216">del</text:a>, <text:a xlink:type="simple" xlink:href="#id1243">expan</text:a>, <text:a xlink:type="simple" xlink:href="#id34">extptr</text:a>, <text:a xlink:type="simple" xlink:href="#id49">extref</text:a>, <text:a xlink:type="simple" xlink:href="#id1096">fig</text:a>, <text:a xlink:type="simple" xlink:href="#id1329">gap</text:a>, <text:a xlink:type="simple" xlink:href="#id1065">geogname</text:a>, <text:a xlink:type="simple" xlink:href="#id1322">handshift</text:a>, <text:a xlink:type="simple" xlink:href="#id1092">identifier</text:a>, <text:a xlink:type="simple" xlink:href="#id232">lb</text:a>, <text:a xlink:type="simple" xlink:href="#id1035">name</text:a>, <text:a xlink:type="simple" xlink:href="#id1083">num</text:a>, <text:a xlink:type="simple" xlink:href="#id1220">orig</text:a>, <text:a xlink:type="simple" xlink:href="#id1072">periodname</text:a>, <text:a xlink:type="simple" xlink:href="#id1060">persname</text:a>, <text:a xlink:type="simple" xlink:href="#id1338">ptr</text:a>, <text:a xlink:type="simple" xlink:href="#id1340">ref</text:a>, <text:a xlink:type="simple" xlink:href="#id1223">reg</text:a>, <text:a xlink:type="simple" xlink:href="#id1023">rend</text:a>, <text:a xlink:type="simple" xlink:href="#id1069">repository</text:a>, <text:a xlink:type="simple" xlink:href="#id1226">restore</text:a>, <text:a xlink:type="simple" xlink:href="#id1230">sic</text:a>, <text:a xlink:type="simple" xlink:href="#id1032">stack</text:a>, <text:a xlink:type="simple" xlink:href="#id1075">stylename</text:a>, <text:a xlink:type="simple" xlink:href="#id1331">subst</text:a>, <text:a xlink:type="simple" xlink:href="#id1233">supplied</text:a>, <text:a xlink:type="simple" xlink:href="#id1087">title</text:a>, <text:a xlink:type="simple" xlink:href="#id1238">unclear</text:a> </text:p>
      <text:h text:style-name="P239" text:outline-level="1">May occur within:</text:h>
      <text:p text:style-name="Text_20_body"><text:a xlink:type="simple" xlink:href="#id438">grpsym</text:a>, <text:a xlink:type="simple" xlink:href="#id451">staffdef</text:a>, <text:a xlink:type="simple" xlink:href="#id436">staffgrp</text:a> </text:p>
      <text:h text:style-name="P239" text:outline-level="1">Attributes:</text:h>
      <text:list xml:id="list30716471" text:style-name="L107">
        <text:list-item>
          <text:p text:style-name="P107">facs, optional, xs:IDREFS<text:line-break/>permits the current element to reference a facsimile image or image zone which corresponds to it.</text:p>
        </text:list-item>
        <text:list-item>
          <text:p text:style-name="P107">n, optional, xs:NMTOKEN<text:line-break/>provides a label (name or number) for an element. While its value need not be unique, it is required to be a single token.</text:p>
        </text:list-item>
        <text:list-item>
          <text:p text:style-name="P107">source, optional, xs:IDREFS<text:line-break/>contains a list of one or more pointers indicating the sources which attest to a given reading. Each value should correspond to the ID of a &lt;source&gt; element located in the document header.</text:p>
        </text:list-item>
        <text:list-item>
          <text:p text:style-name="P107">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shared</text:p>
      <text:h text:style-name="P238" text:outline-level="1"><text:bookmark text:name="id1441"/><text:soft-page-break/>&lt;language&gt; language</text:h>
      <text:h text:style-name="P239" text:outline-level="1">Description:</text:h>
      <text:p text:style-name="Text_20_body">Description of a language used in the document. A text element may be related to this element via its xml:lang attribute, which normally takes the form of a code, drawn from a coded list, such as ISO639-2b. The name of the authorizing list may be encoded in the authority attribute.</text:p>
      <text:h text:style-name="P239" text:outline-level="1">May contain:</text:h>
      <text:p text:style-name="Text_20_body">PCDATA, <text:a xlink:type="simple" xlink:href="#id210">abbr</text:a>, <text:a xlink:type="simple" xlink:href="#id53">address</text:a>, <text:a xlink:type="simple" xlink:href="#id203">bibl</text:a>, <text:a xlink:type="simple" xlink:href="#id1046">corpname</text:a>, <text:a xlink:type="simple" xlink:href="#id1079">date</text:a>, <text:a xlink:type="simple" xlink:href="#id1243">expan</text:a>, <text:a xlink:type="simple" xlink:href="#id34">extptr</text:a>, <text:a xlink:type="simple" xlink:href="#id49">extref</text:a>, <text:a xlink:type="simple" xlink:href="#id1096">fig</text:a>, <text:a xlink:type="simple" xlink:href="#id1065">geogname</text:a>, <text:a xlink:type="simple" xlink:href="#id1092">identifier</text:a>, <text:a xlink:type="simple" xlink:href="#id232">lb</text:a>, <text:a xlink:type="simple" xlink:href="#id1035">name</text:a>, <text:a xlink:type="simple" xlink:href="#id1083">num</text:a>, <text:a xlink:type="simple" xlink:href="#id1072">periodname</text:a>, <text:a xlink:type="simple" xlink:href="#id1060">persname</text:a>, <text:a xlink:type="simple" xlink:href="#id1338">ptr</text:a>, <text:a xlink:type="simple" xlink:href="#id1340">ref</text:a>, <text:a xlink:type="simple" xlink:href="#id1023">rend</text:a>, <text:a xlink:type="simple" xlink:href="#id1069">repository</text:a>, <text:a xlink:type="simple" xlink:href="#id1032">stack</text:a>, <text:a xlink:type="simple" xlink:href="#id1075">stylename</text:a>, <text:a xlink:type="simple" xlink:href="#id1087">title</text:a> </text:p>
      <text:h text:style-name="P239" text:outline-level="1">May occur within:</text:h>
      <text:p text:style-name="Text_20_body"><text:a xlink:type="simple" xlink:href="#id1439">langusage</text:a> </text:p>
      <text:h text:style-name="P239" text:outline-level="1">Attributes:</text:h>
      <text:list xml:id="list30701951" text:style-name="L108">
        <text:list-item>
          <text:p text:style-name="P108">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08">authority, optional, CDATA<text:line-break/>contains the name of the list from which an authorized value is taken.</text:p>
        </text:list-item>
        <text:list-item>
          <text:p text:style-name="P108">n, optional, xs:NMTOKEN<text:line-break/>provides a label (name or number) for an element. While its value need not be unique, it is required to be a single token.</text:p>
        </text:list-item>
        <text:list-item>
          <text:p text:style-name="P108">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header</text:p>
      <text:h text:style-name="P238" text:outline-level="1"><text:bookmark text:name="id1439"/>&lt;langusage&gt; language usage</text:h>
      <text:h text:style-name="P239" text:outline-level="1">Description:</text:h>
      <text:p text:style-name="Text_20_body">Langusage groups elements describing the languages, sublanguages, dialects, etc., represented within the encoded work.</text:p>
      <text:h text:style-name="P239" text:outline-level="1">May contain:</text:h>
      <text:p text:style-name="Text_20_body"><text:a xlink:type="simple" xlink:href="#id1441">language</text:a> </text:p>
      <text:h text:style-name="P239" text:outline-level="1">May occur within:</text:h>
      <text:p text:style-name="Text_20_body"><text:a xlink:type="simple" xlink:href="#id1500">profiledesc</text:a>, <text:a xlink:type="simple" xlink:href="#id1395">source</text:a> </text:p>
      <text:h text:style-name="P239" text:outline-level="1"><text:soft-page-break/>Attributes:</text:h>
      <text:list xml:id="list30689262" text:style-name="L109">
        <text:list-item>
          <text:p text:style-name="P109">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09">n, optional, xs:NMTOKEN<text:line-break/>provides a label (name or number) for an element. While its value need not be unique, it is required to be a single token.</text:p>
        </text:list-item>
        <text:list-item>
          <text:p text:style-name="P109">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header</text:p>
      <text:h text:style-name="P238" text:outline-level="1"><text:bookmark text:name="id675"/>&lt;layer&gt; layer</text:h>
      <text:h text:style-name="P239" text:outline-level="1">Description:</text:h>
      <text:p text:style-name="Text_20_body">An independent stream of events on a staff. The term 'layer' in used instead of 'voice' in order to avoid confusion between 'voice' and 'voice leading'. The n attribute is used to establish a connection back to the appropriate layerdef element.</text:p>
      <text:h text:style-name="P239" text:outline-level="1">May contain:</text:h>
      <text:p text:style-name="Text_20_body"><text:a xlink:type="simple" xlink:href="#id111">accid</text:a>, <text:a xlink:type="simple" xlink:href="#id213">add</text:a>, <text:a xlink:type="simple" xlink:href="#id390">anchoredtext</text:a>, <text:a xlink:type="simple" xlink:href="#id296">annot</text:a>, <text:a xlink:type="simple" xlink:href="#id219">app</text:a>, <text:a xlink:type="simple" xlink:href="#id794">arpeg</text:a>, <text:a xlink:type="simple" xlink:href="#id142">artic</text:a>, <text:a xlink:type="simple" xlink:href="#id64">barline</text:a>, <text:a xlink:type="simple" xlink:href="#id894">beam</text:a>, <text:a xlink:type="simple" xlink:href="#id801">beamspan</text:a>, <text:a xlink:type="simple" xlink:href="#id900">beatrpt</text:a>, <text:a xlink:type="simple" xlink:href="#id896">bend</text:a>, <text:a xlink:type="simple" xlink:href="#id812">breath</text:a>, <text:a xlink:type="simple" xlink:href="#id907">btrem</text:a>, <text:a xlink:type="simple" xlink:href="#id58">choice</text:a>, <text:a xlink:type="simple" xlink:href="#id106">chord</text:a>, <text:a xlink:type="simple" xlink:href="#id858">clefchange</text:a>, <text:a xlink:type="simple" xlink:href="#id61">corr</text:a>, <text:a xlink:type="simple" xlink:href="#id172">curve</text:a>, <text:a xlink:type="simple" xlink:href="#id323">custos</text:a>, <text:a xlink:type="simple" xlink:href="#id1208">damage</text:a>, <text:a xlink:type="simple" xlink:href="#id1216">del</text:a>, <text:a xlink:type="simple" xlink:href="#id169">dir</text:a>, <text:a xlink:type="simple" xlink:href="#id228">div</text:a>, <text:a xlink:type="simple" xlink:href="#id158">dot</text:a>, <text:a xlink:type="simple" xlink:href="#id770">dynam</text:a>, <text:a xlink:type="simple" xlink:href="#id817">fermata</text:a>, <text:a xlink:type="simple" xlink:href="#id917">ftrem</text:a>, <text:a xlink:type="simple" xlink:href="#id1329">gap</text:a>, <text:a xlink:type="simple" xlink:href="#id925">gliss</text:a>, <text:a xlink:type="simple" xlink:href="#id824">hairpin</text:a>, <text:a xlink:type="simple" xlink:href="#id932">halfmrpt</text:a>, <text:a xlink:type="simple" xlink:href="#id1322">handshift</text:a>, <text:a xlink:type="simple" xlink:href="#id1134">harm</text:a>, <text:a xlink:type="simple" xlink:href="#id832">harppedal</text:a>, <text:a xlink:type="simple" xlink:href="#id216">ineume</text:a>, <text:a xlink:type="simple" xlink:href="#id396">keysig</text:a>, <text:a xlink:type="simple" xlink:href="#id934">ligature</text:a>, <text:a xlink:type="simple" xlink:href="#id200">line</text:a>, <text:a xlink:type="simple" xlink:href="#id937">lyrics</text:a>, <text:a xlink:type="simple" xlink:href="#id499">mensur</text:a>, <text:a xlink:type="simple" xlink:href="#id679">midi</text:a>, <text:a xlink:type="simple" xlink:href="#id856">mordent</text:a>, <text:a xlink:type="simple" xlink:href="#id723">mrest</text:a>, <text:a xlink:type="simple" xlink:href="#id737">mrpt</text:a>, <text:a xlink:type="simple" xlink:href="#id744">mrpt2</text:a>, <text:a xlink:type="simple" xlink:href="#id749">mspace</text:a>, <text:a xlink:type="simple" xlink:href="#id755">multirest</text:a>, <text:a xlink:type="simple" xlink:href="#id764">multirpt</text:a>, <text:a xlink:type="simple" xlink:href="#id108">note</text:a>, <text:a xlink:type="simple" xlink:href="#id845">octave</text:a>, <text:a xlink:type="simple" xlink:href="#id1220">orig</text:a>, <text:a xlink:type="simple" xlink:href="#id865">pad</text:a>, <text:a xlink:type="simple" xlink:href="#id236">pb</text:a>, <text:a xlink:type="simple" xlink:href="#id1013">pedal</text:a>, <text:a xlink:type="simple" xlink:href="#id779">phrase</text:a>, <text:a xlink:type="simple" xlink:href="#id527">proport</text:a>, <text:a xlink:type="simple" xlink:href="#id1223">reg</text:a>, <text:a xlink:type="simple" xlink:href="#id1020">reh</text:a>, <text:a xlink:type="simple" xlink:href="#id869">rest</text:a>, <text:a xlink:type="simple" xlink:href="#id1226">restore</text:a>, <text:a xlink:type="simple" xlink:href="#id321">sb</text:a>, <text:a xlink:type="simple" xlink:href="#id341">scoredef</text:a>, <text:a xlink:type="simple" xlink:href="#id1230">sic</text:a>, <text:a xlink:type="simple" xlink:href="#id1116">slur</text:a>, <text:a xlink:type="simple" xlink:href="#id887">space</text:a>, <text:a xlink:type="simple" xlink:href="#id451">staffdef</text:a>, <text:a xlink:type="simple" xlink:href="#id436">staffgrp</text:a>, <text:a xlink:type="simple" xlink:href="#id1331">subst</text:a>, <text:a xlink:type="simple" xlink:href="#id1233">supplied</text:a>, <text:a xlink:type="simple" xlink:href="#id944">syllable</text:a>, <text:a xlink:type="simple" xlink:href="#id384">symbol</text:a>, <text:a xlink:type="simple" xlink:href="#id787">tempo</text:a>, <text:a xlink:type="simple" xlink:href="#id1122">tie</text:a>, <text:a xlink:type="simple" xlink:href="#id998">trill</text:a>, <text:a xlink:type="simple" xlink:href="#id898">tuplet</text:a>, <text:a xlink:type="simple" xlink:href="#id1127">tupletspan</text:a>, <text:a xlink:type="simple" xlink:href="#id1005">turn</text:a>, <text:a xlink:type="simple" xlink:href="#id1238">unclear</text:a>, <text:a xlink:type="simple" xlink:href="#id1186">uneume</text:a> </text:p>
      <text:h text:style-name="P239" text:outline-level="1">May occur within:</text:h>
      <text:p text:style-name="Text_20_body"><text:a xlink:type="simple" xlink:href="#id213">add</text:a>, <text:a xlink:type="simple" xlink:href="#id61">corr</text:a>, <text:a xlink:type="simple" xlink:href="#id1208">damage</text:a>, <text:a xlink:type="simple" xlink:href="#id1216">del</text:a>, <text:a xlink:type="simple" xlink:href="#id221">lem</text:a>, <text:a xlink:type="simple" xlink:href="#id1220">orig</text:a>, <text:a xlink:type="simple" xlink:href="#id1174">rdg</text:a>, <text:a xlink:type="simple" xlink:href="#id1223">reg</text:a>, <text:a xlink:type="simple" xlink:href="#id1226">restore</text:a>, <text:a xlink:type="simple" xlink:href="#id1230">sic</text:a>, <text:a xlink:type="simple" xlink:href="#id671">staff</text:a>, <text:a xlink:type="simple" xlink:href="#id1233">supplied</text:a>, <text:a xlink:type="simple" xlink:href="#id1238">unclear</text:a> </text:p>
      <text:h text:style-name="P239" text:outline-level="1">Attributes:</text:h>
      <text:list xml:id="list30701176" text:style-name="L110">
        <text:list-item>
          <text:p text:style-name="P110">copyof, optional, xs:IDREF<text:line-break/>points to an element of which the current element is a copy.</text:p>
        </text:list-item>
        <text:list-item>
          <text:p text:style-name="P110">corresp, optional, xs:IDREFS<text:line-break/>used to point to other elements that correspond to this one in a generic fashion.</text:p>
        </text:list-item>
        <text:list-item>
          <text:p text:style-name="P110">facs, optional, xs:IDREFS<text:line-break/>permits the current element to reference a facsimile image or image zone which corresponds to it.</text:p>
        </text:list-item>
        <text:list-item>
          <text:p text:style-name="P110">n, optional, xs:NMTOKEN<text:line-break/>provides a label (name or number) for an element. While its value need not be unique, it is required to be a single token.</text:p>
        </text:list-item>
        <text:list-item>
          <text:p text:style-name="P110">next, optional, xs:IDREFS<text:line-break/>used to point to the next event(s) in a user-defined collection.</text:p>
        </text:list-item>
        <text:list-item>
          <text:p text:style-name="P110"><text:soft-page-break/>prev, optional, xs:IDREFS<text:line-break/>points to the previous event(s) in a user-defined collection.</text:p>
        </text:list-item>
        <text:list-item>
          <text:p text:style-name="P110">sameas, optional, xs:IDREFS<text:line-break/>points to an element that is the same as the current element but is not a literal copy of the current element.</text:p>
        </text:list-item>
        <text:list-item>
          <text:p text:style-name="P110">synch, optional, xs:IDREFS<text:line-break/>points to elements that are synchronous with the current element.</text:p>
        </text:list-item>
        <text:list-item>
          <text:p text:style-name="P110">visible, optional, xs:token, true, false<text:line-break/>indicates if a feature should be rendered when the notation is presented graphically or sounded.</text:p>
        </text:list-item>
        <text:list-item>
          <text:p text:style-name="P110">when, optional, xs:IDREF<text:line-break/>indicates the point of occurrence of this feature along a timeline. Its value must be the ID of a &lt;when&gt; element.</text:p>
        </text:list-item>
        <text:list-item>
          <text:p text:style-name="P110">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shared</text:p>
      <text:h text:style-name="P238" text:outline-level="1"><text:bookmark text:name="id454"/>&lt;layerdef&gt; layer definition</text:h>
      <text:h text:style-name="P239" text:outline-level="1">Description:</text:h>
      <text:p text:style-name="Text_20_body">Container for layer meta-information.</text:p>
      <text:h text:style-name="P239" text:outline-level="1">May contain:</text:h>
      <text:p text:style-name="Text_20_body"><text:a xlink:type="simple" xlink:href="#id421">instrdef</text:a> </text:p>
      <text:h text:style-name="P239" text:outline-level="1">May occur within:</text:h>
      <text:p text:style-name="Text_20_body"><text:a xlink:type="simple" xlink:href="#id451">staffdef</text:a> </text:p>
      <text:h text:style-name="P239" text:outline-level="1">Attributes:</text:h>
      <text:list xml:id="list30697342" text:style-name="L111">
        <text:list-item>
          <text:p text:style-name="P111">beam.group, optional, CDATA<text:line-break/>provides an example of how beaming (including secondary beams) is to be performed. It can be used to set a default beaming pattern to be used when no beaming is indicated at the event level. beam.group must contain a comma-separated list of time values that add up to a measure, e.g., in 4/4 time '4,4,4,4' indicates each quarter note worth of shorter notes would be beamed together. Parentheses can be used to indicate sub-groupings of secondary beams. For example, '(4.,4.,4.)' in 9/8 meter indicates one outer beam per measure with secondary beams broken at each dotted quarter duration, while a measure of 16th notes in 4/4 with beam.group equal to '(4,4),(4,4)' will result in a primary beam covering all the notes and secondary beams each group of 4 notes. This beaming "directive" can be overridden by using &lt;beam&gt; elements. If neither &lt;beam&gt; elements or the beam.group attribute is used, then no beaming is rendered. Beaming can be 'turned off' by setting beam.group to an empty string.</text:p>
        </text:list-item>
        <text:list-item>
          <text:p text:style-name="P111">beam.rend, optional, xs:token, acc, rit, norm<text:line-break/>encodes whether a beam is feathered and in which direction.</text:p>
        </text:list-item>
        <text:list-item>
          <text:p text:style-name="P111">beam.rests, optional, xs:token, true, false<text:line-break/>indicates whether beams should include rests shorter than a quarter note duration.</text:p>
        </text:list-item>
        <text:list-item>
          <text:p text:style-name="P111"><text:soft-page-break/>beam.slope, optional, xs:decimal<text:line-break/>captures default beam slope.</text:p>
        </text:list-item>
        <text:list-item>
          <text:p text:style-name="P111">dur.default, optional, xs:token, long, breve, 1, 2, 4, 8, 16, 32, 64, 128, 256, 512, 1024, 2048, maxima, longa, brevis, semibrevis, minima, semiminima, fusa, semifusa<text:line-break/>contains a default duration in those situations when the first note, rest, chord, etc. in a measure does not have a duration specified.</text:p>
        </text:list-item>
        <text:list-item>
          <text:p text:style-name="P111">instr, optional, xs:IDREF<text:line-break/>provides a way of pointing to a MIDI instrument definition. It must contain the ID of an &lt;instrdef&gt; element elsewhere in the document.</text:p>
        </text:list-item>
        <text:list-item>
          <text:p text:style-name="P111">n, optional, xs:NMTOKEN<text:line-break/>provides a label (name or number) for an element. While its value need not be unique, it is required to be a single token.</text:p>
        </text:list-item>
        <text:list-item>
          <text:p text:style-name="P111">octave.default, optional, xs:nonNegativeInteger, 0 - 9<text:line-break/>contains a default octave specification for use when the first note, rest, chord, etc. in a measure does not have an octave value specified.</text:p>
        </text:list-item>
        <text:list-item>
          <text:p text:style-name="P111">text.fam, optional, xs:token<text:line-break/>provides a default value for the font family name of text (other than lyrics) when this information is not provided on the individual elements.</text:p>
        </text:list-item>
        <text:list-item>
          <text:p text:style-name="P111">text.name, optional, xs:token<text:line-break/>provides a default value for the font name of text (other than lyrics) when this information is not provided on the individual elements.</text:p>
        </text:list-item>
        <text:list-item>
          <text:p text:style-name="P111">text.size, optional, xs:decimal<text:line-break/>provides a default value for the font size of text (other than lyrics) when this information is not provided on the individual elements.</text:p>
        </text:list-item>
        <text:list-item>
          <text:p text:style-name="P111">text.style, optional, xs:token, ital, normal, oblique<text:line-break/>provides a default value for the font style of text (other than lyrics) when this information is not provided on the individual elements.</text:p>
        </text:list-item>
        <text:list-item>
          <text:p text:style-name="P111">text.weight, optional, xs:token, bold<text:line-break/>provides a default value for the font weight for text (other than lyrics) when this information is not provided on the individual elements.</text:p>
        </text:list-item>
        <text:list-item>
          <text:p text:style-name="P111">visible, optional, xs:token, true, false<text:line-break/>indicates if a feature should be rendered when the notation is presented graphically or sounded.</text:p>
        </text:list-item>
        <text:list-item>
          <text:p text:style-name="P111">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shared</text:p>
      <text:h text:style-name="P238" text:outline-level="1"><text:bookmark text:name="id232"/>&lt;lb&gt; line break</text:h>
      <text:h text:style-name="P239" text:outline-level="1">Description:</text:h>
      <text:p text:style-name="Text_20_body">An empty formatting element that forces text to begin on a new line. The n attribute should be used to record a label for the line, i.e., most likely a line number. See comment on &lt;verse&gt; element for description of func attribute. Do not confuse this element with the &lt;sb&gt; element, which performs a similar function for musical notation.</text:p>
      <text:h text:style-name="P239" text:outline-level="1"><text:soft-page-break/>May contain:</text:h>
      <text:p text:style-name="Text_20_body">EMPTY</text:p>
      <text:h text:style-name="P239" text:outline-level="1">May occur within:</text:h>
      <text:p text:style-name="Text_20_body"><text:a xlink:type="simple" xlink:href="#id210">abbr</text:a>, <text:a xlink:type="simple" xlink:href="#id1373">accessdesc</text:a>, <text:a xlink:type="simple" xlink:href="#id1370">acqsource</text:a>, <text:a xlink:type="simple" xlink:href="#id213">add</text:a>, <text:a xlink:type="simple" xlink:href="#id55">addressline</text:a>, <text:a xlink:type="simple" xlink:href="#id30">altmeiid</text:a>, <text:a xlink:type="simple" xlink:href="#id390">anchoredtext</text:a>, <text:a xlink:type="simple" xlink:href="#id296">annot</text:a>, <text:a xlink:type="simple" xlink:href="#id1569">back</text:a>, <text:a xlink:type="simple" xlink:href="#id203">bibl</text:a>, <text:a xlink:type="simple" xlink:href="#id267">caption</text:a>, <text:a xlink:type="simple" xlink:href="#id1400">condition</text:a>, <text:a xlink:type="simple" xlink:href="#id1046">corpname</text:a>, <text:a xlink:type="simple" xlink:href="#id61">corr</text:a>, <text:a xlink:type="simple" xlink:href="#id1208">damage</text:a>, <text:a xlink:type="simple" xlink:href="#id1079">date</text:a>, <text:a xlink:type="simple" xlink:href="#id1216">del</text:a>, <text:a xlink:type="simple" xlink:href="#id1403">dimensions</text:a>, <text:a xlink:type="simple" xlink:href="#id169">dir</text:a>, <text:a xlink:type="simple" xlink:href="#id228">div</text:a>, <text:a xlink:type="simple" xlink:href="#id770">dynam</text:a>, <text:a xlink:type="simple" xlink:href="#id207">edition</text:a>, <text:a xlink:type="simple" xlink:href="#id1406">exhibithist</text:a>, <text:a xlink:type="simple" xlink:href="#id1243">expan</text:a>, <text:a xlink:type="simple" xlink:href="#id1357">extent</text:a>, <text:a xlink:type="simple" xlink:href="#id49">extref</text:a>, <text:a xlink:type="simple" xlink:href="#id1539">front</text:a>, <text:a xlink:type="simple" xlink:href="#id239">fw</text:a>, <text:a xlink:type="simple" xlink:href="#id1065">geogname</text:a>, <text:a xlink:type="simple" xlink:href="#id1411">hand</text:a>, <text:a xlink:type="simple" xlink:href="#id1134">harm</text:a>, <text:a xlink:type="simple" xlink:href="#id251">head</text:a>, <text:a xlink:type="simple" xlink:href="#id1092">identifier</text:a>, <text:a xlink:type="simple" xlink:href="#id1416">inscription</text:a>, <text:a xlink:type="simple" xlink:href="#id254">item</text:a>, <text:a xlink:type="simple" xlink:href="#id288">l</text:a>, <text:a xlink:type="simple" xlink:href="#id441">label</text:a>, <text:a xlink:type="simple" xlink:href="#id1441">language</text:a>, <text:a xlink:type="simple" xlink:href="#id221">lem</text:a>, <text:a xlink:type="simple" xlink:href="#id200">line</text:a>, <text:a xlink:type="simple" xlink:href="#id1035">name</text:a>, <text:a xlink:type="simple" xlink:href="#id1083">num</text:a>, <text:a xlink:type="simple" xlink:href="#id1220">orig</text:a>, <text:a xlink:type="simple" xlink:href="#id260">p</text:a>, <text:a xlink:type="simple" xlink:href="#id1072">periodname</text:a>, <text:a xlink:type="simple" xlink:href="#id1060">persname</text:a>, <text:a xlink:type="simple" xlink:href="#id412">pgfoot1</text:a>, <text:a xlink:type="simple" xlink:href="#id415">pgfoot2</text:a>, <text:a xlink:type="simple" xlink:href="#id406">pghead1</text:a>, <text:a xlink:type="simple" xlink:href="#id409">pghead2</text:a>, <text:a xlink:type="simple" xlink:href="#id1422">physloc</text:a>, <text:a xlink:type="simple" xlink:href="#id1419">physmedium</text:a>, <text:a xlink:type="simple" xlink:href="#id1376">price</text:a>, <text:a xlink:type="simple" xlink:href="#id1425">provenance</text:a>, <text:a xlink:type="simple" xlink:href="#id1174">rdg</text:a>, <text:a xlink:type="simple" xlink:href="#id1340">ref</text:a>, <text:a xlink:type="simple" xlink:href="#id1223">reg</text:a>, <text:a xlink:type="simple" xlink:href="#id1020">reh</text:a>, <text:a xlink:type="simple" xlink:href="#id1023">rend</text:a>, <text:a xlink:type="simple" xlink:href="#id1069">repository</text:a>, <text:a xlink:type="simple" xlink:href="#id1226">restore</text:a>, <text:a xlink:type="simple" xlink:href="#id1230">sic</text:a>, <text:a xlink:type="simple" xlink:href="#id1032">stack</text:a>, <text:a xlink:type="simple" xlink:href="#id1075">stylename</text:a>, <text:a xlink:type="simple" xlink:href="#id1233">supplied</text:a>, <text:a xlink:type="simple" xlink:href="#id948">syl</text:a>, <text:a xlink:type="simple" xlink:href="#id1382">sysreq</text:a>, <text:a xlink:type="simple" xlink:href="#id278">td</text:a>, <text:a xlink:type="simple" xlink:href="#id787">tempo</text:a>, <text:a xlink:type="simple" xlink:href="#id1451">term</text:a>, <text:a xlink:type="simple" xlink:href="#id272">th</text:a>, <text:a xlink:type="simple" xlink:href="#id1087">title</text:a>, <text:a xlink:type="simple" xlink:href="#id1429">titlepage</text:a>, <text:a xlink:type="simple" xlink:href="#id1432">treatmenthist</text:a>, <text:a xlink:type="simple" xlink:href="#id1435">treatmentsched</text:a>, <text:a xlink:type="simple" xlink:href="#id1238">unclear</text:a>, <text:a xlink:type="simple" xlink:href="#id1379">userestrict</text:a>, <text:a xlink:type="simple" xlink:href="#id167">verse</text:a> </text:p>
      <text:h text:style-name="P239" text:outline-level="1">Attributes:</text:h>
      <text:list xml:id="list30703841" text:style-name="L112">
        <text:list-item>
          <text:p text:style-name="P112">facs, optional, xs:IDREFS<text:line-break/>permits the current element to reference a facsimile image or image zone which corresponds to it.</text:p>
        </text:list-item>
        <text:list-item>
          <text:p text:style-name="P112">func, optional, xs:token, line, group<text:line-break/>states whether the line break follows a single line or a line group.</text:p>
        </text:list-item>
        <text:list-item>
          <text:p text:style-name="P112">n, optional, xs:NMTOKEN<text:line-break/>provides a label (name or number) for an element. While its value need not be unique, it is required to be a single token.</text:p>
        </text:list-item>
        <text:list-item>
          <text:p text:style-name="P112">source, optional, xs:IDREFS<text:line-break/>contains a list of one or more pointers indicating the sources which attest to a given reading. Each value should correspond to the ID of a &lt;source&gt; element located in the document header.</text:p>
        </text:list-item>
        <text:list-item>
          <text:p text:style-name="P112">subtype, optional, xs:NMTOKEN<text:line-break/>provide any sub-classification for the element, additional to that given by its type attribute.</text:p>
        </text:list-item>
        <text:list-item>
          <text:p text:style-name="P112">type, optional, xs:NMTOKEN<text:line-break/>characterizes the element in some sense, using any convenient classification scheme or typology.</text:p>
        </text:list-item>
        <text:list-item>
          <text:p text:style-name="P112">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shared</text:p>
      <text:h text:style-name="P238" text:outline-level="1"><text:bookmark text:name="id221"/>&lt;lem&gt; lemma</text:h>
      <text:h text:style-name="P239" text:outline-level="1">Description:</text:h>
      <text:p text:style-name="Text_20_body">Contains the lemma, or base text, of a textual variation. The lem element may also be used, under some circumstances, to record the base text of the source edition, to mark the readings of a base witness, to indicate the preference of an editor or encoder for a particular reading, or to make clear, in cases of ambiguity, precisely which portion of the main text the variation applies to. Those who prefer to work without the notion of a base text may prefer not to use it at all. An integer indicating the position of this reading in a sequence, when there is reason to presume a sequence of the variant readings, may be captured in the seq attribute.</text:p>
      <text:h text:style-name="P239" text:outline-level="1">May contain:</text:h>
      <text:p text:style-name="Text_20_body">PCDATA, <text:a xlink:type="simple" xlink:href="#id210">abbr</text:a>, <text:a xlink:type="simple" xlink:href="#id111">accid</text:a>, <text:a xlink:type="simple" xlink:href="#id213">add</text:a>, <text:a xlink:type="simple" xlink:href="#id53">address</text:a>, <text:a xlink:type="simple" xlink:href="#id390">anchoredtext</text:a>, <text:a xlink:type="simple" xlink:href="#id296">annot</text:a>, <text:a xlink:type="simple" xlink:href="#id219">app</text:a>, <text:a xlink:type="simple" xlink:href="#id794">arpeg</text:a>, <text:a xlink:type="simple" xlink:href="#id142">artic</text:a>, <text:a xlink:type="simple" xlink:href="#id64">barline</text:a>, <text:a xlink:type="simple" xlink:href="#id894">beam</text:a>, <text:a xlink:type="simple" xlink:href="#id801">beamspan</text:a>, <text:a xlink:type="simple" xlink:href="#id900">beatrpt</text:a>, <text:a xlink:type="simple" xlink:href="#id896">bend</text:a>, <text:a xlink:type="simple" xlink:href="#id203">bibl</text:a>, <text:a xlink:type="simple" xlink:href="#id243">blockquote</text:a>, <text:a xlink:type="simple" xlink:href="#id812">breath</text:a>, <text:a xlink:type="simple" xlink:href="#id907">btrem</text:a>, <text:a xlink:type="simple" xlink:href="#id58">choice</text:a>, <text:a xlink:type="simple" xlink:href="#id106">chord</text:a>, <text:a xlink:type="simple" xlink:href="#id858">clefchange</text:a>, <text:a xlink:type="simple" xlink:href="#id1046">corpname</text:a>, <text:a xlink:type="simple" xlink:href="#id61">corr</text:a>, <text:a xlink:type="simple" xlink:href="#id172">curve</text:a>, <text:a xlink:type="simple" xlink:href="#id323">custos</text:a>, <text:a xlink:type="simple" xlink:href="#id1208">damage</text:a>, <text:a xlink:type="simple" xlink:href="#id1079">date</text:a>, <text:a xlink:type="simple" xlink:href="#id1216">del</text:a>, <text:a xlink:type="simple" xlink:href="#id169">dir</text:a>, <text:a xlink:type="simple" xlink:href="#id228">div</text:a>, <text:a xlink:type="simple" xlink:href="#id158">dot</text:a>, <text:a xlink:type="simple" xlink:href="#id770">dynam</text:a>, <text:a xlink:type="simple" xlink:href="#id666">ending</text:a>, <text:a xlink:type="simple" xlink:href="#id1243">expan</text:a>, <text:a xlink:type="simple" xlink:href="#id223">expansion</text:a>, <text:a xlink:type="simple" xlink:href="#id34">extptr</text:a>, <text:a xlink:type="simple" xlink:href="#id49">extref</text:a>, <text:a xlink:type="simple" xlink:href="#id817">fermata</text:a>, <text:a xlink:type="simple" xlink:href="#id1096">fig</text:a>, <text:a xlink:type="simple" xlink:href="#id917">ftrem</text:a>, <text:a xlink:type="simple" xlink:href="#id1329">gap</text:a>, <text:a xlink:type="simple" xlink:href="#id1065">geogname</text:a>, <text:a xlink:type="simple" xlink:href="#id925">gliss</text:a>, <text:soft-page-break/><text:a xlink:type="simple" xlink:href="#id824">hairpin</text:a>, <text:a xlink:type="simple" xlink:href="#id932">halfmrpt</text:a>, <text:a xlink:type="simple" xlink:href="#id1322">handshift</text:a>, <text:a xlink:type="simple" xlink:href="#id1134">harm</text:a>, <text:a xlink:type="simple" xlink:href="#id832">harppedal</text:a>, <text:a xlink:type="simple" xlink:href="#id1092">identifier</text:a>, <text:a xlink:type="simple" xlink:href="#id216">ineume</text:a>, <text:a xlink:type="simple" xlink:href="#id396">keysig</text:a>, <text:a xlink:type="simple" xlink:href="#id675">layer</text:a>, <text:a xlink:type="simple" xlink:href="#id232">lb</text:a>, <text:a xlink:type="simple" xlink:href="#id285">lg</text:a>, <text:a xlink:type="simple" xlink:href="#id934">ligature</text:a>, <text:a xlink:type="simple" xlink:href="#id200">line</text:a>, <text:a xlink:type="simple" xlink:href="#id248">list</text:a>, <text:a xlink:type="simple" xlink:href="#id937">lyrics</text:a>, <text:a xlink:type="simple" xlink:href="#id1151">measure</text:a>, <text:a xlink:type="simple" xlink:href="#id499">mensur</text:a>, <text:a xlink:type="simple" xlink:href="#id679">midi</text:a>, <text:a xlink:type="simple" xlink:href="#id856">mordent</text:a>, <text:a xlink:type="simple" xlink:href="#id723">mrest</text:a>, <text:a xlink:type="simple" xlink:href="#id737">mrpt</text:a>, <text:a xlink:type="simple" xlink:href="#id744">mrpt2</text:a>, <text:a xlink:type="simple" xlink:href="#id749">mspace</text:a>, <text:a xlink:type="simple" xlink:href="#id755">multirest</text:a>, <text:a xlink:type="simple" xlink:href="#id764">multirpt</text:a>, <text:a xlink:type="simple" xlink:href="#id1035">name</text:a>, <text:a xlink:type="simple" xlink:href="#id108">note</text:a>, <text:a xlink:type="simple" xlink:href="#id1083">num</text:a>, <text:a xlink:type="simple" xlink:href="#id845">octave</text:a>, <text:a xlink:type="simple" xlink:href="#id1220">orig</text:a>, <text:a xlink:type="simple" xlink:href="#id1155">ossia</text:a>, <text:a xlink:type="simple" xlink:href="#id260">p</text:a>, <text:a xlink:type="simple" xlink:href="#id865">pad</text:a>, <text:a xlink:type="simple" xlink:href="#id236">pb</text:a>, <text:a xlink:type="simple" xlink:href="#id1013">pedal</text:a>, <text:a xlink:type="simple" xlink:href="#id1072">periodname</text:a>, <text:a xlink:type="simple" xlink:href="#id1060">persname</text:a>, <text:a xlink:type="simple" xlink:href="#id779">phrase</text:a>, <text:a xlink:type="simple" xlink:href="#id527">proport</text:a>, <text:a xlink:type="simple" xlink:href="#id1338">ptr</text:a>, <text:a xlink:type="simple" xlink:href="#id1340">ref</text:a>, <text:a xlink:type="simple" xlink:href="#id1223">reg</text:a>, <text:a xlink:type="simple" xlink:href="#id1020">reh</text:a>, <text:a xlink:type="simple" xlink:href="#id1023">rend</text:a>, <text:a xlink:type="simple" xlink:href="#id1069">repository</text:a>, <text:a xlink:type="simple" xlink:href="#id869">rest</text:a>, <text:a xlink:type="simple" xlink:href="#id1226">restore</text:a>, <text:a xlink:type="simple" xlink:href="#id321">sb</text:a>, <text:a xlink:type="simple" xlink:href="#id341">scoredef</text:a>, <text:a xlink:type="simple" xlink:href="#id659">section</text:a>, <text:a xlink:type="simple" xlink:href="#id1230">sic</text:a>, <text:a xlink:type="simple" xlink:href="#id1116">slur</text:a>, <text:a xlink:type="simple" xlink:href="#id887">space</text:a>, <text:a xlink:type="simple" xlink:href="#id1032">stack</text:a>, <text:a xlink:type="simple" xlink:href="#id671">staff</text:a>, <text:a xlink:type="simple" xlink:href="#id451">staffdef</text:a>, <text:a xlink:type="simple" xlink:href="#id436">staffgrp</text:a>, <text:a xlink:type="simple" xlink:href="#id1075">stylename</text:a>, <text:a xlink:type="simple" xlink:href="#id1331">subst</text:a>, <text:a xlink:type="simple" xlink:href="#id1233">supplied</text:a>, <text:a xlink:type="simple" xlink:href="#id948">syl</text:a>, <text:a xlink:type="simple" xlink:href="#id944">syllable</text:a>, <text:a xlink:type="simple" xlink:href="#id384">symbol</text:a>, <text:a xlink:type="simple" xlink:href="#id264">table</text:a>, <text:a xlink:type="simple" xlink:href="#id787">tempo</text:a>, <text:a xlink:type="simple" xlink:href="#id1122">tie</text:a>, <text:a xlink:type="simple" xlink:href="#id1087">title</text:a>, <text:a xlink:type="simple" xlink:href="#id998">trill</text:a>, <text:a xlink:type="simple" xlink:href="#id898">tuplet</text:a>, <text:a xlink:type="simple" xlink:href="#id1127">tupletspan</text:a>, <text:a xlink:type="simple" xlink:href="#id1005">turn</text:a>, <text:a xlink:type="simple" xlink:href="#id1238">unclear</text:a>, <text:a xlink:type="simple" xlink:href="#id1186">uneume</text:a>, <text:a xlink:type="simple" xlink:href="#id167">verse</text:a> </text:p>
      <text:h text:style-name="P239" text:outline-level="1">May occur within:</text:h>
      <text:p text:style-name="Text_20_body"><text:a xlink:type="simple" xlink:href="#id219">app</text:a> </text:p>
      <text:h text:style-name="P239" text:outline-level="1">Attributes:</text:h>
      <text:list xml:id="list30698396" text:style-name="L113">
        <text:list-item>
          <text:p text:style-name="P113">cause, optional, xs:NMTOKEN<text:line-break/>classifies the cause for the variant reading, according to any appropriate typology of possible origins.</text:p>
        </text:list-item>
        <text:list-item>
          <text:p text:style-name="P113">copyof, optional, xs:IDREF<text:line-break/>points to an element of which the current element is a copy.</text:p>
        </text:list-item>
        <text:list-item>
          <text:p text:style-name="P113">corresp, optional, xs:IDREFS<text:line-break/>used to point to other elements that correspond to this one in a generic fashion.</text:p>
        </text:list-item>
        <text:list-item>
          <text:p text:style-name="P113">entityref, optional, xs:ENTITY<text:line-break/>uses a previously-declared entity to identify an external electronic object.</text:p>
        </text:list-item>
        <text:list-item>
          <text:p text:style-name="P113">hand, optional, xs:IDREF<text:line-break/>signifies the hand responsible for an action. The value must be the ID of a &lt;hand&gt; element declared in the header.</text:p>
        </text:list-item>
        <text:list-item>
          <text:p text:style-name="P113">n, optional, xs:NMTOKEN<text:line-break/>provides a label (name or number) for an element. While its value need not be unique, it is required to be a single token.</text:p>
        </text:list-item>
        <text:list-item>
          <text:p text:style-name="P113">next, optional, xs:IDREFS<text:line-break/>used to point to the next event(s) in a user-defined collection.</text:p>
        </text:list-item>
        <text:list-item>
          <text:p text:style-name="P113">plist, optional, xs:IDREFS<text:line-break/>contains a space separated list of ID references that identify logical events that participate in a collection, such as notes under a phrase mark.</text:p>
        </text:list-item>
        <text:list-item>
          <text:p text:style-name="P113">prev, optional, xs:IDREFS<text:line-break/>points to the previous event(s) in a user-defined collection.</text:p>
        </text:list-item>
        <text:list-item>
          <text:p text:style-name="P113">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113">sameas, optional, xs:IDREFS<text:line-break/>points to an element that is the same as the current element but is not a literal copy of the current element.</text:p>
        </text:list-item>
        <text:list-item>
          <text:p text:style-name="P113">seq, optional, xs:positiveInteger<text:line-break/>used to assign a sequence number related to the order in which the encoded features carrying this attribute are believed to have occurred.</text:p>
        </text:list-item>
        <text:list-item>
          <text:p text:style-name="P113">source, optional, xs:IDREFS<text:line-break/>contains a list of one or more pointers indicating the sources which attest to a given reading. Each value should correspond to the ID of a &lt;source&gt; element located in the document header.</text:p>
        </text:list-item>
        <text:list-item>
          <text:p text:style-name="P113">subtype, optional, xs:NMTOKEN<text:line-break/>provide any sub-classification for the element, additional to that given by its type attribute.</text:p>
        </text:list-item>
        <text:list-item>
          <text:p text:style-name="P113">synch, optional, xs:IDREFS<text:line-break/>points to elements that are synchronous with the current element.</text:p>
        </text:list-item>
        <text:list-item>
          <text:p text:style-name="P113"><text:soft-page-break/>targettype, optional, xs:NMTOKEN<text:line-break/>in contrast with the role attribute, allows the target resource to be characterized using any convenient classification scheme or typology.</text:p>
        </text:list-item>
        <text:list-item>
          <text:p text:style-name="P113">type, optional, xs:NMTOKEN<text:line-break/>characterizes the element in some sense, using any convenient classification scheme or typology.</text:p>
        </text:list-item>
        <text:list-item>
          <text:p text:style-name="P113">when, optional, xs:IDREF<text:line-break/>indicates the point of occurrence of this feature along a timeline. Its value must be the ID of a &lt;when&gt; element.</text:p>
        </text:list-item>
        <text:list-item>
          <text:p text:style-name="P113">xlink:actuate, optional, xs:token, onLoad, onRequest, other, none<text:line-break/>defines whether a link occurs automatically or must be requested by the user. It is used in conjunction with the show attribute to determine link behavior.</text:p>
        </text:list-item>
        <text:list-item>
          <text:p text:style-name="P113">xlink:href, optional, xs:anyURI<text:line-break/>allows the use of an previously-undeclared URI to identify an external electronic object.</text:p>
        </text:list-item>
        <text:list-item>
          <text:p text:style-name="P113">xlink:role, optional, xs:anyURI<text:line-break/>indicates a property of the entire link. The value of the role attribute must be a URI reference as defined in [IETF RFC 2396], except that if the URI scheme used is allowed to have absolute and relative forms, the URI portion must be absolute. The URI reference identifies some resource that describes the intended property. When no value is supplied, no particular role value is to be inferred.</text:p>
        </text:list-item>
        <text:list-item>
          <text:p text:style-name="P113">xlink:show, optional, xs:token, new, replace, other, none<text:line-break/>defines whether a remote resource that is the target of a link appears at the point of the link, replaces the existing link, or appears in a new window.</text:p>
        </text:list-item>
        <text:list-item>
          <text:p text:style-name="P113">xlink:title, optional, CDATA<text:line-break/>contains a human-readable description of the entire link. A value is optional; if a value is supplied, it should contain a string that describes the resource. The use of this information is highly dependent on the type of processing being done. It may be used, for example, to make titles available to applications used by visually impaired users, or to create a table of links, or to present help text that appears when a user lets a mouse pointer hover over a starting resource.</text:p>
        </text:list-item>
        <text:list-item>
          <text:p text:style-name="P113">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critapp</text:p>
      <text:h text:style-name="P238" text:outline-level="1"><text:bookmark text:name="id285"/>&lt;lg&gt; line group</text:h>
      <text:h text:style-name="P239" text:outline-level="1">Description:</text:h>
      <text:p text:style-name="Text_20_body">Usually contains a lyric verse although it may be used for any section of text that is organized as a group of lines.</text:p>
      <text:h text:style-name="P239" text:outline-level="1">May contain:</text:h>
      <text:p text:style-name="Text_20_body"><text:a xlink:type="simple" xlink:href="#id251">head</text:a>, <text:a xlink:type="simple" xlink:href="#id288">l</text:a> </text:p>
      <text:h text:style-name="P239" text:outline-level="1">May occur within:</text:h>
      <text:p text:style-name="Text_20_body"><text:a xlink:type="simple" xlink:href="#id296">annot</text:a>, <text:a xlink:type="simple" xlink:href="#id243">blockquote</text:a>, <text:a xlink:type="simple" xlink:href="#id1503">creation</text:a>, <text:a xlink:type="simple" xlink:href="#id228">div</text:a>, <text:a xlink:type="simple" xlink:href="#id1098">figdesc</text:a>, <text:a xlink:type="simple" xlink:href="#id239">fw</text:a>, <text:a xlink:type="simple" xlink:href="#id254">item</text:a>, <text:a xlink:type="simple" xlink:href="#id221">lem</text:a>, <text:a xlink:type="simple" xlink:href="#id293">pgdesc</text:a>, <text:a xlink:type="simple" xlink:href="#id412">pgfoot1</text:a>, <text:a xlink:type="simple" xlink:href="#id415">pgfoot2</text:a>, <text:a xlink:type="simple" xlink:href="#id406">pghead1</text:a>, <text:a xlink:type="simple" xlink:href="#id409">pghead2</text:a>, <text:a xlink:type="simple" xlink:href="#id1174">rdg</text:a>, <text:a xlink:type="simple" xlink:href="#id278">td</text:a>, <text:a xlink:type="simple" xlink:href="#id272">th</text:a>, <text:a xlink:type="simple" xlink:href="#id1429">titlepage</text:a> </text:p>
      <text:h text:style-name="P239" text:outline-level="1"><text:soft-page-break/>Attributes:</text:h>
      <text:list xml:id="list30698794" text:style-name="L114">
        <text:list-item>
          <text:p text:style-name="P114">facs, optional, xs:IDREFS<text:line-break/>permits the current element to reference a facsimile image or image zone which corresponds to it.</text:p>
        </text:list-item>
        <text:list-item>
          <text:p text:style-name="P114">n, optional, xs:NMTOKEN<text:line-break/>provides a label (name or number) for an element. While its value need not be unique, it is required to be a single token.</text:p>
        </text:list-item>
        <text:list-item>
          <text:p text:style-name="P114">x, optional, xs:decimal<text:line-break/>encodes an x coordinate for a feature in an output coordinate system. When it is necessary to record the placement of a feature in a facsimile image, use facs attribute.</text:p>
        </text:list-item>
        <text:list-item>
          <text:p text:style-name="P114">xml:id, optional, xs:ID<text:line-break/>regularizes the naming of an element and thus facilitates building links between it and other resources. Each id attribute within a document must have a unique value.</text:p>
        </text:list-item>
        <text:list-item>
          <text:p text:style-name="P114">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item>
          <text:p text:style-name="P114">y, optional, xs:decimal<text:line-break/>encodes an y coordinate for a feature in an output coordinate system. When it is necessary to record the placement of a feature in a facsimile image, use facs attribute.</text:p>
        </text:list-item>
      </text:list>
      <text:h text:style-name="P239" text:outline-level="1">Module:</text:h>
      <text:p text:style-name="Text_20_body">text</text:p>
      <text:h text:style-name="P238" text:outline-level="1"><text:bookmark text:name="id934"/>&lt;ligature&gt; ligature</text:h>
      <text:h text:style-name="P239" text:outline-level="1">Description:</text:h>
      <text:p text:style-name="Text_20_body">The &lt;ligature&gt; element is provided for the encoding of mensural notation where multiple notes are represented by joined symbols.</text:p>
      <text:h text:style-name="P239" text:outline-level="1">May contain:</text:h>
      <text:p text:style-name="Text_20_body"><text:a xlink:type="simple" xlink:href="#id111">accid</text:a>, <text:a xlink:type="simple" xlink:href="#id794">arpeg</text:a>, <text:a xlink:type="simple" xlink:href="#id142">artic</text:a>, <text:a xlink:type="simple" xlink:href="#id64">barline</text:a>, <text:a xlink:type="simple" xlink:href="#id894">beam</text:a>, <text:a xlink:type="simple" xlink:href="#id801">beamspan</text:a>, <text:a xlink:type="simple" xlink:href="#id900">beatrpt</text:a>, <text:a xlink:type="simple" xlink:href="#id896">bend</text:a>, <text:a xlink:type="simple" xlink:href="#id812">breath</text:a>, <text:a xlink:type="simple" xlink:href="#id907">btrem</text:a>, <text:a xlink:type="simple" xlink:href="#id106">chord</text:a>, <text:a xlink:type="simple" xlink:href="#id858">clefchange</text:a>, <text:a xlink:type="simple" xlink:href="#id323">custos</text:a>, <text:a xlink:type="simple" xlink:href="#id169">dir</text:a>, <text:a xlink:type="simple" xlink:href="#id158">dot</text:a>, <text:a xlink:type="simple" xlink:href="#id770">dynam</text:a>, <text:a xlink:type="simple" xlink:href="#id817">fermata</text:a>, <text:a xlink:type="simple" xlink:href="#id917">ftrem</text:a>, <text:a xlink:type="simple" xlink:href="#id925">gliss</text:a>, <text:a xlink:type="simple" xlink:href="#id824">hairpin</text:a>, <text:a xlink:type="simple" xlink:href="#id932">halfmrpt</text:a>, <text:a xlink:type="simple" xlink:href="#id1134">harm</text:a>, <text:a xlink:type="simple" xlink:href="#id832">harppedal</text:a>, <text:a xlink:type="simple" xlink:href="#id216">ineume</text:a>, <text:a xlink:type="simple" xlink:href="#id396">keysig</text:a>, <text:a xlink:type="simple" xlink:href="#id934">ligature</text:a>, <text:a xlink:type="simple" xlink:href="#id937">lyrics</text:a>, <text:a xlink:type="simple" xlink:href="#id499">mensur</text:a>, <text:a xlink:type="simple" xlink:href="#id679">midi</text:a>, <text:a xlink:type="simple" xlink:href="#id856">mordent</text:a>, <text:a xlink:type="simple" xlink:href="#id723">mrest</text:a>, <text:a xlink:type="simple" xlink:href="#id737">mrpt</text:a>, <text:a xlink:type="simple" xlink:href="#id744">mrpt2</text:a>, <text:a xlink:type="simple" xlink:href="#id749">mspace</text:a>, <text:a xlink:type="simple" xlink:href="#id755">multirest</text:a>, <text:a xlink:type="simple" xlink:href="#id764">multirpt</text:a>, <text:a xlink:type="simple" xlink:href="#id108">note</text:a>, <text:a xlink:type="simple" xlink:href="#id845">octave</text:a>, <text:a xlink:type="simple" xlink:href="#id865">pad</text:a>, <text:a xlink:type="simple" xlink:href="#id1013">pedal</text:a>, <text:a xlink:type="simple" xlink:href="#id779">phrase</text:a>, <text:a xlink:type="simple" xlink:href="#id527">proport</text:a>, <text:a xlink:type="simple" xlink:href="#id1020">reh</text:a>, <text:a xlink:type="simple" xlink:href="#id869">rest</text:a>, <text:a xlink:type="simple" xlink:href="#id1116">slur</text:a>, <text:a xlink:type="simple" xlink:href="#id887">space</text:a>, <text:a xlink:type="simple" xlink:href="#id944">syllable</text:a>, <text:a xlink:type="simple" xlink:href="#id787">tempo</text:a>, <text:a xlink:type="simple" xlink:href="#id1122">tie</text:a>, <text:a xlink:type="simple" xlink:href="#id998">trill</text:a>, <text:a xlink:type="simple" xlink:href="#id898">tuplet</text:a>, <text:a xlink:type="simple" xlink:href="#id1127">tupletspan</text:a>, <text:a xlink:type="simple" xlink:href="#id1005">turn</text:a>, <text:a xlink:type="simple" xlink:href="#id1186">uneume</text:a> </text:p>
      <text:h text:style-name="P239" text:outline-level="1">May occur within:</text:h>
      <text:p text:style-name="Text_20_body"><text:a xlink:type="simple" xlink:href="#id213">add</text:a>, <text:a xlink:type="simple" xlink:href="#id894">beam</text:a>, <text:a xlink:type="simple" xlink:href="#id61">corr</text:a>, <text:a xlink:type="simple" xlink:href="#id1208">damage</text:a>, <text:a xlink:type="simple" xlink:href="#id1216">del</text:a>, <text:a xlink:type="simple" xlink:href="#id932">halfmrpt</text:a>, <text:a xlink:type="simple" xlink:href="#id216">ineume</text:a>, <text:a xlink:type="simple" xlink:href="#id675">layer</text:a>, <text:a xlink:type="simple" xlink:href="#id221">lem</text:a>, <text:a xlink:type="simple" xlink:href="#id934">ligature</text:a>, <text:a xlink:type="simple" xlink:href="#id856">mordent</text:a>, <text:a xlink:type="simple" xlink:href="#id108">note</text:a>, <text:a xlink:type="simple" xlink:href="#id1220">orig</text:a>, <text:a xlink:type="simple" xlink:href="#id1174">rdg</text:a>, <text:a xlink:type="simple" xlink:href="#id1223">reg</text:a>, <text:a xlink:type="simple" xlink:href="#id1226">restore</text:a>, <text:a xlink:type="simple" xlink:href="#id1230">sic</text:a>, <text:a xlink:type="simple" xlink:href="#id1233">supplied</text:a>, <text:a xlink:type="simple" xlink:href="#id944">syllable</text:a>, <text:a xlink:type="simple" xlink:href="#id998">trill</text:a>, <text:a xlink:type="simple" xlink:href="#id898">tuplet</text:a>, <text:a xlink:type="simple" xlink:href="#id1005">turn</text:a>, <text:a xlink:type="simple" xlink:href="#id1238">unclear</text:a>, <text:a xlink:type="simple" xlink:href="#id1186">uneume</text:a> </text:p>
      <text:h text:style-name="P239" text:outline-level="1">Attributes:</text:h>
      <text:list xml:id="list30708052" text:style-name="L115">
        <text:list-item>
          <text:p text:style-name="P115">copyof, optional, xs:IDREF<text:line-break/>points to an element of which the current element is a copy.</text:p>
        </text:list-item>
        <text:list-item>
          <text:p text:style-name="P115">corresp, optional, xs:IDREFS<text:line-break/>used to point to other elements that correspond to this one in a generic fashion.</text:p>
        </text:list-item>
        <text:list-item>
          <text:p text:style-name="P115">facs, optional, xs:IDREFS<text:line-break/>permits the current element to reference a facsimile image or image zone which corresponds to it.</text:p>
        </text:list-item>
        <text:list-item>
          <text:p text:style-name="P115"><text:soft-page-break/>form, optional, xs:token, recta, obliqua<text:line-break/>provides an indication of the function of the ligature.</text:p>
        </text:list-item>
        <text:list-item>
          <text:p text:style-name="P115">n, optional, xs:NMTOKEN<text:line-break/>provides a label (name or number) for an element. While its value need not be unique, it is required to be a single token.</text:p>
        </text:list-item>
        <text:list-item>
          <text:p text:style-name="P115">next, optional, xs:IDREFS<text:line-break/>used to point to the next event(s) in a user-defined collection.</text:p>
        </text:list-item>
        <text:list-item>
          <text:p text:style-name="P115">prev, optional, xs:IDREFS<text:line-break/>points to the previous event(s) in a user-defined collection.</text:p>
        </text:list-item>
        <text:list-item>
          <text:p text:style-name="P115">sameas, optional, xs:IDREFS<text:line-break/>points to an element that is the same as the current element but is not a literal copy of the current element.</text:p>
        </text:list-item>
        <text:list-item>
          <text:p text:style-name="P115">synch, optional, xs:IDREFS<text:line-break/>points to elements that are synchronous with the current element.</text:p>
        </text:list-item>
        <text:list-item>
          <text:p text:style-name="P115">when, optional, xs:IDREF<text:line-break/>indicates the point of occurrence of this feature along a timeline. Its value must be the ID of a &lt;when&gt; element.</text:p>
        </text:list-item>
        <text:list-item>
          <text:p text:style-name="P115">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mensural</text:p>
      <text:h text:style-name="P238" text:outline-level="1"><text:bookmark text:name="id200"/>&lt;line&gt; line</text:h>
      <text:h text:style-name="P239" text:outline-level="1">Description:</text:h>
      <text:p text:style-name="Text_20_body">A line that cannot be represented by a more specific element. The starting point of the line may be identified in absolute output coordinate terms using the x1 and y1 attributes or relative to the location of another element using the startid attribute. The attributes in the att.visualoffset class may be used to record horizontal, vertical, or time offsets from the absolute coordinates or from the location of the referenced element. Similarly, the terminal point of the line may be recorded using either the x2 and y2 attributes or in relation to the location of another element using the endid attribute. Attributes in the att.visualoffset2 class maybe used to record the offsets of the ending point. Text content of the line element, e.g. 'gliss.', may be rendered with the line. The appearance of the line is captured in the rend attribute.</text:p>
      <text:h text:style-name="P239" text:outline-level="1">May contain:</text:h>
      <text:p text:style-name="Text_20_body">PCDATA, <text:a xlink:type="simple" xlink:href="#id210">abbr</text:a>, <text:a xlink:type="simple" xlink:href="#id53">address</text:a>, <text:a xlink:type="simple" xlink:href="#id203">bibl</text:a>, <text:a xlink:type="simple" xlink:href="#id1046">corpname</text:a>, <text:a xlink:type="simple" xlink:href="#id1079">date</text:a>, <text:a xlink:type="simple" xlink:href="#id1243">expan</text:a>, <text:a xlink:type="simple" xlink:href="#id34">extptr</text:a>, <text:a xlink:type="simple" xlink:href="#id49">extref</text:a>, <text:a xlink:type="simple" xlink:href="#id1096">fig</text:a>, <text:a xlink:type="simple" xlink:href="#id1065">geogname</text:a>, <text:a xlink:type="simple" xlink:href="#id1092">identifier</text:a>, <text:a xlink:type="simple" xlink:href="#id232">lb</text:a>, <text:a xlink:type="simple" xlink:href="#id1035">name</text:a>, <text:a xlink:type="simple" xlink:href="#id1083">num</text:a>, <text:a xlink:type="simple" xlink:href="#id1072">periodname</text:a>, <text:a xlink:type="simple" xlink:href="#id1060">persname</text:a>, <text:a xlink:type="simple" xlink:href="#id1338">ptr</text:a>, <text:a xlink:type="simple" xlink:href="#id1340">ref</text:a>, <text:a xlink:type="simple" xlink:href="#id1023">rend</text:a>, <text:a xlink:type="simple" xlink:href="#id1069">repository</text:a>, <text:a xlink:type="simple" xlink:href="#id1032">stack</text:a>, <text:a xlink:type="simple" xlink:href="#id1075">stylename</text:a>, <text:a xlink:type="simple" xlink:href="#id1087">title</text:a> </text:p>
      <text:h text:style-name="P239" text:outline-level="1">May occur within:</text:h>
      <text:p text:style-name="Text_20_body"><text:a xlink:type="simple" xlink:href="#id169">dir</text:a>, <text:a xlink:type="simple" xlink:href="#id666">ending</text:a>, <text:a xlink:type="simple" xlink:href="#id1098">figdesc</text:a>, <text:a xlink:type="simple" xlink:href="#id1134">harm</text:a>, <text:a xlink:type="simple" xlink:href="#id675">layer</text:a>, <text:a xlink:type="simple" xlink:href="#id221">lem</text:a>, <text:a xlink:type="simple" xlink:href="#id1151">measure</text:a>, <text:a xlink:type="simple" xlink:href="#id1155">ossia</text:a>, <text:a xlink:type="simple" xlink:href="#id293">pgdesc</text:a>, <text:a xlink:type="simple" xlink:href="#id1174">rdg</text:a>, <text:a xlink:type="simple" xlink:href="#id1548">score</text:a>, <text:a xlink:type="simple" xlink:href="#id659">section</text:a>, <text:a xlink:type="simple" xlink:href="#id671">staff</text:a>, <text:a xlink:type="simple" xlink:href="#id944">syllable</text:a>, <text:a xlink:type="simple" xlink:href="#id382">symboldef</text:a>, <text:a xlink:type="simple" xlink:href="#id787">tempo</text:a> </text:p>
      <text:h text:style-name="P239" text:outline-level="1">Attributes:</text:h>
      <text:list xml:id="list30691087" text:style-name="L116">
        <text:list-item>
          <text:p text:style-name="P116">color, optional, xs:token, "(x[0-9A-Fa-f]{6,6}|aqua|black|fuchsia|gray|green|lime|maroon|navy|olive|purple|red|silver|teal|white|yellow)"<text:line-break/><text:soft-page-break/>used to indicate visual appearance. Do not confuse this with the musical term 'color' as used in pre-CMN notation.</text:p>
        </text:list-item>
        <text:list-item>
          <text:p text:style-name="P116">copyof, optional, xs:IDREF<text:line-break/>points to an element of which the current element is a copy.</text:p>
        </text:list-item>
        <text:list-item>
          <text:p text:style-name="P116">corresp, optional, xs:IDREFS<text:line-break/>used to point to other elements that correspond to this one in a generic fashion.</text:p>
        </text:list-item>
        <text:list-item>
          <text:p text:style-name="P116">endho, optional, xs:decimal<text:line-break/>records the horizontal adjustment of a feature's programmatically-determined end point.</text:p>
        </text:list-item>
        <text:list-item>
          <text:p text:style-name="P116">endid, optional, xs:IDREF<text:line-break/>indicates the final element in a sequence of events to which the feature applies.</text:p>
        </text:list-item>
        <text:list-item>
          <text:p text:style-name="P116">endto, optional, xs:decimal<text:line-break/>records a timestamp adjustment of a feature's programmatically-determined end point.</text:p>
        </text:list-item>
        <text:list-item>
          <text:p text:style-name="P116">endvo, optional, xs:decimal<text:line-break/>records a vertical adjustment of a feature's programmatically-determined end point.</text:p>
        </text:list-item>
        <text:list-item>
          <text:p text:style-name="P116">facs, optional, xs:IDREFS<text:line-break/>permits the current element to reference a facsimile image or image zone which corresponds to it.</text:p>
        </text:list-item>
        <text:list-item>
          <text:p text:style-name="P116">ho, optional, xs:decimal<text:line-break/>records a horizontal adjustment of a feature's programmatically-determinded location in terms of staff interline distance; that is, units of 1/2 the distance between adjacent staves.</text:p>
        </text:list-item>
        <text:list-item>
          <text:p text:style-name="P116">n, optional, xs:NMTOKEN<text:line-break/>provides a label (name or number) for an element. While its value need not be unique, it is required to be a single token.</text:p>
        </text:list-item>
        <text:list-item>
          <text:p text:style-name="P116">next, optional, xs:IDREFS<text:line-break/>used to point to the next event(s) in a user-defined collection.</text:p>
        </text:list-item>
        <text:list-item>
          <text:p text:style-name="P116">prev, optional, xs:IDREFS<text:line-break/>points to the previous event(s) in a user-defined collection.</text:p>
        </text:list-item>
        <text:list-item>
          <text:p text:style-name="P116">rend, optional, xs:token, narrow, medium, wide, dashed, dotted, wavy<text:line-break/>records the appearance of a line.</text:p>
        </text:list-item>
        <text:list-item>
          <text:p text:style-name="P116">sameas, optional, xs:IDREFS<text:line-break/>points to an element that is the same as the current element but is not a literal copy of the current element.</text:p>
        </text:list-item>
        <text:list-item>
          <text:p text:style-name="P116">startho, optional, xs:decimal<text:line-break/>records the horizontal adjustment of a feature's programmatically-determined start point.</text:p>
        </text:list-item>
        <text:list-item>
          <text:p text:style-name="P116">startid, optional, xs:IDREF<text:line-break/>holds a reference to the first element in a sequence of events to which the feature applies.</text:p>
        </text:list-item>
        <text:list-item>
          <text:p text:style-name="P116">startto, optional, xs:decimal<text:line-break/>records a timestamp adjustment of a feature's programmatically-determined start point.</text:p>
        </text:list-item>
        <text:list-item>
          <text:p text:style-name="P116">startvo, optional, xs:decimal<text:line-break/>records a vertical adjustment of a feature's programmatically-determined start point.</text:p>
        </text:list-item>
        <text:list-item>
          <text:p text:style-name="P116">subtype, optional, xs:NMTOKEN<text:line-break/>provide any sub-classification for the element, additional to that given by its type attribute.</text:p>
        </text:list-item>
        <text:list-item>
          <text:p text:style-name="P116">synch, optional, xs:IDREFS<text:line-break/>points to elements that are synchronous with the current element.</text:p>
        </text:list-item>
        <text:list-item>
          <text:p text:style-name="P116">to, optional, xs:decimal<text:line-break/>records a timestamp adjustment of a feature's programmatically-determined location in musical terms; that is, beats.</text:p>
        </text:list-item>
        <text:list-item>
          <text:p text:style-name="P116">type, optional, xs:NMTOKEN<text:line-break/>characterizes the element in some sense, using any convenient classification scheme or typology.</text:p>
        </text:list-item>
        <text:list-item>
          <text:p text:style-name="P116"><text:soft-page-break/>vo, optional, xs:decimal<text:line-break/>records the vertical adjustment of a feature's programmatically-determined location in terms of staff interline distance; that is, units of 1/2 the distance between adjacent staves.</text:p>
        </text:list-item>
        <text:list-item>
          <text:p text:style-name="P116">when, optional, xs:IDREF<text:line-break/>indicates the point of occurrence of this feature along a timeline. Its value must be the ID of a &lt;when&gt; element.</text:p>
        </text:list-item>
        <text:list-item>
          <text:p text:style-name="P116">x, optional, xs:decimal<text:line-break/>encodes an x coordinate for a feature in an output coordinate system. When it is necessary to record the placement of a feature in a facsimile image, use facs attribute.</text:p>
        </text:list-item>
        <text:list-item>
          <text:p text:style-name="P116">x2, optional, xs:decimal<text:line-break/>encodes the optional 2nd x coordinate.</text:p>
        </text:list-item>
        <text:list-item>
          <text:p text:style-name="P116">xml:id, optional, xs:ID<text:line-break/>regularizes the naming of an element and thus facilitates building links between it and other resources. Each id attribute within a document must have a unique value.</text:p>
        </text:list-item>
        <text:list-item>
          <text:p text:style-name="P116">y, optional, xs:decimal<text:line-break/>encodes an y coordinate for a feature in an output coordinate system. When it is necessary to record the placement of a feature in a facsimile image, use facs attribute.</text:p>
        </text:list-item>
        <text:list-item>
          <text:p text:style-name="P116">y2, optional, xs:decimal<text:line-break/>encodes the optional 2nd y coordinate.</text:p>
        </text:list-item>
      </text:list>
      <text:h text:style-name="P239" text:outline-level="1">Module:</text:h>
      <text:p text:style-name="Text_20_body">usersymbols</text:p>
      <text:h text:style-name="P238" text:outline-level="1"><text:bookmark text:name="id248"/>&lt;list&gt; list</text:h>
      <text:h text:style-name="P239" text:outline-level="1">Description:</text:h>
      <text:p text:style-name="Text_20_body">A formatting element that contains as series of items separated from one another and arranged in a linear, of vertical sequence.</text:p>
      <text:h text:style-name="P239" text:outline-level="1">May contain:</text:h>
      <text:p text:style-name="Text_20_body"><text:a xlink:type="simple" xlink:href="#id251">head</text:a>, <text:a xlink:type="simple" xlink:href="#id254">item</text:a> </text:p>
      <text:h text:style-name="P239" text:outline-level="1">May occur within:</text:h>
      <text:p text:style-name="Text_20_body"><text:a xlink:type="simple" xlink:href="#id296">annot</text:a>, <text:a xlink:type="simple" xlink:href="#id243">blockquote</text:a>, <text:a xlink:type="simple" xlink:href="#id1503">creation</text:a>, <text:a xlink:type="simple" xlink:href="#id228">div</text:a>, <text:a xlink:type="simple" xlink:href="#id1098">figdesc</text:a>, <text:a xlink:type="simple" xlink:href="#id239">fw</text:a>, <text:a xlink:type="simple" xlink:href="#id254">item</text:a>, <text:a xlink:type="simple" xlink:href="#id221">lem</text:a>, <text:a xlink:type="simple" xlink:href="#id260">p</text:a>, <text:a xlink:type="simple" xlink:href="#id293">pgdesc</text:a>, <text:a xlink:type="simple" xlink:href="#id412">pgfoot1</text:a>, <text:a xlink:type="simple" xlink:href="#id415">pgfoot2</text:a>, <text:a xlink:type="simple" xlink:href="#id406">pghead1</text:a>, <text:a xlink:type="simple" xlink:href="#id409">pghead2</text:a>, <text:a xlink:type="simple" xlink:href="#id1425">provenance</text:a>, <text:a xlink:type="simple" xlink:href="#id1174">rdg</text:a>, <text:a xlink:type="simple" xlink:href="#id1387">seriesstmt</text:a>, <text:a xlink:type="simple" xlink:href="#id278">td</text:a>, <text:a xlink:type="simple" xlink:href="#id272">th</text:a>, <text:a xlink:type="simple" xlink:href="#id1429">titlepage</text:a> </text:p>
      <text:h text:style-name="P239" text:outline-level="1">Attributes:</text:h>
      <text:list xml:id="list30697870" text:style-name="L117">
        <text:list-item>
          <text:p text:style-name="P117">facs, optional, xs:IDREFS<text:line-break/>permits the current element to reference a facsimile image or image zone which corresponds to it.</text:p>
        </text:list-item>
        <text:list-item>
          <text:p text:style-name="P117">form, optional, xs:token, simple, marked, ordered<text:line-break/>used to identify and format a list. In a "simple" list, &lt;item&gt;s are not numbered or bulleted. In a "marked" list, the sequence of the list items is not critical, and a bullet, box, dash, or other character is displayed at the start of each &lt;item&gt;. In an "ordered" list, the sequence of the items is important, and each &lt;item&gt; is lettered or numbered. Style sheet functions should be used to specify the mark or numeration system for each &lt;item&gt;.</text:p>
        </text:list-item>
        <text:list-item>
          <text:p text:style-name="P117"><text:soft-page-break/>n, optional, xs:NMTOKEN<text:line-break/>provides a label (name or number) for an element. While its value need not be unique, it is required to be a single token.</text:p>
        </text:list-item>
        <text:list-item>
          <text:p text:style-name="P117">x, optional, xs:decimal<text:line-break/>encodes an x coordinate for a feature in an output coordinate system. When it is necessary to record the placement of a feature in a facsimile image, use facs attribute.</text:p>
        </text:list-item>
        <text:list-item>
          <text:p text:style-name="P117">xml:id, optional, xs:ID<text:line-break/>regularizes the naming of an element and thus facilitates building links between it and other resources. Each id attribute within a document must have a unique value.</text:p>
        </text:list-item>
        <text:list-item>
          <text:p text:style-name="P117">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item>
          <text:p text:style-name="P117">y, optional, xs:decimal<text:line-break/>encodes an y coordinate for a feature in an output coordinate system. When it is necessary to record the placement of a feature in a facsimile image, use facs attribute.</text:p>
        </text:list-item>
      </text:list>
      <text:h text:style-name="P239" text:outline-level="1">Module:</text:h>
      <text:p text:style-name="Text_20_body">text</text:p>
      <text:h text:style-name="P238" text:outline-level="1"><text:bookmark text:name="id937"/>&lt;lyrics&gt; lyrics</text:h>
      <text:h text:style-name="P239" text:outline-level="1">Description:</text:h>
      <text:p text:style-name="Text_20_body">The staff attribute gives the staff to which the lyrics are attached. The rhythm of the lyrics will be taken from the notes of that staff. If there is more than 1 layer on that staff, the layer attribute may be used to indicate the layer from which the rhythm should be taken.</text:p>
      <text:h text:style-name="P239" text:outline-level="1">May contain:</text:h>
      <text:p text:style-name="Text_20_body"><text:a xlink:type="simple" xlink:href="#id167">verse</text:a> </text:p>
      <text:h text:style-name="P239" text:outline-level="1">May occur within:</text:h>
      <text:p text:style-name="Text_20_body"><text:a xlink:type="simple" xlink:href="#id213">add</text:a>, <text:a xlink:type="simple" xlink:href="#id61">corr</text:a>, <text:a xlink:type="simple" xlink:href="#id1208">damage</text:a>, <text:a xlink:type="simple" xlink:href="#id1216">del</text:a>, <text:a xlink:type="simple" xlink:href="#id675">layer</text:a>, <text:a xlink:type="simple" xlink:href="#id221">lem</text:a>, <text:a xlink:type="simple" xlink:href="#id934">ligature</text:a>, <text:a xlink:type="simple" xlink:href="#id1151">measure</text:a>, <text:a xlink:type="simple" xlink:href="#id1220">orig</text:a>, <text:a xlink:type="simple" xlink:href="#id1155">ossia</text:a>, <text:a xlink:type="simple" xlink:href="#id1174">rdg</text:a>, <text:a xlink:type="simple" xlink:href="#id1223">reg</text:a>, <text:a xlink:type="simple" xlink:href="#id1226">restore</text:a>, <text:a xlink:type="simple" xlink:href="#id1230">sic</text:a>, <text:a xlink:type="simple" xlink:href="#id1233">supplied</text:a>, <text:a xlink:type="simple" xlink:href="#id944">syllable</text:a>, <text:a xlink:type="simple" xlink:href="#id1238">unclear</text:a> </text:p>
      <text:h text:style-name="P239" text:outline-level="1">Attributes:</text:h>
      <text:list xml:id="list30709433" text:style-name="L118">
        <text:list-item>
          <text:p text:style-name="P118">copyof, optional, xs:IDREF<text:line-break/>points to an element of which the current element is a copy.</text:p>
        </text:list-item>
        <text:list-item>
          <text:p text:style-name="P118">corresp, optional, xs:IDREFS<text:line-break/>used to point to other elements that correspond to this one in a generic fashion.</text:p>
        </text:list-item>
        <text:list-item>
          <text:p text:style-name="P118">facs, optional, xs:IDREFS<text:line-break/>permits the current element to reference a facsimile image or image zone which corresponds to it.</text:p>
        </text:list-item>
        <text:list-item>
          <text:p text:style-name="P118">fontfam, optional, xs:token<text:line-break/>contains the name of a font-family.</text:p>
        </text:list-item>
        <text:list-item>
          <text:p text:style-name="P118">fontname, optional, xs:token<text:line-break/>records the name of the font.</text:p>
        </text:list-item>
        <text:list-item>
          <text:p text:style-name="P118"><text:soft-page-break/>fontsize, optional, xs:decimal<text:line-break/>indicates the size of the font in printers' points, i.e., 1/72ths of an inch.</text:p>
        </text:list-item>
        <text:list-item>
          <text:p text:style-name="P118">fontstyle, optional, xs:token, ital, normal, oblique<text:line-break/>records the style of the font, i.e, italic, oblique, or normal.</text:p>
        </text:list-item>
        <text:list-item>
          <text:p text:style-name="P118">fontweight, optional, xs:token, bold<text:line-break/>used to indicate bold type.</text:p>
        </text:list-item>
        <text:list-item>
          <text:p text:style-name="P118">layer, optional, xs:positiveInteger<text:line-break/>identifies the layer to which a feature applies.</text:p>
        </text:list-item>
        <text:list-item>
          <text:p text:style-name="P118">n, optional, xs:NMTOKEN<text:line-break/>provides a label (name or number) for an element. While its value need not be unique, it is required to be a single token.</text:p>
        </text:list-item>
        <text:list-item>
          <text:p text:style-name="P118">next, optional, xs:IDREFS<text:line-break/>used to point to the next event(s) in a user-defined collection.</text:p>
        </text:list-item>
        <text:list-item>
          <text:p text:style-name="P118">place, optional, xs:token, above, below<text:line-break/>captures the placement of the item with respect to the staff with which it is associated.</text:p>
        </text:list-item>
        <text:list-item>
          <text:p text:style-name="P118">prev, optional, xs:IDREFS<text:line-break/>points to the previous event(s) in a user-defined collection.</text:p>
        </text:list-item>
        <text:list-item>
          <text:p text:style-name="P118">sameas, optional, xs:IDREFS<text:line-break/>points to an element that is the same as the current element but is not a literal copy of the current element.</text:p>
        </text:list-item>
        <text:list-item>
          <text:p text:style-name="P118">staff, required, list of xs:positiveInteger, minimum length of 1<text:line-break/>signifies the staff on which a notated event occurs or to which a control event applies.</text:p>
        </text:list-item>
        <text:list-item>
          <text:p text:style-name="P118">synch, optional, xs:IDREFS<text:line-break/>points to elements that are synchronous with the current element.</text:p>
        </text:list-item>
        <text:list-item>
          <text:p text:style-name="P118">when, optional, xs:IDREF<text:line-break/>indicates the point of occurrence of this feature along a timeline. Its value must be the ID of a &lt;when&gt; element.</text:p>
        </text:list-item>
        <text:list-item>
          <text:p text:style-name="P118">xml:id, optional, xs:ID<text:line-break/>regularizes the naming of an element and thus facilitates building links between it and other resources. Each id attribute within a document must have a unique value.</text:p>
        </text:list-item>
        <text:list-item>
          <text:p text:style-name="P118">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39" text:outline-level="1">Module:</text:h>
      <text:p text:style-name="Text_20_body">lyrics</text:p>
      <text:h text:style-name="P238" text:outline-level="1"><text:bookmark text:name="id699"/>&lt;marker&gt; marker</text:h>
      <text:h text:style-name="P239" text:outline-level="1">Description:</text:h>
      <text:p text:style-name="Text_20_body">MIDI marker meta-event.</text:p>
      <text:h text:style-name="P239" text:outline-level="1">May contain:</text:h>
      <text:p text:style-name="Text_20_body">EMPTY</text:p>
      <text:h text:style-name="P239" text:outline-level="1"><text:soft-page-break/>May occur within:</text:h>
      <text:p text:style-name="Text_20_body"><text:a xlink:type="simple" xlink:href="#id679">midi</text:a> </text:p>
      <text:h text:style-name="P239" text:outline-level="1">Attributes:</text:h>
      <text:list xml:id="list30703282" text:style-name="L119">
        <text:list-item>
          <text:p text:style-name="P119">copyof, optional, xs:IDREF<text:line-break/>points to an element of which the current element is a copy.</text:p>
        </text:list-item>
        <text:list-item>
          <text:p text:style-name="P119">corresp, optional, xs:IDREFS<text:line-break/>used to point to other elements that correspond to this one in a generic fashion.</text:p>
        </text:list-item>
        <text:list-item>
          <text:p text:style-name="P119">layer, optional, xs:positiveInteger<text:line-break/>identifies the layer to which a feature applies.</text:p>
        </text:list-item>
        <text:list-item>
          <text:p text:style-name="P119">n, optional, xs:NMTOKEN<text:line-break/>provides a label (name or number) for an element. While its value need not be unique, it is required to be a single token.</text:p>
        </text:list-item>
        <text:list-item>
          <text:p text:style-name="P119">next, optional, xs:IDREFS<text:line-break/>used to point to the next event(s) in a user-defined collection.</text:p>
        </text:list-item>
        <text:list-item>
          <text:p text:style-name="P119">prev, optional, xs:IDREFS<text:line-break/>points to the previous event(s) in a user-defined collection.</text:p>
        </text:list-item>
        <text:list-item>
          <text:p text:style-name="P119">sameas, optional, xs:IDREFS<text:line-break/>points to an element that is the same as the current element but is not a literal copy of the current element.</text:p>
        </text:list-item>
        <text:list-item>
          <text:p text:style-name="P119">staff, required, list of xs:positiveInteger, minimum length of 1<text:line-break/>signifies the staff on which a notated event occurs or to which a control event applies.</text:p>
        </text:list-item>
        <text:list-item>
          <text:p text:style-name="P119">synch, optional, xs:IDREFS<text:line-break/>points to elements that are synchronous with the current element.</text:p>
        </text:list-item>
        <text:list-item>
          <text:p text:style-name="P119">tstamp, optional, xs:decimal, 0 - ∞<text:line-break/>encodes the onset time in terms of musical time, i.e., beats[.fractional beat part]</text:p>
        </text:list-item>
        <text:list-item>
          <text:p text:style-name="P119">when, optional, xs:IDREF<text:line-break/>indicates the point of occurrence of this feature along a timeline. Its value must be the ID of a &lt;when&gt; element.</text:p>
        </text:list-item>
        <text:list-item>
          <text:p text:style-name="P119">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midi</text:p>
      <text:h text:style-name="P238" text:outline-level="1"><text:bookmark text:name="id1545"/>&lt;mdiv&gt; musical division</text:h>
      <text:h text:style-name="P239" text:outline-level="1">Description:</text:h>
      <text:p text:style-name="Text_20_body">The mdiv element may contain one or both of 2 possible views of the music. The score view is the traditional full and open score while the parts view contains each performer's view of the score; that is, his part. These 2 views are necessary because it is not always possible or desirable to generate one from the other. The score and parts elements are placed here and not directly within the body element because score and part characteristics may change from mdiv to mdiv. For example, the 2nd movement of a symphony may require different performing forces (and therefore different score and part layout) than the other movements. The mdiv element may be recursively nested in order to represent music which exhibits this kind of structure. For example, an opera is normally divided into acts, which are in turn divided into scenes. This may be represented by the <text:soft-page-break/>following markup: &lt;mdiv&gt; &lt;- the opera &lt;mdiv&gt; &lt;- act I &lt;mdiv&gt; &lt;- scene i &lt;mdiv&gt; &lt;- scene ii &lt;/mdiv&gt; &lt;mdiv&gt; &lt;- act II &lt;mdiv&gt; &lt;- scene i &lt;mdiv&gt; &lt;- scene ii &lt;/mdiv&gt; &lt;/mdiv&gt;</text:p>
      <text:h text:style-name="P239" text:outline-level="1">May contain:</text:h>
      <text:p text:style-name="Text_20_body"><text:a xlink:type="simple" xlink:href="#id1545">mdiv</text:a>, <text:a xlink:type="simple" xlink:href="#id1554">parts</text:a>, <text:a xlink:type="simple" xlink:href="#id1548">score</text:a> </text:p>
      <text:h text:style-name="P239" text:outline-level="1">May occur within:</text:h>
      <text:p text:style-name="Text_20_body"><text:a xlink:type="simple" xlink:href="#id1542">body</text:a>, <text:a xlink:type="simple" xlink:href="#id1545">mdiv</text:a> </text:p>
      <text:h text:style-name="P239" text:outline-level="1">Attributes:</text:h>
      <text:list xml:id="list30704643" text:style-name="L120">
        <text:list-item>
          <text:p text:style-name="P120">facs, optional, xs:IDREFS<text:line-break/>permits the current element to reference a facsimile image or image zone which corresponds to it.</text:p>
        </text:list-item>
        <text:list-item>
          <text:p text:style-name="P120">n, optional, xs:NMTOKEN<text:line-break/>provides a label (name or number) for an element. While its value need not be unique, it is required to be a single token.</text:p>
        </text:list-item>
        <text:list-item>
          <text:p text:style-name="P120">subtype, optional, xs:NMTOKEN<text:line-break/>provide any sub-classification for the element, additional to that given by its type attribute.</text:p>
        </text:list-item>
        <text:list-item>
          <text:p text:style-name="P120">type, optional, xs:NMTOKEN<text:line-break/>characterizes the element in some sense, using any convenient classification scheme or typology.</text:p>
        </text:list-item>
        <text:list-item>
          <text:p text:style-name="P120">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shared</text:p>
      <text:h text:style-name="P238" text:outline-level="1"><text:bookmark text:name="id1151"/>&lt;measure&gt; measure</text:h>
      <text:h text:style-name="P239" text:outline-level="1">Description:</text:h>
      <text:p text:style-name="Text_20_body">"In Western notation a vertical line drawn through the staff to mark off metrical units. Hence also the metrical unit thus indicated, which in American usage is called 'measure'. English usage often relies on context alone to make the distinction clear (e.g. 'up to the double bar', 'the end of the bar'), but 'bar-line' is also common." (New Grove) In MEI, the measure element is also a linking element that uses attributes to connect the MEI document to an external electronic object or to another location within the MEI instance. Some music printing systems rely on measure width data for rendering. The width attribute allows for the capture of this data in MEI for interchange with these systems.</text:p>
      <text:h text:style-name="P239" text:outline-level="1">May contain:</text:h>
      <text:p text:style-name="Text_20_body"><text:a xlink:type="simple" xlink:href="#id213">add</text:a>, <text:a xlink:type="simple" xlink:href="#id390">anchoredtext</text:a>, <text:a xlink:type="simple" xlink:href="#id296">annot</text:a>, <text:a xlink:type="simple" xlink:href="#id219">app</text:a>, <text:a xlink:type="simple" xlink:href="#id794">arpeg</text:a>, <text:a xlink:type="simple" xlink:href="#id801">beamspan</text:a>, <text:a xlink:type="simple" xlink:href="#id812">breath</text:a>, <text:a xlink:type="simple" xlink:href="#id58">choice</text:a>, <text:a xlink:type="simple" xlink:href="#id61">corr</text:a>, <text:a xlink:type="simple" xlink:href="#id172">curve</text:a>, <text:a xlink:type="simple" xlink:href="#id1208">damage</text:a>, <text:a xlink:type="simple" xlink:href="#id1216">del</text:a>, <text:a xlink:type="simple" xlink:href="#id169">dir</text:a>, <text:a xlink:type="simple" xlink:href="#id228">div</text:a>, <text:a xlink:type="simple" xlink:href="#id770">dynam</text:a>, <text:a xlink:type="simple" xlink:href="#id817">fermata</text:a>, <text:a xlink:type="simple" xlink:href="#id1329">gap</text:a>, <text:a xlink:type="simple" xlink:href="#id824">hairpin</text:a>, <text:a xlink:type="simple" xlink:href="#id1322">handshift</text:a>, <text:a xlink:type="simple" xlink:href="#id1134">harm</text:a>, <text:a xlink:type="simple" xlink:href="#id832">harppedal</text:a>, <text:a xlink:type="simple" xlink:href="#id200">line</text:a>, <text:a xlink:type="simple" xlink:href="#id937">lyrics</text:a>, <text:a xlink:type="simple" xlink:href="#id679">midi</text:a>, <text:a xlink:type="simple" xlink:href="#id856">mordent</text:a>, <text:a xlink:type="simple" xlink:href="#id845">octave</text:a>, <text:a xlink:type="simple" xlink:href="#id1220">orig</text:a>, <text:a xlink:type="simple" xlink:href="#id1155">ossia</text:a>, <text:a xlink:type="simple" xlink:href="#id236">pb</text:a>, <text:a xlink:type="simple" xlink:href="#id1013">pedal</text:a>, <text:a xlink:type="simple" xlink:href="#id779">phrase</text:a>, <text:a xlink:type="simple" xlink:href="#id1223">reg</text:a>, <text:a xlink:type="simple" xlink:href="#id1020">reh</text:a>, <text:a xlink:type="simple" xlink:href="#id1226">restore</text:a>, <text:a xlink:type="simple" xlink:href="#id321">sb</text:a>, <text:a xlink:type="simple" xlink:href="#id341">scoredef</text:a>, <text:a xlink:type="simple" xlink:href="#id1230">sic</text:a>, <text:a xlink:type="simple" xlink:href="#id1116">slur</text:a>, <text:a xlink:type="simple" xlink:href="#id671">staff</text:a>, <text:a xlink:type="simple" xlink:href="#id451">staffdef</text:a>, <text:a xlink:type="simple" xlink:href="#id436">staffgrp</text:a>, <text:a xlink:type="simple" xlink:href="#id1331">subst</text:a>, <text:a xlink:type="simple" xlink:href="#id1233">supplied</text:a>, <text:a xlink:type="simple" xlink:href="#id384">symbol</text:a>, <text:a xlink:type="simple" xlink:href="#id787">tempo</text:a>, <text:a xlink:type="simple" xlink:href="#id1122">tie</text:a>, <text:a xlink:type="simple" xlink:href="#id998">trill</text:a>, <text:a xlink:type="simple" xlink:href="#id1127">tupletspan</text:a>, <text:a xlink:type="simple" xlink:href="#id1005">turn</text:a>, <text:a xlink:type="simple" xlink:href="#id1238">unclear</text:a> </text:p>
      <text:h text:style-name="P239" text:outline-level="1">May occur within:</text:h>
      <text:p text:style-name="Text_20_body"><text:a xlink:type="simple" xlink:href="#id213">add</text:a>, <text:a xlink:type="simple" xlink:href="#id61">corr</text:a>, <text:a xlink:type="simple" xlink:href="#id1208">damage</text:a>, <text:a xlink:type="simple" xlink:href="#id1216">del</text:a>, <text:a xlink:type="simple" xlink:href="#id666">ending</text:a>, <text:a xlink:type="simple" xlink:href="#id221">lem</text:a>, <text:a xlink:type="simple" xlink:href="#id1220">orig</text:a>, <text:a xlink:type="simple" xlink:href="#id1174">rdg</text:a>, <text:a xlink:type="simple" xlink:href="#id1223">reg</text:a>, <text:a xlink:type="simple" xlink:href="#id1226">restore</text:a>, <text:a xlink:type="simple" xlink:href="#id659">section</text:a>, <text:a xlink:type="simple" xlink:href="#id1230">sic</text:a>, <text:a xlink:type="simple" xlink:href="#id1233">supplied</text:a>, <text:a xlink:type="simple" xlink:href="#id1238">unclear</text:a> </text:p>
      <text:h text:style-name="P239" text:outline-level="1"><text:soft-page-break/>Attributes:</text:h>
      <text:list xml:id="list30704296" text:style-name="L121">
        <text:list-item>
          <text:p text:style-name="P121">barplace, optional, xs:token, mensur, staff, takt<text:line-break/>records the location of a barline.</text:p>
        </text:list-item>
        <text:list-item>
          <text:p text:style-name="P121">complete, optional, xs:token, c, i, o<text:line-break/>a value of 'c' (complete) indicates a metrically complete measure, 'i' (incomplete) indicates a measure with not enough beats, while 'o' (overfull) is for measures with too many beats.</text:p>
        </text:list-item>
        <text:list-item>
          <text:p text:style-name="P121">control, optional, xs:token, true, false<text:line-break/>indicates whether or not a barline is "controlling"; that is, if it indicates a point of alignment across all the parts. Barlines within a score are usually controlling; that is, they "line up". Barlines within parts may or may not be controlling. When applied to &lt;measure&gt;, this attribute indicates the nature of the right barline but not the left.</text:p>
        </text:list-item>
        <text:list-item>
          <text:p text:style-name="P121">copyof, optional, xs:IDREF<text:line-break/>points to an element of which the current element is a copy.</text:p>
        </text:list-item>
        <text:list-item>
          <text:p text:style-name="P121">corresp, optional, xs:IDREFS<text:line-break/>used to point to other elements that correspond to this one in a generic fashion.</text:p>
        </text:list-item>
        <text:list-item>
          <text:p text:style-name="P121">entityref, optional, xs:ENTITY<text:line-break/>uses a previously-declared entity to identify an external electronic object.</text:p>
        </text:list-item>
        <text:list-item>
          <text:p text:style-name="P121">facs, optional, xs:IDREFS<text:line-break/>permits the current element to reference a facsimile image or image zone which corresponds to it.</text:p>
        </text:list-item>
        <text:list-item>
          <text:p text:style-name="P121">join, optional, xs:IDREFS<text:line-break/>used for linking visually separate slurs, sometimes necessary due to system breaks, that form a single musical phrase. Also used to indicate a measure which metrically completes the current one. Record the IDs of the separately encoded components, excluding this one.</text:p>
        </text:list-item>
        <text:list-item>
          <text:p text:style-name="P121">left, optional, xs:token, dashed, dotted, dbl, dbldashed, dbldotted, end, invis, rptstart, rptboth, rptend, single<text:line-break/>indicates the visual rendition of the left barline. It is present here only for facilitation of translation from legacy encodings which use it. Usually, it can be safely ignored.</text:p>
        </text:list-item>
        <text:list-item>
          <text:p text:style-name="P121">n, optional, xs:NMTOKEN<text:line-break/>provides a label (name or number) for an element. While its value need not be unique, it is required to be a single token.</text:p>
        </text:list-item>
        <text:list-item>
          <text:p text:style-name="P121">next, optional, xs:IDREFS<text:line-break/>used to point to the next event(s) in a user-defined collection.</text:p>
        </text:list-item>
        <text:list-item>
          <text:p text:style-name="P121">plist, optional, xs:IDREFS<text:line-break/>contains a space separated list of ID references that identify logical events that participate in a collection, such as notes under a phrase mark.</text:p>
        </text:list-item>
        <text:list-item>
          <text:p text:style-name="P121">prev, optional, xs:IDREFS<text:line-break/>points to the previous event(s) in a user-defined collection.</text:p>
        </text:list-item>
        <text:list-item>
          <text:p text:style-name="P121">right, optional, xs:token, dashed, dotted, dbl, dbldashed, dbldotted, end, invis, rptstart, rptboth, rptend, single<text:line-break/>indicates the function of the right barline and is structurally important.</text:p>
        </text:list-item>
        <text:list-item>
          <text:p text:style-name="P121">sameas, optional, xs:IDREFS<text:line-break/>points to an element that is the same as the current element but is not a literal copy of the current element.</text:p>
        </text:list-item>
        <text:list-item>
          <text:p text:style-name="P121">subtype, optional, xs:NMTOKEN<text:line-break/>provide any sub-classification for the element, additional to that given by its type attribute.</text:p>
        </text:list-item>
        <text:list-item>
          <text:p text:style-name="P121">synch, optional, xs:IDREFS<text:line-break/>points to elements that are synchronous with the current element.</text:p>
        </text:list-item>
        <text:list-item>
          <text:p text:style-name="P121">taktplace, optional, xs:nonNegativeInteger<text:line-break/>If takt barlines are to be used, then the taktplace attribute may be used to denote the staff location of the <text:soft-page-break/>shortened barline. The location may include staff lines, spaces, and the spaces directly above and below the staff. The value ranges between 0 (just below the staff) to 2 * number of staff lines (directly above the staff). For example, on a 5-line staff the lines would be numbered 1,3,5,7, and 9 while the spaces would be numbered 0,2,4,6,8,10. For example, a value of '9' puts the barline through the top line of a 5-line staff.</text:p>
        </text:list-item>
        <text:list-item>
          <text:p text:style-name="P121">targettype, optional, xs:NMTOKEN<text:line-break/>in contrast with the role attribute, allows the target resource to be characterized using any convenient classification scheme or typology.</text:p>
        </text:list-item>
        <text:list-item>
          <text:p text:style-name="P121">tstamp.ges, optional, xs:nonNegativeInteger<text:line-break/>used to record the onset time in pulses per quarter note (ppq, MusicXML divisions, or MIDI clicks) since the start of the file.</text:p>
        </text:list-item>
        <text:list-item>
          <text:p text:style-name="P121">tstamp.real, optional, xs:time<text:line-break/>used to record the onset time in pulses per quarter note (ppq, MusicXML divisions, or MIDI clicks) since the start of the file.</text:p>
        </text:list-item>
        <text:list-item>
          <text:p text:style-name="P121">type, optional, xs:NMTOKEN<text:line-break/>characterizes the element in some sense, using any convenient classification scheme or typology.</text:p>
        </text:list-item>
        <text:list-item>
          <text:p text:style-name="P121">unit, optional, xs:NMTOKEN<text:line-break/>indicates the units used for a measurement, usually using the standard symbol for the desired unit.</text:p>
        </text:list-item>
        <text:list-item>
          <text:p text:style-name="P121">when, optional, xs:IDREF<text:line-break/>indicates the point of occurrence of this feature along a timeline. Its value must be the ID of a &lt;when&gt; element.</text:p>
        </text:list-item>
        <text:list-item>
          <text:p text:style-name="P121">width, optional, xs:decimal<text:line-break/> </text:p>
        </text:list-item>
        <text:list-item>
          <text:p text:style-name="P121">xlink:actuate, optional, xs:token, onLoad, onRequest, other, none<text:line-break/>defines whether a link occurs automatically or must be requested by the user. It is used in conjunction with the show attribute to determine link behavior.</text:p>
        </text:list-item>
        <text:list-item>
          <text:p text:style-name="P121">xlink:href, optional, xs:anyURI<text:line-break/>allows the use of an previously-undeclared URI to identify an external electronic object.</text:p>
        </text:list-item>
        <text:list-item>
          <text:p text:style-name="P121">xlink:role, optional, xs:anyURI<text:line-break/>indicates a property of the entire link. The value of the role attribute must be a URI reference as defined in [IETF RFC 2396], except that if the URI scheme used is allowed to have absolute and relative forms, the URI portion must be absolute. The URI reference identifies some resource that describes the intended property. When no value is supplied, no particular role value is to be inferred.</text:p>
        </text:list-item>
        <text:list-item>
          <text:p text:style-name="P121">xlink:show, optional, xs:token, new, replace, other, none<text:line-break/>defines whether a remote resource that is the target of a link appears at the point of the link, replaces the existing link, or appears in a new window.</text:p>
        </text:list-item>
        <text:list-item>
          <text:p text:style-name="P121">xlink:title, optional, CDATA<text:line-break/>contains a human-readable description of the entire link. A value is optional; if a value is supplied, it should contain a string that describes the resource. The use of this information is highly dependent on the type of processing being done. It may be used, for example, to make titles available to applications used by visually impaired users, or to create a table of links, or to present help text that appears when a user lets a mouse pointer hover over a starting resource.</text:p>
        </text:list-item>
        <text:list-item>
          <text:p text:style-name="P121">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cmn</text:p>
      <text:h text:style-name="P238" text:outline-level="1"><text:bookmark text:name="id27"/><text:soft-page-break/>&lt;mei&gt; mei</text:h>
      <text:h text:style-name="P239" text:outline-level="1">Description:</text:h>
      <text:p text:style-name="Text_20_body">The document element for a single document, containing a header and data. The &lt;mei&gt; element defines a particular instance of a document encoded with the MEI schema. The name of this element should not be changed in order to assure an absolute minimum level of MEI compliance.</text:p>
      <text:h text:style-name="P239" text:outline-level="1">May contain:</text:h>
      <text:p text:style-name="Text_20_body">EMPTY</text:p>
      <text:h text:style-name="P239" text:outline-level="1">May occur within:</text:h>
      <text:p text:style-name="Text_20_body"><text:a xlink:type="simple" xlink:href="#id1574">meicorpus</text:a> </text:p>
      <text:h text:style-name="P239" text:outline-level="1">Attributes:</text:h>
      <text:list xml:id="list30696472" text:style-name="L122">
        <text:list-item>
          <text:p text:style-name="P122">meiversion, optional, xs:token, 1.9b<text:line-break/>records the version of MEI used by the file.</text:p>
        </text:list-item>
        <text:list-item>
          <text:p text:style-name="P122">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shared</text:p>
      <text:h text:style-name="P238" text:outline-level="1"><text:bookmark text:name="id1574"/>&lt;meicorpus&gt; meicorpus</text:h>
      <text:h text:style-name="P239" text:outline-level="1">Description:</text:h>
      <text:p text:style-name="Text_20_body">The document element for a group of related MEI documents, each with its own complete header, contains a header for the group, and one or more &lt;mei&gt; elements. The group may be related in a number of ways, for example, by composer, by similar instrumentation, by holding institution, etc. This element's name should not be changed in order to assure an absolute minimum level of MEI compliance.</text:p>
      <text:h text:style-name="P239" text:outline-level="1">May contain:</text:h>
      <text:p text:style-name="Text_20_body"><text:a xlink:type="simple" xlink:href="#id27">mei</text:a>, <text:a xlink:type="simple" xlink:href="#id28">meihead</text:a> </text:p>
      <text:h text:style-name="P239" text:outline-level="1">May occur within:</text:h>
      <text:p text:style-name="Text_20_body"/>
      <text:h text:style-name="P239" text:outline-level="1">Attributes:</text:h>
      <text:list xml:id="list30710014" text:style-name="L123">
        <text:list-item>
          <text:p text:style-name="P123">meiversion, optional, xs:token, 1.9b<text:line-break/>records the version of MEI used by the file.</text:p>
        </text:list-item>
        <text:list-item>
          <text:p text:style-name="P123">n, optional, xs:NMTOKEN<text:line-break/>provides a label (name or number) for an element. While its value need not be unique, it is required to be a single token.</text:p>
        </text:list-item>
        <text:list-item>
          <text:p text:style-name="P123"><text:soft-page-break/>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corpus</text:p>
      <text:h text:style-name="P238" text:outline-level="1"><text:bookmark text:name="id28"/>&lt;meihead&gt; meihead</text:h>
      <text:h text:style-name="P239" text:outline-level="1">Description:</text:h>
      <text:p text:style-name="Text_20_body">A wrapper for general bibliographic and descriptive information about the encoded file. This information is often essential in a machine-readable environment. Five sub-elements must be encoded in the following order: &lt;altmeiid&gt;(optional), &lt;filedesc&gt;(required), &lt;encodingdesc&gt;(optional), &lt;profiledesc;&gt;(optional), and &lt;revisiondesc&gt;(optional). These elements and their sub-elements provide: a unique identifier for the MEI file, bibliographic information about the MEI file and its sources, information about the encoding process, information about the creation of the work being encoded, and statements regarding significant revisions of the file.</text:p>
      <text:h text:style-name="P239" text:outline-level="1">May contain:</text:h>
      <text:p text:style-name="Text_20_body"><text:a xlink:type="simple" xlink:href="#id30">altmeiid</text:a>, <text:a xlink:type="simple" xlink:href="#id1461">encodingdesc</text:a>, <text:a xlink:type="simple" xlink:href="#id1344">filedesc</text:a>, <text:a xlink:type="simple" xlink:href="#id1500">profiledesc</text:a>, <text:a xlink:type="simple" xlink:href="#id1507">revisiondesc</text:a> </text:p>
      <text:h text:style-name="P239" text:outline-level="1">May occur within:</text:h>
      <text:p text:style-name="Text_20_body"><text:a xlink:type="simple" xlink:href="#id27">mei</text:a>, <text:a xlink:type="simple" xlink:href="#id1574">meicorpus</text:a> </text:p>
      <text:h text:style-name="P239" text:outline-level="1">Attributes:</text:h>
      <text:list xml:id="list30690622" text:style-name="L124">
        <text:list-item>
          <text:p text:style-name="P124">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24">meiversion, optional, xs:token, 1.9b<text:line-break/>records the version of MEI used by the file.</text:p>
        </text:list-item>
        <text:list-item>
          <text:p text:style-name="P124">n, optional, xs:NMTOKEN<text:line-break/>provides a label (name or number) for an element. While its value need not be unique, it is required to be a single token.</text:p>
        </text:list-item>
        <text:list-item>
          <text:p text:style-name="P124">type, optional, xs:token, music, corpus<text:line-break/>specifies the kind of document to which the header is attached, that is, whether it is a corpus or an individual text.</text:p>
        </text:list-item>
        <text:list-item>
          <text:p text:style-name="P124">xml:id, optional, xs:ID<text:line-break/>regularizes the naming of an element and thus facilitates building links between it and other resources. Each id attribute within a document must have a unique value.</text:p>
        </text:list-item>
        <text:list-item>
          <text:p text:style-name="P124">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39" text:outline-level="1"><text:soft-page-break/>Module:</text:h>
      <text:p text:style-name="Text_20_body">header</text:p>
      <text:h text:style-name="P238" text:outline-level="1"><text:bookmark text:name="id499"/>&lt;mensur&gt; mensuration</text:h>
      <text:h text:style-name="P239" text:outline-level="1">Description:</text:h>
      <text:p text:style-name="Text_20_body">The &lt;mensur&gt; element is provided for the encoding of mensural notation. It collects information about the metrical relationship between a note value and the next smaller value. The slash attribute indicates the number lines added to the mensuration sign. For example, one slash is added for what we now call 'alla breve'.</text:p>
      <text:h text:style-name="P239" text:outline-level="1">May contain:</text:h>
      <text:p text:style-name="Text_20_body">EMPTY</text:p>
      <text:h text:style-name="P239" text:outline-level="1">May occur within:</text:h>
      <text:p text:style-name="Text_20_body"><text:a xlink:type="simple" xlink:href="#id213">add</text:a>, <text:a xlink:type="simple" xlink:href="#id894">beam</text:a>, <text:a xlink:type="simple" xlink:href="#id61">corr</text:a>, <text:a xlink:type="simple" xlink:href="#id1208">damage</text:a>, <text:a xlink:type="simple" xlink:href="#id1216">del</text:a>, <text:a xlink:type="simple" xlink:href="#id932">halfmrpt</text:a>, <text:a xlink:type="simple" xlink:href="#id216">ineume</text:a>, <text:a xlink:type="simple" xlink:href="#id675">layer</text:a>, <text:a xlink:type="simple" xlink:href="#id221">lem</text:a>, <text:a xlink:type="simple" xlink:href="#id934">ligature</text:a>, <text:a xlink:type="simple" xlink:href="#id856">mordent</text:a>, <text:a xlink:type="simple" xlink:href="#id108">note</text:a>, <text:a xlink:type="simple" xlink:href="#id1220">orig</text:a>, <text:a xlink:type="simple" xlink:href="#id1174">rdg</text:a>, <text:a xlink:type="simple" xlink:href="#id1223">reg</text:a>, <text:a xlink:type="simple" xlink:href="#id1226">restore</text:a>, <text:a xlink:type="simple" xlink:href="#id1230">sic</text:a>, <text:a xlink:type="simple" xlink:href="#id451">staffdef</text:a>, <text:a xlink:type="simple" xlink:href="#id1233">supplied</text:a>, <text:a xlink:type="simple" xlink:href="#id944">syllable</text:a>, <text:a xlink:type="simple" xlink:href="#id998">trill</text:a>, <text:a xlink:type="simple" xlink:href="#id898">tuplet</text:a>, <text:a xlink:type="simple" xlink:href="#id1005">turn</text:a>, <text:a xlink:type="simple" xlink:href="#id1238">unclear</text:a>, <text:a xlink:type="simple" xlink:href="#id1186">uneume</text:a> </text:p>
      <text:h text:style-name="P239" text:outline-level="1">Attributes:</text:h>
      <text:list xml:id="list30708078" text:style-name="L125">
        <text:list-item>
          <text:p text:style-name="P125">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125">copyof, optional, xs:IDREF<text:line-break/>points to an element of which the current element is a copy.</text:p>
        </text:list-item>
        <text:list-item>
          <text:p text:style-name="P125">corresp, optional, xs:IDREFS<text:line-break/>used to point to other elements that correspond to this one in a generic fashion.</text:p>
        </text:list-item>
        <text:list-item>
          <text:p text:style-name="P125">dot, optional, xs:token, true, false<text:line-break/>specifies whether a dot is to be added to the base symbol.</text:p>
        </text:list-item>
        <text:list-item>
          <text:p text:style-name="P125">facs, optional, xs:IDREFS<text:line-break/>permits the current element to reference a facsimile image or image zone which corresponds to it.</text:p>
        </text:list-item>
        <text:list-item>
          <text:p text:style-name="P125">form, optional, xs:token, horizontal, vertical<text:line-break/>indicates whether the base symbol is written vertically or horizontally.</text:p>
        </text:list-item>
        <text:list-item>
          <text:p text:style-name="P125">loc, optional, xs:nonNegativeInteger<text:line-break/>holds the staff location of the feature.</text:p>
        </text:list-item>
        <text:list-item>
          <text:p text:style-name="P125">modusmaior, optional, xs:positiveInteger, 2 - 3<text:line-break/>describes the maxima-long relationship.</text:p>
        </text:list-item>
        <text:list-item>
          <text:p text:style-name="P125">modusminor, optional, xs:positiveInteger, 2 - 3<text:line-break/>describes the long-breve relationship.</text:p>
        </text:list-item>
        <text:list-item>
          <text:p text:style-name="P125">n, optional, xs:NMTOKEN<text:line-break/>provides a label (name or number) for an element. While its value need not be unique, it is required to be a single token.</text:p>
        </text:list-item>
        <text:list-item>
          <text:p text:style-name="P125">next, optional, xs:IDREFS<text:line-break/>used to point to the next event(s) in a user-defined collection.</text:p>
        </text:list-item>
        <text:list-item>
          <text:p text:style-name="P125">num, optional, xs:positiveInteger<text:line-break/>along with numbase, describes duration as a ratio. num is the first value in the ratio, while numbase is the second.</text:p>
        </text:list-item>
        <text:list-item>
          <text:p text:style-name="P125"><text:soft-page-break/>numbase, optional, xs:positiveInteger<text:line-break/>along with num, describes duration as a ratio. num is the first value in the ratio, while numbase is the second.</text:p>
        </text:list-item>
        <text:list-item>
          <text:p text:style-name="P125">orient, optional, xs:token, "reversed|90CW|90CCW"<text:line-break/>describes the rotation or reflection of the base symbol.</text:p>
        </text:list-item>
        <text:list-item>
          <text:p text:style-name="P125">prev, optional, xs:IDREFS<text:line-break/>points to the previous event(s) in a user-defined collection.</text:p>
        </text:list-item>
        <text:list-item>
          <text:p text:style-name="P125">prolatio, optional, xs:positiveInteger, 2 - 3<text:line-break/>describes the semibreve-minim relationship.</text:p>
        </text:list-item>
        <text:list-item>
          <text:p text:style-name="P125">sameas, optional, xs:IDREFS<text:line-break/>points to an element that is the same as the current element but is not a literal copy of the current element.</text:p>
        </text:list-item>
        <text:list-item>
          <text:p text:style-name="P125">sign, optional, xs:token, C, O<text:line-break/>the base symbol in the mensuration sign/time signature of mensural notation.</text:p>
        </text:list-item>
        <text:list-item>
          <text:p text:style-name="P125">size, optional, xs:token, normal, cue<text:line-break/>describes the relative size of a feature.</text:p>
        </text:list-item>
        <text:list-item>
          <text:p text:style-name="P125">slash, optional, xs:positiveInteger, 1 - 6<text:line-break/>indicates the number of slashes to be rendered along with the feature.</text:p>
        </text:list-item>
        <text:list-item>
          <text:p text:style-name="P125">synch, optional, xs:IDREFS<text:line-break/>points to elements that are synchronous with the current element.</text:p>
        </text:list-item>
        <text:list-item>
          <text:p text:style-name="P125">tempus, optional, xs:positiveInteger, 2 - 3<text:line-break/>describes the breve-semibreve relationship.</text:p>
        </text:list-item>
        <text:list-item>
          <text:p text:style-name="P125">when, optional, xs:IDREF<text:line-break/>indicates the point of occurrence of this feature along a timeline. Its value must be the ID of a &lt;when&gt; element.</text:p>
        </text:list-item>
        <text:list-item>
          <text:p text:style-name="P125">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mensural</text:p>
      <text:h text:style-name="P238" text:outline-level="1"><text:bookmark text:name="id701"/>&lt;metatext&gt; meta text</text:h>
      <text:h text:style-name="P239" text:outline-level="1">Description:</text:h>
      <text:p text:style-name="Text_20_body">MIDI text meta-event.</text:p>
      <text:h text:style-name="P239" text:outline-level="1">May contain:</text:h>
      <text:p text:style-name="Text_20_body">EMPTY</text:p>
      <text:h text:style-name="P239" text:outline-level="1">May occur within:</text:h>
      <text:p text:style-name="Text_20_body"><text:a xlink:type="simple" xlink:href="#id679">midi</text:a> </text:p>
      <text:h text:style-name="P239" text:outline-level="1">Attributes:</text:h>
      <text:list xml:id="list30690551" text:style-name="L126">
        <text:list-item>
          <text:p text:style-name="P126">copyof, optional, xs:IDREF<text:line-break/>points to an element of which the current element is a copy.</text:p>
        </text:list-item>
        <text:list-item>
          <text:p text:style-name="P126"><text:soft-page-break/>corresp, optional, xs:IDREFS<text:line-break/>used to point to other elements that correspond to this one in a generic fashion.</text:p>
        </text:list-item>
        <text:list-item>
          <text:p text:style-name="P126">layer, optional, xs:positiveInteger<text:line-break/>identifies the layer to which a feature applies.</text:p>
        </text:list-item>
        <text:list-item>
          <text:p text:style-name="P126">n, optional, xs:NMTOKEN<text:line-break/>provides a label (name or number) for an element. While its value need not be unique, it is required to be a single token.</text:p>
        </text:list-item>
        <text:list-item>
          <text:p text:style-name="P126">next, optional, xs:IDREFS<text:line-break/>used to point to the next event(s) in a user-defined collection.</text:p>
        </text:list-item>
        <text:list-item>
          <text:p text:style-name="P126">prev, optional, xs:IDREFS<text:line-break/>points to the previous event(s) in a user-defined collection.</text:p>
        </text:list-item>
        <text:list-item>
          <text:p text:style-name="P126">sameas, optional, xs:IDREFS<text:line-break/>points to an element that is the same as the current element but is not a literal copy of the current element.</text:p>
        </text:list-item>
        <text:list-item>
          <text:p text:style-name="P126">staff, required, list of xs:positiveInteger, minimum length of 1<text:line-break/>signifies the staff on which a notated event occurs or to which a control event applies.</text:p>
        </text:list-item>
        <text:list-item>
          <text:p text:style-name="P126">synch, optional, xs:IDREFS<text:line-break/>points to elements that are synchronous with the current element.</text:p>
        </text:list-item>
        <text:list-item>
          <text:p text:style-name="P126">tstamp, optional, xs:decimal, 0 - ∞<text:line-break/>encodes the onset time in terms of musical time, i.e., beats[.fractional beat part]</text:p>
        </text:list-item>
        <text:list-item>
          <text:p text:style-name="P126">when, optional, xs:IDREF<text:line-break/>indicates the point of occurrence of this feature along a timeline. Its value must be the ID of a &lt;when&gt; element.</text:p>
        </text:list-item>
        <text:list-item>
          <text:p text:style-name="P126">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midi</text:p>
      <text:h text:style-name="P238" text:outline-level="1"><text:bookmark text:name="id679"/>&lt;midi&gt; midi</text:h>
      <text:h text:style-name="P239" text:outline-level="1">Description:</text:h>
      <text:p text:style-name="Text_20_body">Container for elements that contain information useful when generating MIDI output. The n attribute can be used to differentiate between multiple MIDI data streams, e.g. quantized/unquantized, straight/swing, ornamented/as notated, etc.</text:p>
      <text:h text:style-name="P239" text:outline-level="1">May contain:</text:h>
      <text:p text:style-name="Text_20_body"><text:a xlink:type="simple" xlink:href="#id681">cc</text:a>, <text:a xlink:type="simple" xlink:href="#id690">chan</text:a>, <text:a xlink:type="simple" xlink:href="#id693">chanpr</text:a>, <text:a xlink:type="simple" xlink:href="#id695">cue</text:a>, <text:a xlink:type="simple" xlink:href="#id697">hex</text:a>, <text:a xlink:type="simple" xlink:href="#id699">marker</text:a>, <text:a xlink:type="simple" xlink:href="#id701">metatext</text:a>, <text:a xlink:type="simple" xlink:href="#id703">noteoff</text:a>, <text:a xlink:type="simple" xlink:href="#id705">noteon</text:a>, <text:a xlink:type="simple" xlink:href="#id707">port</text:a>, <text:a xlink:type="simple" xlink:href="#id709">prog</text:a>, <text:a xlink:type="simple" xlink:href="#id711">seqnum</text:a>, <text:a xlink:type="simple" xlink:href="#id714">trkname</text:a>, <text:a xlink:type="simple" xlink:href="#id716">vel</text:a> </text:p>
      <text:h text:style-name="P239" text:outline-level="1">May occur within:</text:h>
      <text:p text:style-name="Text_20_body"><text:a xlink:type="simple" xlink:href="#id213">add</text:a>, <text:a xlink:type="simple" xlink:href="#id61">corr</text:a>, <text:a xlink:type="simple" xlink:href="#id1208">damage</text:a>, <text:a xlink:type="simple" xlink:href="#id1216">del</text:a>, <text:a xlink:type="simple" xlink:href="#id675">layer</text:a>, <text:a xlink:type="simple" xlink:href="#id221">lem</text:a>, <text:a xlink:type="simple" xlink:href="#id934">ligature</text:a>, <text:a xlink:type="simple" xlink:href="#id1151">measure</text:a>, <text:a xlink:type="simple" xlink:href="#id1220">orig</text:a>, <text:a xlink:type="simple" xlink:href="#id1155">ossia</text:a>, <text:a xlink:type="simple" xlink:href="#id1174">rdg</text:a>, <text:a xlink:type="simple" xlink:href="#id1223">reg</text:a>, <text:a xlink:type="simple" xlink:href="#id1226">restore</text:a>, <text:a xlink:type="simple" xlink:href="#id1230">sic</text:a>, <text:a xlink:type="simple" xlink:href="#id1233">supplied</text:a>, <text:a xlink:type="simple" xlink:href="#id944">syllable</text:a>, <text:a xlink:type="simple" xlink:href="#id1238">unclear</text:a> </text:p>
      <text:h text:style-name="P239" text:outline-level="1">Attributes:</text:h>
      <text:list xml:id="list30713471" text:style-name="L127">
        <text:list-item>
          <text:p text:style-name="P127">copyof, optional, xs:IDREF<text:line-break/>points to an element of which the current element is a copy.</text:p>
        </text:list-item>
        <text:list-item>
          <text:p text:style-name="P127"><text:soft-page-break/>corresp, optional, xs:IDREFS<text:line-break/>used to point to other elements that correspond to this one in a generic fashion.</text:p>
        </text:list-item>
        <text:list-item>
          <text:p text:style-name="P127">layer, optional, xs:positiveInteger<text:line-break/>identifies the layer to which a feature applies.</text:p>
        </text:list-item>
        <text:list-item>
          <text:p text:style-name="P127">n, optional, xs:NMTOKEN<text:line-break/>provides a label (name or number) for an element. While its value need not be unique, it is required to be a single token.</text:p>
        </text:list-item>
        <text:list-item>
          <text:p text:style-name="P127">next, optional, xs:IDREFS<text:line-break/>used to point to the next event(s) in a user-defined collection.</text:p>
        </text:list-item>
        <text:list-item>
          <text:p text:style-name="P127">prev, optional, xs:IDREFS<text:line-break/>points to the previous event(s) in a user-defined collection.</text:p>
        </text:list-item>
        <text:list-item>
          <text:p text:style-name="P127">sameas, optional, xs:IDREFS<text:line-break/>points to an element that is the same as the current element but is not a literal copy of the current element.</text:p>
        </text:list-item>
        <text:list-item>
          <text:p text:style-name="P127">staff, required, list of xs:positiveInteger, minimum length of 1<text:line-break/>signifies the staff on which a notated event occurs or to which a control event applies.</text:p>
        </text:list-item>
        <text:list-item>
          <text:p text:style-name="P127">synch, optional, xs:IDREFS<text:line-break/>points to elements that are synchronous with the current element.</text:p>
        </text:list-item>
        <text:list-item>
          <text:p text:style-name="P127">when, optional, xs:IDREF<text:line-break/>indicates the point of occurrence of this feature along a timeline. Its value must be the ID of a &lt;when&gt; element.</text:p>
        </text:list-item>
        <text:list-item>
          <text:p text:style-name="P127">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midi</text:p>
      <text:h text:style-name="P238" text:outline-level="1"><text:bookmark text:name="id856"/>&lt;mordent&gt; mordent</text:h>
      <text:h text:style-name="P239" text:outline-level="1">Description:</text:h>
      <text:p text:style-name="Text_20_body">An ornament indicating rapid alternation of the main note with a secondary note, usually a step below, but sometimes a step above. See Read, p. 245-246. Events may be contained within &lt;mordent&gt; in order to record precise performance data. The starting point of the mordent may be indicated by either a tstamp, tstamp.ges, tstamp.real or startid attribute. It is a semantic error not to specify a starting point attribute.</text:p>
      <text:h text:style-name="P239" text:outline-level="1">May contain:</text:h>
      <text:p text:style-name="Text_20_body"><text:a xlink:type="simple" xlink:href="#id64">barline</text:a>, <text:a xlink:type="simple" xlink:href="#id894">beam</text:a>, <text:a xlink:type="simple" xlink:href="#id900">beatrpt</text:a>, <text:a xlink:type="simple" xlink:href="#id896">bend</text:a>, <text:a xlink:type="simple" xlink:href="#id907">btrem</text:a>, <text:a xlink:type="simple" xlink:href="#id106">chord</text:a>, <text:a xlink:type="simple" xlink:href="#id858">clefchange</text:a>, <text:a xlink:type="simple" xlink:href="#id323">custos</text:a>, <text:a xlink:type="simple" xlink:href="#id917">ftrem</text:a>, <text:a xlink:type="simple" xlink:href="#id925">gliss</text:a>, <text:a xlink:type="simple" xlink:href="#id932">halfmrpt</text:a>, <text:a xlink:type="simple" xlink:href="#id396">keysig</text:a>, <text:a xlink:type="simple" xlink:href="#id934">ligature</text:a>, <text:a xlink:type="simple" xlink:href="#id499">mensur</text:a>, <text:a xlink:type="simple" xlink:href="#id108">note</text:a>, <text:a xlink:type="simple" xlink:href="#id865">pad</text:a>, <text:a xlink:type="simple" xlink:href="#id527">proport</text:a>, <text:a xlink:type="simple" xlink:href="#id869">rest</text:a>, <text:a xlink:type="simple" xlink:href="#id887">space</text:a>, <text:a xlink:type="simple" xlink:href="#id898">tuplet</text:a> </text:p>
      <text:h text:style-name="P239" text:outline-level="1">May occur within:</text:h>
      <text:p text:style-name="Text_20_body"><text:a xlink:type="simple" xlink:href="#id213">add</text:a>, <text:a xlink:type="simple" xlink:href="#id61">corr</text:a>, <text:a xlink:type="simple" xlink:href="#id1208">damage</text:a>, <text:a xlink:type="simple" xlink:href="#id1216">del</text:a>, <text:a xlink:type="simple" xlink:href="#id675">layer</text:a>, <text:a xlink:type="simple" xlink:href="#id221">lem</text:a>, <text:a xlink:type="simple" xlink:href="#id934">ligature</text:a>, <text:a xlink:type="simple" xlink:href="#id1151">measure</text:a>, <text:a xlink:type="simple" xlink:href="#id1220">orig</text:a>, <text:a xlink:type="simple" xlink:href="#id1155">ossia</text:a>, <text:a xlink:type="simple" xlink:href="#id1174">rdg</text:a>, <text:a xlink:type="simple" xlink:href="#id1223">reg</text:a>, <text:a xlink:type="simple" xlink:href="#id1226">restore</text:a>, <text:a xlink:type="simple" xlink:href="#id1230">sic</text:a>, <text:a xlink:type="simple" xlink:href="#id1233">supplied</text:a>, <text:a xlink:type="simple" xlink:href="#id944">syllable</text:a>, <text:a xlink:type="simple" xlink:href="#id1238">unclear</text:a> </text:p>
      <text:h text:style-name="P239" text:outline-level="1">Attributes:</text:h>
      <text:list xml:id="list30686278" text:style-name="L128">
        <text:list-item>
          <text:p text:style-name="P128">accidlower, optional, xs:token, s, f, ss, x, ff, xs, tb, n, nf, ns, su, sd, fu, fd, nu, nd<text:line-break/>records the written accidental associated with a lower neighboring note.</text:p>
        </text:list-item>
        <text:list-item>
          <text:p text:style-name="P128"><text:soft-page-break/>accidupper, optional, xs:token, s, f, ss, x, ff, xs, tb, n, nf, ns, su, sd, fu, fd, nu, nd<text:line-break/>records the written accidental associated with an upper neighboring note.</text:p>
        </text:list-item>
        <text:list-item>
          <text:p text:style-name="P128">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128">copyof, optional, xs:IDREF<text:line-break/>points to an element of which the current element is a copy.</text:p>
        </text:list-item>
        <text:list-item>
          <text:p text:style-name="P128">corresp, optional, xs:IDREFS<text:line-break/>used to point to other elements that correspond to this one in a generic fashion.</text:p>
        </text:list-item>
        <text:list-item>
          <text:p text:style-name="P128">endid, optional, xs:IDREF<text:line-break/>indicates the final element in a sequence of events to which the feature applies.</text:p>
        </text:list-item>
        <text:list-item>
          <text:p text:style-name="P128">facs, optional, xs:IDREFS<text:line-break/>permits the current element to reference a facsimile image or image zone which corresponds to it.</text:p>
        </text:list-item>
        <text:list-item>
          <text:p text:style-name="P128">form, optional, xs:token, inv, norm<text:line-break/>'norm' signals the normal form, that is, the written note, followed by its lower neighbor, with a return to the written note, while 'inv' indicates the inverted form, that is, the principal note, followed by its upper neighbor, with a return to the principal note. Traditionally, the 'normal' mordent is written as a short wavy line with a vertical line through it and the inverted mordent is written without the vertical line. However, the meaning of these signs is sometimes reversed. See Read, p. 245-246. Another attribute in the visual domain would be necessary in order to be completely explicit about which visual symbol is actually to be rendered.</text:p>
        </text:list-item>
        <text:list-item>
          <text:p text:style-name="P128">ho, optional, xs:decimal<text:line-break/>records a horizontal adjustment of a feature's programmatically-determinded location in terms of staff interline distance; that is, units of 1/2 the distance between adjacent staves.</text:p>
        </text:list-item>
        <text:list-item>
          <text:p text:style-name="P128">layer, optional, list of xs:positiveInteger, minimum length of 1<text:line-break/>signifies the layer within which a control event is active.</text:p>
        </text:list-item>
        <text:list-item>
          <text:p text:style-name="P128">long, optional, xs:token, true, false<text:line-break/>When the long attribute is set to 'yes', a double or long mordent, consisting of 5 notes, is indicated.</text:p>
        </text:list-item>
        <text:list-item>
          <text:p text:style-name="P128">n, optional, xs:NMTOKEN<text:line-break/>provides a label (name or number) for an element. While its value need not be unique, it is required to be a single token.</text:p>
        </text:list-item>
        <text:list-item>
          <text:p text:style-name="P128">next, optional, xs:IDREFS<text:line-break/>used to point to the next event(s) in a user-defined collection.</text:p>
        </text:list-item>
        <text:list-item>
          <text:p text:style-name="P128">place, optional, xs:token, above, below<text:line-break/>captures the placement of the item with respect to the staff with which it is associated.</text:p>
        </text:list-item>
        <text:list-item>
          <text:p text:style-name="P128">plist, optional, xs:IDREFS<text:line-break/>contains a space separated list of ID references that identify logical events that participate in a collection, such as notes under a phrase mark.</text:p>
        </text:list-item>
        <text:list-item>
          <text:p text:style-name="P128">prev, optional, xs:IDREFS<text:line-break/>points to the previous event(s) in a user-defined collection.</text:p>
        </text:list-item>
        <text:list-item>
          <text:p text:style-name="P128">sameas, optional, xs:IDREFS<text:line-break/>points to an element that is the same as the current element but is not a literal copy of the current element.</text:p>
        </text:list-item>
        <text:list-item>
          <text:p text:style-name="P128">staff, required, list of xs:positiveInteger, minimum length of 1<text:line-break/>signifies the staff on which a notated event occurs or to which a control event applies.</text:p>
        </text:list-item>
        <text:list-item>
          <text:p text:style-name="P128">startid, optional, xs:IDREF<text:line-break/>holds a reference to the first element in a sequence of events to which the feature applies.</text:p>
        </text:list-item>
        <text:list-item>
          <text:p text:style-name="P128"><text:soft-page-break/>synch, optional, xs:IDREFS<text:line-break/>points to elements that are synchronous with the current element.</text:p>
        </text:list-item>
        <text:list-item>
          <text:p text:style-name="P128">to, optional, xs:decimal<text:line-break/>records a timestamp adjustment of a feature's programmatically-determined location in musical terms; that is, beats.</text:p>
        </text:list-item>
        <text:list-item>
          <text:p text:style-name="P128">tstamp, optional, xs:decimal, 0 - ∞<text:line-break/>encodes the onset time in terms of musical time, i.e., beats[.fractional beat part]</text:p>
        </text:list-item>
        <text:list-item>
          <text:p text:style-name="P128">tstamp.ges, optional, xs:nonNegativeInteger<text:line-break/>used to record the onset time in pulses per quarter note (ppq, MusicXML divisions, or MIDI clicks) since the start of the file.</text:p>
        </text:list-item>
        <text:list-item>
          <text:p text:style-name="P128">tstamp.real, optional, xs:time<text:line-break/>used to record the onset time in pulses per quarter note (ppq, MusicXML divisions, or MIDI clicks) since the start of the file.</text:p>
        </text:list-item>
        <text:list-item>
          <text:p text:style-name="P128">vo, optional, xs:decimal<text:line-break/>records the vertical adjustment of a feature's programmatically-determined location in terms of staff interline distance; that is, units of 1/2 the distance between adjacent staves.</text:p>
        </text:list-item>
        <text:list-item>
          <text:p text:style-name="P128">when, optional, xs:IDREF<text:line-break/>indicates the point of occurrence of this feature along a timeline. Its value must be the ID of a &lt;when&gt; element.</text:p>
        </text:list-item>
        <text:list-item>
          <text:p text:style-name="P128">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cmnOrnaments</text:p>
      <text:h text:style-name="P238" text:outline-level="1"><text:bookmark text:name="id723"/>&lt;mrest&gt; measure rest</text:h>
      <text:h text:style-name="P239" text:outline-level="1">Description:</text:h>
      <text:p text:style-name="Text_20_body">Complete measure rest in any meter (Read, p. 97-98). The numbering of consecutive measures of rest may be controlled via the multi.number attribute on the scoredef or staffdef elements.</text:p>
      <text:h text:style-name="P239" text:outline-level="1">May contain:</text:h>
      <text:p text:style-name="Text_20_body">EMPTY</text:p>
      <text:h text:style-name="P239" text:outline-level="1">May occur within:</text:h>
      <text:p text:style-name="Text_20_body"><text:a xlink:type="simple" xlink:href="#id213">add</text:a>, <text:a xlink:type="simple" xlink:href="#id61">corr</text:a>, <text:a xlink:type="simple" xlink:href="#id1208">damage</text:a>, <text:a xlink:type="simple" xlink:href="#id1216">del</text:a>, <text:a xlink:type="simple" xlink:href="#id675">layer</text:a>, <text:a xlink:type="simple" xlink:href="#id221">lem</text:a>, <text:a xlink:type="simple" xlink:href="#id934">ligature</text:a>, <text:a xlink:type="simple" xlink:href="#id1220">orig</text:a>, <text:a xlink:type="simple" xlink:href="#id1174">rdg</text:a>, <text:a xlink:type="simple" xlink:href="#id1223">reg</text:a>, <text:a xlink:type="simple" xlink:href="#id1226">restore</text:a>, <text:a xlink:type="simple" xlink:href="#id1230">sic</text:a>, <text:a xlink:type="simple" xlink:href="#id1233">supplied</text:a>, <text:a xlink:type="simple" xlink:href="#id1238">unclear</text:a> </text:p>
      <text:h text:style-name="P239" text:outline-level="1">Attributes:</text:h>
      <text:list xml:id="list30708876" text:style-name="L129">
        <text:list-item>
          <text:p text:style-name="P129">altsym, optional, xs:IDREF<text:line-break/>provides a way of pointing to a user-defined symbol. It must contain an ID of a &lt;symboldef&gt; element elsewhere in the document.</text:p>
        </text:list-item>
        <text:list-item>
          <text:p text:style-name="P129">copyof, optional, xs:IDREF<text:line-break/>points to an element of which the current element is a copy.</text:p>
        </text:list-item>
        <text:list-item>
          <text:p text:style-name="P129">corresp, optional, xs:IDREFS<text:line-break/>used to point to other elements that correspond to this one in a generic fashion.</text:p>
        </text:list-item>
        <text:list-item>
          <text:p text:style-name="P129"><text:soft-page-break/>cutout, optional, xs:token, cutout<text:line-break/>Presence of the cutout attribute indicates that the staff lines should not be drawn for the measure containing this element.</text:p>
        </text:list-item>
        <text:list-item>
          <text:p text:style-name="P129">dur, optional, xs:token, long, breve, 1, 2, 4, 8, 16, 32, 64, 128, 256, 512, 1024, 2048, maxima, longa, brevis, semibrevis, minima, semiminima, fusa, semifusa<text:line-break/>records the duration of a feature using the relative durational values provided by the data.DURATION datatype.</text:p>
        </text:list-item>
        <text:list-item>
          <text:p text:style-name="P129">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129">facs, optional, xs:IDREFS<text:line-break/>permits the current element to reference a facsimile image or image zone which corresponds to it.</text:p>
        </text:list-item>
        <text:list-item>
          <text:p text:style-name="P129">fermata, optional, xs:token, above, below<text:line-break/>indicates the attachment of a fermata to this element. If visual information about the fermata needs to be recorded, then a &lt;fermata&gt; element should be employed instead.</text:p>
        </text:list-item>
        <text:list-item>
          <text:p text:style-name="P129">ho, optional, xs:decimal<text:line-break/>records a horizontal adjustment of a feature's programmatically-determinded location in terms of staff interline distance; that is, units of 1/2 the distance between adjacent staves.</text:p>
        </text:list-item>
        <text:list-item>
          <text:p text:style-name="P129">instr, optional, xs:IDREF<text:line-break/>provides a way of pointing to a MIDI instrument definition. It must contain the ID of an &lt;instrdef&gt; element elsewhere in the document.</text:p>
        </text:list-item>
        <text:list-item>
          <text:p text:style-name="P129">layer, optional, xs:positiveInteger<text:line-break/>identifies the layer to which a feature applies.</text:p>
        </text:list-item>
        <text:list-item>
          <text:p text:style-name="P129">n, optional, xs:NMTOKEN<text:line-break/>provides a label (name or number) for an element. While its value need not be unique, it is required to be a single token.</text:p>
        </text:list-item>
        <text:list-item>
          <text:p text:style-name="P129">next, optional, xs:IDREFS<text:line-break/>used to point to the next event(s) in a user-defined collection.</text:p>
        </text:list-item>
        <text:list-item>
          <text:p text:style-name="P129">prev, optional, xs:IDREFS<text:line-break/>points to the previous event(s) in a user-defined collection.</text:p>
        </text:list-item>
        <text:list-item>
          <text:p text:style-name="P129">sameas, optional, xs:IDREFS<text:line-break/>points to an element that is the same as the current element but is not a literal copy of the current element.</text:p>
        </text:list-item>
        <text:list-item>
          <text:p text:style-name="P129">size, optional, xs:token, normal, cue<text:line-break/>describes the relative size of a feature.</text:p>
        </text:list-item>
        <text:list-item>
          <text:p text:style-name="P129">staff, optional, list of xs:positiveInteger, minimum length of 1<text:line-break/>signifies the staff on which a notated event occurs or to which a control event applies.</text:p>
        </text:list-item>
        <text:list-item>
          <text:p text:style-name="P129">synch, optional, xs:IDREFS<text:line-break/>points to elements that are synchronous with the current element.</text:p>
        </text:list-item>
        <text:list-item>
          <text:p text:style-name="P129">to, optional, xs:decimal<text:line-break/>records a timestamp adjustment of a feature's programmatically-determined location in musical terms; that is, beats.</text:p>
        </text:list-item>
        <text:list-item>
          <text:p text:style-name="P129">tstamp, optional, xs:decimal, 0 - ∞<text:line-break/>encodes the onset time in terms of musical time, i.e., beats[.fractional beat part]</text:p>
        </text:list-item>
        <text:list-item>
          <text:p text:style-name="P129">tstamp.ges, optional, xs:nonNegativeInteger<text:line-break/>used to record the onset time in pulses per quarter note (ppq, MusicXML divisions, or MIDI clicks) since the start of the file.</text:p>
        </text:list-item>
        <text:list-item>
          <text:p text:style-name="P129"><text:soft-page-break/>tstamp.real, optional, xs:time<text:line-break/>used to record the onset time in pulses per quarter note (ppq, MusicXML divisions, or MIDI clicks) since the start of the file.</text:p>
        </text:list-item>
        <text:list-item>
          <text:p text:style-name="P129">visible, optional, xs:token, true, false<text:line-break/>indicates if a feature should be rendered when the notation is presented graphically or sounded.</text:p>
        </text:list-item>
        <text:list-item>
          <text:p text:style-name="P129">vo, optional, xs:decimal<text:line-break/>records the vertical adjustment of a feature's programmatically-determined location in terms of staff interline distance; that is, units of 1/2 the distance between adjacent staves.</text:p>
        </text:list-item>
        <text:list-item>
          <text:p text:style-name="P129">when, optional, xs:IDREF<text:line-break/>indicates the point of occurrence of this feature along a timeline. Its value must be the ID of a &lt;when&gt; element.</text:p>
        </text:list-item>
        <text:list-item>
          <text:p text:style-name="P129">x, optional, xs:decimal<text:line-break/>encodes an x coordinate for a feature in an output coordinate system. When it is necessary to record the placement of a feature in a facsimile image, use facs attribute.</text:p>
        </text:list-item>
        <text:list-item>
          <text:p text:style-name="P129">xml:id, optional, xs:ID<text:line-break/>regularizes the naming of an element and thus facilitates building links between it and other resources. Each id attribute within a document must have a unique value.</text:p>
        </text:list-item>
        <text:list-item>
          <text:p text:style-name="P129">y, optional, xs:decimal<text:line-break/>encodes an y coordinate for a feature in an output coordinate system. When it is necessary to record the placement of a feature in a facsimile image, use facs attribute.</text:p>
        </text:list-item>
      </text:list>
      <text:h text:style-name="P239" text:outline-level="1">Module:</text:h>
      <text:p text:style-name="Text_20_body">cmn</text:p>
      <text:h text:style-name="P238" text:outline-level="1"><text:bookmark text:name="id737"/>&lt;mrpt&gt; measure repeat</text:h>
      <text:h text:style-name="P239" text:outline-level="1">Description:</text:h>
      <text:p text:style-name="Text_20_body">An indication that the previous measure should be repeated. The automated numbering of consecutive measures of rest may be controlled via the multi.number attribute on the scoredef or staffdef elements.</text:p>
      <text:h text:style-name="P239" text:outline-level="1">May contain:</text:h>
      <text:p text:style-name="Text_20_body">EMPTY</text:p>
      <text:h text:style-name="P239" text:outline-level="1">May occur within:</text:h>
      <text:p text:style-name="Text_20_body"><text:a xlink:type="simple" xlink:href="#id213">add</text:a>, <text:a xlink:type="simple" xlink:href="#id61">corr</text:a>, <text:a xlink:type="simple" xlink:href="#id1208">damage</text:a>, <text:a xlink:type="simple" xlink:href="#id1216">del</text:a>, <text:a xlink:type="simple" xlink:href="#id675">layer</text:a>, <text:a xlink:type="simple" xlink:href="#id221">lem</text:a>, <text:a xlink:type="simple" xlink:href="#id934">ligature</text:a>, <text:a xlink:type="simple" xlink:href="#id1220">orig</text:a>, <text:a xlink:type="simple" xlink:href="#id1174">rdg</text:a>, <text:a xlink:type="simple" xlink:href="#id1223">reg</text:a>, <text:a xlink:type="simple" xlink:href="#id1226">restore</text:a>, <text:a xlink:type="simple" xlink:href="#id1230">sic</text:a>, <text:a xlink:type="simple" xlink:href="#id1233">supplied</text:a>, <text:a xlink:type="simple" xlink:href="#id1238">unclear</text:a> </text:p>
      <text:h text:style-name="P239" text:outline-level="1">Attributes:</text:h>
      <text:list xml:id="list30715471" text:style-name="L130">
        <text:list-item>
          <text:p text:style-name="P130">altsym, optional, xs:IDREF<text:line-break/>provides a way of pointing to a user-defined symbol. It must contain an ID of a &lt;symboldef&gt; element elsewhere in the document.</text:p>
        </text:list-item>
        <text:list-item>
          <text:p text:style-name="P130">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130">copyof, optional, xs:IDREF<text:line-break/>points to an element of which the current element is a copy.</text:p>
        </text:list-item>
        <text:list-item>
          <text:p text:style-name="P130"><text:soft-page-break/>corresp, optional, xs:IDREFS<text:line-break/>used to point to other elements that correspond to this one in a generic fashion.</text:p>
        </text:list-item>
        <text:list-item>
          <text:p text:style-name="P130">expand, optional, xs:token, true, false<text:line-break/>indicates whether to render a repeat symbol or the source material to which it refers.</text:p>
        </text:list-item>
        <text:list-item>
          <text:p text:style-name="P130">facs, optional, xs:IDREFS<text:line-break/>permits the current element to reference a facsimile image or image zone which corresponds to it.</text:p>
        </text:list-item>
        <text:list-item>
          <text:p text:style-name="P130">layer, optional, xs:positiveInteger<text:line-break/>identifies the layer to which a feature applies.</text:p>
        </text:list-item>
        <text:list-item>
          <text:p text:style-name="P130">n, optional, xs:NMTOKEN<text:line-break/>provides a label (name or number) for an element. While its value need not be unique, it is required to be a single token.</text:p>
        </text:list-item>
        <text:list-item>
          <text:p text:style-name="P130">next, optional, xs:IDREFS<text:line-break/>used to point to the next event(s) in a user-defined collection.</text:p>
        </text:list-item>
        <text:list-item>
          <text:p text:style-name="P130">prev, optional, xs:IDREFS<text:line-break/>points to the previous event(s) in a user-defined collection.</text:p>
        </text:list-item>
        <text:list-item>
          <text:p text:style-name="P130">sameas, optional, xs:IDREFS<text:line-break/>points to an element that is the same as the current element but is not a literal copy of the current element.</text:p>
        </text:list-item>
        <text:list-item>
          <text:p text:style-name="P130">staff, optional, list of xs:positiveInteger, minimum length of 1<text:line-break/>signifies the staff on which a notated event occurs or to which a control event applies.</text:p>
        </text:list-item>
        <text:list-item>
          <text:p text:style-name="P130">synch, optional, xs:IDREFS<text:line-break/>points to elements that are synchronous with the current element.</text:p>
        </text:list-item>
        <text:list-item>
          <text:p text:style-name="P130">tstamp, optional, xs:decimal, 0 - ∞<text:line-break/>encodes the onset time in terms of musical time, i.e., beats[.fractional beat part]</text:p>
        </text:list-item>
        <text:list-item>
          <text:p text:style-name="P130">tstamp.ges, optional, xs:nonNegativeInteger<text:line-break/>used to record the onset time in pulses per quarter note (ppq, MusicXML divisions, or MIDI clicks) since the start of the file.</text:p>
        </text:list-item>
        <text:list-item>
          <text:p text:style-name="P130">tstamp.real, optional, xs:time<text:line-break/>used to record the onset time in pulses per quarter note (ppq, MusicXML divisions, or MIDI clicks) since the start of the file.</text:p>
        </text:list-item>
        <text:list-item>
          <text:p text:style-name="P130">when, optional, xs:IDREF<text:line-break/>indicates the point of occurrence of this feature along a timeline. Its value must be the ID of a &lt;when&gt; element.</text:p>
        </text:list-item>
        <text:list-item>
          <text:p text:style-name="P130">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cmn</text:p>
      <text:h text:style-name="P238" text:outline-level="1"><text:bookmark text:name="id744"/>&lt;mrpt2&gt; 2-measure repeat</text:h>
      <text:h text:style-name="P239" text:outline-level="1">Description:</text:h>
      <text:p text:style-name="Text_20_body">An indication that the previous two measures should be repeated.</text:p>
      <text:h text:style-name="P239" text:outline-level="1">May contain:</text:h>
      <text:p text:style-name="Text_20_body">EMPTY</text:p>
      <text:h text:style-name="P239" text:outline-level="1"><text:soft-page-break/>May occur within:</text:h>
      <text:p text:style-name="Text_20_body"><text:a xlink:type="simple" xlink:href="#id213">add</text:a>, <text:a xlink:type="simple" xlink:href="#id61">corr</text:a>, <text:a xlink:type="simple" xlink:href="#id1208">damage</text:a>, <text:a xlink:type="simple" xlink:href="#id1216">del</text:a>, <text:a xlink:type="simple" xlink:href="#id675">layer</text:a>, <text:a xlink:type="simple" xlink:href="#id221">lem</text:a>, <text:a xlink:type="simple" xlink:href="#id934">ligature</text:a>, <text:a xlink:type="simple" xlink:href="#id1220">orig</text:a>, <text:a xlink:type="simple" xlink:href="#id1174">rdg</text:a>, <text:a xlink:type="simple" xlink:href="#id1223">reg</text:a>, <text:a xlink:type="simple" xlink:href="#id1226">restore</text:a>, <text:a xlink:type="simple" xlink:href="#id1230">sic</text:a>, <text:a xlink:type="simple" xlink:href="#id1233">supplied</text:a>, <text:a xlink:type="simple" xlink:href="#id1238">unclear</text:a> </text:p>
      <text:h text:style-name="P239" text:outline-level="1">Attributes:</text:h>
      <text:list xml:id="list30711011" text:style-name="L131">
        <text:list-item>
          <text:p text:style-name="P131">altsym, optional, xs:IDREF<text:line-break/>provides a way of pointing to a user-defined symbol. It must contain an ID of a &lt;symboldef&gt; element elsewhere in the document.</text:p>
        </text:list-item>
        <text:list-item>
          <text:p text:style-name="P131">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131">copyof, optional, xs:IDREF<text:line-break/>points to an element of which the current element is a copy.</text:p>
        </text:list-item>
        <text:list-item>
          <text:p text:style-name="P131">corresp, optional, xs:IDREFS<text:line-break/>used to point to other elements that correspond to this one in a generic fashion.</text:p>
        </text:list-item>
        <text:list-item>
          <text:p text:style-name="P131">expand, optional, xs:token, true, false<text:line-break/>indicates whether to render a repeat symbol or the source material to which it refers.</text:p>
        </text:list-item>
        <text:list-item>
          <text:p text:style-name="P131">facs, optional, xs:IDREFS<text:line-break/>permits the current element to reference a facsimile image or image zone which corresponds to it.</text:p>
        </text:list-item>
        <text:list-item>
          <text:p text:style-name="P131">layer, optional, xs:positiveInteger<text:line-break/>identifies the layer to which a feature applies.</text:p>
        </text:list-item>
        <text:list-item>
          <text:p text:style-name="P131">n, optional, xs:NMTOKEN<text:line-break/>provides a label (name or number) for an element. While its value need not be unique, it is required to be a single token.</text:p>
        </text:list-item>
        <text:list-item>
          <text:p text:style-name="P131">next, optional, xs:IDREFS<text:line-break/>used to point to the next event(s) in a user-defined collection.</text:p>
        </text:list-item>
        <text:list-item>
          <text:p text:style-name="P131">prev, optional, xs:IDREFS<text:line-break/>points to the previous event(s) in a user-defined collection.</text:p>
        </text:list-item>
        <text:list-item>
          <text:p text:style-name="P131">sameas, optional, xs:IDREFS<text:line-break/>points to an element that is the same as the current element but is not a literal copy of the current element.</text:p>
        </text:list-item>
        <text:list-item>
          <text:p text:style-name="P131">staff, optional, list of xs:positiveInteger, minimum length of 1<text:line-break/>signifies the staff on which a notated event occurs or to which a control event applies.</text:p>
        </text:list-item>
        <text:list-item>
          <text:p text:style-name="P131">synch, optional, xs:IDREFS<text:line-break/>points to elements that are synchronous with the current element.</text:p>
        </text:list-item>
        <text:list-item>
          <text:p text:style-name="P131">tstamp, optional, xs:decimal, 0 - ∞<text:line-break/>encodes the onset time in terms of musical time, i.e., beats[.fractional beat part]</text:p>
        </text:list-item>
        <text:list-item>
          <text:p text:style-name="P131">tstamp.ges, optional, xs:nonNegativeInteger<text:line-break/>used to record the onset time in pulses per quarter note (ppq, MusicXML divisions, or MIDI clicks) since the start of the file.</text:p>
        </text:list-item>
        <text:list-item>
          <text:p text:style-name="P131">tstamp.real, optional, xs:time<text:line-break/>used to record the onset time in pulses per quarter note (ppq, MusicXML divisions, or MIDI clicks) since the start of the file.</text:p>
        </text:list-item>
        <text:list-item>
          <text:p text:style-name="P131">when, optional, xs:IDREF<text:line-break/>indicates the point of occurrence of this feature along a timeline. Its value must be the ID of a &lt;when&gt; element.</text:p>
        </text:list-item>
        <text:list-item>
          <text:p text:style-name="P131"><text:soft-page-break/>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cmn</text:p>
      <text:h text:style-name="P238" text:outline-level="1"><text:bookmark text:name="id749"/>&lt;mspace&gt; measure space</text:h>
      <text:h text:style-name="P239" text:outline-level="1">Description:</text:h>
      <text:p text:style-name="Text_20_body">Complete measure consisting of empty space in any meter. The automated numbering of consecutive measures of space may be controlled via the multi.number attribute on the scoredef or staffdef elements.</text:p>
      <text:h text:style-name="P239" text:outline-level="1">May contain:</text:h>
      <text:p text:style-name="Text_20_body">EMPTY</text:p>
      <text:h text:style-name="P239" text:outline-level="1">May occur within:</text:h>
      <text:p text:style-name="Text_20_body"><text:a xlink:type="simple" xlink:href="#id213">add</text:a>, <text:a xlink:type="simple" xlink:href="#id61">corr</text:a>, <text:a xlink:type="simple" xlink:href="#id1208">damage</text:a>, <text:a xlink:type="simple" xlink:href="#id1216">del</text:a>, <text:a xlink:type="simple" xlink:href="#id675">layer</text:a>, <text:a xlink:type="simple" xlink:href="#id221">lem</text:a>, <text:a xlink:type="simple" xlink:href="#id934">ligature</text:a>, <text:a xlink:type="simple" xlink:href="#id1220">orig</text:a>, <text:a xlink:type="simple" xlink:href="#id1174">rdg</text:a>, <text:a xlink:type="simple" xlink:href="#id1223">reg</text:a>, <text:a xlink:type="simple" xlink:href="#id1226">restore</text:a>, <text:a xlink:type="simple" xlink:href="#id1230">sic</text:a>, <text:a xlink:type="simple" xlink:href="#id1233">supplied</text:a>, <text:a xlink:type="simple" xlink:href="#id1238">unclear</text:a> </text:p>
      <text:h text:style-name="P239" text:outline-level="1">Attributes:</text:h>
      <text:list xml:id="list30715171" text:style-name="L132">
        <text:list-item>
          <text:p text:style-name="P132">altsym, optional, xs:IDREF<text:line-break/>provides a way of pointing to a user-defined symbol. It must contain an ID of a &lt;symboldef&gt; element elsewhere in the document.</text:p>
        </text:list-item>
        <text:list-item>
          <text:p text:style-name="P132">copyof, optional, xs:IDREF<text:line-break/>points to an element of which the current element is a copy.</text:p>
        </text:list-item>
        <text:list-item>
          <text:p text:style-name="P132">corresp, optional, xs:IDREFS<text:line-break/>used to point to other elements that correspond to this one in a generic fashion.</text:p>
        </text:list-item>
        <text:list-item>
          <text:p text:style-name="P132">cutout, optional, xs:token, cutout<text:line-break/>Presence of the cutout attribute indicates that the staff lines should not be drawn for the measure containing this element.</text:p>
        </text:list-item>
        <text:list-item>
          <text:p text:style-name="P132">dur, optional, xs:token, long, breve, 1, 2, 4, 8, 16, 32, 64, 128, 256, 512, 1024, 2048, maxima, longa, brevis, semibrevis, minima, semiminima, fusa, semifusa<text:line-break/>records the duration of a feature using the relative durational values provided by the data.DURATION datatype.</text:p>
        </text:list-item>
        <text:list-item>
          <text:p text:style-name="P132">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132">facs, optional, xs:IDREFS<text:line-break/>permits the current element to reference a facsimile image or image zone which corresponds to it.</text:p>
        </text:list-item>
        <text:list-item>
          <text:p text:style-name="P132">fermata, optional, xs:token, above, below<text:line-break/>indicates the attachment of a fermata to this element. If visual information about the fermata needs to be recorded, then a &lt;fermata&gt; element should be employed instead.</text:p>
        </text:list-item>
        <text:list-item>
          <text:p text:style-name="P132">instr, optional, xs:IDREF<text:line-break/>provides a way of pointing to a MIDI instrument definition. It must contain the ID of an &lt;instrdef&gt; element elsewhere in the document.</text:p>
        </text:list-item>
        <text:list-item>
          <text:p text:style-name="P132"><text:soft-page-break/>layer, optional, xs:positiveInteger<text:line-break/>identifies the layer to which a feature applies.</text:p>
        </text:list-item>
        <text:list-item>
          <text:p text:style-name="P132">n, optional, xs:NMTOKEN<text:line-break/>provides a label (name or number) for an element. While its value need not be unique, it is required to be a single token.</text:p>
        </text:list-item>
        <text:list-item>
          <text:p text:style-name="P132">next, optional, xs:IDREFS<text:line-break/>used to point to the next event(s) in a user-defined collection.</text:p>
        </text:list-item>
        <text:list-item>
          <text:p text:style-name="P132">prev, optional, xs:IDREFS<text:line-break/>points to the previous event(s) in a user-defined collection.</text:p>
        </text:list-item>
        <text:list-item>
          <text:p text:style-name="P132">sameas, optional, xs:IDREFS<text:line-break/>points to an element that is the same as the current element but is not a literal copy of the current element.</text:p>
        </text:list-item>
        <text:list-item>
          <text:p text:style-name="P132">staff, optional, list of xs:positiveInteger, minimum length of 1<text:line-break/>signifies the staff on which a notated event occurs or to which a control event applies.</text:p>
        </text:list-item>
        <text:list-item>
          <text:p text:style-name="P132">synch, optional, xs:IDREFS<text:line-break/>points to elements that are synchronous with the current element.</text:p>
        </text:list-item>
        <text:list-item>
          <text:p text:style-name="P132">tstamp, optional, xs:decimal, 0 - ∞<text:line-break/>encodes the onset time in terms of musical time, i.e., beats[.fractional beat part]</text:p>
        </text:list-item>
        <text:list-item>
          <text:p text:style-name="P132">tstamp.ges, optional, xs:nonNegativeInteger<text:line-break/>used to record the onset time in pulses per quarter note (ppq, MusicXML divisions, or MIDI clicks) since the start of the file.</text:p>
        </text:list-item>
        <text:list-item>
          <text:p text:style-name="P132">tstamp.real, optional, xs:time<text:line-break/>used to record the onset time in pulses per quarter note (ppq, MusicXML divisions, or MIDI clicks) since the start of the file.</text:p>
        </text:list-item>
        <text:list-item>
          <text:p text:style-name="P132">visible, optional, xs:token, true, false<text:line-break/>indicates if a feature should be rendered when the notation is presented graphically or sounded.</text:p>
        </text:list-item>
        <text:list-item>
          <text:p text:style-name="P132">when, optional, xs:IDREF<text:line-break/>indicates the point of occurrence of this feature along a timeline. Its value must be the ID of a &lt;when&gt; element.</text:p>
        </text:list-item>
        <text:list-item>
          <text:p text:style-name="P132">x, optional, xs:decimal<text:line-break/>encodes an x coordinate for a feature in an output coordinate system. When it is necessary to record the placement of a feature in a facsimile image, use facs attribute.</text:p>
        </text:list-item>
        <text:list-item>
          <text:p text:style-name="P132">xml:id, optional, xs:ID<text:line-break/>regularizes the naming of an element and thus facilitates building links between it and other resources. Each id attribute within a document must have a unique value.</text:p>
        </text:list-item>
        <text:list-item>
          <text:p text:style-name="P132">y, optional, xs:decimal<text:line-break/>encodes an y coordinate for a feature in an output coordinate system. When it is necessary to record the placement of a feature in a facsimile image, use facs attribute.</text:p>
        </text:list-item>
      </text:list>
      <text:h text:style-name="P239" text:outline-level="1">Module:</text:h>
      <text:p text:style-name="Text_20_body">cmn</text:p>
      <text:h text:style-name="P238" text:outline-level="1"><text:bookmark text:name="id755"/>&lt;multirest&gt; multi-rest</text:h>
      <text:h text:style-name="P239" text:outline-level="1">Description:</text:h>
      <text:p text:style-name="Text_20_body">Multiple measures of rest compressed into a single symbol, frequently found in performer parts. The num attribute can used to store a number to be rendered along with the note. See Read, p. 394, ex. 23-21, line 5.</text:p>
      <text:h text:style-name="P239" text:outline-level="1"><text:soft-page-break/>May contain:</text:h>
      <text:p text:style-name="Text_20_body">EMPTY</text:p>
      <text:h text:style-name="P239" text:outline-level="1">May occur within:</text:h>
      <text:p text:style-name="Text_20_body"><text:a xlink:type="simple" xlink:href="#id213">add</text:a>, <text:a xlink:type="simple" xlink:href="#id61">corr</text:a>, <text:a xlink:type="simple" xlink:href="#id1208">damage</text:a>, <text:a xlink:type="simple" xlink:href="#id1216">del</text:a>, <text:a xlink:type="simple" xlink:href="#id675">layer</text:a>, <text:a xlink:type="simple" xlink:href="#id221">lem</text:a>, <text:a xlink:type="simple" xlink:href="#id934">ligature</text:a>, <text:a xlink:type="simple" xlink:href="#id1220">orig</text:a>, <text:a xlink:type="simple" xlink:href="#id1174">rdg</text:a>, <text:a xlink:type="simple" xlink:href="#id1223">reg</text:a>, <text:a xlink:type="simple" xlink:href="#id1226">restore</text:a>, <text:a xlink:type="simple" xlink:href="#id1230">sic</text:a>, <text:a xlink:type="simple" xlink:href="#id1233">supplied</text:a>, <text:a xlink:type="simple" xlink:href="#id1238">unclear</text:a> </text:p>
      <text:h text:style-name="P239" text:outline-level="1">Attributes:</text:h>
      <text:list xml:id="list30689613" text:style-name="L133">
        <text:list-item>
          <text:p text:style-name="P133">altsym, optional, xs:IDREF<text:line-break/>provides a way of pointing to a user-defined symbol. It must contain an ID of a &lt;symboldef&gt; element elsewhere in the document.</text:p>
        </text:list-item>
        <text:list-item>
          <text:p text:style-name="P133">block, optional, xs:token, true, false<text:line-break/>When the block attribute is used, combinations of the 1, 2, and 4 measure rest forms (Read, p. 104) should be rendered instead of the modern form or the alternative symbol.</text:p>
        </text:list-item>
        <text:list-item>
          <text:p text:style-name="P133">copyof, optional, xs:IDREF<text:line-break/>points to an element of which the current element is a copy.</text:p>
        </text:list-item>
        <text:list-item>
          <text:p text:style-name="P133">corresp, optional, xs:IDREFS<text:line-break/>used to point to other elements that correspond to this one in a generic fashion.</text:p>
        </text:list-item>
        <text:list-item>
          <text:p text:style-name="P133">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133">facs, optional, xs:IDREFS<text:line-break/>permits the current element to reference a facsimile image or image zone which corresponds to it.</text:p>
        </text:list-item>
        <text:list-item>
          <text:p text:style-name="P133">instr, optional, xs:IDREF<text:line-break/>provides a way of pointing to a MIDI instrument definition. It must contain the ID of an &lt;instrdef&gt; element elsewhere in the document.</text:p>
        </text:list-item>
        <text:list-item>
          <text:p text:style-name="P133">layer, optional, xs:positiveInteger<text:line-break/>identifies the layer to which a feature applies.</text:p>
        </text:list-item>
        <text:list-item>
          <text:p text:style-name="P133">n, optional, xs:NMTOKEN<text:line-break/>provides a label (name or number) for an element. While its value need not be unique, it is required to be a single token.</text:p>
        </text:list-item>
        <text:list-item>
          <text:p text:style-name="P133">next, optional, xs:IDREFS<text:line-break/>used to point to the next event(s) in a user-defined collection.</text:p>
        </text:list-item>
        <text:list-item>
          <text:p text:style-name="P133">num, optional, xs:positiveInteger<text:line-break/>used to store a number to be rendered along with a feature.</text:p>
        </text:list-item>
        <text:list-item>
          <text:p text:style-name="P133">prev, optional, xs:IDREFS<text:line-break/>points to the previous event(s) in a user-defined collection.</text:p>
        </text:list-item>
        <text:list-item>
          <text:p text:style-name="P133">sameas, optional, xs:IDREFS<text:line-break/>points to an element that is the same as the current element but is not a literal copy of the current element.</text:p>
        </text:list-item>
        <text:list-item>
          <text:p text:style-name="P133">staff, optional, list of xs:positiveInteger, minimum length of 1<text:line-break/>signifies the staff on which a notated event occurs or to which a control event applies.</text:p>
        </text:list-item>
        <text:list-item>
          <text:p text:style-name="P133">synch, optional, xs:IDREFS<text:line-break/>points to elements that are synchronous with the current element.</text:p>
        </text:list-item>
        <text:list-item>
          <text:p text:style-name="P133">tstamp, optional, xs:decimal, 0 - ∞<text:line-break/>encodes the onset time in terms of musical time, i.e., beats[.fractional beat part]</text:p>
        </text:list-item>
        <text:list-item>
          <text:p text:style-name="P133"><text:soft-page-break/>tstamp.ges, optional, xs:nonNegativeInteger<text:line-break/>used to record the onset time in pulses per quarter note (ppq, MusicXML divisions, or MIDI clicks) since the start of the file.</text:p>
        </text:list-item>
        <text:list-item>
          <text:p text:style-name="P133">tstamp.real, optional, xs:time<text:line-break/>used to record the onset time in pulses per quarter note (ppq, MusicXML divisions, or MIDI clicks) since the start of the file.</text:p>
        </text:list-item>
        <text:list-item>
          <text:p text:style-name="P133">when, optional, xs:IDREF<text:line-break/>indicates the point of occurrence of this feature along a timeline. Its value must be the ID of a &lt;when&gt; element.</text:p>
        </text:list-item>
        <text:list-item>
          <text:p text:style-name="P133">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cmn</text:p>
      <text:h text:style-name="P238" text:outline-level="1"><text:bookmark text:name="id764"/>&lt;multirpt&gt; multi-repeat</text:h>
      <text:h text:style-name="P239" text:outline-level="1">Description:</text:h>
      <text:p text:style-name="Text_20_body">Multiple repeated measures. In modern publishing practice repeats of more than 2 measures should be written out using repeat signs. This element, however, is provided for handling non-standard practices often found in manuscript. The num attribute records the number of measures to be repeated.</text:p>
      <text:h text:style-name="P239" text:outline-level="1">May contain:</text:h>
      <text:p text:style-name="Text_20_body">EMPTY</text:p>
      <text:h text:style-name="P239" text:outline-level="1">May occur within:</text:h>
      <text:p text:style-name="Text_20_body"><text:a xlink:type="simple" xlink:href="#id213">add</text:a>, <text:a xlink:type="simple" xlink:href="#id61">corr</text:a>, <text:a xlink:type="simple" xlink:href="#id1208">damage</text:a>, <text:a xlink:type="simple" xlink:href="#id1216">del</text:a>, <text:a xlink:type="simple" xlink:href="#id675">layer</text:a>, <text:a xlink:type="simple" xlink:href="#id221">lem</text:a>, <text:a xlink:type="simple" xlink:href="#id934">ligature</text:a>, <text:a xlink:type="simple" xlink:href="#id1220">orig</text:a>, <text:a xlink:type="simple" xlink:href="#id1174">rdg</text:a>, <text:a xlink:type="simple" xlink:href="#id1223">reg</text:a>, <text:a xlink:type="simple" xlink:href="#id1226">restore</text:a>, <text:a xlink:type="simple" xlink:href="#id1230">sic</text:a>, <text:a xlink:type="simple" xlink:href="#id1233">supplied</text:a>, <text:a xlink:type="simple" xlink:href="#id1238">unclear</text:a> </text:p>
      <text:h text:style-name="P239" text:outline-level="1">Attributes:</text:h>
      <text:list xml:id="list30718170" text:style-name="L134">
        <text:list-item>
          <text:p text:style-name="P134">altsym, optional, xs:IDREF<text:line-break/>provides a way of pointing to a user-defined symbol. It must contain an ID of a &lt;symboldef&gt; element elsewhere in the document.</text:p>
        </text:list-item>
        <text:list-item>
          <text:p text:style-name="P134">copyof, optional, xs:IDREF<text:line-break/>points to an element of which the current element is a copy.</text:p>
        </text:list-item>
        <text:list-item>
          <text:p text:style-name="P134">corresp, optional, xs:IDREFS<text:line-break/>used to point to other elements that correspond to this one in a generic fashion.</text:p>
        </text:list-item>
        <text:list-item>
          <text:p text:style-name="P134">expand, optional, xs:token, true, false<text:line-break/>indicates whether to render a repeat symbol or the source material to which it refers.</text:p>
        </text:list-item>
        <text:list-item>
          <text:p text:style-name="P134">facs, optional, xs:IDREFS<text:line-break/>permits the current element to reference a facsimile image or image zone which corresponds to it.</text:p>
        </text:list-item>
        <text:list-item>
          <text:p text:style-name="P134">layer, optional, xs:positiveInteger<text:line-break/>identifies the layer to which a feature applies.</text:p>
        </text:list-item>
        <text:list-item>
          <text:p text:style-name="P134">n, optional, xs:NMTOKEN<text:line-break/>provides a label (name or number) for an element. While its value need not be unique, it is required to be a single token.</text:p>
        </text:list-item>
        <text:list-item>
          <text:p text:style-name="P134"><text:soft-page-break/>next, optional, xs:IDREFS<text:line-break/>used to point to the next event(s) in a user-defined collection.</text:p>
        </text:list-item>
        <text:list-item>
          <text:p text:style-name="P134">num, optional, xs:positiveInteger<text:line-break/>used to store a number to be rendered along with a feature.</text:p>
        </text:list-item>
        <text:list-item>
          <text:p text:style-name="P134">prev, optional, xs:IDREFS<text:line-break/>points to the previous event(s) in a user-defined collection.</text:p>
        </text:list-item>
        <text:list-item>
          <text:p text:style-name="P134">sameas, optional, xs:IDREFS<text:line-break/>points to an element that is the same as the current element but is not a literal copy of the current element.</text:p>
        </text:list-item>
        <text:list-item>
          <text:p text:style-name="P134">staff, optional, list of xs:positiveInteger, minimum length of 1<text:line-break/>signifies the staff on which a notated event occurs or to which a control event applies.</text:p>
        </text:list-item>
        <text:list-item>
          <text:p text:style-name="P134">synch, optional, xs:IDREFS<text:line-break/>points to elements that are synchronous with the current element.</text:p>
        </text:list-item>
        <text:list-item>
          <text:p text:style-name="P134">tstamp, optional, xs:decimal, 0 - ∞<text:line-break/>encodes the onset time in terms of musical time, i.e., beats[.fractional beat part]</text:p>
        </text:list-item>
        <text:list-item>
          <text:p text:style-name="P134">tstamp.ges, optional, xs:nonNegativeInteger<text:line-break/>used to record the onset time in pulses per quarter note (ppq, MusicXML divisions, or MIDI clicks) since the start of the file.</text:p>
        </text:list-item>
        <text:list-item>
          <text:p text:style-name="P134">tstamp.real, optional, xs:time<text:line-break/>used to record the onset time in pulses per quarter note (ppq, MusicXML divisions, or MIDI clicks) since the start of the file.</text:p>
        </text:list-item>
        <text:list-item>
          <text:p text:style-name="P134">when, optional, xs:IDREF<text:line-break/>indicates the point of occurrence of this feature along a timeline. Its value must be the ID of a &lt;when&gt; element.</text:p>
        </text:list-item>
        <text:list-item>
          <text:p text:style-name="P134">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cmn</text:p>
      <text:h text:style-name="P238" text:outline-level="1"><text:bookmark text:name="id1520"/>&lt;music&gt; music</text:h>
      <text:h text:style-name="P239" text:outline-level="1">Description:</text:h>
      <text:p text:style-name="Text_20_body">Container for everything else in the document apart from the header.</text:p>
      <text:h text:style-name="P239" text:outline-level="1">May contain:</text:h>
      <text:p text:style-name="Text_20_body">EMPTY</text:p>
      <text:h text:style-name="P239" text:outline-level="1">May occur within:</text:h>
      <text:p text:style-name="Text_20_body"><text:a xlink:type="simple" xlink:href="#id1565">group</text:a>, <text:a xlink:type="simple" xlink:href="#id27">mei</text:a> </text:p>
      <text:h text:style-name="P239" text:outline-level="1">Attributes:</text:h>
      <text:list xml:id="list30704567" text:style-name="L135">
        <text:list-item>
          <text:p text:style-name="P135">meiversion, optional, xs:token, 1.9b<text:line-break/>records the version of MEI used by the file.</text:p>
        </text:list-item>
        <text:list-item>
          <text:p text:style-name="P135"><text:soft-page-break/>n, optional, xs:NMTOKEN<text:line-break/>provides a label (name or number) for an element. While its value need not be unique, it is required to be a single token.</text:p>
        </text:list-item>
        <text:list-item>
          <text:p text:style-name="P135">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shared</text:p>
      <text:h text:style-name="P238" text:outline-level="1"><text:bookmark text:name="id1035"/>&lt;name&gt; name</text:h>
      <text:h text:style-name="P239" text:outline-level="1">Description:</text:h>
      <text:p text:style-name="Text_20_body">Contains the name of an entity that is difficult to tag more specifically as a &lt;corpname&gt;, &lt;geogname&gt;, &lt;persname&gt;, or &lt;title&gt;. The &lt;name&gt; element may be used in place of the more specific elements when it is not known what kind of name is being described or when a high degree of precision is not necessary. For example, the &lt;name&gt; element might be used when it is not clear whether the name "Bach" refers to a person or a geographic feature. The &lt;name&gt; element may be used for an individual, such as 'Henry VIII, King of England'; a corporate body, such as 'The Beatles'; a geographical place; or a generative mechanical process. When name parts are needed, use &lt;name&gt; sub-elements. The recommended values for the type attribute are: pers, corp, place, process. The &lt;date&gt; sub-element is available within &lt;name&gt; in order to record any dates, associated with the name, i.e., birth and death in the case of persons or creation and dissolution in the case of a corporate entity or place. The name of the list from which a controlled value is taken, such as the Thesaurus of Geographic Names (TGN) or Library of Congress Name Authority File (LCNAF), may be recorded using the authority attribute.</text:p>
      <text:h text:style-name="P239" text:outline-level="1">May contain:</text:h>
      <text:p text:style-name="Text_20_body">PCDATA, <text:a xlink:type="simple" xlink:href="#id210">abbr</text:a>, <text:a xlink:type="simple" xlink:href="#id213">add</text:a>, <text:a xlink:type="simple" xlink:href="#id53">address</text:a>, <text:a xlink:type="simple" xlink:href="#id296">annot</text:a>, <text:a xlink:type="simple" xlink:href="#id203">bibl</text:a>, <text:a xlink:type="simple" xlink:href="#id58">choice</text:a>, <text:a xlink:type="simple" xlink:href="#id1046">corpname</text:a>, <text:a xlink:type="simple" xlink:href="#id61">corr</text:a>, <text:a xlink:type="simple" xlink:href="#id1208">damage</text:a>, <text:a xlink:type="simple" xlink:href="#id1079">date</text:a>, <text:a xlink:type="simple" xlink:href="#id1216">del</text:a>, <text:a xlink:type="simple" xlink:href="#id1243">expan</text:a>, <text:a xlink:type="simple" xlink:href="#id34">extptr</text:a>, <text:a xlink:type="simple" xlink:href="#id49">extref</text:a>, <text:a xlink:type="simple" xlink:href="#id1096">fig</text:a>, <text:a xlink:type="simple" xlink:href="#id1329">gap</text:a>, <text:a xlink:type="simple" xlink:href="#id1065">geogname</text:a>, <text:a xlink:type="simple" xlink:href="#id1322">handshift</text:a>, <text:a xlink:type="simple" xlink:href="#id1092">identifier</text:a>, <text:a xlink:type="simple" xlink:href="#id232">lb</text:a>, <text:a xlink:type="simple" xlink:href="#id1035">name</text:a>, <text:a xlink:type="simple" xlink:href="#id1083">num</text:a>, <text:a xlink:type="simple" xlink:href="#id1220">orig</text:a>, <text:a xlink:type="simple" xlink:href="#id236">pb</text:a>, <text:a xlink:type="simple" xlink:href="#id1072">periodname</text:a>, <text:a xlink:type="simple" xlink:href="#id1060">persname</text:a>, <text:a xlink:type="simple" xlink:href="#id1338">ptr</text:a>, <text:a xlink:type="simple" xlink:href="#id1340">ref</text:a>, <text:a xlink:type="simple" xlink:href="#id1223">reg</text:a>, <text:a xlink:type="simple" xlink:href="#id1023">rend</text:a>, <text:a xlink:type="simple" xlink:href="#id1069">repository</text:a>, <text:a xlink:type="simple" xlink:href="#id1226">restore</text:a>, <text:a xlink:type="simple" xlink:href="#id1230">sic</text:a>, <text:a xlink:type="simple" xlink:href="#id1032">stack</text:a>, <text:a xlink:type="simple" xlink:href="#id1075">stylename</text:a>, <text:a xlink:type="simple" xlink:href="#id1331">subst</text:a>, <text:a xlink:type="simple" xlink:href="#id1233">supplied</text:a>, <text:a xlink:type="simple" xlink:href="#id1087">title</text:a>, <text:a xlink:type="simple" xlink:href="#id1238">unclear</text:a> </text:p>
      <text:h text:style-name="P239" text:outline-level="1">May occur within:</text:h>
      <text:p text:style-name="Text_20_body"><text:a xlink:type="simple" xlink:href="#id210">abbr</text:a>, <text:a xlink:type="simple" xlink:href="#id1373">accessdesc</text:a>, <text:a xlink:type="simple" xlink:href="#id1370">acqsource</text:a>, <text:a xlink:type="simple" xlink:href="#id213">add</text:a>, <text:a xlink:type="simple" xlink:href="#id55">addressline</text:a>, <text:a xlink:type="simple" xlink:href="#id30">altmeiid</text:a>, <text:a xlink:type="simple" xlink:href="#id390">anchoredtext</text:a>, <text:a xlink:type="simple" xlink:href="#id296">annot</text:a>, <text:a xlink:type="simple" xlink:href="#id1466">application</text:a>, <text:a xlink:type="simple" xlink:href="#id203">bibl</text:a>, <text:a xlink:type="simple" xlink:href="#id267">caption</text:a>, <text:a xlink:type="simple" xlink:href="#id1400">condition</text:a>, <text:a xlink:type="simple" xlink:href="#id1046">corpname</text:a>, <text:a xlink:type="simple" xlink:href="#id61">corr</text:a>, <text:a xlink:type="simple" xlink:href="#id1208">damage</text:a>, <text:a xlink:type="simple" xlink:href="#id1079">date</text:a>, <text:a xlink:type="simple" xlink:href="#id1216">del</text:a>, <text:a xlink:type="simple" xlink:href="#id1403">dimensions</text:a>, <text:a xlink:type="simple" xlink:href="#id169">dir</text:a>, <text:a xlink:type="simple" xlink:href="#id770">dynam</text:a>, <text:a xlink:type="simple" xlink:href="#id207">edition</text:a>, <text:a xlink:type="simple" xlink:href="#id1406">exhibithist</text:a>, <text:a xlink:type="simple" xlink:href="#id1243">expan</text:a>, <text:a xlink:type="simple" xlink:href="#id1357">extent</text:a>, <text:a xlink:type="simple" xlink:href="#id49">extref</text:a>, <text:a xlink:type="simple" xlink:href="#id239">fw</text:a>, <text:a xlink:type="simple" xlink:href="#id1065">geogname</text:a>, <text:a xlink:type="simple" xlink:href="#id1411">hand</text:a>, <text:a xlink:type="simple" xlink:href="#id1134">harm</text:a>, <text:a xlink:type="simple" xlink:href="#id251">head</text:a>, <text:a xlink:type="simple" xlink:href="#id1092">identifier</text:a>, <text:a xlink:type="simple" xlink:href="#id1416">inscription</text:a>, <text:a xlink:type="simple" xlink:href="#id254">item</text:a>, <text:a xlink:type="simple" xlink:href="#id288">l</text:a>, <text:a xlink:type="simple" xlink:href="#id441">label</text:a>, <text:a xlink:type="simple" xlink:href="#id1441">language</text:a>, <text:a xlink:type="simple" xlink:href="#id221">lem</text:a>, <text:a xlink:type="simple" xlink:href="#id200">line</text:a>, <text:a xlink:type="simple" xlink:href="#id1035">name</text:a>, <text:a xlink:type="simple" xlink:href="#id1083">num</text:a>, <text:a xlink:type="simple" xlink:href="#id1220">orig</text:a>, <text:a xlink:type="simple" xlink:href="#id260">p</text:a>, <text:a xlink:type="simple" xlink:href="#id1072">periodname</text:a>, <text:a xlink:type="simple" xlink:href="#id1060">persname</text:a>, <text:a xlink:type="simple" xlink:href="#id412">pgfoot1</text:a>, <text:a xlink:type="simple" xlink:href="#id415">pgfoot2</text:a>, <text:a xlink:type="simple" xlink:href="#id406">pghead1</text:a>, <text:a xlink:type="simple" xlink:href="#id409">pghead2</text:a>, <text:a xlink:type="simple" xlink:href="#id1422">physloc</text:a>, <text:a xlink:type="simple" xlink:href="#id1419">physmedium</text:a>, <text:a xlink:type="simple" xlink:href="#id1376">price</text:a>, <text:a xlink:type="simple" xlink:href="#id1425">provenance</text:a>, <text:a xlink:type="simple" xlink:href="#id1174">rdg</text:a>, <text:a xlink:type="simple" xlink:href="#id1340">ref</text:a>, <text:a xlink:type="simple" xlink:href="#id1223">reg</text:a>, <text:a xlink:type="simple" xlink:href="#id1023">rend</text:a>, <text:a xlink:type="simple" xlink:href="#id1069">repository</text:a>, <text:a xlink:type="simple" xlink:href="#id1348">respstmt</text:a>, <text:a xlink:type="simple" xlink:href="#id1226">restore</text:a>, <text:a xlink:type="simple" xlink:href="#id1230">sic</text:a>, <text:a xlink:type="simple" xlink:href="#id1032">stack</text:a>, <text:a xlink:type="simple" xlink:href="#id1075">stylename</text:a>, <text:a xlink:type="simple" xlink:href="#id1233">supplied</text:a>, <text:a xlink:type="simple" xlink:href="#id948">syl</text:a>, <text:a xlink:type="simple" xlink:href="#id1382">sysreq</text:a>, <text:a xlink:type="simple" xlink:href="#id278">td</text:a>, <text:a xlink:type="simple" xlink:href="#id787">tempo</text:a>, <text:a xlink:type="simple" xlink:href="#id1451">term</text:a>, <text:a xlink:type="simple" xlink:href="#id272">th</text:a>, <text:a xlink:type="simple" xlink:href="#id1087">title</text:a>, <text:a xlink:type="simple" xlink:href="#id1432">treatmenthist</text:a>, <text:a xlink:type="simple" xlink:href="#id1435">treatmentsched</text:a>, <text:a xlink:type="simple" xlink:href="#id1238">unclear</text:a>, <text:a xlink:type="simple" xlink:href="#id1379">userestrict</text:a> </text:p>
      <text:h text:style-name="P239" text:outline-level="1">Attributes:</text:h>
      <text:list xml:id="list30686433" text:style-name="L136">
        <text:list-item>
          <text:p text:style-name="P136">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36">authority, optional, CDATA<text:line-break/>contains the name of the list from which an authorized value is taken.</text:p>
        </text:list-item>
        <text:list-item>
          <text:p text:style-name="P136"><text:soft-page-break/>dbkey, optional, xs:NMTOKEN<text:line-break/>used to record a value which serves as a primary key in an external database.</text:p>
        </text:list-item>
        <text:list-item>
          <text:p text:style-name="P136">facs, optional, xs:IDREFS<text:line-break/>permits the current element to reference a facsimile image or image zone which corresponds to it.</text:p>
        </text:list-item>
        <text:list-item>
          <text:p text:style-name="P136">n, optional, xs:NMTOKEN<text:line-break/>provides a label (name or number) for an element. While its value need not be unique, it is required to be a single token.</text:p>
        </text:list-item>
        <text:list-item>
          <text:p text:style-name="P136">nymref, optional, xs:IDREF<text:line-break/>used to record a pointer to the regularized form of the name.</text:p>
        </text:list-item>
        <text:list-item>
          <text:p text:style-name="P136">subtype, optional, xs:NMTOKEN<text:line-break/>provide any sub-classification for the element, additional to that given by its type attribute.</text:p>
        </text:list-item>
        <text:list-item>
          <text:p text:style-name="P136">type, optional, xs:NMTOKEN<text:line-break/>characterizes the element in some sense, using any convenient classification scheme or typology.</text:p>
        </text:list-item>
        <text:list-item>
          <text:p text:style-name="P136">xml:id, optional, xs:ID<text:line-break/>regularizes the naming of an element and thus facilitates building links between it and other resources. Each id attribute within a document must have a unique value.</text:p>
        </text:list-item>
        <text:list-item>
          <text:p text:style-name="P136">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39" text:outline-level="1">Module:</text:h>
      <text:p text:style-name="Text_20_body">shared</text:p>
      <text:h text:style-name="P238" text:outline-level="1"><text:bookmark text:name="id1489"/>&lt;normalization&gt; normalization</text:h>
      <text:h text:style-name="P239" text:outline-level="1">Description:</text:h>
      <text:p text:style-name="Text_20_body">Indicates the extent of normalization or regularization of the original source carried out in converting it to electronic form.</text:p>
      <text:h text:style-name="P239" text:outline-level="1">May contain:</text:h>
      <text:p text:style-name="Text_20_body"><text:a xlink:type="simple" xlink:href="#id260">p</text:a> </text:p>
      <text:h text:style-name="P239" text:outline-level="1">May occur within:</text:h>
      <text:p text:style-name="Text_20_body"><text:a xlink:type="simple" xlink:href="#id1477">editorialdecl</text:a> </text:p>
      <text:h text:style-name="P239" text:outline-level="1">Attributes:</text:h>
      <text:list xml:id="list30692904" text:style-name="L137">
        <text:list-item>
          <text:p text:style-name="P137">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37">method, optional, xs:token, silent, tags<text:line-break/>indicates the method employed to mark corrections and normalizations.</text:p>
        </text:list-item>
        <text:list-item>
          <text:p text:style-name="P137"><text:soft-page-break/>n, optional, xs:NMTOKEN<text:line-break/>provides a label (name or number) for an element. While its value need not be unique, it is required to be a single token.</text:p>
        </text:list-item>
        <text:list-item>
          <text:p text:style-name="P137">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header</text:p>
      <text:h text:style-name="P238" text:outline-level="1"><text:bookmark text:name="id108"/>&lt;note&gt; note</text:h>
      <text:h text:style-name="P239" text:outline-level="1">Description:</text:h>
      <text:p text:style-name="Text_20_body">A single pitched event. (Read, p. 63) The note element is allowed to contain other events for situations where a single written note may be representative of a group of performed notes. The accid and artic sub-elements may be used instead of the note element's attributes when accid and artic represent first-class objects, e.g., when they require attributes, such as x and y location attributes. Similarly, the syl sub-element may be used instead of the syl attribute. The verse sub-element may be used to group text syllables by verse. The colored attribute may be used to indicate coloration. In the mensural repertoire coloration is a temporary change in the underlying mensuration from perfect to imperfect. In the CMN repertoire coloration is an inversion of the note head's normal rendition, that is, the notehead is void when it would otherwise be filled and vice versa. Do not confuse this with visual color.</text:p>
      <text:h text:style-name="P239" text:outline-level="1">May contain:</text:h>
      <text:p text:style-name="Text_20_body"><text:a xlink:type="simple" xlink:href="#id111">accid</text:a>, <text:a xlink:type="simple" xlink:href="#id213">add</text:a>, <text:a xlink:type="simple" xlink:href="#id219">app</text:a>, <text:a xlink:type="simple" xlink:href="#id142">artic</text:a>, <text:a xlink:type="simple" xlink:href="#id64">barline</text:a>, <text:a xlink:type="simple" xlink:href="#id894">beam</text:a>, <text:a xlink:type="simple" xlink:href="#id900">beatrpt</text:a>, <text:a xlink:type="simple" xlink:href="#id896">bend</text:a>, <text:a xlink:type="simple" xlink:href="#id907">btrem</text:a>, <text:a xlink:type="simple" xlink:href="#id58">choice</text:a>, <text:a xlink:type="simple" xlink:href="#id106">chord</text:a>, <text:a xlink:type="simple" xlink:href="#id858">clefchange</text:a>, <text:a xlink:type="simple" xlink:href="#id61">corr</text:a>, <text:a xlink:type="simple" xlink:href="#id323">custos</text:a>, <text:a xlink:type="simple" xlink:href="#id1208">damage</text:a>, <text:a xlink:type="simple" xlink:href="#id1216">del</text:a>, <text:a xlink:type="simple" xlink:href="#id158">dot</text:a>, <text:a xlink:type="simple" xlink:href="#id917">ftrem</text:a>, <text:a xlink:type="simple" xlink:href="#id1329">gap</text:a>, <text:a xlink:type="simple" xlink:href="#id925">gliss</text:a>, <text:a xlink:type="simple" xlink:href="#id932">halfmrpt</text:a>, <text:a xlink:type="simple" xlink:href="#id1322">handshift</text:a>, <text:a xlink:type="simple" xlink:href="#id396">keysig</text:a>, <text:a xlink:type="simple" xlink:href="#id934">ligature</text:a>, <text:a xlink:type="simple" xlink:href="#id499">mensur</text:a>, <text:a xlink:type="simple" xlink:href="#id108">note</text:a>, <text:a xlink:type="simple" xlink:href="#id1220">orig</text:a>, <text:a xlink:type="simple" xlink:href="#id865">pad</text:a>, <text:a xlink:type="simple" xlink:href="#id527">proport</text:a>, <text:a xlink:type="simple" xlink:href="#id1223">reg</text:a>, <text:a xlink:type="simple" xlink:href="#id869">rest</text:a>, <text:a xlink:type="simple" xlink:href="#id1226">restore</text:a>, <text:a xlink:type="simple" xlink:href="#id1230">sic</text:a>, <text:a xlink:type="simple" xlink:href="#id887">space</text:a>, <text:a xlink:type="simple" xlink:href="#id1331">subst</text:a>, <text:a xlink:type="simple" xlink:href="#id1233">supplied</text:a>, <text:a xlink:type="simple" xlink:href="#id948">syl</text:a>, <text:a xlink:type="simple" xlink:href="#id898">tuplet</text:a>, <text:a xlink:type="simple" xlink:href="#id1238">unclear</text:a>, <text:a xlink:type="simple" xlink:href="#id167">verse</text:a> </text:p>
      <text:h text:style-name="P239" text:outline-level="1">May occur within:</text:h>
      <text:p text:style-name="Text_20_body"><text:a xlink:type="simple" xlink:href="#id213">add</text:a>, <text:a xlink:type="simple" xlink:href="#id894">beam</text:a>, <text:a xlink:type="simple" xlink:href="#id896">bend</text:a>, <text:a xlink:type="simple" xlink:href="#id907">btrem</text:a>, <text:a xlink:type="simple" xlink:href="#id106">chord</text:a>, <text:a xlink:type="simple" xlink:href="#id61">corr</text:a>, <text:a xlink:type="simple" xlink:href="#id1208">damage</text:a>, <text:a xlink:type="simple" xlink:href="#id1216">del</text:a>, <text:a xlink:type="simple" xlink:href="#id917">ftrem</text:a>, <text:a xlink:type="simple" xlink:href="#id925">gliss</text:a>, <text:a xlink:type="simple" xlink:href="#id932">halfmrpt</text:a>, <text:a xlink:type="simple" xlink:href="#id216">ineume</text:a>, <text:a xlink:type="simple" xlink:href="#id675">layer</text:a>, <text:a xlink:type="simple" xlink:href="#id221">lem</text:a>, <text:a xlink:type="simple" xlink:href="#id934">ligature</text:a>, <text:a xlink:type="simple" xlink:href="#id856">mordent</text:a>, <text:a xlink:type="simple" xlink:href="#id108">note</text:a>, <text:a xlink:type="simple" xlink:href="#id1220">orig</text:a>, <text:a xlink:type="simple" xlink:href="#id1174">rdg</text:a>, <text:a xlink:type="simple" xlink:href="#id1223">reg</text:a>, <text:a xlink:type="simple" xlink:href="#id1226">restore</text:a>, <text:a xlink:type="simple" xlink:href="#id1230">sic</text:a>, <text:a xlink:type="simple" xlink:href="#id1233">supplied</text:a>, <text:a xlink:type="simple" xlink:href="#id944">syllable</text:a>, <text:a xlink:type="simple" xlink:href="#id998">trill</text:a>, <text:a xlink:type="simple" xlink:href="#id898">tuplet</text:a>, <text:a xlink:type="simple" xlink:href="#id1005">turn</text:a>, <text:a xlink:type="simple" xlink:href="#id1238">unclear</text:a>, <text:a xlink:type="simple" xlink:href="#id1186">uneume</text:a> </text:p>
      <text:h text:style-name="P239" text:outline-level="1">Attributes:</text:h>
      <text:list xml:id="list30699414" text:style-name="L138">
        <text:list-item>
          <text:p text:style-name="P138">accid, optional, xs:token, s, f, ss, x, ff, xs, tb, n, nf, ns, su, sd, fu, fd, nu, nd<text:line-break/>captures a written accidental.</text:p>
        </text:list-item>
        <text:list-item>
          <text:p text:style-name="P138">accid.ges, optional, xs:token, s, f, ss, ff, n<text:line-break/>records the performed pitch inflection when it differs from the written accidental.</text:p>
        </text:list-item>
        <text:list-item>
          <text:p text:style-name="P138">altsym, optional, xs:IDREF<text:line-break/>provides a way of pointing to a user-defined symbol. It must contain an ID of a &lt;symboldef&gt; element elsewhere in the document.</text:p>
        </text:list-item>
        <text:list-item>
          <text:p text:style-name="P138">artic, optional, list of xs:token, acc, stacc, ten, stacciss, marc, marc-stacc, acc-marc, loure, spicc, rip, doit, plop, fall, bend, flip, smear, dnbow, upbow, harm, snap, fingernail, damp, dampall, open, stop, dbltongue, trpltongue, heel, toe, tap, pluck, dot, stroke, minimum length of 1<text:line-break/>encodes the written articulation(s). Articulations are normally encoded in order from the notehead outward; that is, away from the stem. See additional notes at att.vis.note. Only articulations should be encoded in the artic attribute; fingerings should be encoded using the &lt;dir&gt; element.</text:p>
        </text:list-item>
        <text:list-item>
          <text:p text:style-name="P138"><text:soft-page-break/>artic.ges, optional, list of xs:token, acc, stacc, ten, stacciss, marc, marc-stacc, acc-marc, loure, spicc, rip, doit, plop, fall, bend, flip, smear, dnbow, upbow, harm, snap, fingernail, damp, dampall, open, stop, dbltongue, trpltongue, heel, toe, tap, pluck, dot, stroke, minimum length of 1<text:line-break/>records performed articulation that differs from the written value.</text:p>
        </text:list-item>
        <text:list-item>
          <text:p text:style-name="P138">beam, optional, list of xs:token, "[i|m|t][1-6]", minimum length of 1<text:line-break/>indicates that this event is "under a beam".</text:p>
        </text:list-item>
        <text:list-item>
          <text:p text:style-name="P138">breaksec, optional, xs:positiveInteger<text:line-break/>presence of this attribute indicates that the secondary beam should be broken following this note/chord. The value of the attribute records the number of beams which should remain unbroken.</text:p>
        </text:list-item>
        <text:list-item>
          <text:p text:style-name="P138">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138">colored, optional, xs:token, true, false<text:line-break/>indicates this feature is 'colored'; that is, it is a participant in a change in rhythmic values. In mensural notation, coloration is indicated by colored notes (red, black, etc.) where void notes would otherwise occur. In CMN notation, coloration is indicated by an inverse color; that is, the notehead is void when it would otherwise be filled and vice versa.</text:p>
        </text:list-item>
        <text:list-item>
          <text:p text:style-name="P138">copyof, optional, xs:IDREF<text:line-break/>points to an element of which the current element is a copy.</text:p>
        </text:list-item>
        <text:list-item>
          <text:p text:style-name="P138">corresp, optional, xs:IDREFS<text:line-break/>used to point to other elements that correspond to this one in a generic fashion.</text:p>
        </text:list-item>
        <text:list-item>
          <text:p text:style-name="P138">dots, optional, xs:nonNegativeInteger, 0 - 4<text:line-break/>records the number of augmentation dots required by a dotted duration.</text:p>
        </text:list-item>
        <text:list-item>
          <text:p text:style-name="P138">dur, optional, xs:token, long, breve, 1, 2, 4, 8, 16, 32, 64, 128, 256, 512, 1024, 2048, maxima, longa, brevis, semibrevis, minima, semiminima, fusa, semifusa<text:line-break/>records the duration of a feature using the relative durational values provided by the data.DURATION datatype.</text:p>
        </text:list-item>
        <text:list-item>
          <text:p text:style-name="P138">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138">enclose, optional, xs:token, paren, brack<text:line-break/>records the characters often used to mark accidentals, articulations, and sometimes notes as having a cautionary or editorial function. For an example of cautionary accidentals enclosed in parentheses, see Read, p. 131, ex. 9-14.</text:p>
        </text:list-item>
        <text:list-item>
          <text:p text:style-name="P138">facs, optional, xs:IDREFS<text:line-break/>permits the current element to reference a facsimile image or image zone which corresponds to it.</text:p>
        </text:list-item>
        <text:list-item>
          <text:p text:style-name="P138">fermata, optional, xs:token, above, below<text:line-break/>indicates the attachment of a fermata to this element. If visual information about the fermata needs to be recorded, then a &lt;fermata&gt; element should be employed instead.</text:p>
        </text:list-item>
        <text:list-item>
          <text:p text:style-name="P138">gliss, optional, xs:token, i, m, t<text:line-break/>indicates that this element participates in a glissando.</text:p>
        </text:list-item>
        <text:list-item>
          <text:p text:style-name="P138">grace, optional, xs:token, acc, unacc<text:line-break/>marks a note or chord as a "grace" (without a definitive written duration) and records from which other note/chord it should "steal" time.</text:p>
        </text:list-item>
        <text:list-item>
          <text:p text:style-name="P138">grace.time, optional, xs:token, "[0-9]+(\.?[0-9]*)?%"<text:line-break/>records the amount of time to be "stolen" from a non-grace note/chord.</text:p>
        </text:list-item>
        <text:list-item>
          <text:p text:style-name="P138"><text:soft-page-break/>headshape, optional, xs:token, quarter, half, whole, dblwhole, filldiamond, diamond, dwdiamond, fillisotriangle, isotriangle, dwhisotriangle, fillpiewedge, piewedge, dwhpiewedge, fillrectangle, rectangle, dwhrectangle, fillrtriangle, rtriangle, dwrtriangle, fillurtriangle, urtriangle, dwurtriangle, fillsemicircle, semicircle, dwsemicircle, fillslash, slash, dwslash, x, blank, circlex, cross<text:line-break/>used to override the headshape normally used for the given duration.</text:p>
        </text:list-item>
        <text:list-item>
          <text:p text:style-name="P138">hfunc, optional, xs:NMTOKEN<text:line-break/>describes harmonic function in any convenient typology.</text:p>
        </text:list-item>
        <text:list-item>
          <text:p text:style-name="P138">ho, optional, xs:decimal<text:line-break/>records a horizontal adjustment of a feature's programmatically-determinded location in terms of staff interline distance; that is, units of 1/2 the distance between adjacent staves.</text:p>
        </text:list-item>
        <text:list-item>
          <text:p text:style-name="P138">instr, optional, xs:IDREF<text:line-break/>provides a way of pointing to a MIDI instrument definition. It must contain the ID of an &lt;instrdef&gt; element elsewhere in the document.</text:p>
        </text:list-item>
        <text:list-item>
          <text:p text:style-name="P138">inth, optional, xs:NMTOKENS<text:line-break/>encodes the harmonic interval between this note and other pitches occuring at the same time.</text:p>
        </text:list-item>
        <text:list-item>
          <text:p text:style-name="P138">intm, optional, xs:NMTOKEN<text:line-break/>encodes the melodic interval from the previous pitch.</text:p>
        </text:list-item>
        <text:list-item>
          <text:p text:style-name="P138">layer, optional, xs:positiveInteger<text:line-break/>identifies the layer to which a feature applies.</text:p>
        </text:list-item>
        <text:list-item>
          <text:p text:style-name="P138">lig, optional, xs:token, recta, obliqua<text:line-break/>indicates this element's participation in a ligature.</text:p>
        </text:list-item>
        <text:list-item>
          <text:p text:style-name="P138">lv, optional, xs:token, true, false<text:line-break/>indicates the attachment of an l.v. (laissez vibrer) sign to this element.</text:p>
        </text:list-item>
        <text:list-item>
          <text:p text:style-name="P138">mfunc, optional, xs:NMTOKEN<text:line-break/>describes melodic function in any convenient typology.</text:p>
        </text:list-item>
        <text:list-item>
          <text:p text:style-name="P138">n, optional, xs:NMTOKEN<text:line-break/>provides a label (name or number) for an element. While its value need not be unique, it is required to be a single token.</text:p>
        </text:list-item>
        <text:list-item>
          <text:p text:style-name="P138">next, optional, xs:IDREFS<text:line-break/>used to point to the next event(s) in a user-defined collection.</text:p>
        </text:list-item>
        <text:list-item>
          <text:p text:style-name="P138">num, optional, xs:positiveInteger<text:line-break/>along with numbase, describes duration as a ratio. num is the first value in the ratio, while numbase is the second.</text:p>
        </text:list-item>
        <text:list-item>
          <text:p text:style-name="P138">numbase, optional, xs:positiveInteger<text:line-break/>along with num, describes duration as a ratio. num is the first value in the ratio, while numbase is the second.</text:p>
        </text:list-item>
        <text:list-item>
          <text:p text:style-name="P138">oct, optional, xs:nonNegativeInteger, 0 - 9<text:line-break/>captures written octave information.</text:p>
        </text:list-item>
        <text:list-item>
          <text:p text:style-name="P138">oct.ges, optional, xs:nonNegativeInteger, 0 - 9<text:line-break/>records performed octave information that differs from the written value.</text:p>
        </text:list-item>
        <text:list-item>
          <text:p text:style-name="P138">pclass, optional, xs:nonNegativeInteger, 0 - 11<text:line-break/>holds pitch class information.</text:p>
        </text:list-item>
        <text:list-item>
          <text:p text:style-name="P138">pname, optional, xs:token, "[a-g]"<text:line-break/>contains a written pitch name.</text:p>
        </text:list-item>
        <text:list-item>
          <text:p text:style-name="P138">pname.ges, optional, xs:token, "[a-g]|none"<text:line-break/>records pitch name information that differs from the written value.</text:p>
        </text:list-item>
        <text:list-item>
          <text:p text:style-name="P138">pnum, optional, xs:nonNegativeInteger<text:line-break/>holds a pitch-to-number mapping, a base-40 or MIDI note number, for example.</text:p>
        </text:list-item>
        <text:list-item>
          <text:p text:style-name="P138"><text:soft-page-break/>prev, optional, xs:IDREFS<text:line-break/>points to the previous event(s) in a user-defined collection.</text:p>
        </text:list-item>
        <text:list-item>
          <text:p text:style-name="P138">psolfa, optional, CDATA<text:line-break/>contains solfa designation, e.g., do, re, mi, etc., in either a fixed or movable Do system.</text:p>
        </text:list-item>
        <text:list-item>
          <text:p text:style-name="P138">sameas, optional, xs:IDREFS<text:line-break/>points to an element that is the same as the current element but is not a literal copy of the current element.</text:p>
        </text:list-item>
        <text:list-item>
          <text:p text:style-name="P138">size, optional, xs:token, normal, cue<text:line-break/>describes the relative size of a feature.</text:p>
        </text:list-item>
        <text:list-item>
          <text:p text:style-name="P138">slur, optional, list of xs:token, "[i|m|t][1-6]", minimum length of 1<text:line-break/>indicates that this element participates in a slur.</text:p>
        </text:list-item>
        <text:list-item>
          <text:p text:style-name="P138">staff, optional, list of xs:positiveInteger, minimum length of 1<text:line-break/>signifies the staff on which a notated event occurs or to which a control event applies.</text:p>
        </text:list-item>
        <text:list-item>
          <text:p text:style-name="P138">stem.dir, optional, xs:token, up, down<text:line-break/>describes the direction of a stem.</text:p>
        </text:list-item>
        <text:list-item>
          <text:p text:style-name="P138">stem.len, optional, xs:decimal<text:line-break/>encodes the stem length.</text:p>
        </text:list-item>
        <text:list-item>
          <text:p text:style-name="P138">stem.mod, optional, xs:token, 1slash, 2slash, 3slash, 4slash, 5slash, 6slash, sprech, z<text:line-break/>encodes any stem "modifiers"; that is, symbols rendered on the stem, such as tremolo or Sprechstimme indicators.</text:p>
        </text:list-item>
        <text:list-item>
          <text:p text:style-name="P138">stem.pos, optional, xs:token, left, right, center<text:line-break/>records the position of the stem in relation to the notehead(s).</text:p>
        </text:list-item>
        <text:list-item>
          <text:p text:style-name="P138">stem.with, optional, xs:token, above, below<text:line-break/>contains an indication of which staff a note or chord that logically belongs to the current staff should be visually placed on.</text:p>
        </text:list-item>
        <text:list-item>
          <text:p text:style-name="P138">stem.x, optional, xs:decimal<text:line-break/>records the output x coordinate of the stem's attachment point.</text:p>
        </text:list-item>
        <text:list-item>
          <text:p text:style-name="P138">stem.y, optional, xs:decimal<text:line-break/>records the output y coordinate of the stem's attachment point.</text:p>
        </text:list-item>
        <text:list-item>
          <text:p text:style-name="P138">syl, optional, CDATA<text:line-break/>holds an associated sung text syllable.</text:p>
        </text:list-item>
        <text:list-item>
          <text:p text:style-name="P138">synch, optional, xs:IDREFS<text:line-break/>points to elements that are synchronous with the current element.</text:p>
        </text:list-item>
        <text:list-item>
          <text:p text:style-name="P138">tab.fret, optional, xs:nonNegativeInteger, xs:token<text:line-break/>records the fret at which a string should be stopped.</text:p>
        </text:list-item>
        <text:list-item>
          <text:p text:style-name="P138">tab.string, optional, xs:positiveInteger<text:line-break/>records which string is to be played.</text:p>
        </text:list-item>
        <text:list-item>
          <text:p text:style-name="P138">tie, optional, xs:token, "[i|m|t]"<text:line-break/>indicates that this element participates in a tie. If visual information about the tie needs to be recorded, then a &lt;tie&gt; element should be employed.</text:p>
        </text:list-item>
        <text:list-item>
          <text:p text:style-name="P138">to, optional, xs:decimal<text:line-break/>records a timestamp adjustment of a feature's programmatically-determined location in musical terms; that is, beats.</text:p>
        </text:list-item>
        <text:list-item>
          <text:p text:style-name="P138">tstamp, optional, xs:decimal, 0 - ∞<text:line-break/>encodes the onset time in terms of musical time, i.e., beats[.fractional beat part]</text:p>
        </text:list-item>
        <text:list-item>
          <text:p text:style-name="P138">tstamp.ges, optional, xs:nonNegativeInteger<text:line-break/>used to record the onset time in pulses per quarter note (ppq, MusicXML divisions, or MIDI clicks) since the start of the file.</text:p>
        </text:list-item>
        <text:list-item>
          <text:p text:style-name="P138"><text:soft-page-break/>tstamp.real, optional, xs:time<text:line-break/>used to record the onset time in pulses per quarter note (ppq, MusicXML divisions, or MIDI clicks) since the start of the file.</text:p>
        </text:list-item>
        <text:list-item>
          <text:p text:style-name="P138">tuplet, optional, list of xs:token, "[i|m|t][1-6]", minimum length of 1<text:line-break/>indicates that this feature participates in a tuplet.</text:p>
        </text:list-item>
        <text:list-item>
          <text:p text:style-name="P138">visible, optional, xs:token, true, false<text:line-break/>indicates if a feature should be rendered when the notation is presented graphically or sounded.</text:p>
        </text:list-item>
        <text:list-item>
          <text:p text:style-name="P138">when, optional, xs:IDREF<text:line-break/>indicates the point of occurrence of this feature along a timeline. Its value must be the ID of a &lt;when&gt; element.</text:p>
        </text:list-item>
        <text:list-item>
          <text:p text:style-name="P138">x, optional, xs:decimal<text:line-break/>encodes an x coordinate for a feature in an output coordinate system. When it is necessary to record the placement of a feature in a facsimile image, use facs attribute.</text:p>
        </text:list-item>
        <text:list-item>
          <text:p text:style-name="P138">xml:id, optional, xs:ID<text:line-break/>regularizes the naming of an element and thus facilitates building links between it and other resources. Each id attribute within a document must have a unique value.</text:p>
        </text:list-item>
        <text:list-item>
          <text:p text:style-name="P138">y, optional, xs:decimal<text:line-break/>encodes an y coordinate for a feature in an output coordinate system. When it is necessary to record the placement of a feature in a facsimile image, use facs attribute.</text:p>
        </text:list-item>
      </text:list>
      <text:h text:style-name="P239" text:outline-level="1">Module:</text:h>
      <text:p text:style-name="Text_20_body">shared</text:p>
      <text:h text:style-name="P238" text:outline-level="1"><text:bookmark text:name="id703"/>&lt;noteoff&gt; note-off</text:h>
      <text:h text:style-name="P239" text:outline-level="1">Description:</text:h>
      <text:p text:style-name="Text_20_body">MIDI note-off event.</text:p>
      <text:h text:style-name="P239" text:outline-level="1">May contain:</text:h>
      <text:p text:style-name="Text_20_body">EMPTY</text:p>
      <text:h text:style-name="P239" text:outline-level="1">May occur within:</text:h>
      <text:p text:style-name="Text_20_body"><text:a xlink:type="simple" xlink:href="#id679">midi</text:a> </text:p>
      <text:h text:style-name="P239" text:outline-level="1">Attributes:</text:h>
      <text:list xml:id="list30697203" text:style-name="L139">
        <text:list-item>
          <text:p text:style-name="P139">copyof, optional, xs:IDREF<text:line-break/>points to an element of which the current element is a copy.</text:p>
        </text:list-item>
        <text:list-item>
          <text:p text:style-name="P139">corresp, optional, xs:IDREFS<text:line-break/>used to point to other elements that correspond to this one in a generic fashion.</text:p>
        </text:list-item>
        <text:list-item>
          <text:p text:style-name="P139">layer, optional, xs:positiveInteger<text:line-break/>identifies the layer to which a feature applies.</text:p>
        </text:list-item>
        <text:list-item>
          <text:p text:style-name="P139">n, optional, xs:NMTOKEN<text:line-break/>provides a label (name or number) for an element. While its value need not be unique, it is required to be a single token.</text:p>
        </text:list-item>
        <text:list-item>
          <text:p text:style-name="P139">next, optional, xs:IDREFS<text:line-break/>used to point to the next event(s) in a user-defined collection.</text:p>
        </text:list-item>
        <text:list-item>
          <text:p text:style-name="P139"><text:soft-page-break/>num, required, xs:nonNegativeInteger, 0 - 127<text:line-break/>records a MIDI number.</text:p>
        </text:list-item>
        <text:list-item>
          <text:p text:style-name="P139">prev, optional, xs:IDREFS<text:line-break/>points to the previous event(s) in a user-defined collection.</text:p>
        </text:list-item>
        <text:list-item>
          <text:p text:style-name="P139">sameas, optional, xs:IDREFS<text:line-break/>points to an element that is the same as the current element but is not a literal copy of the current element.</text:p>
        </text:list-item>
        <text:list-item>
          <text:p text:style-name="P139">staff, required, list of xs:positiveInteger, minimum length of 1<text:line-break/>signifies the staff on which a notated event occurs or to which a control event applies.</text:p>
        </text:list-item>
        <text:list-item>
          <text:p text:style-name="P139">synch, optional, xs:IDREFS<text:line-break/>points to elements that are synchronous with the current element.</text:p>
        </text:list-item>
        <text:list-item>
          <text:p text:style-name="P139">tstamp, optional, xs:decimal, 0 - ∞<text:line-break/>encodes the onset time in terms of musical time, i.e., beats[.fractional beat part]</text:p>
        </text:list-item>
        <text:list-item>
          <text:p text:style-name="P139">when, optional, xs:IDREF<text:line-break/>indicates the point of occurrence of this feature along a timeline. Its value must be the ID of a &lt;when&gt; element.</text:p>
        </text:list-item>
        <text:list-item>
          <text:p text:style-name="P139">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midi</text:p>
      <text:h text:style-name="P238" text:outline-level="1"><text:bookmark text:name="id705"/>&lt;noteon&gt; note-on</text:h>
      <text:h text:style-name="P239" text:outline-level="1">Description:</text:h>
      <text:p text:style-name="Text_20_body">MIDI note-on event.</text:p>
      <text:h text:style-name="P239" text:outline-level="1">May contain:</text:h>
      <text:p text:style-name="Text_20_body">EMPTY</text:p>
      <text:h text:style-name="P239" text:outline-level="1">May occur within:</text:h>
      <text:p text:style-name="Text_20_body"><text:a xlink:type="simple" xlink:href="#id679">midi</text:a> </text:p>
      <text:h text:style-name="P239" text:outline-level="1">Attributes:</text:h>
      <text:list xml:id="list30691347" text:style-name="L140">
        <text:list-item>
          <text:p text:style-name="P140">copyof, optional, xs:IDREF<text:line-break/>points to an element of which the current element is a copy.</text:p>
        </text:list-item>
        <text:list-item>
          <text:p text:style-name="P140">corresp, optional, xs:IDREFS<text:line-break/>used to point to other elements that correspond to this one in a generic fashion.</text:p>
        </text:list-item>
        <text:list-item>
          <text:p text:style-name="P140">layer, optional, xs:positiveInteger<text:line-break/>identifies the layer to which a feature applies.</text:p>
        </text:list-item>
        <text:list-item>
          <text:p text:style-name="P140">n, optional, xs:NMTOKEN<text:line-break/>provides a label (name or number) for an element. While its value need not be unique, it is required to be a single token.</text:p>
        </text:list-item>
        <text:list-item>
          <text:p text:style-name="P140">next, optional, xs:IDREFS<text:line-break/>used to point to the next event(s) in a user-defined collection.</text:p>
        </text:list-item>
        <text:list-item>
          <text:p text:style-name="P140"><text:soft-page-break/>num, required, xs:nonNegativeInteger, 0 - 127<text:line-break/>records a MIDI number.</text:p>
        </text:list-item>
        <text:list-item>
          <text:p text:style-name="P140">prev, optional, xs:IDREFS<text:line-break/>points to the previous event(s) in a user-defined collection.</text:p>
        </text:list-item>
        <text:list-item>
          <text:p text:style-name="P140">sameas, optional, xs:IDREFS<text:line-break/>points to an element that is the same as the current element but is not a literal copy of the current element.</text:p>
        </text:list-item>
        <text:list-item>
          <text:p text:style-name="P140">staff, required, list of xs:positiveInteger, minimum length of 1<text:line-break/>signifies the staff on which a notated event occurs or to which a control event applies.</text:p>
        </text:list-item>
        <text:list-item>
          <text:p text:style-name="P140">synch, optional, xs:IDREFS<text:line-break/>points to elements that are synchronous with the current element.</text:p>
        </text:list-item>
        <text:list-item>
          <text:p text:style-name="P140">tstamp, optional, xs:decimal, 0 - ∞<text:line-break/>encodes the onset time in terms of musical time, i.e., beats[.fractional beat part]</text:p>
        </text:list-item>
        <text:list-item>
          <text:p text:style-name="P140">when, optional, xs:IDREF<text:line-break/>indicates the point of occurrence of this feature along a timeline. Its value must be the ID of a &lt;when&gt; element.</text:p>
        </text:list-item>
        <text:list-item>
          <text:p text:style-name="P140">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midi</text:p>
      <text:h text:style-name="P238" text:outline-level="1"><text:bookmark text:name="id1390"/>&lt;notesstmt&gt; notes statement</text:h>
      <text:h text:style-name="P239" text:outline-level="1">Description:</text:h>
      <text:p text:style-name="Text_20_body">Groups bibliographic annotations, each of which provides descriptive information in addition to that recorded in other parts of the bibliographic description. These annotations are similar to "general notes" in traditional bibliographic descriptions.</text:p>
      <text:h text:style-name="P239" text:outline-level="1">May contain:</text:h>
      <text:p text:style-name="Text_20_body"><text:a xlink:type="simple" xlink:href="#id296">annot</text:a> </text:p>
      <text:h text:style-name="P239" text:outline-level="1">May occur within:</text:h>
      <text:p text:style-name="Text_20_body"><text:a xlink:type="simple" xlink:href="#id1344">filedesc</text:a>, <text:a xlink:type="simple" xlink:href="#id1395">source</text:a> </text:p>
      <text:h text:style-name="P239" text:outline-level="1">Attributes:</text:h>
      <text:list xml:id="list30704942" text:style-name="L141">
        <text:list-item>
          <text:p text:style-name="P141">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41">n, optional, xs:NMTOKEN<text:line-break/>provides a label (name or number) for an element. While its value need not be unique, it is required to be a single token.</text:p>
        </text:list-item>
        <text:list-item>
          <text:p text:style-name="P141"><text:soft-page-break/>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header</text:p>
      <text:h text:style-name="P238" text:outline-level="1"><text:bookmark text:name="id1083"/>&lt;num&gt; number</text:h>
      <text:h text:style-name="P239" text:outline-level="1">Description:</text:h>
      <text:p text:style-name="Text_20_body">Numeric information in any form occurring in text.</text:p>
      <text:h text:style-name="P239" text:outline-level="1">May contain:</text:h>
      <text:p text:style-name="Text_20_body">PCDATA, <text:a xlink:type="simple" xlink:href="#id210">abbr</text:a>, <text:a xlink:type="simple" xlink:href="#id213">add</text:a>, <text:a xlink:type="simple" xlink:href="#id53">address</text:a>, <text:a xlink:type="simple" xlink:href="#id296">annot</text:a>, <text:a xlink:type="simple" xlink:href="#id203">bibl</text:a>, <text:a xlink:type="simple" xlink:href="#id58">choice</text:a>, <text:a xlink:type="simple" xlink:href="#id1046">corpname</text:a>, <text:a xlink:type="simple" xlink:href="#id61">corr</text:a>, <text:a xlink:type="simple" xlink:href="#id1208">damage</text:a>, <text:a xlink:type="simple" xlink:href="#id1079">date</text:a>, <text:a xlink:type="simple" xlink:href="#id1216">del</text:a>, <text:a xlink:type="simple" xlink:href="#id1243">expan</text:a>, <text:a xlink:type="simple" xlink:href="#id34">extptr</text:a>, <text:a xlink:type="simple" xlink:href="#id49">extref</text:a>, <text:a xlink:type="simple" xlink:href="#id1096">fig</text:a>, <text:a xlink:type="simple" xlink:href="#id1329">gap</text:a>, <text:a xlink:type="simple" xlink:href="#id1065">geogname</text:a>, <text:a xlink:type="simple" xlink:href="#id1322">handshift</text:a>, <text:a xlink:type="simple" xlink:href="#id1092">identifier</text:a>, <text:a xlink:type="simple" xlink:href="#id232">lb</text:a>, <text:a xlink:type="simple" xlink:href="#id1035">name</text:a>, <text:a xlink:type="simple" xlink:href="#id1083">num</text:a>, <text:a xlink:type="simple" xlink:href="#id1220">orig</text:a>, <text:a xlink:type="simple" xlink:href="#id236">pb</text:a>, <text:a xlink:type="simple" xlink:href="#id1072">periodname</text:a>, <text:a xlink:type="simple" xlink:href="#id1060">persname</text:a>, <text:a xlink:type="simple" xlink:href="#id1338">ptr</text:a>, <text:a xlink:type="simple" xlink:href="#id1340">ref</text:a>, <text:a xlink:type="simple" xlink:href="#id1223">reg</text:a>, <text:a xlink:type="simple" xlink:href="#id1023">rend</text:a>, <text:a xlink:type="simple" xlink:href="#id1069">repository</text:a>, <text:a xlink:type="simple" xlink:href="#id1226">restore</text:a>, <text:a xlink:type="simple" xlink:href="#id1230">sic</text:a>, <text:a xlink:type="simple" xlink:href="#id1032">stack</text:a>, <text:a xlink:type="simple" xlink:href="#id1075">stylename</text:a>, <text:a xlink:type="simple" xlink:href="#id1331">subst</text:a>, <text:a xlink:type="simple" xlink:href="#id1233">supplied</text:a>, <text:a xlink:type="simple" xlink:href="#id1087">title</text:a>, <text:a xlink:type="simple" xlink:href="#id1238">unclear</text:a> </text:p>
      <text:h text:style-name="P239" text:outline-level="1">May occur within:</text:h>
      <text:p text:style-name="Text_20_body"><text:a xlink:type="simple" xlink:href="#id210">abbr</text:a>, <text:a xlink:type="simple" xlink:href="#id1373">accessdesc</text:a>, <text:a xlink:type="simple" xlink:href="#id1370">acqsource</text:a>, <text:a xlink:type="simple" xlink:href="#id213">add</text:a>, <text:a xlink:type="simple" xlink:href="#id55">addressline</text:a>, <text:a xlink:type="simple" xlink:href="#id30">altmeiid</text:a>, <text:a xlink:type="simple" xlink:href="#id390">anchoredtext</text:a>, <text:a xlink:type="simple" xlink:href="#id296">annot</text:a>, <text:a xlink:type="simple" xlink:href="#id203">bibl</text:a>, <text:a xlink:type="simple" xlink:href="#id267">caption</text:a>, <text:a xlink:type="simple" xlink:href="#id1400">condition</text:a>, <text:a xlink:type="simple" xlink:href="#id1046">corpname</text:a>, <text:a xlink:type="simple" xlink:href="#id61">corr</text:a>, <text:a xlink:type="simple" xlink:href="#id1208">damage</text:a>, <text:a xlink:type="simple" xlink:href="#id1079">date</text:a>, <text:a xlink:type="simple" xlink:href="#id1216">del</text:a>, <text:a xlink:type="simple" xlink:href="#id1403">dimensions</text:a>, <text:a xlink:type="simple" xlink:href="#id169">dir</text:a>, <text:a xlink:type="simple" xlink:href="#id770">dynam</text:a>, <text:a xlink:type="simple" xlink:href="#id207">edition</text:a>, <text:a xlink:type="simple" xlink:href="#id1406">exhibithist</text:a>, <text:a xlink:type="simple" xlink:href="#id1243">expan</text:a>, <text:a xlink:type="simple" xlink:href="#id1357">extent</text:a>, <text:a xlink:type="simple" xlink:href="#id49">extref</text:a>, <text:a xlink:type="simple" xlink:href="#id239">fw</text:a>, <text:a xlink:type="simple" xlink:href="#id1065">geogname</text:a>, <text:a xlink:type="simple" xlink:href="#id1411">hand</text:a>, <text:a xlink:type="simple" xlink:href="#id1134">harm</text:a>, <text:a xlink:type="simple" xlink:href="#id251">head</text:a>, <text:a xlink:type="simple" xlink:href="#id1092">identifier</text:a>, <text:a xlink:type="simple" xlink:href="#id1416">inscription</text:a>, <text:a xlink:type="simple" xlink:href="#id254">item</text:a>, <text:a xlink:type="simple" xlink:href="#id288">l</text:a>, <text:a xlink:type="simple" xlink:href="#id441">label</text:a>, <text:a xlink:type="simple" xlink:href="#id1441">language</text:a>, <text:a xlink:type="simple" xlink:href="#id221">lem</text:a>, <text:a xlink:type="simple" xlink:href="#id200">line</text:a>, <text:a xlink:type="simple" xlink:href="#id1035">name</text:a>, <text:a xlink:type="simple" xlink:href="#id1083">num</text:a>, <text:a xlink:type="simple" xlink:href="#id1220">orig</text:a>, <text:a xlink:type="simple" xlink:href="#id260">p</text:a>, <text:a xlink:type="simple" xlink:href="#id1072">periodname</text:a>, <text:a xlink:type="simple" xlink:href="#id1060">persname</text:a>, <text:a xlink:type="simple" xlink:href="#id412">pgfoot1</text:a>, <text:a xlink:type="simple" xlink:href="#id415">pgfoot2</text:a>, <text:a xlink:type="simple" xlink:href="#id406">pghead1</text:a>, <text:a xlink:type="simple" xlink:href="#id409">pghead2</text:a>, <text:a xlink:type="simple" xlink:href="#id1422">physloc</text:a>, <text:a xlink:type="simple" xlink:href="#id1419">physmedium</text:a>, <text:a xlink:type="simple" xlink:href="#id1376">price</text:a>, <text:a xlink:type="simple" xlink:href="#id1425">provenance</text:a>, <text:a xlink:type="simple" xlink:href="#id1174">rdg</text:a>, <text:a xlink:type="simple" xlink:href="#id1340">ref</text:a>, <text:a xlink:type="simple" xlink:href="#id1223">reg</text:a>, <text:a xlink:type="simple" xlink:href="#id1023">rend</text:a>, <text:a xlink:type="simple" xlink:href="#id1069">repository</text:a>, <text:a xlink:type="simple" xlink:href="#id1226">restore</text:a>, <text:a xlink:type="simple" xlink:href="#id1230">sic</text:a>, <text:a xlink:type="simple" xlink:href="#id1032">stack</text:a>, <text:a xlink:type="simple" xlink:href="#id1075">stylename</text:a>, <text:a xlink:type="simple" xlink:href="#id1233">supplied</text:a>, <text:a xlink:type="simple" xlink:href="#id948">syl</text:a>, <text:a xlink:type="simple" xlink:href="#id1382">sysreq</text:a>, <text:a xlink:type="simple" xlink:href="#id278">td</text:a>, <text:a xlink:type="simple" xlink:href="#id787">tempo</text:a>, <text:a xlink:type="simple" xlink:href="#id1451">term</text:a>, <text:a xlink:type="simple" xlink:href="#id272">th</text:a>, <text:a xlink:type="simple" xlink:href="#id1087">title</text:a>, <text:a xlink:type="simple" xlink:href="#id1432">treatmenthist</text:a>, <text:a xlink:type="simple" xlink:href="#id1435">treatmentsched</text:a>, <text:a xlink:type="simple" xlink:href="#id1238">unclear</text:a>, <text:a xlink:type="simple" xlink:href="#id1379">userestrict</text:a> </text:p>
      <text:h text:style-name="P239" text:outline-level="1">Attributes:</text:h>
      <text:list xml:id="list30717512" text:style-name="L142">
        <text:list-item>
          <text:p text:style-name="P142">facs, optional, xs:IDREFS<text:line-break/>permits the current element to reference a facsimile image or image zone which corresponds to it.</text:p>
        </text:list-item>
        <text:list-item>
          <text:p text:style-name="P142">n, optional, xs:NMTOKEN<text:line-break/>provides a label (name or number) for an element. While its value need not be unique, it is required to be a single token.</text:p>
        </text:list-item>
        <text:list-item>
          <text:p text:style-name="P142">unit, optional, xs:NMTOKEN<text:line-break/>indicates the units used for a measurement, usually using the standard symbol for the desired unit.</text:p>
        </text:list-item>
        <text:list-item>
          <text:p text:style-name="P142">xml:id, optional, xs:ID<text:line-break/>regularizes the naming of an element and thus facilitates building links between it and other resources. Each id attribute within a document must have a unique value.</text:p>
        </text:list-item>
        <text:list-item>
          <text:p text:style-name="P142">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39" text:outline-level="1">Module:</text:h>
      <text:p text:style-name="Text_20_body">shared</text:p>
      <text:h text:style-name="P238" text:outline-level="1"><text:bookmark text:name="id845"/><text:soft-page-break/>&lt;octave&gt; octave</text:h>
      <text:h text:style-name="P239" text:outline-level="1">Description:</text:h>
      <text:p text:style-name="Text_20_body">Octave displacement. (Read, p. 45). The starting point of the octave displacement may be indicated by either a tstamp, tstamp.ges, tstamp.real or startid attribute, while the ending point may be recorded by either a dur, dur.ges or endid attribute. It is a semantic error not to specify one starting and one ending type of attribute. Please note that the dur attribute here is not a true duration, but rather a time stamp for the end point of the octave displacement. Also, note that the dur attribute is not required because the octave displacement can be visually instantaneous. The rend attribute captures the appearance of the continuation line associated with the octave displacement.</text:p>
      <text:h text:style-name="P239" text:outline-level="1">May contain:</text:h>
      <text:p text:style-name="Text_20_body">EMPTY</text:p>
      <text:h text:style-name="P239" text:outline-level="1">May occur within:</text:h>
      <text:p text:style-name="Text_20_body"><text:a xlink:type="simple" xlink:href="#id213">add</text:a>, <text:a xlink:type="simple" xlink:href="#id61">corr</text:a>, <text:a xlink:type="simple" xlink:href="#id1208">damage</text:a>, <text:a xlink:type="simple" xlink:href="#id1216">del</text:a>, <text:a xlink:type="simple" xlink:href="#id675">layer</text:a>, <text:a xlink:type="simple" xlink:href="#id221">lem</text:a>, <text:a xlink:type="simple" xlink:href="#id934">ligature</text:a>, <text:a xlink:type="simple" xlink:href="#id1151">measure</text:a>, <text:a xlink:type="simple" xlink:href="#id1220">orig</text:a>, <text:a xlink:type="simple" xlink:href="#id1155">ossia</text:a>, <text:a xlink:type="simple" xlink:href="#id1174">rdg</text:a>, <text:a xlink:type="simple" xlink:href="#id1223">reg</text:a>, <text:a xlink:type="simple" xlink:href="#id1226">restore</text:a>, <text:a xlink:type="simple" xlink:href="#id1230">sic</text:a>, <text:a xlink:type="simple" xlink:href="#id1233">supplied</text:a>, <text:a xlink:type="simple" xlink:href="#id944">syllable</text:a>, <text:a xlink:type="simple" xlink:href="#id1238">unclear</text:a> </text:p>
      <text:h text:style-name="P239" text:outline-level="1">Attributes:</text:h>
      <text:list xml:id="list30693736" text:style-name="L143">
        <text:list-item>
          <text:p text:style-name="P143">coll, optional, xs:token, coll<text:line-break/>encodes whether the octave displacement should be performed simultaneously with the written notes, i.e., 'colla ottava'. See Read, p. 47-48.</text:p>
        </text:list-item>
        <text:list-item>
          <text:p text:style-name="P143">copyof, optional, xs:IDREF<text:line-break/>points to an element of which the current element is a copy.</text:p>
        </text:list-item>
        <text:list-item>
          <text:p text:style-name="P143">corresp, optional, xs:IDREFS<text:line-break/>used to point to other elements that correspond to this one in a generic fashion.</text:p>
        </text:list-item>
        <text:list-item>
          <text:p text:style-name="P143">dis, optional, xs:positiveInteger, "([\-+]?[0-9]+) &amp; (8|15|22)"<text:line-break/>records the amount of octave displacement.</text:p>
        </text:list-item>
        <text:list-item>
          <text:p text:style-name="P143">dis.place, optional, xs:token, above, below<text:line-break/>records the direction of octave displacement.</text:p>
        </text:list-item>
        <text:list-item>
          <text:p text:style-name="P143">dur, optional, xs:token, "([0-9]+m *\+ *)?[0-9]+(\.?[0-9]*)?"<text:line-break/>encodes the duration of a feature as a timestamp for its endpoint rather than as a relative durational value.</text:p>
        </text:list-item>
        <text:list-item>
          <text:p text:style-name="P143">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143">endho, optional, xs:decimal<text:line-break/>records the horizontal adjustment of a feature's programmatically-determined end point.</text:p>
        </text:list-item>
        <text:list-item>
          <text:p text:style-name="P143">endid, optional, xs:IDREF<text:line-break/>indicates the final element in a sequence of events to which the feature applies.</text:p>
        </text:list-item>
        <text:list-item>
          <text:p text:style-name="P143">endto, optional, xs:decimal<text:line-break/>records a timestamp adjustment of a feature's programmatically-determined end point.</text:p>
        </text:list-item>
        <text:list-item>
          <text:p text:style-name="P143">facs, optional, xs:IDREFS<text:line-break/>permits the current element to reference a facsimile image or image zone which corresponds to it.</text:p>
        </text:list-item>
        <text:list-item>
          <text:p text:style-name="P143"><text:soft-page-break/>ho, optional, xs:decimal<text:line-break/>records a horizontal adjustment of a feature's programmatically-determinded location in terms of staff interline distance; that is, units of 1/2 the distance between adjacent staves.</text:p>
        </text:list-item>
        <text:list-item>
          <text:p text:style-name="P143">layer, optional, list of xs:positiveInteger, minimum length of 1<text:line-break/>signifies the layer within which a control event is active.</text:p>
        </text:list-item>
        <text:list-item>
          <text:p text:style-name="P143">n, optional, xs:NMTOKEN<text:line-break/>provides a label (name or number) for an element. While its value need not be unique, it is required to be a single token.</text:p>
        </text:list-item>
        <text:list-item>
          <text:p text:style-name="P143">next, optional, xs:IDREFS<text:line-break/>used to point to the next event(s) in a user-defined collection.</text:p>
        </text:list-item>
        <text:list-item>
          <text:p text:style-name="P143">plist, optional, xs:IDREFS<text:line-break/>contains a space separated list of ID references that identify logical events that participate in a collection, such as notes under a phrase mark.</text:p>
        </text:list-item>
        <text:list-item>
          <text:p text:style-name="P143">prev, optional, xs:IDREFS<text:line-break/>points to the previous event(s) in a user-defined collection.</text:p>
        </text:list-item>
        <text:list-item>
          <text:p text:style-name="P143">rend, optional, xs:token, narrow, medium, wide, dashed, dotted, wavy<text:line-break/>records the appearance of a line.</text:p>
        </text:list-item>
        <text:list-item>
          <text:p text:style-name="P143">sameas, optional, xs:IDREFS<text:line-break/>points to an element that is the same as the current element but is not a literal copy of the current element.</text:p>
        </text:list-item>
        <text:list-item>
          <text:p text:style-name="P143">staff, required, list of xs:positiveInteger, minimum length of 1<text:line-break/>signifies the staff on which a notated event occurs or to which a control event applies.</text:p>
        </text:list-item>
        <text:list-item>
          <text:p text:style-name="P143">startho, optional, xs:decimal<text:line-break/>records the horizontal adjustment of a feature's programmatically-determined start point.</text:p>
        </text:list-item>
        <text:list-item>
          <text:p text:style-name="P143">startid, optional, xs:IDREF<text:line-break/>holds a reference to the first element in a sequence of events to which the feature applies.</text:p>
        </text:list-item>
        <text:list-item>
          <text:p text:style-name="P143">startto, optional, xs:decimal<text:line-break/>records a timestamp adjustment of a feature's programmatically-determined start point.</text:p>
        </text:list-item>
        <text:list-item>
          <text:p text:style-name="P143">synch, optional, xs:IDREFS<text:line-break/>points to elements that are synchronous with the current element.</text:p>
        </text:list-item>
        <text:list-item>
          <text:p text:style-name="P143">to, optional, xs:decimal<text:line-break/>records a timestamp adjustment of a feature's programmatically-determined location in musical terms; that is, beats.</text:p>
        </text:list-item>
        <text:list-item>
          <text:p text:style-name="P143">tstamp, optional, xs:decimal, 0 - ∞<text:line-break/>encodes the onset time in terms of musical time, i.e., beats[.fractional beat part]</text:p>
        </text:list-item>
        <text:list-item>
          <text:p text:style-name="P143">tstamp.ges, optional, xs:nonNegativeInteger<text:line-break/>used to record the onset time in pulses per quarter note (ppq, MusicXML divisions, or MIDI clicks) since the start of the file.</text:p>
        </text:list-item>
        <text:list-item>
          <text:p text:style-name="P143">tstamp.real, optional, xs:time<text:line-break/>used to record the onset time in pulses per quarter note (ppq, MusicXML divisions, or MIDI clicks) since the start of the file.</text:p>
        </text:list-item>
        <text:list-item>
          <text:p text:style-name="P143">vo, optional, xs:decimal<text:line-break/>records the vertical adjustment of a feature's programmatically-determined location in terms of staff interline distance; that is, units of 1/2 the distance between adjacent staves.</text:p>
        </text:list-item>
        <text:list-item>
          <text:p text:style-name="P143">when, optional, xs:IDREF<text:line-break/>indicates the point of occurrence of this feature along a timeline. Its value must be the ID of a &lt;when&gt; element.</text:p>
        </text:list-item>
        <text:list-item>
          <text:p text:style-name="P143"><text:soft-page-break/>x, optional, xs:decimal<text:line-break/>encodes an x coordinate for a feature in an output coordinate system. When it is necessary to record the placement of a feature in a facsimile image, use facs attribute.</text:p>
        </text:list-item>
        <text:list-item>
          <text:p text:style-name="P143">xml:id, optional, xs:ID<text:line-break/>regularizes the naming of an element and thus facilitates building links between it and other resources. Each id attribute within a document must have a unique value.</text:p>
        </text:list-item>
        <text:list-item>
          <text:p text:style-name="P143">y, optional, xs:decimal<text:line-break/>encodes an y coordinate for a feature in an output coordinate system. When it is necessary to record the placement of a feature in a facsimile image, use facs attribute.</text:p>
        </text:list-item>
      </text:list>
      <text:h text:style-name="P239" text:outline-level="1">Module:</text:h>
      <text:p text:style-name="Text_20_body">cmn</text:p>
      <text:h text:style-name="P238" text:outline-level="1"><text:bookmark text:name="id1220"/>&lt;orig&gt; original</text:h>
      <text:h text:style-name="P239" text:outline-level="1">Description:</text:h>
      <text:p text:style-name="Text_20_body">Contains a reading which is marked as following the original, rather than being normalized or corrected. This element will often be combined with a regularized form within a choice element. The editor(s) responsible for asserting that the material is original may be recorded in the resp attribute. The value of resp must point to one or more identifiers declared in the document header. The cert attribute signifies the degree of certainty ascribed to the transcription of the original text.</text:p>
      <text:h text:style-name="P239" text:outline-level="1">May contain:</text:h>
      <text:p text:style-name="Text_20_body">PCDATA, <text:a xlink:type="simple" xlink:href="#id210">abbr</text:a>, <text:a xlink:type="simple" xlink:href="#id111">accid</text:a>, <text:a xlink:type="simple" xlink:href="#id213">add</text:a>, <text:a xlink:type="simple" xlink:href="#id53">address</text:a>, <text:a xlink:type="simple" xlink:href="#id296">annot</text:a>, <text:a xlink:type="simple" xlink:href="#id794">arpeg</text:a>, <text:a xlink:type="simple" xlink:href="#id142">artic</text:a>, <text:a xlink:type="simple" xlink:href="#id64">barline</text:a>, <text:a xlink:type="simple" xlink:href="#id894">beam</text:a>, <text:a xlink:type="simple" xlink:href="#id801">beamspan</text:a>, <text:a xlink:type="simple" xlink:href="#id900">beatrpt</text:a>, <text:a xlink:type="simple" xlink:href="#id896">bend</text:a>, <text:a xlink:type="simple" xlink:href="#id203">bibl</text:a>, <text:a xlink:type="simple" xlink:href="#id812">breath</text:a>, <text:a xlink:type="simple" xlink:href="#id907">btrem</text:a>, <text:a xlink:type="simple" xlink:href="#id58">choice</text:a>, <text:a xlink:type="simple" xlink:href="#id106">chord</text:a>, <text:a xlink:type="simple" xlink:href="#id858">clefchange</text:a>, <text:a xlink:type="simple" xlink:href="#id1046">corpname</text:a>, <text:a xlink:type="simple" xlink:href="#id61">corr</text:a>, <text:a xlink:type="simple" xlink:href="#id323">custos</text:a>, <text:a xlink:type="simple" xlink:href="#id1208">damage</text:a>, <text:a xlink:type="simple" xlink:href="#id1079">date</text:a>, <text:a xlink:type="simple" xlink:href="#id1216">del</text:a>, <text:a xlink:type="simple" xlink:href="#id169">dir</text:a>, <text:a xlink:type="simple" xlink:href="#id158">dot</text:a>, <text:a xlink:type="simple" xlink:href="#id770">dynam</text:a>, <text:a xlink:type="simple" xlink:href="#id1243">expan</text:a>, <text:a xlink:type="simple" xlink:href="#id34">extptr</text:a>, <text:a xlink:type="simple" xlink:href="#id49">extref</text:a>, <text:a xlink:type="simple" xlink:href="#id817">fermata</text:a>, <text:a xlink:type="simple" xlink:href="#id1096">fig</text:a>, <text:a xlink:type="simple" xlink:href="#id917">ftrem</text:a>, <text:a xlink:type="simple" xlink:href="#id1329">gap</text:a>, <text:a xlink:type="simple" xlink:href="#id1065">geogname</text:a>, <text:a xlink:type="simple" xlink:href="#id925">gliss</text:a>, <text:a xlink:type="simple" xlink:href="#id824">hairpin</text:a>, <text:a xlink:type="simple" xlink:href="#id932">halfmrpt</text:a>, <text:a xlink:type="simple" xlink:href="#id1322">handshift</text:a>, <text:a xlink:type="simple" xlink:href="#id1134">harm</text:a>, <text:a xlink:type="simple" xlink:href="#id832">harppedal</text:a>, <text:a xlink:type="simple" xlink:href="#id1092">identifier</text:a>, <text:a xlink:type="simple" xlink:href="#id216">ineume</text:a>, <text:a xlink:type="simple" xlink:href="#id396">keysig</text:a>, <text:a xlink:type="simple" xlink:href="#id675">layer</text:a>, <text:a xlink:type="simple" xlink:href="#id232">lb</text:a>, <text:a xlink:type="simple" xlink:href="#id934">ligature</text:a>, <text:a xlink:type="simple" xlink:href="#id937">lyrics</text:a>, <text:a xlink:type="simple" xlink:href="#id1151">measure</text:a>, <text:a xlink:type="simple" xlink:href="#id499">mensur</text:a>, <text:a xlink:type="simple" xlink:href="#id679">midi</text:a>, <text:a xlink:type="simple" xlink:href="#id856">mordent</text:a>, <text:a xlink:type="simple" xlink:href="#id723">mrest</text:a>, <text:a xlink:type="simple" xlink:href="#id737">mrpt</text:a>, <text:a xlink:type="simple" xlink:href="#id744">mrpt2</text:a>, <text:a xlink:type="simple" xlink:href="#id749">mspace</text:a>, <text:a xlink:type="simple" xlink:href="#id755">multirest</text:a>, <text:a xlink:type="simple" xlink:href="#id764">multirpt</text:a>, <text:a xlink:type="simple" xlink:href="#id1035">name</text:a>, <text:a xlink:type="simple" xlink:href="#id108">note</text:a>, <text:a xlink:type="simple" xlink:href="#id1083">num</text:a>, <text:a xlink:type="simple" xlink:href="#id845">octave</text:a>, <text:a xlink:type="simple" xlink:href="#id1220">orig</text:a>, <text:a xlink:type="simple" xlink:href="#id865">pad</text:a>, <text:a xlink:type="simple" xlink:href="#id236">pb</text:a>, <text:a xlink:type="simple" xlink:href="#id1013">pedal</text:a>, <text:a xlink:type="simple" xlink:href="#id1072">periodname</text:a>, <text:a xlink:type="simple" xlink:href="#id1060">persname</text:a>, <text:a xlink:type="simple" xlink:href="#id779">phrase</text:a>, <text:a xlink:type="simple" xlink:href="#id527">proport</text:a>, <text:a xlink:type="simple" xlink:href="#id1338">ptr</text:a>, <text:a xlink:type="simple" xlink:href="#id1340">ref</text:a>, <text:a xlink:type="simple" xlink:href="#id1223">reg</text:a>, <text:a xlink:type="simple" xlink:href="#id1020">reh</text:a>, <text:a xlink:type="simple" xlink:href="#id1023">rend</text:a>, <text:a xlink:type="simple" xlink:href="#id1069">repository</text:a>, <text:a xlink:type="simple" xlink:href="#id869">rest</text:a>, <text:a xlink:type="simple" xlink:href="#id1226">restore</text:a>, <text:a xlink:type="simple" xlink:href="#id659">section</text:a>, <text:a xlink:type="simple" xlink:href="#id1230">sic</text:a>, <text:a xlink:type="simple" xlink:href="#id1116">slur</text:a>, <text:a xlink:type="simple" xlink:href="#id887">space</text:a>, <text:a xlink:type="simple" xlink:href="#id1032">stack</text:a>, <text:a xlink:type="simple" xlink:href="#id671">staff</text:a>, <text:a xlink:type="simple" xlink:href="#id1075">stylename</text:a>, <text:a xlink:type="simple" xlink:href="#id1331">subst</text:a>, <text:a xlink:type="simple" xlink:href="#id1233">supplied</text:a>, <text:a xlink:type="simple" xlink:href="#id787">tempo</text:a>, <text:a xlink:type="simple" xlink:href="#id1122">tie</text:a>, <text:a xlink:type="simple" xlink:href="#id1087">title</text:a>, <text:a xlink:type="simple" xlink:href="#id998">trill</text:a>, <text:a xlink:type="simple" xlink:href="#id898">tuplet</text:a>, <text:a xlink:type="simple" xlink:href="#id1127">tupletspan</text:a>, <text:a xlink:type="simple" xlink:href="#id1005">turn</text:a>, <text:a xlink:type="simple" xlink:href="#id1238">unclear</text:a>, <text:a xlink:type="simple" xlink:href="#id1186">uneume</text:a> </text:p>
      <text:h text:style-name="P239" text:outline-level="1">May occur within:</text:h>
      <text:p text:style-name="Text_20_body"><text:a xlink:type="simple" xlink:href="#id210">abbr</text:a>, <text:a xlink:type="simple" xlink:href="#id213">add</text:a>, <text:a xlink:type="simple" xlink:href="#id55">addressline</text:a>, <text:a xlink:type="simple" xlink:href="#id390">anchoredtext</text:a>, <text:a xlink:type="simple" xlink:href="#id296">annot</text:a>, <text:a xlink:type="simple" xlink:href="#id267">caption</text:a>, <text:a xlink:type="simple" xlink:href="#id58">choice</text:a>, <text:a xlink:type="simple" xlink:href="#id1046">corpname</text:a>, <text:a xlink:type="simple" xlink:href="#id61">corr</text:a>, <text:a xlink:type="simple" xlink:href="#id1208">damage</text:a>, <text:a xlink:type="simple" xlink:href="#id1216">del</text:a>, <text:a xlink:type="simple" xlink:href="#id169">dir</text:a>, <text:a xlink:type="simple" xlink:href="#id770">dynam</text:a>, <text:a xlink:type="simple" xlink:href="#id666">ending</text:a>, <text:a xlink:type="simple" xlink:href="#id1243">expan</text:a>, <text:a xlink:type="simple" xlink:href="#id239">fw</text:a>, <text:a xlink:type="simple" xlink:href="#id1065">geogname</text:a>, <text:a xlink:type="simple" xlink:href="#id1134">harm</text:a>, <text:a xlink:type="simple" xlink:href="#id251">head</text:a>, <text:a xlink:type="simple" xlink:href="#id1092">identifier</text:a>, <text:a xlink:type="simple" xlink:href="#id216">ineume</text:a>, <text:a xlink:type="simple" xlink:href="#id1416">inscription</text:a>, <text:a xlink:type="simple" xlink:href="#id254">item</text:a>, <text:a xlink:type="simple" xlink:href="#id288">l</text:a>, <text:a xlink:type="simple" xlink:href="#id441">label</text:a>, <text:a xlink:type="simple" xlink:href="#id675">layer</text:a>, <text:a xlink:type="simple" xlink:href="#id221">lem</text:a>, <text:a xlink:type="simple" xlink:href="#id1151">measure</text:a>, <text:a xlink:type="simple" xlink:href="#id1035">name</text:a>, <text:a xlink:type="simple" xlink:href="#id108">note</text:a>, <text:a xlink:type="simple" xlink:href="#id1083">num</text:a>, <text:a xlink:type="simple" xlink:href="#id1220">orig</text:a>, <text:a xlink:type="simple" xlink:href="#id1155">ossia</text:a>, <text:a xlink:type="simple" xlink:href="#id260">p</text:a>, <text:a xlink:type="simple" xlink:href="#id1072">periodname</text:a>, <text:a xlink:type="simple" xlink:href="#id1060">persname</text:a>, <text:a xlink:type="simple" xlink:href="#id412">pgfoot1</text:a>, <text:a xlink:type="simple" xlink:href="#id415">pgfoot2</text:a>, <text:a xlink:type="simple" xlink:href="#id406">pghead1</text:a>, <text:a xlink:type="simple" xlink:href="#id409">pghead2</text:a>, <text:a xlink:type="simple" xlink:href="#id1174">rdg</text:a>, <text:a xlink:type="simple" xlink:href="#id1223">reg</text:a>, <text:a xlink:type="simple" xlink:href="#id1023">rend</text:a>, <text:a xlink:type="simple" xlink:href="#id1226">restore</text:a>, <text:a xlink:type="simple" xlink:href="#id1548">score</text:a>, <text:a xlink:type="simple" xlink:href="#id659">section</text:a>, <text:a xlink:type="simple" xlink:href="#id1230">sic</text:a>, <text:a xlink:type="simple" xlink:href="#id671">staff</text:a>, <text:a xlink:type="simple" xlink:href="#id1075">stylename</text:a>, <text:a xlink:type="simple" xlink:href="#id1331">subst</text:a>, <text:a xlink:type="simple" xlink:href="#id1233">supplied</text:a>, <text:a xlink:type="simple" xlink:href="#id948">syl</text:a>, <text:a xlink:type="simple" xlink:href="#id944">syllable</text:a>, <text:a xlink:type="simple" xlink:href="#id278">td</text:a>, <text:a xlink:type="simple" xlink:href="#id787">tempo</text:a>, <text:a xlink:type="simple" xlink:href="#id272">th</text:a>, <text:a xlink:type="simple" xlink:href="#id1087">title</text:a>, <text:a xlink:type="simple" xlink:href="#id1238">unclear</text:a>, <text:a xlink:type="simple" xlink:href="#id1186">uneume</text:a> </text:p>
      <text:h text:style-name="P239" text:outline-level="1">Attributes:</text:h>
      <text:list xml:id="list30714190" text:style-name="L144">
        <text:list-item>
          <text:p text:style-name="P144">cert, optional, xs:token, high, medium, low, unknown<text:line-break/>signifies the degree of certainty or precision associated with a feature.</text:p>
        </text:list-item>
        <text:list-item>
          <text:p text:style-name="P144">evidence, optional, xs:NMTOKEN<text:line-break/>indicates the nature of the evidence supporting the reliability or accuracy of the intervention or interpretation. Suggested values include: 'internal', 'external', 'conjecture'.</text:p>
        </text:list-item>
        <text:list-item>
          <text:p text:style-name="P144">facs, optional, xs:IDREFS<text:line-break/>permits the current element to reference a facsimile image or image zone which corresponds to it.</text:p>
        </text:list-item>
        <text:list-item>
          <text:p text:style-name="P144"><text:soft-page-break/>n, optional, xs:NMTOKEN<text:line-break/>provides a label (name or number) for an element. While its value need not be unique, it is required to be a single token.</text:p>
        </text:list-item>
        <text:list-item>
          <text:p text:style-name="P144">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144">source, optional, xs:IDREFS<text:line-break/>contains a list of one or more pointers indicating the sources which attest to a given reading. Each value should correspond to the ID of a &lt;source&gt; element located in the document header.</text:p>
        </text:list-item>
        <text:list-item>
          <text:p text:style-name="P144">subtype, optional, xs:NMTOKEN<text:line-break/>provide any sub-classification for the element, additional to that given by its type attribute.</text:p>
        </text:list-item>
        <text:list-item>
          <text:p text:style-name="P144">type, optional, xs:NMTOKEN<text:line-break/>characterizes the element in some sense, using any convenient classification scheme or typology.</text:p>
        </text:list-item>
        <text:list-item>
          <text:p text:style-name="P144">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edittrans</text:p>
      <text:h text:style-name="P238" text:outline-level="1"><text:bookmark text:name="id1155"/>&lt;ossia&gt; ossa</text:h>
      <text:h text:style-name="P239" text:outline-level="1">Description:</text:h>
      <text:p text:style-name="Text_20_body">Indicates an alternative, usually simpler, version of a measure *present in the source being transcribed*. An ossia may be treated as a substitute for the measure, in which case it is rendered on the current staff, or it may be rendered in addition to the measure's contents, in which case it is rendered above the staff on a reduced-size staff.</text:p>
      <text:h text:style-name="P239" text:outline-level="1">May contain:</text:h>
      <text:p text:style-name="Text_20_body"><text:a xlink:type="simple" xlink:href="#id213">add</text:a>, <text:a xlink:type="simple" xlink:href="#id390">anchoredtext</text:a>, <text:a xlink:type="simple" xlink:href="#id296">annot</text:a>, <text:a xlink:type="simple" xlink:href="#id219">app</text:a>, <text:a xlink:type="simple" xlink:href="#id794">arpeg</text:a>, <text:a xlink:type="simple" xlink:href="#id801">beamspan</text:a>, <text:a xlink:type="simple" xlink:href="#id812">breath</text:a>, <text:a xlink:type="simple" xlink:href="#id58">choice</text:a>, <text:a xlink:type="simple" xlink:href="#id61">corr</text:a>, <text:a xlink:type="simple" xlink:href="#id172">curve</text:a>, <text:a xlink:type="simple" xlink:href="#id1208">damage</text:a>, <text:a xlink:type="simple" xlink:href="#id1216">del</text:a>, <text:a xlink:type="simple" xlink:href="#id169">dir</text:a>, <text:a xlink:type="simple" xlink:href="#id228">div</text:a>, <text:a xlink:type="simple" xlink:href="#id770">dynam</text:a>, <text:a xlink:type="simple" xlink:href="#id817">fermata</text:a>, <text:a xlink:type="simple" xlink:href="#id1329">gap</text:a>, <text:a xlink:type="simple" xlink:href="#id824">hairpin</text:a>, <text:a xlink:type="simple" xlink:href="#id1322">handshift</text:a>, <text:a xlink:type="simple" xlink:href="#id1134">harm</text:a>, <text:a xlink:type="simple" xlink:href="#id832">harppedal</text:a>, <text:a xlink:type="simple" xlink:href="#id200">line</text:a>, <text:a xlink:type="simple" xlink:href="#id937">lyrics</text:a>, <text:a xlink:type="simple" xlink:href="#id679">midi</text:a>, <text:a xlink:type="simple" xlink:href="#id856">mordent</text:a>, <text:a xlink:type="simple" xlink:href="#id845">octave</text:a>, <text:a xlink:type="simple" xlink:href="#id1220">orig</text:a>, <text:a xlink:type="simple" xlink:href="#id1155">ossia</text:a>, <text:a xlink:type="simple" xlink:href="#id236">pb</text:a>, <text:a xlink:type="simple" xlink:href="#id1013">pedal</text:a>, <text:a xlink:type="simple" xlink:href="#id779">phrase</text:a>, <text:a xlink:type="simple" xlink:href="#id1223">reg</text:a>, <text:a xlink:type="simple" xlink:href="#id1020">reh</text:a>, <text:a xlink:type="simple" xlink:href="#id1226">restore</text:a>, <text:a xlink:type="simple" xlink:href="#id321">sb</text:a>, <text:a xlink:type="simple" xlink:href="#id341">scoredef</text:a>, <text:a xlink:type="simple" xlink:href="#id1230">sic</text:a>, <text:a xlink:type="simple" xlink:href="#id1116">slur</text:a>, <text:a xlink:type="simple" xlink:href="#id671">staff</text:a>, <text:a xlink:type="simple" xlink:href="#id451">staffdef</text:a>, <text:a xlink:type="simple" xlink:href="#id436">staffgrp</text:a>, <text:a xlink:type="simple" xlink:href="#id1331">subst</text:a>, <text:a xlink:type="simple" xlink:href="#id1233">supplied</text:a>, <text:a xlink:type="simple" xlink:href="#id384">symbol</text:a>, <text:a xlink:type="simple" xlink:href="#id787">tempo</text:a>, <text:a xlink:type="simple" xlink:href="#id1122">tie</text:a>, <text:a xlink:type="simple" xlink:href="#id998">trill</text:a>, <text:a xlink:type="simple" xlink:href="#id1127">tupletspan</text:a>, <text:a xlink:type="simple" xlink:href="#id1005">turn</text:a>, <text:a xlink:type="simple" xlink:href="#id1238">unclear</text:a> </text:p>
      <text:h text:style-name="P239" text:outline-level="1">May occur within:</text:h>
      <text:p text:style-name="Text_20_body"><text:a xlink:type="simple" xlink:href="#id221">lem</text:a>, <text:a xlink:type="simple" xlink:href="#id1151">measure</text:a>, <text:a xlink:type="simple" xlink:href="#id1155">ossia</text:a>, <text:a xlink:type="simple" xlink:href="#id1174">rdg</text:a> </text:p>
      <text:h text:style-name="P239" text:outline-level="1">Attributes:</text:h>
      <text:list xml:id="list30707356" text:style-name="L145">
        <text:list-item>
          <text:p text:style-name="P145">copyof, optional, xs:IDREF<text:line-break/>points to an element of which the current element is a copy.</text:p>
        </text:list-item>
        <text:list-item>
          <text:p text:style-name="P145">corresp, optional, xs:IDREFS<text:line-break/>used to point to other elements that correspond to this one in a generic fashion.</text:p>
        </text:list-item>
        <text:list-item>
          <text:p text:style-name="P145">facs, optional, xs:IDREFS<text:line-break/>permits the current element to reference a facsimile image or image zone which corresponds to it.</text:p>
        </text:list-item>
        <text:list-item>
          <text:p text:style-name="P145">n, optional, xs:NMTOKEN<text:line-break/>provides a label (name or number) for an element. While its value need not be unique, it is required to be a single token.</text:p>
        </text:list-item>
        <text:list-item>
          <text:p text:style-name="P145"><text:soft-page-break/>next, optional, xs:IDREFS<text:line-break/>used to point to the next event(s) in a user-defined collection.</text:p>
        </text:list-item>
        <text:list-item>
          <text:p text:style-name="P145">prev, optional, xs:IDREFS<text:line-break/>points to the previous event(s) in a user-defined collection.</text:p>
        </text:list-item>
        <text:list-item>
          <text:p text:style-name="P145">sameas, optional, xs:IDREFS<text:line-break/>points to an element that is the same as the current element but is not a literal copy of the current element.</text:p>
        </text:list-item>
        <text:list-item>
          <text:p text:style-name="P145">synch, optional, xs:IDREFS<text:line-break/>points to elements that are synchronous with the current element.</text:p>
        </text:list-item>
        <text:list-item>
          <text:p text:style-name="P145">when, optional, xs:IDREF<text:line-break/>indicates the point of occurrence of this feature along a timeline. Its value must be the ID of a &lt;when&gt; element.</text:p>
        </text:list-item>
        <text:list-item>
          <text:p text:style-name="P145">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cmn</text:p>
      <text:h text:style-name="P238" text:outline-level="1"><text:bookmark text:name="id260"/>&lt;p&gt; paragraph</text:h>
      <text:h text:style-name="P239" text:outline-level="1">Description:</text:h>
      <text:p text:style-name="Text_20_body">One or more text phrases that form a logical prose passage. A paragraph is usually typographically distinct: The text usually begins on a new line and the first letter of the content is often indented, enlarged, or both.</text:p>
      <text:h text:style-name="P239" text:outline-level="1">May contain:</text:h>
      <text:p text:style-name="Text_20_body">PCDATA, <text:a xlink:type="simple" xlink:href="#id210">abbr</text:a>, <text:a xlink:type="simple" xlink:href="#id213">add</text:a>, <text:a xlink:type="simple" xlink:href="#id53">address</text:a>, <text:a xlink:type="simple" xlink:href="#id296">annot</text:a>, <text:a xlink:type="simple" xlink:href="#id203">bibl</text:a>, <text:a xlink:type="simple" xlink:href="#id243">blockquote</text:a>, <text:a xlink:type="simple" xlink:href="#id58">choice</text:a>, <text:a xlink:type="simple" xlink:href="#id1046">corpname</text:a>, <text:a xlink:type="simple" xlink:href="#id61">corr</text:a>, <text:a xlink:type="simple" xlink:href="#id1208">damage</text:a>, <text:a xlink:type="simple" xlink:href="#id1079">date</text:a>, <text:a xlink:type="simple" xlink:href="#id1216">del</text:a>, <text:a xlink:type="simple" xlink:href="#id1243">expan</text:a>, <text:a xlink:type="simple" xlink:href="#id34">extptr</text:a>, <text:a xlink:type="simple" xlink:href="#id49">extref</text:a>, <text:a xlink:type="simple" xlink:href="#id1096">fig</text:a>, <text:a xlink:type="simple" xlink:href="#id1329">gap</text:a>, <text:a xlink:type="simple" xlink:href="#id1065">geogname</text:a>, <text:a xlink:type="simple" xlink:href="#id1322">handshift</text:a>, <text:a xlink:type="simple" xlink:href="#id1092">identifier</text:a>, <text:a xlink:type="simple" xlink:href="#id232">lb</text:a>, <text:a xlink:type="simple" xlink:href="#id248">list</text:a>, <text:a xlink:type="simple" xlink:href="#id1035">name</text:a>, <text:a xlink:type="simple" xlink:href="#id1083">num</text:a>, <text:a xlink:type="simple" xlink:href="#id1220">orig</text:a>, <text:a xlink:type="simple" xlink:href="#id236">pb</text:a>, <text:a xlink:type="simple" xlink:href="#id1072">periodname</text:a>, <text:a xlink:type="simple" xlink:href="#id1060">persname</text:a>, <text:a xlink:type="simple" xlink:href="#id1338">ptr</text:a>, <text:a xlink:type="simple" xlink:href="#id1340">ref</text:a>, <text:a xlink:type="simple" xlink:href="#id1223">reg</text:a>, <text:a xlink:type="simple" xlink:href="#id1023">rend</text:a>, <text:a xlink:type="simple" xlink:href="#id1069">repository</text:a>, <text:a xlink:type="simple" xlink:href="#id1226">restore</text:a>, <text:a xlink:type="simple" xlink:href="#id1230">sic</text:a>, <text:a xlink:type="simple" xlink:href="#id1032">stack</text:a>, <text:a xlink:type="simple" xlink:href="#id1075">stylename</text:a>, <text:a xlink:type="simple" xlink:href="#id1331">subst</text:a>, <text:a xlink:type="simple" xlink:href="#id1233">supplied</text:a>, <text:a xlink:type="simple" xlink:href="#id264">table</text:a>, <text:a xlink:type="simple" xlink:href="#id1087">title</text:a>, <text:a xlink:type="simple" xlink:href="#id1238">unclear</text:a> </text:p>
      <text:h text:style-name="P239" text:outline-level="1">May occur within:</text:h>
      <text:p text:style-name="Text_20_body"><text:a xlink:type="simple" xlink:href="#id296">annot</text:a>, <text:a xlink:type="simple" xlink:href="#id1466">application</text:a>, <text:a xlink:type="simple" xlink:href="#id243">blockquote</text:a>, <text:a xlink:type="simple" xlink:href="#id1511">changedesc</text:a>, <text:a xlink:type="simple" xlink:href="#id1480">correction</text:a>, <text:a xlink:type="simple" xlink:href="#id1503">creation</text:a>, <text:a xlink:type="simple" xlink:href="#id228">div</text:a>, <text:a xlink:type="simple" xlink:href="#id1477">editorialdecl</text:a>, <text:a xlink:type="simple" xlink:href="#id1098">figdesc</text:a>, <text:a xlink:type="simple" xlink:href="#id239">fw</text:a>, <text:a xlink:type="simple" xlink:href="#id1486">interpretation</text:a>, <text:a xlink:type="simple" xlink:href="#id254">item</text:a>, <text:a xlink:type="simple" xlink:href="#id221">lem</text:a>, <text:a xlink:type="simple" xlink:href="#id1489">normalization</text:a>, <text:a xlink:type="simple" xlink:href="#id293">pgdesc</text:a>, <text:a xlink:type="simple" xlink:href="#id412">pgfoot1</text:a>, <text:a xlink:type="simple" xlink:href="#id415">pgfoot2</text:a>, <text:a xlink:type="simple" xlink:href="#id406">pghead1</text:a>, <text:a xlink:type="simple" xlink:href="#id409">pghead2</text:a>, <text:a xlink:type="simple" xlink:href="#id1471">projectdesc</text:a>, <text:a xlink:type="simple" xlink:href="#id1174">rdg</text:a>, <text:a xlink:type="simple" xlink:href="#id1474">samplingdecl</text:a>, <text:a xlink:type="simple" xlink:href="#id1492">segmentation</text:a>, <text:a xlink:type="simple" xlink:href="#id1495">stdvals</text:a>, <text:a xlink:type="simple" xlink:href="#id278">td</text:a>, <text:a xlink:type="simple" xlink:href="#id272">th</text:a>, <text:a xlink:type="simple" xlink:href="#id1429">titlepage</text:a> </text:p>
      <text:h text:style-name="P239" text:outline-level="1">Attributes:</text:h>
      <text:list xml:id="list30699510" text:style-name="L146">
        <text:list-item>
          <text:p text:style-name="P146">facs, optional, xs:IDREFS<text:line-break/>permits the current element to reference a facsimile image or image zone which corresponds to it.</text:p>
        </text:list-item>
        <text:list-item>
          <text:p text:style-name="P146">n, optional, xs:NMTOKEN<text:line-break/>provides a label (name or number) for an element. While its value need not be unique, it is required to be a single token.</text:p>
        </text:list-item>
        <text:list-item>
          <text:p text:style-name="P146">x, optional, xs:decimal<text:line-break/>encodes an x coordinate for a feature in an output coordinate system. When it is necessary to record the placement of a feature in a facsimile image, use facs attribute.</text:p>
        </text:list-item>
        <text:list-item>
          <text:p text:style-name="P146">xml:id, optional, xs:ID<text:line-break/>regularizes the naming of an element and thus facilitates building links between it and other resources. Each id attribute within a document must have a unique value.</text:p>
        </text:list-item>
        <text:list-item>
          <text:p text:style-name="P146"><text:soft-page-break/>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item>
          <text:p text:style-name="P146">y, optional, xs:decimal<text:line-break/>encodes an y coordinate for a feature in an output coordinate system. When it is necessary to record the placement of a feature in a facsimile image, use facs attribute.</text:p>
        </text:list-item>
      </text:list>
      <text:h text:style-name="P239" text:outline-level="1">Module:</text:h>
      <text:p text:style-name="Text_20_body">shared</text:p>
      <text:h text:style-name="P238" text:outline-level="1"><text:bookmark text:name="id865"/>&lt;pad&gt; pad</text:h>
      <text:h text:style-name="P239" text:outline-level="1">Description:</text:h>
      <text:p text:style-name="Text_20_body">An indication of extra visual space between notational elements.</text:p>
      <text:h text:style-name="P239" text:outline-level="1">May contain:</text:h>
      <text:p text:style-name="Text_20_body">EMPTY</text:p>
      <text:h text:style-name="P239" text:outline-level="1">May occur within:</text:h>
      <text:p text:style-name="Text_20_body"><text:a xlink:type="simple" xlink:href="#id213">add</text:a>, <text:a xlink:type="simple" xlink:href="#id894">beam</text:a>, <text:a xlink:type="simple" xlink:href="#id61">corr</text:a>, <text:a xlink:type="simple" xlink:href="#id1208">damage</text:a>, <text:a xlink:type="simple" xlink:href="#id1216">del</text:a>, <text:a xlink:type="simple" xlink:href="#id932">halfmrpt</text:a>, <text:a xlink:type="simple" xlink:href="#id216">ineume</text:a>, <text:a xlink:type="simple" xlink:href="#id675">layer</text:a>, <text:a xlink:type="simple" xlink:href="#id221">lem</text:a>, <text:a xlink:type="simple" xlink:href="#id934">ligature</text:a>, <text:a xlink:type="simple" xlink:href="#id856">mordent</text:a>, <text:a xlink:type="simple" xlink:href="#id108">note</text:a>, <text:a xlink:type="simple" xlink:href="#id1220">orig</text:a>, <text:a xlink:type="simple" xlink:href="#id1174">rdg</text:a>, <text:a xlink:type="simple" xlink:href="#id1223">reg</text:a>, <text:a xlink:type="simple" xlink:href="#id1226">restore</text:a>, <text:a xlink:type="simple" xlink:href="#id1230">sic</text:a>, <text:a xlink:type="simple" xlink:href="#id1233">supplied</text:a>, <text:a xlink:type="simple" xlink:href="#id944">syllable</text:a>, <text:a xlink:type="simple" xlink:href="#id998">trill</text:a>, <text:a xlink:type="simple" xlink:href="#id898">tuplet</text:a>, <text:a xlink:type="simple" xlink:href="#id1005">turn</text:a>, <text:a xlink:type="simple" xlink:href="#id1238">unclear</text:a>, <text:a xlink:type="simple" xlink:href="#id1186">uneume</text:a> </text:p>
      <text:h text:style-name="P239" text:outline-level="1">Attributes:</text:h>
      <text:list xml:id="list30705497" text:style-name="L147">
        <text:list-item>
          <text:p text:style-name="P147">layer, optional, xs:positiveInteger<text:line-break/>identifies the layer to which a feature applies.</text:p>
        </text:list-item>
        <text:list-item>
          <text:p text:style-name="P147">n, optional, xs:NMTOKEN<text:line-break/>provides a label (name or number) for an element. While its value need not be unique, it is required to be a single token.</text:p>
        </text:list-item>
        <text:list-item>
          <text:p text:style-name="P147">num, required, xs:decimal<text:line-break/>captures the amount of horizontal space to be added, expressed in one-half inter-line staff distance units.</text:p>
        </text:list-item>
        <text:list-item>
          <text:p text:style-name="P147">staff, optional, list of xs:positiveInteger, minimum length of 1<text:line-break/>signifies the staff on which a notated event occurs or to which a control event applies.</text:p>
        </text:list-item>
        <text:list-item>
          <text:p text:style-name="P147">tstamp, optional, xs:decimal, 0 - ∞<text:line-break/>encodes the onset time in terms of musical time, i.e., beats[.fractional beat part]</text:p>
        </text:list-item>
        <text:list-item>
          <text:p text:style-name="P147">tstamp.ges, optional, xs:nonNegativeInteger<text:line-break/>used to record the onset time in pulses per quarter note (ppq, MusicXML divisions, or MIDI clicks) since the start of the file.</text:p>
        </text:list-item>
        <text:list-item>
          <text:p text:style-name="P147">tstamp.real, optional, xs:time<text:line-break/>used to record the onset time in pulses per quarter note (ppq, MusicXML divisions, or MIDI clicks) since the start of the file.</text:p>
        </text:list-item>
        <text:list-item>
          <text:p text:style-name="P147">xml:id, optional, xs:ID<text:line-break/>regularizes the naming of an element and thus facilitates building links between it and other resources. Each id attribute within a document must have a unique value.</text:p>
        </text:list-item>
      </text:list>
      <text:h text:style-name="P239" text:outline-level="1"><text:soft-page-break/>Module:</text:h>
      <text:p text:style-name="Text_20_body">shared</text:p>
      <text:h text:style-name="P238" text:outline-level="1"><text:bookmark text:name="id1557"/>&lt;part&gt; part</text:h>
      <text:h text:style-name="P239" text:outline-level="1">Description:</text:h>
      <text:p text:style-name="Text_20_body">An alternative visual rendition of the score from a particular performer's point of view. Part elements are not used in the score to indicate voice leading. Next attributes on event elements should be used for this purpose. Part elements are useful for encoding individual parts when there is no score, such as early music part books, when the music has non-aligning barlines, when different layout, such as page turns, are needed for the score and parts, or for accommodating software that requires part-by-part encoding. When assembly of the parts into a score is desired and there are non-aligning barlines, barlines which indicate points of alignment across all the parts may be marked as 'controlling', while non-aligning ones may be marked as 'non-controlling'.</text:p>
      <text:h text:style-name="P239" text:outline-level="1">May contain:</text:h>
      <text:p text:style-name="Text_20_body"><text:a xlink:type="simple" xlink:href="#id666">ending</text:a>, <text:a xlink:type="simple" xlink:href="#id659">section</text:a> </text:p>
      <text:h text:style-name="P239" text:outline-level="1">May occur within:</text:h>
      <text:p text:style-name="Text_20_body"><text:a xlink:type="simple" xlink:href="#id1554">parts</text:a> </text:p>
      <text:h text:style-name="P239" text:outline-level="1">Attributes:</text:h>
      <text:list xml:id="list30707621" text:style-name="L148">
        <text:list-item>
          <text:p text:style-name="P148">copyof, optional, xs:IDREF<text:line-break/>points to an element of which the current element is a copy.</text:p>
        </text:list-item>
        <text:list-item>
          <text:p text:style-name="P148">corresp, optional, xs:IDREFS<text:line-break/>used to point to other elements that correspond to this one in a generic fashion.</text:p>
        </text:list-item>
        <text:list-item>
          <text:p text:style-name="P148">n, optional, xs:NMTOKEN<text:line-break/>provides a label (name or number) for an element. While its value need not be unique, it is required to be a single token.</text:p>
        </text:list-item>
        <text:list-item>
          <text:p text:style-name="P148">next, optional, xs:IDREFS<text:line-break/>used to point to the next event(s) in a user-defined collection.</text:p>
        </text:list-item>
        <text:list-item>
          <text:p text:style-name="P148">prev, optional, xs:IDREFS<text:line-break/>points to the previous event(s) in a user-defined collection.</text:p>
        </text:list-item>
        <text:list-item>
          <text:p text:style-name="P148">sameas, optional, xs:IDREFS<text:line-break/>points to an element that is the same as the current element but is not a literal copy of the current element.</text:p>
        </text:list-item>
        <text:list-item>
          <text:p text:style-name="P148">subtype, optional, xs:NMTOKEN<text:line-break/>provide any sub-classification for the element, additional to that given by its type attribute.</text:p>
        </text:list-item>
        <text:list-item>
          <text:p text:style-name="P148">synch, optional, xs:IDREFS<text:line-break/>points to elements that are synchronous with the current element.</text:p>
        </text:list-item>
        <text:list-item>
          <text:p text:style-name="P148">type, optional, xs:NMTOKEN<text:line-break/>characterizes the element in some sense, using any convenient classification scheme or typology.</text:p>
        </text:list-item>
        <text:list-item>
          <text:p text:style-name="P148">when, optional, xs:IDREF<text:line-break/>indicates the point of occurrence of this feature along a timeline. Its value must be the ID of a &lt;when&gt; element.</text:p>
        </text:list-item>
        <text:list-item>
          <text:p text:style-name="P148">xml:id, optional, xs:ID<text:line-break/>regularizes the naming of an element and thus facilitates building links between it and other resources. Each id attribute within a document must have a unique value.</text:p>
        </text:list-item>
      </text:list>
      <text:h text:style-name="P239" text:outline-level="1"><text:soft-page-break/>Module:</text:h>
      <text:p text:style-name="Text_20_body">shared</text:p>
      <text:h text:style-name="P238" text:outline-level="1"><text:bookmark text:name="id1554"/>&lt;parts&gt; parts</text:h>
      <text:h text:style-name="P239" text:outline-level="1">Description:</text:h>
      <text:p text:style-name="Text_20_body">Gathers performers' parts.</text:p>
      <text:h text:style-name="P239" text:outline-level="1">May contain:</text:h>
      <text:p text:style-name="Text_20_body"><text:a xlink:type="simple" xlink:href="#id1557">part</text:a> </text:p>
      <text:h text:style-name="P239" text:outline-level="1">May occur within:</text:h>
      <text:p text:style-name="Text_20_body"><text:a xlink:type="simple" xlink:href="#id1545">mdiv</text:a> </text:p>
      <text:h text:style-name="P239" text:outline-level="1">Attributes:</text:h>
      <text:list xml:id="list30700362" text:style-name="L149">
        <text:list-item>
          <text:p text:style-name="P149">copyof, optional, xs:IDREF<text:line-break/>points to an element of which the current element is a copy.</text:p>
        </text:list-item>
        <text:list-item>
          <text:p text:style-name="P149">corresp, optional, xs:IDREFS<text:line-break/>used to point to other elements that correspond to this one in a generic fashion.</text:p>
        </text:list-item>
        <text:list-item>
          <text:p text:style-name="P149">n, optional, xs:NMTOKEN<text:line-break/>provides a label (name or number) for an element. While its value need not be unique, it is required to be a single token.</text:p>
        </text:list-item>
        <text:list-item>
          <text:p text:style-name="P149">next, optional, xs:IDREFS<text:line-break/>used to point to the next event(s) in a user-defined collection.</text:p>
        </text:list-item>
        <text:list-item>
          <text:p text:style-name="P149">prev, optional, xs:IDREFS<text:line-break/>points to the previous event(s) in a user-defined collection.</text:p>
        </text:list-item>
        <text:list-item>
          <text:p text:style-name="P149">sameas, optional, xs:IDREFS<text:line-break/>points to an element that is the same as the current element but is not a literal copy of the current element.</text:p>
        </text:list-item>
        <text:list-item>
          <text:p text:style-name="P149">subtype, optional, xs:NMTOKEN<text:line-break/>provide any sub-classification for the element, additional to that given by its type attribute.</text:p>
        </text:list-item>
        <text:list-item>
          <text:p text:style-name="P149">synch, optional, xs:IDREFS<text:line-break/>points to elements that are synchronous with the current element.</text:p>
        </text:list-item>
        <text:list-item>
          <text:p text:style-name="P149">type, optional, xs:NMTOKEN<text:line-break/>characterizes the element in some sense, using any convenient classification scheme or typology.</text:p>
        </text:list-item>
        <text:list-item>
          <text:p text:style-name="P149">when, optional, xs:IDREF<text:line-break/>indicates the point of occurrence of this feature along a timeline. Its value must be the ID of a &lt;when&gt; element.</text:p>
        </text:list-item>
        <text:list-item>
          <text:p text:style-name="P149">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shared</text:p>
      <text:h text:style-name="P238" text:outline-level="1"><text:bookmark text:name="id236"/><text:soft-page-break/>&lt;pb&gt; page break</text:h>
      <text:h text:style-name="P239" text:outline-level="1">Description:</text:h>
      <text:p text:style-name="Text_20_body">The n attribute records the page number in the source. It need not be an integer, e.g. 'iv', or 'p17-3'. The logical page number can be calculated by counting previous &lt;pb&gt; ancestor elements. When used in a score context, a page break implies an accompanying system break.</text:p>
      <text:h text:style-name="P239" text:outline-level="1">May contain:</text:h>
      <text:p text:style-name="Text_20_body"><text:a xlink:type="simple" xlink:href="#id239">fw</text:a>, <text:a xlink:type="simple" xlink:href="#id293">pgdesc</text:a> </text:p>
      <text:h text:style-name="P239" text:outline-level="1">May occur within:</text:h>
      <text:p text:style-name="Text_20_body"><text:a xlink:type="simple" xlink:href="#id210">abbr</text:a>, <text:a xlink:type="simple" xlink:href="#id213">add</text:a>, <text:a xlink:type="simple" xlink:href="#id55">addressline</text:a>, <text:a xlink:type="simple" xlink:href="#id296">annot</text:a>, <text:a xlink:type="simple" xlink:href="#id1569">back</text:a>, <text:a xlink:type="simple" xlink:href="#id203">bibl</text:a>, <text:a xlink:type="simple" xlink:href="#id267">caption</text:a>, <text:a xlink:type="simple" xlink:href="#id1046">corpname</text:a>, <text:a xlink:type="simple" xlink:href="#id61">corr</text:a>, <text:a xlink:type="simple" xlink:href="#id1208">damage</text:a>, <text:a xlink:type="simple" xlink:href="#id1079">date</text:a>, <text:a xlink:type="simple" xlink:href="#id1216">del</text:a>, <text:a xlink:type="simple" xlink:href="#id228">div</text:a>, <text:a xlink:type="simple" xlink:href="#id666">ending</text:a>, <text:a xlink:type="simple" xlink:href="#id1243">expan</text:a>, <text:a xlink:type="simple" xlink:href="#id49">extref</text:a>, <text:a xlink:type="simple" xlink:href="#id1539">front</text:a>, <text:a xlink:type="simple" xlink:href="#id1065">geogname</text:a>, <text:a xlink:type="simple" xlink:href="#id251">head</text:a>, <text:a xlink:type="simple" xlink:href="#id1092">identifier</text:a>, <text:a xlink:type="simple" xlink:href="#id254">item</text:a>, <text:a xlink:type="simple" xlink:href="#id288">l</text:a>, <text:a xlink:type="simple" xlink:href="#id675">layer</text:a>, <text:a xlink:type="simple" xlink:href="#id221">lem</text:a>, <text:a xlink:type="simple" xlink:href="#id1151">measure</text:a>, <text:a xlink:type="simple" xlink:href="#id1035">name</text:a>, <text:a xlink:type="simple" xlink:href="#id1083">num</text:a>, <text:a xlink:type="simple" xlink:href="#id1220">orig</text:a>, <text:a xlink:type="simple" xlink:href="#id1155">ossia</text:a>, <text:a xlink:type="simple" xlink:href="#id260">p</text:a>, <text:a xlink:type="simple" xlink:href="#id1072">periodname</text:a>, <text:a xlink:type="simple" xlink:href="#id1060">persname</text:a>, <text:a xlink:type="simple" xlink:href="#id1174">rdg</text:a>, <text:a xlink:type="simple" xlink:href="#id1340">ref</text:a>, <text:a xlink:type="simple" xlink:href="#id1223">reg</text:a>, <text:a xlink:type="simple" xlink:href="#id1023">rend</text:a>, <text:a xlink:type="simple" xlink:href="#id1226">restore</text:a>, <text:a xlink:type="simple" xlink:href="#id1548">score</text:a>, <text:a xlink:type="simple" xlink:href="#id659">section</text:a>, <text:a xlink:type="simple" xlink:href="#id1230">sic</text:a>, <text:a xlink:type="simple" xlink:href="#id1032">stack</text:a>, <text:a xlink:type="simple" xlink:href="#id671">staff</text:a>, <text:a xlink:type="simple" xlink:href="#id1075">stylename</text:a>, <text:a xlink:type="simple" xlink:href="#id1233">supplied</text:a>, <text:a xlink:type="simple" xlink:href="#id944">syllable</text:a>, <text:a xlink:type="simple" xlink:href="#id278">td</text:a>, <text:a xlink:type="simple" xlink:href="#id272">th</text:a>, <text:a xlink:type="simple" xlink:href="#id1087">title</text:a>, <text:a xlink:type="simple" xlink:href="#id1429">titlepage</text:a>, <text:a xlink:type="simple" xlink:href="#id1238">unclear</text:a> </text:p>
      <text:h text:style-name="P239" text:outline-level="1">Attributes:</text:h>
      <text:list xml:id="list30715237" text:style-name="L150">
        <text:list-item>
          <text:p text:style-name="P150">entityref, optional, xs:ENTITY<text:line-break/>uses a previously-declared entity to identify an external electronic object.</text:p>
        </text:list-item>
        <text:list-item>
          <text:p text:style-name="P150">facs, optional, xs:IDREFS<text:line-break/>permits the current element to reference a facsimile image or image zone which corresponds to it.</text:p>
        </text:list-item>
        <text:list-item>
          <text:p text:style-name="P150">func, optional, xs:token, verso, recto<text:line-break/>states the side of a leaf (as in a manuscript) on which the content following the &lt;pb&gt; element occurs.</text:p>
        </text:list-item>
        <text:list-item>
          <text:p text:style-name="P150">n, optional, xs:NMTOKEN<text:line-break/>provides a label (name or number) for an element. While its value need not be unique, it is required to be a single token.</text:p>
        </text:list-item>
        <text:list-item>
          <text:p text:style-name="P150">source, optional, xs:IDREFS<text:line-break/>contains a list of one or more pointers indicating the sources which attest to a given reading. Each value should correspond to the ID of a &lt;source&gt; element located in the document header.</text:p>
        </text:list-item>
        <text:list-item>
          <text:p text:style-name="P150">targettype, optional, xs:NMTOKEN<text:line-break/>in contrast with the role attribute, allows the target resource to be characterized using any convenient classification scheme or typology.</text:p>
        </text:list-item>
        <text:list-item>
          <text:p text:style-name="P150">xlink:actuate, optional, xs:token, onLoad, onRequest, other, none<text:line-break/>defines whether a link occurs automatically or must be requested by the user. It is used in conjunction with the show attribute to determine link behavior.</text:p>
        </text:list-item>
        <text:list-item>
          <text:p text:style-name="P150">xlink:href, optional, xs:anyURI<text:line-break/>allows the use of an previously-undeclared URI to identify an external electronic object.</text:p>
        </text:list-item>
        <text:list-item>
          <text:p text:style-name="P150">xlink:role, optional, xs:anyURI<text:line-break/>indicates a property of the entire link. The value of the role attribute must be a URI reference as defined in [IETF RFC 2396], except that if the URI scheme used is allowed to have absolute and relative forms, the URI portion must be absolute. The URI reference identifies some resource that describes the intended property. When no value is supplied, no particular role value is to be inferred.</text:p>
        </text:list-item>
        <text:list-item>
          <text:p text:style-name="P150">xlink:show, optional, xs:token, new, replace, other, none<text:line-break/>defines whether a remote resource that is the target of a link appears at the point of the link, replaces the existing link, or appears in a new window.</text:p>
        </text:list-item>
        <text:list-item>
          <text:p text:style-name="P150">xlink:title, optional, CDATA<text:line-break/>contains a human-readable description of the entire link. A value is optional; if a value is supplied, it <text:soft-page-break/>should contain a string that describes the resource. The use of this information is highly dependent on the type of processing being done. It may be used, for example, to make titles available to applications used by visually impaired users, or to create a table of links, or to present help text that appears when a user lets a mouse pointer hover over a starting resource.</text:p>
        </text:list-item>
        <text:list-item>
          <text:p text:style-name="P150">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shared</text:p>
      <text:h text:style-name="P238" text:outline-level="1"><text:bookmark text:name="id1013"/>&lt;pedal&gt; pedal</text:h>
      <text:h text:style-name="P239" text:outline-level="1">Description:</text:h>
      <text:p text:style-name="Text_20_body">Piano pedal mark (Read, p. 317-318). The starting point of the pedal mark may be indicated by either a tstamp, tstamp.ges, tstamp.real or startid attribute. It is a semantic error not to specify a starting point attribute.</text:p>
      <text:h text:style-name="P239" text:outline-level="1">May contain:</text:h>
      <text:p text:style-name="Text_20_body">EMPTY</text:p>
      <text:h text:style-name="P239" text:outline-level="1">May occur within:</text:h>
      <text:p text:style-name="Text_20_body"><text:a xlink:type="simple" xlink:href="#id213">add</text:a>, <text:a xlink:type="simple" xlink:href="#id61">corr</text:a>, <text:a xlink:type="simple" xlink:href="#id1208">damage</text:a>, <text:a xlink:type="simple" xlink:href="#id1216">del</text:a>, <text:a xlink:type="simple" xlink:href="#id675">layer</text:a>, <text:a xlink:type="simple" xlink:href="#id221">lem</text:a>, <text:a xlink:type="simple" xlink:href="#id934">ligature</text:a>, <text:a xlink:type="simple" xlink:href="#id1151">measure</text:a>, <text:a xlink:type="simple" xlink:href="#id1220">orig</text:a>, <text:a xlink:type="simple" xlink:href="#id1155">ossia</text:a>, <text:a xlink:type="simple" xlink:href="#id1174">rdg</text:a>, <text:a xlink:type="simple" xlink:href="#id1223">reg</text:a>, <text:a xlink:type="simple" xlink:href="#id1226">restore</text:a>, <text:a xlink:type="simple" xlink:href="#id1230">sic</text:a>, <text:a xlink:type="simple" xlink:href="#id1233">supplied</text:a>, <text:a xlink:type="simple" xlink:href="#id944">syllable</text:a>, <text:a xlink:type="simple" xlink:href="#id1238">unclear</text:a> </text:p>
      <text:h text:style-name="P239" text:outline-level="1">Attributes:</text:h>
      <text:list xml:id="list30693598" text:style-name="L151">
        <text:list-item>
          <text:p text:style-name="P151">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151">copyof, optional, xs:IDREF<text:line-break/>points to an element of which the current element is a copy.</text:p>
        </text:list-item>
        <text:list-item>
          <text:p text:style-name="P151">corresp, optional, xs:IDREFS<text:line-break/>used to point to other elements that correspond to this one in a generic fashion.</text:p>
        </text:list-item>
        <text:list-item>
          <text:p text:style-name="P151">dir, required, xs:token, down, up, half, bounce<text:line-break/>records the position of the piano damper pedal.</text:p>
        </text:list-item>
        <text:list-item>
          <text:p text:style-name="P151">endid, optional, xs:IDREF<text:line-break/>indicates the final element in a sequence of events to which the feature applies.</text:p>
        </text:list-item>
        <text:list-item>
          <text:p text:style-name="P151">facs, optional, xs:IDREFS<text:line-break/>permits the current element to reference a facsimile image or image zone which corresponds to it.</text:p>
        </text:list-item>
        <text:list-item>
          <text:p text:style-name="P151">ho, optional, xs:decimal<text:line-break/>records a horizontal adjustment of a feature's programmatically-determinded location in terms of staff interline distance; that is, units of 1/2 the distance between adjacent staves.</text:p>
        </text:list-item>
        <text:list-item>
          <text:p text:style-name="P151">layer, optional, list of xs:positiveInteger, minimum length of 1<text:line-break/>signifies the layer within which a control event is active.</text:p>
        </text:list-item>
        <text:list-item>
          <text:p text:style-name="P151">n, optional, xs:NMTOKEN<text:line-break/>provides a label (name or number) for an element. While its value need not be unique, it is required to be a single token.</text:p>
        </text:list-item>
        <text:list-item>
          <text:p text:style-name="P151"><text:soft-page-break/>next, optional, xs:IDREFS<text:line-break/>used to point to the next event(s) in a user-defined collection.</text:p>
        </text:list-item>
        <text:list-item>
          <text:p text:style-name="P151">place, optional, xs:token, above, below<text:line-break/>captures the placement of the item with respect to the staff with which it is associated.</text:p>
        </text:list-item>
        <text:list-item>
          <text:p text:style-name="P151">plist, optional, xs:IDREFS<text:line-break/>contains a space separated list of ID references that identify logical events that participate in a collection, such as notes under a phrase mark.</text:p>
        </text:list-item>
        <text:list-item>
          <text:p text:style-name="P151">prev, optional, xs:IDREFS<text:line-break/>points to the previous event(s) in a user-defined collection.</text:p>
        </text:list-item>
        <text:list-item>
          <text:p text:style-name="P151">sameas, optional, xs:IDREFS<text:line-break/>points to an element that is the same as the current element but is not a literal copy of the current element.</text:p>
        </text:list-item>
        <text:list-item>
          <text:p text:style-name="P151">staff, required, list of xs:positiveInteger, minimum length of 1<text:line-break/>signifies the staff on which a notated event occurs or to which a control event applies.</text:p>
        </text:list-item>
        <text:list-item>
          <text:p text:style-name="P151">startid, optional, xs:IDREF<text:line-break/>holds a reference to the first element in a sequence of events to which the feature applies.</text:p>
        </text:list-item>
        <text:list-item>
          <text:p text:style-name="P151">style, optional, xs:token, line, pedstar, altpedstar<text:line-break/>When style is set to 'line', the pedal mark is rendered with a continuous line. When it's set to pedstar, a pedal down and a half pedal are rendered with "Ped.", a pedal up is rendered as "*", and a pedal "bounce" (up then immediately down) is rendered with "* Ped.". When set to altpedstar, pedal up and down indications are the same as with pedstar but a bounce is rendered with "Ped." only.</text:p>
        </text:list-item>
        <text:list-item>
          <text:p text:style-name="P151">synch, optional, xs:IDREFS<text:line-break/>points to elements that are synchronous with the current element.</text:p>
        </text:list-item>
        <text:list-item>
          <text:p text:style-name="P151">to, optional, xs:decimal<text:line-break/>records a timestamp adjustment of a feature's programmatically-determined location in musical terms; that is, beats.</text:p>
        </text:list-item>
        <text:list-item>
          <text:p text:style-name="P151">tstamp, optional, xs:decimal, 0 - ∞<text:line-break/>encodes the onset time in terms of musical time, i.e., beats[.fractional beat part]</text:p>
        </text:list-item>
        <text:list-item>
          <text:p text:style-name="P151">tstamp.ges, optional, xs:nonNegativeInteger<text:line-break/>used to record the onset time in pulses per quarter note (ppq, MusicXML divisions, or MIDI clicks) since the start of the file.</text:p>
        </text:list-item>
        <text:list-item>
          <text:p text:style-name="P151">tstamp.real, optional, xs:time<text:line-break/>used to record the onset time in pulses per quarter note (ppq, MusicXML divisions, or MIDI clicks) since the start of the file.</text:p>
        </text:list-item>
        <text:list-item>
          <text:p text:style-name="P151">vo, optional, xs:decimal<text:line-break/>records the vertical adjustment of a feature's programmatically-determined location in terms of staff interline distance; that is, units of 1/2 the distance between adjacent staves.</text:p>
        </text:list-item>
        <text:list-item>
          <text:p text:style-name="P151">when, optional, xs:IDREF<text:line-break/>indicates the point of occurrence of this feature along a timeline. Its value must be the ID of a &lt;when&gt; element.</text:p>
        </text:list-item>
        <text:list-item>
          <text:p text:style-name="P151">x, optional, xs:decimal<text:line-break/>encodes an x coordinate for a feature in an output coordinate system. When it is necessary to record the placement of a feature in a facsimile image, use facs attribute.</text:p>
        </text:list-item>
        <text:list-item>
          <text:p text:style-name="P151">xml:id, optional, xs:ID<text:line-break/>regularizes the naming of an element and thus facilitates building links between it and other resources. Each id attribute within a document must have a unique value.</text:p>
        </text:list-item>
        <text:list-item>
          <text:p text:style-name="P151">y, optional, xs:decimal<text:line-break/>encodes an y coordinate for a feature in an output coordinate system. When it is necessary to record the placement of a feature in a facsimile image, use facs attribute.</text:p>
        </text:list-item>
      </text:list>
      <text:h text:style-name="P239" text:outline-level="1"><text:soft-page-break/>Module:</text:h>
      <text:p text:style-name="Text_20_body">cmn</text:p>
      <text:h text:style-name="P238" text:outline-level="1"><text:bookmark text:name="id1072"/>&lt;periodname&gt; period name</text:h>
      <text:h text:style-name="P239" text:outline-level="1">Description:</text:h>
      <text:p text:style-name="Text_20_body">A label that describes a period of time, such as 'Baroque' or '3rd Style period'. The name of the list from which a controlled value is taken may be recorded using the authority attribute.</text:p>
      <text:h text:style-name="P239" text:outline-level="1">May contain:</text:h>
      <text:p text:style-name="Text_20_body">PCDATA, <text:a xlink:type="simple" xlink:href="#id210">abbr</text:a>, <text:a xlink:type="simple" xlink:href="#id213">add</text:a>, <text:a xlink:type="simple" xlink:href="#id53">address</text:a>, <text:a xlink:type="simple" xlink:href="#id296">annot</text:a>, <text:a xlink:type="simple" xlink:href="#id203">bibl</text:a>, <text:a xlink:type="simple" xlink:href="#id58">choice</text:a>, <text:a xlink:type="simple" xlink:href="#id1046">corpname</text:a>, <text:a xlink:type="simple" xlink:href="#id61">corr</text:a>, <text:a xlink:type="simple" xlink:href="#id1208">damage</text:a>, <text:a xlink:type="simple" xlink:href="#id1079">date</text:a>, <text:a xlink:type="simple" xlink:href="#id1216">del</text:a>, <text:a xlink:type="simple" xlink:href="#id1243">expan</text:a>, <text:a xlink:type="simple" xlink:href="#id34">extptr</text:a>, <text:a xlink:type="simple" xlink:href="#id49">extref</text:a>, <text:a xlink:type="simple" xlink:href="#id1096">fig</text:a>, <text:a xlink:type="simple" xlink:href="#id1329">gap</text:a>, <text:a xlink:type="simple" xlink:href="#id1065">geogname</text:a>, <text:a xlink:type="simple" xlink:href="#id1322">handshift</text:a>, <text:a xlink:type="simple" xlink:href="#id1092">identifier</text:a>, <text:a xlink:type="simple" xlink:href="#id232">lb</text:a>, <text:a xlink:type="simple" xlink:href="#id1035">name</text:a>, <text:a xlink:type="simple" xlink:href="#id1083">num</text:a>, <text:a xlink:type="simple" xlink:href="#id1220">orig</text:a>, <text:a xlink:type="simple" xlink:href="#id236">pb</text:a>, <text:a xlink:type="simple" xlink:href="#id1072">periodname</text:a>, <text:a xlink:type="simple" xlink:href="#id1060">persname</text:a>, <text:a xlink:type="simple" xlink:href="#id1338">ptr</text:a>, <text:a xlink:type="simple" xlink:href="#id1340">ref</text:a>, <text:a xlink:type="simple" xlink:href="#id1223">reg</text:a>, <text:a xlink:type="simple" xlink:href="#id1023">rend</text:a>, <text:a xlink:type="simple" xlink:href="#id1069">repository</text:a>, <text:a xlink:type="simple" xlink:href="#id1226">restore</text:a>, <text:a xlink:type="simple" xlink:href="#id1230">sic</text:a>, <text:a xlink:type="simple" xlink:href="#id1032">stack</text:a>, <text:a xlink:type="simple" xlink:href="#id1075">stylename</text:a>, <text:a xlink:type="simple" xlink:href="#id1331">subst</text:a>, <text:a xlink:type="simple" xlink:href="#id1233">supplied</text:a>, <text:a xlink:type="simple" xlink:href="#id1087">title</text:a>, <text:a xlink:type="simple" xlink:href="#id1238">unclear</text:a> </text:p>
      <text:h text:style-name="P239" text:outline-level="1">May occur within:</text:h>
      <text:p text:style-name="Text_20_body"><text:a xlink:type="simple" xlink:href="#id210">abbr</text:a>, <text:a xlink:type="simple" xlink:href="#id1373">accessdesc</text:a>, <text:a xlink:type="simple" xlink:href="#id1370">acqsource</text:a>, <text:a xlink:type="simple" xlink:href="#id213">add</text:a>, <text:a xlink:type="simple" xlink:href="#id55">addressline</text:a>, <text:a xlink:type="simple" xlink:href="#id30">altmeiid</text:a>, <text:a xlink:type="simple" xlink:href="#id390">anchoredtext</text:a>, <text:a xlink:type="simple" xlink:href="#id296">annot</text:a>, <text:a xlink:type="simple" xlink:href="#id203">bibl</text:a>, <text:a xlink:type="simple" xlink:href="#id267">caption</text:a>, <text:a xlink:type="simple" xlink:href="#id1400">condition</text:a>, <text:a xlink:type="simple" xlink:href="#id1046">corpname</text:a>, <text:a xlink:type="simple" xlink:href="#id61">corr</text:a>, <text:a xlink:type="simple" xlink:href="#id1208">damage</text:a>, <text:a xlink:type="simple" xlink:href="#id1079">date</text:a>, <text:a xlink:type="simple" xlink:href="#id1216">del</text:a>, <text:a xlink:type="simple" xlink:href="#id1403">dimensions</text:a>, <text:a xlink:type="simple" xlink:href="#id169">dir</text:a>, <text:a xlink:type="simple" xlink:href="#id770">dynam</text:a>, <text:a xlink:type="simple" xlink:href="#id207">edition</text:a>, <text:a xlink:type="simple" xlink:href="#id1406">exhibithist</text:a>, <text:a xlink:type="simple" xlink:href="#id1243">expan</text:a>, <text:a xlink:type="simple" xlink:href="#id1357">extent</text:a>, <text:a xlink:type="simple" xlink:href="#id49">extref</text:a>, <text:a xlink:type="simple" xlink:href="#id239">fw</text:a>, <text:a xlink:type="simple" xlink:href="#id1065">geogname</text:a>, <text:a xlink:type="simple" xlink:href="#id1411">hand</text:a>, <text:a xlink:type="simple" xlink:href="#id1134">harm</text:a>, <text:a xlink:type="simple" xlink:href="#id251">head</text:a>, <text:a xlink:type="simple" xlink:href="#id1092">identifier</text:a>, <text:a xlink:type="simple" xlink:href="#id1416">inscription</text:a>, <text:a xlink:type="simple" xlink:href="#id254">item</text:a>, <text:a xlink:type="simple" xlink:href="#id288">l</text:a>, <text:a xlink:type="simple" xlink:href="#id441">label</text:a>, <text:a xlink:type="simple" xlink:href="#id1441">language</text:a>, <text:a xlink:type="simple" xlink:href="#id221">lem</text:a>, <text:a xlink:type="simple" xlink:href="#id200">line</text:a>, <text:a xlink:type="simple" xlink:href="#id1035">name</text:a>, <text:a xlink:type="simple" xlink:href="#id1083">num</text:a>, <text:a xlink:type="simple" xlink:href="#id1220">orig</text:a>, <text:a xlink:type="simple" xlink:href="#id260">p</text:a>, <text:a xlink:type="simple" xlink:href="#id1072">periodname</text:a>, <text:a xlink:type="simple" xlink:href="#id1060">persname</text:a>, <text:a xlink:type="simple" xlink:href="#id412">pgfoot1</text:a>, <text:a xlink:type="simple" xlink:href="#id415">pgfoot2</text:a>, <text:a xlink:type="simple" xlink:href="#id406">pghead1</text:a>, <text:a xlink:type="simple" xlink:href="#id409">pghead2</text:a>, <text:a xlink:type="simple" xlink:href="#id1422">physloc</text:a>, <text:a xlink:type="simple" xlink:href="#id1419">physmedium</text:a>, <text:a xlink:type="simple" xlink:href="#id1376">price</text:a>, <text:a xlink:type="simple" xlink:href="#id1425">provenance</text:a>, <text:a xlink:type="simple" xlink:href="#id1174">rdg</text:a>, <text:a xlink:type="simple" xlink:href="#id1340">ref</text:a>, <text:a xlink:type="simple" xlink:href="#id1223">reg</text:a>, <text:a xlink:type="simple" xlink:href="#id1023">rend</text:a>, <text:a xlink:type="simple" xlink:href="#id1069">repository</text:a>, <text:a xlink:type="simple" xlink:href="#id1226">restore</text:a>, <text:a xlink:type="simple" xlink:href="#id1230">sic</text:a>, <text:a xlink:type="simple" xlink:href="#id1032">stack</text:a>, <text:a xlink:type="simple" xlink:href="#id1075">stylename</text:a>, <text:a xlink:type="simple" xlink:href="#id1233">supplied</text:a>, <text:a xlink:type="simple" xlink:href="#id948">syl</text:a>, <text:a xlink:type="simple" xlink:href="#id1382">sysreq</text:a>, <text:a xlink:type="simple" xlink:href="#id278">td</text:a>, <text:a xlink:type="simple" xlink:href="#id787">tempo</text:a>, <text:a xlink:type="simple" xlink:href="#id1451">term</text:a>, <text:a xlink:type="simple" xlink:href="#id272">th</text:a>, <text:a xlink:type="simple" xlink:href="#id1087">title</text:a>, <text:a xlink:type="simple" xlink:href="#id1432">treatmenthist</text:a>, <text:a xlink:type="simple" xlink:href="#id1435">treatmentsched</text:a>, <text:a xlink:type="simple" xlink:href="#id1238">unclear</text:a>, <text:a xlink:type="simple" xlink:href="#id1379">userestrict</text:a> </text:p>
      <text:h text:style-name="P239" text:outline-level="1">Attributes:</text:h>
      <text:list xml:id="list30704954" text:style-name="L152">
        <text:list-item>
          <text:p text:style-name="P152">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52">authority, optional, CDATA<text:line-break/>contains the name of the list from which an authorized value is taken.</text:p>
        </text:list-item>
        <text:list-item>
          <text:p text:style-name="P152">cert, optional, xs:token, high, medium, low, unknown<text:line-break/>signifies the degree of certainty or precision associated with a feature.</text:p>
        </text:list-item>
        <text:list-item>
          <text:p text:style-name="P152">dbkey, optional, xs:NMTOKEN<text:line-break/>used to record a value which serves as a primary key in an external database.</text:p>
        </text:list-item>
        <text:list-item>
          <text:p text:style-name="P152">enddate, optional, xs:date, xs:gYear, xs:gMonth, xs:gDay, xs:gYearMonth, xs:gMonthDay, xs:time, xs:dateTime, xs:token<text:line-break/>contains the end point of a date range.</text:p>
        </text:list-item>
        <text:list-item>
          <text:p text:style-name="P152">evidence, optional, xs:NMTOKEN<text:line-break/>indicates the nature of the evidence supporting the reliability or accuracy of the intervention or interpretation. Suggested values include: 'internal', 'external', 'conjecture'.</text:p>
        </text:list-item>
        <text:list-item>
          <text:p text:style-name="P152">facs, optional, xs:IDREFS<text:line-break/>permits the current element to reference a facsimile image or image zone which corresponds to it.</text:p>
        </text:list-item>
        <text:list-item>
          <text:p text:style-name="P152">n, optional, xs:NMTOKEN<text:line-break/>provides a label (name or number) for an element. While its value need not be unique, it is required to be a single token.</text:p>
        </text:list-item>
        <text:list-item>
          <text:p text:style-name="P152"><text:soft-page-break/>notafter, optional, xs:date, xs:gYear, xs:gMonth, xs:gDay, xs:gYearMonth, xs:gMonthDay, xs:time, xs:dateTime, xs:token<text:line-break/>contains an upper boundary for an uncertain date.</text:p>
        </text:list-item>
        <text:list-item>
          <text:p text:style-name="P152">notbefore, optional, xs:date, xs:gYear, xs:gMonth, xs:gDay, xs:gYearMonth, xs:gMonthDay, xs:time, xs:dateTime, xs:token<text:line-break/>contains a lower boundary for an uncertain date.</text:p>
        </text:list-item>
        <text:list-item>
          <text:p text:style-name="P152">nymref, optional, xs:IDREF<text:line-break/>used to record a pointer to the regularized form of the name.</text:p>
        </text:list-item>
        <text:list-item>
          <text:p text:style-name="P152">reg, optional, xs:date, xs:gYear, xs:gMonth, xs:gDay, xs:gYearMonth, xs:gMonthDay, xs:time, xs:dateTime, xs:token<text:line-break/>gives the value of a date in standard ISO form.</text:p>
        </text:list-item>
        <text:list-item>
          <text:p text:style-name="P152">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152">source, optional, xs:IDREFS<text:line-break/>contains a list of one or more pointers indicating the sources which attest to a given reading. Each value should correspond to the ID of a &lt;source&gt; element located in the document header.</text:p>
        </text:list-item>
        <text:list-item>
          <text:p text:style-name="P152">startdate, optional, xs:date, xs:gYear, xs:gMonth, xs:gDay, xs:gYearMonth, xs:gMonthDay, xs:time, xs:dateTime, xs:token<text:line-break/>contains the starting point of a date range.</text:p>
        </text:list-item>
        <text:list-item>
          <text:p text:style-name="P152">subtype, optional, xs:NMTOKEN<text:line-break/>provide any sub-classification for the element, additional to that given by its type attribute.</text:p>
        </text:list-item>
        <text:list-item>
          <text:p text:style-name="P152">type, optional, xs:NMTOKEN<text:line-break/>characterizes the element in some sense, using any convenient classification scheme or typology.</text:p>
        </text:list-item>
        <text:list-item>
          <text:p text:style-name="P152">xml:id, optional, xs:ID<text:line-break/>regularizes the naming of an element and thus facilitates building links between it and other resources. Each id attribute within a document must have a unique value.</text:p>
        </text:list-item>
        <text:list-item>
          <text:p text:style-name="P152">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39" text:outline-level="1">Module:</text:h>
      <text:p text:style-name="Text_20_body">namesdates</text:p>
      <text:h text:style-name="P238" text:outline-level="1"><text:bookmark text:name="id1060"/>&lt;persname&gt; personal name</text:h>
      <text:h text:style-name="P239" text:outline-level="1">Description:</text:h>
      <text:p text:style-name="Text_20_body">Designation for an individual, including any or all of that individual's forenames, surnames, honorific titles, and added names. Name sub-parts may be recorded in &lt;persname&gt; sub-elements. The name of the list from which a controlled value is taken may be recorded using the authority attribute.</text:p>
      <text:h text:style-name="P239" text:outline-level="1">May contain:</text:h>
      <text:p text:style-name="Text_20_body">PCDATA, <text:a xlink:type="simple" xlink:href="#id210">abbr</text:a>, <text:a xlink:type="simple" xlink:href="#id213">add</text:a>, <text:a xlink:type="simple" xlink:href="#id53">address</text:a>, <text:a xlink:type="simple" xlink:href="#id296">annot</text:a>, <text:a xlink:type="simple" xlink:href="#id203">bibl</text:a>, <text:a xlink:type="simple" xlink:href="#id58">choice</text:a>, <text:a xlink:type="simple" xlink:href="#id1046">corpname</text:a>, <text:a xlink:type="simple" xlink:href="#id61">corr</text:a>, <text:a xlink:type="simple" xlink:href="#id1208">damage</text:a>, <text:a xlink:type="simple" xlink:href="#id1079">date</text:a>, <text:a xlink:type="simple" xlink:href="#id1216">del</text:a>, <text:a xlink:type="simple" xlink:href="#id1243">expan</text:a>, <text:a xlink:type="simple" xlink:href="#id34">extptr</text:a>, <text:a xlink:type="simple" xlink:href="#id49">extref</text:a>, <text:a xlink:type="simple" xlink:href="#id1096">fig</text:a>, <text:a xlink:type="simple" xlink:href="#id1329">gap</text:a>, <text:a xlink:type="simple" xlink:href="#id1065">geogname</text:a>, <text:a xlink:type="simple" xlink:href="#id1322">handshift</text:a>, <text:a xlink:type="simple" xlink:href="#id1092">identifier</text:a>, <text:a xlink:type="simple" xlink:href="#id232">lb</text:a>, <text:a xlink:type="simple" xlink:href="#id1035">name</text:a>, <text:a xlink:type="simple" xlink:href="#id1083">num</text:a>, <text:a xlink:type="simple" xlink:href="#id1220">orig</text:a>, <text:a xlink:type="simple" xlink:href="#id236">pb</text:a>, <text:a xlink:type="simple" xlink:href="#id1072">periodname</text:a>, <text:a xlink:type="simple" xlink:href="#id1060">persname</text:a>, <text:a xlink:type="simple" xlink:href="#id1338">ptr</text:a>, <text:a xlink:type="simple" xlink:href="#id1340">ref</text:a>, <text:a xlink:type="simple" xlink:href="#id1223">reg</text:a>, <text:a xlink:type="simple" xlink:href="#id1023">rend</text:a>, <text:a xlink:type="simple" xlink:href="#id1069">repository</text:a>, <text:a xlink:type="simple" xlink:href="#id1226">restore</text:a>, <text:a xlink:type="simple" xlink:href="#id1230">sic</text:a>, <text:a xlink:type="simple" xlink:href="#id1032">stack</text:a>, <text:a xlink:type="simple" xlink:href="#id1075">stylename</text:a>, <text:a xlink:type="simple" xlink:href="#id1331">subst</text:a>, <text:a xlink:type="simple" xlink:href="#id1233">supplied</text:a>, <text:a xlink:type="simple" xlink:href="#id1087">title</text:a>, <text:a xlink:type="simple" xlink:href="#id1238">unclear</text:a> </text:p>
      <text:h text:style-name="P239" text:outline-level="1"><text:soft-page-break/>May occur within:</text:h>
      <text:p text:style-name="Text_20_body"><text:a xlink:type="simple" xlink:href="#id210">abbr</text:a>, <text:a xlink:type="simple" xlink:href="#id1373">accessdesc</text:a>, <text:a xlink:type="simple" xlink:href="#id1370">acqsource</text:a>, <text:a xlink:type="simple" xlink:href="#id213">add</text:a>, <text:a xlink:type="simple" xlink:href="#id55">addressline</text:a>, <text:a xlink:type="simple" xlink:href="#id30">altmeiid</text:a>, <text:a xlink:type="simple" xlink:href="#id390">anchoredtext</text:a>, <text:a xlink:type="simple" xlink:href="#id296">annot</text:a>, <text:a xlink:type="simple" xlink:href="#id203">bibl</text:a>, <text:a xlink:type="simple" xlink:href="#id267">caption</text:a>, <text:a xlink:type="simple" xlink:href="#id1400">condition</text:a>, <text:a xlink:type="simple" xlink:href="#id1046">corpname</text:a>, <text:a xlink:type="simple" xlink:href="#id61">corr</text:a>, <text:a xlink:type="simple" xlink:href="#id1208">damage</text:a>, <text:a xlink:type="simple" xlink:href="#id1079">date</text:a>, <text:a xlink:type="simple" xlink:href="#id1216">del</text:a>, <text:a xlink:type="simple" xlink:href="#id1403">dimensions</text:a>, <text:a xlink:type="simple" xlink:href="#id169">dir</text:a>, <text:a xlink:type="simple" xlink:href="#id770">dynam</text:a>, <text:a xlink:type="simple" xlink:href="#id207">edition</text:a>, <text:a xlink:type="simple" xlink:href="#id1406">exhibithist</text:a>, <text:a xlink:type="simple" xlink:href="#id1243">expan</text:a>, <text:a xlink:type="simple" xlink:href="#id1357">extent</text:a>, <text:a xlink:type="simple" xlink:href="#id49">extref</text:a>, <text:a xlink:type="simple" xlink:href="#id239">fw</text:a>, <text:a xlink:type="simple" xlink:href="#id1065">geogname</text:a>, <text:a xlink:type="simple" xlink:href="#id1411">hand</text:a>, <text:a xlink:type="simple" xlink:href="#id1134">harm</text:a>, <text:a xlink:type="simple" xlink:href="#id251">head</text:a>, <text:a xlink:type="simple" xlink:href="#id1092">identifier</text:a>, <text:a xlink:type="simple" xlink:href="#id1416">inscription</text:a>, <text:a xlink:type="simple" xlink:href="#id254">item</text:a>, <text:a xlink:type="simple" xlink:href="#id288">l</text:a>, <text:a xlink:type="simple" xlink:href="#id441">label</text:a>, <text:a xlink:type="simple" xlink:href="#id1441">language</text:a>, <text:a xlink:type="simple" xlink:href="#id221">lem</text:a>, <text:a xlink:type="simple" xlink:href="#id200">line</text:a>, <text:a xlink:type="simple" xlink:href="#id1035">name</text:a>, <text:a xlink:type="simple" xlink:href="#id1083">num</text:a>, <text:a xlink:type="simple" xlink:href="#id1220">orig</text:a>, <text:a xlink:type="simple" xlink:href="#id260">p</text:a>, <text:a xlink:type="simple" xlink:href="#id1072">periodname</text:a>, <text:a xlink:type="simple" xlink:href="#id1060">persname</text:a>, <text:a xlink:type="simple" xlink:href="#id412">pgfoot1</text:a>, <text:a xlink:type="simple" xlink:href="#id415">pgfoot2</text:a>, <text:a xlink:type="simple" xlink:href="#id406">pghead1</text:a>, <text:a xlink:type="simple" xlink:href="#id409">pghead2</text:a>, <text:a xlink:type="simple" xlink:href="#id1422">physloc</text:a>, <text:a xlink:type="simple" xlink:href="#id1419">physmedium</text:a>, <text:a xlink:type="simple" xlink:href="#id1376">price</text:a>, <text:a xlink:type="simple" xlink:href="#id1425">provenance</text:a>, <text:a xlink:type="simple" xlink:href="#id1174">rdg</text:a>, <text:a xlink:type="simple" xlink:href="#id1340">ref</text:a>, <text:a xlink:type="simple" xlink:href="#id1223">reg</text:a>, <text:a xlink:type="simple" xlink:href="#id1023">rend</text:a>, <text:a xlink:type="simple" xlink:href="#id1069">repository</text:a>, <text:a xlink:type="simple" xlink:href="#id1348">respstmt</text:a>, <text:a xlink:type="simple" xlink:href="#id1226">restore</text:a>, <text:a xlink:type="simple" xlink:href="#id1230">sic</text:a>, <text:a xlink:type="simple" xlink:href="#id1032">stack</text:a>, <text:a xlink:type="simple" xlink:href="#id1075">stylename</text:a>, <text:a xlink:type="simple" xlink:href="#id1233">supplied</text:a>, <text:a xlink:type="simple" xlink:href="#id948">syl</text:a>, <text:a xlink:type="simple" xlink:href="#id1382">sysreq</text:a>, <text:a xlink:type="simple" xlink:href="#id278">td</text:a>, <text:a xlink:type="simple" xlink:href="#id787">tempo</text:a>, <text:a xlink:type="simple" xlink:href="#id1451">term</text:a>, <text:a xlink:type="simple" xlink:href="#id272">th</text:a>, <text:a xlink:type="simple" xlink:href="#id1087">title</text:a>, <text:a xlink:type="simple" xlink:href="#id1432">treatmenthist</text:a>, <text:a xlink:type="simple" xlink:href="#id1435">treatmentsched</text:a>, <text:a xlink:type="simple" xlink:href="#id1238">unclear</text:a>, <text:a xlink:type="simple" xlink:href="#id1379">userestrict</text:a> </text:p>
      <text:h text:style-name="P239" text:outline-level="1">Attributes:</text:h>
      <text:list xml:id="list30697281" text:style-name="L153">
        <text:list-item>
          <text:p text:style-name="P153">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53">authority, optional, CDATA<text:line-break/>contains the name of the list from which an authorized value is taken.</text:p>
        </text:list-item>
        <text:list-item>
          <text:p text:style-name="P153">cert, optional, xs:token, high, medium, low, unknown<text:line-break/>signifies the degree of certainty or precision associated with a feature.</text:p>
        </text:list-item>
        <text:list-item>
          <text:p text:style-name="P153">dbkey, optional, xs:NMTOKEN<text:line-break/>used to record a value which serves as a primary key in an external database.</text:p>
        </text:list-item>
        <text:list-item>
          <text:p text:style-name="P153">enddate, optional, xs:date, xs:gYear, xs:gMonth, xs:gDay, xs:gYearMonth, xs:gMonthDay, xs:time, xs:dateTime, xs:token<text:line-break/>contains the end point of a date range.</text:p>
        </text:list-item>
        <text:list-item>
          <text:p text:style-name="P153">evidence, optional, xs:NMTOKEN<text:line-break/>indicates the nature of the evidence supporting the reliability or accuracy of the intervention or interpretation. Suggested values include: 'internal', 'external', 'conjecture'.</text:p>
        </text:list-item>
        <text:list-item>
          <text:p text:style-name="P153">facs, optional, xs:IDREFS<text:line-break/>permits the current element to reference a facsimile image or image zone which corresponds to it.</text:p>
        </text:list-item>
        <text:list-item>
          <text:p text:style-name="P153">n, optional, xs:NMTOKEN<text:line-break/>provides a label (name or number) for an element. While its value need not be unique, it is required to be a single token.</text:p>
        </text:list-item>
        <text:list-item>
          <text:p text:style-name="P153">notafter, optional, xs:date, xs:gYear, xs:gMonth, xs:gDay, xs:gYearMonth, xs:gMonthDay, xs:time, xs:dateTime, xs:token<text:line-break/>contains an upper boundary for an uncertain date.</text:p>
        </text:list-item>
        <text:list-item>
          <text:p text:style-name="P153">notbefore, optional, xs:date, xs:gYear, xs:gMonth, xs:gDay, xs:gYearMonth, xs:gMonthDay, xs:time, xs:dateTime, xs:token<text:line-break/>contains a lower boundary for an uncertain date.</text:p>
        </text:list-item>
        <text:list-item>
          <text:p text:style-name="P153">nymref, optional, xs:IDREF<text:line-break/>used to record a pointer to the regularized form of the name.</text:p>
        </text:list-item>
        <text:list-item>
          <text:p text:style-name="P153">reg, optional, xs:date, xs:gYear, xs:gMonth, xs:gDay, xs:gYearMonth, xs:gMonthDay, xs:time, xs:dateTime, xs:token<text:line-break/>gives the value of a date in standard ISO form.</text:p>
        </text:list-item>
        <text:list-item>
          <text:p text:style-name="P153">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153">source, optional, xs:IDREFS<text:line-break/>contains a list of one or more pointers indicating the sources which attest to a given reading. Each value should correspond to the ID of a &lt;source&gt; element located in the document header.</text:p>
        </text:list-item>
        <text:list-item>
          <text:p text:style-name="P153"><text:soft-page-break/>startdate, optional, xs:date, xs:gYear, xs:gMonth, xs:gDay, xs:gYearMonth, xs:gMonthDay, xs:time, xs:dateTime, xs:token<text:line-break/>contains the starting point of a date range.</text:p>
        </text:list-item>
        <text:list-item>
          <text:p text:style-name="P153">subtype, optional, xs:NMTOKEN<text:line-break/>provide any sub-classification for the element, additional to that given by its type attribute.</text:p>
        </text:list-item>
        <text:list-item>
          <text:p text:style-name="P153">type, optional, xs:NMTOKEN<text:line-break/>characterizes the element in some sense, using any convenient classification scheme or typology.</text:p>
        </text:list-item>
        <text:list-item>
          <text:p text:style-name="P153">xml:id, optional, xs:ID<text:line-break/>regularizes the naming of an element and thus facilitates building links between it and other resources. Each id attribute within a document must have a unique value.</text:p>
        </text:list-item>
        <text:list-item>
          <text:p text:style-name="P153">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39" text:outline-level="1">Module:</text:h>
      <text:p text:style-name="Text_20_body">namesdates</text:p>
      <text:h text:style-name="P238" text:outline-level="1"><text:bookmark text:name="id293"/>&lt;pgdesc&gt; page description</text:h>
      <text:h text:style-name="P239" text:outline-level="1">Description:</text:h>
      <text:p text:style-name="Text_20_body">Contains a brief prose description of the appearance or description of the content of a physical page. Best practice suggests the use of controlled vocabulary. Don't confuse this element with a figure caption. A caption is text primarily intended for display with an illustration. It may or may not function as a description of the illustration.</text:p>
      <text:h text:style-name="P239" text:outline-level="1">May contain:</text:h>
      <text:p text:style-name="Text_20_body">PCDATA, <text:a xlink:type="simple" xlink:href="#id390">anchoredtext</text:a>, <text:a xlink:type="simple" xlink:href="#id296">annot</text:a>, <text:a xlink:type="simple" xlink:href="#id243">blockquote</text:a>, <text:a xlink:type="simple" xlink:href="#id172">curve</text:a>, <text:a xlink:type="simple" xlink:href="#id34">extptr</text:a>, <text:a xlink:type="simple" xlink:href="#id49">extref</text:a>, <text:a xlink:type="simple" xlink:href="#id285">lg</text:a>, <text:a xlink:type="simple" xlink:href="#id200">line</text:a>, <text:a xlink:type="simple" xlink:href="#id248">list</text:a>, <text:a xlink:type="simple" xlink:href="#id260">p</text:a>, <text:a xlink:type="simple" xlink:href="#id1338">ptr</text:a>, <text:a xlink:type="simple" xlink:href="#id1340">ref</text:a>, <text:a xlink:type="simple" xlink:href="#id384">symbol</text:a>, <text:a xlink:type="simple" xlink:href="#id264">table</text:a> </text:p>
      <text:h text:style-name="P239" text:outline-level="1">May occur within:</text:h>
      <text:p text:style-name="Text_20_body"><text:a xlink:type="simple" xlink:href="#id236">pb</text:a> </text:p>
      <text:h text:style-name="P239" text:outline-level="1">Attributes:</text:h>
      <text:list xml:id="list30698413" text:style-name="L154">
        <text:list-item>
          <text:p text:style-name="P154">n, optional, xs:NMTOKEN<text:line-break/>provides a label (name or number) for an element. While its value need not be unique, it is required to be a single token.</text:p>
        </text:list-item>
        <text:list-item>
          <text:p text:style-name="P154">xml:id, optional, xs:ID<text:line-break/>regularizes the naming of an element and thus facilitates building links between it and other resources. Each id attribute within a document must have a unique value.</text:p>
        </text:list-item>
        <text:list-item>
          <text:p text:style-name="P154">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39" text:outline-level="1"><text:soft-page-break/>Module:</text:h>
      <text:p text:style-name="Text_20_body">shared</text:p>
      <text:h text:style-name="P238" text:outline-level="1"><text:bookmark text:name="id412"/>&lt;pgfoot1&gt; page footer 1</text:h>
      <text:h text:style-name="P239" text:outline-level="1">Description:</text:h>
      <text:p text:style-name="Text_20_body">A running footer on the first page. This element is a specialized form of the fw element. Auto-generated page numbers may be indicated with a processing instruction. The pgheadN and pgfootN elements should *not* be used to encode textual notes/annotations.</text:p>
      <text:h text:style-name="P239" text:outline-level="1">May contain:</text:h>
      <text:p text:style-name="Text_20_body">PCDATA, <text:a xlink:type="simple" xlink:href="#id210">abbr</text:a>, <text:a xlink:type="simple" xlink:href="#id213">add</text:a>, <text:a xlink:type="simple" xlink:href="#id53">address</text:a>, <text:a xlink:type="simple" xlink:href="#id219">app</text:a>, <text:a xlink:type="simple" xlink:href="#id203">bibl</text:a>, <text:a xlink:type="simple" xlink:href="#id243">blockquote</text:a>, <text:a xlink:type="simple" xlink:href="#id58">choice</text:a>, <text:a xlink:type="simple" xlink:href="#id1046">corpname</text:a>, <text:a xlink:type="simple" xlink:href="#id61">corr</text:a>, <text:a xlink:type="simple" xlink:href="#id1208">damage</text:a>, <text:a xlink:type="simple" xlink:href="#id1079">date</text:a>, <text:a xlink:type="simple" xlink:href="#id1216">del</text:a>, <text:a xlink:type="simple" xlink:href="#id1243">expan</text:a>, <text:a xlink:type="simple" xlink:href="#id34">extptr</text:a>, <text:a xlink:type="simple" xlink:href="#id49">extref</text:a>, <text:a xlink:type="simple" xlink:href="#id1096">fig</text:a>, <text:a xlink:type="simple" xlink:href="#id1329">gap</text:a>, <text:a xlink:type="simple" xlink:href="#id1065">geogname</text:a>, <text:a xlink:type="simple" xlink:href="#id1322">handshift</text:a>, <text:a xlink:type="simple" xlink:href="#id1092">identifier</text:a>, <text:a xlink:type="simple" xlink:href="#id232">lb</text:a>, <text:a xlink:type="simple" xlink:href="#id285">lg</text:a>, <text:a xlink:type="simple" xlink:href="#id248">list</text:a>, <text:a xlink:type="simple" xlink:href="#id1035">name</text:a>, <text:a xlink:type="simple" xlink:href="#id1083">num</text:a>, <text:a xlink:type="simple" xlink:href="#id1220">orig</text:a>, <text:a xlink:type="simple" xlink:href="#id260">p</text:a>, <text:a xlink:type="simple" xlink:href="#id1072">periodname</text:a>, <text:a xlink:type="simple" xlink:href="#id1060">persname</text:a>, <text:a xlink:type="simple" xlink:href="#id1338">ptr</text:a>, <text:a xlink:type="simple" xlink:href="#id1340">ref</text:a>, <text:a xlink:type="simple" xlink:href="#id1223">reg</text:a>, <text:a xlink:type="simple" xlink:href="#id1023">rend</text:a>, <text:a xlink:type="simple" xlink:href="#id1069">repository</text:a>, <text:a xlink:type="simple" xlink:href="#id1226">restore</text:a>, <text:a xlink:type="simple" xlink:href="#id1230">sic</text:a>, <text:a xlink:type="simple" xlink:href="#id1032">stack</text:a>, <text:a xlink:type="simple" xlink:href="#id1075">stylename</text:a>, <text:a xlink:type="simple" xlink:href="#id1331">subst</text:a>, <text:a xlink:type="simple" xlink:href="#id1233">supplied</text:a>, <text:a xlink:type="simple" xlink:href="#id264">table</text:a>, <text:a xlink:type="simple" xlink:href="#id1087">title</text:a>, <text:a xlink:type="simple" xlink:href="#id1238">unclear</text:a> </text:p>
      <text:h text:style-name="P239" text:outline-level="1">May occur within:</text:h>
      <text:p text:style-name="Text_20_body"><text:a xlink:type="simple" xlink:href="#id341">scoredef</text:a> </text:p>
      <text:h text:style-name="P239" text:outline-level="1">Attributes:</text:h>
      <text:list xml:id="list30712962" text:style-name="L155">
        <text:list-item>
          <text:p text:style-name="P155">facs, optional, xs:IDREFS<text:line-break/>permits the current element to reference a facsimile image or image zone which corresponds to it.</text:p>
        </text:list-item>
        <text:list-item>
          <text:p text:style-name="P155">n, optional, xs:NMTOKEN<text:line-break/>provides a label (name or number) for an element. While its value need not be unique, it is required to be a single token.</text:p>
        </text:list-item>
        <text:list-item>
          <text:p text:style-name="P155">xml:id, optional, xs:ID<text:line-break/>regularizes the naming of an element and thus facilitates building links between it and other resources. Each id attribute within a document must have a unique value.</text:p>
        </text:list-item>
        <text:list-item>
          <text:p text:style-name="P155">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39" text:outline-level="1">Module:</text:h>
      <text:p text:style-name="Text_20_body">shared</text:p>
      <text:h text:style-name="P238" text:outline-level="1"><text:bookmark text:name="id415"/>&lt;pgfoot2&gt; page footer 2</text:h>
      <text:h text:style-name="P239" text:outline-level="1">Description:</text:h>
      <text:p text:style-name="Text_20_body">A running header on the pages following the first. This element is a specialized form of the fw element. Auto-generated page numbers may be indicated with a processing instruction. The pgheadN and pgfootN elements should *not* be used to encode textual notes/annotations.</text:p>
      <text:h text:style-name="P239" text:outline-level="1"><text:soft-page-break/>May contain:</text:h>
      <text:p text:style-name="Text_20_body">PCDATA, <text:a xlink:type="simple" xlink:href="#id210">abbr</text:a>, <text:a xlink:type="simple" xlink:href="#id213">add</text:a>, <text:a xlink:type="simple" xlink:href="#id53">address</text:a>, <text:a xlink:type="simple" xlink:href="#id219">app</text:a>, <text:a xlink:type="simple" xlink:href="#id203">bibl</text:a>, <text:a xlink:type="simple" xlink:href="#id243">blockquote</text:a>, <text:a xlink:type="simple" xlink:href="#id58">choice</text:a>, <text:a xlink:type="simple" xlink:href="#id1046">corpname</text:a>, <text:a xlink:type="simple" xlink:href="#id61">corr</text:a>, <text:a xlink:type="simple" xlink:href="#id1208">damage</text:a>, <text:a xlink:type="simple" xlink:href="#id1079">date</text:a>, <text:a xlink:type="simple" xlink:href="#id1216">del</text:a>, <text:a xlink:type="simple" xlink:href="#id1243">expan</text:a>, <text:a xlink:type="simple" xlink:href="#id34">extptr</text:a>, <text:a xlink:type="simple" xlink:href="#id49">extref</text:a>, <text:a xlink:type="simple" xlink:href="#id1096">fig</text:a>, <text:a xlink:type="simple" xlink:href="#id1329">gap</text:a>, <text:a xlink:type="simple" xlink:href="#id1065">geogname</text:a>, <text:a xlink:type="simple" xlink:href="#id1322">handshift</text:a>, <text:a xlink:type="simple" xlink:href="#id1092">identifier</text:a>, <text:a xlink:type="simple" xlink:href="#id232">lb</text:a>, <text:a xlink:type="simple" xlink:href="#id285">lg</text:a>, <text:a xlink:type="simple" xlink:href="#id248">list</text:a>, <text:a xlink:type="simple" xlink:href="#id1035">name</text:a>, <text:a xlink:type="simple" xlink:href="#id1083">num</text:a>, <text:a xlink:type="simple" xlink:href="#id1220">orig</text:a>, <text:a xlink:type="simple" xlink:href="#id260">p</text:a>, <text:a xlink:type="simple" xlink:href="#id1072">periodname</text:a>, <text:a xlink:type="simple" xlink:href="#id1060">persname</text:a>, <text:a xlink:type="simple" xlink:href="#id1338">ptr</text:a>, <text:a xlink:type="simple" xlink:href="#id1340">ref</text:a>, <text:a xlink:type="simple" xlink:href="#id1223">reg</text:a>, <text:a xlink:type="simple" xlink:href="#id1023">rend</text:a>, <text:a xlink:type="simple" xlink:href="#id1069">repository</text:a>, <text:a xlink:type="simple" xlink:href="#id1226">restore</text:a>, <text:a xlink:type="simple" xlink:href="#id1230">sic</text:a>, <text:a xlink:type="simple" xlink:href="#id1032">stack</text:a>, <text:a xlink:type="simple" xlink:href="#id1075">stylename</text:a>, <text:a xlink:type="simple" xlink:href="#id1331">subst</text:a>, <text:a xlink:type="simple" xlink:href="#id1233">supplied</text:a>, <text:a xlink:type="simple" xlink:href="#id264">table</text:a>, <text:a xlink:type="simple" xlink:href="#id1087">title</text:a>, <text:a xlink:type="simple" xlink:href="#id1238">unclear</text:a> </text:p>
      <text:h text:style-name="P239" text:outline-level="1">May occur within:</text:h>
      <text:p text:style-name="Text_20_body"><text:a xlink:type="simple" xlink:href="#id341">scoredef</text:a> </text:p>
      <text:h text:style-name="P239" text:outline-level="1">Attributes:</text:h>
      <text:list xml:id="list30707115" text:style-name="L156">
        <text:list-item>
          <text:p text:style-name="P156">facs, optional, xs:IDREFS<text:line-break/>permits the current element to reference a facsimile image or image zone which corresponds to it.</text:p>
        </text:list-item>
        <text:list-item>
          <text:p text:style-name="P156">n, optional, xs:NMTOKEN<text:line-break/>provides a label (name or number) for an element. While its value need not be unique, it is required to be a single token.</text:p>
        </text:list-item>
        <text:list-item>
          <text:p text:style-name="P156">xml:id, optional, xs:ID<text:line-break/>regularizes the naming of an element and thus facilitates building links between it and other resources. Each id attribute within a document must have a unique value.</text:p>
        </text:list-item>
        <text:list-item>
          <text:p text:style-name="P156">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39" text:outline-level="1">Module:</text:h>
      <text:p text:style-name="Text_20_body">shared</text:p>
      <text:h text:style-name="P238" text:outline-level="1"><text:bookmark text:name="id406"/>&lt;pghead1&gt; page header 1</text:h>
      <text:h text:style-name="P239" text:outline-level="1">Description:</text:h>
      <text:p text:style-name="Text_20_body">A running header on the first page. This element is a specialized form of the fw element for capturing the table-formatted textual data that often appears on the first page of printed music. It may also be used for similarly formatted material in manuscripts. The pgheadN and pgfootN elements should *not* be used to encode textual notes/annotations. Auto-generated page numbers may be indicated with a processing instruction.</text:p>
      <text:h text:style-name="P239" text:outline-level="1">May contain:</text:h>
      <text:p text:style-name="Text_20_body">PCDATA, <text:a xlink:type="simple" xlink:href="#id210">abbr</text:a>, <text:a xlink:type="simple" xlink:href="#id213">add</text:a>, <text:a xlink:type="simple" xlink:href="#id53">address</text:a>, <text:a xlink:type="simple" xlink:href="#id219">app</text:a>, <text:a xlink:type="simple" xlink:href="#id203">bibl</text:a>, <text:a xlink:type="simple" xlink:href="#id243">blockquote</text:a>, <text:a xlink:type="simple" xlink:href="#id58">choice</text:a>, <text:a xlink:type="simple" xlink:href="#id1046">corpname</text:a>, <text:a xlink:type="simple" xlink:href="#id61">corr</text:a>, <text:a xlink:type="simple" xlink:href="#id1208">damage</text:a>, <text:a xlink:type="simple" xlink:href="#id1079">date</text:a>, <text:a xlink:type="simple" xlink:href="#id1216">del</text:a>, <text:a xlink:type="simple" xlink:href="#id1243">expan</text:a>, <text:a xlink:type="simple" xlink:href="#id34">extptr</text:a>, <text:a xlink:type="simple" xlink:href="#id49">extref</text:a>, <text:a xlink:type="simple" xlink:href="#id1096">fig</text:a>, <text:a xlink:type="simple" xlink:href="#id1329">gap</text:a>, <text:a xlink:type="simple" xlink:href="#id1065">geogname</text:a>, <text:a xlink:type="simple" xlink:href="#id1322">handshift</text:a>, <text:a xlink:type="simple" xlink:href="#id1092">identifier</text:a>, <text:a xlink:type="simple" xlink:href="#id232">lb</text:a>, <text:a xlink:type="simple" xlink:href="#id285">lg</text:a>, <text:a xlink:type="simple" xlink:href="#id248">list</text:a>, <text:a xlink:type="simple" xlink:href="#id1035">name</text:a>, <text:a xlink:type="simple" xlink:href="#id1083">num</text:a>, <text:a xlink:type="simple" xlink:href="#id1220">orig</text:a>, <text:a xlink:type="simple" xlink:href="#id260">p</text:a>, <text:a xlink:type="simple" xlink:href="#id1072">periodname</text:a>, <text:a xlink:type="simple" xlink:href="#id1060">persname</text:a>, <text:a xlink:type="simple" xlink:href="#id1338">ptr</text:a>, <text:a xlink:type="simple" xlink:href="#id1340">ref</text:a>, <text:a xlink:type="simple" xlink:href="#id1223">reg</text:a>, <text:a xlink:type="simple" xlink:href="#id1023">rend</text:a>, <text:a xlink:type="simple" xlink:href="#id1069">repository</text:a>, <text:a xlink:type="simple" xlink:href="#id1226">restore</text:a>, <text:a xlink:type="simple" xlink:href="#id1230">sic</text:a>, <text:a xlink:type="simple" xlink:href="#id1032">stack</text:a>, <text:a xlink:type="simple" xlink:href="#id1075">stylename</text:a>, <text:a xlink:type="simple" xlink:href="#id1331">subst</text:a>, <text:a xlink:type="simple" xlink:href="#id1233">supplied</text:a>, <text:a xlink:type="simple" xlink:href="#id264">table</text:a>, <text:a xlink:type="simple" xlink:href="#id1087">title</text:a>, <text:a xlink:type="simple" xlink:href="#id1238">unclear</text:a> </text:p>
      <text:h text:style-name="P239" text:outline-level="1">May occur within:</text:h>
      <text:p text:style-name="Text_20_body"><text:a xlink:type="simple" xlink:href="#id341">scoredef</text:a> </text:p>
      <text:h text:style-name="P239" text:outline-level="1">Attributes:</text:h>
      <text:list xml:id="list30690334" text:style-name="L157">
        <text:list-item>
          <text:p text:style-name="P157">facs, optional, xs:IDREFS<text:line-break/>permits the current element to reference a facsimile image or image zone which corresponds to it.</text:p>
        </text:list-item>
        <text:list-item>
          <text:p text:style-name="P157"><text:soft-page-break/>n, optional, xs:NMTOKEN<text:line-break/>provides a label (name or number) for an element. While its value need not be unique, it is required to be a single token.</text:p>
        </text:list-item>
        <text:list-item>
          <text:p text:style-name="P157">xml:id, optional, xs:ID<text:line-break/>regularizes the naming of an element and thus facilitates building links between it and other resources. Each id attribute within a document must have a unique value.</text:p>
        </text:list-item>
        <text:list-item>
          <text:p text:style-name="P157">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39" text:outline-level="1">Module:</text:h>
      <text:p text:style-name="Text_20_body">shared</text:p>
      <text:h text:style-name="P238" text:outline-level="1"><text:bookmark text:name="id409"/>&lt;pghead2&gt; page header 2</text:h>
      <text:h text:style-name="P239" text:outline-level="1">Description:</text:h>
      <text:p text:style-name="Text_20_body">A running header on the pages following the first. This element is a specialized form of the fw element. The pgheadN and pgfootN elements should *not* be used to encode textual notes/annotations. Auto-generated page numbers may be indicated with a processing instruction.</text:p>
      <text:h text:style-name="P239" text:outline-level="1">May contain:</text:h>
      <text:p text:style-name="Text_20_body">PCDATA, <text:a xlink:type="simple" xlink:href="#id210">abbr</text:a>, <text:a xlink:type="simple" xlink:href="#id213">add</text:a>, <text:a xlink:type="simple" xlink:href="#id53">address</text:a>, <text:a xlink:type="simple" xlink:href="#id219">app</text:a>, <text:a xlink:type="simple" xlink:href="#id203">bibl</text:a>, <text:a xlink:type="simple" xlink:href="#id243">blockquote</text:a>, <text:a xlink:type="simple" xlink:href="#id58">choice</text:a>, <text:a xlink:type="simple" xlink:href="#id1046">corpname</text:a>, <text:a xlink:type="simple" xlink:href="#id61">corr</text:a>, <text:a xlink:type="simple" xlink:href="#id1208">damage</text:a>, <text:a xlink:type="simple" xlink:href="#id1079">date</text:a>, <text:a xlink:type="simple" xlink:href="#id1216">del</text:a>, <text:a xlink:type="simple" xlink:href="#id1243">expan</text:a>, <text:a xlink:type="simple" xlink:href="#id34">extptr</text:a>, <text:a xlink:type="simple" xlink:href="#id49">extref</text:a>, <text:a xlink:type="simple" xlink:href="#id1096">fig</text:a>, <text:a xlink:type="simple" xlink:href="#id1329">gap</text:a>, <text:a xlink:type="simple" xlink:href="#id1065">geogname</text:a>, <text:a xlink:type="simple" xlink:href="#id1322">handshift</text:a>, <text:a xlink:type="simple" xlink:href="#id1092">identifier</text:a>, <text:a xlink:type="simple" xlink:href="#id232">lb</text:a>, <text:a xlink:type="simple" xlink:href="#id285">lg</text:a>, <text:a xlink:type="simple" xlink:href="#id248">list</text:a>, <text:a xlink:type="simple" xlink:href="#id1035">name</text:a>, <text:a xlink:type="simple" xlink:href="#id1083">num</text:a>, <text:a xlink:type="simple" xlink:href="#id1220">orig</text:a>, <text:a xlink:type="simple" xlink:href="#id260">p</text:a>, <text:a xlink:type="simple" xlink:href="#id1072">periodname</text:a>, <text:a xlink:type="simple" xlink:href="#id1060">persname</text:a>, <text:a xlink:type="simple" xlink:href="#id1338">ptr</text:a>, <text:a xlink:type="simple" xlink:href="#id1340">ref</text:a>, <text:a xlink:type="simple" xlink:href="#id1223">reg</text:a>, <text:a xlink:type="simple" xlink:href="#id1023">rend</text:a>, <text:a xlink:type="simple" xlink:href="#id1069">repository</text:a>, <text:a xlink:type="simple" xlink:href="#id1226">restore</text:a>, <text:a xlink:type="simple" xlink:href="#id1230">sic</text:a>, <text:a xlink:type="simple" xlink:href="#id1032">stack</text:a>, <text:a xlink:type="simple" xlink:href="#id1075">stylename</text:a>, <text:a xlink:type="simple" xlink:href="#id1331">subst</text:a>, <text:a xlink:type="simple" xlink:href="#id1233">supplied</text:a>, <text:a xlink:type="simple" xlink:href="#id264">table</text:a>, <text:a xlink:type="simple" xlink:href="#id1087">title</text:a>, <text:a xlink:type="simple" xlink:href="#id1238">unclear</text:a> </text:p>
      <text:h text:style-name="P239" text:outline-level="1">May occur within:</text:h>
      <text:p text:style-name="Text_20_body"><text:a xlink:type="simple" xlink:href="#id341">scoredef</text:a> </text:p>
      <text:h text:style-name="P239" text:outline-level="1">Attributes:</text:h>
      <text:list xml:id="list30696088" text:style-name="L158">
        <text:list-item>
          <text:p text:style-name="P158">facs, optional, xs:IDREFS<text:line-break/>permits the current element to reference a facsimile image or image zone which corresponds to it.</text:p>
        </text:list-item>
        <text:list-item>
          <text:p text:style-name="P158">n, optional, xs:NMTOKEN<text:line-break/>provides a label (name or number) for an element. While its value need not be unique, it is required to be a single token.</text:p>
        </text:list-item>
        <text:list-item>
          <text:p text:style-name="P158">xml:id, optional, xs:ID<text:line-break/>regularizes the naming of an element and thus facilitates building links between it and other resources. Each id attribute within a document must have a unique value.</text:p>
        </text:list-item>
        <text:list-item>
          <text:p text:style-name="P158">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39" text:outline-level="1">Module:</text:h>
      <text:p text:style-name="Text_20_body">shared</text:p>
      <text:h text:style-name="P238" text:outline-level="1"><text:bookmark text:name="id779"/><text:soft-page-break/>&lt;phrase&gt; phrase</text:h>
      <text:h text:style-name="P239" text:outline-level="1">Description:</text:h>
      <text:p text:style-name="Text_20_body">Historically, a phrase mark indicated a "unified melodic idea", while the term "slur" was used for two-note legato patterns. (Read, p. 265). Nowadays, however, "phrase" and "slur" are often used interchangably (Read, p. 265-266), since the visual rendition of the two concepts is the same. MEI provides two distinct elements so that those users wishing to maintain a distinction for historical reasons may do so. If the user does not want to maintain the distinction, then the more generic &lt;slur&gt; element should be employed. The starting point of the phrase may be indicated by either a tstamp, tstamp.ges, tstamp.real or startid attribute, while the ending point may be recorded by either a dur, dur.ges or endid attribute. It is a semantic error not to specify one starting and one ending type of attribute. Either place, bulge, or bezier attributes may be used to record the curvature of the phrase. Please note that the dur attribute here is not a true duration, but rather a time stamp for the end point of the phrase mark.</text:p>
      <text:h text:style-name="P239" text:outline-level="1">May contain:</text:h>
      <text:p text:style-name="Text_20_body">EMPTY</text:p>
      <text:h text:style-name="P239" text:outline-level="1">May occur within:</text:h>
      <text:p text:style-name="Text_20_body"><text:a xlink:type="simple" xlink:href="#id213">add</text:a>, <text:a xlink:type="simple" xlink:href="#id61">corr</text:a>, <text:a xlink:type="simple" xlink:href="#id1208">damage</text:a>, <text:a xlink:type="simple" xlink:href="#id1216">del</text:a>, <text:a xlink:type="simple" xlink:href="#id675">layer</text:a>, <text:a xlink:type="simple" xlink:href="#id221">lem</text:a>, <text:a xlink:type="simple" xlink:href="#id934">ligature</text:a>, <text:a xlink:type="simple" xlink:href="#id1151">measure</text:a>, <text:a xlink:type="simple" xlink:href="#id1220">orig</text:a>, <text:a xlink:type="simple" xlink:href="#id1155">ossia</text:a>, <text:a xlink:type="simple" xlink:href="#id1174">rdg</text:a>, <text:a xlink:type="simple" xlink:href="#id1223">reg</text:a>, <text:a xlink:type="simple" xlink:href="#id1226">restore</text:a>, <text:a xlink:type="simple" xlink:href="#id1230">sic</text:a>, <text:a xlink:type="simple" xlink:href="#id1233">supplied</text:a>, <text:a xlink:type="simple" xlink:href="#id944">syllable</text:a>, <text:a xlink:type="simple" xlink:href="#id1238">unclear</text:a> </text:p>
      <text:h text:style-name="P239" text:outline-level="1">Attributes:</text:h>
      <text:list xml:id="list30699940" text:style-name="L159">
        <text:list-item>
          <text:p text:style-name="P159">bezier, optional, list of xs:integer, minimum length of 1<text:line-break/>records the placement of Bezier control points as a series of space-separated xy coordinates, eg. 19 45 -32 118.</text:p>
        </text:list-item>
        <text:list-item>
          <text:p text:style-name="P159">bulge, optional, list of xs:decimal, minimum length of 1<text:line-break/>describes a curve as a set of distance values above or below an imaginary line connecting the endpoints of the curve. The bulge attribute must contain one or more decimal values expressed in inter-line units.</text:p>
        </text:list-item>
        <text:list-item>
          <text:p text:style-name="P159">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159">copyof, optional, xs:IDREF<text:line-break/>points to an element of which the current element is a copy.</text:p>
        </text:list-item>
        <text:list-item>
          <text:p text:style-name="P159">corresp, optional, xs:IDREFS<text:line-break/>used to point to other elements that correspond to this one in a generic fashion.</text:p>
        </text:list-item>
        <text:list-item>
          <text:p text:style-name="P159">dur, optional, xs:token, "([0-9]+m *\+ *)?[0-9]+(\.?[0-9]*)?"<text:line-break/>encodes the duration of a feature as a timestamp for its endpoint rather than as a relative durational value.</text:p>
        </text:list-item>
        <text:list-item>
          <text:p text:style-name="P159">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159">endho, optional, xs:decimal<text:line-break/>records the horizontal adjustment of a feature's programmatically-determined end point.</text:p>
        </text:list-item>
        <text:list-item>
          <text:p text:style-name="P159">endid, optional, xs:IDREF<text:line-break/>indicates the final element in a sequence of events to which the feature applies.</text:p>
        </text:list-item>
        <text:list-item>
          <text:p text:style-name="P159"><text:soft-page-break/>endto, optional, xs:decimal<text:line-break/>records a timestamp adjustment of a feature's programmatically-determined end point.</text:p>
        </text:list-item>
        <text:list-item>
          <text:p text:style-name="P159">endvo, optional, xs:decimal<text:line-break/>records a vertical adjustment of a feature's programmatically-determined end point.</text:p>
        </text:list-item>
        <text:list-item>
          <text:p text:style-name="P159">facs, optional, xs:IDREFS<text:line-break/>permits the current element to reference a facsimile image or image zone which corresponds to it.</text:p>
        </text:list-item>
        <text:list-item>
          <text:p text:style-name="P159">ho, optional, xs:decimal<text:line-break/>records a horizontal adjustment of a feature's programmatically-determinded location in terms of staff interline distance; that is, units of 1/2 the distance between adjacent staves.</text:p>
        </text:list-item>
        <text:list-item>
          <text:p text:style-name="P159">join, optional, xs:IDREFS<text:line-break/>used for linking visually separate slurs, sometimes necessary due to system breaks, that form a single musical phrase. Also used to indicate a measure which metrically completes the current one. Record the IDs of the separately encoded components, excluding this one.</text:p>
        </text:list-item>
        <text:list-item>
          <text:p text:style-name="P159">layer, optional, list of xs:positiveInteger, minimum length of 1<text:line-break/>signifies the layer within which a control event is active.</text:p>
        </text:list-item>
        <text:list-item>
          <text:p text:style-name="P159">n, optional, xs:NMTOKEN<text:line-break/>provides a label (name or number) for an element. While its value need not be unique, it is required to be a single token.</text:p>
        </text:list-item>
        <text:list-item>
          <text:p text:style-name="P159">next, optional, xs:IDREFS<text:line-break/>used to point to the next event(s) in a user-defined collection.</text:p>
        </text:list-item>
        <text:list-item>
          <text:p text:style-name="P159">place, optional, xs:token, above, below<text:line-break/>captures the placement of the item with respect to the staff with which it is associated.</text:p>
        </text:list-item>
        <text:list-item>
          <text:p text:style-name="P159">plist, optional, xs:IDREFS<text:line-break/>contains a space separated list of ID references that identify logical events that participate in a collection, such as notes under a phrase mark.</text:p>
        </text:list-item>
        <text:list-item>
          <text:p text:style-name="P159">prev, optional, xs:IDREFS<text:line-break/>points to the previous event(s) in a user-defined collection.</text:p>
        </text:list-item>
        <text:list-item>
          <text:p text:style-name="P159">rend, optional, xs:token, medium, wide, dashed, dotted<text:line-break/>records the appearance of the curve.</text:p>
        </text:list-item>
        <text:list-item>
          <text:p text:style-name="P159">sameas, optional, xs:IDREFS<text:line-break/>points to an element that is the same as the current element but is not a literal copy of the current element.</text:p>
        </text:list-item>
        <text:list-item>
          <text:p text:style-name="P159">staff, required, list of xs:positiveInteger, minimum length of 1<text:line-break/>signifies the staff on which a notated event occurs or to which a control event applies.</text:p>
        </text:list-item>
        <text:list-item>
          <text:p text:style-name="P159">startho, optional, xs:decimal<text:line-break/>records the horizontal adjustment of a feature's programmatically-determined start point.</text:p>
        </text:list-item>
        <text:list-item>
          <text:p text:style-name="P159">startid, optional, xs:IDREF<text:line-break/>holds a reference to the first element in a sequence of events to which the feature applies.</text:p>
        </text:list-item>
        <text:list-item>
          <text:p text:style-name="P159">startto, optional, xs:decimal<text:line-break/>records a timestamp adjustment of a feature's programmatically-determined start point.</text:p>
        </text:list-item>
        <text:list-item>
          <text:p text:style-name="P159">startvo, optional, xs:decimal<text:line-break/>records a vertical adjustment of a feature's programmatically-determined start point.</text:p>
        </text:list-item>
        <text:list-item>
          <text:p text:style-name="P159">synch, optional, xs:IDREFS<text:line-break/>points to elements that are synchronous with the current element.</text:p>
        </text:list-item>
        <text:list-item>
          <text:p text:style-name="P159">to, optional, xs:decimal<text:line-break/>records a timestamp adjustment of a feature's programmatically-determined location in musical terms; that is, beats.</text:p>
        </text:list-item>
        <text:list-item>
          <text:p text:style-name="P159">tstamp, optional, xs:decimal, 0 - ∞<text:line-break/>encodes the onset time in terms of musical time, i.e., beats[.fractional beat part]</text:p>
        </text:list-item>
        <text:list-item>
          <text:p text:style-name="P159"><text:soft-page-break/>tstamp.ges, optional, xs:nonNegativeInteger<text:line-break/>used to record the onset time in pulses per quarter note (ppq, MusicXML divisions, or MIDI clicks) since the start of the file.</text:p>
        </text:list-item>
        <text:list-item>
          <text:p text:style-name="P159">tstamp.real, optional, xs:time<text:line-break/>used to record the onset time in pulses per quarter note (ppq, MusicXML divisions, or MIDI clicks) since the start of the file.</text:p>
        </text:list-item>
        <text:list-item>
          <text:p text:style-name="P159">vo, optional, xs:decimal<text:line-break/>records the vertical adjustment of a feature's programmatically-determined location in terms of staff interline distance; that is, units of 1/2 the distance between adjacent staves.</text:p>
        </text:list-item>
        <text:list-item>
          <text:p text:style-name="P159">when, optional, xs:IDREF<text:line-break/>indicates the point of occurrence of this feature along a timeline. Its value must be the ID of a &lt;when&gt; element.</text:p>
        </text:list-item>
        <text:list-item>
          <text:p text:style-name="P159">x, optional, xs:decimal<text:line-break/>encodes an x coordinate for a feature in an output coordinate system. When it is necessary to record the placement of a feature in a facsimile image, use facs attribute.</text:p>
        </text:list-item>
        <text:list-item>
          <text:p text:style-name="P159">x2, optional, xs:decimal<text:line-break/>encodes the optional 2nd x coordinate.</text:p>
        </text:list-item>
        <text:list-item>
          <text:p text:style-name="P159">xml:id, optional, xs:ID<text:line-break/>regularizes the naming of an element and thus facilitates building links between it and other resources. Each id attribute within a document must have a unique value.</text:p>
        </text:list-item>
        <text:list-item>
          <text:p text:style-name="P159">y, optional, xs:decimal<text:line-break/>encodes an y coordinate for a feature in an output coordinate system. When it is necessary to record the placement of a feature in a facsimile image, use facs attribute.</text:p>
        </text:list-item>
        <text:list-item>
          <text:p text:style-name="P159">y2, optional, xs:decimal<text:line-break/>encodes the optional 2nd y coordinate.</text:p>
        </text:list-item>
      </text:list>
      <text:h text:style-name="P239" text:outline-level="1">Module:</text:h>
      <text:p text:style-name="Text_20_body">shared</text:p>
      <text:h text:style-name="P238" text:outline-level="1"><text:bookmark text:name="id1397"/>&lt;physdesc&gt; physical description</text:h>
      <text:h text:style-name="P239" text:outline-level="1">Description:</text:h>
      <text:p text:style-name="Text_20_body">Container for information about the location, appearance, construction, or handling of physical materials, such as their dimension, quantity, color, style, and technique of creation. Dedicatory text and title page features may also be encoded here when they are not transcribed as part of the front or back matter; i.e., when they are considered to be meta-data rather than a transcription.</text:p>
      <text:h text:style-name="P239" text:outline-level="1">May contain:</text:h>
      <text:p text:style-name="Text_20_body"><text:a xlink:type="simple" xlink:href="#id1400">condition</text:a>, <text:a xlink:type="simple" xlink:href="#id1403">dimensions</text:a>, <text:a xlink:type="simple" xlink:href="#id1406">exhibithist</text:a>, <text:a xlink:type="simple" xlink:href="#id1357">extent</text:a>, <text:a xlink:type="simple" xlink:href="#id1409">handlist</text:a>, <text:a xlink:type="simple" xlink:href="#id1416">inscription</text:a>, <text:a xlink:type="simple" xlink:href="#id1422">physloc</text:a>, <text:a xlink:type="simple" xlink:href="#id1419">physmedium</text:a>, <text:a xlink:type="simple" xlink:href="#id1425">provenance</text:a>, <text:a xlink:type="simple" xlink:href="#id1069">repository</text:a>, <text:a xlink:type="simple" xlink:href="#id1429">titlepage</text:a>, <text:a xlink:type="simple" xlink:href="#id1432">treatmenthist</text:a>, <text:a xlink:type="simple" xlink:href="#id1435">treatmentsched</text:a> </text:p>
      <text:h text:style-name="P239" text:outline-level="1">May occur within:</text:h>
      <text:p text:style-name="Text_20_body"><text:a xlink:type="simple" xlink:href="#id1395">source</text:a> </text:p>
      <text:h text:style-name="P239" text:outline-level="1">Attributes:</text:h>
      <text:list xml:id="list30704796" text:style-name="L160">
        <text:list-item>
          <text:p text:style-name="P160">analog, optional, CDATA<text:line-break/>contains a reference to a field or element in another descriptive encoding system to which an MEI <text:soft-page-break/>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60">n, optional, xs:NMTOKEN<text:line-break/>provides a label (name or number) for an element. While its value need not be unique, it is required to be a single token.</text:p>
        </text:list-item>
        <text:list-item>
          <text:p text:style-name="P160">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header</text:p>
      <text:h text:style-name="P238" text:outline-level="1"><text:bookmark text:name="id1422"/>&lt;physloc&gt; physical location</text:h>
      <text:h text:style-name="P239" text:outline-level="1">Description:</text:h>
      <text:p text:style-name="Text_20_body">Location of the source within a repository, e.g., shelf mark or other locational information.</text:p>
      <text:h text:style-name="P239" text:outline-level="1">May contain:</text:h>
      <text:p text:style-name="Text_20_body">PCDATA, <text:a xlink:type="simple" xlink:href="#id210">abbr</text:a>, <text:a xlink:type="simple" xlink:href="#id53">address</text:a>, <text:a xlink:type="simple" xlink:href="#id203">bibl</text:a>, <text:a xlink:type="simple" xlink:href="#id1046">corpname</text:a>, <text:a xlink:type="simple" xlink:href="#id1079">date</text:a>, <text:a xlink:type="simple" xlink:href="#id1243">expan</text:a>, <text:a xlink:type="simple" xlink:href="#id34">extptr</text:a>, <text:a xlink:type="simple" xlink:href="#id49">extref</text:a>, <text:a xlink:type="simple" xlink:href="#id1096">fig</text:a>, <text:a xlink:type="simple" xlink:href="#id1065">geogname</text:a>, <text:a xlink:type="simple" xlink:href="#id1092">identifier</text:a>, <text:a xlink:type="simple" xlink:href="#id232">lb</text:a>, <text:a xlink:type="simple" xlink:href="#id1035">name</text:a>, <text:a xlink:type="simple" xlink:href="#id1083">num</text:a>, <text:a xlink:type="simple" xlink:href="#id1072">periodname</text:a>, <text:a xlink:type="simple" xlink:href="#id1060">persname</text:a>, <text:a xlink:type="simple" xlink:href="#id1338">ptr</text:a>, <text:a xlink:type="simple" xlink:href="#id1340">ref</text:a>, <text:a xlink:type="simple" xlink:href="#id1023">rend</text:a>, <text:a xlink:type="simple" xlink:href="#id1069">repository</text:a>, <text:a xlink:type="simple" xlink:href="#id1032">stack</text:a>, <text:a xlink:type="simple" xlink:href="#id1075">stylename</text:a>, <text:a xlink:type="simple" xlink:href="#id1087">title</text:a> </text:p>
      <text:h text:style-name="P239" text:outline-level="1">May occur within:</text:h>
      <text:p text:style-name="Text_20_body"><text:a xlink:type="simple" xlink:href="#id1397">physdesc</text:a> </text:p>
      <text:h text:style-name="P239" text:outline-level="1">Attributes:</text:h>
      <text:list xml:id="list30686128" text:style-name="L161">
        <text:list-item>
          <text:p text:style-name="P161">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61">n, optional, xs:NMTOKEN<text:line-break/>provides a label (name or number) for an element. While its value need not be unique, it is required to be a single token.</text:p>
        </text:list-item>
        <text:list-item>
          <text:p text:style-name="P161">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header</text:p>
      <text:h text:style-name="P238" text:outline-level="1"><text:bookmark text:name="id1419"/><text:soft-page-break/>&lt;physmedium&gt; physical medium</text:h>
      <text:h text:style-name="P239" text:outline-level="1">Description:</text:h>
      <text:p text:style-name="Text_20_body">Records the physical materials used in the source, such as ink and paper. All materials may be described in a single &lt;physmedium&gt; element or multiple elements may be used, one for each medium.</text:p>
      <text:h text:style-name="P239" text:outline-level="1">May contain:</text:h>
      <text:p text:style-name="Text_20_body">PCDATA, <text:a xlink:type="simple" xlink:href="#id210">abbr</text:a>, <text:a xlink:type="simple" xlink:href="#id53">address</text:a>, <text:a xlink:type="simple" xlink:href="#id203">bibl</text:a>, <text:a xlink:type="simple" xlink:href="#id1046">corpname</text:a>, <text:a xlink:type="simple" xlink:href="#id1079">date</text:a>, <text:a xlink:type="simple" xlink:href="#id1243">expan</text:a>, <text:a xlink:type="simple" xlink:href="#id34">extptr</text:a>, <text:a xlink:type="simple" xlink:href="#id49">extref</text:a>, <text:a xlink:type="simple" xlink:href="#id1096">fig</text:a>, <text:a xlink:type="simple" xlink:href="#id1065">geogname</text:a>, <text:a xlink:type="simple" xlink:href="#id1092">identifier</text:a>, <text:a xlink:type="simple" xlink:href="#id232">lb</text:a>, <text:a xlink:type="simple" xlink:href="#id1035">name</text:a>, <text:a xlink:type="simple" xlink:href="#id1083">num</text:a>, <text:a xlink:type="simple" xlink:href="#id1072">periodname</text:a>, <text:a xlink:type="simple" xlink:href="#id1060">persname</text:a>, <text:a xlink:type="simple" xlink:href="#id1338">ptr</text:a>, <text:a xlink:type="simple" xlink:href="#id1340">ref</text:a>, <text:a xlink:type="simple" xlink:href="#id1023">rend</text:a>, <text:a xlink:type="simple" xlink:href="#id1069">repository</text:a>, <text:a xlink:type="simple" xlink:href="#id1032">stack</text:a>, <text:a xlink:type="simple" xlink:href="#id1075">stylename</text:a>, <text:a xlink:type="simple" xlink:href="#id1087">title</text:a> </text:p>
      <text:h text:style-name="P239" text:outline-level="1">May occur within:</text:h>
      <text:p text:style-name="Text_20_body"><text:a xlink:type="simple" xlink:href="#id1397">physdesc</text:a> </text:p>
      <text:h text:style-name="P239" text:outline-level="1">Attributes:</text:h>
      <text:list xml:id="list30696256" text:style-name="L162">
        <text:list-item>
          <text:p text:style-name="P162">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62">authority, optional, CDATA<text:line-break/>contains the name of the list from which an authorized value is taken.</text:p>
        </text:list-item>
        <text:list-item>
          <text:p text:style-name="P162">n, optional, xs:NMTOKEN<text:line-break/>provides a label (name or number) for an element. While its value need not be unique, it is required to be a single token.</text:p>
        </text:list-item>
        <text:list-item>
          <text:p text:style-name="P162">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header</text:p>
      <text:h text:style-name="P238" text:outline-level="1"><text:bookmark text:name="id707"/>&lt;port&gt; port</text:h>
      <text:h text:style-name="P239" text:outline-level="1">Description:</text:h>
      <text:p text:style-name="Text_20_body">MIDI port. The num attribute must be in the range 0-127.</text:p>
      <text:h text:style-name="P239" text:outline-level="1">May contain:</text:h>
      <text:p text:style-name="Text_20_body">EMPTY</text:p>
      <text:h text:style-name="P239" text:outline-level="1">May occur within:</text:h>
      <text:p text:style-name="Text_20_body"><text:a xlink:type="simple" xlink:href="#id679">midi</text:a> </text:p>
      <text:h text:style-name="P239" text:outline-level="1"><text:soft-page-break/>Attributes:</text:h>
      <text:list xml:id="list30690070" text:style-name="L163">
        <text:list-item>
          <text:p text:style-name="P163">copyof, optional, xs:IDREF<text:line-break/>points to an element of which the current element is a copy.</text:p>
        </text:list-item>
        <text:list-item>
          <text:p text:style-name="P163">corresp, optional, xs:IDREFS<text:line-break/>used to point to other elements that correspond to this one in a generic fashion.</text:p>
        </text:list-item>
        <text:list-item>
          <text:p text:style-name="P163">layer, optional, xs:positiveInteger<text:line-break/>identifies the layer to which a feature applies.</text:p>
        </text:list-item>
        <text:list-item>
          <text:p text:style-name="P163">n, optional, xs:NMTOKEN<text:line-break/>provides a label (name or number) for an element. While its value need not be unique, it is required to be a single token.</text:p>
        </text:list-item>
        <text:list-item>
          <text:p text:style-name="P163">next, optional, xs:IDREFS<text:line-break/>used to point to the next event(s) in a user-defined collection.</text:p>
        </text:list-item>
        <text:list-item>
          <text:p text:style-name="P163">num, required, xs:nonNegativeInteger, 0 - 127<text:line-break/>records a MIDI number.</text:p>
        </text:list-item>
        <text:list-item>
          <text:p text:style-name="P163">prev, optional, xs:IDREFS<text:line-break/>points to the previous event(s) in a user-defined collection.</text:p>
        </text:list-item>
        <text:list-item>
          <text:p text:style-name="P163">sameas, optional, xs:IDREFS<text:line-break/>points to an element that is the same as the current element but is not a literal copy of the current element.</text:p>
        </text:list-item>
        <text:list-item>
          <text:p text:style-name="P163">staff, required, list of xs:positiveInteger, minimum length of 1<text:line-break/>signifies the staff on which a notated event occurs or to which a control event applies.</text:p>
        </text:list-item>
        <text:list-item>
          <text:p text:style-name="P163">synch, optional, xs:IDREFS<text:line-break/>points to elements that are synchronous with the current element.</text:p>
        </text:list-item>
        <text:list-item>
          <text:p text:style-name="P163">tstamp, optional, xs:decimal, 0 - ∞<text:line-break/>encodes the onset time in terms of musical time, i.e., beats[.fractional beat part]</text:p>
        </text:list-item>
        <text:list-item>
          <text:p text:style-name="P163">when, optional, xs:IDREF<text:line-break/>indicates the point of occurrence of this feature along a timeline. Its value must be the ID of a &lt;when&gt; element.</text:p>
        </text:list-item>
        <text:list-item>
          <text:p text:style-name="P163">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midi</text:p>
      <text:h text:style-name="P238" text:outline-level="1"><text:bookmark text:name="id1376"/>&lt;price&gt; price</text:h>
      <text:h text:style-name="P239" text:outline-level="1">Description:</text:h>
      <text:p text:style-name="Text_20_body">The cost of access to a bibliographic item.</text:p>
      <text:h text:style-name="P239" text:outline-level="1">May contain:</text:h>
      <text:p text:style-name="Text_20_body">PCDATA, <text:a xlink:type="simple" xlink:href="#id210">abbr</text:a>, <text:a xlink:type="simple" xlink:href="#id53">address</text:a>, <text:a xlink:type="simple" xlink:href="#id203">bibl</text:a>, <text:a xlink:type="simple" xlink:href="#id1046">corpname</text:a>, <text:a xlink:type="simple" xlink:href="#id1079">date</text:a>, <text:a xlink:type="simple" xlink:href="#id1243">expan</text:a>, <text:a xlink:type="simple" xlink:href="#id34">extptr</text:a>, <text:a xlink:type="simple" xlink:href="#id49">extref</text:a>, <text:a xlink:type="simple" xlink:href="#id1096">fig</text:a>, <text:a xlink:type="simple" xlink:href="#id1065">geogname</text:a>, <text:a xlink:type="simple" xlink:href="#id1092">identifier</text:a>, <text:a xlink:type="simple" xlink:href="#id232">lb</text:a>, <text:a xlink:type="simple" xlink:href="#id1035">name</text:a>, <text:a xlink:type="simple" xlink:href="#id1083">num</text:a>, <text:a xlink:type="simple" xlink:href="#id1072">periodname</text:a>, <text:a xlink:type="simple" xlink:href="#id1060">persname</text:a>, <text:a xlink:type="simple" xlink:href="#id1338">ptr</text:a>, <text:a xlink:type="simple" xlink:href="#id1340">ref</text:a>, <text:a xlink:type="simple" xlink:href="#id1023">rend</text:a>, <text:a xlink:type="simple" xlink:href="#id1069">repository</text:a>, <text:a xlink:type="simple" xlink:href="#id1032">stack</text:a>, <text:a xlink:type="simple" xlink:href="#id1075">stylename</text:a>, <text:a xlink:type="simple" xlink:href="#id1087">title</text:a> </text:p>
      <text:h text:style-name="P239" text:outline-level="1">May occur within:</text:h>
      <text:p text:style-name="Text_20_body"><text:a xlink:type="simple" xlink:href="#id1367">availability</text:a> </text:p>
      <text:h text:style-name="P239" text:outline-level="1"><text:soft-page-break/>Attributes:</text:h>
      <text:list xml:id="list30704694" text:style-name="L164">
        <text:list-item>
          <text:p text:style-name="P164">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64">n, optional, xs:NMTOKEN<text:line-break/>provides a label (name or number) for an element. While its value need not be unique, it is required to be a single token.</text:p>
        </text:list-item>
        <text:list-item>
          <text:p text:style-name="P164">unit, optional, xs:NMTOKEN<text:line-break/>indicates the units used for a measurement, usually using the standard symbol for the desired unit.</text:p>
        </text:list-item>
        <text:list-item>
          <text:p text:style-name="P164">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header</text:p>
      <text:h text:style-name="P238" text:outline-level="1"><text:bookmark text:name="id1500"/>&lt;profiledesc&gt; profile description</text:h>
      <text:h text:style-name="P239" text:outline-level="1">Description:</text:h>
      <text:p text:style-name="Text_20_body">A detailed description of the non-bibliographic aspects of the creation of a musical work, specifically the languages and sublanguages used, the situation in which it was produced, e.g. the participants, setting, reception history, etc. Do not confuse this with &lt;filedesc&gt;, which bundles bibliographic information about the creation of the MEI file.</text:p>
      <text:h text:style-name="P239" text:outline-level="1">May contain:</text:h>
      <text:p text:style-name="Text_20_body"><text:a xlink:type="simple" xlink:href="#id1445">classification</text:a>, <text:a xlink:type="simple" xlink:href="#id1503">creation</text:a>, <text:a xlink:type="simple" xlink:href="#id1439">langusage</text:a> </text:p>
      <text:h text:style-name="P239" text:outline-level="1">May occur within:</text:h>
      <text:p text:style-name="Text_20_body"><text:a xlink:type="simple" xlink:href="#id28">meihead</text:a> </text:p>
      <text:h text:style-name="P239" text:outline-level="1">Attributes:</text:h>
      <text:list xml:id="list30712419" text:style-name="L165">
        <text:list-item>
          <text:p text:style-name="P165">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65">n, optional, xs:NMTOKEN<text:line-break/>provides a label (name or number) for an element. While its value need not be unique, it is required to be a single token.</text:p>
        </text:list-item>
        <text:list-item>
          <text:p text:style-name="P165">xml:id, optional, xs:ID<text:line-break/>regularizes the naming of an element and thus facilitates building links between it and other resources. Each id attribute within a document must have a unique value.</text:p>
        </text:list-item>
      </text:list>
      <text:h text:style-name="P239" text:outline-level="1"><text:soft-page-break/>Module:</text:h>
      <text:p text:style-name="Text_20_body">header</text:p>
      <text:h text:style-name="P238" text:outline-level="1"><text:bookmark text:name="id709"/>&lt;prog&gt; program</text:h>
      <text:h text:style-name="P239" text:outline-level="1">Description:</text:h>
      <text:p text:style-name="Text_20_body">MIDI program change. The num attribute must be in the range 0-127.</text:p>
      <text:h text:style-name="P239" text:outline-level="1">May contain:</text:h>
      <text:p text:style-name="Text_20_body">EMPTY</text:p>
      <text:h text:style-name="P239" text:outline-level="1">May occur within:</text:h>
      <text:p text:style-name="Text_20_body"><text:a xlink:type="simple" xlink:href="#id679">midi</text:a> </text:p>
      <text:h text:style-name="P239" text:outline-level="1">Attributes:</text:h>
      <text:list xml:id="list30688894" text:style-name="L166">
        <text:list-item>
          <text:p text:style-name="P166">copyof, optional, xs:IDREF<text:line-break/>points to an element of which the current element is a copy.</text:p>
        </text:list-item>
        <text:list-item>
          <text:p text:style-name="P166">corresp, optional, xs:IDREFS<text:line-break/>used to point to other elements that correspond to this one in a generic fashion.</text:p>
        </text:list-item>
        <text:list-item>
          <text:p text:style-name="P166">layer, optional, xs:positiveInteger<text:line-break/>identifies the layer to which a feature applies.</text:p>
        </text:list-item>
        <text:list-item>
          <text:p text:style-name="P166">n, optional, xs:NMTOKEN<text:line-break/>provides a label (name or number) for an element. While its value need not be unique, it is required to be a single token.</text:p>
        </text:list-item>
        <text:list-item>
          <text:p text:style-name="P166">next, optional, xs:IDREFS<text:line-break/>used to point to the next event(s) in a user-defined collection.</text:p>
        </text:list-item>
        <text:list-item>
          <text:p text:style-name="P166">num, required, xs:nonNegativeInteger, 0 - 127<text:line-break/>records a MIDI number.</text:p>
        </text:list-item>
        <text:list-item>
          <text:p text:style-name="P166">prev, optional, xs:IDREFS<text:line-break/>points to the previous event(s) in a user-defined collection.</text:p>
        </text:list-item>
        <text:list-item>
          <text:p text:style-name="P166">sameas, optional, xs:IDREFS<text:line-break/>points to an element that is the same as the current element but is not a literal copy of the current element.</text:p>
        </text:list-item>
        <text:list-item>
          <text:p text:style-name="P166">staff, required, list of xs:positiveInteger, minimum length of 1<text:line-break/>signifies the staff on which a notated event occurs or to which a control event applies.</text:p>
        </text:list-item>
        <text:list-item>
          <text:p text:style-name="P166">synch, optional, xs:IDREFS<text:line-break/>points to elements that are synchronous with the current element.</text:p>
        </text:list-item>
        <text:list-item>
          <text:p text:style-name="P166">tstamp, optional, xs:decimal, 0 - ∞<text:line-break/>encodes the onset time in terms of musical time, i.e., beats[.fractional beat part]</text:p>
        </text:list-item>
        <text:list-item>
          <text:p text:style-name="P166">when, optional, xs:IDREF<text:line-break/>indicates the point of occurrence of this feature along a timeline. Its value must be the ID of a &lt;when&gt; element.</text:p>
        </text:list-item>
        <text:list-item>
          <text:p text:style-name="P166">xml:id, optional, xs:ID<text:line-break/>regularizes the naming of an element and thus facilitates building links between it and other resources. Each id attribute within a document must have a unique value.</text:p>
        </text:list-item>
      </text:list>
      <text:h text:style-name="P239" text:outline-level="1"><text:soft-page-break/>Module:</text:h>
      <text:p text:style-name="Text_20_body">midi</text:p>
      <text:h text:style-name="P238" text:outline-level="1"><text:bookmark text:name="id1471"/>&lt;projectdesc&gt; project description</text:h>
      <text:h text:style-name="P239" text:outline-level="1">Description:</text:h>
      <text:p text:style-name="Text_20_body">Project-level meta-data describing the aim or purpose for which the electronic file was encoded, funding agencies, etc. together with any other relevant information concerning the process by which it was assembled or collected.</text:p>
      <text:h text:style-name="P239" text:outline-level="1">May contain:</text:h>
      <text:p text:style-name="Text_20_body"><text:a xlink:type="simple" xlink:href="#id260">p</text:a> </text:p>
      <text:h text:style-name="P239" text:outline-level="1">May occur within:</text:h>
      <text:p text:style-name="Text_20_body"><text:a xlink:type="simple" xlink:href="#id1461">encodingdesc</text:a> </text:p>
      <text:h text:style-name="P239" text:outline-level="1">Attributes:</text:h>
      <text:list xml:id="list30712196" text:style-name="L167">
        <text:list-item>
          <text:p text:style-name="P167">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67">n, optional, xs:NMTOKEN<text:line-break/>provides a label (name or number) for an element. While its value need not be unique, it is required to be a single token.</text:p>
        </text:list-item>
        <text:list-item>
          <text:p text:style-name="P167">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header</text:p>
      <text:h text:style-name="P238" text:outline-level="1"><text:bookmark text:name="id527"/>&lt;proport&gt; proportion</text:h>
      <text:h text:style-name="P239" text:outline-level="1">Description:</text:h>
      <text:p text:style-name="Text_20_body">The &lt;proportion&gt; element is provided for the encoding of mensural notation. It allows the description of note durations as arithmetic ratios. While mensuration refers to the normal relationships between note durations, proportion affects the relations of the note durations to the tactus.</text:p>
      <text:h text:style-name="P239" text:outline-level="1">May contain:</text:h>
      <text:p text:style-name="Text_20_body">EMPTY</text:p>
      <text:h text:style-name="P239" text:outline-level="1"><text:soft-page-break/>May occur within:</text:h>
      <text:p text:style-name="Text_20_body"><text:a xlink:type="simple" xlink:href="#id213">add</text:a>, <text:a xlink:type="simple" xlink:href="#id894">beam</text:a>, <text:a xlink:type="simple" xlink:href="#id61">corr</text:a>, <text:a xlink:type="simple" xlink:href="#id1208">damage</text:a>, <text:a xlink:type="simple" xlink:href="#id1216">del</text:a>, <text:a xlink:type="simple" xlink:href="#id932">halfmrpt</text:a>, <text:a xlink:type="simple" xlink:href="#id216">ineume</text:a>, <text:a xlink:type="simple" xlink:href="#id675">layer</text:a>, <text:a xlink:type="simple" xlink:href="#id221">lem</text:a>, <text:a xlink:type="simple" xlink:href="#id934">ligature</text:a>, <text:a xlink:type="simple" xlink:href="#id856">mordent</text:a>, <text:a xlink:type="simple" xlink:href="#id108">note</text:a>, <text:a xlink:type="simple" xlink:href="#id1220">orig</text:a>, <text:a xlink:type="simple" xlink:href="#id1174">rdg</text:a>, <text:a xlink:type="simple" xlink:href="#id1223">reg</text:a>, <text:a xlink:type="simple" xlink:href="#id1226">restore</text:a>, <text:a xlink:type="simple" xlink:href="#id1230">sic</text:a>, <text:a xlink:type="simple" xlink:href="#id451">staffdef</text:a>, <text:a xlink:type="simple" xlink:href="#id1233">supplied</text:a>, <text:a xlink:type="simple" xlink:href="#id944">syllable</text:a>, <text:a xlink:type="simple" xlink:href="#id998">trill</text:a>, <text:a xlink:type="simple" xlink:href="#id898">tuplet</text:a>, <text:a xlink:type="simple" xlink:href="#id1005">turn</text:a>, <text:a xlink:type="simple" xlink:href="#id1238">unclear</text:a>, <text:a xlink:type="simple" xlink:href="#id1186">uneume</text:a> </text:p>
      <text:h text:style-name="P239" text:outline-level="1">Attributes:</text:h>
      <text:list xml:id="list30694311" text:style-name="L168">
        <text:list-item>
          <text:p text:style-name="P168">copyof, optional, xs:IDREF<text:line-break/>points to an element of which the current element is a copy.</text:p>
        </text:list-item>
        <text:list-item>
          <text:p text:style-name="P168">corresp, optional, xs:IDREFS<text:line-break/>used to point to other elements that correspond to this one in a generic fashion.</text:p>
        </text:list-item>
        <text:list-item>
          <text:p text:style-name="P168">facs, optional, xs:IDREFS<text:line-break/>permits the current element to reference a facsimile image or image zone which corresponds to it.</text:p>
        </text:list-item>
        <text:list-item>
          <text:p text:style-name="P168">n, optional, xs:NMTOKEN<text:line-break/>provides a label (name or number) for an element. While its value need not be unique, it is required to be a single token.</text:p>
        </text:list-item>
        <text:list-item>
          <text:p text:style-name="P168">next, optional, xs:IDREFS<text:line-break/>used to point to the next event(s) in a user-defined collection.</text:p>
        </text:list-item>
        <text:list-item>
          <text:p text:style-name="P168">num, optional, xs:positiveInteger<text:line-break/>along with numbase, describes duration as a ratio. num is the first value in the ratio, while numbase is the second.</text:p>
        </text:list-item>
        <text:list-item>
          <text:p text:style-name="P168">numbase, optional, xs:positiveInteger<text:line-break/>along with num, describes duration as a ratio. num is the first value in the ratio, while numbase is the second.</text:p>
        </text:list-item>
        <text:list-item>
          <text:p text:style-name="P168">prev, optional, xs:IDREFS<text:line-break/>points to the previous event(s) in a user-defined collection.</text:p>
        </text:list-item>
        <text:list-item>
          <text:p text:style-name="P168">sameas, optional, xs:IDREFS<text:line-break/>points to an element that is the same as the current element but is not a literal copy of the current element.</text:p>
        </text:list-item>
        <text:list-item>
          <text:p text:style-name="P168">synch, optional, xs:IDREFS<text:line-break/>points to elements that are synchronous with the current element.</text:p>
        </text:list-item>
        <text:list-item>
          <text:p text:style-name="P168">when, optional, xs:IDREF<text:line-break/>indicates the point of occurrence of this feature along a timeline. Its value must be the ID of a &lt;when&gt; element.</text:p>
        </text:list-item>
        <text:list-item>
          <text:p text:style-name="P168">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mensural</text:p>
      <text:h text:style-name="P238" text:outline-level="1"><text:bookmark text:name="id1425"/>&lt;provenance&gt; provenance</text:h>
      <text:h text:style-name="P239" text:outline-level="1">Description:</text:h>
      <text:p text:style-name="Text_20_body">The record of ownership or custodianship of an item.</text:p>
      <text:h text:style-name="P239" text:outline-level="1">May contain:</text:h>
      <text:p text:style-name="Text_20_body">PCDATA, <text:a xlink:type="simple" xlink:href="#id210">abbr</text:a>, <text:a xlink:type="simple" xlink:href="#id53">address</text:a>, <text:a xlink:type="simple" xlink:href="#id203">bibl</text:a>, <text:a xlink:type="simple" xlink:href="#id1046">corpname</text:a>, <text:a xlink:type="simple" xlink:href="#id1079">date</text:a>, <text:a xlink:type="simple" xlink:href="#id1243">expan</text:a>, <text:a xlink:type="simple" xlink:href="#id34">extptr</text:a>, <text:a xlink:type="simple" xlink:href="#id49">extref</text:a>, <text:a xlink:type="simple" xlink:href="#id1096">fig</text:a>, <text:a xlink:type="simple" xlink:href="#id1065">geogname</text:a>, <text:a xlink:type="simple" xlink:href="#id1092">identifier</text:a>, <text:a xlink:type="simple" xlink:href="#id232">lb</text:a>, <text:a xlink:type="simple" xlink:href="#id248">list</text:a>, <text:a xlink:type="simple" xlink:href="#id1035">name</text:a>, <text:a xlink:type="simple" xlink:href="#id1083">num</text:a>, <text:a xlink:type="simple" xlink:href="#id1072">periodname</text:a>, <text:a xlink:type="simple" xlink:href="#id1060">persname</text:a>, <text:a xlink:type="simple" xlink:href="#id1338">ptr</text:a>, <text:a xlink:type="simple" xlink:href="#id1340">ref</text:a>, <text:a xlink:type="simple" xlink:href="#id1023">rend</text:a>, <text:a xlink:type="simple" xlink:href="#id1069">repository</text:a>, <text:a xlink:type="simple" xlink:href="#id1032">stack</text:a>, <text:a xlink:type="simple" xlink:href="#id1075">stylename</text:a>, <text:a xlink:type="simple" xlink:href="#id1087">title</text:a> </text:p>
      <text:h text:style-name="P239" text:outline-level="1"><text:soft-page-break/>May occur within:</text:h>
      <text:p text:style-name="Text_20_body"><text:a xlink:type="simple" xlink:href="#id1397">physdesc</text:a> </text:p>
      <text:h text:style-name="P239" text:outline-level="1">Attributes:</text:h>
      <text:list xml:id="list30697928" text:style-name="L169">
        <text:list-item>
          <text:p text:style-name="P169">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69">n, optional, xs:NMTOKEN<text:line-break/>provides a label (name or number) for an element. While its value need not be unique, it is required to be a single token.</text:p>
        </text:list-item>
        <text:list-item>
          <text:p text:style-name="P169">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header</text:p>
      <text:h text:style-name="P238" text:outline-level="1"><text:bookmark text:name="id1338"/>&lt;ptr&gt; pointer</text:h>
      <text:h text:style-name="P239" text:outline-level="1">Description:</text:h>
      <text:p text:style-name="Text_20_body">An empty internal linking element that uses attributes to provide for movement from one place in an MEI document to another place in the same document. Unlike the &lt;ref&gt; element, &lt;ptr&gt; cannot contain text or sub-elements to describe the referenced object. Don't confuse this element with &lt;extptr&gt; which is used to connect the MEI document to an external electronic object.</text:p>
      <text:h text:style-name="P239" text:outline-level="1">May contain:</text:h>
      <text:p text:style-name="Text_20_body">EMPTY</text:p>
      <text:h text:style-name="P239" text:outline-level="1">May occur within:</text:h>
      <text:p text:style-name="Text_20_body"><text:a xlink:type="simple" xlink:href="#id210">abbr</text:a>, <text:a xlink:type="simple" xlink:href="#id1373">accessdesc</text:a>, <text:a xlink:type="simple" xlink:href="#id1370">acqsource</text:a>, <text:a xlink:type="simple" xlink:href="#id213">add</text:a>, <text:a xlink:type="simple" xlink:href="#id55">addressline</text:a>, <text:a xlink:type="simple" xlink:href="#id30">altmeiid</text:a>, <text:a xlink:type="simple" xlink:href="#id390">anchoredtext</text:a>, <text:a xlink:type="simple" xlink:href="#id296">annot</text:a>, <text:a xlink:type="simple" xlink:href="#id1466">application</text:a>, <text:a xlink:type="simple" xlink:href="#id203">bibl</text:a>, <text:a xlink:type="simple" xlink:href="#id267">caption</text:a>, <text:a xlink:type="simple" xlink:href="#id1400">condition</text:a>, <text:a xlink:type="simple" xlink:href="#id1046">corpname</text:a>, <text:a xlink:type="simple" xlink:href="#id61">corr</text:a>, <text:a xlink:type="simple" xlink:href="#id1208">damage</text:a>, <text:a xlink:type="simple" xlink:href="#id1079">date</text:a>, <text:a xlink:type="simple" xlink:href="#id1216">del</text:a>, <text:a xlink:type="simple" xlink:href="#id1403">dimensions</text:a>, <text:a xlink:type="simple" xlink:href="#id169">dir</text:a>, <text:a xlink:type="simple" xlink:href="#id770">dynam</text:a>, <text:a xlink:type="simple" xlink:href="#id207">edition</text:a>, <text:a xlink:type="simple" xlink:href="#id1406">exhibithist</text:a>, <text:a xlink:type="simple" xlink:href="#id1243">expan</text:a>, <text:a xlink:type="simple" xlink:href="#id1357">extent</text:a>, <text:a xlink:type="simple" xlink:href="#id49">extref</text:a>, <text:a xlink:type="simple" xlink:href="#id239">fw</text:a>, <text:a xlink:type="simple" xlink:href="#id1065">geogname</text:a>, <text:a xlink:type="simple" xlink:href="#id1411">hand</text:a>, <text:a xlink:type="simple" xlink:href="#id1134">harm</text:a>, <text:a xlink:type="simple" xlink:href="#id251">head</text:a>, <text:a xlink:type="simple" xlink:href="#id1092">identifier</text:a>, <text:a xlink:type="simple" xlink:href="#id1416">inscription</text:a>, <text:a xlink:type="simple" xlink:href="#id254">item</text:a>, <text:a xlink:type="simple" xlink:href="#id288">l</text:a>, <text:a xlink:type="simple" xlink:href="#id441">label</text:a>, <text:a xlink:type="simple" xlink:href="#id1441">language</text:a>, <text:a xlink:type="simple" xlink:href="#id221">lem</text:a>, <text:a xlink:type="simple" xlink:href="#id200">line</text:a>, <text:a xlink:type="simple" xlink:href="#id1035">name</text:a>, <text:a xlink:type="simple" xlink:href="#id1083">num</text:a>, <text:a xlink:type="simple" xlink:href="#id1220">orig</text:a>, <text:a xlink:type="simple" xlink:href="#id260">p</text:a>, <text:a xlink:type="simple" xlink:href="#id1072">periodname</text:a>, <text:a xlink:type="simple" xlink:href="#id1060">persname</text:a>, <text:a xlink:type="simple" xlink:href="#id293">pgdesc</text:a>, <text:a xlink:type="simple" xlink:href="#id412">pgfoot1</text:a>, <text:a xlink:type="simple" xlink:href="#id415">pgfoot2</text:a>, <text:a xlink:type="simple" xlink:href="#id406">pghead1</text:a>, <text:a xlink:type="simple" xlink:href="#id409">pghead2</text:a>, <text:a xlink:type="simple" xlink:href="#id1422">physloc</text:a>, <text:a xlink:type="simple" xlink:href="#id1419">physmedium</text:a>, <text:a xlink:type="simple" xlink:href="#id1376">price</text:a>, <text:a xlink:type="simple" xlink:href="#id1425">provenance</text:a>, <text:a xlink:type="simple" xlink:href="#id1174">rdg</text:a>, <text:a xlink:type="simple" xlink:href="#id1340">ref</text:a>, <text:a xlink:type="simple" xlink:href="#id1223">reg</text:a>, <text:a xlink:type="simple" xlink:href="#id1023">rend</text:a>, <text:a xlink:type="simple" xlink:href="#id1069">repository</text:a>, <text:a xlink:type="simple" xlink:href="#id1226">restore</text:a>, <text:a xlink:type="simple" xlink:href="#id1230">sic</text:a>, <text:a xlink:type="simple" xlink:href="#id1032">stack</text:a>, <text:a xlink:type="simple" xlink:href="#id1075">stylename</text:a>, <text:a xlink:type="simple" xlink:href="#id1233">supplied</text:a>, <text:a xlink:type="simple" xlink:href="#id948">syl</text:a>, <text:a xlink:type="simple" xlink:href="#id1382">sysreq</text:a>, <text:a xlink:type="simple" xlink:href="#id278">td</text:a>, <text:a xlink:type="simple" xlink:href="#id787">tempo</text:a>, <text:a xlink:type="simple" xlink:href="#id1451">term</text:a>, <text:a xlink:type="simple" xlink:href="#id272">th</text:a>, <text:a xlink:type="simple" xlink:href="#id1087">title</text:a>, <text:a xlink:type="simple" xlink:href="#id1432">treatmenthist</text:a>, <text:a xlink:type="simple" xlink:href="#id1435">treatmentsched</text:a>, <text:a xlink:type="simple" xlink:href="#id1238">unclear</text:a>, <text:a xlink:type="simple" xlink:href="#id1379">userestrict</text:a> </text:p>
      <text:h text:style-name="P239" text:outline-level="1">Attributes:</text:h>
      <text:list xml:id="list30698357" text:style-name="L170">
        <text:list-item>
          <text:p text:style-name="P170">n, optional, xs:NMTOKEN<text:line-break/>provides a label (name or number) for an element. While its value need not be unique, it is required to be a single token.</text:p>
        </text:list-item>
        <text:list-item>
          <text:p text:style-name="P170">plist, optional, xs:IDREFS<text:line-break/>contains a space separated list of ID references that identify logical events that participate in a collection, such as notes under a phrase mark.</text:p>
        </text:list-item>
        <text:list-item>
          <text:p text:style-name="P170"><text:soft-page-break/>targettype, optional, xs:NMTOKEN<text:line-break/>in contrast with the role attribute, allows the target resource to be characterized using any convenient classification scheme or typology.</text:p>
        </text:list-item>
        <text:list-item>
          <text:p text:style-name="P170">xlink:actuate, optional, xs:token, onLoad, onRequest, other, none<text:line-break/>defines whether a link occurs automatically or must be requested by the user. It is used in conjunction with the show attribute to determine link behavior.</text:p>
        </text:list-item>
        <text:list-item>
          <text:p text:style-name="P170">xlink:role, optional, xs:anyURI<text:line-break/>indicates a property of the entire link. The value of the role attribute must be a URI reference as defined in [IETF RFC 2396], except that if the URI scheme used is allowed to have absolute and relative forms, the URI portion must be absolute. The URI reference identifies some resource that describes the intended property. When no value is supplied, no particular role value is to be inferred.</text:p>
        </text:list-item>
        <text:list-item>
          <text:p text:style-name="P170">xlink:show, optional, xs:token, new, replace, other, none<text:line-break/>defines whether a remote resource that is the target of a link appears at the point of the link, replaces the existing link, or appears in a new window.</text:p>
        </text:list-item>
        <text:list-item>
          <text:p text:style-name="P170">xlink:title, optional, CDATA<text:line-break/>contains a human-readable description of the entire link. A value is optional; if a value is supplied, it should contain a string that describes the resource. The use of this information is highly dependent on the type of processing being done. It may be used, for example, to make titles available to applications used by visually impaired users, or to create a table of links, or to present help text that appears when a user lets a mouse pointer hover over a starting resource.</text:p>
        </text:list-item>
        <text:list-item>
          <text:p text:style-name="P170">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ptrref</text:p>
      <text:h text:style-name="P238" text:outline-level="1"><text:bookmark text:name="id1362"/>&lt;pubstmt&gt; publication statement</text:h>
      <text:h text:style-name="P239" text:outline-level="1">Description:</text:h>
      <text:p text:style-name="Text_20_body">Container for information regarding the publication or distribution of a bibliographic item, including the publisher's name and address, the date of publication, and other relevant details. When an item is unpublished, use only the &lt;unpub&gt; sub-element.</text:p>
      <text:h text:style-name="P239" text:outline-level="1">May contain:</text:h>
      <text:p text:style-name="Text_20_body"><text:a xlink:type="simple" xlink:href="#id53">address</text:a>, <text:a xlink:type="simple" xlink:href="#id1367">availability</text:a>, <text:a xlink:type="simple" xlink:href="#id1079">date</text:a>, <text:a xlink:type="simple" xlink:href="#id1065">geogname</text:a>, <text:a xlink:type="simple" xlink:href="#id1092">identifier</text:a>, <text:a xlink:type="simple" xlink:href="#id1348">respstmt</text:a>, <text:a xlink:type="simple" xlink:href="#id1364">unpub</text:a> </text:p>
      <text:h text:style-name="P239" text:outline-level="1">May occur within:</text:h>
      <text:p text:style-name="Text_20_body"><text:a xlink:type="simple" xlink:href="#id1344">filedesc</text:a>, <text:a xlink:type="simple" xlink:href="#id1395">source</text:a> </text:p>
      <text:h text:style-name="P239" text:outline-level="1">Attributes:</text:h>
      <text:list xml:id="list30686726" text:style-name="L171">
        <text:list-item>
          <text:p text:style-name="P171">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71"><text:soft-page-break/>n, optional, xs:NMTOKEN<text:line-break/>provides a label (name or number) for an element. While its value need not be unique, it is required to be a single token.</text:p>
        </text:list-item>
        <text:list-item>
          <text:p text:style-name="P171">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header</text:p>
      <text:h text:style-name="P238" text:outline-level="1"><text:bookmark text:name="id1174"/>&lt;rdg&gt; reading</text:h>
      <text:h text:style-name="P239" text:outline-level="1">Description:</text:h>
      <text:p text:style-name="Text_20_body">Since a reading can be a multi-measure section, the scoredef element is allowed so that a reading may have its own meta-data without the overhead of child sections. The measure sub-element is declared in the meiBase DTD and the pb sub-element is declared in the meiShared DTD. The app sub-element is permitted in order to allow nested sub-variants.</text:p>
      <text:h text:style-name="P239" text:outline-level="1">May contain:</text:h>
      <text:p text:style-name="Text_20_body">PCDATA, <text:a xlink:type="simple" xlink:href="#id210">abbr</text:a>, <text:a xlink:type="simple" xlink:href="#id111">accid</text:a>, <text:a xlink:type="simple" xlink:href="#id213">add</text:a>, <text:a xlink:type="simple" xlink:href="#id53">address</text:a>, <text:a xlink:type="simple" xlink:href="#id390">anchoredtext</text:a>, <text:a xlink:type="simple" xlink:href="#id296">annot</text:a>, <text:a xlink:type="simple" xlink:href="#id219">app</text:a>, <text:a xlink:type="simple" xlink:href="#id794">arpeg</text:a>, <text:a xlink:type="simple" xlink:href="#id142">artic</text:a>, <text:a xlink:type="simple" xlink:href="#id64">barline</text:a>, <text:a xlink:type="simple" xlink:href="#id894">beam</text:a>, <text:a xlink:type="simple" xlink:href="#id801">beamspan</text:a>, <text:a xlink:type="simple" xlink:href="#id900">beatrpt</text:a>, <text:a xlink:type="simple" xlink:href="#id896">bend</text:a>, <text:a xlink:type="simple" xlink:href="#id203">bibl</text:a>, <text:a xlink:type="simple" xlink:href="#id243">blockquote</text:a>, <text:a xlink:type="simple" xlink:href="#id812">breath</text:a>, <text:a xlink:type="simple" xlink:href="#id907">btrem</text:a>, <text:a xlink:type="simple" xlink:href="#id58">choice</text:a>, <text:a xlink:type="simple" xlink:href="#id106">chord</text:a>, <text:a xlink:type="simple" xlink:href="#id858">clefchange</text:a>, <text:a xlink:type="simple" xlink:href="#id1046">corpname</text:a>, <text:a xlink:type="simple" xlink:href="#id61">corr</text:a>, <text:a xlink:type="simple" xlink:href="#id172">curve</text:a>, <text:a xlink:type="simple" xlink:href="#id323">custos</text:a>, <text:a xlink:type="simple" xlink:href="#id1208">damage</text:a>, <text:a xlink:type="simple" xlink:href="#id1079">date</text:a>, <text:a xlink:type="simple" xlink:href="#id1216">del</text:a>, <text:a xlink:type="simple" xlink:href="#id169">dir</text:a>, <text:a xlink:type="simple" xlink:href="#id228">div</text:a>, <text:a xlink:type="simple" xlink:href="#id158">dot</text:a>, <text:a xlink:type="simple" xlink:href="#id770">dynam</text:a>, <text:a xlink:type="simple" xlink:href="#id666">ending</text:a>, <text:a xlink:type="simple" xlink:href="#id1243">expan</text:a>, <text:a xlink:type="simple" xlink:href="#id223">expansion</text:a>, <text:a xlink:type="simple" xlink:href="#id34">extptr</text:a>, <text:a xlink:type="simple" xlink:href="#id49">extref</text:a>, <text:a xlink:type="simple" xlink:href="#id817">fermata</text:a>, <text:a xlink:type="simple" xlink:href="#id1096">fig</text:a>, <text:a xlink:type="simple" xlink:href="#id917">ftrem</text:a>, <text:a xlink:type="simple" xlink:href="#id1329">gap</text:a>, <text:a xlink:type="simple" xlink:href="#id1065">geogname</text:a>, <text:a xlink:type="simple" xlink:href="#id925">gliss</text:a>, <text:a xlink:type="simple" xlink:href="#id824">hairpin</text:a>, <text:a xlink:type="simple" xlink:href="#id932">halfmrpt</text:a>, <text:a xlink:type="simple" xlink:href="#id1322">handshift</text:a>, <text:a xlink:type="simple" xlink:href="#id1134">harm</text:a>, <text:a xlink:type="simple" xlink:href="#id832">harppedal</text:a>, <text:a xlink:type="simple" xlink:href="#id1092">identifier</text:a>, <text:a xlink:type="simple" xlink:href="#id216">ineume</text:a>, <text:a xlink:type="simple" xlink:href="#id396">keysig</text:a>, <text:a xlink:type="simple" xlink:href="#id675">layer</text:a>, <text:a xlink:type="simple" xlink:href="#id232">lb</text:a>, <text:a xlink:type="simple" xlink:href="#id285">lg</text:a>, <text:a xlink:type="simple" xlink:href="#id934">ligature</text:a>, <text:a xlink:type="simple" xlink:href="#id200">line</text:a>, <text:a xlink:type="simple" xlink:href="#id248">list</text:a>, <text:a xlink:type="simple" xlink:href="#id937">lyrics</text:a>, <text:a xlink:type="simple" xlink:href="#id1151">measure</text:a>, <text:a xlink:type="simple" xlink:href="#id499">mensur</text:a>, <text:a xlink:type="simple" xlink:href="#id679">midi</text:a>, <text:a xlink:type="simple" xlink:href="#id856">mordent</text:a>, <text:a xlink:type="simple" xlink:href="#id723">mrest</text:a>, <text:a xlink:type="simple" xlink:href="#id737">mrpt</text:a>, <text:a xlink:type="simple" xlink:href="#id744">mrpt2</text:a>, <text:a xlink:type="simple" xlink:href="#id749">mspace</text:a>, <text:a xlink:type="simple" xlink:href="#id755">multirest</text:a>, <text:a xlink:type="simple" xlink:href="#id764">multirpt</text:a>, <text:a xlink:type="simple" xlink:href="#id1035">name</text:a>, <text:a xlink:type="simple" xlink:href="#id108">note</text:a>, <text:a xlink:type="simple" xlink:href="#id1083">num</text:a>, <text:a xlink:type="simple" xlink:href="#id845">octave</text:a>, <text:a xlink:type="simple" xlink:href="#id1220">orig</text:a>, <text:a xlink:type="simple" xlink:href="#id1155">ossia</text:a>, <text:a xlink:type="simple" xlink:href="#id260">p</text:a>, <text:a xlink:type="simple" xlink:href="#id865">pad</text:a>, <text:a xlink:type="simple" xlink:href="#id236">pb</text:a>, <text:a xlink:type="simple" xlink:href="#id1013">pedal</text:a>, <text:a xlink:type="simple" xlink:href="#id1072">periodname</text:a>, <text:a xlink:type="simple" xlink:href="#id1060">persname</text:a>, <text:a xlink:type="simple" xlink:href="#id779">phrase</text:a>, <text:a xlink:type="simple" xlink:href="#id527">proport</text:a>, <text:a xlink:type="simple" xlink:href="#id1338">ptr</text:a>, <text:a xlink:type="simple" xlink:href="#id1340">ref</text:a>, <text:a xlink:type="simple" xlink:href="#id1223">reg</text:a>, <text:a xlink:type="simple" xlink:href="#id1020">reh</text:a>, <text:a xlink:type="simple" xlink:href="#id1023">rend</text:a>, <text:a xlink:type="simple" xlink:href="#id1069">repository</text:a>, <text:a xlink:type="simple" xlink:href="#id869">rest</text:a>, <text:a xlink:type="simple" xlink:href="#id1226">restore</text:a>, <text:a xlink:type="simple" xlink:href="#id321">sb</text:a>, <text:a xlink:type="simple" xlink:href="#id341">scoredef</text:a>, <text:a xlink:type="simple" xlink:href="#id659">section</text:a>, <text:a xlink:type="simple" xlink:href="#id1230">sic</text:a>, <text:a xlink:type="simple" xlink:href="#id1116">slur</text:a>, <text:a xlink:type="simple" xlink:href="#id887">space</text:a>, <text:a xlink:type="simple" xlink:href="#id1032">stack</text:a>, <text:a xlink:type="simple" xlink:href="#id671">staff</text:a>, <text:a xlink:type="simple" xlink:href="#id451">staffdef</text:a>, <text:a xlink:type="simple" xlink:href="#id436">staffgrp</text:a>, <text:a xlink:type="simple" xlink:href="#id1075">stylename</text:a>, <text:a xlink:type="simple" xlink:href="#id1331">subst</text:a>, <text:a xlink:type="simple" xlink:href="#id1233">supplied</text:a>, <text:a xlink:type="simple" xlink:href="#id948">syl</text:a>, <text:a xlink:type="simple" xlink:href="#id944">syllable</text:a>, <text:a xlink:type="simple" xlink:href="#id384">symbol</text:a>, <text:a xlink:type="simple" xlink:href="#id264">table</text:a>, <text:a xlink:type="simple" xlink:href="#id787">tempo</text:a>, <text:a xlink:type="simple" xlink:href="#id1122">tie</text:a>, <text:a xlink:type="simple" xlink:href="#id1087">title</text:a>, <text:a xlink:type="simple" xlink:href="#id998">trill</text:a>, <text:a xlink:type="simple" xlink:href="#id898">tuplet</text:a>, <text:a xlink:type="simple" xlink:href="#id1127">tupletspan</text:a>, <text:a xlink:type="simple" xlink:href="#id1005">turn</text:a>, <text:a xlink:type="simple" xlink:href="#id1238">unclear</text:a>, <text:a xlink:type="simple" xlink:href="#id1186">uneume</text:a>, <text:a xlink:type="simple" xlink:href="#id167">verse</text:a> </text:p>
      <text:h text:style-name="P239" text:outline-level="1">May occur within:</text:h>
      <text:p text:style-name="Text_20_body"><text:a xlink:type="simple" xlink:href="#id219">app</text:a> </text:p>
      <text:h text:style-name="P239" text:outline-level="1">Attributes:</text:h>
      <text:list xml:id="list30709153" text:style-name="L172">
        <text:list-item>
          <text:p text:style-name="P172">cause, optional, xs:NMTOKEN<text:line-break/>classifies the cause for the variant reading, according to any appropriate typology of possible origins.</text:p>
        </text:list-item>
        <text:list-item>
          <text:p text:style-name="P172">copyof, optional, xs:IDREF<text:line-break/>points to an element of which the current element is a copy.</text:p>
        </text:list-item>
        <text:list-item>
          <text:p text:style-name="P172">corresp, optional, xs:IDREFS<text:line-break/>used to point to other elements that correspond to this one in a generic fashion.</text:p>
        </text:list-item>
        <text:list-item>
          <text:p text:style-name="P172">entityref, optional, xs:ENTITY<text:line-break/>uses a previously-declared entity to identify an external electronic object.</text:p>
        </text:list-item>
        <text:list-item>
          <text:p text:style-name="P172">hand, optional, xs:IDREF<text:line-break/>signifies the hand responsible for an action. The value must be the ID of a &lt;hand&gt; element declared in the header.</text:p>
        </text:list-item>
        <text:list-item>
          <text:p text:style-name="P172">n, optional, xs:NMTOKEN<text:line-break/>provides a label (name or number) for an element. While its value need not be unique, it is required to be a single token.</text:p>
        </text:list-item>
        <text:list-item>
          <text:p text:style-name="P172"><text:soft-page-break/>next, optional, xs:IDREFS<text:line-break/>used to point to the next event(s) in a user-defined collection.</text:p>
        </text:list-item>
        <text:list-item>
          <text:p text:style-name="P172">plist, optional, xs:IDREFS<text:line-break/>contains a space separated list of ID references that identify logical events that participate in a collection, such as notes under a phrase mark.</text:p>
        </text:list-item>
        <text:list-item>
          <text:p text:style-name="P172">prev, optional, xs:IDREFS<text:line-break/>points to the previous event(s) in a user-defined collection.</text:p>
        </text:list-item>
        <text:list-item>
          <text:p text:style-name="P172">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172">sameas, optional, xs:IDREFS<text:line-break/>points to an element that is the same as the current element but is not a literal copy of the current element.</text:p>
        </text:list-item>
        <text:list-item>
          <text:p text:style-name="P172">seq, optional, xs:positiveInteger<text:line-break/>used to assign a sequence number related to the order in which the encoded features carrying this attribute are believed to have occurred.</text:p>
        </text:list-item>
        <text:list-item>
          <text:p text:style-name="P172">source, optional, xs:IDREFS<text:line-break/>contains a list of one or more pointers indicating the sources which attest to a given reading. Each value should correspond to the ID of a &lt;source&gt; element located in the document header.</text:p>
        </text:list-item>
        <text:list-item>
          <text:p text:style-name="P172">subtype, optional, xs:NMTOKEN<text:line-break/>provide any sub-classification for the element, additional to that given by its type attribute.</text:p>
        </text:list-item>
        <text:list-item>
          <text:p text:style-name="P172">synch, optional, xs:IDREFS<text:line-break/>points to elements that are synchronous with the current element.</text:p>
        </text:list-item>
        <text:list-item>
          <text:p text:style-name="P172">targettype, optional, xs:NMTOKEN<text:line-break/>in contrast with the role attribute, allows the target resource to be characterized using any convenient classification scheme or typology.</text:p>
        </text:list-item>
        <text:list-item>
          <text:p text:style-name="P172">type, optional, xs:NMTOKEN<text:line-break/>characterizes the element in some sense, using any convenient classification scheme or typology.</text:p>
        </text:list-item>
        <text:list-item>
          <text:p text:style-name="P172">when, optional, xs:IDREF<text:line-break/>indicates the point of occurrence of this feature along a timeline. Its value must be the ID of a &lt;when&gt; element.</text:p>
        </text:list-item>
        <text:list-item>
          <text:p text:style-name="P172">xlink:actuate, optional, xs:token, onLoad, onRequest, other, none<text:line-break/>defines whether a link occurs automatically or must be requested by the user. It is used in conjunction with the show attribute to determine link behavior.</text:p>
        </text:list-item>
        <text:list-item>
          <text:p text:style-name="P172">xlink:href, optional, xs:anyURI<text:line-break/>allows the use of an previously-undeclared URI to identify an external electronic object.</text:p>
        </text:list-item>
        <text:list-item>
          <text:p text:style-name="P172">xlink:role, optional, xs:anyURI<text:line-break/>indicates a property of the entire link. The value of the role attribute must be a URI reference as defined in [IETF RFC 2396], except that if the URI scheme used is allowed to have absolute and relative forms, the URI portion must be absolute. The URI reference identifies some resource that describes the intended property. When no value is supplied, no particular role value is to be inferred.</text:p>
        </text:list-item>
        <text:list-item>
          <text:p text:style-name="P172">xlink:show, optional, xs:token, new, replace, other, none<text:line-break/>defines whether a remote resource that is the target of a link appears at the point of the link, replaces the existing link, or appears in a new window.</text:p>
        </text:list-item>
        <text:list-item>
          <text:p text:style-name="P172">xlink:title, optional, CDATA<text:line-break/>contains a human-readable description of the entire link. A value is optional; if a value is supplied, it should contain a string that describes the resource. The use of this information is highly dependent on the type of processing being done. It may be used, for example, to make titles available to applications <text:soft-page-break/>used by visually impaired users, or to create a table of links, or to present help text that appears when a user lets a mouse pointer hover over a starting resource.</text:p>
        </text:list-item>
        <text:list-item>
          <text:p text:style-name="P172">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critapp</text:p>
      <text:h text:style-name="P238" text:outline-level="1"><text:bookmark text:name="id1340"/>&lt;ref&gt; reference</text:h>
      <text:h text:style-name="P239" text:outline-level="1">Description:</text:h>
      <text:p text:style-name="Text_20_body">An internal linking element that provides for movement from one place in a MEI document to another point in the same document. Unlike the &lt;ptr&gt; element, &lt;ref&gt; may contain text and sub-elements to describe the destination. Don't confuse this element with &lt;extref&gt; which provides for linking to an electronic object that is external to the MEI document.</text:p>
      <text:h text:style-name="P239" text:outline-level="1">May contain:</text:h>
      <text:p text:style-name="Text_20_body">PCDATA, <text:a xlink:type="simple" xlink:href="#id210">abbr</text:a>, <text:a xlink:type="simple" xlink:href="#id53">address</text:a>, <text:a xlink:type="simple" xlink:href="#id296">annot</text:a>, <text:a xlink:type="simple" xlink:href="#id203">bibl</text:a>, <text:a xlink:type="simple" xlink:href="#id1046">corpname</text:a>, <text:a xlink:type="simple" xlink:href="#id1079">date</text:a>, <text:a xlink:type="simple" xlink:href="#id1243">expan</text:a>, <text:a xlink:type="simple" xlink:href="#id34">extptr</text:a>, <text:a xlink:type="simple" xlink:href="#id49">extref</text:a>, <text:a xlink:type="simple" xlink:href="#id1096">fig</text:a>, <text:a xlink:type="simple" xlink:href="#id1065">geogname</text:a>, <text:a xlink:type="simple" xlink:href="#id1092">identifier</text:a>, <text:a xlink:type="simple" xlink:href="#id232">lb</text:a>, <text:a xlink:type="simple" xlink:href="#id1035">name</text:a>, <text:a xlink:type="simple" xlink:href="#id1083">num</text:a>, <text:a xlink:type="simple" xlink:href="#id236">pb</text:a>, <text:a xlink:type="simple" xlink:href="#id1072">periodname</text:a>, <text:a xlink:type="simple" xlink:href="#id1060">persname</text:a>, <text:a xlink:type="simple" xlink:href="#id1338">ptr</text:a>, <text:a xlink:type="simple" xlink:href="#id1340">ref</text:a>, <text:a xlink:type="simple" xlink:href="#id1023">rend</text:a>, <text:a xlink:type="simple" xlink:href="#id1069">repository</text:a>, <text:a xlink:type="simple" xlink:href="#id1032">stack</text:a>, <text:a xlink:type="simple" xlink:href="#id1075">stylename</text:a>, <text:a xlink:type="simple" xlink:href="#id1087">title</text:a> </text:p>
      <text:h text:style-name="P239" text:outline-level="1">May occur within:</text:h>
      <text:p text:style-name="Text_20_body"><text:a xlink:type="simple" xlink:href="#id210">abbr</text:a>, <text:a xlink:type="simple" xlink:href="#id1373">accessdesc</text:a>, <text:a xlink:type="simple" xlink:href="#id1370">acqsource</text:a>, <text:a xlink:type="simple" xlink:href="#id213">add</text:a>, <text:a xlink:type="simple" xlink:href="#id55">addressline</text:a>, <text:a xlink:type="simple" xlink:href="#id30">altmeiid</text:a>, <text:a xlink:type="simple" xlink:href="#id390">anchoredtext</text:a>, <text:a xlink:type="simple" xlink:href="#id296">annot</text:a>, <text:a xlink:type="simple" xlink:href="#id203">bibl</text:a>, <text:a xlink:type="simple" xlink:href="#id267">caption</text:a>, <text:a xlink:type="simple" xlink:href="#id1400">condition</text:a>, <text:a xlink:type="simple" xlink:href="#id1046">corpname</text:a>, <text:a xlink:type="simple" xlink:href="#id61">corr</text:a>, <text:a xlink:type="simple" xlink:href="#id1208">damage</text:a>, <text:a xlink:type="simple" xlink:href="#id1079">date</text:a>, <text:a xlink:type="simple" xlink:href="#id1216">del</text:a>, <text:a xlink:type="simple" xlink:href="#id1403">dimensions</text:a>, <text:a xlink:type="simple" xlink:href="#id169">dir</text:a>, <text:a xlink:type="simple" xlink:href="#id770">dynam</text:a>, <text:a xlink:type="simple" xlink:href="#id207">edition</text:a>, <text:a xlink:type="simple" xlink:href="#id1406">exhibithist</text:a>, <text:a xlink:type="simple" xlink:href="#id1243">expan</text:a>, <text:a xlink:type="simple" xlink:href="#id1357">extent</text:a>, <text:a xlink:type="simple" xlink:href="#id49">extref</text:a>, <text:a xlink:type="simple" xlink:href="#id239">fw</text:a>, <text:a xlink:type="simple" xlink:href="#id1065">geogname</text:a>, <text:a xlink:type="simple" xlink:href="#id1411">hand</text:a>, <text:a xlink:type="simple" xlink:href="#id1134">harm</text:a>, <text:a xlink:type="simple" xlink:href="#id251">head</text:a>, <text:a xlink:type="simple" xlink:href="#id1092">identifier</text:a>, <text:a xlink:type="simple" xlink:href="#id1416">inscription</text:a>, <text:a xlink:type="simple" xlink:href="#id254">item</text:a>, <text:a xlink:type="simple" xlink:href="#id288">l</text:a>, <text:a xlink:type="simple" xlink:href="#id441">label</text:a>, <text:a xlink:type="simple" xlink:href="#id1441">language</text:a>, <text:a xlink:type="simple" xlink:href="#id221">lem</text:a>, <text:a xlink:type="simple" xlink:href="#id200">line</text:a>, <text:a xlink:type="simple" xlink:href="#id1035">name</text:a>, <text:a xlink:type="simple" xlink:href="#id1083">num</text:a>, <text:a xlink:type="simple" xlink:href="#id1220">orig</text:a>, <text:a xlink:type="simple" xlink:href="#id260">p</text:a>, <text:a xlink:type="simple" xlink:href="#id1072">periodname</text:a>, <text:a xlink:type="simple" xlink:href="#id1060">persname</text:a>, <text:a xlink:type="simple" xlink:href="#id293">pgdesc</text:a>, <text:a xlink:type="simple" xlink:href="#id412">pgfoot1</text:a>, <text:a xlink:type="simple" xlink:href="#id415">pgfoot2</text:a>, <text:a xlink:type="simple" xlink:href="#id406">pghead1</text:a>, <text:a xlink:type="simple" xlink:href="#id409">pghead2</text:a>, <text:a xlink:type="simple" xlink:href="#id1422">physloc</text:a>, <text:a xlink:type="simple" xlink:href="#id1419">physmedium</text:a>, <text:a xlink:type="simple" xlink:href="#id1376">price</text:a>, <text:a xlink:type="simple" xlink:href="#id1425">provenance</text:a>, <text:a xlink:type="simple" xlink:href="#id1174">rdg</text:a>, <text:a xlink:type="simple" xlink:href="#id1340">ref</text:a>, <text:a xlink:type="simple" xlink:href="#id1223">reg</text:a>, <text:a xlink:type="simple" xlink:href="#id1023">rend</text:a>, <text:a xlink:type="simple" xlink:href="#id1069">repository</text:a>, <text:a xlink:type="simple" xlink:href="#id1226">restore</text:a>, <text:a xlink:type="simple" xlink:href="#id1230">sic</text:a>, <text:a xlink:type="simple" xlink:href="#id1032">stack</text:a>, <text:a xlink:type="simple" xlink:href="#id1075">stylename</text:a>, <text:a xlink:type="simple" xlink:href="#id1233">supplied</text:a>, <text:a xlink:type="simple" xlink:href="#id948">syl</text:a>, <text:a xlink:type="simple" xlink:href="#id1382">sysreq</text:a>, <text:a xlink:type="simple" xlink:href="#id278">td</text:a>, <text:a xlink:type="simple" xlink:href="#id787">tempo</text:a>, <text:a xlink:type="simple" xlink:href="#id1451">term</text:a>, <text:a xlink:type="simple" xlink:href="#id272">th</text:a>, <text:a xlink:type="simple" xlink:href="#id1087">title</text:a>, <text:a xlink:type="simple" xlink:href="#id1432">treatmenthist</text:a>, <text:a xlink:type="simple" xlink:href="#id1435">treatmentsched</text:a>, <text:a xlink:type="simple" xlink:href="#id1238">unclear</text:a>, <text:a xlink:type="simple" xlink:href="#id1379">userestrict</text:a> </text:p>
      <text:h text:style-name="P239" text:outline-level="1">Attributes:</text:h>
      <text:list xml:id="list30716698" text:style-name="L173">
        <text:list-item>
          <text:p text:style-name="P173">n, optional, xs:NMTOKEN<text:line-break/>provides a label (name or number) for an element. While its value need not be unique, it is required to be a single token.</text:p>
        </text:list-item>
        <text:list-item>
          <text:p text:style-name="P173">plist, optional, xs:IDREFS<text:line-break/>contains a space separated list of ID references that identify logical events that participate in a collection, such as notes under a phrase mark.</text:p>
        </text:list-item>
        <text:list-item>
          <text:p text:style-name="P173">targettype, optional, xs:NMTOKEN<text:line-break/>in contrast with the role attribute, allows the target resource to be characterized using any convenient classification scheme or typology.</text:p>
        </text:list-item>
        <text:list-item>
          <text:p text:style-name="P173">xlink:actuate, optional, xs:token, onLoad, onRequest, other, none<text:line-break/>defines whether a link occurs automatically or must be requested by the user. It is used in conjunction with the show attribute to determine link behavior.</text:p>
        </text:list-item>
        <text:list-item>
          <text:p text:style-name="P173">xlink:role, optional, xs:anyURI<text:line-break/>indicates a property of the entire link. The value of the role attribute must be a URI reference as defined in [IETF RFC 2396], except that if the URI scheme used is allowed to have absolute and relative forms, the URI portion must be absolute. The URI reference identifies some resource that describes the intended property. When no value is supplied, no particular role value is to be inferred.</text:p>
        </text:list-item>
        <text:list-item>
          <text:p text:style-name="P173"><text:soft-page-break/>xlink:show, optional, xs:token, new, replace, other, none<text:line-break/>defines whether a remote resource that is the target of a link appears at the point of the link, replaces the existing link, or appears in a new window.</text:p>
        </text:list-item>
        <text:list-item>
          <text:p text:style-name="P173">xlink:title, optional, CDATA<text:line-break/>contains a human-readable description of the entire link. A value is optional; if a value is supplied, it should contain a string that describes the resource. The use of this information is highly dependent on the type of processing being done. It may be used, for example, to make titles available to applications used by visually impaired users, or to create a table of links, or to present help text that appears when a user lets a mouse pointer hover over a starting resource.</text:p>
        </text:list-item>
        <text:list-item>
          <text:p text:style-name="P173">xml:id, optional, xs:ID<text:line-break/>regularizes the naming of an element and thus facilitates building links between it and other resources. Each id attribute within a document must have a unique value.</text:p>
        </text:list-item>
        <text:list-item>
          <text:p text:style-name="P173">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39" text:outline-level="1">Module:</text:h>
      <text:p text:style-name="Text_20_body">ptrref</text:p>
      <text:h text:style-name="P238" text:outline-level="1"><text:bookmark text:name="id1223"/>&lt;reg&gt; regularization</text:h>
      <text:h text:style-name="P239" text:outline-level="1">Description:</text:h>
      <text:p text:style-name="Text_20_body">Contains a reading which has been regularized or normalized in some sense. It is possible to identify the individual responsible for the regularization, and, using the choice and orig elements, to provide both original and regularized readings. The editor(s) responsible for asserting the regularized material may be recorded in the resp attribute. The value of resp must point to one or more identifiers declared in the document header. The cert attribute signifies the degree of certainty ascribed to the regularized reading.</text:p>
      <text:h text:style-name="P239" text:outline-level="1">May contain:</text:h>
      <text:p text:style-name="Text_20_body">PCDATA, <text:a xlink:type="simple" xlink:href="#id210">abbr</text:a>, <text:a xlink:type="simple" xlink:href="#id111">accid</text:a>, <text:a xlink:type="simple" xlink:href="#id213">add</text:a>, <text:a xlink:type="simple" xlink:href="#id53">address</text:a>, <text:a xlink:type="simple" xlink:href="#id296">annot</text:a>, <text:a xlink:type="simple" xlink:href="#id794">arpeg</text:a>, <text:a xlink:type="simple" xlink:href="#id142">artic</text:a>, <text:a xlink:type="simple" xlink:href="#id64">barline</text:a>, <text:a xlink:type="simple" xlink:href="#id894">beam</text:a>, <text:a xlink:type="simple" xlink:href="#id801">beamspan</text:a>, <text:a xlink:type="simple" xlink:href="#id900">beatrpt</text:a>, <text:a xlink:type="simple" xlink:href="#id896">bend</text:a>, <text:a xlink:type="simple" xlink:href="#id203">bibl</text:a>, <text:a xlink:type="simple" xlink:href="#id812">breath</text:a>, <text:a xlink:type="simple" xlink:href="#id907">btrem</text:a>, <text:a xlink:type="simple" xlink:href="#id58">choice</text:a>, <text:a xlink:type="simple" xlink:href="#id106">chord</text:a>, <text:a xlink:type="simple" xlink:href="#id858">clefchange</text:a>, <text:a xlink:type="simple" xlink:href="#id1046">corpname</text:a>, <text:a xlink:type="simple" xlink:href="#id61">corr</text:a>, <text:a xlink:type="simple" xlink:href="#id323">custos</text:a>, <text:a xlink:type="simple" xlink:href="#id1208">damage</text:a>, <text:a xlink:type="simple" xlink:href="#id1079">date</text:a>, <text:a xlink:type="simple" xlink:href="#id1216">del</text:a>, <text:a xlink:type="simple" xlink:href="#id169">dir</text:a>, <text:a xlink:type="simple" xlink:href="#id158">dot</text:a>, <text:a xlink:type="simple" xlink:href="#id770">dynam</text:a>, <text:a xlink:type="simple" xlink:href="#id1243">expan</text:a>, <text:a xlink:type="simple" xlink:href="#id34">extptr</text:a>, <text:a xlink:type="simple" xlink:href="#id49">extref</text:a>, <text:a xlink:type="simple" xlink:href="#id817">fermata</text:a>, <text:a xlink:type="simple" xlink:href="#id1096">fig</text:a>, <text:a xlink:type="simple" xlink:href="#id917">ftrem</text:a>, <text:a xlink:type="simple" xlink:href="#id1329">gap</text:a>, <text:a xlink:type="simple" xlink:href="#id1065">geogname</text:a>, <text:a xlink:type="simple" xlink:href="#id925">gliss</text:a>, <text:a xlink:type="simple" xlink:href="#id824">hairpin</text:a>, <text:a xlink:type="simple" xlink:href="#id932">halfmrpt</text:a>, <text:a xlink:type="simple" xlink:href="#id1322">handshift</text:a>, <text:a xlink:type="simple" xlink:href="#id1134">harm</text:a>, <text:a xlink:type="simple" xlink:href="#id832">harppedal</text:a>, <text:a xlink:type="simple" xlink:href="#id1092">identifier</text:a>, <text:a xlink:type="simple" xlink:href="#id216">ineume</text:a>, <text:a xlink:type="simple" xlink:href="#id396">keysig</text:a>, <text:a xlink:type="simple" xlink:href="#id675">layer</text:a>, <text:a xlink:type="simple" xlink:href="#id232">lb</text:a>, <text:a xlink:type="simple" xlink:href="#id934">ligature</text:a>, <text:a xlink:type="simple" xlink:href="#id937">lyrics</text:a>, <text:a xlink:type="simple" xlink:href="#id1151">measure</text:a>, <text:a xlink:type="simple" xlink:href="#id499">mensur</text:a>, <text:a xlink:type="simple" xlink:href="#id679">midi</text:a>, <text:a xlink:type="simple" xlink:href="#id856">mordent</text:a>, <text:a xlink:type="simple" xlink:href="#id723">mrest</text:a>, <text:a xlink:type="simple" xlink:href="#id737">mrpt</text:a>, <text:a xlink:type="simple" xlink:href="#id744">mrpt2</text:a>, <text:a xlink:type="simple" xlink:href="#id749">mspace</text:a>, <text:a xlink:type="simple" xlink:href="#id755">multirest</text:a>, <text:a xlink:type="simple" xlink:href="#id764">multirpt</text:a>, <text:a xlink:type="simple" xlink:href="#id1035">name</text:a>, <text:a xlink:type="simple" xlink:href="#id108">note</text:a>, <text:a xlink:type="simple" xlink:href="#id1083">num</text:a>, <text:a xlink:type="simple" xlink:href="#id845">octave</text:a>, <text:a xlink:type="simple" xlink:href="#id1220">orig</text:a>, <text:a xlink:type="simple" xlink:href="#id865">pad</text:a>, <text:a xlink:type="simple" xlink:href="#id236">pb</text:a>, <text:a xlink:type="simple" xlink:href="#id1013">pedal</text:a>, <text:a xlink:type="simple" xlink:href="#id1072">periodname</text:a>, <text:a xlink:type="simple" xlink:href="#id1060">persname</text:a>, <text:a xlink:type="simple" xlink:href="#id779">phrase</text:a>, <text:a xlink:type="simple" xlink:href="#id527">proport</text:a>, <text:a xlink:type="simple" xlink:href="#id1338">ptr</text:a>, <text:a xlink:type="simple" xlink:href="#id1340">ref</text:a>, <text:a xlink:type="simple" xlink:href="#id1223">reg</text:a>, <text:a xlink:type="simple" xlink:href="#id1020">reh</text:a>, <text:a xlink:type="simple" xlink:href="#id1023">rend</text:a>, <text:a xlink:type="simple" xlink:href="#id1069">repository</text:a>, <text:a xlink:type="simple" xlink:href="#id869">rest</text:a>, <text:a xlink:type="simple" xlink:href="#id1226">restore</text:a>, <text:a xlink:type="simple" xlink:href="#id659">section</text:a>, <text:a xlink:type="simple" xlink:href="#id1230">sic</text:a>, <text:a xlink:type="simple" xlink:href="#id1116">slur</text:a>, <text:a xlink:type="simple" xlink:href="#id887">space</text:a>, <text:a xlink:type="simple" xlink:href="#id1032">stack</text:a>, <text:a xlink:type="simple" xlink:href="#id671">staff</text:a>, <text:a xlink:type="simple" xlink:href="#id1075">stylename</text:a>, <text:a xlink:type="simple" xlink:href="#id1331">subst</text:a>, <text:a xlink:type="simple" xlink:href="#id1233">supplied</text:a>, <text:a xlink:type="simple" xlink:href="#id787">tempo</text:a>, <text:a xlink:type="simple" xlink:href="#id1122">tie</text:a>, <text:a xlink:type="simple" xlink:href="#id1087">title</text:a>, <text:a xlink:type="simple" xlink:href="#id998">trill</text:a>, <text:a xlink:type="simple" xlink:href="#id898">tuplet</text:a>, <text:a xlink:type="simple" xlink:href="#id1127">tupletspan</text:a>, <text:a xlink:type="simple" xlink:href="#id1005">turn</text:a>, <text:a xlink:type="simple" xlink:href="#id1238">unclear</text:a>, <text:a xlink:type="simple" xlink:href="#id1186">uneume</text:a> </text:p>
      <text:h text:style-name="P239" text:outline-level="1">May occur within:</text:h>
      <text:p text:style-name="Text_20_body"><text:a xlink:type="simple" xlink:href="#id210">abbr</text:a>, <text:a xlink:type="simple" xlink:href="#id213">add</text:a>, <text:a xlink:type="simple" xlink:href="#id55">addressline</text:a>, <text:a xlink:type="simple" xlink:href="#id390">anchoredtext</text:a>, <text:a xlink:type="simple" xlink:href="#id296">annot</text:a>, <text:a xlink:type="simple" xlink:href="#id267">caption</text:a>, <text:a xlink:type="simple" xlink:href="#id58">choice</text:a>, <text:a xlink:type="simple" xlink:href="#id1046">corpname</text:a>, <text:a xlink:type="simple" xlink:href="#id61">corr</text:a>, <text:a xlink:type="simple" xlink:href="#id1208">damage</text:a>, <text:a xlink:type="simple" xlink:href="#id1216">del</text:a>, <text:a xlink:type="simple" xlink:href="#id169">dir</text:a>, <text:a xlink:type="simple" xlink:href="#id770">dynam</text:a>, <text:a xlink:type="simple" xlink:href="#id666">ending</text:a>, <text:a xlink:type="simple" xlink:href="#id1243">expan</text:a>, <text:a xlink:type="simple" xlink:href="#id239">fw</text:a>, <text:a xlink:type="simple" xlink:href="#id1065">geogname</text:a>, <text:a xlink:type="simple" xlink:href="#id1134">harm</text:a>, <text:a xlink:type="simple" xlink:href="#id251">head</text:a>, <text:a xlink:type="simple" xlink:href="#id1092">identifier</text:a>, <text:a xlink:type="simple" xlink:href="#id216">ineume</text:a>, <text:a xlink:type="simple" xlink:href="#id1416">inscription</text:a>, <text:a xlink:type="simple" xlink:href="#id254">item</text:a>, <text:a xlink:type="simple" xlink:href="#id288">l</text:a>, <text:a xlink:type="simple" xlink:href="#id441">label</text:a>, <text:a xlink:type="simple" xlink:href="#id675">layer</text:a>, <text:a xlink:type="simple" xlink:href="#id221">lem</text:a>, <text:a xlink:type="simple" xlink:href="#id1151">measure</text:a>, <text:a xlink:type="simple" xlink:href="#id1035">name</text:a>, <text:a xlink:type="simple" xlink:href="#id108">note</text:a>, <text:a xlink:type="simple" xlink:href="#id1083">num</text:a>, <text:a xlink:type="simple" xlink:href="#id1220">orig</text:a>, <text:a xlink:type="simple" xlink:href="#id1155">ossia</text:a>, <text:a xlink:type="simple" xlink:href="#id260">p</text:a>, <text:a xlink:type="simple" xlink:href="#id1072">periodname</text:a>, <text:a xlink:type="simple" xlink:href="#id1060">persname</text:a>, <text:a xlink:type="simple" xlink:href="#id412">pgfoot1</text:a>, <text:a xlink:type="simple" xlink:href="#id415">pgfoot2</text:a>, <text:a xlink:type="simple" xlink:href="#id406">pghead1</text:a>, <text:a xlink:type="simple" xlink:href="#id409">pghead2</text:a>, <text:a xlink:type="simple" xlink:href="#id1174">rdg</text:a>, <text:a xlink:type="simple" xlink:href="#id1223">reg</text:a>, <text:a xlink:type="simple" xlink:href="#id1023">rend</text:a>, <text:a xlink:type="simple" xlink:href="#id1226">restore</text:a>, <text:a xlink:type="simple" xlink:href="#id1548">score</text:a>, <text:a xlink:type="simple" xlink:href="#id659">section</text:a>, <text:a xlink:type="simple" xlink:href="#id1230">sic</text:a>, <text:a xlink:type="simple" xlink:href="#id671">staff</text:a>, <text:a xlink:type="simple" xlink:href="#id1075">stylename</text:a>, <text:a xlink:type="simple" xlink:href="#id1331">subst</text:a>, <text:a xlink:type="simple" xlink:href="#id1233">supplied</text:a>, <text:a xlink:type="simple" xlink:href="#id948">syl</text:a>, <text:a xlink:type="simple" xlink:href="#id944">syllable</text:a>, <text:a xlink:type="simple" xlink:href="#id278">td</text:a>, <text:a xlink:type="simple" xlink:href="#id787">tempo</text:a>, <text:a xlink:type="simple" xlink:href="#id272">th</text:a>, <text:a xlink:type="simple" xlink:href="#id1087">title</text:a>, <text:a xlink:type="simple" xlink:href="#id1238">unclear</text:a>, <text:a xlink:type="simple" xlink:href="#id1186">uneume</text:a> </text:p>
      <text:h text:style-name="P239" text:outline-level="1"><text:soft-page-break/>Attributes:</text:h>
      <text:list xml:id="list30688776" text:style-name="L174">
        <text:list-item>
          <text:p text:style-name="P174">cert, optional, xs:token, high, medium, low, unknown<text:line-break/>signifies the degree of certainty or precision associated with a feature.</text:p>
        </text:list-item>
        <text:list-item>
          <text:p text:style-name="P174">evidence, optional, xs:NMTOKEN<text:line-break/>indicates the nature of the evidence supporting the reliability or accuracy of the intervention or interpretation. Suggested values include: 'internal', 'external', 'conjecture'.</text:p>
        </text:list-item>
        <text:list-item>
          <text:p text:style-name="P174">n, optional, xs:NMTOKEN<text:line-break/>provides a label (name or number) for an element. While its value need not be unique, it is required to be a single token.</text:p>
        </text:list-item>
        <text:list-item>
          <text:p text:style-name="P174">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174">source, optional, xs:IDREFS<text:line-break/>contains a list of one or more pointers indicating the sources which attest to a given reading. Each value should correspond to the ID of a &lt;source&gt; element located in the document header.</text:p>
        </text:list-item>
        <text:list-item>
          <text:p text:style-name="P174">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edittrans</text:p>
      <text:h text:style-name="P238" text:outline-level="1"><text:bookmark text:name="id1020"/>&lt;reh&gt; rehearsal mark</text:h>
      <text:h text:style-name="P239" text:outline-level="1">Description:</text:h>
      <text:p text:style-name="Text_20_body">In an orchestral score and its corresponding parts, a mark indicating a convenient point from which to resume rehearsal after a break. They may also be called rehearsal figures, or when numbers are used instead of letters, rehearsal numbers. See Read, p. 443. Reh uses a subset of model.textphraseLike.limited.</text:p>
      <text:h text:style-name="P239" text:outline-level="1">May contain:</text:h>
      <text:p text:style-name="Text_20_body">PCDATA, <text:a xlink:type="simple" xlink:href="#id232">lb</text:a>, <text:a xlink:type="simple" xlink:href="#id1023">rend</text:a>, <text:a xlink:type="simple" xlink:href="#id1032">stack</text:a> </text:p>
      <text:h text:style-name="P239" text:outline-level="1">May occur within:</text:h>
      <text:p text:style-name="Text_20_body"><text:a xlink:type="simple" xlink:href="#id213">add</text:a>, <text:a xlink:type="simple" xlink:href="#id61">corr</text:a>, <text:a xlink:type="simple" xlink:href="#id1208">damage</text:a>, <text:a xlink:type="simple" xlink:href="#id1216">del</text:a>, <text:a xlink:type="simple" xlink:href="#id675">layer</text:a>, <text:a xlink:type="simple" xlink:href="#id221">lem</text:a>, <text:a xlink:type="simple" xlink:href="#id934">ligature</text:a>, <text:a xlink:type="simple" xlink:href="#id1151">measure</text:a>, <text:a xlink:type="simple" xlink:href="#id1220">orig</text:a>, <text:a xlink:type="simple" xlink:href="#id1155">ossia</text:a>, <text:a xlink:type="simple" xlink:href="#id1174">rdg</text:a>, <text:a xlink:type="simple" xlink:href="#id1223">reg</text:a>, <text:a xlink:type="simple" xlink:href="#id1226">restore</text:a>, <text:a xlink:type="simple" xlink:href="#id1230">sic</text:a>, <text:a xlink:type="simple" xlink:href="#id1233">supplied</text:a>, <text:a xlink:type="simple" xlink:href="#id944">syllable</text:a>, <text:a xlink:type="simple" xlink:href="#id1238">unclear</text:a> </text:p>
      <text:h text:style-name="P239" text:outline-level="1">Attributes:</text:h>
      <text:list xml:id="list30688404" text:style-name="L175">
        <text:list-item>
          <text:p text:style-name="P175">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175">copyof, optional, xs:IDREF<text:line-break/>points to an element of which the current element is a copy.</text:p>
        </text:list-item>
        <text:list-item>
          <text:p text:style-name="P175">corresp, optional, xs:IDREFS<text:line-break/>used to point to other elements that correspond to this one in a generic fashion.</text:p>
        </text:list-item>
        <text:list-item>
          <text:p text:style-name="P175">facs, optional, xs:IDREFS<text:line-break/>permits the current element to reference a facsimile image or image zone which corresponds to it.</text:p>
        </text:list-item>
        <text:list-item>
          <text:p text:style-name="P175"><text:soft-page-break/>fontfam, optional, xs:token<text:line-break/>contains the name of a font-family.</text:p>
        </text:list-item>
        <text:list-item>
          <text:p text:style-name="P175">fontname, optional, xs:token<text:line-break/>records the name of the font.</text:p>
        </text:list-item>
        <text:list-item>
          <text:p text:style-name="P175">fontsize, optional, xs:decimal<text:line-break/>indicates the size of the font in printers' points, i.e., 1/72ths of an inch.</text:p>
        </text:list-item>
        <text:list-item>
          <text:p text:style-name="P175">fontstyle, optional, xs:token, ital, normal, oblique<text:line-break/>records the style of the font, i.e, italic, oblique, or normal.</text:p>
        </text:list-item>
        <text:list-item>
          <text:p text:style-name="P175">fontweight, optional, xs:token, bold<text:line-break/>used to indicate bold type.</text:p>
        </text:list-item>
        <text:list-item>
          <text:p text:style-name="P175">ho, optional, xs:decimal<text:line-break/>records a horizontal adjustment of a feature's programmatically-determinded location in terms of staff interline distance; that is, units of 1/2 the distance between adjacent staves.</text:p>
        </text:list-item>
        <text:list-item>
          <text:p text:style-name="P175">n, optional, xs:NMTOKEN<text:line-break/>provides a label (name or number) for an element. While its value need not be unique, it is required to be a single token.</text:p>
        </text:list-item>
        <text:list-item>
          <text:p text:style-name="P175">next, optional, xs:IDREFS<text:line-break/>used to point to the next event(s) in a user-defined collection.</text:p>
        </text:list-item>
        <text:list-item>
          <text:p text:style-name="P175">place, optional, xs:token, above, below<text:line-break/>captures the placement of the item with respect to the staff with which it is associated.</text:p>
        </text:list-item>
        <text:list-item>
          <text:p text:style-name="P175">prev, optional, xs:IDREFS<text:line-break/>points to the previous event(s) in a user-defined collection.</text:p>
        </text:list-item>
        <text:list-item>
          <text:p text:style-name="P175">sameas, optional, xs:IDREFS<text:line-break/>points to an element that is the same as the current element but is not a literal copy of the current element.</text:p>
        </text:list-item>
        <text:list-item>
          <text:p text:style-name="P175">staff, required, list of xs:positiveInteger, minimum length of 1<text:line-break/>signifies the staff on which a notated event occurs or to which a control event applies.</text:p>
        </text:list-item>
        <text:list-item>
          <text:p text:style-name="P175">startid, optional, xs:IDREF<text:line-break/>holds a reference to the first element in a sequence of events to which the feature applies.</text:p>
        </text:list-item>
        <text:list-item>
          <text:p text:style-name="P175">synch, optional, xs:IDREFS<text:line-break/>points to elements that are synchronous with the current element.</text:p>
        </text:list-item>
        <text:list-item>
          <text:p text:style-name="P175">to, optional, xs:decimal<text:line-break/>records a timestamp adjustment of a feature's programmatically-determined location in musical terms; that is, beats.</text:p>
        </text:list-item>
        <text:list-item>
          <text:p text:style-name="P175">tstamp, optional, xs:decimal, 0 - ∞<text:line-break/>encodes the onset time in terms of musical time, i.e., beats[.fractional beat part]</text:p>
        </text:list-item>
        <text:list-item>
          <text:p text:style-name="P175">tstamp.ges, optional, xs:nonNegativeInteger<text:line-break/>used to record the onset time in pulses per quarter note (ppq, MusicXML divisions, or MIDI clicks) since the start of the file.</text:p>
        </text:list-item>
        <text:list-item>
          <text:p text:style-name="P175">tstamp.real, optional, xs:time<text:line-break/>used to record the onset time in pulses per quarter note (ppq, MusicXML divisions, or MIDI clicks) since the start of the file.</text:p>
        </text:list-item>
        <text:list-item>
          <text:p text:style-name="P175">vo, optional, xs:decimal<text:line-break/>records the vertical adjustment of a feature's programmatically-determined location in terms of staff interline distance; that is, units of 1/2 the distance between adjacent staves.</text:p>
        </text:list-item>
        <text:list-item>
          <text:p text:style-name="P175">when, optional, xs:IDREF<text:line-break/>indicates the point of occurrence of this feature along a timeline. Its value must be the ID of a &lt;when&gt; element.</text:p>
        </text:list-item>
        <text:list-item>
          <text:p text:style-name="P175"><text:soft-page-break/>x, optional, xs:decimal<text:line-break/>encodes an x coordinate for a feature in an output coordinate system. When it is necessary to record the placement of a feature in a facsimile image, use facs attribute.</text:p>
        </text:list-item>
        <text:list-item>
          <text:p text:style-name="P175">xml:id, optional, xs:ID<text:line-break/>regularizes the naming of an element and thus facilitates building links between it and other resources. Each id attribute within a document must have a unique value.</text:p>
        </text:list-item>
        <text:list-item>
          <text:p text:style-name="P175">y, optional, xs:decimal<text:line-break/>encodes an y coordinate for a feature in an output coordinate system. When it is necessary to record the placement of a feature in a facsimile image, use facs attribute.</text:p>
        </text:list-item>
      </text:list>
      <text:h text:style-name="P239" text:outline-level="1">Module:</text:h>
      <text:p text:style-name="Text_20_body">cmn</text:p>
      <text:h text:style-name="P238" text:outline-level="1"><text:bookmark text:name="id1023"/>&lt;rend&gt; rend</text:h>
      <text:h text:style-name="P239" text:outline-level="1">Description:</text:h>
      <text:p text:style-name="Text_20_body">A formatting element indicating special visual rendering, e.g., bold or italicized, of a text word or phrase. When an entire element should be rendered in a special way, a style sheet function should be used instead of the &lt;rend&gt; element.</text:p>
      <text:h text:style-name="P239" text:outline-level="1">May contain:</text:h>
      <text:p text:style-name="Text_20_body">PCDATA, <text:a xlink:type="simple" xlink:href="#id210">abbr</text:a>, <text:a xlink:type="simple" xlink:href="#id213">add</text:a>, <text:a xlink:type="simple" xlink:href="#id53">address</text:a>, <text:a xlink:type="simple" xlink:href="#id296">annot</text:a>, <text:a xlink:type="simple" xlink:href="#id203">bibl</text:a>, <text:a xlink:type="simple" xlink:href="#id58">choice</text:a>, <text:a xlink:type="simple" xlink:href="#id1046">corpname</text:a>, <text:a xlink:type="simple" xlink:href="#id61">corr</text:a>, <text:a xlink:type="simple" xlink:href="#id1208">damage</text:a>, <text:a xlink:type="simple" xlink:href="#id1079">date</text:a>, <text:a xlink:type="simple" xlink:href="#id1216">del</text:a>, <text:a xlink:type="simple" xlink:href="#id1243">expan</text:a>, <text:a xlink:type="simple" xlink:href="#id34">extptr</text:a>, <text:a xlink:type="simple" xlink:href="#id49">extref</text:a>, <text:a xlink:type="simple" xlink:href="#id1096">fig</text:a>, <text:a xlink:type="simple" xlink:href="#id1329">gap</text:a>, <text:a xlink:type="simple" xlink:href="#id1065">geogname</text:a>, <text:a xlink:type="simple" xlink:href="#id1322">handshift</text:a>, <text:a xlink:type="simple" xlink:href="#id1092">identifier</text:a>, <text:a xlink:type="simple" xlink:href="#id232">lb</text:a>, <text:a xlink:type="simple" xlink:href="#id1035">name</text:a>, <text:a xlink:type="simple" xlink:href="#id1083">num</text:a>, <text:a xlink:type="simple" xlink:href="#id1220">orig</text:a>, <text:a xlink:type="simple" xlink:href="#id236">pb</text:a>, <text:a xlink:type="simple" xlink:href="#id1072">periodname</text:a>, <text:a xlink:type="simple" xlink:href="#id1060">persname</text:a>, <text:a xlink:type="simple" xlink:href="#id1338">ptr</text:a>, <text:a xlink:type="simple" xlink:href="#id1340">ref</text:a>, <text:a xlink:type="simple" xlink:href="#id1223">reg</text:a>, <text:a xlink:type="simple" xlink:href="#id1023">rend</text:a>, <text:a xlink:type="simple" xlink:href="#id1069">repository</text:a>, <text:a xlink:type="simple" xlink:href="#id1226">restore</text:a>, <text:a xlink:type="simple" xlink:href="#id1230">sic</text:a>, <text:a xlink:type="simple" xlink:href="#id1032">stack</text:a>, <text:a xlink:type="simple" xlink:href="#id1075">stylename</text:a>, <text:a xlink:type="simple" xlink:href="#id1331">subst</text:a>, <text:a xlink:type="simple" xlink:href="#id1233">supplied</text:a>, <text:a xlink:type="simple" xlink:href="#id1087">title</text:a>, <text:a xlink:type="simple" xlink:href="#id1238">unclear</text:a> </text:p>
      <text:h text:style-name="P239" text:outline-level="1">May occur within:</text:h>
      <text:p text:style-name="Text_20_body"><text:a xlink:type="simple" xlink:href="#id210">abbr</text:a>, <text:a xlink:type="simple" xlink:href="#id1373">accessdesc</text:a>, <text:a xlink:type="simple" xlink:href="#id1370">acqsource</text:a>, <text:a xlink:type="simple" xlink:href="#id213">add</text:a>, <text:a xlink:type="simple" xlink:href="#id55">addressline</text:a>, <text:a xlink:type="simple" xlink:href="#id30">altmeiid</text:a>, <text:a xlink:type="simple" xlink:href="#id390">anchoredtext</text:a>, <text:a xlink:type="simple" xlink:href="#id296">annot</text:a>, <text:a xlink:type="simple" xlink:href="#id203">bibl</text:a>, <text:a xlink:type="simple" xlink:href="#id267">caption</text:a>, <text:a xlink:type="simple" xlink:href="#id1400">condition</text:a>, <text:a xlink:type="simple" xlink:href="#id1046">corpname</text:a>, <text:a xlink:type="simple" xlink:href="#id61">corr</text:a>, <text:a xlink:type="simple" xlink:href="#id1208">damage</text:a>, <text:a xlink:type="simple" xlink:href="#id1079">date</text:a>, <text:a xlink:type="simple" xlink:href="#id1216">del</text:a>, <text:a xlink:type="simple" xlink:href="#id1403">dimensions</text:a>, <text:a xlink:type="simple" xlink:href="#id169">dir</text:a>, <text:a xlink:type="simple" xlink:href="#id770">dynam</text:a>, <text:a xlink:type="simple" xlink:href="#id207">edition</text:a>, <text:a xlink:type="simple" xlink:href="#id1406">exhibithist</text:a>, <text:a xlink:type="simple" xlink:href="#id1243">expan</text:a>, <text:a xlink:type="simple" xlink:href="#id1357">extent</text:a>, <text:a xlink:type="simple" xlink:href="#id49">extref</text:a>, <text:a xlink:type="simple" xlink:href="#id239">fw</text:a>, <text:a xlink:type="simple" xlink:href="#id1065">geogname</text:a>, <text:a xlink:type="simple" xlink:href="#id1411">hand</text:a>, <text:a xlink:type="simple" xlink:href="#id1134">harm</text:a>, <text:a xlink:type="simple" xlink:href="#id251">head</text:a>, <text:a xlink:type="simple" xlink:href="#id1092">identifier</text:a>, <text:a xlink:type="simple" xlink:href="#id1416">inscription</text:a>, <text:a xlink:type="simple" xlink:href="#id254">item</text:a>, <text:a xlink:type="simple" xlink:href="#id288">l</text:a>, <text:a xlink:type="simple" xlink:href="#id441">label</text:a>, <text:a xlink:type="simple" xlink:href="#id1441">language</text:a>, <text:a xlink:type="simple" xlink:href="#id221">lem</text:a>, <text:a xlink:type="simple" xlink:href="#id200">line</text:a>, <text:a xlink:type="simple" xlink:href="#id1035">name</text:a>, <text:a xlink:type="simple" xlink:href="#id1083">num</text:a>, <text:a xlink:type="simple" xlink:href="#id1220">orig</text:a>, <text:a xlink:type="simple" xlink:href="#id260">p</text:a>, <text:a xlink:type="simple" xlink:href="#id1072">periodname</text:a>, <text:a xlink:type="simple" xlink:href="#id1060">persname</text:a>, <text:a xlink:type="simple" xlink:href="#id412">pgfoot1</text:a>, <text:a xlink:type="simple" xlink:href="#id415">pgfoot2</text:a>, <text:a xlink:type="simple" xlink:href="#id406">pghead1</text:a>, <text:a xlink:type="simple" xlink:href="#id409">pghead2</text:a>, <text:a xlink:type="simple" xlink:href="#id1422">physloc</text:a>, <text:a xlink:type="simple" xlink:href="#id1419">physmedium</text:a>, <text:a xlink:type="simple" xlink:href="#id1376">price</text:a>, <text:a xlink:type="simple" xlink:href="#id1425">provenance</text:a>, <text:a xlink:type="simple" xlink:href="#id1174">rdg</text:a>, <text:a xlink:type="simple" xlink:href="#id1340">ref</text:a>, <text:a xlink:type="simple" xlink:href="#id1223">reg</text:a>, <text:a xlink:type="simple" xlink:href="#id1020">reh</text:a>, <text:a xlink:type="simple" xlink:href="#id1023">rend</text:a>, <text:a xlink:type="simple" xlink:href="#id1069">repository</text:a>, <text:a xlink:type="simple" xlink:href="#id1226">restore</text:a>, <text:a xlink:type="simple" xlink:href="#id1230">sic</text:a>, <text:a xlink:type="simple" xlink:href="#id1032">stack</text:a>, <text:a xlink:type="simple" xlink:href="#id1075">stylename</text:a>, <text:a xlink:type="simple" xlink:href="#id1233">supplied</text:a>, <text:a xlink:type="simple" xlink:href="#id948">syl</text:a>, <text:a xlink:type="simple" xlink:href="#id1382">sysreq</text:a>, <text:a xlink:type="simple" xlink:href="#id278">td</text:a>, <text:a xlink:type="simple" xlink:href="#id787">tempo</text:a>, <text:a xlink:type="simple" xlink:href="#id1451">term</text:a>, <text:a xlink:type="simple" xlink:href="#id272">th</text:a>, <text:a xlink:type="simple" xlink:href="#id1087">title</text:a>, <text:a xlink:type="simple" xlink:href="#id1432">treatmenthist</text:a>, <text:a xlink:type="simple" xlink:href="#id1435">treatmentsched</text:a>, <text:a xlink:type="simple" xlink:href="#id1238">unclear</text:a>, <text:a xlink:type="simple" xlink:href="#id1379">userestrict</text:a> </text:p>
      <text:h text:style-name="P239" text:outline-level="1">Attributes:</text:h>
      <text:list xml:id="list30707421" text:style-name="L176">
        <text:list-item>
          <text:p text:style-name="P176">altrend, optional, CDATA<text:line-break/>used to extend the values of the rend attribute. One or the other of the rend and altrend attributes is required.</text:p>
        </text:list-item>
        <text:list-item>
          <text:p text:style-name="P176">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176">fontfam, optional, xs:token<text:line-break/>contains the name of a font-family.</text:p>
        </text:list-item>
        <text:list-item>
          <text:p text:style-name="P176">fontname, optional, xs:token<text:line-break/>records the name of the font.</text:p>
        </text:list-item>
        <text:list-item>
          <text:p text:style-name="P176">fontsize, optional, xs:decimal<text:line-break/>indicates the size of the font in printers' points, i.e., 1/72ths of an inch.</text:p>
        </text:list-item>
        <text:list-item>
          <text:p text:style-name="P176"><text:soft-page-break/>fontstyle, optional, xs:token, ital, normal, oblique<text:line-break/>records the style of the font, i.e, italic, oblique, or normal.</text:p>
        </text:list-item>
        <text:list-item>
          <text:p text:style-name="P176">fontweight, optional, xs:token, bold<text:line-break/>used to indicate bold type.</text:p>
        </text:list-item>
        <text:list-item>
          <text:p text:style-name="P176">halign, optional, xs:token, left, right, center, justify<text:line-break/>records horizontal alignment.</text:p>
        </text:list-item>
        <text:list-item>
          <text:p text:style-name="P176">n, optional, xs:NMTOKEN<text:line-break/>provides a label (name or number) for an element. While its value need not be unique, it is required to be a single token.</text:p>
        </text:list-item>
        <text:list-item>
          <text:p text:style-name="P176">rend, optional, xs:token, box, circle, dblunderline, none, quote, slash, smcaps, strike, sub, sup, underline<text:line-break/>captures the appearance of the text. One or the other of the rend and altrend attributes is required.</text:p>
        </text:list-item>
        <text:list-item>
          <text:p text:style-name="P176">rotation, optional, xs:decimal<text:line-break/>A positive value for rotation rotates the text in a counter-clockwise fashion, while negative values produce clockwise rotation.</text:p>
        </text:list-item>
        <text:list-item>
          <text:p text:style-name="P176">valign, optional, xs:token, top, middle, bottom, baseline<text:line-break/>specifies the vertical alignment of the element content.</text:p>
        </text:list-item>
        <text:list-item>
          <text:p text:style-name="P176">xml:id, optional, xs:ID<text:line-break/>regularizes the naming of an element and thus facilitates building links between it and other resources. Each id attribute within a document must have a unique value.</text:p>
        </text:list-item>
        <text:list-item>
          <text:p text:style-name="P176">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39" text:outline-level="1">Module:</text:h>
      <text:p text:style-name="Text_20_body">shared</text:p>
      <text:h text:style-name="P238" text:outline-level="1"><text:bookmark text:name="id1069"/>&lt;repository&gt; repository</text:h>
      <text:h text:style-name="P239" text:outline-level="1">Description:</text:h>
      <text:p text:style-name="Text_20_body">Institution or agency which holds a bibliographic item. Sub-units of the institution may be marked with &lt;repository&gt; sub-elements. The name of the list from which a controlled value is taken may be recorded using the authority attribute.</text:p>
      <text:h text:style-name="P239" text:outline-level="1">May contain:</text:h>
      <text:p text:style-name="Text_20_body">PCDATA, <text:a xlink:type="simple" xlink:href="#id210">abbr</text:a>, <text:a xlink:type="simple" xlink:href="#id53">address</text:a>, <text:a xlink:type="simple" xlink:href="#id203">bibl</text:a>, <text:a xlink:type="simple" xlink:href="#id1046">corpname</text:a>, <text:a xlink:type="simple" xlink:href="#id1079">date</text:a>, <text:a xlink:type="simple" xlink:href="#id1243">expan</text:a>, <text:a xlink:type="simple" xlink:href="#id34">extptr</text:a>, <text:a xlink:type="simple" xlink:href="#id49">extref</text:a>, <text:a xlink:type="simple" xlink:href="#id1096">fig</text:a>, <text:a xlink:type="simple" xlink:href="#id1065">geogname</text:a>, <text:a xlink:type="simple" xlink:href="#id1092">identifier</text:a>, <text:a xlink:type="simple" xlink:href="#id232">lb</text:a>, <text:a xlink:type="simple" xlink:href="#id1035">name</text:a>, <text:a xlink:type="simple" xlink:href="#id1083">num</text:a>, <text:a xlink:type="simple" xlink:href="#id1072">periodname</text:a>, <text:a xlink:type="simple" xlink:href="#id1060">persname</text:a>, <text:a xlink:type="simple" xlink:href="#id1338">ptr</text:a>, <text:a xlink:type="simple" xlink:href="#id1340">ref</text:a>, <text:a xlink:type="simple" xlink:href="#id1023">rend</text:a>, <text:a xlink:type="simple" xlink:href="#id1069">repository</text:a>, <text:a xlink:type="simple" xlink:href="#id1032">stack</text:a>, <text:a xlink:type="simple" xlink:href="#id1075">stylename</text:a>, <text:a xlink:type="simple" xlink:href="#id1087">title</text:a> </text:p>
      <text:h text:style-name="P239" text:outline-level="1">May occur within:</text:h>
      <text:p text:style-name="Text_20_body"><text:a xlink:type="simple" xlink:href="#id210">abbr</text:a>, <text:a xlink:type="simple" xlink:href="#id1373">accessdesc</text:a>, <text:a xlink:type="simple" xlink:href="#id1370">acqsource</text:a>, <text:a xlink:type="simple" xlink:href="#id213">add</text:a>, <text:a xlink:type="simple" xlink:href="#id55">addressline</text:a>, <text:a xlink:type="simple" xlink:href="#id30">altmeiid</text:a>, <text:a xlink:type="simple" xlink:href="#id390">anchoredtext</text:a>, <text:a xlink:type="simple" xlink:href="#id296">annot</text:a>, <text:a xlink:type="simple" xlink:href="#id203">bibl</text:a>, <text:a xlink:type="simple" xlink:href="#id267">caption</text:a>, <text:a xlink:type="simple" xlink:href="#id1400">condition</text:a>, <text:a xlink:type="simple" xlink:href="#id1046">corpname</text:a>, <text:a xlink:type="simple" xlink:href="#id61">corr</text:a>, <text:a xlink:type="simple" xlink:href="#id1208">damage</text:a>, <text:a xlink:type="simple" xlink:href="#id1079">date</text:a>, <text:a xlink:type="simple" xlink:href="#id1216">del</text:a>, <text:a xlink:type="simple" xlink:href="#id1403">dimensions</text:a>, <text:a xlink:type="simple" xlink:href="#id169">dir</text:a>, <text:a xlink:type="simple" xlink:href="#id770">dynam</text:a>, <text:a xlink:type="simple" xlink:href="#id207">edition</text:a>, <text:a xlink:type="simple" xlink:href="#id1406">exhibithist</text:a>, <text:a xlink:type="simple" xlink:href="#id1243">expan</text:a>, <text:a xlink:type="simple" xlink:href="#id1357">extent</text:a>, <text:a xlink:type="simple" xlink:href="#id49">extref</text:a>, <text:a xlink:type="simple" xlink:href="#id239">fw</text:a>, <text:a xlink:type="simple" xlink:href="#id1065">geogname</text:a>, <text:a xlink:type="simple" xlink:href="#id1411">hand</text:a>, <text:a xlink:type="simple" xlink:href="#id1134">harm</text:a>, <text:a xlink:type="simple" xlink:href="#id251">head</text:a>, <text:a xlink:type="simple" xlink:href="#id1092">identifier</text:a>, <text:a xlink:type="simple" xlink:href="#id1416">inscription</text:a>, <text:a xlink:type="simple" xlink:href="#id254">item</text:a>, <text:a xlink:type="simple" xlink:href="#id288">l</text:a>, <text:a xlink:type="simple" xlink:href="#id441">label</text:a>, <text:a xlink:type="simple" xlink:href="#id1441">language</text:a>, <text:a xlink:type="simple" xlink:href="#id221">lem</text:a>, <text:a xlink:type="simple" xlink:href="#id200">line</text:a>, <text:a xlink:type="simple" xlink:href="#id1035">name</text:a>, <text:a xlink:type="simple" xlink:href="#id1083">num</text:a>, <text:a xlink:type="simple" xlink:href="#id1220">orig</text:a>, <text:a xlink:type="simple" xlink:href="#id260">p</text:a>, <text:a xlink:type="simple" xlink:href="#id1072">periodname</text:a>, <text:a xlink:type="simple" xlink:href="#id1060">persname</text:a>, <text:a xlink:type="simple" xlink:href="#id412">pgfoot1</text:a>, <text:a xlink:type="simple" xlink:href="#id415">pgfoot2</text:a>, <text:a xlink:type="simple" xlink:href="#id406">pghead1</text:a>, <text:a xlink:type="simple" xlink:href="#id409">pghead2</text:a>, <text:a xlink:type="simple" xlink:href="#id1397">physdesc</text:a>, <text:a xlink:type="simple" xlink:href="#id1422">physloc</text:a>, <text:a xlink:type="simple" xlink:href="#id1419">physmedium</text:a>, <text:a xlink:type="simple" xlink:href="#id1376">price</text:a>, <text:a xlink:type="simple" xlink:href="#id1425">provenance</text:a>, <text:a xlink:type="simple" xlink:href="#id1174">rdg</text:a>, <text:a xlink:type="simple" xlink:href="#id1340">ref</text:a>, <text:a xlink:type="simple" xlink:href="#id1223">reg</text:a>, <text:a xlink:type="simple" xlink:href="#id1023">rend</text:a>, <text:a xlink:type="simple" xlink:href="#id1069">repository</text:a>, <text:a xlink:type="simple" xlink:href="#id1226">restore</text:a>, <text:a xlink:type="simple" xlink:href="#id1230">sic</text:a>, <text:a xlink:type="simple" xlink:href="#id1032">stack</text:a>, <text:a xlink:type="simple" xlink:href="#id1075">stylename</text:a>, <text:a xlink:type="simple" xlink:href="#id1233">supplied</text:a>, <text:a xlink:type="simple" xlink:href="#id948">syl</text:a>, <text:a xlink:type="simple" xlink:href="#id1382">sysreq</text:a>, <text:a xlink:type="simple" xlink:href="#id278">td</text:a>, <text:a xlink:type="simple" xlink:href="#id787">tempo</text:a>, <text:a xlink:type="simple" xlink:href="#id1451">term</text:a>, <text:a xlink:type="simple" xlink:href="#id272">th</text:a>, <text:a xlink:type="simple" xlink:href="#id1087">title</text:a>, <text:a xlink:type="simple" xlink:href="#id1432">treatmenthist</text:a>, <text:a xlink:type="simple" xlink:href="#id1435">treatmentsched</text:a>, <text:a xlink:type="simple" xlink:href="#id1238">unclear</text:a>, <text:a xlink:type="simple" xlink:href="#id1379">userestrict</text:a> </text:p>
      <text:h text:style-name="P239" text:outline-level="1"><text:soft-page-break/>Attributes:</text:h>
      <text:list xml:id="list30712242" text:style-name="L177">
        <text:list-item>
          <text:p text:style-name="P177">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77">authority, optional, CDATA<text:line-break/>contains the name of the list from which an authorized value is taken.</text:p>
        </text:list-item>
        <text:list-item>
          <text:p text:style-name="P177">dbkey, optional, xs:NMTOKEN<text:line-break/>used to record a value which serves as a primary key in an external database.</text:p>
        </text:list-item>
        <text:list-item>
          <text:p text:style-name="P177">facs, optional, xs:IDREFS<text:line-break/>permits the current element to reference a facsimile image or image zone which corresponds to it.</text:p>
        </text:list-item>
        <text:list-item>
          <text:p text:style-name="P177">n, optional, xs:NMTOKEN<text:line-break/>provides a label (name or number) for an element. While its value need not be unique, it is required to be a single token.</text:p>
        </text:list-item>
        <text:list-item>
          <text:p text:style-name="P177">nymref, optional, xs:IDREF<text:line-break/>used to record a pointer to the regularized form of the name.</text:p>
        </text:list-item>
        <text:list-item>
          <text:p text:style-name="P177">subtype, optional, xs:NMTOKEN<text:line-break/>provide any sub-classification for the element, additional to that given by its type attribute.</text:p>
        </text:list-item>
        <text:list-item>
          <text:p text:style-name="P177">type, optional, xs:NMTOKEN<text:line-break/>characterizes the element in some sense, using any convenient classification scheme or typology.</text:p>
        </text:list-item>
        <text:list-item>
          <text:p text:style-name="P177">xml:id, optional, xs:ID<text:line-break/>regularizes the naming of an element and thus facilitates building links between it and other resources. Each id attribute within a document must have a unique value.</text:p>
        </text:list-item>
        <text:list-item>
          <text:p text:style-name="P177">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39" text:outline-level="1">Module:</text:h>
      <text:p text:style-name="Text_20_body">shared</text:p>
      <text:h text:style-name="P238" text:outline-level="1"><text:bookmark text:name="id1350"/>&lt;resp&gt; responsibility</text:h>
      <text:h text:style-name="P239" text:outline-level="1">Description:</text:h>
      <text:p text:style-name="Text_20_body">A phrase describing the nature of a person's intellectual responsibility. The name of the list from which a controlled value is taken may be recorded using the authority attribute.</text:p>
      <text:h text:style-name="P239" text:outline-level="1">May contain:</text:h>
      <text:p text:style-name="Text_20_body">EMPTY</text:p>
      <text:h text:style-name="P239" text:outline-level="1">May occur within:</text:h>
      <text:p text:style-name="Text_20_body"><text:a xlink:type="simple" xlink:href="#id1348">respstmt</text:a> </text:p>
      <text:h text:style-name="P239" text:outline-level="1"><text:soft-page-break/>Attributes:</text:h>
      <text:list xml:id="list30702937" text:style-name="L178">
        <text:list-item>
          <text:p text:style-name="P178">authority, optional, CDATA<text:line-break/>contains the name of the list from which an authorized value is taken.</text:p>
        </text:list-item>
      </text:list>
      <text:h text:style-name="P239" text:outline-level="1">Module:</text:h>
      <text:p text:style-name="Text_20_body">header</text:p>
      <text:h text:style-name="P238" text:outline-level="1"><text:bookmark text:name="id1348"/>&lt;respstmt&gt; responsibility statement</text:h>
      <text:h text:style-name="P239" text:outline-level="1">Description:</text:h>
      <text:p text:style-name="Text_20_body">Names one or more individuals, groups, or in rare cases, mechanical processes, responsible for creation or realization of the intellectual or artistic content.</text:p>
      <text:h text:style-name="P239" text:outline-level="1">May contain:</text:h>
      <text:p text:style-name="Text_20_body"><text:a xlink:type="simple" xlink:href="#id1046">corpname</text:a>, <text:a xlink:type="simple" xlink:href="#id1035">name</text:a>, <text:a xlink:type="simple" xlink:href="#id1060">persname</text:a>, <text:a xlink:type="simple" xlink:href="#id1350">resp</text:a> </text:p>
      <text:h text:style-name="P239" text:outline-level="1">May occur within:</text:h>
      <text:p text:style-name="Text_20_body"><text:a xlink:type="simple" xlink:href="#id1509">change</text:a>, <text:a xlink:type="simple" xlink:href="#id1354">editionstmt</text:a>, <text:a xlink:type="simple" xlink:href="#id1362">pubstmt</text:a>, <text:a xlink:type="simple" xlink:href="#id1387">seriesstmt</text:a>, <text:a xlink:type="simple" xlink:href="#id1346">titlestmt</text:a> </text:p>
      <text:h text:style-name="P239" text:outline-level="1">Attributes:</text:h>
      <text:list xml:id="list30688902" text:style-name="L179">
        <text:list-item>
          <text:p text:style-name="P179">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79">n, optional, xs:NMTOKEN<text:line-break/>provides a label (name or number) for an element. While its value need not be unique, it is required to be a single token.</text:p>
        </text:list-item>
        <text:list-item>
          <text:p text:style-name="P179">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header</text:p>
      <text:h text:style-name="P238" text:outline-level="1"><text:bookmark text:name="id869"/>&lt;rest&gt; rest</text:h>
      <text:h text:style-name="P239" text:outline-level="1">Description:</text:h>
      <text:p text:style-name="Text_20_body">A non-sounding event found in the source being transcribed (Read, p. 96-102). Do not confuse this element with the space element which is used as an aid for visual alignment.</text:p>
      <text:h text:style-name="P239" text:outline-level="1">May contain:</text:h>
      <text:p text:style-name="Text_20_body">EMPTY</text:p>
      <text:h text:style-name="P239" text:outline-level="1"><text:soft-page-break/>May occur within:</text:h>
      <text:p text:style-name="Text_20_body"><text:a xlink:type="simple" xlink:href="#id213">add</text:a>, <text:a xlink:type="simple" xlink:href="#id894">beam</text:a>, <text:a xlink:type="simple" xlink:href="#id896">bend</text:a>, <text:a xlink:type="simple" xlink:href="#id61">corr</text:a>, <text:a xlink:type="simple" xlink:href="#id1208">damage</text:a>, <text:a xlink:type="simple" xlink:href="#id1216">del</text:a>, <text:a xlink:type="simple" xlink:href="#id925">gliss</text:a>, <text:a xlink:type="simple" xlink:href="#id932">halfmrpt</text:a>, <text:a xlink:type="simple" xlink:href="#id216">ineume</text:a>, <text:a xlink:type="simple" xlink:href="#id675">layer</text:a>, <text:a xlink:type="simple" xlink:href="#id221">lem</text:a>, <text:a xlink:type="simple" xlink:href="#id934">ligature</text:a>, <text:a xlink:type="simple" xlink:href="#id856">mordent</text:a>, <text:a xlink:type="simple" xlink:href="#id108">note</text:a>, <text:a xlink:type="simple" xlink:href="#id1220">orig</text:a>, <text:a xlink:type="simple" xlink:href="#id1174">rdg</text:a>, <text:a xlink:type="simple" xlink:href="#id1223">reg</text:a>, <text:a xlink:type="simple" xlink:href="#id1226">restore</text:a>, <text:a xlink:type="simple" xlink:href="#id1230">sic</text:a>, <text:a xlink:type="simple" xlink:href="#id1233">supplied</text:a>, <text:a xlink:type="simple" xlink:href="#id944">syllable</text:a>, <text:a xlink:type="simple" xlink:href="#id998">trill</text:a>, <text:a xlink:type="simple" xlink:href="#id898">tuplet</text:a>, <text:a xlink:type="simple" xlink:href="#id1005">turn</text:a>, <text:a xlink:type="simple" xlink:href="#id1238">unclear</text:a>, <text:a xlink:type="simple" xlink:href="#id1186">uneume</text:a> </text:p>
      <text:h text:style-name="P239" text:outline-level="1">Attributes:</text:h>
      <text:list xml:id="list30710919" text:style-name="L180">
        <text:list-item>
          <text:p text:style-name="P180">altsym, optional, xs:IDREF<text:line-break/>provides a way of pointing to a user-defined symbol. It must contain an ID of a &lt;symboldef&gt; element elsewhere in the document.</text:p>
        </text:list-item>
        <text:list-item>
          <text:p text:style-name="P180">beam, optional, list of xs:token, "[i|m|t][1-6]", minimum length of 1<text:line-break/>indicates that this event is "under a beam".</text:p>
        </text:list-item>
        <text:list-item>
          <text:p text:style-name="P180">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180">copyof, optional, xs:IDREF<text:line-break/>points to an element of which the current element is a copy.</text:p>
        </text:list-item>
        <text:list-item>
          <text:p text:style-name="P180">corresp, optional, xs:IDREFS<text:line-break/>used to point to other elements that correspond to this one in a generic fashion.</text:p>
        </text:list-item>
        <text:list-item>
          <text:p text:style-name="P180">dots, optional, xs:nonNegativeInteger, 0 - 4<text:line-break/>records the number of augmentation dots required by a dotted duration.</text:p>
        </text:list-item>
        <text:list-item>
          <text:p text:style-name="P180">dur, optional, xs:token, long, breve, 1, 2, 4, 8, 16, 32, 64, 128, 256, 512, 1024, 2048, maxima, longa, brevis, semibrevis, minima, semiminima, fusa, semifusa<text:line-break/>records the duration of a feature using the relative durational values provided by the data.DURATION datatype.</text:p>
        </text:list-item>
        <text:list-item>
          <text:p text:style-name="P180">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180">facs, optional, xs:IDREFS<text:line-break/>permits the current element to reference a facsimile image or image zone which corresponds to it.</text:p>
        </text:list-item>
        <text:list-item>
          <text:p text:style-name="P180">fermata, optional, xs:token, above, below<text:line-break/>indicates the attachment of a fermata to this element. If visual information about the fermata needs to be recorded, then a &lt;fermata&gt; element should be employed instead.</text:p>
        </text:list-item>
        <text:list-item>
          <text:p text:style-name="P180">ho, optional, xs:decimal<text:line-break/>records a horizontal adjustment of a feature's programmatically-determinded location in terms of staff interline distance; that is, units of 1/2 the distance between adjacent staves.</text:p>
        </text:list-item>
        <text:list-item>
          <text:p text:style-name="P180">instr, optional, xs:IDREF<text:line-break/>provides a way of pointing to a MIDI instrument definition. It must contain the ID of an &lt;instrdef&gt; element elsewhere in the document.</text:p>
        </text:list-item>
        <text:list-item>
          <text:p text:style-name="P180">layer, optional, xs:positiveInteger<text:line-break/>identifies the layer to which a feature applies.</text:p>
        </text:list-item>
        <text:list-item>
          <text:p text:style-name="P180">line, optional, xs:positiveInteger<text:line-break/>indicates the line upon which a feature stands. The value must be in the range between 1 and the number of lines on the staff.</text:p>
        </text:list-item>
        <text:list-item>
          <text:p text:style-name="P180">n, optional, xs:NMTOKEN<text:line-break/>provides a label (name or number) for an element. While its value need not be unique, it is required to be a single token.</text:p>
        </text:list-item>
        <text:list-item>
          <text:p text:style-name="P180"><text:soft-page-break/>next, optional, xs:IDREFS<text:line-break/>used to point to the next event(s) in a user-defined collection.</text:p>
        </text:list-item>
        <text:list-item>
          <text:p text:style-name="P180">num, optional, xs:positiveInteger<text:line-break/>along with numbase, describes duration as a ratio. num is the first value in the ratio, while numbase is the second.</text:p>
        </text:list-item>
        <text:list-item>
          <text:p text:style-name="P180">numbase, optional, xs:positiveInteger<text:line-break/>along with num, describes duration as a ratio. num is the first value in the ratio, while numbase is the second.</text:p>
        </text:list-item>
        <text:list-item>
          <text:p text:style-name="P180">prev, optional, xs:IDREFS<text:line-break/>points to the previous event(s) in a user-defined collection.</text:p>
        </text:list-item>
        <text:list-item>
          <text:p text:style-name="P180">sameas, optional, xs:IDREFS<text:line-break/>points to an element that is the same as the current element but is not a literal copy of the current element.</text:p>
        </text:list-item>
        <text:list-item>
          <text:p text:style-name="P180">size, optional, xs:token, normal, cue<text:line-break/>describes the relative size of a feature.</text:p>
        </text:list-item>
        <text:list-item>
          <text:p text:style-name="P180">spaces, optional, xs:positiveInteger<text:line-break/>states how many spaces are covered by the rest.</text:p>
        </text:list-item>
        <text:list-item>
          <text:p text:style-name="P180">staff, optional, list of xs:positiveInteger, minimum length of 1<text:line-break/>signifies the staff on which a notated event occurs or to which a control event applies.</text:p>
        </text:list-item>
        <text:list-item>
          <text:p text:style-name="P180">synch, optional, xs:IDREFS<text:line-break/>points to elements that are synchronous with the current element.</text:p>
        </text:list-item>
        <text:list-item>
          <text:p text:style-name="P180">to, optional, xs:decimal<text:line-break/>records a timestamp adjustment of a feature's programmatically-determined location in musical terms; that is, beats.</text:p>
        </text:list-item>
        <text:list-item>
          <text:p text:style-name="P180">tstamp, optional, xs:decimal, 0 - ∞<text:line-break/>encodes the onset time in terms of musical time, i.e., beats[.fractional beat part]</text:p>
        </text:list-item>
        <text:list-item>
          <text:p text:style-name="P180">tstamp.ges, optional, xs:nonNegativeInteger<text:line-break/>used to record the onset time in pulses per quarter note (ppq, MusicXML divisions, or MIDI clicks) since the start of the file.</text:p>
        </text:list-item>
        <text:list-item>
          <text:p text:style-name="P180">tstamp.real, optional, xs:time<text:line-break/>used to record the onset time in pulses per quarter note (ppq, MusicXML divisions, or MIDI clicks) since the start of the file.</text:p>
        </text:list-item>
        <text:list-item>
          <text:p text:style-name="P180">tuplet, optional, list of xs:token, "[i|m|t][1-6]", minimum length of 1<text:line-break/>indicates that this feature participates in a tuplet.</text:p>
        </text:list-item>
        <text:list-item>
          <text:p text:style-name="P180">vo, optional, xs:decimal<text:line-break/>records the vertical adjustment of a feature's programmatically-determined location in terms of staff interline distance; that is, units of 1/2 the distance between adjacent staves.</text:p>
        </text:list-item>
        <text:list-item>
          <text:p text:style-name="P180">when, optional, xs:IDREF<text:line-break/>indicates the point of occurrence of this feature along a timeline. Its value must be the ID of a &lt;when&gt; element.</text:p>
        </text:list-item>
        <text:list-item>
          <text:p text:style-name="P180">x, optional, xs:decimal<text:line-break/>encodes an x coordinate for a feature in an output coordinate system. When it is necessary to record the placement of a feature in a facsimile image, use facs attribute.</text:p>
        </text:list-item>
        <text:list-item>
          <text:p text:style-name="P180">xml:id, optional, xs:ID<text:line-break/>regularizes the naming of an element and thus facilitates building links between it and other resources. Each id attribute within a document must have a unique value.</text:p>
        </text:list-item>
        <text:list-item>
          <text:p text:style-name="P180">y, optional, xs:decimal<text:line-break/>encodes an y coordinate for a feature in an output coordinate system. When it is necessary to record the placement of a feature in a facsimile image, use facs attribute.</text:p>
        </text:list-item>
      </text:list>
      <text:h text:style-name="P239" text:outline-level="1"><text:soft-page-break/>Module:</text:h>
      <text:p text:style-name="Text_20_body">shared</text:p>
      <text:h text:style-name="P238" text:outline-level="1"><text:bookmark text:name="id1226"/>&lt;restore&gt; restore</text:h>
      <text:h text:style-name="P239" text:outline-level="1">Description:</text:h>
      <text:p text:style-name="Text_20_body">Indicates restoration of musical material to an earlier state by cancellation of an editorial or authorial marking or instruction. The desc (description) attribute gives a prose description of the means of restoration, 'stet' or 'strike-down', for example. The cert attribute signifies the degree of certainty ascribed to the identification of the hand of the restoration. The type attribute may be used to indicate the action cancelled by the restoration. The resp attribute contains an ID reference to an element containing the name of the editor or transcriber responsible for identifying the hand of the restoration. The hand attribute signifies the hand of the agent which made the restoration.</text:p>
      <text:h text:style-name="P239" text:outline-level="1">May contain:</text:h>
      <text:p text:style-name="Text_20_body">PCDATA, <text:a xlink:type="simple" xlink:href="#id210">abbr</text:a>, <text:a xlink:type="simple" xlink:href="#id111">accid</text:a>, <text:a xlink:type="simple" xlink:href="#id213">add</text:a>, <text:a xlink:type="simple" xlink:href="#id53">address</text:a>, <text:a xlink:type="simple" xlink:href="#id296">annot</text:a>, <text:a xlink:type="simple" xlink:href="#id794">arpeg</text:a>, <text:a xlink:type="simple" xlink:href="#id142">artic</text:a>, <text:a xlink:type="simple" xlink:href="#id64">barline</text:a>, <text:a xlink:type="simple" xlink:href="#id894">beam</text:a>, <text:a xlink:type="simple" xlink:href="#id801">beamspan</text:a>, <text:a xlink:type="simple" xlink:href="#id900">beatrpt</text:a>, <text:a xlink:type="simple" xlink:href="#id896">bend</text:a>, <text:a xlink:type="simple" xlink:href="#id203">bibl</text:a>, <text:a xlink:type="simple" xlink:href="#id812">breath</text:a>, <text:a xlink:type="simple" xlink:href="#id907">btrem</text:a>, <text:a xlink:type="simple" xlink:href="#id58">choice</text:a>, <text:a xlink:type="simple" xlink:href="#id106">chord</text:a>, <text:a xlink:type="simple" xlink:href="#id858">clefchange</text:a>, <text:a xlink:type="simple" xlink:href="#id1046">corpname</text:a>, <text:a xlink:type="simple" xlink:href="#id61">corr</text:a>, <text:a xlink:type="simple" xlink:href="#id323">custos</text:a>, <text:a xlink:type="simple" xlink:href="#id1208">damage</text:a>, <text:a xlink:type="simple" xlink:href="#id1079">date</text:a>, <text:a xlink:type="simple" xlink:href="#id1216">del</text:a>, <text:a xlink:type="simple" xlink:href="#id169">dir</text:a>, <text:a xlink:type="simple" xlink:href="#id158">dot</text:a>, <text:a xlink:type="simple" xlink:href="#id770">dynam</text:a>, <text:a xlink:type="simple" xlink:href="#id1243">expan</text:a>, <text:a xlink:type="simple" xlink:href="#id34">extptr</text:a>, <text:a xlink:type="simple" xlink:href="#id49">extref</text:a>, <text:a xlink:type="simple" xlink:href="#id817">fermata</text:a>, <text:a xlink:type="simple" xlink:href="#id1096">fig</text:a>, <text:a xlink:type="simple" xlink:href="#id917">ftrem</text:a>, <text:a xlink:type="simple" xlink:href="#id1329">gap</text:a>, <text:a xlink:type="simple" xlink:href="#id1065">geogname</text:a>, <text:a xlink:type="simple" xlink:href="#id925">gliss</text:a>, <text:a xlink:type="simple" xlink:href="#id824">hairpin</text:a>, <text:a xlink:type="simple" xlink:href="#id932">halfmrpt</text:a>, <text:a xlink:type="simple" xlink:href="#id1322">handshift</text:a>, <text:a xlink:type="simple" xlink:href="#id1134">harm</text:a>, <text:a xlink:type="simple" xlink:href="#id832">harppedal</text:a>, <text:a xlink:type="simple" xlink:href="#id1092">identifier</text:a>, <text:a xlink:type="simple" xlink:href="#id216">ineume</text:a>, <text:a xlink:type="simple" xlink:href="#id396">keysig</text:a>, <text:a xlink:type="simple" xlink:href="#id675">layer</text:a>, <text:a xlink:type="simple" xlink:href="#id232">lb</text:a>, <text:a xlink:type="simple" xlink:href="#id934">ligature</text:a>, <text:a xlink:type="simple" xlink:href="#id937">lyrics</text:a>, <text:a xlink:type="simple" xlink:href="#id1151">measure</text:a>, <text:a xlink:type="simple" xlink:href="#id499">mensur</text:a>, <text:a xlink:type="simple" xlink:href="#id679">midi</text:a>, <text:a xlink:type="simple" xlink:href="#id856">mordent</text:a>, <text:a xlink:type="simple" xlink:href="#id723">mrest</text:a>, <text:a xlink:type="simple" xlink:href="#id737">mrpt</text:a>, <text:a xlink:type="simple" xlink:href="#id744">mrpt2</text:a>, <text:a xlink:type="simple" xlink:href="#id749">mspace</text:a>, <text:a xlink:type="simple" xlink:href="#id755">multirest</text:a>, <text:a xlink:type="simple" xlink:href="#id764">multirpt</text:a>, <text:a xlink:type="simple" xlink:href="#id1035">name</text:a>, <text:a xlink:type="simple" xlink:href="#id108">note</text:a>, <text:a xlink:type="simple" xlink:href="#id1083">num</text:a>, <text:a xlink:type="simple" xlink:href="#id845">octave</text:a>, <text:a xlink:type="simple" xlink:href="#id1220">orig</text:a>, <text:a xlink:type="simple" xlink:href="#id865">pad</text:a>, <text:a xlink:type="simple" xlink:href="#id236">pb</text:a>, <text:a xlink:type="simple" xlink:href="#id1013">pedal</text:a>, <text:a xlink:type="simple" xlink:href="#id1072">periodname</text:a>, <text:a xlink:type="simple" xlink:href="#id1060">persname</text:a>, <text:a xlink:type="simple" xlink:href="#id779">phrase</text:a>, <text:a xlink:type="simple" xlink:href="#id527">proport</text:a>, <text:a xlink:type="simple" xlink:href="#id1338">ptr</text:a>, <text:a xlink:type="simple" xlink:href="#id1340">ref</text:a>, <text:a xlink:type="simple" xlink:href="#id1223">reg</text:a>, <text:a xlink:type="simple" xlink:href="#id1020">reh</text:a>, <text:a xlink:type="simple" xlink:href="#id1023">rend</text:a>, <text:a xlink:type="simple" xlink:href="#id1069">repository</text:a>, <text:a xlink:type="simple" xlink:href="#id869">rest</text:a>, <text:a xlink:type="simple" xlink:href="#id1226">restore</text:a>, <text:a xlink:type="simple" xlink:href="#id659">section</text:a>, <text:a xlink:type="simple" xlink:href="#id1230">sic</text:a>, <text:a xlink:type="simple" xlink:href="#id1116">slur</text:a>, <text:a xlink:type="simple" xlink:href="#id887">space</text:a>, <text:a xlink:type="simple" xlink:href="#id1032">stack</text:a>, <text:a xlink:type="simple" xlink:href="#id671">staff</text:a>, <text:a xlink:type="simple" xlink:href="#id1075">stylename</text:a>, <text:a xlink:type="simple" xlink:href="#id1331">subst</text:a>, <text:a xlink:type="simple" xlink:href="#id1233">supplied</text:a>, <text:a xlink:type="simple" xlink:href="#id787">tempo</text:a>, <text:a xlink:type="simple" xlink:href="#id1122">tie</text:a>, <text:a xlink:type="simple" xlink:href="#id1087">title</text:a>, <text:a xlink:type="simple" xlink:href="#id998">trill</text:a>, <text:a xlink:type="simple" xlink:href="#id898">tuplet</text:a>, <text:a xlink:type="simple" xlink:href="#id1127">tupletspan</text:a>, <text:a xlink:type="simple" xlink:href="#id1005">turn</text:a>, <text:a xlink:type="simple" xlink:href="#id1238">unclear</text:a>, <text:a xlink:type="simple" xlink:href="#id1186">uneume</text:a> </text:p>
      <text:h text:style-name="P239" text:outline-level="1">May occur within:</text:h>
      <text:p text:style-name="Text_20_body"><text:a xlink:type="simple" xlink:href="#id210">abbr</text:a>, <text:a xlink:type="simple" xlink:href="#id213">add</text:a>, <text:a xlink:type="simple" xlink:href="#id55">addressline</text:a>, <text:a xlink:type="simple" xlink:href="#id390">anchoredtext</text:a>, <text:a xlink:type="simple" xlink:href="#id296">annot</text:a>, <text:a xlink:type="simple" xlink:href="#id267">caption</text:a>, <text:a xlink:type="simple" xlink:href="#id1046">corpname</text:a>, <text:a xlink:type="simple" xlink:href="#id61">corr</text:a>, <text:a xlink:type="simple" xlink:href="#id1208">damage</text:a>, <text:a xlink:type="simple" xlink:href="#id1216">del</text:a>, <text:a xlink:type="simple" xlink:href="#id169">dir</text:a>, <text:a xlink:type="simple" xlink:href="#id770">dynam</text:a>, <text:a xlink:type="simple" xlink:href="#id666">ending</text:a>, <text:a xlink:type="simple" xlink:href="#id1243">expan</text:a>, <text:a xlink:type="simple" xlink:href="#id239">fw</text:a>, <text:a xlink:type="simple" xlink:href="#id1065">geogname</text:a>, <text:a xlink:type="simple" xlink:href="#id1134">harm</text:a>, <text:a xlink:type="simple" xlink:href="#id251">head</text:a>, <text:a xlink:type="simple" xlink:href="#id1092">identifier</text:a>, <text:a xlink:type="simple" xlink:href="#id216">ineume</text:a>, <text:a xlink:type="simple" xlink:href="#id1416">inscription</text:a>, <text:a xlink:type="simple" xlink:href="#id254">item</text:a>, <text:a xlink:type="simple" xlink:href="#id288">l</text:a>, <text:a xlink:type="simple" xlink:href="#id441">label</text:a>, <text:a xlink:type="simple" xlink:href="#id675">layer</text:a>, <text:a xlink:type="simple" xlink:href="#id221">lem</text:a>, <text:a xlink:type="simple" xlink:href="#id1151">measure</text:a>, <text:a xlink:type="simple" xlink:href="#id1035">name</text:a>, <text:a xlink:type="simple" xlink:href="#id108">note</text:a>, <text:a xlink:type="simple" xlink:href="#id1083">num</text:a>, <text:a xlink:type="simple" xlink:href="#id1220">orig</text:a>, <text:a xlink:type="simple" xlink:href="#id1155">ossia</text:a>, <text:a xlink:type="simple" xlink:href="#id260">p</text:a>, <text:a xlink:type="simple" xlink:href="#id1072">periodname</text:a>, <text:a xlink:type="simple" xlink:href="#id1060">persname</text:a>, <text:a xlink:type="simple" xlink:href="#id412">pgfoot1</text:a>, <text:a xlink:type="simple" xlink:href="#id415">pgfoot2</text:a>, <text:a xlink:type="simple" xlink:href="#id406">pghead1</text:a>, <text:a xlink:type="simple" xlink:href="#id409">pghead2</text:a>, <text:a xlink:type="simple" xlink:href="#id1174">rdg</text:a>, <text:a xlink:type="simple" xlink:href="#id1223">reg</text:a>, <text:a xlink:type="simple" xlink:href="#id1023">rend</text:a>, <text:a xlink:type="simple" xlink:href="#id1226">restore</text:a>, <text:a xlink:type="simple" xlink:href="#id1548">score</text:a>, <text:a xlink:type="simple" xlink:href="#id659">section</text:a>, <text:a xlink:type="simple" xlink:href="#id1230">sic</text:a>, <text:a xlink:type="simple" xlink:href="#id671">staff</text:a>, <text:a xlink:type="simple" xlink:href="#id1075">stylename</text:a>, <text:a xlink:type="simple" xlink:href="#id1331">subst</text:a>, <text:a xlink:type="simple" xlink:href="#id1233">supplied</text:a>, <text:a xlink:type="simple" xlink:href="#id948">syl</text:a>, <text:a xlink:type="simple" xlink:href="#id944">syllable</text:a>, <text:a xlink:type="simple" xlink:href="#id278">td</text:a>, <text:a xlink:type="simple" xlink:href="#id787">tempo</text:a>, <text:a xlink:type="simple" xlink:href="#id272">th</text:a>, <text:a xlink:type="simple" xlink:href="#id1087">title</text:a>, <text:a xlink:type="simple" xlink:href="#id1238">unclear</text:a>, <text:a xlink:type="simple" xlink:href="#id1186">uneume</text:a> </text:p>
      <text:h text:style-name="P239" text:outline-level="1">Attributes:</text:h>
      <text:list xml:id="list30717319" text:style-name="L181">
        <text:list-item>
          <text:p text:style-name="P181">desc, optional, CDATA<text:line-break/>provides a description of the means of restoration.</text:p>
        </text:list-item>
        <text:list-item>
          <text:p text:style-name="P181">facs, optional, xs:IDREFS<text:line-break/>permits the current element to reference a facsimile image or image zone which corresponds to it.</text:p>
        </text:list-item>
        <text:list-item>
          <text:p text:style-name="P181">hand, optional, xs:IDREF<text:line-break/>signifies the hand responsible for an action. The value must be the ID of a &lt;hand&gt; element declared in the header.</text:p>
        </text:list-item>
        <text:list-item>
          <text:p text:style-name="P181">n, optional, xs:NMTOKEN<text:line-break/>provides a label (name or number) for an element. While its value need not be unique, it is required to be a single token.</text:p>
        </text:list-item>
        <text:list-item>
          <text:p text:style-name="P181">seq, optional, xs:positiveInteger<text:line-break/>used to assign a sequence number related to the order in which the encoded features carrying this attribute are believed to have occurred.</text:p>
        </text:list-item>
        <text:list-item>
          <text:p text:style-name="P181">subtype, optional, xs:NMTOKEN<text:line-break/>provide any sub-classification for the element, additional to that given by its type attribute.</text:p>
        </text:list-item>
        <text:list-item>
          <text:p text:style-name="P181">type, optional, xs:NMTOKEN<text:line-break/>characterizes the element in some sense, using any convenient classification scheme or typology.</text:p>
        </text:list-item>
        <text:list-item>
          <text:p text:style-name="P181"><text:soft-page-break/>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edittrans</text:p>
      <text:h text:style-name="P238" text:outline-level="1"><text:bookmark text:name="id1507"/>&lt;revisiondesc&gt; revision description</text:h>
      <text:h text:style-name="P239" text:outline-level="1">Description:</text:h>
      <text:p text:style-name="Text_20_body">Container for information about alterations that have been made to an MEI file. It is recommended that changes be recorded in reverse chronological order, with the most recent alteration first.</text:p>
      <text:h text:style-name="P239" text:outline-level="1">May contain:</text:h>
      <text:p text:style-name="Text_20_body"><text:a xlink:type="simple" xlink:href="#id1509">change</text:a> </text:p>
      <text:h text:style-name="P239" text:outline-level="1">May occur within:</text:h>
      <text:p text:style-name="Text_20_body"><text:a xlink:type="simple" xlink:href="#id28">meihead</text:a> </text:p>
      <text:h text:style-name="P239" text:outline-level="1">Attributes:</text:h>
      <text:list xml:id="list30710356" text:style-name="L182">
        <text:list-item>
          <text:p text:style-name="P182">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82">n, optional, xs:NMTOKEN<text:line-break/>provides a label (name or number) for an element. While its value need not be unique, it is required to be a single token.</text:p>
        </text:list-item>
        <text:list-item>
          <text:p text:style-name="P182">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header</text:p>
      <text:h text:style-name="P238" text:outline-level="1"><text:bookmark text:name="id1474"/>&lt;samplingdecl&gt; sampling declaration</text:h>
      <text:h text:style-name="P239" text:outline-level="1">Description:</text:h>
      <text:p text:style-name="Text_20_body">Contains a prose description of the rationale and methods used in sampling texts in the creation of a corpus or collection.</text:p>
      <text:h text:style-name="P239" text:outline-level="1">May contain:</text:h>
      <text:p text:style-name="Text_20_body"><text:a xlink:type="simple" xlink:href="#id260">p</text:a> </text:p>
      <text:h text:style-name="P239" text:outline-level="1"><text:soft-page-break/>May occur within:</text:h>
      <text:p text:style-name="Text_20_body"><text:a xlink:type="simple" xlink:href="#id1461">encodingdesc</text:a> </text:p>
      <text:h text:style-name="P239" text:outline-level="1">Attributes:</text:h>
      <text:list xml:id="list30696732" text:style-name="L183">
        <text:list-item>
          <text:p text:style-name="P183">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83">n, optional, xs:NMTOKEN<text:line-break/>provides a label (name or number) for an element. While its value need not be unique, it is required to be a single token.</text:p>
        </text:list-item>
        <text:list-item>
          <text:p text:style-name="P183">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header</text:p>
      <text:h text:style-name="P238" text:outline-level="1"><text:bookmark text:name="id321"/>&lt;sb&gt; system break</text:h>
      <text:h text:style-name="P239" text:outline-level="1">Description:</text:h>
      <text:p text:style-name="Text_20_body">An empty formatting element that forces notation to begin on a new line. Do not confuse this element with the &lt;lb&gt; element, which performs a similar function for text.</text:p>
      <text:h text:style-name="P239" text:outline-level="1">May contain:</text:h>
      <text:p text:style-name="Text_20_body"><text:a xlink:type="simple" xlink:href="#id323">custos</text:a> </text:p>
      <text:h text:style-name="P239" text:outline-level="1">May occur within:</text:h>
      <text:p text:style-name="Text_20_body"><text:a xlink:type="simple" xlink:href="#id666">ending</text:a>, <text:a xlink:type="simple" xlink:href="#id675">layer</text:a>, <text:a xlink:type="simple" xlink:href="#id221">lem</text:a>, <text:a xlink:type="simple" xlink:href="#id1151">measure</text:a>, <text:a xlink:type="simple" xlink:href="#id1155">ossia</text:a>, <text:a xlink:type="simple" xlink:href="#id1174">rdg</text:a>, <text:a xlink:type="simple" xlink:href="#id1548">score</text:a>, <text:a xlink:type="simple" xlink:href="#id659">section</text:a>, <text:a xlink:type="simple" xlink:href="#id671">staff</text:a>, <text:a xlink:type="simple" xlink:href="#id944">syllable</text:a> </text:p>
      <text:h text:style-name="P239" text:outline-level="1">Attributes:</text:h>
      <text:list xml:id="list30687969" text:style-name="L184">
        <text:list-item>
          <text:p text:style-name="P184">copyof, optional, xs:IDREF<text:line-break/>points to an element of which the current element is a copy.</text:p>
        </text:list-item>
        <text:list-item>
          <text:p text:style-name="P184">corresp, optional, xs:IDREFS<text:line-break/>used to point to other elements that correspond to this one in a generic fashion.</text:p>
        </text:list-item>
        <text:list-item>
          <text:p text:style-name="P184">facs, optional, xs:IDREFS<text:line-break/>permits the current element to reference a facsimile image or image zone which corresponds to it.</text:p>
        </text:list-item>
        <text:list-item>
          <text:p text:style-name="P184">n, optional, xs:NMTOKEN<text:line-break/>provides a label (name or number) for an element. While its value need not be unique, it is required to be a single token.</text:p>
        </text:list-item>
        <text:list-item>
          <text:p text:style-name="P184">next, optional, xs:IDREFS<text:line-break/>used to point to the next event(s) in a user-defined collection.</text:p>
        </text:list-item>
        <text:list-item>
          <text:p text:style-name="P184">prev, optional, xs:IDREFS<text:line-break/>points to the previous event(s) in a user-defined collection.</text:p>
        </text:list-item>
        <text:list-item>
          <text:p text:style-name="P184"><text:soft-page-break/>rend, optional, xs:token, hash<text:line-break/>indicates whether hash marks should be rendered between systems. See Read, p. 436, ex. 26-3.</text:p>
        </text:list-item>
        <text:list-item>
          <text:p text:style-name="P184">sameas, optional, xs:IDREFS<text:line-break/>points to an element that is the same as the current element but is not a literal copy of the current element.</text:p>
        </text:list-item>
        <text:list-item>
          <text:p text:style-name="P184">source, optional, xs:IDREFS<text:line-break/>contains a list of one or more pointers indicating the sources which attest to a given reading. Each value should correspond to the ID of a &lt;source&gt; element located in the document header.</text:p>
        </text:list-item>
        <text:list-item>
          <text:p text:style-name="P184">synch, optional, xs:IDREFS<text:line-break/>points to elements that are synchronous with the current element.</text:p>
        </text:list-item>
        <text:list-item>
          <text:p text:style-name="P184">when, optional, xs:IDREF<text:line-break/>indicates the point of occurrence of this feature along a timeline. Its value must be the ID of a &lt;when&gt; element.</text:p>
        </text:list-item>
        <text:list-item>
          <text:p text:style-name="P184">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shared</text:p>
      <text:h text:style-name="P238" text:outline-level="1"><text:bookmark text:name="id1548"/>&lt;score&gt; score</text:h>
      <text:h text:style-name="P239" text:outline-level="1">Description:</text:h>
      <text:p text:style-name="Text_20_body">Full score view of the mdiv. Since the measure element is optional, a score may consist entirely of pagebreaks, each of which points to a page image. Div elements are allowed preceding and following sections of music data in order to accommodate blocks of explanatory text.</text:p>
      <text:h text:style-name="P239" text:outline-level="1">May contain:</text:h>
      <text:p text:style-name="Text_20_body"><text:a xlink:type="simple" xlink:href="#id213">add</text:a>, <text:a xlink:type="simple" xlink:href="#id390">anchoredtext</text:a>, <text:a xlink:type="simple" xlink:href="#id296">annot</text:a>, <text:a xlink:type="simple" xlink:href="#id219">app</text:a>, <text:a xlink:type="simple" xlink:href="#id58">choice</text:a>, <text:a xlink:type="simple" xlink:href="#id61">corr</text:a>, <text:a xlink:type="simple" xlink:href="#id172">curve</text:a>, <text:a xlink:type="simple" xlink:href="#id1208">damage</text:a>, <text:a xlink:type="simple" xlink:href="#id1216">del</text:a>, <text:a xlink:type="simple" xlink:href="#id228">div</text:a>, <text:a xlink:type="simple" xlink:href="#id666">ending</text:a>, <text:a xlink:type="simple" xlink:href="#id1329">gap</text:a>, <text:a xlink:type="simple" xlink:href="#id1322">handshift</text:a>, <text:a xlink:type="simple" xlink:href="#id200">line</text:a>, <text:a xlink:type="simple" xlink:href="#id1220">orig</text:a>, <text:a xlink:type="simple" xlink:href="#id236">pb</text:a>, <text:a xlink:type="simple" xlink:href="#id1223">reg</text:a>, <text:a xlink:type="simple" xlink:href="#id1226">restore</text:a>, <text:a xlink:type="simple" xlink:href="#id321">sb</text:a>, <text:a xlink:type="simple" xlink:href="#id341">scoredef</text:a>, <text:a xlink:type="simple" xlink:href="#id659">section</text:a>, <text:a xlink:type="simple" xlink:href="#id1230">sic</text:a>, <text:a xlink:type="simple" xlink:href="#id451">staffdef</text:a>, <text:a xlink:type="simple" xlink:href="#id436">staffgrp</text:a>, <text:a xlink:type="simple" xlink:href="#id1331">subst</text:a>, <text:a xlink:type="simple" xlink:href="#id1233">supplied</text:a>, <text:a xlink:type="simple" xlink:href="#id384">symbol</text:a>, <text:a xlink:type="simple" xlink:href="#id1238">unclear</text:a> </text:p>
      <text:h text:style-name="P239" text:outline-level="1">May occur within:</text:h>
      <text:p text:style-name="Text_20_body"><text:a xlink:type="simple" xlink:href="#id1545">mdiv</text:a> </text:p>
      <text:h text:style-name="P239" text:outline-level="1">Attributes:</text:h>
      <text:list xml:id="list30717369" text:style-name="L185">
        <text:list-item>
          <text:p text:style-name="P185">copyof, optional, xs:IDREF<text:line-break/>points to an element of which the current element is a copy.</text:p>
        </text:list-item>
        <text:list-item>
          <text:p text:style-name="P185">corresp, optional, xs:IDREFS<text:line-break/>used to point to other elements that correspond to this one in a generic fashion.</text:p>
        </text:list-item>
        <text:list-item>
          <text:p text:style-name="P185">n, optional, xs:NMTOKEN<text:line-break/>provides a label (name or number) for an element. While its value need not be unique, it is required to be a single token.</text:p>
        </text:list-item>
        <text:list-item>
          <text:p text:style-name="P185">next, optional, xs:IDREFS<text:line-break/>used to point to the next event(s) in a user-defined collection.</text:p>
        </text:list-item>
        <text:list-item>
          <text:p text:style-name="P185">prev, optional, xs:IDREFS<text:line-break/>points to the previous event(s) in a user-defined collection.</text:p>
        </text:list-item>
        <text:list-item>
          <text:p text:style-name="P185"><text:soft-page-break/>sameas, optional, xs:IDREFS<text:line-break/>points to an element that is the same as the current element but is not a literal copy of the current element.</text:p>
        </text:list-item>
        <text:list-item>
          <text:p text:style-name="P185">subtype, optional, xs:NMTOKEN<text:line-break/>provide any sub-classification for the element, additional to that given by its type attribute.</text:p>
        </text:list-item>
        <text:list-item>
          <text:p text:style-name="P185">synch, optional, xs:IDREFS<text:line-break/>points to elements that are synchronous with the current element.</text:p>
        </text:list-item>
        <text:list-item>
          <text:p text:style-name="P185">type, optional, xs:NMTOKEN<text:line-break/>characterizes the element in some sense, using any convenient classification scheme or typology.</text:p>
        </text:list-item>
        <text:list-item>
          <text:p text:style-name="P185">when, optional, xs:IDREF<text:line-break/>indicates the point of occurrence of this feature along a timeline. Its value must be the ID of a &lt;when&gt; element.</text:p>
        </text:list-item>
        <text:list-item>
          <text:p text:style-name="P185">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shared</text:p>
      <text:h text:style-name="P238" text:outline-level="1"><text:bookmark text:name="id341"/>&lt;scoredef&gt; score definition</text:h>
      <text:h text:style-name="P239" text:outline-level="1">Description:</text:h>
      <text:p text:style-name="Text_20_body">Container for score meta-information.</text:p>
      <text:h text:style-name="P239" text:outline-level="1">May contain:</text:h>
      <text:p text:style-name="Text_20_body"><text:a xlink:type="simple" xlink:href="#id358">chordtable</text:a>, <text:a xlink:type="simple" xlink:href="#id418">instrgrp</text:a>, <text:a xlink:type="simple" xlink:href="#id396">keysig</text:a>, <text:a xlink:type="simple" xlink:href="#id412">pgfoot1</text:a>, <text:a xlink:type="simple" xlink:href="#id415">pgfoot2</text:a>, <text:a xlink:type="simple" xlink:href="#id406">pghead1</text:a>, <text:a xlink:type="simple" xlink:href="#id409">pghead2</text:a>, <text:a xlink:type="simple" xlink:href="#id436">staffgrp</text:a>, <text:a xlink:type="simple" xlink:href="#id380">symboltable</text:a>, <text:a xlink:type="simple" xlink:href="#id344">timeline</text:a> </text:p>
      <text:h text:style-name="P239" text:outline-level="1">May occur within:</text:h>
      <text:p text:style-name="Text_20_body"><text:a xlink:type="simple" xlink:href="#id666">ending</text:a>, <text:a xlink:type="simple" xlink:href="#id675">layer</text:a>, <text:a xlink:type="simple" xlink:href="#id221">lem</text:a>, <text:a xlink:type="simple" xlink:href="#id1151">measure</text:a>, <text:a xlink:type="simple" xlink:href="#id1155">ossia</text:a>, <text:a xlink:type="simple" xlink:href="#id1174">rdg</text:a>, <text:a xlink:type="simple" xlink:href="#id1548">score</text:a>, <text:a xlink:type="simple" xlink:href="#id659">section</text:a>, <text:a xlink:type="simple" xlink:href="#id671">staff</text:a>, <text:a xlink:type="simple" xlink:href="#id944">syllable</text:a> </text:p>
      <text:h text:style-name="P239" text:outline-level="1">Attributes:</text:h>
      <text:list xml:id="list30688804" text:style-name="L186">
        <text:list-item>
          <text:p text:style-name="P186">barplace, optional, xs:token, mensur, staff, takt<text:line-break/>records the location of a barline.</text:p>
        </text:list-item>
        <text:list-item>
          <text:p text:style-name="P186">beam.group, optional, CDATA<text:line-break/>provides an example of how beaming (including secondary beams) is to be performed. It can be used to set a default beaming pattern to be used when no beaming is indicated at the event level. beam.group must contain a comma-separated list of time values that add up to a measure, e.g., in 4/4 time '4,4,4,4' indicates each quarter note worth of shorter notes would be beamed together. Parentheses can be used to indicate sub-groupings of secondary beams. For example, '(4.,4.,4.)' in 9/8 meter indicates one outer beam per measure with secondary beams broken at each dotted quarter duration, while a measure of 16th notes in 4/4 with beam.group equal to '(4,4),(4,4)' will result in a primary beam covering all the notes and secondary beams each group of 4 notes. This beaming "directive" can be overridden by using &lt;beam&gt; elements. If neither &lt;beam&gt; elements or the beam.group attribute is used, then no beaming is rendered. Beaming can be 'turned off' by setting beam.group to an empty string.</text:p>
        </text:list-item>
        <text:list-item>
          <text:p text:style-name="P186">beam.rend, optional, xs:token, acc, rit, norm<text:line-break/>encodes whether a beam is feathered and in which direction.</text:p>
        </text:list-item>
        <text:list-item>
          <text:p text:style-name="P186"><text:soft-page-break/>beam.rests, optional, xs:token, true, false<text:line-break/>indicates whether beams should include rests shorter than a quarter note duration.</text:p>
        </text:list-item>
        <text:list-item>
          <text:p text:style-name="P186">beam.slope, optional, xs:decimal<text:line-break/>captures default beam slope.</text:p>
        </text:list-item>
        <text:list-item>
          <text:p text:style-name="P186">clef.color, optional, xs:token, "(x[0-9A-Fa-f]{6,6}|aqua|black|fuchsia|gray|green|lime|maroon|navy|olive|purple|red|silver|teal|white|yellow)"<text:line-break/>describes the color of the clef.</text:p>
        </text:list-item>
        <text:list-item>
          <text:p text:style-name="P186">clef.dis, optional, xs:positiveInteger, "([\-+]?[0-9]+) &amp; (8|15|22)"<text:line-break/>records the amount of octave displacement to be applied to the clef.</text:p>
        </text:list-item>
        <text:list-item>
          <text:p text:style-name="P186">clef.dis.place, optional, xs:token, above, below<text:line-break/>records the direction of octave displacement to be applied to the clef.</text:p>
        </text:list-item>
        <text:list-item>
          <text:p text:style-name="P186">clef.line, optional, xs:positiveInteger<text:line-break/>contains a default value for the position of the clef.</text:p>
        </text:list-item>
        <text:list-item>
          <text:p text:style-name="P186">clef.shape, optional, xs:token, G, GG, F, C, perc, TAB<text:line-break/>encodes a value for the clef symbol.</text:p>
        </text:list-item>
        <text:list-item>
          <text:p text:style-name="P186">clef.visible, optional, xs:token, true, false<text:line-break/>determines whether the clef is to be displayed.</text:p>
        </text:list-item>
        <text:list-item>
          <text:p text:style-name="P186">dur.default, optional, xs:token, long, breve, 1, 2, 4, 8, 16, 32, 64, 128, 256, 512, 1024, 2048, maxima, longa, brevis, semibrevis, minima, semiminima, fusa, semifusa<text:line-break/>contains a default duration in those situations when the first note, rest, chord, etc. in a measure does not have a duration specified.</text:p>
        </text:list-item>
        <text:list-item>
          <text:p text:style-name="P186">dynam.dist, optional, xs:decimal<text:line-break/>records the distance from the staff for dynamic marks in 1/2 inter-line units.</text:p>
        </text:list-item>
        <text:list-item>
          <text:p text:style-name="P186">ending.rend, optional, xs:token, top, barred, grouped<text:line-break/>describes where ending marks should be displayed.</text:p>
        </text:list-item>
        <text:list-item>
          <text:p text:style-name="P186">grid.show, optional, xs:token, true, false<text:line-break/>determines whether to display guitar chord grids.</text:p>
        </text:list-item>
        <text:list-item>
          <text:p text:style-name="P186">harm.dist, optional, xs:decimal<text:line-break/>records the default distance from the staff of harmonic indications, such as guitar chord grids or functional labels.</text:p>
        </text:list-item>
        <text:list-item>
          <text:p text:style-name="P186">key.accid, optional, xs:token, s, f, ss, ff, n<text:line-break/>contains an accidental for the tonic key, if one is required, e.g., if key.pname equals 'c' and key.accid equals 's', then a tonic of C# is indicated.</text:p>
        </text:list-item>
        <text:list-item>
          <text:p text:style-name="P186">key.mode, optional, xs:token, major, minor, dorian, phrygian, lydian, mixolydian, aeolian, locrian<text:line-break/>indicates major, minor, or other tonality.</text:p>
        </text:list-item>
        <text:list-item>
          <text:p text:style-name="P186">key.pname, optional, xs:token, "[a-g]"<text:line-break/>holds the pitch name of the tonic key, e.g. 'c' for the key of C.</text:p>
        </text:list-item>
        <text:list-item>
          <text:p text:style-name="P186">key.sig, optional, xs:token, "mixed|0|[1-7][f|s]"<text:line-break/>indicates where the key lies in the circle of fifths.</text:p>
        </text:list-item>
        <text:list-item>
          <text:p text:style-name="P186">key.sig.mixed, optional, list of xs:NMTOKEN, minimum length of 1<text:line-break/>Mixed key signatures, e.g. those consisting of a mixture of flats and sharps (Read, p. 143, ex. 9-39), and key signatures with unorthodox placement of the accidentals (Read, p. 141) must be indicated by setting the key.sig attribute to 'mixed' and providing explicit keysig info in the key.sig.mixed attribute or in the &lt;keysig&gt; element. It is intended that key.sig.mixed contain a series of tokens with each token containing pitch name, accidental, and octave, such as 'As4 Cs5 Ef5' that indicate what key accidentals should be rendered and where they should be placed.</text:p>
        </text:list-item>
        <text:list-item>
          <text:p text:style-name="P186">key.sig.show, optional, xs:token, true, false<text:line-break/>indicates whether the key signature should be displayed.</text:p>
        </text:list-item>
        <text:list-item>
          <text:p text:style-name="P186"><text:soft-page-break/>key.sig.showchange, optional, xs:token, true, false<text:line-break/>determines whether cautionary accidentals should be displayed at a key change.</text:p>
        </text:list-item>
        <text:list-item>
          <text:p text:style-name="P186">lyric.align, optional, xs:decimal<text:line-break/>describes the alignment of lyric syllables associated with a note or chord.</text:p>
        </text:list-item>
        <text:list-item>
          <text:p text:style-name="P186">lyric.fam, optional, xs:token<text:line-break/>sets the font family default value for lyrics.</text:p>
        </text:list-item>
        <text:list-item>
          <text:p text:style-name="P186">lyric.name, optional, xs:token<text:line-break/>sets the font name default value for lyrics.</text:p>
        </text:list-item>
        <text:list-item>
          <text:p text:style-name="P186">lyric.size, optional, xs:decimal<text:line-break/>sets the default font size value for lyrics.</text:p>
        </text:list-item>
        <text:list-item>
          <text:p text:style-name="P186">lyric.style, optional, xs:token, ital, normal, oblique<text:line-break/>sets the default font style value for lyrics.</text:p>
        </text:list-item>
        <text:list-item>
          <text:p text:style-name="P186">lyric.weight, optional, xs:token, bold<text:line-break/>sets the default font weight value for lyrics.</text:p>
        </text:list-item>
        <text:list-item>
          <text:p text:style-name="P186">mensur.dot, optional, xs:token, true, false<text:line-break/>determines if a dot is to be added to the base symbol.</text:p>
        </text:list-item>
        <text:list-item>
          <text:p text:style-name="P186">mensur.form, optional, xs:token, horizontal, vertical<text:line-break/>indicates whether the base symbol is written vertically or horizontally.</text:p>
        </text:list-item>
        <text:list-item>
          <text:p text:style-name="P186">mensur.loc, optional, xs:positiveInteger<text:line-break/>holds the staff location of the mensuration sign.</text:p>
        </text:list-item>
        <text:list-item>
          <text:p text:style-name="P186">mensur.orient, optional, xs:token, "reversed|90CW|90CCW"<text:line-break/>describes the rotation or reflection of the base symbol.</text:p>
        </text:list-item>
        <text:list-item>
          <text:p text:style-name="P186">mensur.sign, optional, xs:token, C, O<text:line-break/>the base symbol in the mensuration sign/time signature of mensural notation.</text:p>
        </text:list-item>
        <text:list-item>
          <text:p text:style-name="P186">mensur.size, optional, xs:token, normal, cue<text:line-break/>describes the relative size of the mensuration sign.</text:p>
        </text:list-item>
        <text:list-item>
          <text:p text:style-name="P186">mensur.slash, optional, xs:positiveInteger<text:line-break/>indicates the number lines added to the mensuration sign. For example, one slash is added for what we now call 'alla breve'.</text:p>
        </text:list-item>
        <text:list-item>
          <text:p text:style-name="P186">meter.count, optional, xs:decimal<text:line-break/>captures the number of beats in a measure, that is, the top number of the meter signature.</text:p>
        </text:list-item>
        <text:list-item>
          <text:p text:style-name="P186">meter.rend, optional, xs:token, denomsym, norm, invis<text:line-break/>contains indication of how the meter signature should be rendered.</text:p>
        </text:list-item>
        <text:list-item>
          <text:p text:style-name="P186">meter.showchange, optional, xs:token, true, false<text:line-break/>determines whether a new meter signature should be displayed when the meter signature changes.</text:p>
        </text:list-item>
        <text:list-item>
          <text:p text:style-name="P186">meter.sym, optional, xs:token, common, cut<text:line-break/>indicates the use of a meter symbol instead of a numeric meter signature, that is, 'C' for common time or 'C' with a slash for cut time.</text:p>
        </text:list-item>
        <text:list-item>
          <text:p text:style-name="P186">meter.unit, optional, xs:decimal<text:line-break/>contains the number indicating the beat unit, that is, the bottom number of the meter signature.</text:p>
        </text:list-item>
        <text:list-item>
          <text:p text:style-name="P186">midi.channel, optional, xs:positiveInteger, 0 - 16<text:line-break/>records a MIDI channel value.</text:p>
        </text:list-item>
        <text:list-item>
          <text:p text:style-name="P186">midi.duty, optional, xs:token, "[0-9]+(\.?[0-9]*)?%"<text:line-break/>specifies the 'on' part of the duty cycle as a percentage of a note's duration.</text:p>
        </text:list-item>
        <text:list-item>
          <text:p text:style-name="P186">midi.port, optional, xs:nonNegativeInteger, 0 - 127<text:line-break/>sets the default MIDI port value.</text:p>
        </text:list-item>
        <text:list-item>
          <text:p text:style-name="P186">midi.tempo, optional, xs:positiveInteger, 10 - 1000<text:line-break/>contains a MIDI value, that is, the number of quarter notes per minute in the range from 10 to 1000.</text:p>
        </text:list-item>
        <text:list-item>
          <text:p text:style-name="P186"><text:soft-page-break/>midi.track, optional, xs:positiveInteger<text:line-break/>sets the default MIDI track.</text:p>
        </text:list-item>
        <text:list-item>
          <text:p text:style-name="P186">mm, optional, xs:positiveInteger<text:line-break/>used to describe tempo in terms of beats (meter signature denominator) per minute, ala M.M. (Maezel's Metronome).</text:p>
        </text:list-item>
        <text:list-item>
          <text:p text:style-name="P186">mnum.visible, optional, xs:token, true, false<text:line-break/>indicates whether measure numbers should be displayed.</text:p>
        </text:list-item>
        <text:list-item>
          <text:p text:style-name="P186">modusmaior, optional, xs:positiveInteger, 2 - 3<text:line-break/>describes the maxima-long relationship.</text:p>
        </text:list-item>
        <text:list-item>
          <text:p text:style-name="P186">modusminor, optional, xs:positiveInteger, 2 - 3<text:line-break/>describes the long-breve relationship.</text:p>
        </text:list-item>
        <text:list-item>
          <text:p text:style-name="P186">multi.number, optional, xs:token, true, false<text:line-break/>indicates whether programmatically calculated counts of multiple measures of rest (mrest) and whole measure repeats (mrpt) in parts should be rendered.</text:p>
        </text:list-item>
        <text:list-item>
          <text:p text:style-name="P186">music.name, optional, xs:token<text:line-break/>sets the default music font name.</text:p>
        </text:list-item>
        <text:list-item>
          <text:p text:style-name="P186">music.size, optional, xs:decimal<text:line-break/>sets the default music font size.</text:p>
        </text:list-item>
        <text:list-item>
          <text:p text:style-name="P186">n, optional, xs:NMTOKEN<text:line-break/>provides a label (name or number) for an element. While its value need not be unique, it is required to be a single token.</text:p>
        </text:list-item>
        <text:list-item>
          <text:p text:style-name="P186">num, optional, xs:positiveInteger<text:line-break/>along with numbase, describes duration as a ratio. num is the first value in the ratio, while numbase is the second.</text:p>
        </text:list-item>
        <text:list-item>
          <text:p text:style-name="P186">numbase, optional, xs:positiveInteger<text:line-break/>along with num, describes duration as a ratio. num is the first value in the ratio, while numbase is the second.</text:p>
        </text:list-item>
        <text:list-item>
          <text:p text:style-name="P186">octave.default, optional, xs:nonNegativeInteger, 0 - 9<text:line-break/>contains a default octave specification for use when the first note, rest, chord, etc. in a measure does not have an octave value specified.</text:p>
        </text:list-item>
        <text:list-item>
          <text:p text:style-name="P186">ontheline, optional, xs:token, true, false<text:line-break/>determines the placement of notes on a 1-line staff. A value of 'yes' places all notes on the line, while a value of 'no' places stems-up notes above the line and stems-down notes below the line.</text:p>
        </text:list-item>
        <text:list-item>
          <text:p text:style-name="P186">optimize, optional, xs:token, true, false<text:line-break/>display only those staves with notes?</text:p>
        </text:list-item>
        <text:list-item>
          <text:p text:style-name="P186">page.botmar, optional, xs:decimal<text:line-break/>indicates the amount of whitespace at the bottom of a rendered score page.</text:p>
        </text:list-item>
        <text:list-item>
          <text:p text:style-name="P186">page.height, optional, xs:decimal<text:line-break/>describes the physical height of the rendered output page.</text:p>
        </text:list-item>
        <text:list-item>
          <text:p text:style-name="P186">page.leftmar, optional, xs:decimal<text:line-break/>indicates the amount of whitespace at the left side of a rendered score page.</text:p>
        </text:list-item>
        <text:list-item>
          <text:p text:style-name="P186">page.panels, optional, xs:positiveInteger, 1 - 2<text:line-break/>indicates the number of logical pages to be rendered on a single physical page.</text:p>
        </text:list-item>
        <text:list-item>
          <text:p text:style-name="P186">page.rightmar, optional, xs:decimal<text:line-break/>indicates the amount of whitespace at the right side of a rendered score page.</text:p>
        </text:list-item>
        <text:list-item>
          <text:p text:style-name="P186">page.scale, optional, data.PERCENT, data.RATIOxs:token, "[0-9]+(\.?[0-9]*)?%", xs:token, "[0-9]+(\.?[0-9]*)?:[0-9]+(\.?[0-9]*)?"<text:line-break/>indicates how the page should be scaled when rendered.</text:p>
        </text:list-item>
        <text:list-item>
          <text:p text:style-name="P186"><text:soft-page-break/>page.topmar, optional, xs:decimal<text:line-break/>indicates the amount of whitespace at the top of a rendered score page.</text:p>
        </text:list-item>
        <text:list-item>
          <text:p text:style-name="P186">page.units, optional, xs:token, in, cm, mm<text:line-break/>contains the real-world measurement units (inches, centimeters, millimeters) used to describe the rendered page height, width, and margins.</text:p>
        </text:list-item>
        <text:list-item>
          <text:p text:style-name="P186">page.width, optional, xs:decimal<text:line-break/>describes the physical width of the rendered output page.</text:p>
        </text:list-item>
        <text:list-item>
          <text:p text:style-name="P186">pedal.style, optional, xs:token, line, pedstar, altpedstar<text:line-break/>determines whether piano pedal marks should be drawn as lines or as terms (e.g. 'Ped.' for pedal down and '*' for pedal up).</text:p>
        </text:list-item>
        <text:list-item>
          <text:p text:style-name="P186">ppq, optional, xs:positiveInteger<text:line-break/>indicates the number of pulses (sometimes referred to as ticks or divisions) per quarter note. Unlike MIDI, MEI permits different values for a score and individual staves.</text:p>
        </text:list-item>
        <text:list-item>
          <text:p text:style-name="P186">prolatio, optional, xs:positiveInteger, 2 - 3<text:line-break/>describes the semibreve-minim relationship.</text:p>
        </text:list-item>
        <text:list-item>
          <text:p text:style-name="P186">reh.enclose, optional, xs:token, box, circle, none<text:line-break/>describes the enclosing shape for rehearsal marks.</text:p>
        </text:list-item>
        <text:list-item>
          <text:p text:style-name="P186">slur.rend, optional, xs:token, medium, wide, dashed, dotted<text:line-break/>describes the appearance of slurs.</text:p>
        </text:list-item>
        <text:list-item>
          <text:p text:style-name="P186">spacing.packexp, optional, xs:decimal<text:line-break/>describes a note's spacing relative to its time value.</text:p>
        </text:list-item>
        <text:list-item>
          <text:p text:style-name="P186">spacing.packfact, optional, xs:decimal<text:line-break/>describes the note spacing of output.</text:p>
        </text:list-item>
        <text:list-item>
          <text:p text:style-name="P186">spacing.staff, optional, xs:decimal<text:line-break/>sets the minimum amount of space between staves in the same system.</text:p>
        </text:list-item>
        <text:list-item>
          <text:p text:style-name="P186">spacing.system, optional, CDATA<text:line-break/>contains a space-separated pair of numbers describing the minimum and maximum amount of space between systems.</text:p>
        </text:list-item>
        <text:list-item>
          <text:p text:style-name="P186">system.leftmar, optional, xs:decimal<text:line-break/>describes the amount of whitespace at the left system margin relative to page.leftmar</text:p>
        </text:list-item>
        <text:list-item>
          <text:p text:style-name="P186">system.rightmar, optional, xs:decimal<text:line-break/>describes the amount of whitespace at the right system margin relative to page.rightmar</text:p>
        </text:list-item>
        <text:list-item>
          <text:p text:style-name="P186">system.topmar, optional, xs:decimal<text:line-break/>describes the distance from page's top edge to the first system; used for first page only</text:p>
        </text:list-item>
        <text:list-item>
          <text:p text:style-name="P186">taktplace, optional, xs:nonNegativeInteger<text:line-break/>If takt barlines are to be used, then the taktplace attribute may be used to denote the staff location of the shortened barline. The location may include staff lines, spaces, and the spaces directly above and below the staff. The value ranges between 0 (just below the staff) to 2 * number of staff lines (directly above the staff). For example, on a 5-line staff the lines would be numbered 1,3,5,7, and 9 while the spaces would be numbered 0,2,4,6,8,10. For example, a value of '9' puts the barline through the top line of a 5-line staff.</text:p>
        </text:list-item>
        <text:list-item>
          <text:p text:style-name="P186">tempus, optional, xs:positiveInteger, 2 - 3<text:line-break/>describes the breve-semibreve relationship.</text:p>
        </text:list-item>
        <text:list-item>
          <text:p text:style-name="P186">text.dist, optional, xs:decimal<text:line-break/>determines how far from the staff to render text elements.</text:p>
        </text:list-item>
        <text:list-item>
          <text:p text:style-name="P186">text.fam, optional, xs:token<text:line-break/>provides a default value for the font family name of text (other than lyrics) when this information is not provided on the individual elements.</text:p>
        </text:list-item>
        <text:list-item>
          <text:p text:style-name="P186"><text:soft-page-break/>text.name, optional, xs:token<text:line-break/>provides a default value for the font name of text (other than lyrics) when this information is not provided on the individual elements.</text:p>
        </text:list-item>
        <text:list-item>
          <text:p text:style-name="P186">text.size, optional, xs:decimal<text:line-break/>provides a default value for the font size of text (other than lyrics) when this information is not provided on the individual elements.</text:p>
        </text:list-item>
        <text:list-item>
          <text:p text:style-name="P186">text.style, optional, xs:token, ital, normal, oblique<text:line-break/>provides a default value for the font style of text (other than lyrics) when this information is not provided on the individual elements.</text:p>
        </text:list-item>
        <text:list-item>
          <text:p text:style-name="P186">text.weight, optional, xs:token, bold<text:line-break/>provides a default value for the font weight for text (other than lyrics) when this information is not provided on the individual elements.</text:p>
        </text:list-item>
        <text:list-item>
          <text:p text:style-name="P186">tie.rend, optional, xs:token, medium, wide, dashed, dotted<text:line-break/>describes the appearance of ties.</text:p>
        </text:list-item>
        <text:list-item>
          <text:p text:style-name="P186">trans.diat, optional, xs:decimal<text:line-break/>records the amount of diatonic pitch shift, e.g. C to C# = 0, C to Db = 1. Transposition requires both trans.diat and trans.semi attributes in order to distinguish the difference, for example, between a transposition from C to C# and one from C to Db.</text:p>
        </text:list-item>
        <text:list-item>
          <text:p text:style-name="P186">trans.semi, optional, xs:decimal<text:line-break/>contains the amount of pitch shift in semitones, C to C# = 1, C to Db = 1. Transposition requires both trans.diat and trans.semi attributes in order to distinguish the difference, for example, between a transposition from C to C# and one from C to Db.</text:p>
        </text:list-item>
        <text:list-item>
          <text:p text:style-name="P186">tune.Hz, optional, xs:decimal<text:line-break/>holds a value for cycles per second, i.e., Hertz, for a tuning reference pitch.</text:p>
        </text:list-item>
        <text:list-item>
          <text:p text:style-name="P186">tune.pname, optional, xs:token, "[a-g]"<text:line-break/>holds the pitch name of a tuning reference pitch.</text:p>
        </text:list-item>
        <text:list-item>
          <text:p text:style-name="P186">tune.temper, optional, xs:token, equal, just, mean, pythagorean<text:line-break/>provides a label for the tuning system, 'just', for example.</text:p>
        </text:list-item>
        <text:list-item>
          <text:p text:style-name="P186">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shared</text:p>
      <text:h text:style-name="P238" text:outline-level="1"><text:bookmark text:name="id659"/>&lt;section&gt; section</text:h>
      <text:h text:style-name="P239" text:outline-level="1">Description:</text:h>
      <text:p text:style-name="Text_20_body">Container for actual music data. The linking attributes are available here so that this element can point to external media objects or to related internal elements, such as annotations.</text:p>
      <text:h text:style-name="P239" text:outline-level="1">May contain:</text:h>
      <text:p text:style-name="Text_20_body"><text:a xlink:type="simple" xlink:href="#id213">add</text:a>, <text:a xlink:type="simple" xlink:href="#id390">anchoredtext</text:a>, <text:a xlink:type="simple" xlink:href="#id296">annot</text:a>, <text:a xlink:type="simple" xlink:href="#id219">app</text:a>, <text:a xlink:type="simple" xlink:href="#id58">choice</text:a>, <text:a xlink:type="simple" xlink:href="#id61">corr</text:a>, <text:a xlink:type="simple" xlink:href="#id172">curve</text:a>, <text:a xlink:type="simple" xlink:href="#id1208">damage</text:a>, <text:a xlink:type="simple" xlink:href="#id1216">del</text:a>, <text:a xlink:type="simple" xlink:href="#id228">div</text:a>, <text:a xlink:type="simple" xlink:href="#id666">ending</text:a>, <text:a xlink:type="simple" xlink:href="#id223">expansion</text:a>, <text:a xlink:type="simple" xlink:href="#id1329">gap</text:a>, <text:a xlink:type="simple" xlink:href="#id1322">handshift</text:a>, <text:a xlink:type="simple" xlink:href="#id200">line</text:a>, <text:a xlink:type="simple" xlink:href="#id1151">measure</text:a>, <text:a xlink:type="simple" xlink:href="#id1220">orig</text:a>, <text:a xlink:type="simple" xlink:href="#id236">pb</text:a>, <text:a xlink:type="simple" xlink:href="#id1223">reg</text:a>, <text:a xlink:type="simple" xlink:href="#id1226">restore</text:a>, <text:a xlink:type="simple" xlink:href="#id321">sb</text:a>, <text:a xlink:type="simple" xlink:href="#id341">scoredef</text:a>, <text:a xlink:type="simple" xlink:href="#id659">section</text:a>, <text:a xlink:type="simple" xlink:href="#id1230">sic</text:a>, <text:a xlink:type="simple" xlink:href="#id671">staff</text:a>, <text:a xlink:type="simple" xlink:href="#id451">staffdef</text:a>, <text:a xlink:type="simple" xlink:href="#id436">staffgrp</text:a>, <text:a xlink:type="simple" xlink:href="#id1331">subst</text:a>, <text:a xlink:type="simple" xlink:href="#id1233">supplied</text:a>, <text:a xlink:type="simple" xlink:href="#id384">symbol</text:a>, <text:a xlink:type="simple" xlink:href="#id1238">unclear</text:a> </text:p>
      <text:h text:style-name="P239" text:outline-level="1">May occur within:</text:h>
      <text:p text:style-name="Text_20_body"><text:a xlink:type="simple" xlink:href="#id213">add</text:a>, <text:a xlink:type="simple" xlink:href="#id61">corr</text:a>, <text:a xlink:type="simple" xlink:href="#id1208">damage</text:a>, <text:a xlink:type="simple" xlink:href="#id1216">del</text:a>, <text:a xlink:type="simple" xlink:href="#id666">ending</text:a>, <text:a xlink:type="simple" xlink:href="#id221">lem</text:a>, <text:a xlink:type="simple" xlink:href="#id1220">orig</text:a>, <text:a xlink:type="simple" xlink:href="#id1557">part</text:a>, <text:a xlink:type="simple" xlink:href="#id1174">rdg</text:a>, <text:a xlink:type="simple" xlink:href="#id1223">reg</text:a>, <text:a xlink:type="simple" xlink:href="#id1226">restore</text:a>, <text:a xlink:type="simple" xlink:href="#id1548">score</text:a>, <text:a xlink:type="simple" xlink:href="#id659">section</text:a>, <text:a xlink:type="simple" xlink:href="#id1230">sic</text:a>, <text:a xlink:type="simple" xlink:href="#id1233">supplied</text:a>, <text:a xlink:type="simple" xlink:href="#id1238">unclear</text:a> </text:p>
      <text:h text:style-name="P239" text:outline-level="1"><text:soft-page-break/>Attributes:</text:h>
      <text:list xml:id="list30704635" text:style-name="L187">
        <text:list-item>
          <text:p text:style-name="P187">copyof, optional, xs:IDREF<text:line-break/>points to an element of which the current element is a copy.</text:p>
        </text:list-item>
        <text:list-item>
          <text:p text:style-name="P187">corresp, optional, xs:IDREFS<text:line-break/>used to point to other elements that correspond to this one in a generic fashion.</text:p>
        </text:list-item>
        <text:list-item>
          <text:p text:style-name="P187">entityref, optional, xs:ENTITY<text:line-break/>uses a previously-declared entity to identify an external electronic object.</text:p>
        </text:list-item>
        <text:list-item>
          <text:p text:style-name="P187">facs, optional, xs:IDREFS<text:line-break/>permits the current element to reference a facsimile image or image zone which corresponds to it.</text:p>
        </text:list-item>
        <text:list-item>
          <text:p text:style-name="P187">n, optional, xs:NMTOKEN<text:line-break/>provides a label (name or number) for an element. While its value need not be unique, it is required to be a single token.</text:p>
        </text:list-item>
        <text:list-item>
          <text:p text:style-name="P187">next, optional, xs:IDREFS<text:line-break/>used to point to the next event(s) in a user-defined collection.</text:p>
        </text:list-item>
        <text:list-item>
          <text:p text:style-name="P187">plist, optional, xs:IDREFS<text:line-break/>contains a space separated list of ID references that identify logical events that participate in a collection, such as notes under a phrase mark.</text:p>
        </text:list-item>
        <text:list-item>
          <text:p text:style-name="P187">prev, optional, xs:IDREFS<text:line-break/>points to the previous event(s) in a user-defined collection.</text:p>
        </text:list-item>
        <text:list-item>
          <text:p text:style-name="P187">restart, optional, xs:token, true, false<text:line-break/>indicates that staves begin again with this section.</text:p>
        </text:list-item>
        <text:list-item>
          <text:p text:style-name="P187">sameas, optional, xs:IDREFS<text:line-break/>points to an element that is the same as the current element but is not a literal copy of the current element.</text:p>
        </text:list-item>
        <text:list-item>
          <text:p text:style-name="P187">subtype, optional, xs:NMTOKEN<text:line-break/>provide any sub-classification for the element, additional to that given by its type attribute.</text:p>
        </text:list-item>
        <text:list-item>
          <text:p text:style-name="P187">synch, optional, xs:IDREFS<text:line-break/>points to elements that are synchronous with the current element.</text:p>
        </text:list-item>
        <text:list-item>
          <text:p text:style-name="P187">targettype, optional, xs:NMTOKEN<text:line-break/>in contrast with the role attribute, allows the target resource to be characterized using any convenient classification scheme or typology.</text:p>
        </text:list-item>
        <text:list-item>
          <text:p text:style-name="P187">type, optional, xs:NMTOKEN<text:line-break/>characterizes the element in some sense, using any convenient classification scheme or typology.</text:p>
        </text:list-item>
        <text:list-item>
          <text:p text:style-name="P187">when, optional, xs:IDREF<text:line-break/>indicates the point of occurrence of this feature along a timeline. Its value must be the ID of a &lt;when&gt; element.</text:p>
        </text:list-item>
        <text:list-item>
          <text:p text:style-name="P187">xlink:actuate, optional, xs:token, onLoad, onRequest, other, none<text:line-break/>defines whether a link occurs automatically or must be requested by the user. It is used in conjunction with the show attribute to determine link behavior.</text:p>
        </text:list-item>
        <text:list-item>
          <text:p text:style-name="P187">xlink:href, optional, xs:anyURI<text:line-break/>allows the use of an previously-undeclared URI to identify an external electronic object.</text:p>
        </text:list-item>
        <text:list-item>
          <text:p text:style-name="P187">xlink:role, optional, xs:anyURI<text:line-break/>indicates a property of the entire link. The value of the role attribute must be a URI reference as defined in [IETF RFC 2396], except that if the URI scheme used is allowed to have absolute and relative forms, the URI portion must be absolute. The URI reference identifies some resource that describes the intended property. When no value is supplied, no particular role value is to be inferred.</text:p>
        </text:list-item>
        <text:list-item>
          <text:p text:style-name="P187">xlink:show, optional, xs:token, new, replace, other, none<text:line-break/>defines whether a remote resource that is the target of a link appears at the point of the link, replaces the existing link, or appears in a new window.</text:p>
        </text:list-item>
        <text:list-item>
          <text:p text:style-name="P187"><text:soft-page-break/>xlink:title, optional, CDATA<text:line-break/>contains a human-readable description of the entire link. A value is optional; if a value is supplied, it should contain a string that describes the resource. The use of this information is highly dependent on the type of processing being done. It may be used, for example, to make titles available to applications used by visually impaired users, or to create a table of links, or to present help text that appears when a user lets a mouse pointer hover over a starting resource.</text:p>
        </text:list-item>
        <text:list-item>
          <text:p text:style-name="P187">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shared</text:p>
      <text:h text:style-name="P238" text:outline-level="1"><text:bookmark text:name="id1492"/>&lt;segmentation&gt; segmentation</text:h>
      <text:h text:style-name="P239" text:outline-level="1">Description:</text:h>
      <text:p text:style-name="Text_20_body">Describes the principles according to which the musical text has been segmented, for example into movements, sections, etc.</text:p>
      <text:h text:style-name="P239" text:outline-level="1">May contain:</text:h>
      <text:p text:style-name="Text_20_body"><text:a xlink:type="simple" xlink:href="#id260">p</text:a> </text:p>
      <text:h text:style-name="P239" text:outline-level="1">May occur within:</text:h>
      <text:p text:style-name="Text_20_body"><text:a xlink:type="simple" xlink:href="#id1477">editorialdecl</text:a> </text:p>
      <text:h text:style-name="P239" text:outline-level="1">Attributes:</text:h>
      <text:list xml:id="list30702512" text:style-name="L188">
        <text:list-item>
          <text:p text:style-name="P188">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88">n, optional, xs:NMTOKEN<text:line-break/>provides a label (name or number) for an element. While its value need not be unique, it is required to be a single token.</text:p>
        </text:list-item>
        <text:list-item>
          <text:p text:style-name="P188">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header</text:p>
      <text:h text:style-name="P238" text:outline-level="1"><text:bookmark text:name="id711"/>&lt;seqnum&gt; sequence number</text:h>
      <text:h text:style-name="P239" text:outline-level="1">Description:</text:h>
      <text:p text:style-name="Text_20_body">MIDI sequence number. The num attribute must be in the range 0-65535.</text:p>
      <text:h text:style-name="P239" text:outline-level="1"><text:soft-page-break/>May contain:</text:h>
      <text:p text:style-name="Text_20_body">EMPTY</text:p>
      <text:h text:style-name="P239" text:outline-level="1">May occur within:</text:h>
      <text:p text:style-name="Text_20_body"><text:a xlink:type="simple" xlink:href="#id679">midi</text:a> </text:p>
      <text:h text:style-name="P239" text:outline-level="1">Attributes:</text:h>
      <text:list xml:id="list30714648" text:style-name="L189">
        <text:list-item>
          <text:p text:style-name="P189">copyof, optional, xs:IDREF<text:line-break/>points to an element of which the current element is a copy.</text:p>
        </text:list-item>
        <text:list-item>
          <text:p text:style-name="P189">corresp, optional, xs:IDREFS<text:line-break/>used to point to other elements that correspond to this one in a generic fashion.</text:p>
        </text:list-item>
        <text:list-item>
          <text:p text:style-name="P189">layer, optional, xs:positiveInteger<text:line-break/>identifies the layer to which a feature applies.</text:p>
        </text:list-item>
        <text:list-item>
          <text:p text:style-name="P189">n, optional, xs:NMTOKEN<text:line-break/>provides a label (name or number) for an element. While its value need not be unique, it is required to be a single token.</text:p>
        </text:list-item>
        <text:list-item>
          <text:p text:style-name="P189">next, optional, xs:IDREFS<text:line-break/>used to point to the next event(s) in a user-defined collection.</text:p>
        </text:list-item>
        <text:list-item>
          <text:p text:style-name="P189">num, required, xs:nonNegativeInteger, 0 - 65535<text:line-break/>holds the MIDI sequence number. The value must be in the range 0-65535.</text:p>
        </text:list-item>
        <text:list-item>
          <text:p text:style-name="P189">prev, optional, xs:IDREFS<text:line-break/>points to the previous event(s) in a user-defined collection.</text:p>
        </text:list-item>
        <text:list-item>
          <text:p text:style-name="P189">sameas, optional, xs:IDREFS<text:line-break/>points to an element that is the same as the current element but is not a literal copy of the current element.</text:p>
        </text:list-item>
        <text:list-item>
          <text:p text:style-name="P189">staff, required, list of xs:positiveInteger, minimum length of 1<text:line-break/>signifies the staff on which a notated event occurs or to which a control event applies.</text:p>
        </text:list-item>
        <text:list-item>
          <text:p text:style-name="P189">synch, optional, xs:IDREFS<text:line-break/>points to elements that are synchronous with the current element.</text:p>
        </text:list-item>
        <text:list-item>
          <text:p text:style-name="P189">tstamp, optional, xs:decimal, 0 - ∞<text:line-break/>encodes the onset time in terms of musical time, i.e., beats[.fractional beat part]</text:p>
        </text:list-item>
        <text:list-item>
          <text:p text:style-name="P189">when, optional, xs:IDREF<text:line-break/>indicates the point of occurrence of this feature along a timeline. Its value must be the ID of a &lt;when&gt; element.</text:p>
        </text:list-item>
        <text:list-item>
          <text:p text:style-name="P189">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midi</text:p>
      <text:h text:style-name="P238" text:outline-level="1"><text:bookmark text:name="id1387"/>&lt;seriesstmt&gt; series statement</text:h>
      <text:h text:style-name="P239" text:outline-level="1">Description:</text:h>
      <text:p text:style-name="Text_20_body">Groups information about the series, if any, to which a publication belongs. In this context, the title element records the series title, the respStmt element records the person or group responsible for the series, and the <text:soft-page-break/>identifier element contains a series identifier. The list element should be used when it is necessary to enumerate the contents of the series. The seriesstmt is provided within seriesstmt for the description of a sub-series.</text:p>
      <text:h text:style-name="P239" text:outline-level="1">May contain:</text:h>
      <text:p text:style-name="Text_20_body"><text:a xlink:type="simple" xlink:href="#id1092">identifier</text:a>, <text:a xlink:type="simple" xlink:href="#id248">list</text:a>, <text:a xlink:type="simple" xlink:href="#id1348">respstmt</text:a>, <text:a xlink:type="simple" xlink:href="#id1387">seriesstmt</text:a>, <text:a xlink:type="simple" xlink:href="#id1087">title</text:a> </text:p>
      <text:h text:style-name="P239" text:outline-level="1">May occur within:</text:h>
      <text:p text:style-name="Text_20_body"><text:a xlink:type="simple" xlink:href="#id1344">filedesc</text:a>, <text:a xlink:type="simple" xlink:href="#id1387">seriesstmt</text:a>, <text:a xlink:type="simple" xlink:href="#id1395">source</text:a> </text:p>
      <text:h text:style-name="P239" text:outline-level="1">Attributes:</text:h>
      <text:list xml:id="list30709955" text:style-name="L190">
        <text:list-item>
          <text:p text:style-name="P190">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90">n, optional, xs:NMTOKEN<text:line-break/>provides a label (name or number) for an element. While its value need not be unique, it is required to be a single token.</text:p>
        </text:list-item>
        <text:list-item>
          <text:p text:style-name="P190">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header</text:p>
      <text:h text:style-name="P238" text:outline-level="1"><text:bookmark text:name="id1230"/>&lt;sic&gt; sic</text:h>
      <text:h text:style-name="P239" text:outline-level="1">Description:</text:h>
      <text:p text:style-name="Text_20_body">Contains apparently incorrect or inaccurate musical material. A correction for the apparent error may be given in an accompanying child or sibling corr element.</text:p>
      <text:h text:style-name="P239" text:outline-level="1">May contain:</text:h>
      <text:p text:style-name="Text_20_body">PCDATA, <text:a xlink:type="simple" xlink:href="#id210">abbr</text:a>, <text:a xlink:type="simple" xlink:href="#id111">accid</text:a>, <text:a xlink:type="simple" xlink:href="#id213">add</text:a>, <text:a xlink:type="simple" xlink:href="#id53">address</text:a>, <text:a xlink:type="simple" xlink:href="#id296">annot</text:a>, <text:a xlink:type="simple" xlink:href="#id794">arpeg</text:a>, <text:a xlink:type="simple" xlink:href="#id142">artic</text:a>, <text:a xlink:type="simple" xlink:href="#id64">barline</text:a>, <text:a xlink:type="simple" xlink:href="#id894">beam</text:a>, <text:a xlink:type="simple" xlink:href="#id801">beamspan</text:a>, <text:a xlink:type="simple" xlink:href="#id900">beatrpt</text:a>, <text:a xlink:type="simple" xlink:href="#id896">bend</text:a>, <text:a xlink:type="simple" xlink:href="#id203">bibl</text:a>, <text:a xlink:type="simple" xlink:href="#id812">breath</text:a>, <text:a xlink:type="simple" xlink:href="#id907">btrem</text:a>, <text:a xlink:type="simple" xlink:href="#id58">choice</text:a>, <text:a xlink:type="simple" xlink:href="#id106">chord</text:a>, <text:a xlink:type="simple" xlink:href="#id858">clefchange</text:a>, <text:a xlink:type="simple" xlink:href="#id1046">corpname</text:a>, <text:a xlink:type="simple" xlink:href="#id61">corr</text:a>, <text:a xlink:type="simple" xlink:href="#id323">custos</text:a>, <text:a xlink:type="simple" xlink:href="#id1208">damage</text:a>, <text:a xlink:type="simple" xlink:href="#id1079">date</text:a>, <text:a xlink:type="simple" xlink:href="#id1216">del</text:a>, <text:a xlink:type="simple" xlink:href="#id169">dir</text:a>, <text:a xlink:type="simple" xlink:href="#id158">dot</text:a>, <text:a xlink:type="simple" xlink:href="#id770">dynam</text:a>, <text:a xlink:type="simple" xlink:href="#id1243">expan</text:a>, <text:a xlink:type="simple" xlink:href="#id34">extptr</text:a>, <text:a xlink:type="simple" xlink:href="#id49">extref</text:a>, <text:a xlink:type="simple" xlink:href="#id817">fermata</text:a>, <text:a xlink:type="simple" xlink:href="#id1096">fig</text:a>, <text:a xlink:type="simple" xlink:href="#id917">ftrem</text:a>, <text:a xlink:type="simple" xlink:href="#id1329">gap</text:a>, <text:a xlink:type="simple" xlink:href="#id1065">geogname</text:a>, <text:a xlink:type="simple" xlink:href="#id925">gliss</text:a>, <text:a xlink:type="simple" xlink:href="#id824">hairpin</text:a>, <text:a xlink:type="simple" xlink:href="#id932">halfmrpt</text:a>, <text:a xlink:type="simple" xlink:href="#id1322">handshift</text:a>, <text:a xlink:type="simple" xlink:href="#id1134">harm</text:a>, <text:a xlink:type="simple" xlink:href="#id832">harppedal</text:a>, <text:a xlink:type="simple" xlink:href="#id1092">identifier</text:a>, <text:a xlink:type="simple" xlink:href="#id216">ineume</text:a>, <text:a xlink:type="simple" xlink:href="#id396">keysig</text:a>, <text:a xlink:type="simple" xlink:href="#id675">layer</text:a>, <text:a xlink:type="simple" xlink:href="#id232">lb</text:a>, <text:a xlink:type="simple" xlink:href="#id934">ligature</text:a>, <text:a xlink:type="simple" xlink:href="#id937">lyrics</text:a>, <text:a xlink:type="simple" xlink:href="#id1151">measure</text:a>, <text:a xlink:type="simple" xlink:href="#id499">mensur</text:a>, <text:a xlink:type="simple" xlink:href="#id679">midi</text:a>, <text:a xlink:type="simple" xlink:href="#id856">mordent</text:a>, <text:a xlink:type="simple" xlink:href="#id723">mrest</text:a>, <text:a xlink:type="simple" xlink:href="#id737">mrpt</text:a>, <text:a xlink:type="simple" xlink:href="#id744">mrpt2</text:a>, <text:a xlink:type="simple" xlink:href="#id749">mspace</text:a>, <text:a xlink:type="simple" xlink:href="#id755">multirest</text:a>, <text:a xlink:type="simple" xlink:href="#id764">multirpt</text:a>, <text:a xlink:type="simple" xlink:href="#id1035">name</text:a>, <text:a xlink:type="simple" xlink:href="#id108">note</text:a>, <text:a xlink:type="simple" xlink:href="#id1083">num</text:a>, <text:a xlink:type="simple" xlink:href="#id845">octave</text:a>, <text:a xlink:type="simple" xlink:href="#id1220">orig</text:a>, <text:a xlink:type="simple" xlink:href="#id865">pad</text:a>, <text:a xlink:type="simple" xlink:href="#id236">pb</text:a>, <text:a xlink:type="simple" xlink:href="#id1013">pedal</text:a>, <text:a xlink:type="simple" xlink:href="#id1072">periodname</text:a>, <text:a xlink:type="simple" xlink:href="#id1060">persname</text:a>, <text:a xlink:type="simple" xlink:href="#id779">phrase</text:a>, <text:a xlink:type="simple" xlink:href="#id527">proport</text:a>, <text:a xlink:type="simple" xlink:href="#id1338">ptr</text:a>, <text:a xlink:type="simple" xlink:href="#id1340">ref</text:a>, <text:a xlink:type="simple" xlink:href="#id1223">reg</text:a>, <text:a xlink:type="simple" xlink:href="#id1020">reh</text:a>, <text:a xlink:type="simple" xlink:href="#id1023">rend</text:a>, <text:a xlink:type="simple" xlink:href="#id1069">repository</text:a>, <text:a xlink:type="simple" xlink:href="#id869">rest</text:a>, <text:a xlink:type="simple" xlink:href="#id1226">restore</text:a>, <text:a xlink:type="simple" xlink:href="#id659">section</text:a>, <text:a xlink:type="simple" xlink:href="#id1230">sic</text:a>, <text:a xlink:type="simple" xlink:href="#id1116">slur</text:a>, <text:a xlink:type="simple" xlink:href="#id887">space</text:a>, <text:a xlink:type="simple" xlink:href="#id1032">stack</text:a>, <text:a xlink:type="simple" xlink:href="#id671">staff</text:a>, <text:a xlink:type="simple" xlink:href="#id1075">stylename</text:a>, <text:a xlink:type="simple" xlink:href="#id1331">subst</text:a>, <text:a xlink:type="simple" xlink:href="#id1233">supplied</text:a>, <text:a xlink:type="simple" xlink:href="#id787">tempo</text:a>, <text:a xlink:type="simple" xlink:href="#id1122">tie</text:a>, <text:a xlink:type="simple" xlink:href="#id1087">title</text:a>, <text:a xlink:type="simple" xlink:href="#id998">trill</text:a>, <text:a xlink:type="simple" xlink:href="#id898">tuplet</text:a>, <text:a xlink:type="simple" xlink:href="#id1127">tupletspan</text:a>, <text:a xlink:type="simple" xlink:href="#id1005">turn</text:a>, <text:a xlink:type="simple" xlink:href="#id1238">unclear</text:a>, <text:a xlink:type="simple" xlink:href="#id1186">uneume</text:a> </text:p>
      <text:h text:style-name="P239" text:outline-level="1">May occur within:</text:h>
      <text:p text:style-name="Text_20_body"><text:a xlink:type="simple" xlink:href="#id210">abbr</text:a>, <text:a xlink:type="simple" xlink:href="#id213">add</text:a>, <text:a xlink:type="simple" xlink:href="#id55">addressline</text:a>, <text:a xlink:type="simple" xlink:href="#id390">anchoredtext</text:a>, <text:a xlink:type="simple" xlink:href="#id296">annot</text:a>, <text:a xlink:type="simple" xlink:href="#id267">caption</text:a>, <text:a xlink:type="simple" xlink:href="#id58">choice</text:a>, <text:a xlink:type="simple" xlink:href="#id1046">corpname</text:a>, <text:a xlink:type="simple" xlink:href="#id61">corr</text:a>, <text:a xlink:type="simple" xlink:href="#id1208">damage</text:a>, <text:a xlink:type="simple" xlink:href="#id1216">del</text:a>, <text:a xlink:type="simple" xlink:href="#id169">dir</text:a>, <text:a xlink:type="simple" xlink:href="#id770">dynam</text:a>, <text:a xlink:type="simple" xlink:href="#id666">ending</text:a>, <text:a xlink:type="simple" xlink:href="#id1243">expan</text:a>, <text:a xlink:type="simple" xlink:href="#id239">fw</text:a>, <text:a xlink:type="simple" xlink:href="#id1065">geogname</text:a>, <text:a xlink:type="simple" xlink:href="#id1134">harm</text:a>, <text:a xlink:type="simple" xlink:href="#id251">head</text:a>, <text:a xlink:type="simple" xlink:href="#id1092">identifier</text:a>, <text:a xlink:type="simple" xlink:href="#id216">ineume</text:a>, <text:a xlink:type="simple" xlink:href="#id1416">inscription</text:a>, <text:a xlink:type="simple" xlink:href="#id254">item</text:a>, <text:a xlink:type="simple" xlink:href="#id288">l</text:a>, <text:a xlink:type="simple" xlink:href="#id441">label</text:a>, <text:a xlink:type="simple" xlink:href="#id675">layer</text:a>, <text:a xlink:type="simple" xlink:href="#id221">lem</text:a>, <text:a xlink:type="simple" xlink:href="#id1151">measure</text:a>, <text:a xlink:type="simple" xlink:href="#id1035">name</text:a>, <text:a xlink:type="simple" xlink:href="#id108">note</text:a>, <text:a xlink:type="simple" xlink:href="#id1083">num</text:a>, <text:a xlink:type="simple" xlink:href="#id1220">orig</text:a>, <text:a xlink:type="simple" xlink:href="#id1155">ossia</text:a>, <text:a xlink:type="simple" xlink:href="#id260">p</text:a>, <text:a xlink:type="simple" xlink:href="#id1072">periodname</text:a>, <text:a xlink:type="simple" xlink:href="#id1060">persname</text:a>, <text:a xlink:type="simple" xlink:href="#id412">pgfoot1</text:a>, <text:a xlink:type="simple" xlink:href="#id415">pgfoot2</text:a>, <text:a xlink:type="simple" xlink:href="#id406">pghead1</text:a>, <text:a xlink:type="simple" xlink:href="#id409">pghead2</text:a>, <text:a xlink:type="simple" xlink:href="#id1174">rdg</text:a>, <text:a xlink:type="simple" xlink:href="#id1223">reg</text:a>, <text:a xlink:type="simple" xlink:href="#id1023">rend</text:a>, <text:a xlink:type="simple" xlink:href="#id1226">restore</text:a>, <text:a xlink:type="simple" xlink:href="#id1548">score</text:a>, <text:a xlink:type="simple" xlink:href="#id659">section</text:a>, <text:a xlink:type="simple" xlink:href="#id1230">sic</text:a>, <text:a xlink:type="simple" xlink:href="#id671">staff</text:a>, <text:a xlink:type="simple" xlink:href="#id1075">stylename</text:a>, <text:a xlink:type="simple" xlink:href="#id1331">subst</text:a>, <text:a xlink:type="simple" xlink:href="#id1233">supplied</text:a>, <text:a xlink:type="simple" xlink:href="#id948">syl</text:a>, <text:a xlink:type="simple" xlink:href="#id944">syllable</text:a>, <text:a xlink:type="simple" xlink:href="#id278">td</text:a>, <text:a xlink:type="simple" xlink:href="#id787">tempo</text:a>, <text:a xlink:type="simple" xlink:href="#id272">th</text:a>, <text:a xlink:type="simple" xlink:href="#id1087">title</text:a>, <text:a xlink:type="simple" xlink:href="#id1238">unclear</text:a>, <text:a xlink:type="simple" xlink:href="#id1186">uneume</text:a> </text:p>
      <text:h text:style-name="P239" text:outline-level="1"><text:soft-page-break/>Attributes:</text:h>
      <text:list xml:id="list30706600" text:style-name="L191">
        <text:list-item>
          <text:p text:style-name="P191">facs, optional, xs:IDREFS<text:line-break/>permits the current element to reference a facsimile image or image zone which corresponds to it.</text:p>
        </text:list-item>
        <text:list-item>
          <text:p text:style-name="P191">n, optional, xs:NMTOKEN<text:line-break/>provides a label (name or number) for an element. While its value need not be unique, it is required to be a single token.</text:p>
        </text:list-item>
        <text:list-item>
          <text:p text:style-name="P191">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edittrans</text:p>
      <text:h text:style-name="P238" text:outline-level="1"><text:bookmark text:name="id1116"/>&lt;slur&gt; slur</text:h>
      <text:h text:style-name="P239" text:outline-level="1">Description:</text:h>
      <text:p text:style-name="Text_20_body">Historically, the term "slur" indicated two notes performed legato, while the term "phrase" was used for a "unified melodic idea". Nowadays, however, "slur" often has the same meaning as "phrase" (See Read, p. 265-266), since the visual rendition of the two concepts is the same. MEI provides two distinct elements so that those users wishing to maintain a distinction for historical reasons may do so. If the user does not want to maintain the distinction, then the more generic &lt;slur&gt; element should be employed. The starting point of the slur may be indicated by either a tstamp, tstamp.ges, tstamp.real or startid attribute, while the ending point may be recorded by either a dur, dur.ges or endid attribute. It is a semantic error not to specify one starting and one ending type of attribute. Either place, bulge, or bezier attributes may be used to record the curvature of the slur. The slur and tie elements may be used instead of the slur.* and tie.* attributes provided on chord and note elements when 1) they are required by software, or 2) multiple, alternative slurs are needed. Please note that the dur attribute is not a true duration, but rather a time stamp for the end point of the slur.</text:p>
      <text:h text:style-name="P239" text:outline-level="1">May contain:</text:h>
      <text:p text:style-name="Text_20_body">EMPTY</text:p>
      <text:h text:style-name="P239" text:outline-level="1">May occur within:</text:h>
      <text:p text:style-name="Text_20_body"><text:a xlink:type="simple" xlink:href="#id213">add</text:a>, <text:a xlink:type="simple" xlink:href="#id61">corr</text:a>, <text:a xlink:type="simple" xlink:href="#id1208">damage</text:a>, <text:a xlink:type="simple" xlink:href="#id1216">del</text:a>, <text:a xlink:type="simple" xlink:href="#id675">layer</text:a>, <text:a xlink:type="simple" xlink:href="#id221">lem</text:a>, <text:a xlink:type="simple" xlink:href="#id934">ligature</text:a>, <text:a xlink:type="simple" xlink:href="#id1151">measure</text:a>, <text:a xlink:type="simple" xlink:href="#id1220">orig</text:a>, <text:a xlink:type="simple" xlink:href="#id1155">ossia</text:a>, <text:a xlink:type="simple" xlink:href="#id1174">rdg</text:a>, <text:a xlink:type="simple" xlink:href="#id1223">reg</text:a>, <text:a xlink:type="simple" xlink:href="#id1226">restore</text:a>, <text:a xlink:type="simple" xlink:href="#id1230">sic</text:a>, <text:a xlink:type="simple" xlink:href="#id1233">supplied</text:a>, <text:a xlink:type="simple" xlink:href="#id944">syllable</text:a>, <text:a xlink:type="simple" xlink:href="#id1238">unclear</text:a> </text:p>
      <text:h text:style-name="P239" text:outline-level="1">Attributes:</text:h>
      <text:list xml:id="list30706867" text:style-name="L192">
        <text:list-item>
          <text:p text:style-name="P192">bezier, optional, list of xs:integer, minimum length of 1<text:line-break/>records the placement of Bezier control points as a series of space-separated xy coordinates, eg. 19 45 -32 118.</text:p>
        </text:list-item>
        <text:list-item>
          <text:p text:style-name="P192">bulge, optional, list of xs:decimal, minimum length of 1<text:line-break/>describes a curve as a set of distance values above or below an imaginary line connecting the endpoints of the curve. The bulge attribute must contain one or more decimal values expressed in inter-line units.</text:p>
        </text:list-item>
        <text:list-item>
          <text:p text:style-name="P192">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192"><text:soft-page-break/>copyof, optional, xs:IDREF<text:line-break/>points to an element of which the current element is a copy.</text:p>
        </text:list-item>
        <text:list-item>
          <text:p text:style-name="P192">corresp, optional, xs:IDREFS<text:line-break/>used to point to other elements that correspond to this one in a generic fashion.</text:p>
        </text:list-item>
        <text:list-item>
          <text:p text:style-name="P192">dur, optional, xs:token, "([0-9]+m *\+ *)?[0-9]+(\.?[0-9]*)?"<text:line-break/>encodes the duration of a feature as a timestamp for its endpoint rather than as a relative durational value.</text:p>
        </text:list-item>
        <text:list-item>
          <text:p text:style-name="P192">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192">endho, optional, xs:decimal<text:line-break/>records the horizontal adjustment of a feature's programmatically-determined end point.</text:p>
        </text:list-item>
        <text:list-item>
          <text:p text:style-name="P192">endid, optional, xs:IDREF<text:line-break/>indicates the final element in a sequence of events to which the feature applies.</text:p>
        </text:list-item>
        <text:list-item>
          <text:p text:style-name="P192">endto, optional, xs:decimal<text:line-break/>records a timestamp adjustment of a feature's programmatically-determined end point.</text:p>
        </text:list-item>
        <text:list-item>
          <text:p text:style-name="P192">endvo, optional, xs:decimal<text:line-break/>records a vertical adjustment of a feature's programmatically-determined end point.</text:p>
        </text:list-item>
        <text:list-item>
          <text:p text:style-name="P192">facs, optional, xs:IDREFS<text:line-break/>permits the current element to reference a facsimile image or image zone which corresponds to it.</text:p>
        </text:list-item>
        <text:list-item>
          <text:p text:style-name="P192">ho, optional, xs:decimal<text:line-break/>records a horizontal adjustment of a feature's programmatically-determinded location in terms of staff interline distance; that is, units of 1/2 the distance between adjacent staves.</text:p>
        </text:list-item>
        <text:list-item>
          <text:p text:style-name="P192">join, optional, xs:IDREFS<text:line-break/>used for linking visually separate slurs, sometimes necessary due to system breaks, that form a single musical phrase. Also used to indicate a measure which metrically completes the current one. Record the IDs of the separately encoded components, excluding this one.</text:p>
        </text:list-item>
        <text:list-item>
          <text:p text:style-name="P192">layer, optional, list of xs:positiveInteger, minimum length of 1<text:line-break/>signifies the layer within which a control event is active.</text:p>
        </text:list-item>
        <text:list-item>
          <text:p text:style-name="P192">n, optional, xs:NMTOKEN<text:line-break/>provides a label (name or number) for an element. While its value need not be unique, it is required to be a single token.</text:p>
        </text:list-item>
        <text:list-item>
          <text:p text:style-name="P192">next, optional, xs:IDREFS<text:line-break/>used to point to the next event(s) in a user-defined collection.</text:p>
        </text:list-item>
        <text:list-item>
          <text:p text:style-name="P192">place, optional, xs:token, above, below<text:line-break/>captures the placement of the item with respect to the staff with which it is associated.</text:p>
        </text:list-item>
        <text:list-item>
          <text:p text:style-name="P192">plist, optional, xs:IDREFS<text:line-break/>contains a space separated list of ID references that identify logical events that participate in a collection, such as notes under a phrase mark.</text:p>
        </text:list-item>
        <text:list-item>
          <text:p text:style-name="P192">prev, optional, xs:IDREFS<text:line-break/>points to the previous event(s) in a user-defined collection.</text:p>
        </text:list-item>
        <text:list-item>
          <text:p text:style-name="P192">rend, optional, xs:token, medium, wide, dashed, dotted<text:line-break/>records the appearance of the curve.</text:p>
        </text:list-item>
        <text:list-item>
          <text:p text:style-name="P192">sameas, optional, xs:IDREFS<text:line-break/>points to an element that is the same as the current element but is not a literal copy of the current element.</text:p>
        </text:list-item>
        <text:list-item>
          <text:p text:style-name="P192">staff, required, list of xs:positiveInteger, minimum length of 1<text:line-break/>signifies the staff on which a notated event occurs or to which a control event applies.</text:p>
        </text:list-item>
        <text:list-item>
          <text:p text:style-name="P192"><text:soft-page-break/>startho, optional, xs:decimal<text:line-break/>records the horizontal adjustment of a feature's programmatically-determined start point.</text:p>
        </text:list-item>
        <text:list-item>
          <text:p text:style-name="P192">startid, optional, xs:IDREF<text:line-break/>holds a reference to the first element in a sequence of events to which the feature applies.</text:p>
        </text:list-item>
        <text:list-item>
          <text:p text:style-name="P192">startto, optional, xs:decimal<text:line-break/>records a timestamp adjustment of a feature's programmatically-determined start point.</text:p>
        </text:list-item>
        <text:list-item>
          <text:p text:style-name="P192">startvo, optional, xs:decimal<text:line-break/>records a vertical adjustment of a feature's programmatically-determined start point.</text:p>
        </text:list-item>
        <text:list-item>
          <text:p text:style-name="P192">subtype, optional, xs:NMTOKEN<text:line-break/>provide any sub-classification for the element, additional to that given by its type attribute.</text:p>
        </text:list-item>
        <text:list-item>
          <text:p text:style-name="P192">synch, optional, xs:IDREFS<text:line-break/>points to elements that are synchronous with the current element.</text:p>
        </text:list-item>
        <text:list-item>
          <text:p text:style-name="P192">to, optional, xs:decimal<text:line-break/>records a timestamp adjustment of a feature's programmatically-determined location in musical terms; that is, beats.</text:p>
        </text:list-item>
        <text:list-item>
          <text:p text:style-name="P192">tstamp, optional, xs:decimal, 0 - ∞<text:line-break/>encodes the onset time in terms of musical time, i.e., beats[.fractional beat part]</text:p>
        </text:list-item>
        <text:list-item>
          <text:p text:style-name="P192">tstamp.ges, optional, xs:nonNegativeInteger<text:line-break/>used to record the onset time in pulses per quarter note (ppq, MusicXML divisions, or MIDI clicks) since the start of the file.</text:p>
        </text:list-item>
        <text:list-item>
          <text:p text:style-name="P192">tstamp.real, optional, xs:time<text:line-break/>used to record the onset time in pulses per quarter note (ppq, MusicXML divisions, or MIDI clicks) since the start of the file.</text:p>
        </text:list-item>
        <text:list-item>
          <text:p text:style-name="P192">type, optional, xs:NMTOKEN<text:line-break/>characterizes the element in some sense, using any convenient classification scheme or typology.</text:p>
        </text:list-item>
        <text:list-item>
          <text:p text:style-name="P192">vo, optional, xs:decimal<text:line-break/>records the vertical adjustment of a feature's programmatically-determined location in terms of staff interline distance; that is, units of 1/2 the distance between adjacent staves.</text:p>
        </text:list-item>
        <text:list-item>
          <text:p text:style-name="P192">when, optional, xs:IDREF<text:line-break/>indicates the point of occurrence of this feature along a timeline. Its value must be the ID of a &lt;when&gt; element.</text:p>
        </text:list-item>
        <text:list-item>
          <text:p text:style-name="P192">x, optional, xs:decimal<text:line-break/>encodes an x coordinate for a feature in an output coordinate system. When it is necessary to record the placement of a feature in a facsimile image, use facs attribute.</text:p>
        </text:list-item>
        <text:list-item>
          <text:p text:style-name="P192">x2, optional, xs:decimal<text:line-break/>encodes the optional 2nd x coordinate.</text:p>
        </text:list-item>
        <text:list-item>
          <text:p text:style-name="P192">xml:id, optional, xs:ID<text:line-break/>regularizes the naming of an element and thus facilitates building links between it and other resources. Each id attribute within a document must have a unique value.</text:p>
        </text:list-item>
        <text:list-item>
          <text:p text:style-name="P192">y, optional, xs:decimal<text:line-break/>encodes an y coordinate for a feature in an output coordinate system. When it is necessary to record the placement of a feature in a facsimile image, use facs attribute.</text:p>
        </text:list-item>
        <text:list-item>
          <text:p text:style-name="P192">y2, optional, xs:decimal<text:line-break/>encodes the optional 2nd y coordinate.</text:p>
        </text:list-item>
      </text:list>
      <text:h text:style-name="P239" text:outline-level="1">Module:</text:h>
      <text:p text:style-name="Text_20_body">cmn</text:p>
      <text:h text:style-name="P238" text:outline-level="1"><text:bookmark text:name="id1395"/><text:soft-page-break/>&lt;source&gt; source</text:h>
      <text:h text:style-name="P239" text:outline-level="1">Description:</text:h>
      <text:p text:style-name="Text_20_body">A bibliographic description of a source for the electronic file. Within source, the extent element may be used when only a portion of the source, pages 1-3 for example, are encoded. If extent is absent, then the entire source is presumed to have been encoded. Multiple physdesc sub-elements may be used to describe the physically separate parts of a single source. The data attribute may be used to reference one or more features that occur in this particular source.</text:p>
      <text:h text:style-name="P239" text:outline-level="1">May contain:</text:h>
      <text:p text:style-name="Text_20_body"><text:a xlink:type="simple" xlink:href="#id1445">classification</text:a>, <text:a xlink:type="simple" xlink:href="#id1354">editionstmt</text:a>, <text:a xlink:type="simple" xlink:href="#id1092">identifier</text:a>, <text:a xlink:type="simple" xlink:href="#id1439">langusage</text:a>, <text:a xlink:type="simple" xlink:href="#id1390">notesstmt</text:a>, <text:a xlink:type="simple" xlink:href="#id1397">physdesc</text:a>, <text:a xlink:type="simple" xlink:href="#id1362">pubstmt</text:a>, <text:a xlink:type="simple" xlink:href="#id1387">seriesstmt</text:a>, <text:a xlink:type="simple" xlink:href="#id1346">titlestmt</text:a> </text:p>
      <text:h text:style-name="P239" text:outline-level="1">May occur within:</text:h>
      <text:p text:style-name="Text_20_body"><text:a xlink:type="simple" xlink:href="#id1393">sourcedesc</text:a> </text:p>
      <text:h text:style-name="P239" text:outline-level="1">Attributes:</text:h>
      <text:list xml:id="list306981191" text:style-name="L193">
        <text:list-item>
          <text:p text:style-name="P193">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93">data, optional, xs:IDREFS<text:line-break/>used to link metadata elements to one or more data-containing elements.</text:p>
        </text:list-item>
        <text:list-item>
          <text:p text:style-name="P193">n, optional, xs:NMTOKEN<text:line-break/>provides a label (name or number) for an element. While its value need not be unique, it is required to be a single token.</text:p>
        </text:list-item>
        <text:list-item>
          <text:p text:style-name="P193">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header</text:p>
      <text:h text:style-name="P238" text:outline-level="1"><text:bookmark text:name="id1393"/>&lt;sourcedesc&gt; source description</text:h>
      <text:h text:style-name="P239" text:outline-level="1">Description:</text:h>
      <text:p text:style-name="Text_20_body">A container for the descriptions of the source(s) used in the creation of the electronic file. This element is recommended where the MEI file is a transcription of existing music, but is not required when the data is originally created in MEI form.</text:p>
      <text:h text:style-name="P239" text:outline-level="1">May contain:</text:h>
      <text:p text:style-name="Text_20_body"><text:a xlink:type="simple" xlink:href="#id1395">source</text:a> </text:p>
      <text:h text:style-name="P239" text:outline-level="1"><text:soft-page-break/>May occur within:</text:h>
      <text:p text:style-name="Text_20_body"><text:a xlink:type="simple" xlink:href="#id1344">filedesc</text:a> </text:p>
      <text:h text:style-name="P239" text:outline-level="1">Attributes:</text:h>
      <text:list xml:id="list30701413" text:style-name="L194">
        <text:list-item>
          <text:p text:style-name="P194">n, optional, xs:NMTOKEN<text:line-break/>provides a label (name or number) for an element. While its value need not be unique, it is required to be a single token.</text:p>
        </text:list-item>
        <text:list-item>
          <text:p text:style-name="P194">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header</text:p>
      <text:h text:style-name="P238" text:outline-level="1"><text:bookmark text:name="id887"/>&lt;space&gt; space</text:h>
      <text:h text:style-name="P239" text:outline-level="1">Description:</text:h>
      <text:p text:style-name="Text_20_body">A placeholder used to fill an incomplete measure, layer, etc. most often so that the combined duration of the events equals the number of beats in the measure.</text:p>
      <text:h text:style-name="P239" text:outline-level="1">May contain:</text:h>
      <text:p text:style-name="Text_20_body">EMPTY</text:p>
      <text:h text:style-name="P239" text:outline-level="1">May occur within:</text:h>
      <text:p text:style-name="Text_20_body"><text:a xlink:type="simple" xlink:href="#id213">add</text:a>, <text:a xlink:type="simple" xlink:href="#id894">beam</text:a>, <text:a xlink:type="simple" xlink:href="#id61">corr</text:a>, <text:a xlink:type="simple" xlink:href="#id1208">damage</text:a>, <text:a xlink:type="simple" xlink:href="#id1216">del</text:a>, <text:a xlink:type="simple" xlink:href="#id932">halfmrpt</text:a>, <text:a xlink:type="simple" xlink:href="#id216">ineume</text:a>, <text:a xlink:type="simple" xlink:href="#id675">layer</text:a>, <text:a xlink:type="simple" xlink:href="#id221">lem</text:a>, <text:a xlink:type="simple" xlink:href="#id934">ligature</text:a>, <text:a xlink:type="simple" xlink:href="#id856">mordent</text:a>, <text:a xlink:type="simple" xlink:href="#id108">note</text:a>, <text:a xlink:type="simple" xlink:href="#id1220">orig</text:a>, <text:a xlink:type="simple" xlink:href="#id1174">rdg</text:a>, <text:a xlink:type="simple" xlink:href="#id1223">reg</text:a>, <text:a xlink:type="simple" xlink:href="#id1226">restore</text:a>, <text:a xlink:type="simple" xlink:href="#id1230">sic</text:a>, <text:a xlink:type="simple" xlink:href="#id1233">supplied</text:a>, <text:a xlink:type="simple" xlink:href="#id944">syllable</text:a>, <text:a xlink:type="simple" xlink:href="#id998">trill</text:a>, <text:a xlink:type="simple" xlink:href="#id898">tuplet</text:a>, <text:a xlink:type="simple" xlink:href="#id1005">turn</text:a>, <text:a xlink:type="simple" xlink:href="#id1238">unclear</text:a>, <text:a xlink:type="simple" xlink:href="#id1186">uneume</text:a>, <text:a xlink:type="simple" xlink:href="#id167">verse</text:a> </text:p>
      <text:h text:style-name="P239" text:outline-level="1">Attributes:</text:h>
      <text:list xml:id="list30686223" text:style-name="L195">
        <text:list-item>
          <text:p text:style-name="P195">beam, optional, list of xs:token, "[i|m|t][1-6]", minimum length of 1<text:line-break/>indicates that this event is "under a beam".</text:p>
        </text:list-item>
        <text:list-item>
          <text:p text:style-name="P195">compressable, optional, xs:token, true, false<text:line-break/>indicates whether a space is 'compressable', i.e., if it may be removed at the disgression of processing software.</text:p>
        </text:list-item>
        <text:list-item>
          <text:p text:style-name="P195">copyof, optional, xs:IDREF<text:line-break/>points to an element of which the current element is a copy.</text:p>
        </text:list-item>
        <text:list-item>
          <text:p text:style-name="P195">corresp, optional, xs:IDREFS<text:line-break/>used to point to other elements that correspond to this one in a generic fashion.</text:p>
        </text:list-item>
        <text:list-item>
          <text:p text:style-name="P195">dots, optional, xs:nonNegativeInteger, 0 - 4<text:line-break/>records the number of augmentation dots required by a dotted duration.</text:p>
        </text:list-item>
        <text:list-item>
          <text:p text:style-name="P195">dur, optional, xs:token, long, breve, 1, 2, 4, 8, 16, 32, 64, 128, 256, 512, 1024, 2048, maxima, longa, brevis, semibrevis, minima, semiminima, fusa, semifusa<text:line-break/>records the duration of a feature using the relative durational values provided by the data.DURATION datatype.</text:p>
        </text:list-item>
        <text:list-item>
          <text:p text:style-name="P195">dur.ges, optional, CDATA<text:line-break/>records performed duration information that differs from written duration. Its value may be expressed in <text:soft-page-break/>any convenient form, such as measures[s]+ beat[s].beatpart, ppq (MIDI clicks), Humdrum **recip values, or MusicXML 'divisions', etc.</text:p>
        </text:list-item>
        <text:list-item>
          <text:p text:style-name="P195">facs, optional, xs:IDREFS<text:line-break/>permits the current element to reference a facsimile image or image zone which corresponds to it.</text:p>
        </text:list-item>
        <text:list-item>
          <text:p text:style-name="P195">fermata, optional, xs:token, above, below<text:line-break/>indicates the attachment of a fermata to this element. If visual information about the fermata needs to be recorded, then a &lt;fermata&gt; element should be employed instead.</text:p>
        </text:list-item>
        <text:list-item>
          <text:p text:style-name="P195">layer, optional, xs:positiveInteger<text:line-break/>identifies the layer to which a feature applies.</text:p>
        </text:list-item>
        <text:list-item>
          <text:p text:style-name="P195">n, optional, xs:NMTOKEN<text:line-break/>provides a label (name or number) for an element. While its value need not be unique, it is required to be a single token.</text:p>
        </text:list-item>
        <text:list-item>
          <text:p text:style-name="P195">next, optional, xs:IDREFS<text:line-break/>used to point to the next event(s) in a user-defined collection.</text:p>
        </text:list-item>
        <text:list-item>
          <text:p text:style-name="P195">prev, optional, xs:IDREFS<text:line-break/>points to the previous event(s) in a user-defined collection.</text:p>
        </text:list-item>
        <text:list-item>
          <text:p text:style-name="P195">sameas, optional, xs:IDREFS<text:line-break/>points to an element that is the same as the current element but is not a literal copy of the current element.</text:p>
        </text:list-item>
        <text:list-item>
          <text:p text:style-name="P195">staff, optional, list of xs:positiveInteger, minimum length of 1<text:line-break/>signifies the staff on which a notated event occurs or to which a control event applies.</text:p>
        </text:list-item>
        <text:list-item>
          <text:p text:style-name="P195">synch, optional, xs:IDREFS<text:line-break/>points to elements that are synchronous with the current element.</text:p>
        </text:list-item>
        <text:list-item>
          <text:p text:style-name="P195">tstamp, optional, xs:decimal, 0 - ∞<text:line-break/>encodes the onset time in terms of musical time, i.e., beats[.fractional beat part]</text:p>
        </text:list-item>
        <text:list-item>
          <text:p text:style-name="P195">tstamp.ges, optional, xs:nonNegativeInteger<text:line-break/>used to record the onset time in pulses per quarter note (ppq, MusicXML divisions, or MIDI clicks) since the start of the file.</text:p>
        </text:list-item>
        <text:list-item>
          <text:p text:style-name="P195">tstamp.real, optional, xs:time<text:line-break/>used to record the onset time in pulses per quarter note (ppq, MusicXML divisions, or MIDI clicks) since the start of the file.</text:p>
        </text:list-item>
        <text:list-item>
          <text:p text:style-name="P195">tuplet, optional, list of xs:token, "[i|m|t][1-6]", minimum length of 1<text:line-break/>indicates that this feature participates in a tuplet.</text:p>
        </text:list-item>
        <text:list-item>
          <text:p text:style-name="P195">when, optional, xs:IDREF<text:line-break/>indicates the point of occurrence of this feature along a timeline. Its value must be the ID of a &lt;when&gt; element.</text:p>
        </text:list-item>
        <text:list-item>
          <text:p text:style-name="P195">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shared</text:p>
      <text:h text:style-name="P238" text:outline-level="1"><text:bookmark text:name="id1032"/>&lt;stack&gt; stacked text</text:h>
      <text:h text:style-name="P239" text:outline-level="1">Description:</text:h>
      <text:p text:style-name="Text_20_body">An inline table with a single column.</text:p>
      <text:h text:style-name="P239" text:outline-level="1"><text:soft-page-break/>May contain:</text:h>
      <text:p text:style-name="Text_20_body">PCDATA, <text:a xlink:type="simple" xlink:href="#id210">abbr</text:a>, <text:a xlink:type="simple" xlink:href="#id53">address</text:a>, <text:a xlink:type="simple" xlink:href="#id296">annot</text:a>, <text:a xlink:type="simple" xlink:href="#id203">bibl</text:a>, <text:a xlink:type="simple" xlink:href="#id1046">corpname</text:a>, <text:a xlink:type="simple" xlink:href="#id1079">date</text:a>, <text:a xlink:type="simple" xlink:href="#id1243">expan</text:a>, <text:a xlink:type="simple" xlink:href="#id34">extptr</text:a>, <text:a xlink:type="simple" xlink:href="#id49">extref</text:a>, <text:a xlink:type="simple" xlink:href="#id1096">fig</text:a>, <text:a xlink:type="simple" xlink:href="#id1065">geogname</text:a>, <text:a xlink:type="simple" xlink:href="#id1092">identifier</text:a>, <text:a xlink:type="simple" xlink:href="#id232">lb</text:a>, <text:a xlink:type="simple" xlink:href="#id1035">name</text:a>, <text:a xlink:type="simple" xlink:href="#id1083">num</text:a>, <text:a xlink:type="simple" xlink:href="#id236">pb</text:a>, <text:a xlink:type="simple" xlink:href="#id1072">periodname</text:a>, <text:a xlink:type="simple" xlink:href="#id1060">persname</text:a>, <text:a xlink:type="simple" xlink:href="#id1338">ptr</text:a>, <text:a xlink:type="simple" xlink:href="#id1340">ref</text:a>, <text:a xlink:type="simple" xlink:href="#id1023">rend</text:a>, <text:a xlink:type="simple" xlink:href="#id1069">repository</text:a>, <text:a xlink:type="simple" xlink:href="#id1032">stack</text:a>, <text:a xlink:type="simple" xlink:href="#id1075">stylename</text:a>, <text:a xlink:type="simple" xlink:href="#id1087">title</text:a> </text:p>
      <text:h text:style-name="P239" text:outline-level="1">May occur within:</text:h>
      <text:p text:style-name="Text_20_body"><text:a xlink:type="simple" xlink:href="#id210">abbr</text:a>, <text:a xlink:type="simple" xlink:href="#id1373">accessdesc</text:a>, <text:a xlink:type="simple" xlink:href="#id1370">acqsource</text:a>, <text:a xlink:type="simple" xlink:href="#id213">add</text:a>, <text:a xlink:type="simple" xlink:href="#id55">addressline</text:a>, <text:a xlink:type="simple" xlink:href="#id30">altmeiid</text:a>, <text:a xlink:type="simple" xlink:href="#id390">anchoredtext</text:a>, <text:a xlink:type="simple" xlink:href="#id296">annot</text:a>, <text:a xlink:type="simple" xlink:href="#id203">bibl</text:a>, <text:a xlink:type="simple" xlink:href="#id267">caption</text:a>, <text:a xlink:type="simple" xlink:href="#id1400">condition</text:a>, <text:a xlink:type="simple" xlink:href="#id1046">corpname</text:a>, <text:a xlink:type="simple" xlink:href="#id61">corr</text:a>, <text:a xlink:type="simple" xlink:href="#id1208">damage</text:a>, <text:a xlink:type="simple" xlink:href="#id1079">date</text:a>, <text:a xlink:type="simple" xlink:href="#id1216">del</text:a>, <text:a xlink:type="simple" xlink:href="#id1403">dimensions</text:a>, <text:a xlink:type="simple" xlink:href="#id169">dir</text:a>, <text:a xlink:type="simple" xlink:href="#id770">dynam</text:a>, <text:a xlink:type="simple" xlink:href="#id207">edition</text:a>, <text:a xlink:type="simple" xlink:href="#id1406">exhibithist</text:a>, <text:a xlink:type="simple" xlink:href="#id1243">expan</text:a>, <text:a xlink:type="simple" xlink:href="#id1357">extent</text:a>, <text:a xlink:type="simple" xlink:href="#id49">extref</text:a>, <text:a xlink:type="simple" xlink:href="#id239">fw</text:a>, <text:a xlink:type="simple" xlink:href="#id1065">geogname</text:a>, <text:a xlink:type="simple" xlink:href="#id1411">hand</text:a>, <text:a xlink:type="simple" xlink:href="#id1134">harm</text:a>, <text:a xlink:type="simple" xlink:href="#id251">head</text:a>, <text:a xlink:type="simple" xlink:href="#id1092">identifier</text:a>, <text:a xlink:type="simple" xlink:href="#id1416">inscription</text:a>, <text:a xlink:type="simple" xlink:href="#id254">item</text:a>, <text:a xlink:type="simple" xlink:href="#id288">l</text:a>, <text:a xlink:type="simple" xlink:href="#id441">label</text:a>, <text:a xlink:type="simple" xlink:href="#id1441">language</text:a>, <text:a xlink:type="simple" xlink:href="#id221">lem</text:a>, <text:a xlink:type="simple" xlink:href="#id200">line</text:a>, <text:a xlink:type="simple" xlink:href="#id1035">name</text:a>, <text:a xlink:type="simple" xlink:href="#id1083">num</text:a>, <text:a xlink:type="simple" xlink:href="#id1220">orig</text:a>, <text:a xlink:type="simple" xlink:href="#id260">p</text:a>, <text:a xlink:type="simple" xlink:href="#id1072">periodname</text:a>, <text:a xlink:type="simple" xlink:href="#id1060">persname</text:a>, <text:a xlink:type="simple" xlink:href="#id412">pgfoot1</text:a>, <text:a xlink:type="simple" xlink:href="#id415">pgfoot2</text:a>, <text:a xlink:type="simple" xlink:href="#id406">pghead1</text:a>, <text:a xlink:type="simple" xlink:href="#id409">pghead2</text:a>, <text:a xlink:type="simple" xlink:href="#id1422">physloc</text:a>, <text:a xlink:type="simple" xlink:href="#id1419">physmedium</text:a>, <text:a xlink:type="simple" xlink:href="#id1376">price</text:a>, <text:a xlink:type="simple" xlink:href="#id1425">provenance</text:a>, <text:a xlink:type="simple" xlink:href="#id1174">rdg</text:a>, <text:a xlink:type="simple" xlink:href="#id1340">ref</text:a>, <text:a xlink:type="simple" xlink:href="#id1223">reg</text:a>, <text:a xlink:type="simple" xlink:href="#id1020">reh</text:a>, <text:a xlink:type="simple" xlink:href="#id1023">rend</text:a>, <text:a xlink:type="simple" xlink:href="#id1069">repository</text:a>, <text:a xlink:type="simple" xlink:href="#id1226">restore</text:a>, <text:a xlink:type="simple" xlink:href="#id1230">sic</text:a>, <text:a xlink:type="simple" xlink:href="#id1032">stack</text:a>, <text:a xlink:type="simple" xlink:href="#id1075">stylename</text:a>, <text:a xlink:type="simple" xlink:href="#id1233">supplied</text:a>, <text:a xlink:type="simple" xlink:href="#id948">syl</text:a>, <text:a xlink:type="simple" xlink:href="#id1382">sysreq</text:a>, <text:a xlink:type="simple" xlink:href="#id278">td</text:a>, <text:a xlink:type="simple" xlink:href="#id787">tempo</text:a>, <text:a xlink:type="simple" xlink:href="#id1451">term</text:a>, <text:a xlink:type="simple" xlink:href="#id272">th</text:a>, <text:a xlink:type="simple" xlink:href="#id1087">title</text:a>, <text:a xlink:type="simple" xlink:href="#id1432">treatmenthist</text:a>, <text:a xlink:type="simple" xlink:href="#id1435">treatmentsched</text:a>, <text:a xlink:type="simple" xlink:href="#id1238">unclear</text:a>, <text:a xlink:type="simple" xlink:href="#id1379">userestrict</text:a> </text:p>
      <text:h text:style-name="P239" text:outline-level="1">Attributes:</text:h>
      <text:list xml:id="list30699062" text:style-name="L196">
        <text:list-item>
          <text:p text:style-name="P196">align, optional, xs:token, left, right, center, rightdigit<text:line-break/>specifies how the stacked text should be aligned.</text:p>
        </text:list-item>
        <text:list-item>
          <text:p text:style-name="P196">delim, optional, CDATA<text:line-break/>gives the delimiter used to mark the portions of text that are to be stacked.</text:p>
        </text:list-item>
        <text:list-item>
          <text:p text:style-name="P196">facs, optional, xs:IDREFS<text:line-break/>permits the current element to reference a facsimile image or image zone which corresponds to it.</text:p>
        </text:list-item>
        <text:list-item>
          <text:p text:style-name="P196">n, optional, xs:NMTOKEN<text:line-break/>provides a label (name or number) for an element. While its value need not be unique, it is required to be a single token.</text:p>
        </text:list-item>
        <text:list-item>
          <text:p text:style-name="P196">xml:id, optional, xs:ID<text:line-break/>regularizes the naming of an element and thus facilitates building links between it and other resources. Each id attribute within a document must have a unique value.</text:p>
        </text:list-item>
        <text:list-item>
          <text:p text:style-name="P196">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39" text:outline-level="1">Module:</text:h>
      <text:p text:style-name="Text_20_body">shared</text:p>
      <text:h text:style-name="P238" text:outline-level="1"><text:bookmark text:name="id671"/>&lt;staff&gt; staff</text:h>
      <text:h text:style-name="P239" text:outline-level="1">Description:</text:h>
      <text:p text:style-name="Text_20_body">The n attribute is a connection back to the appropriate staffdef element. If the n attribute is omitted, encoding order is presumed to match the staff order. Of course, if data is supplied for only a subset of staves, the n attribute must be supplied.</text:p>
      <text:h text:style-name="P239" text:outline-level="1">May contain:</text:h>
      <text:p text:style-name="Text_20_body"><text:a xlink:type="simple" xlink:href="#id213">add</text:a>, <text:a xlink:type="simple" xlink:href="#id390">anchoredtext</text:a>, <text:a xlink:type="simple" xlink:href="#id296">annot</text:a>, <text:a xlink:type="simple" xlink:href="#id219">app</text:a>, <text:a xlink:type="simple" xlink:href="#id58">choice</text:a>, <text:a xlink:type="simple" xlink:href="#id61">corr</text:a>, <text:a xlink:type="simple" xlink:href="#id172">curve</text:a>, <text:a xlink:type="simple" xlink:href="#id1208">damage</text:a>, <text:a xlink:type="simple" xlink:href="#id1216">del</text:a>, <text:a xlink:type="simple" xlink:href="#id228">div</text:a>, <text:a xlink:type="simple" xlink:href="#id1329">gap</text:a>, <text:a xlink:type="simple" xlink:href="#id1322">handshift</text:a>, <text:a xlink:type="simple" xlink:href="#id675">layer</text:a>, <text:a xlink:type="simple" xlink:href="#id200">line</text:a>, <text:a xlink:type="simple" xlink:href="#id1220">orig</text:a>, <text:a xlink:type="simple" xlink:href="#id236">pb</text:a>, <text:a xlink:type="simple" xlink:href="#id1223">reg</text:a>, <text:a xlink:type="simple" xlink:href="#id1226">restore</text:a>, <text:a xlink:type="simple" xlink:href="#id321">sb</text:a>, <text:a xlink:type="simple" xlink:href="#id341">scoredef</text:a>, <text:a xlink:type="simple" xlink:href="#id1230">sic</text:a>, <text:a xlink:type="simple" xlink:href="#id451">staffdef</text:a>, <text:a xlink:type="simple" xlink:href="#id436">staffgrp</text:a>, <text:a xlink:type="simple" xlink:href="#id1331">subst</text:a>, <text:a xlink:type="simple" xlink:href="#id1233">supplied</text:a>, <text:a xlink:type="simple" xlink:href="#id384">symbol</text:a>, <text:a xlink:type="simple" xlink:href="#id1238">unclear</text:a> </text:p>
      <text:h text:style-name="P239" text:outline-level="1"><text:soft-page-break/>May occur within:</text:h>
      <text:p text:style-name="Text_20_body"><text:a xlink:type="simple" xlink:href="#id213">add</text:a>, <text:a xlink:type="simple" xlink:href="#id61">corr</text:a>, <text:a xlink:type="simple" xlink:href="#id1208">damage</text:a>, <text:a xlink:type="simple" xlink:href="#id1216">del</text:a>, <text:a xlink:type="simple" xlink:href="#id666">ending</text:a>, <text:a xlink:type="simple" xlink:href="#id221">lem</text:a>, <text:a xlink:type="simple" xlink:href="#id1151">measure</text:a>, <text:a xlink:type="simple" xlink:href="#id1220">orig</text:a>, <text:a xlink:type="simple" xlink:href="#id1155">ossia</text:a>, <text:a xlink:type="simple" xlink:href="#id1174">rdg</text:a>, <text:a xlink:type="simple" xlink:href="#id1223">reg</text:a>, <text:a xlink:type="simple" xlink:href="#id1226">restore</text:a>, <text:a xlink:type="simple" xlink:href="#id659">section</text:a>, <text:a xlink:type="simple" xlink:href="#id1230">sic</text:a>, <text:a xlink:type="simple" xlink:href="#id1233">supplied</text:a>, <text:a xlink:type="simple" xlink:href="#id1238">unclear</text:a> </text:p>
      <text:h text:style-name="P239" text:outline-level="1">Attributes:</text:h>
      <text:list xml:id="list30715795" text:style-name="L197">
        <text:list-item>
          <text:p text:style-name="P197">copyof, optional, xs:IDREF<text:line-break/>points to an element of which the current element is a copy.</text:p>
        </text:list-item>
        <text:list-item>
          <text:p text:style-name="P197">corresp, optional, xs:IDREFS<text:line-break/>used to point to other elements that correspond to this one in a generic fashion.</text:p>
        </text:list-item>
        <text:list-item>
          <text:p text:style-name="P197">facs, optional, xs:IDREFS<text:line-break/>permits the current element to reference a facsimile image or image zone which corresponds to it.</text:p>
        </text:list-item>
        <text:list-item>
          <text:p text:style-name="P197">n, optional, xs:NMTOKEN<text:line-break/>provides a label (name or number) for an element. While its value need not be unique, it is required to be a single token.</text:p>
        </text:list-item>
        <text:list-item>
          <text:p text:style-name="P197">next, optional, xs:IDREFS<text:line-break/>used to point to the next event(s) in a user-defined collection.</text:p>
        </text:list-item>
        <text:list-item>
          <text:p text:style-name="P197">prev, optional, xs:IDREFS<text:line-break/>points to the previous event(s) in a user-defined collection.</text:p>
        </text:list-item>
        <text:list-item>
          <text:p text:style-name="P197">sameas, optional, xs:IDREFS<text:line-break/>points to an element that is the same as the current element but is not a literal copy of the current element.</text:p>
        </text:list-item>
        <text:list-item>
          <text:p text:style-name="P197">synch, optional, xs:IDREFS<text:line-break/>points to elements that are synchronous with the current element.</text:p>
        </text:list-item>
        <text:list-item>
          <text:p text:style-name="P197">visible, optional, xs:token, true, false<text:line-break/>indicates if a feature should be rendered when the notation is presented graphically or sounded.</text:p>
        </text:list-item>
        <text:list-item>
          <text:p text:style-name="P197">when, optional, xs:IDREF<text:line-break/>indicates the point of occurrence of this feature along a timeline. Its value must be the ID of a &lt;when&gt; element.</text:p>
        </text:list-item>
        <text:list-item>
          <text:p text:style-name="P197">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shared</text:p>
      <text:h text:style-name="P238" text:outline-level="1"><text:bookmark text:name="id451"/>&lt;staffdef&gt; staff definition</text:h>
      <text:h text:style-name="P239" text:outline-level="1">Description:</text:h>
      <text:p text:style-name="Text_20_body">Container for staff meta-information.</text:p>
      <text:h text:style-name="P239" text:outline-level="1">May contain:</text:h>
      <text:p text:style-name="Text_20_body"><text:a xlink:type="simple" xlink:href="#id482">clef</text:a>, <text:a xlink:type="simple" xlink:href="#id421">instrdef</text:a>, <text:a xlink:type="simple" xlink:href="#id396">keysig</text:a>, <text:a xlink:type="simple" xlink:href="#id441">label</text:a>, <text:a xlink:type="simple" xlink:href="#id454">layerdef</text:a>, <text:a xlink:type="simple" xlink:href="#id499">mensur</text:a>, <text:a xlink:type="simple" xlink:href="#id527">proport</text:a> </text:p>
      <text:h text:style-name="P239" text:outline-level="1">May occur within:</text:h>
      <text:p text:style-name="Text_20_body"><text:a xlink:type="simple" xlink:href="#id666">ending</text:a>, <text:a xlink:type="simple" xlink:href="#id675">layer</text:a>, <text:a xlink:type="simple" xlink:href="#id221">lem</text:a>, <text:a xlink:type="simple" xlink:href="#id1151">measure</text:a>, <text:a xlink:type="simple" xlink:href="#id1155">ossia</text:a>, <text:a xlink:type="simple" xlink:href="#id1174">rdg</text:a>, <text:a xlink:type="simple" xlink:href="#id1548">score</text:a>, <text:a xlink:type="simple" xlink:href="#id659">section</text:a>, <text:a xlink:type="simple" xlink:href="#id671">staff</text:a>, <text:a xlink:type="simple" xlink:href="#id436">staffgrp</text:a>, <text:a xlink:type="simple" xlink:href="#id944">syllable</text:a> </text:p>
      <text:h text:style-name="P239" text:outline-level="1"><text:soft-page-break/>Attributes:</text:h>
      <text:list xml:id="list30704386" text:style-name="L198">
        <text:list-item>
          <text:p text:style-name="P198">beam.group, optional, CDATA<text:line-break/>provides an example of how beaming (including secondary beams) is to be performed. It can be used to set a default beaming pattern to be used when no beaming is indicated at the event level. beam.group must contain a comma-separated list of time values that add up to a measure, e.g., in 4/4 time '4,4,4,4' indicates each quarter note worth of shorter notes would be beamed together. Parentheses can be used to indicate sub-groupings of secondary beams. For example, '(4.,4.,4.)' in 9/8 meter indicates one outer beam per measure with secondary beams broken at each dotted quarter duration, while a measure of 16th notes in 4/4 with beam.group equal to '(4,4),(4,4)' will result in a primary beam covering all the notes and secondary beams each group of 4 notes. This beaming "directive" can be overridden by using &lt;beam&gt; elements. If neither &lt;beam&gt; elements or the beam.group attribute is used, then no beaming is rendered. Beaming can be 'turned off' by setting beam.group to an empty string.</text:p>
        </text:list-item>
        <text:list-item>
          <text:p text:style-name="P198">beam.rend, optional, xs:token, acc, rit, norm<text:line-break/>encodes whether a beam is feathered and in which direction.</text:p>
        </text:list-item>
        <text:list-item>
          <text:p text:style-name="P198">beam.rests, optional, xs:token, true, false<text:line-break/>indicates whether beams should include rests shorter than a quarter note duration.</text:p>
        </text:list-item>
        <text:list-item>
          <text:p text:style-name="P198">beam.slope, optional, xs:decimal<text:line-break/>captures default beam slope.</text:p>
        </text:list-item>
        <text:list-item>
          <text:p text:style-name="P198">clef.color, optional, xs:token, "(x[0-9A-Fa-f]{6,6}|aqua|black|fuchsia|gray|green|lime|maroon|navy|olive|purple|red|silver|teal|white|yellow)"<text:line-break/>describes the color of the clef.</text:p>
        </text:list-item>
        <text:list-item>
          <text:p text:style-name="P198">clef.dis, optional, xs:positiveInteger, "([\-+]?[0-9]+) &amp; (8|15|22)"<text:line-break/>records the amount of octave displacement to be applied to the clef.</text:p>
        </text:list-item>
        <text:list-item>
          <text:p text:style-name="P198">clef.dis.place, optional, xs:token, above, below<text:line-break/>records the direction of octave displacement to be applied to the clef.</text:p>
        </text:list-item>
        <text:list-item>
          <text:p text:style-name="P198">clef.line, optional, xs:positiveInteger<text:line-break/>contains a default value for the position of the clef.</text:p>
        </text:list-item>
        <text:list-item>
          <text:p text:style-name="P198">clef.shape, optional, xs:token, G, GG, F, C, perc, TAB<text:line-break/>encodes a value for the clef symbol.</text:p>
        </text:list-item>
        <text:list-item>
          <text:p text:style-name="P198">clef.visible, optional, xs:token, true, false<text:line-break/>determines whether the clef is to be displayed.</text:p>
        </text:list-item>
        <text:list-item>
          <text:p text:style-name="P198">dur.default, optional, xs:token, long, breve, 1, 2, 4, 8, 16, 32, 64, 128, 256, 512, 1024, 2048, maxima, longa, brevis, semibrevis, minima, semiminima, fusa, semifusa<text:line-break/>contains a default duration in those situations when the first note, rest, chord, etc. in a measure does not have a duration specified.</text:p>
        </text:list-item>
        <text:list-item>
          <text:p text:style-name="P198">dynam.dist, optional, xs:decimal<text:line-break/>records the distance from the staff for dynamic marks in 1/2 inter-line units.</text:p>
        </text:list-item>
        <text:list-item>
          <text:p text:style-name="P198">grid.show, optional, xs:token, true, false<text:line-break/>determines whether to display guitar chord grids.</text:p>
        </text:list-item>
        <text:list-item>
          <text:p text:style-name="P198">harm.dist, optional, xs:decimal<text:line-break/>records the default distance from the staff of harmonic indications, such as guitar chord grids or functional labels.</text:p>
        </text:list-item>
        <text:list-item>
          <text:p text:style-name="P198">instr, optional, xs:IDREF<text:line-break/>provides a way of pointing to a MIDI instrument definition. It must contain the ID of an &lt;instrdef&gt; element elsewhere in the document.</text:p>
        </text:list-item>
        <text:list-item>
          <text:p text:style-name="P198">key.accid, optional, xs:token, s, f, ss, ff, n<text:line-break/>contains an accidental for the tonic key, if one is required, e.g., if key.pname equals 'c' and key.accid equals 's', then a tonic of C# is indicated.</text:p>
        </text:list-item>
        <text:list-item>
          <text:p text:style-name="P198"><text:soft-page-break/>key.mode, optional, xs:token, major, minor, dorian, phrygian, lydian, mixolydian, aeolian, locrian<text:line-break/>indicates major, minor, or other tonality.</text:p>
        </text:list-item>
        <text:list-item>
          <text:p text:style-name="P198">key.pname, optional, xs:token, "[a-g]"<text:line-break/>holds the pitch name of the tonic key, e.g. 'c' for the key of C.</text:p>
        </text:list-item>
        <text:list-item>
          <text:p text:style-name="P198">key.sig, optional, xs:token, "mixed|0|[1-7][f|s]"<text:line-break/>indicates where the key lies in the circle of fifths.</text:p>
        </text:list-item>
        <text:list-item>
          <text:p text:style-name="P198">key.sig.mixed, optional, list of xs:NMTOKEN, minimum length of 1<text:line-break/>Mixed key signatures, e.g. those consisting of a mixture of flats and sharps (Read, p. 143, ex. 9-39), and key signatures with unorthodox placement of the accidentals (Read, p. 141) must be indicated by setting the key.sig attribute to 'mixed' and providing explicit keysig info in the key.sig.mixed attribute or in the &lt;keysig&gt; element. It is intended that key.sig.mixed contain a series of tokens with each token containing pitch name, accidental, and octave, such as 'As4 Cs5 Ef5' that indicate what key accidentals should be rendered and where they should be placed.</text:p>
        </text:list-item>
        <text:list-item>
          <text:p text:style-name="P198">key.sig.show, optional, xs:token, true, false<text:line-break/>indicates whether the key signature should be displayed.</text:p>
        </text:list-item>
        <text:list-item>
          <text:p text:style-name="P198">key.sig.showchange, optional, xs:token, true, false<text:line-break/>determines whether cautionary accidentals should be displayed at a key change.</text:p>
        </text:list-item>
        <text:list-item>
          <text:p text:style-name="P198">label.abbr, optional, CDATA<text:line-break/>provides a label for a group of staves on pages after the first page.</text:p>
        </text:list-item>
        <text:list-item>
          <text:p text:style-name="P198">label.full, optional, CDATA<text:line-break/>provides a label for a group of staves on the first page; label.abbr is used thereafter.</text:p>
        </text:list-item>
        <text:list-item>
          <text:p text:style-name="P198">layerscheme, optional, xs:token, 1, 2o, 2f, 3o, 3f<text:line-break/>indicates the number of layers and their stem directions.</text:p>
        </text:list-item>
        <text:list-item>
          <text:p text:style-name="P198">lines, optional, xs:positiveInteger<text:line-break/>indicates the number of stafflines.</text:p>
        </text:list-item>
        <text:list-item>
          <text:p text:style-name="P198">lines.color, optional, xs:token, "(x[0-9A-Fa-f]{6,6}|aqua|black|fuchsia|gray|green|lime|maroon|navy|olive|purple|red|silver|teal|white|yellow)"<text:line-break/>encodes the colors of the staff lines. The value is structured; that is, it should have the same number of space-separated RGB values as the number of lines indicated by the lines attribute. A line can be made invisible by assigning it the same RGB value as the background, usually white.</text:p>
        </text:list-item>
        <text:list-item>
          <text:p text:style-name="P198">lines.visible, optional, xs:token, true, false<text:line-break/>records whether all stafflines are visible.</text:p>
        </text:list-item>
        <text:list-item>
          <text:p text:style-name="P198">lyric.align, optional, xs:decimal<text:line-break/>describes the alignment of lyric syllables associated with a note or chord.</text:p>
        </text:list-item>
        <text:list-item>
          <text:p text:style-name="P198">lyric.fam, optional, xs:token<text:line-break/>sets the font family default value for lyrics.</text:p>
        </text:list-item>
        <text:list-item>
          <text:p text:style-name="P198">lyric.name, optional, xs:token<text:line-break/>sets the font name default value for lyrics.</text:p>
        </text:list-item>
        <text:list-item>
          <text:p text:style-name="P198">lyric.size, optional, xs:decimal<text:line-break/>sets the default font size value for lyrics.</text:p>
        </text:list-item>
        <text:list-item>
          <text:p text:style-name="P198">lyric.style, optional, xs:token, ital, normal, oblique<text:line-break/>sets the default font style value for lyrics.</text:p>
        </text:list-item>
        <text:list-item>
          <text:p text:style-name="P198">lyric.weight, optional, xs:token, bold<text:line-break/>sets the default font weight value for lyrics.</text:p>
        </text:list-item>
        <text:list-item>
          <text:p text:style-name="P198">mensur.dot, optional, xs:token, true, false<text:line-break/>determines if a dot is to be added to the base symbol.</text:p>
        </text:list-item>
        <text:list-item>
          <text:p text:style-name="P198">mensur.form, optional, xs:token, horizontal, vertical<text:line-break/>indicates whether the base symbol is written vertically or horizontally.</text:p>
        </text:list-item>
        <text:list-item>
          <text:p text:style-name="P198"><text:soft-page-break/>mensur.loc, optional, xs:positiveInteger<text:line-break/>holds the staff location of the mensuration sign.</text:p>
        </text:list-item>
        <text:list-item>
          <text:p text:style-name="P198">mensur.orient, optional, xs:token, "reversed|90CW|90CCW"<text:line-break/>describes the rotation or reflection of the base symbol.</text:p>
        </text:list-item>
        <text:list-item>
          <text:p text:style-name="P198">mensur.sign, optional, xs:token, C, O<text:line-break/>the base symbol in the mensuration sign/time signature of mensural notation.</text:p>
        </text:list-item>
        <text:list-item>
          <text:p text:style-name="P198">mensur.size, optional, xs:token, normal, cue<text:line-break/>describes the relative size of the mensuration sign.</text:p>
        </text:list-item>
        <text:list-item>
          <text:p text:style-name="P198">mensur.slash, optional, xs:positiveInteger<text:line-break/>indicates the number lines added to the mensuration sign. For example, one slash is added for what we now call 'alla breve'.</text:p>
        </text:list-item>
        <text:list-item>
          <text:p text:style-name="P198">meter.count, optional, xs:decimal<text:line-break/>captures the number of beats in a measure, that is, the top number of the meter signature.</text:p>
        </text:list-item>
        <text:list-item>
          <text:p text:style-name="P198">meter.rend, optional, xs:token, denomsym, norm, invis<text:line-break/>contains indication of how the meter signature should be rendered.</text:p>
        </text:list-item>
        <text:list-item>
          <text:p text:style-name="P198">meter.showchange, optional, xs:token, true, false<text:line-break/>determines whether a new meter signature should be displayed when the meter signature changes.</text:p>
        </text:list-item>
        <text:list-item>
          <text:p text:style-name="P198">meter.sym, optional, xs:token, common, cut<text:line-break/>indicates the use of a meter symbol instead of a numeric meter signature, that is, 'C' for common time or 'C' with a slash for cut time.</text:p>
        </text:list-item>
        <text:list-item>
          <text:p text:style-name="P198">meter.unit, optional, xs:decimal<text:line-break/>contains the number indicating the beat unit, that is, the bottom number of the meter signature.</text:p>
        </text:list-item>
        <text:list-item>
          <text:p text:style-name="P198">modusmaior, optional, xs:positiveInteger, 2 - 3<text:line-break/>describes the maxima-long relationship.</text:p>
        </text:list-item>
        <text:list-item>
          <text:p text:style-name="P198">modusminor, optional, xs:positiveInteger, 2 - 3<text:line-break/>describes the long-breve relationship.</text:p>
        </text:list-item>
        <text:list-item>
          <text:p text:style-name="P198">multi.number, optional, xs:token, true, false<text:line-break/>indicates whether programmatically calculated counts of multiple measures of rest (mrest) and whole measure repeats (mrpt) in parts should be rendered.</text:p>
        </text:list-item>
        <text:list-item>
          <text:p text:style-name="P198">n, optional, xs:NMTOKEN<text:line-break/>provides a label (name or number) for an element. While its value need not be unique, it is required to be a single token.</text:p>
        </text:list-item>
        <text:list-item>
          <text:p text:style-name="P198">num, optional, xs:positiveInteger<text:line-break/>along with numbase, describes duration as a ratio. num is the first value in the ratio, while numbase is the second.</text:p>
        </text:list-item>
        <text:list-item>
          <text:p text:style-name="P198">numbase, optional, xs:positiveInteger<text:line-break/>along with num, describes duration as a ratio. num is the first value in the ratio, while numbase is the second.</text:p>
        </text:list-item>
        <text:list-item>
          <text:p text:style-name="P198">octave.default, optional, xs:nonNegativeInteger, 0 - 9<text:line-break/>contains a default octave specification for use when the first note, rest, chord, etc. in a measure does not have an octave value specified.</text:p>
        </text:list-item>
        <text:list-item>
          <text:p text:style-name="P198">ontheline, optional, xs:token, true, false<text:line-break/>determines the placement of notes on a 1-line staff. A value of 'yes' places all notes on the line, while a value of 'no' places stems-up notes above the line and stems-down notes below the line.</text:p>
        </text:list-item>
        <text:list-item>
          <text:p text:style-name="P198">pedal.style, optional, xs:token, line, pedstar, altpedstar<text:line-break/>determines whether piano pedal marks should be drawn as lines or as terms (e.g. 'Ped.' for pedal down and '*' for pedal up).</text:p>
        </text:list-item>
        <text:list-item>
          <text:p text:style-name="P198"><text:soft-page-break/>ppq, optional, xs:positiveInteger<text:line-break/>indicates the number of pulses (sometimes referred to as ticks or divisions) per quarter note. Unlike MIDI, MEI permits different values for a score and individual staves.</text:p>
        </text:list-item>
        <text:list-item>
          <text:p text:style-name="P198">prolatio, optional, xs:positiveInteger, 2 - 3<text:line-break/>describes the semibreve-minim relationship.</text:p>
        </text:list-item>
        <text:list-item>
          <text:p text:style-name="P198">proport.num, optional, xs:positiveInteger<text:line-break/>Together, proport.num and proport.numbase specify a proportional change as a ratio, e.g., 1:3. Proport.num is for the first value in the ratio.</text:p>
        </text:list-item>
        <text:list-item>
          <text:p text:style-name="P198">proport.numbase, optional, xs:positiveInteger<text:line-break/>Together, proport.num and proport.numbase specify a proportional change as a ratio, e.g., 1:3. Proport.numbase is for the second value in the ratio.</text:p>
        </text:list-item>
        <text:list-item>
          <text:p text:style-name="P198">reh.enclose, optional, xs:token, box, circle, none<text:line-break/>describes the enclosing shape for rehearsal marks.</text:p>
        </text:list-item>
        <text:list-item>
          <text:p text:style-name="P198">scale, optional, xs:token, "[0-9]+(\.?[0-9]*)?%"<text:line-break/>indicates how the feature should be scaled when rendered.</text:p>
        </text:list-item>
        <text:list-item>
          <text:p text:style-name="P198">slur.rend, optional, xs:token, medium, wide, dashed, dotted<text:line-break/>describes the appearance of slurs.</text:p>
        </text:list-item>
        <text:list-item>
          <text:p text:style-name="P198">spacing, optional, xs:decimal<text:line-break/>records the absolute distance (as opposed to the relative distances recorded in &lt;scoredef&gt; elements) between this staff and the preceding one in the same system. This value is meaningless for the first staff in a system since the spacing.system attribute indicates the spacing between systems.</text:p>
        </text:list-item>
        <text:list-item>
          <text:p text:style-name="P198">tab.strings, optional, list of xs:NMTOKEN, minimum length of 1<text:line-break/>provides a written pitch and octave for each open string, e.g. "e3 a3 d4 g4 b4 e5" for standard guitar tuning. It should contain the number of tokens indicated by the lines attribute. Chromatic alteration may be indicated with '-', or 'f', (flat) and '#', or 's' (sharp). Double sharps and flats are not permitted.</text:p>
        </text:list-item>
        <text:list-item>
          <text:p text:style-name="P198">tempus, optional, xs:positiveInteger, 2 - 3<text:line-break/>describes the breve-semibreve relationship.</text:p>
        </text:list-item>
        <text:list-item>
          <text:p text:style-name="P198">text.dist, optional, xs:decimal<text:line-break/>determines how far from the staff to render text elements.</text:p>
        </text:list-item>
        <text:list-item>
          <text:p text:style-name="P198">text.fam, optional, xs:token<text:line-break/>provides a default value for the font family name of text (other than lyrics) when this information is not provided on the individual elements.</text:p>
        </text:list-item>
        <text:list-item>
          <text:p text:style-name="P198">text.name, optional, xs:token<text:line-break/>provides a default value for the font name of text (other than lyrics) when this information is not provided on the individual elements.</text:p>
        </text:list-item>
        <text:list-item>
          <text:p text:style-name="P198">text.size, optional, xs:decimal<text:line-break/>provides a default value for the font size of text (other than lyrics) when this information is not provided on the individual elements.</text:p>
        </text:list-item>
        <text:list-item>
          <text:p text:style-name="P198">text.style, optional, xs:token, ital, normal, oblique<text:line-break/>provides a default value for the font style of text (other than lyrics) when this information is not provided on the individual elements.</text:p>
        </text:list-item>
        <text:list-item>
          <text:p text:style-name="P198">text.weight, optional, xs:token, bold<text:line-break/>provides a default value for the font weight for text (other than lyrics) when this information is not provided on the individual elements.</text:p>
        </text:list-item>
        <text:list-item>
          <text:p text:style-name="P198">tie.rend, optional, xs:token, medium, wide, dashed, dotted<text:line-break/>describes the appearance of ties.</text:p>
        </text:list-item>
        <text:list-item>
          <text:p text:style-name="P198">trans.diat, optional, xs:decimal<text:line-break/>records the amount of diatonic pitch shift, e.g. C to C# = 0, C to Db = 1. Transposition requires both <text:soft-page-break/>trans.diat and trans.semi attributes in order to distinguish the difference, for example, between a transposition from C to C# and one from C to Db.</text:p>
        </text:list-item>
        <text:list-item>
          <text:p text:style-name="P198">trans.semi, optional, xs:decimal<text:line-break/>contains the amount of pitch shift in semitones, C to C# = 1, C to Db = 1. Transposition requires both trans.diat and trans.semi attributes in order to distinguish the difference, for example, between a transposition from C to C# and one from C to Db.</text:p>
        </text:list-item>
        <text:list-item>
          <text:p text:style-name="P198">visible, optional, xs:token, true, false<text:line-break/>indicates if a feature should be rendered when the notation is presented graphically or sounded.</text:p>
        </text:list-item>
        <text:list-item>
          <text:p text:style-name="P198">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shared</text:p>
      <text:h text:style-name="P238" text:outline-level="1"><text:bookmark text:name="id436"/>&lt;staffgrp&gt; staff group</text:h>
      <text:h text:style-name="P239" text:outline-level="1">Description:</text:h>
      <text:p text:style-name="Text_20_body">A group of bracketed or braced staves. Bracketed staff groups may contain other bracketed or braced staff groups or single staves. See Read, p. 35-38, examples p. 434, 438. System is the more proper name for this concept (Read, p. 37-38).</text:p>
      <text:h text:style-name="P239" text:outline-level="1">May contain:</text:h>
      <text:p text:style-name="Text_20_body"><text:a xlink:type="simple" xlink:href="#id438">grpsym</text:a>, <text:a xlink:type="simple" xlink:href="#id421">instrdef</text:a>, <text:a xlink:type="simple" xlink:href="#id441">label</text:a>, <text:a xlink:type="simple" xlink:href="#id451">staffdef</text:a>, <text:a xlink:type="simple" xlink:href="#id436">staffgrp</text:a> </text:p>
      <text:h text:style-name="P239" text:outline-level="1">May occur within:</text:h>
      <text:p text:style-name="Text_20_body"><text:a xlink:type="simple" xlink:href="#id666">ending</text:a>, <text:a xlink:type="simple" xlink:href="#id675">layer</text:a>, <text:a xlink:type="simple" xlink:href="#id221">lem</text:a>, <text:a xlink:type="simple" xlink:href="#id1151">measure</text:a>, <text:a xlink:type="simple" xlink:href="#id1155">ossia</text:a>, <text:a xlink:type="simple" xlink:href="#id1174">rdg</text:a>, <text:a xlink:type="simple" xlink:href="#id1548">score</text:a>, <text:a xlink:type="simple" xlink:href="#id341">scoredef</text:a>, <text:a xlink:type="simple" xlink:href="#id659">section</text:a>, <text:a xlink:type="simple" xlink:href="#id671">staff</text:a>, <text:a xlink:type="simple" xlink:href="#id436">staffgrp</text:a>, <text:a xlink:type="simple" xlink:href="#id944">syllable</text:a> </text:p>
      <text:h text:style-name="P239" text:outline-level="1">Attributes:</text:h>
      <text:list xml:id="list30707460" text:style-name="L199">
        <text:list-item>
          <text:p text:style-name="P199">barthru, optional, xs:token, true, false<text:line-break/>indicates whether barlines go across the space between staves (true) or are only drawn across the lines of each staff (false).</text:p>
        </text:list-item>
        <text:list-item>
          <text:p text:style-name="P199">facs, optional, xs:IDREFS<text:line-break/>permits the current element to reference a facsimile image or image zone which corresponds to it.</text:p>
        </text:list-item>
        <text:list-item>
          <text:p text:style-name="P199">instr, optional, xs:IDREF<text:line-break/>provides a way of pointing to a MIDI instrument definition. It must contain the ID of an &lt;instrdef&gt; element elsewhere in the document.</text:p>
        </text:list-item>
        <text:list-item>
          <text:p text:style-name="P199">label.abbr, optional, CDATA<text:line-break/>provides a label for a group of staves on pages after the first page.</text:p>
        </text:list-item>
        <text:list-item>
          <text:p text:style-name="P199">label.full, optional, CDATA<text:line-break/>provides a label for a group of staves on the first page; label.abbr is used thereafter.</text:p>
        </text:list-item>
        <text:list-item>
          <text:p text:style-name="P199">n, optional, xs:NMTOKEN<text:line-break/>provides a label (name or number) for an element. While its value need not be unique, it is required to be a single token.</text:p>
        </text:list-item>
        <text:list-item>
          <text:p text:style-name="P199">symbol, optional, xs:token, brace, bracket, line, none<text:line-break/>specifies the symbol used to group a set of staves.</text:p>
        </text:list-item>
        <text:list-item>
          <text:p text:style-name="P199"><text:soft-page-break/>visible, optional, xs:token, true, false<text:line-break/>indicates if a feature should be rendered when the notation is presented graphically or sounded.</text:p>
        </text:list-item>
        <text:list-item>
          <text:p text:style-name="P199">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shared</text:p>
      <text:h text:style-name="P238" text:outline-level="1"><text:bookmark text:name="id1495"/>&lt;stdvals&gt; standard values</text:h>
      <text:h text:style-name="P239" text:outline-level="1">Description:</text:h>
      <text:p text:style-name="Text_20_body">Specifies the format used when standardized date or number values are supplied.</text:p>
      <text:h text:style-name="P239" text:outline-level="1">May contain:</text:h>
      <text:p text:style-name="Text_20_body"><text:a xlink:type="simple" xlink:href="#id260">p</text:a> </text:p>
      <text:h text:style-name="P239" text:outline-level="1">May occur within:</text:h>
      <text:p text:style-name="Text_20_body"><text:a xlink:type="simple" xlink:href="#id1477">editorialdecl</text:a> </text:p>
      <text:h text:style-name="P239" text:outline-level="1">Attributes:</text:h>
      <text:list xml:id="list30687619" text:style-name="L200">
        <text:list-item>
          <text:p text:style-name="P200">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200">n, optional, xs:NMTOKEN<text:line-break/>provides a label (name or number) for an element. While its value need not be unique, it is required to be a single token.</text:p>
        </text:list-item>
        <text:list-item>
          <text:p text:style-name="P200">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header</text:p>
      <text:h text:style-name="P238" text:outline-level="1"><text:bookmark text:name="id1075"/>&lt;stylename&gt; style name</text:h>
      <text:h text:style-name="P239" text:outline-level="1">Description:</text:h>
      <text:p text:style-name="Text_20_body">A label for a characteristic style of writing or performance, such as 'bebop' or 'rock-n-roll'. Do not confuse this element with the &lt;periodname&gt; element. The name of the list from which a controlled value is taken may be recorded using the authority attribute.</text:p>
      <text:h text:style-name="P239" text:outline-level="1"><text:soft-page-break/>May contain:</text:h>
      <text:p text:style-name="Text_20_body">PCDATA, <text:a xlink:type="simple" xlink:href="#id210">abbr</text:a>, <text:a xlink:type="simple" xlink:href="#id213">add</text:a>, <text:a xlink:type="simple" xlink:href="#id53">address</text:a>, <text:a xlink:type="simple" xlink:href="#id296">annot</text:a>, <text:a xlink:type="simple" xlink:href="#id203">bibl</text:a>, <text:a xlink:type="simple" xlink:href="#id58">choice</text:a>, <text:a xlink:type="simple" xlink:href="#id1046">corpname</text:a>, <text:a xlink:type="simple" xlink:href="#id61">corr</text:a>, <text:a xlink:type="simple" xlink:href="#id1208">damage</text:a>, <text:a xlink:type="simple" xlink:href="#id1079">date</text:a>, <text:a xlink:type="simple" xlink:href="#id1216">del</text:a>, <text:a xlink:type="simple" xlink:href="#id1243">expan</text:a>, <text:a xlink:type="simple" xlink:href="#id34">extptr</text:a>, <text:a xlink:type="simple" xlink:href="#id49">extref</text:a>, <text:a xlink:type="simple" xlink:href="#id1096">fig</text:a>, <text:a xlink:type="simple" xlink:href="#id1329">gap</text:a>, <text:a xlink:type="simple" xlink:href="#id1065">geogname</text:a>, <text:a xlink:type="simple" xlink:href="#id1322">handshift</text:a>, <text:a xlink:type="simple" xlink:href="#id1092">identifier</text:a>, <text:a xlink:type="simple" xlink:href="#id232">lb</text:a>, <text:a xlink:type="simple" xlink:href="#id1035">name</text:a>, <text:a xlink:type="simple" xlink:href="#id1083">num</text:a>, <text:a xlink:type="simple" xlink:href="#id1220">orig</text:a>, <text:a xlink:type="simple" xlink:href="#id236">pb</text:a>, <text:a xlink:type="simple" xlink:href="#id1072">periodname</text:a>, <text:a xlink:type="simple" xlink:href="#id1060">persname</text:a>, <text:a xlink:type="simple" xlink:href="#id1338">ptr</text:a>, <text:a xlink:type="simple" xlink:href="#id1340">ref</text:a>, <text:a xlink:type="simple" xlink:href="#id1223">reg</text:a>, <text:a xlink:type="simple" xlink:href="#id1023">rend</text:a>, <text:a xlink:type="simple" xlink:href="#id1069">repository</text:a>, <text:a xlink:type="simple" xlink:href="#id1226">restore</text:a>, <text:a xlink:type="simple" xlink:href="#id1230">sic</text:a>, <text:a xlink:type="simple" xlink:href="#id1032">stack</text:a>, <text:a xlink:type="simple" xlink:href="#id1075">stylename</text:a>, <text:a xlink:type="simple" xlink:href="#id1331">subst</text:a>, <text:a xlink:type="simple" xlink:href="#id1233">supplied</text:a>, <text:a xlink:type="simple" xlink:href="#id1087">title</text:a>, <text:a xlink:type="simple" xlink:href="#id1238">unclear</text:a> </text:p>
      <text:h text:style-name="P239" text:outline-level="1">May occur within:</text:h>
      <text:p text:style-name="Text_20_body"><text:a xlink:type="simple" xlink:href="#id210">abbr</text:a>, <text:a xlink:type="simple" xlink:href="#id1373">accessdesc</text:a>, <text:a xlink:type="simple" xlink:href="#id1370">acqsource</text:a>, <text:a xlink:type="simple" xlink:href="#id213">add</text:a>, <text:a xlink:type="simple" xlink:href="#id55">addressline</text:a>, <text:a xlink:type="simple" xlink:href="#id30">altmeiid</text:a>, <text:a xlink:type="simple" xlink:href="#id390">anchoredtext</text:a>, <text:a xlink:type="simple" xlink:href="#id296">annot</text:a>, <text:a xlink:type="simple" xlink:href="#id203">bibl</text:a>, <text:a xlink:type="simple" xlink:href="#id267">caption</text:a>, <text:a xlink:type="simple" xlink:href="#id1400">condition</text:a>, <text:a xlink:type="simple" xlink:href="#id1046">corpname</text:a>, <text:a xlink:type="simple" xlink:href="#id61">corr</text:a>, <text:a xlink:type="simple" xlink:href="#id1208">damage</text:a>, <text:a xlink:type="simple" xlink:href="#id1079">date</text:a>, <text:a xlink:type="simple" xlink:href="#id1216">del</text:a>, <text:a xlink:type="simple" xlink:href="#id1403">dimensions</text:a>, <text:a xlink:type="simple" xlink:href="#id169">dir</text:a>, <text:a xlink:type="simple" xlink:href="#id770">dynam</text:a>, <text:a xlink:type="simple" xlink:href="#id207">edition</text:a>, <text:a xlink:type="simple" xlink:href="#id1406">exhibithist</text:a>, <text:a xlink:type="simple" xlink:href="#id1243">expan</text:a>, <text:a xlink:type="simple" xlink:href="#id1357">extent</text:a>, <text:a xlink:type="simple" xlink:href="#id49">extref</text:a>, <text:a xlink:type="simple" xlink:href="#id239">fw</text:a>, <text:a xlink:type="simple" xlink:href="#id1065">geogname</text:a>, <text:a xlink:type="simple" xlink:href="#id1411">hand</text:a>, <text:a xlink:type="simple" xlink:href="#id1134">harm</text:a>, <text:a xlink:type="simple" xlink:href="#id251">head</text:a>, <text:a xlink:type="simple" xlink:href="#id1092">identifier</text:a>, <text:a xlink:type="simple" xlink:href="#id1416">inscription</text:a>, <text:a xlink:type="simple" xlink:href="#id254">item</text:a>, <text:a xlink:type="simple" xlink:href="#id288">l</text:a>, <text:a xlink:type="simple" xlink:href="#id441">label</text:a>, <text:a xlink:type="simple" xlink:href="#id1441">language</text:a>, <text:a xlink:type="simple" xlink:href="#id221">lem</text:a>, <text:a xlink:type="simple" xlink:href="#id200">line</text:a>, <text:a xlink:type="simple" xlink:href="#id1035">name</text:a>, <text:a xlink:type="simple" xlink:href="#id1083">num</text:a>, <text:a xlink:type="simple" xlink:href="#id1220">orig</text:a>, <text:a xlink:type="simple" xlink:href="#id260">p</text:a>, <text:a xlink:type="simple" xlink:href="#id1072">periodname</text:a>, <text:a xlink:type="simple" xlink:href="#id1060">persname</text:a>, <text:a xlink:type="simple" xlink:href="#id412">pgfoot1</text:a>, <text:a xlink:type="simple" xlink:href="#id415">pgfoot2</text:a>, <text:a xlink:type="simple" xlink:href="#id406">pghead1</text:a>, <text:a xlink:type="simple" xlink:href="#id409">pghead2</text:a>, <text:a xlink:type="simple" xlink:href="#id1422">physloc</text:a>, <text:a xlink:type="simple" xlink:href="#id1419">physmedium</text:a>, <text:a xlink:type="simple" xlink:href="#id1376">price</text:a>, <text:a xlink:type="simple" xlink:href="#id1425">provenance</text:a>, <text:a xlink:type="simple" xlink:href="#id1174">rdg</text:a>, <text:a xlink:type="simple" xlink:href="#id1340">ref</text:a>, <text:a xlink:type="simple" xlink:href="#id1223">reg</text:a>, <text:a xlink:type="simple" xlink:href="#id1023">rend</text:a>, <text:a xlink:type="simple" xlink:href="#id1069">repository</text:a>, <text:a xlink:type="simple" xlink:href="#id1226">restore</text:a>, <text:a xlink:type="simple" xlink:href="#id1230">sic</text:a>, <text:a xlink:type="simple" xlink:href="#id1032">stack</text:a>, <text:a xlink:type="simple" xlink:href="#id1075">stylename</text:a>, <text:a xlink:type="simple" xlink:href="#id1233">supplied</text:a>, <text:a xlink:type="simple" xlink:href="#id948">syl</text:a>, <text:a xlink:type="simple" xlink:href="#id1382">sysreq</text:a>, <text:a xlink:type="simple" xlink:href="#id278">td</text:a>, <text:a xlink:type="simple" xlink:href="#id787">tempo</text:a>, <text:a xlink:type="simple" xlink:href="#id1451">term</text:a>, <text:a xlink:type="simple" xlink:href="#id272">th</text:a>, <text:a xlink:type="simple" xlink:href="#id1087">title</text:a>, <text:a xlink:type="simple" xlink:href="#id1432">treatmenthist</text:a>, <text:a xlink:type="simple" xlink:href="#id1435">treatmentsched</text:a>, <text:a xlink:type="simple" xlink:href="#id1238">unclear</text:a>, <text:a xlink:type="simple" xlink:href="#id1379">userestrict</text:a> </text:p>
      <text:h text:style-name="P239" text:outline-level="1">Attributes:</text:h>
      <text:list xml:id="list30689010" text:style-name="L201">
        <text:list-item>
          <text:p text:style-name="P201">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201">authority, optional, CDATA<text:line-break/>contains the name of the list from which an authorized value is taken.</text:p>
        </text:list-item>
        <text:list-item>
          <text:p text:style-name="P201">cert, optional, xs:token, high, medium, low, unknown<text:line-break/>signifies the degree of certainty or precision associated with a feature.</text:p>
        </text:list-item>
        <text:list-item>
          <text:p text:style-name="P201">dbkey, optional, xs:NMTOKEN<text:line-break/>used to record a value which serves as a primary key in an external database.</text:p>
        </text:list-item>
        <text:list-item>
          <text:p text:style-name="P201">evidence, optional, xs:NMTOKEN<text:line-break/>indicates the nature of the evidence supporting the reliability or accuracy of the intervention or interpretation. Suggested values include: 'internal', 'external', 'conjecture'.</text:p>
        </text:list-item>
        <text:list-item>
          <text:p text:style-name="P201">facs, optional, xs:IDREFS<text:line-break/>permits the current element to reference a facsimile image or image zone which corresponds to it.</text:p>
        </text:list-item>
        <text:list-item>
          <text:p text:style-name="P201">n, optional, xs:NMTOKEN<text:line-break/>provides a label (name or number) for an element. While its value need not be unique, it is required to be a single token.</text:p>
        </text:list-item>
        <text:list-item>
          <text:p text:style-name="P201">nymref, optional, xs:IDREF<text:line-break/>used to record a pointer to the regularized form of the name.</text:p>
        </text:list-item>
        <text:list-item>
          <text:p text:style-name="P201">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201">source, optional, xs:IDREFS<text:line-break/>contains a list of one or more pointers indicating the sources which attest to a given reading. Each value should correspond to the ID of a &lt;source&gt; element located in the document header.</text:p>
        </text:list-item>
        <text:list-item>
          <text:p text:style-name="P201">subtype, optional, xs:NMTOKEN<text:line-break/>provide any sub-classification for the element, additional to that given by its type attribute.</text:p>
        </text:list-item>
        <text:list-item>
          <text:p text:style-name="P201">type, optional, xs:NMTOKEN<text:line-break/>characterizes the element in some sense, using any convenient classification scheme or typology.</text:p>
        </text:list-item>
        <text:list-item>
          <text:p text:style-name="P201"><text:soft-page-break/>xml:id, optional, xs:ID<text:line-break/>regularizes the naming of an element and thus facilitates building links between it and other resources. Each id attribute within a document must have a unique value.</text:p>
        </text:list-item>
        <text:list-item>
          <text:p text:style-name="P201">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39" text:outline-level="1">Module:</text:h>
      <text:p text:style-name="Text_20_body">namesdates</text:p>
      <text:h text:style-name="P238" text:outline-level="1"><text:bookmark text:name="id1331"/>&lt;subst&gt; substitution</text:h>
      <text:h text:style-name="P239" text:outline-level="1">Description:</text:h>
      <text:p text:style-name="Text_20_body">Groups transcriptional elements when the combination is to be regarded as a single intervention in the text.</text:p>
      <text:h text:style-name="P239" text:outline-level="1">May contain:</text:h>
      <text:p text:style-name="Text_20_body"><text:a xlink:type="simple" xlink:href="#id213">add</text:a>, <text:a xlink:type="simple" xlink:href="#id61">corr</text:a>, <text:a xlink:type="simple" xlink:href="#id1208">damage</text:a>, <text:a xlink:type="simple" xlink:href="#id1216">del</text:a>, <text:a xlink:type="simple" xlink:href="#id1220">orig</text:a>, <text:a xlink:type="simple" xlink:href="#id1223">reg</text:a>, <text:a xlink:type="simple" xlink:href="#id1226">restore</text:a>, <text:a xlink:type="simple" xlink:href="#id1230">sic</text:a>, <text:a xlink:type="simple" xlink:href="#id1233">supplied</text:a>, <text:a xlink:type="simple" xlink:href="#id1238">unclear</text:a> </text:p>
      <text:h text:style-name="P239" text:outline-level="1">May occur within:</text:h>
      <text:p text:style-name="Text_20_body"><text:a xlink:type="simple" xlink:href="#id210">abbr</text:a>, <text:a xlink:type="simple" xlink:href="#id213">add</text:a>, <text:a xlink:type="simple" xlink:href="#id55">addressline</text:a>, <text:a xlink:type="simple" xlink:href="#id390">anchoredtext</text:a>, <text:a xlink:type="simple" xlink:href="#id296">annot</text:a>, <text:a xlink:type="simple" xlink:href="#id267">caption</text:a>, <text:a xlink:type="simple" xlink:href="#id1046">corpname</text:a>, <text:a xlink:type="simple" xlink:href="#id61">corr</text:a>, <text:a xlink:type="simple" xlink:href="#id1208">damage</text:a>, <text:a xlink:type="simple" xlink:href="#id1216">del</text:a>, <text:a xlink:type="simple" xlink:href="#id169">dir</text:a>, <text:a xlink:type="simple" xlink:href="#id770">dynam</text:a>, <text:a xlink:type="simple" xlink:href="#id666">ending</text:a>, <text:a xlink:type="simple" xlink:href="#id1243">expan</text:a>, <text:a xlink:type="simple" xlink:href="#id239">fw</text:a>, <text:a xlink:type="simple" xlink:href="#id1065">geogname</text:a>, <text:a xlink:type="simple" xlink:href="#id1134">harm</text:a>, <text:a xlink:type="simple" xlink:href="#id251">head</text:a>, <text:a xlink:type="simple" xlink:href="#id1092">identifier</text:a>, <text:a xlink:type="simple" xlink:href="#id216">ineume</text:a>, <text:a xlink:type="simple" xlink:href="#id1416">inscription</text:a>, <text:a xlink:type="simple" xlink:href="#id254">item</text:a>, <text:a xlink:type="simple" xlink:href="#id288">l</text:a>, <text:a xlink:type="simple" xlink:href="#id441">label</text:a>, <text:a xlink:type="simple" xlink:href="#id675">layer</text:a>, <text:a xlink:type="simple" xlink:href="#id221">lem</text:a>, <text:a xlink:type="simple" xlink:href="#id1151">measure</text:a>, <text:a xlink:type="simple" xlink:href="#id1035">name</text:a>, <text:a xlink:type="simple" xlink:href="#id108">note</text:a>, <text:a xlink:type="simple" xlink:href="#id1083">num</text:a>, <text:a xlink:type="simple" xlink:href="#id1220">orig</text:a>, <text:a xlink:type="simple" xlink:href="#id1155">ossia</text:a>, <text:a xlink:type="simple" xlink:href="#id260">p</text:a>, <text:a xlink:type="simple" xlink:href="#id1072">periodname</text:a>, <text:a xlink:type="simple" xlink:href="#id1060">persname</text:a>, <text:a xlink:type="simple" xlink:href="#id412">pgfoot1</text:a>, <text:a xlink:type="simple" xlink:href="#id415">pgfoot2</text:a>, <text:a xlink:type="simple" xlink:href="#id406">pghead1</text:a>, <text:a xlink:type="simple" xlink:href="#id409">pghead2</text:a>, <text:a xlink:type="simple" xlink:href="#id1174">rdg</text:a>, <text:a xlink:type="simple" xlink:href="#id1223">reg</text:a>, <text:a xlink:type="simple" xlink:href="#id1023">rend</text:a>, <text:a xlink:type="simple" xlink:href="#id1226">restore</text:a>, <text:a xlink:type="simple" xlink:href="#id1548">score</text:a>, <text:a xlink:type="simple" xlink:href="#id659">section</text:a>, <text:a xlink:type="simple" xlink:href="#id1230">sic</text:a>, <text:a xlink:type="simple" xlink:href="#id671">staff</text:a>, <text:a xlink:type="simple" xlink:href="#id1075">stylename</text:a>, <text:a xlink:type="simple" xlink:href="#id1233">supplied</text:a>, <text:a xlink:type="simple" xlink:href="#id948">syl</text:a>, <text:a xlink:type="simple" xlink:href="#id944">syllable</text:a>, <text:a xlink:type="simple" xlink:href="#id278">td</text:a>, <text:a xlink:type="simple" xlink:href="#id787">tempo</text:a>, <text:a xlink:type="simple" xlink:href="#id272">th</text:a>, <text:a xlink:type="simple" xlink:href="#id1087">title</text:a>, <text:a xlink:type="simple" xlink:href="#id1238">unclear</text:a>, <text:a xlink:type="simple" xlink:href="#id1186">uneume</text:a> </text:p>
      <text:h text:style-name="P239" text:outline-level="1">Attributes:</text:h>
      <text:list xml:id="list30709470" text:style-name="L202">
        <text:list-item>
          <text:p text:style-name="P202">n, optional, xs:NMTOKEN<text:line-break/>provides a label (name or number) for an element. While its value need not be unique, it is required to be a single token.</text:p>
        </text:list-item>
        <text:list-item>
          <text:p text:style-name="P202">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edittrans</text:p>
      <text:h text:style-name="P238" text:outline-level="1"><text:bookmark text:name="id1233"/>&lt;supplied&gt; supplied</text:h>
      <text:h text:style-name="P239" text:outline-level="1">Description:</text:h>
      <text:p text:style-name="Text_20_body">Contains musical material supplied by the transcriber or editor in place of text which cannot be read, either because of physical damage or loss in the original or because it is illegible for any reason. When the presumed loss of text arises from an identifiable cause, agent signifies the causative agent. When the presumed loss of text arises from action (partial deletion, etc.) assignable to an identifiable hand, the hand attribute signifies the hand responsible for the action. The reason attribute indicates why the text has to be supplied, e.g. 'overbinding', 'faded ink', 'lost folio', 'omitted in original', etc. The source attribute contains the source of the supplied text. The <text:soft-page-break/>editor(s) responsible for supplied material may be recorded in the resp attribute. The value of resp must point to one or more identifiers declared in the document header. The cert attribute signifies the degree of certainty ascribed to the supplied material.</text:p>
      <text:h text:style-name="P239" text:outline-level="1">May contain:</text:h>
      <text:p text:style-name="Text_20_body">PCDATA, <text:a xlink:type="simple" xlink:href="#id210">abbr</text:a>, <text:a xlink:type="simple" xlink:href="#id111">accid</text:a>, <text:a xlink:type="simple" xlink:href="#id213">add</text:a>, <text:a xlink:type="simple" xlink:href="#id53">address</text:a>, <text:a xlink:type="simple" xlink:href="#id296">annot</text:a>, <text:a xlink:type="simple" xlink:href="#id794">arpeg</text:a>, <text:a xlink:type="simple" xlink:href="#id142">artic</text:a>, <text:a xlink:type="simple" xlink:href="#id64">barline</text:a>, <text:a xlink:type="simple" xlink:href="#id894">beam</text:a>, <text:a xlink:type="simple" xlink:href="#id801">beamspan</text:a>, <text:a xlink:type="simple" xlink:href="#id900">beatrpt</text:a>, <text:a xlink:type="simple" xlink:href="#id896">bend</text:a>, <text:a xlink:type="simple" xlink:href="#id203">bibl</text:a>, <text:a xlink:type="simple" xlink:href="#id812">breath</text:a>, <text:a xlink:type="simple" xlink:href="#id907">btrem</text:a>, <text:a xlink:type="simple" xlink:href="#id58">choice</text:a>, <text:a xlink:type="simple" xlink:href="#id106">chord</text:a>, <text:a xlink:type="simple" xlink:href="#id858">clefchange</text:a>, <text:a xlink:type="simple" xlink:href="#id1046">corpname</text:a>, <text:a xlink:type="simple" xlink:href="#id61">corr</text:a>, <text:a xlink:type="simple" xlink:href="#id323">custos</text:a>, <text:a xlink:type="simple" xlink:href="#id1208">damage</text:a>, <text:a xlink:type="simple" xlink:href="#id1079">date</text:a>, <text:a xlink:type="simple" xlink:href="#id1216">del</text:a>, <text:a xlink:type="simple" xlink:href="#id169">dir</text:a>, <text:a xlink:type="simple" xlink:href="#id158">dot</text:a>, <text:a xlink:type="simple" xlink:href="#id770">dynam</text:a>, <text:a xlink:type="simple" xlink:href="#id1243">expan</text:a>, <text:a xlink:type="simple" xlink:href="#id34">extptr</text:a>, <text:a xlink:type="simple" xlink:href="#id49">extref</text:a>, <text:a xlink:type="simple" xlink:href="#id817">fermata</text:a>, <text:a xlink:type="simple" xlink:href="#id1096">fig</text:a>, <text:a xlink:type="simple" xlink:href="#id917">ftrem</text:a>, <text:a xlink:type="simple" xlink:href="#id1329">gap</text:a>, <text:a xlink:type="simple" xlink:href="#id1065">geogname</text:a>, <text:a xlink:type="simple" xlink:href="#id925">gliss</text:a>, <text:a xlink:type="simple" xlink:href="#id824">hairpin</text:a>, <text:a xlink:type="simple" xlink:href="#id932">halfmrpt</text:a>, <text:a xlink:type="simple" xlink:href="#id1322">handshift</text:a>, <text:a xlink:type="simple" xlink:href="#id1134">harm</text:a>, <text:a xlink:type="simple" xlink:href="#id832">harppedal</text:a>, <text:a xlink:type="simple" xlink:href="#id1092">identifier</text:a>, <text:a xlink:type="simple" xlink:href="#id216">ineume</text:a>, <text:a xlink:type="simple" xlink:href="#id396">keysig</text:a>, <text:a xlink:type="simple" xlink:href="#id675">layer</text:a>, <text:a xlink:type="simple" xlink:href="#id232">lb</text:a>, <text:a xlink:type="simple" xlink:href="#id934">ligature</text:a>, <text:a xlink:type="simple" xlink:href="#id937">lyrics</text:a>, <text:a xlink:type="simple" xlink:href="#id1151">measure</text:a>, <text:a xlink:type="simple" xlink:href="#id499">mensur</text:a>, <text:a xlink:type="simple" xlink:href="#id679">midi</text:a>, <text:a xlink:type="simple" xlink:href="#id856">mordent</text:a>, <text:a xlink:type="simple" xlink:href="#id723">mrest</text:a>, <text:a xlink:type="simple" xlink:href="#id737">mrpt</text:a>, <text:a xlink:type="simple" xlink:href="#id744">mrpt2</text:a>, <text:a xlink:type="simple" xlink:href="#id749">mspace</text:a>, <text:a xlink:type="simple" xlink:href="#id755">multirest</text:a>, <text:a xlink:type="simple" xlink:href="#id764">multirpt</text:a>, <text:a xlink:type="simple" xlink:href="#id1035">name</text:a>, <text:a xlink:type="simple" xlink:href="#id108">note</text:a>, <text:a xlink:type="simple" xlink:href="#id1083">num</text:a>, <text:a xlink:type="simple" xlink:href="#id845">octave</text:a>, <text:a xlink:type="simple" xlink:href="#id1220">orig</text:a>, <text:a xlink:type="simple" xlink:href="#id865">pad</text:a>, <text:a xlink:type="simple" xlink:href="#id236">pb</text:a>, <text:a xlink:type="simple" xlink:href="#id1013">pedal</text:a>, <text:a xlink:type="simple" xlink:href="#id1072">periodname</text:a>, <text:a xlink:type="simple" xlink:href="#id1060">persname</text:a>, <text:a xlink:type="simple" xlink:href="#id779">phrase</text:a>, <text:a xlink:type="simple" xlink:href="#id527">proport</text:a>, <text:a xlink:type="simple" xlink:href="#id1338">ptr</text:a>, <text:a xlink:type="simple" xlink:href="#id1340">ref</text:a>, <text:a xlink:type="simple" xlink:href="#id1223">reg</text:a>, <text:a xlink:type="simple" xlink:href="#id1020">reh</text:a>, <text:a xlink:type="simple" xlink:href="#id1023">rend</text:a>, <text:a xlink:type="simple" xlink:href="#id1069">repository</text:a>, <text:a xlink:type="simple" xlink:href="#id869">rest</text:a>, <text:a xlink:type="simple" xlink:href="#id1226">restore</text:a>, <text:a xlink:type="simple" xlink:href="#id659">section</text:a>, <text:a xlink:type="simple" xlink:href="#id1230">sic</text:a>, <text:a xlink:type="simple" xlink:href="#id1116">slur</text:a>, <text:a xlink:type="simple" xlink:href="#id887">space</text:a>, <text:a xlink:type="simple" xlink:href="#id1032">stack</text:a>, <text:a xlink:type="simple" xlink:href="#id671">staff</text:a>, <text:a xlink:type="simple" xlink:href="#id1075">stylename</text:a>, <text:a xlink:type="simple" xlink:href="#id1331">subst</text:a>, <text:a xlink:type="simple" xlink:href="#id1233">supplied</text:a>, <text:a xlink:type="simple" xlink:href="#id787">tempo</text:a>, <text:a xlink:type="simple" xlink:href="#id1122">tie</text:a>, <text:a xlink:type="simple" xlink:href="#id1087">title</text:a>, <text:a xlink:type="simple" xlink:href="#id998">trill</text:a>, <text:a xlink:type="simple" xlink:href="#id898">tuplet</text:a>, <text:a xlink:type="simple" xlink:href="#id1127">tupletspan</text:a>, <text:a xlink:type="simple" xlink:href="#id1005">turn</text:a>, <text:a xlink:type="simple" xlink:href="#id1238">unclear</text:a>, <text:a xlink:type="simple" xlink:href="#id1186">uneume</text:a> </text:p>
      <text:h text:style-name="P239" text:outline-level="1">May occur within:</text:h>
      <text:p text:style-name="Text_20_body"><text:a xlink:type="simple" xlink:href="#id210">abbr</text:a>, <text:a xlink:type="simple" xlink:href="#id213">add</text:a>, <text:a xlink:type="simple" xlink:href="#id55">addressline</text:a>, <text:a xlink:type="simple" xlink:href="#id390">anchoredtext</text:a>, <text:a xlink:type="simple" xlink:href="#id296">annot</text:a>, <text:a xlink:type="simple" xlink:href="#id267">caption</text:a>, <text:a xlink:type="simple" xlink:href="#id1046">corpname</text:a>, <text:a xlink:type="simple" xlink:href="#id61">corr</text:a>, <text:a xlink:type="simple" xlink:href="#id1208">damage</text:a>, <text:a xlink:type="simple" xlink:href="#id1216">del</text:a>, <text:a xlink:type="simple" xlink:href="#id169">dir</text:a>, <text:a xlink:type="simple" xlink:href="#id770">dynam</text:a>, <text:a xlink:type="simple" xlink:href="#id666">ending</text:a>, <text:a xlink:type="simple" xlink:href="#id1243">expan</text:a>, <text:a xlink:type="simple" xlink:href="#id239">fw</text:a>, <text:a xlink:type="simple" xlink:href="#id1065">geogname</text:a>, <text:a xlink:type="simple" xlink:href="#id1134">harm</text:a>, <text:a xlink:type="simple" xlink:href="#id251">head</text:a>, <text:a xlink:type="simple" xlink:href="#id1092">identifier</text:a>, <text:a xlink:type="simple" xlink:href="#id216">ineume</text:a>, <text:a xlink:type="simple" xlink:href="#id1416">inscription</text:a>, <text:a xlink:type="simple" xlink:href="#id254">item</text:a>, <text:a xlink:type="simple" xlink:href="#id288">l</text:a>, <text:a xlink:type="simple" xlink:href="#id441">label</text:a>, <text:a xlink:type="simple" xlink:href="#id675">layer</text:a>, <text:a xlink:type="simple" xlink:href="#id221">lem</text:a>, <text:a xlink:type="simple" xlink:href="#id1151">measure</text:a>, <text:a xlink:type="simple" xlink:href="#id1035">name</text:a>, <text:a xlink:type="simple" xlink:href="#id108">note</text:a>, <text:a xlink:type="simple" xlink:href="#id1083">num</text:a>, <text:a xlink:type="simple" xlink:href="#id1220">orig</text:a>, <text:a xlink:type="simple" xlink:href="#id1155">ossia</text:a>, <text:a xlink:type="simple" xlink:href="#id260">p</text:a>, <text:a xlink:type="simple" xlink:href="#id1072">periodname</text:a>, <text:a xlink:type="simple" xlink:href="#id1060">persname</text:a>, <text:a xlink:type="simple" xlink:href="#id412">pgfoot1</text:a>, <text:a xlink:type="simple" xlink:href="#id415">pgfoot2</text:a>, <text:a xlink:type="simple" xlink:href="#id406">pghead1</text:a>, <text:a xlink:type="simple" xlink:href="#id409">pghead2</text:a>, <text:a xlink:type="simple" xlink:href="#id1174">rdg</text:a>, <text:a xlink:type="simple" xlink:href="#id1223">reg</text:a>, <text:a xlink:type="simple" xlink:href="#id1023">rend</text:a>, <text:a xlink:type="simple" xlink:href="#id1226">restore</text:a>, <text:a xlink:type="simple" xlink:href="#id1548">score</text:a>, <text:a xlink:type="simple" xlink:href="#id659">section</text:a>, <text:a xlink:type="simple" xlink:href="#id1230">sic</text:a>, <text:a xlink:type="simple" xlink:href="#id671">staff</text:a>, <text:a xlink:type="simple" xlink:href="#id1075">stylename</text:a>, <text:a xlink:type="simple" xlink:href="#id1331">subst</text:a>, <text:a xlink:type="simple" xlink:href="#id1233">supplied</text:a>, <text:a xlink:type="simple" xlink:href="#id948">syl</text:a>, <text:a xlink:type="simple" xlink:href="#id944">syllable</text:a>, <text:a xlink:type="simple" xlink:href="#id278">td</text:a>, <text:a xlink:type="simple" xlink:href="#id787">tempo</text:a>, <text:a xlink:type="simple" xlink:href="#id272">th</text:a>, <text:a xlink:type="simple" xlink:href="#id1087">title</text:a>, <text:a xlink:type="simple" xlink:href="#id1238">unclear</text:a>, <text:a xlink:type="simple" xlink:href="#id1186">uneume</text:a> </text:p>
      <text:h text:style-name="P239" text:outline-level="1">Attributes:</text:h>
      <text:list xml:id="list30714553" text:style-name="L203">
        <text:list-item>
          <text:p text:style-name="P203">agent, optional, CDATA<text:line-break/>signifies the causative agent of damage, illegibility, or other loss of original text.</text:p>
        </text:list-item>
        <text:list-item>
          <text:p text:style-name="P203">cert, optional, xs:token, high, medium, low, unknown<text:line-break/>signifies the degree of certainty or precision associated with a feature.</text:p>
        </text:list-item>
        <text:list-item>
          <text:p text:style-name="P203">evidence, optional, xs:NMTOKEN<text:line-break/>indicates the nature of the evidence supporting the reliability or accuracy of the intervention or interpretation. Suggested values include: 'internal', 'external', 'conjecture'.</text:p>
        </text:list-item>
        <text:list-item>
          <text:p text:style-name="P203">facs, optional, xs:IDREFS<text:line-break/>permits the current element to reference a facsimile image or image zone which corresponds to it.</text:p>
        </text:list-item>
        <text:list-item>
          <text:p text:style-name="P203">n, optional, xs:NMTOKEN<text:line-break/>provides a label (name or number) for an element. While its value need not be unique, it is required to be a single token.</text:p>
        </text:list-item>
        <text:list-item>
          <text:p text:style-name="P203">reason, optional, CDATA<text:line-break/>holds a short phrase describing the reason for missing textual material (gap), why material is supplied (supplied), or why transcription is difficult (unclear).</text:p>
        </text:list-item>
        <text:list-item>
          <text:p text:style-name="P203">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203">source, optional, xs:IDREFS<text:line-break/>contains a list of one or more pointers indicating the sources which attest to a given reading. Each value should correspond to the ID of a &lt;source&gt; element located in the document header.</text:p>
        </text:list-item>
        <text:list-item>
          <text:p text:style-name="P203">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edittrans</text:p>
      <text:h text:style-name="P238" text:outline-level="1"><text:bookmark text:name="id1524"/><text:soft-page-break/>&lt;surface&gt; surface</text:h>
      <text:h text:style-name="P239" text:outline-level="1">Description:</text:h>
      <text:p text:style-name="Text_20_body">Defines a written surface in terms of a rectangular coordinate space, optionally grouping one or more graphic representations of that space, and rectangular zones of interest within it. The startid attribute may be used to hold a reference to the first feature occurring on this surface.</text:p>
      <text:h text:style-name="P239" text:outline-level="1">May contain:</text:h>
      <text:p text:style-name="Text_20_body"><text:a xlink:type="simple" xlink:href="#id1098">figdesc</text:a>, <text:a xlink:type="simple" xlink:href="#id1102">graphic</text:a>, <text:a xlink:type="simple" xlink:href="#id1527">zone</text:a> </text:p>
      <text:h text:style-name="P239" text:outline-level="1">May occur within:</text:h>
      <text:p text:style-name="Text_20_body"><text:a xlink:type="simple" xlink:href="#id1522">facsimile</text:a> </text:p>
      <text:h text:style-name="P239" text:outline-level="1">Attributes:</text:h>
      <text:list xml:id="list30693234" text:style-name="L204">
        <text:list-item>
          <text:p text:style-name="P204">lrx, optional, xs:nonNegativeInteger<text:line-break/>indicates the lower-right corner x coordinate.</text:p>
        </text:list-item>
        <text:list-item>
          <text:p text:style-name="P204">lry, optional, xs:nonNegativeInteger<text:line-break/>indicates the lower-left corner x coordinate.</text:p>
        </text:list-item>
        <text:list-item>
          <text:p text:style-name="P204">n, optional, xs:NMTOKEN<text:line-break/>provides a label (name or number) for an element. While its value need not be unique, it is required to be a single token.</text:p>
        </text:list-item>
        <text:list-item>
          <text:p text:style-name="P204">startid, optional, xs:IDREF<text:line-break/>holds a reference to the first element in a sequence of events to which the feature applies.</text:p>
        </text:list-item>
        <text:list-item>
          <text:p text:style-name="P204">ulx, optional, xs:nonNegativeInteger<text:line-break/>indicates the upper-left corner x coordinate.</text:p>
        </text:list-item>
        <text:list-item>
          <text:p text:style-name="P204">uly, optional, xs:nonNegativeInteger<text:line-break/>indicates the upper-left corner y coordinate.</text:p>
        </text:list-item>
        <text:list-item>
          <text:p text:style-name="P204">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facsimile</text:p>
      <text:h text:style-name="P238" text:outline-level="1"><text:bookmark text:name="id948"/>&lt;syl&gt; syllable</text:h>
      <text:h text:style-name="P239" text:outline-level="1">Description:</text:h>
      <text:p text:style-name="Text_20_body">Individual lyric syllable. Do not confuse this element with the syllable element. The align attribute indicates the horizontal alignment of the syllable with respect to the note to which it is attached.</text:p>
      <text:h text:style-name="P239" text:outline-level="1">May contain:</text:h>
      <text:p text:style-name="Text_20_body">PCDATA, <text:a xlink:type="simple" xlink:href="#id210">abbr</text:a>, <text:a xlink:type="simple" xlink:href="#id213">add</text:a>, <text:a xlink:type="simple" xlink:href="#id53">address</text:a>, <text:a xlink:type="simple" xlink:href="#id203">bibl</text:a>, <text:a xlink:type="simple" xlink:href="#id58">choice</text:a>, <text:a xlink:type="simple" xlink:href="#id1046">corpname</text:a>, <text:a xlink:type="simple" xlink:href="#id61">corr</text:a>, <text:a xlink:type="simple" xlink:href="#id1208">damage</text:a>, <text:a xlink:type="simple" xlink:href="#id1079">date</text:a>, <text:a xlink:type="simple" xlink:href="#id1216">del</text:a>, <text:a xlink:type="simple" xlink:href="#id1243">expan</text:a>, <text:a xlink:type="simple" xlink:href="#id34">extptr</text:a>, <text:a xlink:type="simple" xlink:href="#id49">extref</text:a>, <text:a xlink:type="simple" xlink:href="#id1096">fig</text:a>, <text:a xlink:type="simple" xlink:href="#id1329">gap</text:a>, <text:a xlink:type="simple" xlink:href="#id1065">geogname</text:a>, <text:a xlink:type="simple" xlink:href="#id1322">handshift</text:a>, <text:a xlink:type="simple" xlink:href="#id1092">identifier</text:a>, <text:a xlink:type="simple" xlink:href="#id232">lb</text:a>, <text:a xlink:type="simple" xlink:href="#id1035">name</text:a>, <text:a xlink:type="simple" xlink:href="#id1083">num</text:a>, <text:a xlink:type="simple" xlink:href="#id1220">orig</text:a>, <text:a xlink:type="simple" xlink:href="#id1072">periodname</text:a>, <text:a xlink:type="simple" xlink:href="#id1060">persname</text:a>, <text:a xlink:type="simple" xlink:href="#id1338">ptr</text:a>, <text:a xlink:type="simple" xlink:href="#id1340">ref</text:a>, <text:a xlink:type="simple" xlink:href="#id1223">reg</text:a>, <text:a xlink:type="simple" xlink:href="#id1023">rend</text:a>, <text:a xlink:type="simple" xlink:href="#id1069">repository</text:a>, <text:a xlink:type="simple" xlink:href="#id1226">restore</text:a>, <text:a xlink:type="simple" xlink:href="#id1230">sic</text:a>, <text:a xlink:type="simple" xlink:href="#id1032">stack</text:a>, <text:a xlink:type="simple" xlink:href="#id1075">stylename</text:a>, <text:a xlink:type="simple" xlink:href="#id1331">subst</text:a>, <text:a xlink:type="simple" xlink:href="#id1233">supplied</text:a>, <text:a xlink:type="simple" xlink:href="#id1087">title</text:a>, <text:a xlink:type="simple" xlink:href="#id1238">unclear</text:a> </text:p>
      <text:h text:style-name="P239" text:outline-level="1"><text:soft-page-break/>May occur within:</text:h>
      <text:p text:style-name="Text_20_body"><text:a xlink:type="simple" xlink:href="#id221">lem</text:a>, <text:a xlink:type="simple" xlink:href="#id108">note</text:a>, <text:a xlink:type="simple" xlink:href="#id1174">rdg</text:a>, <text:a xlink:type="simple" xlink:href="#id944">syllable</text:a>, <text:a xlink:type="simple" xlink:href="#id167">verse</text:a> </text:p>
      <text:h text:style-name="P239" text:outline-level="1">Attributes:</text:h>
      <text:list xml:id="list30689527" text:style-name="L205">
        <text:list-item>
          <text:p text:style-name="P205">con, optional, xs:token, s, d, u, t<text:line-break/>describes the symbols typically used to indicate breaks between syllables: s (_s_pace) = word separator, d (_d_ash) = syllable separator, u (_u_nderscore) = syllable extension, t (_t_ilde) = syllable elision</text:p>
        </text:list-item>
        <text:list-item>
          <text:p text:style-name="P205">copyof, optional, xs:IDREF<text:line-break/>points to an element of which the current element is a copy.</text:p>
        </text:list-item>
        <text:list-item>
          <text:p text:style-name="P205">corresp, optional, xs:IDREFS<text:line-break/>used to point to other elements that correspond to this one in a generic fashion.</text:p>
        </text:list-item>
        <text:list-item>
          <text:p text:style-name="P205">facs, optional, xs:IDREFS<text:line-break/>permits the current element to reference a facsimile image or image zone which corresponds to it.</text:p>
        </text:list-item>
        <text:list-item>
          <text:p text:style-name="P205">fontfam, optional, xs:token<text:line-break/>contains the name of a font-family.</text:p>
        </text:list-item>
        <text:list-item>
          <text:p text:style-name="P205">fontname, optional, xs:token<text:line-break/>records the name of the font.</text:p>
        </text:list-item>
        <text:list-item>
          <text:p text:style-name="P205">fontsize, optional, xs:decimal<text:line-break/>indicates the size of the font in printers' points, i.e., 1/72ths of an inch.</text:p>
        </text:list-item>
        <text:list-item>
          <text:p text:style-name="P205">fontstyle, optional, xs:token, ital, normal, oblique<text:line-break/>records the style of the font, i.e, italic, oblique, or normal.</text:p>
        </text:list-item>
        <text:list-item>
          <text:p text:style-name="P205">fontweight, optional, xs:token, bold<text:line-break/>used to indicate bold type.</text:p>
        </text:list-item>
        <text:list-item>
          <text:p text:style-name="P205">halign, optional, xs:token, left, right, center, justify<text:line-break/>records horizontal alignment.</text:p>
        </text:list-item>
        <text:list-item>
          <text:p text:style-name="P205">ho, optional, xs:decimal<text:line-break/>records a horizontal adjustment of a feature's programmatically-determinded location in terms of staff interline distance; that is, units of 1/2 the distance between adjacent staves.</text:p>
        </text:list-item>
        <text:list-item>
          <text:p text:style-name="P205">n, optional, xs:NMTOKEN<text:line-break/>provides a label (name or number) for an element. While its value need not be unique, it is required to be a single token.</text:p>
        </text:list-item>
        <text:list-item>
          <text:p text:style-name="P205">next, optional, xs:IDREFS<text:line-break/>used to point to the next event(s) in a user-defined collection.</text:p>
        </text:list-item>
        <text:list-item>
          <text:p text:style-name="P205">prev, optional, xs:IDREFS<text:line-break/>points to the previous event(s) in a user-defined collection.</text:p>
        </text:list-item>
        <text:list-item>
          <text:p text:style-name="P205">sameas, optional, xs:IDREFS<text:line-break/>points to an element that is the same as the current element but is not a literal copy of the current element.</text:p>
        </text:list-item>
        <text:list-item>
          <text:p text:style-name="P205">synch, optional, xs:IDREFS<text:line-break/>points to elements that are synchronous with the current element.</text:p>
        </text:list-item>
        <text:list-item>
          <text:p text:style-name="P205">to, optional, xs:decimal<text:line-break/>records a timestamp adjustment of a feature's programmatically-determined location in musical terms; that is, beats.</text:p>
        </text:list-item>
        <text:list-item>
          <text:p text:style-name="P205">vo, optional, xs:decimal<text:line-break/>records the vertical adjustment of a feature's programmatically-determined location in terms of staff interline distance; that is, units of 1/2 the distance between adjacent staves.</text:p>
        </text:list-item>
        <text:list-item>
          <text:p text:style-name="P205"><text:soft-page-break/>when, optional, xs:IDREF<text:line-break/>indicates the point of occurrence of this feature along a timeline. Its value must be the ID of a &lt;when&gt; element.</text:p>
        </text:list-item>
        <text:list-item>
          <text:p text:style-name="P205">wordpos, optional, xs:token, i, m, t<text:line-break/>records the position of a syllable within a word.</text:p>
        </text:list-item>
        <text:list-item>
          <text:p text:style-name="P205">x, optional, xs:decimal<text:line-break/>encodes an x coordinate for a feature in an output coordinate system. When it is necessary to record the placement of a feature in a facsimile image, use facs attribute.</text:p>
        </text:list-item>
        <text:list-item>
          <text:p text:style-name="P205">xml:id, optional, xs:ID<text:line-break/>regularizes the naming of an element and thus facilitates building links between it and other resources. Each id attribute within a document must have a unique value.</text:p>
        </text:list-item>
        <text:list-item>
          <text:p text:style-name="P205">y, optional, xs:decimal<text:line-break/>encodes an y coordinate for a feature in an output coordinate system. When it is necessary to record the placement of a feature in a facsimile image, use facs attribute.</text:p>
        </text:list-item>
      </text:list>
      <text:h text:style-name="P239" text:outline-level="1">Module:</text:h>
      <text:p text:style-name="Text_20_body">shared</text:p>
      <text:h text:style-name="P238" text:outline-level="1"><text:bookmark text:name="id944"/>&lt;syllable&gt; syllable</text:h>
      <text:h text:style-name="P239" text:outline-level="1">Description:</text:h>
      <text:p text:style-name="Text_20_body">Neume notation can be thought of as "neumed text". Therefore, the syllable element provides high-level organization in this repertoire.</text:p>
      <text:h text:style-name="P239" text:outline-level="1">May contain:</text:h>
      <text:p text:style-name="Text_20_body"><text:a xlink:type="simple" xlink:href="#id111">accid</text:a>, <text:a xlink:type="simple" xlink:href="#id213">add</text:a>, <text:a xlink:type="simple" xlink:href="#id390">anchoredtext</text:a>, <text:a xlink:type="simple" xlink:href="#id296">annot</text:a>, <text:a xlink:type="simple" xlink:href="#id219">app</text:a>, <text:a xlink:type="simple" xlink:href="#id794">arpeg</text:a>, <text:a xlink:type="simple" xlink:href="#id142">artic</text:a>, <text:a xlink:type="simple" xlink:href="#id64">barline</text:a>, <text:a xlink:type="simple" xlink:href="#id894">beam</text:a>, <text:a xlink:type="simple" xlink:href="#id801">beamspan</text:a>, <text:a xlink:type="simple" xlink:href="#id900">beatrpt</text:a>, <text:a xlink:type="simple" xlink:href="#id896">bend</text:a>, <text:a xlink:type="simple" xlink:href="#id812">breath</text:a>, <text:a xlink:type="simple" xlink:href="#id907">btrem</text:a>, <text:a xlink:type="simple" xlink:href="#id58">choice</text:a>, <text:a xlink:type="simple" xlink:href="#id106">chord</text:a>, <text:a xlink:type="simple" xlink:href="#id858">clefchange</text:a>, <text:a xlink:type="simple" xlink:href="#id61">corr</text:a>, <text:a xlink:type="simple" xlink:href="#id172">curve</text:a>, <text:a xlink:type="simple" xlink:href="#id323">custos</text:a>, <text:a xlink:type="simple" xlink:href="#id1208">damage</text:a>, <text:a xlink:type="simple" xlink:href="#id1216">del</text:a>, <text:a xlink:type="simple" xlink:href="#id169">dir</text:a>, <text:a xlink:type="simple" xlink:href="#id228">div</text:a>, <text:a xlink:type="simple" xlink:href="#id158">dot</text:a>, <text:a xlink:type="simple" xlink:href="#id770">dynam</text:a>, <text:a xlink:type="simple" xlink:href="#id817">fermata</text:a>, <text:a xlink:type="simple" xlink:href="#id917">ftrem</text:a>, <text:a xlink:type="simple" xlink:href="#id1329">gap</text:a>, <text:a xlink:type="simple" xlink:href="#id925">gliss</text:a>, <text:a xlink:type="simple" xlink:href="#id824">hairpin</text:a>, <text:a xlink:type="simple" xlink:href="#id932">halfmrpt</text:a>, <text:a xlink:type="simple" xlink:href="#id1322">handshift</text:a>, <text:a xlink:type="simple" xlink:href="#id1134">harm</text:a>, <text:a xlink:type="simple" xlink:href="#id832">harppedal</text:a>, <text:a xlink:type="simple" xlink:href="#id216">ineume</text:a>, <text:a xlink:type="simple" xlink:href="#id396">keysig</text:a>, <text:a xlink:type="simple" xlink:href="#id934">ligature</text:a>, <text:a xlink:type="simple" xlink:href="#id200">line</text:a>, <text:a xlink:type="simple" xlink:href="#id937">lyrics</text:a>, <text:a xlink:type="simple" xlink:href="#id499">mensur</text:a>, <text:a xlink:type="simple" xlink:href="#id679">midi</text:a>, <text:a xlink:type="simple" xlink:href="#id856">mordent</text:a>, <text:a xlink:type="simple" xlink:href="#id108">note</text:a>, <text:a xlink:type="simple" xlink:href="#id845">octave</text:a>, <text:a xlink:type="simple" xlink:href="#id1220">orig</text:a>, <text:a xlink:type="simple" xlink:href="#id865">pad</text:a>, <text:a xlink:type="simple" xlink:href="#id236">pb</text:a>, <text:a xlink:type="simple" xlink:href="#id1013">pedal</text:a>, <text:a xlink:type="simple" xlink:href="#id779">phrase</text:a>, <text:a xlink:type="simple" xlink:href="#id527">proport</text:a>, <text:a xlink:type="simple" xlink:href="#id1223">reg</text:a>, <text:a xlink:type="simple" xlink:href="#id1020">reh</text:a>, <text:a xlink:type="simple" xlink:href="#id869">rest</text:a>, <text:a xlink:type="simple" xlink:href="#id1226">restore</text:a>, <text:a xlink:type="simple" xlink:href="#id321">sb</text:a>, <text:a xlink:type="simple" xlink:href="#id341">scoredef</text:a>, <text:a xlink:type="simple" xlink:href="#id1230">sic</text:a>, <text:a xlink:type="simple" xlink:href="#id1116">slur</text:a>, <text:a xlink:type="simple" xlink:href="#id887">space</text:a>, <text:a xlink:type="simple" xlink:href="#id451">staffdef</text:a>, <text:a xlink:type="simple" xlink:href="#id436">staffgrp</text:a>, <text:a xlink:type="simple" xlink:href="#id1331">subst</text:a>, <text:a xlink:type="simple" xlink:href="#id1233">supplied</text:a>, <text:a xlink:type="simple" xlink:href="#id948">syl</text:a>, <text:a xlink:type="simple" xlink:href="#id384">symbol</text:a>, <text:a xlink:type="simple" xlink:href="#id787">tempo</text:a>, <text:a xlink:type="simple" xlink:href="#id1122">tie</text:a>, <text:a xlink:type="simple" xlink:href="#id998">trill</text:a>, <text:a xlink:type="simple" xlink:href="#id898">tuplet</text:a>, <text:a xlink:type="simple" xlink:href="#id1127">tupletspan</text:a>, <text:a xlink:type="simple" xlink:href="#id1005">turn</text:a>, <text:a xlink:type="simple" xlink:href="#id1238">unclear</text:a>, <text:a xlink:type="simple" xlink:href="#id1186">uneume</text:a>, <text:a xlink:type="simple" xlink:href="#id167">verse</text:a> </text:p>
      <text:h text:style-name="P239" text:outline-level="1">May occur within:</text:h>
      <text:p text:style-name="Text_20_body"><text:a xlink:type="simple" xlink:href="#id675">layer</text:a>, <text:a xlink:type="simple" xlink:href="#id221">lem</text:a>, <text:a xlink:type="simple" xlink:href="#id934">ligature</text:a>, <text:a xlink:type="simple" xlink:href="#id1174">rdg</text:a> </text:p>
      <text:h text:style-name="P239" text:outline-level="1">Attributes:</text:h>
      <text:list xml:id="list30693111" text:style-name="L206">
        <text:list-item>
          <text:p text:style-name="P206">n, optional, xs:NMTOKEN<text:line-break/>provides a label (name or number) for an element. While its value need not be unique, it is required to be a single token.</text:p>
        </text:list-item>
        <text:list-item>
          <text:p text:style-name="P206">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neumes</text:p>
      <text:h text:style-name="P238" text:outline-level="1"><text:bookmark text:name="id384"/><text:soft-page-break/>&lt;symbol&gt; symbol</text:h>
      <text:h text:style-name="P239" text:outline-level="1">Description:</text:h>
      <text:p text:style-name="Text_20_body">A reference to a previously defined symbol. The starting point, e.g. "hotspot", of the symbol may be indentified in absolute output coordinate terms using the x and y attributes or relative to another element using the startid attribute. Attributes in the att.visualoffset class may be used to record horizontal, vertical, or time offsets from the absolute coordinates or from the location of the referenced element. The ref attribute must contain the id of a symboldef element. The scale attribute indicates that the printed output must be scaled by the specified percentage.</text:p>
      <text:h text:style-name="P239" text:outline-level="1">May contain:</text:h>
      <text:p text:style-name="Text_20_body">EMPTY</text:p>
      <text:h text:style-name="P239" text:outline-level="1">May occur within:</text:h>
      <text:p text:style-name="Text_20_body"><text:a xlink:type="simple" xlink:href="#id169">dir</text:a>, <text:a xlink:type="simple" xlink:href="#id666">ending</text:a>, <text:a xlink:type="simple" xlink:href="#id1098">figdesc</text:a>, <text:a xlink:type="simple" xlink:href="#id1134">harm</text:a>, <text:a xlink:type="simple" xlink:href="#id675">layer</text:a>, <text:a xlink:type="simple" xlink:href="#id221">lem</text:a>, <text:a xlink:type="simple" xlink:href="#id1151">measure</text:a>, <text:a xlink:type="simple" xlink:href="#id1155">ossia</text:a>, <text:a xlink:type="simple" xlink:href="#id293">pgdesc</text:a>, <text:a xlink:type="simple" xlink:href="#id1174">rdg</text:a>, <text:a xlink:type="simple" xlink:href="#id1548">score</text:a>, <text:a xlink:type="simple" xlink:href="#id659">section</text:a>, <text:a xlink:type="simple" xlink:href="#id671">staff</text:a>, <text:a xlink:type="simple" xlink:href="#id944">syllable</text:a>, <text:a xlink:type="simple" xlink:href="#id382">symboldef</text:a>, <text:a xlink:type="simple" xlink:href="#id787">tempo</text:a> </text:p>
      <text:h text:style-name="P239" text:outline-level="1">Attributes:</text:h>
      <text:list xml:id="list30696515" text:style-name="L207">
        <text:list-item>
          <text:p text:style-name="P207">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207">copyof, optional, xs:IDREF<text:line-break/>points to an element of which the current element is a copy.</text:p>
        </text:list-item>
        <text:list-item>
          <text:p text:style-name="P207">corresp, optional, xs:IDREFS<text:line-break/>used to point to other elements that correspond to this one in a generic fashion.</text:p>
        </text:list-item>
        <text:list-item>
          <text:p text:style-name="P207">facs, optional, xs:IDREFS<text:line-break/>permits the current element to reference a facsimile image or image zone which corresponds to it.</text:p>
        </text:list-item>
        <text:list-item>
          <text:p text:style-name="P207">ho, optional, xs:decimal<text:line-break/>records a horizontal adjustment of a feature's programmatically-determinded location in terms of staff interline distance; that is, units of 1/2 the distance between adjacent staves.</text:p>
        </text:list-item>
        <text:list-item>
          <text:p text:style-name="P207">n, optional, xs:NMTOKEN<text:line-break/>provides a label (name or number) for an element. While its value need not be unique, it is required to be a single token.</text:p>
        </text:list-item>
        <text:list-item>
          <text:p text:style-name="P207">next, optional, xs:IDREFS<text:line-break/>used to point to the next event(s) in a user-defined collection.</text:p>
        </text:list-item>
        <text:list-item>
          <text:p text:style-name="P207">prev, optional, xs:IDREFS<text:line-break/>points to the previous event(s) in a user-defined collection.</text:p>
        </text:list-item>
        <text:list-item>
          <text:p text:style-name="P207">ref, required, xs:IDREF<text:line-break/>contains a reference to a previously-declared user-defined symbol.</text:p>
        </text:list-item>
        <text:list-item>
          <text:p text:style-name="P207">sameas, optional, xs:IDREFS<text:line-break/>points to an element that is the same as the current element but is not a literal copy of the current element.</text:p>
        </text:list-item>
        <text:list-item>
          <text:p text:style-name="P207">scale, optional, xs:token, "[0-9]+(\.?[0-9]*)?%"<text:line-break/>indicates how the feature should be scaled when rendered.</text:p>
        </text:list-item>
        <text:list-item>
          <text:p text:style-name="P207">startid, optional, xs:IDREF<text:line-break/>holds a reference to the first element in a sequence of events to which the feature applies.</text:p>
        </text:list-item>
        <text:list-item>
          <text:p text:style-name="P207"><text:soft-page-break/>subtype, optional, xs:NMTOKEN<text:line-break/>provide any sub-classification for the element, additional to that given by its type attribute.</text:p>
        </text:list-item>
        <text:list-item>
          <text:p text:style-name="P207">synch, optional, xs:IDREFS<text:line-break/>points to elements that are synchronous with the current element.</text:p>
        </text:list-item>
        <text:list-item>
          <text:p text:style-name="P207">to, optional, xs:decimal<text:line-break/>records a timestamp adjustment of a feature's programmatically-determined location in musical terms; that is, beats.</text:p>
        </text:list-item>
        <text:list-item>
          <text:p text:style-name="P207">type, optional, xs:NMTOKEN<text:line-break/>characterizes the element in some sense, using any convenient classification scheme or typology.</text:p>
        </text:list-item>
        <text:list-item>
          <text:p text:style-name="P207">vo, optional, xs:decimal<text:line-break/>records the vertical adjustment of a feature's programmatically-determined location in terms of staff interline distance; that is, units of 1/2 the distance between adjacent staves.</text:p>
        </text:list-item>
        <text:list-item>
          <text:p text:style-name="P207">when, optional, xs:IDREF<text:line-break/>indicates the point of occurrence of this feature along a timeline. Its value must be the ID of a &lt;when&gt; element.</text:p>
        </text:list-item>
        <text:list-item>
          <text:p text:style-name="P207">x, optional, xs:decimal<text:line-break/>encodes an x coordinate for a feature in an output coordinate system. When it is necessary to record the placement of a feature in a facsimile image, use facs attribute.</text:p>
        </text:list-item>
        <text:list-item>
          <text:p text:style-name="P207">xml:id, optional, xs:ID<text:line-break/>regularizes the naming of an element and thus facilitates building links between it and other resources. Each id attribute within a document must have a unique value.</text:p>
        </text:list-item>
        <text:list-item>
          <text:p text:style-name="P207">y, optional, xs:decimal<text:line-break/>encodes an y coordinate for a feature in an output coordinate system. When it is necessary to record the placement of a feature in a facsimile image, use facs attribute.</text:p>
        </text:list-item>
      </text:list>
      <text:h text:style-name="P239" text:outline-level="1">Module:</text:h>
      <text:p text:style-name="Text_20_body">usersymbols</text:p>
      <text:h text:style-name="P238" text:outline-level="1"><text:bookmark text:name="id382"/>&lt;symboldef&gt; symbol definition</text:h>
      <text:h text:style-name="P239" text:outline-level="1">Description:</text:h>
      <text:p text:style-name="Text_20_body">Declaration of an individual symbol in a symboltable.</text:p>
      <text:h text:style-name="P239" text:outline-level="1">May contain:</text:h>
      <text:p text:style-name="Text_20_body"><text:a xlink:type="simple" xlink:href="#id390">anchoredtext</text:a>, <text:a xlink:type="simple" xlink:href="#id172">curve</text:a>, <text:a xlink:type="simple" xlink:href="#id200">line</text:a>, <text:a xlink:type="simple" xlink:href="#id384">symbol</text:a> </text:p>
      <text:h text:style-name="P239" text:outline-level="1">May occur within:</text:h>
      <text:p text:style-name="Text_20_body"><text:a xlink:type="simple" xlink:href="#id380">symboltable</text:a> </text:p>
      <text:h text:style-name="P239" text:outline-level="1">Attributes:</text:h>
      <text:list xml:id="list30688972" text:style-name="L208">
        <text:list-item>
          <text:p text:style-name="P208">n, optional, xs:NMTOKEN<text:line-break/>provides a label (name or number) for an element. While its value need not be unique, it is required to be a single token.</text:p>
        </text:list-item>
        <text:list-item>
          <text:p text:style-name="P208">xml:id, optional, xs:ID<text:line-break/>regularizes the naming of an element and thus facilitates building links between it and other resources. Each id attribute within a document must have a unique value.</text:p>
        </text:list-item>
      </text:list>
      <text:h text:style-name="P239" text:outline-level="1"><text:soft-page-break/>Module:</text:h>
      <text:p text:style-name="Text_20_body">usersymbols</text:p>
      <text:h text:style-name="P238" text:outline-level="1"><text:bookmark text:name="id380"/>&lt;symboltable&gt; symbol table</text:h>
      <text:h text:style-name="P239" text:outline-level="1">Description:</text:h>
      <text:p text:style-name="Text_20_body">Contains individual, user-defined symbols. Like a chord table, a symboltable may be shared between mei instances through the use of an external parsed entity containing the symboltable to be shared.</text:p>
      <text:h text:style-name="P239" text:outline-level="1">May contain:</text:h>
      <text:p text:style-name="Text_20_body"><text:a xlink:type="simple" xlink:href="#id382">symboldef</text:a> </text:p>
      <text:h text:style-name="P239" text:outline-level="1">May occur within:</text:h>
      <text:p text:style-name="Text_20_body"><text:a xlink:type="simple" xlink:href="#id341">scoredef</text:a> </text:p>
      <text:h text:style-name="P239" text:outline-level="1">Attributes:</text:h>
      <text:list xml:id="list30696473" text:style-name="L209">
        <text:list-item>
          <text:p text:style-name="P209">n, optional, xs:NMTOKEN<text:line-break/>provides a label (name or number) for an element. While its value need not be unique, it is required to be a single token.</text:p>
        </text:list-item>
        <text:list-item>
          <text:p text:style-name="P209">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usersymbols</text:p>
      <text:h text:style-name="P238" text:outline-level="1"><text:bookmark text:name="id1382"/>&lt;sysreq&gt; system requirements</text:h>
      <text:h text:style-name="P239" text:outline-level="1">Description:</text:h>
      <text:p text:style-name="Text_20_body">System requirements for using the electronic item.</text:p>
      <text:h text:style-name="P239" text:outline-level="1">May contain:</text:h>
      <text:p text:style-name="Text_20_body">PCDATA, <text:a xlink:type="simple" xlink:href="#id210">abbr</text:a>, <text:a xlink:type="simple" xlink:href="#id53">address</text:a>, <text:a xlink:type="simple" xlink:href="#id203">bibl</text:a>, <text:a xlink:type="simple" xlink:href="#id1046">corpname</text:a>, <text:a xlink:type="simple" xlink:href="#id1079">date</text:a>, <text:a xlink:type="simple" xlink:href="#id1243">expan</text:a>, <text:a xlink:type="simple" xlink:href="#id34">extptr</text:a>, <text:a xlink:type="simple" xlink:href="#id49">extref</text:a>, <text:a xlink:type="simple" xlink:href="#id1096">fig</text:a>, <text:a xlink:type="simple" xlink:href="#id1065">geogname</text:a>, <text:a xlink:type="simple" xlink:href="#id1092">identifier</text:a>, <text:a xlink:type="simple" xlink:href="#id232">lb</text:a>, <text:a xlink:type="simple" xlink:href="#id1035">name</text:a>, <text:a xlink:type="simple" xlink:href="#id1083">num</text:a>, <text:a xlink:type="simple" xlink:href="#id1072">periodname</text:a>, <text:a xlink:type="simple" xlink:href="#id1060">persname</text:a>, <text:a xlink:type="simple" xlink:href="#id1338">ptr</text:a>, <text:a xlink:type="simple" xlink:href="#id1340">ref</text:a>, <text:a xlink:type="simple" xlink:href="#id1023">rend</text:a>, <text:a xlink:type="simple" xlink:href="#id1069">repository</text:a>, <text:a xlink:type="simple" xlink:href="#id1032">stack</text:a>, <text:a xlink:type="simple" xlink:href="#id1075">stylename</text:a>, <text:a xlink:type="simple" xlink:href="#id1087">title</text:a> </text:p>
      <text:h text:style-name="P239" text:outline-level="1">May occur within:</text:h>
      <text:p text:style-name="Text_20_body"><text:a xlink:type="simple" xlink:href="#id1367">availability</text:a> </text:p>
      <text:h text:style-name="P239" text:outline-level="1">Attributes:</text:h>
      <text:list xml:id="list30690961" text:style-name="L210">
        <text:list-item>
          <text:p text:style-name="P210">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210"><text:soft-page-break/>n, optional, xs:NMTOKEN<text:line-break/>provides a label (name or number) for an element. While its value need not be unique, it is required to be a single token.</text:p>
        </text:list-item>
        <text:list-item>
          <text:p text:style-name="P210">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header</text:p>
      <text:h text:style-name="P238" text:outline-level="1"><text:bookmark text:name="id264"/>&lt;table&gt; table</text:h>
      <text:h text:style-name="P239" text:outline-level="1">Description:</text:h>
      <text:p text:style-name="Text_20_body">Visual layout in tabular form.</text:p>
      <text:h text:style-name="P239" text:outline-level="1">May contain:</text:h>
      <text:p text:style-name="Text_20_body"><text:a xlink:type="simple" xlink:href="#id267">caption</text:a>, <text:a xlink:type="simple" xlink:href="#id270">tr</text:a> </text:p>
      <text:h text:style-name="P239" text:outline-level="1">May occur within:</text:h>
      <text:p text:style-name="Text_20_body"><text:a xlink:type="simple" xlink:href="#id296">annot</text:a>, <text:a xlink:type="simple" xlink:href="#id243">blockquote</text:a>, <text:a xlink:type="simple" xlink:href="#id1503">creation</text:a>, <text:a xlink:type="simple" xlink:href="#id228">div</text:a>, <text:a xlink:type="simple" xlink:href="#id1098">figdesc</text:a>, <text:a xlink:type="simple" xlink:href="#id239">fw</text:a>, <text:a xlink:type="simple" xlink:href="#id254">item</text:a>, <text:a xlink:type="simple" xlink:href="#id221">lem</text:a>, <text:a xlink:type="simple" xlink:href="#id260">p</text:a>, <text:a xlink:type="simple" xlink:href="#id293">pgdesc</text:a>, <text:a xlink:type="simple" xlink:href="#id412">pgfoot1</text:a>, <text:a xlink:type="simple" xlink:href="#id415">pgfoot2</text:a>, <text:a xlink:type="simple" xlink:href="#id406">pghead1</text:a>, <text:a xlink:type="simple" xlink:href="#id409">pghead2</text:a>, <text:a xlink:type="simple" xlink:href="#id1174">rdg</text:a>, <text:a xlink:type="simple" xlink:href="#id278">td</text:a>, <text:a xlink:type="simple" xlink:href="#id272">th</text:a>, <text:a xlink:type="simple" xlink:href="#id1429">titlepage</text:a> </text:p>
      <text:h text:style-name="P239" text:outline-level="1">Attributes:</text:h>
      <text:list xml:id="list30691867" text:style-name="L211">
        <text:list-item>
          <text:p text:style-name="P211">facs, optional, xs:IDREFS<text:line-break/>permits the current element to reference a facsimile image or image zone which corresponds to it.</text:p>
        </text:list-item>
        <text:list-item>
          <text:p text:style-name="P211">n, optional, xs:NMTOKEN<text:line-break/>provides a label (name or number) for an element. While its value need not be unique, it is required to be a single token.</text:p>
        </text:list-item>
        <text:list-item>
          <text:p text:style-name="P211">x, optional, xs:decimal<text:line-break/>encodes an x coordinate for a feature in an output coordinate system. When it is necessary to record the placement of a feature in a facsimile image, use facs attribute.</text:p>
        </text:list-item>
        <text:list-item>
          <text:p text:style-name="P211">xml:id, optional, xs:ID<text:line-break/>regularizes the naming of an element and thus facilitates building links between it and other resources. Each id attribute within a document must have a unique value.</text:p>
        </text:list-item>
        <text:list-item>
          <text:p text:style-name="P211">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item>
          <text:p text:style-name="P211">y, optional, xs:decimal<text:line-break/>encodes an y coordinate for a feature in an output coordinate system. When it is necessary to record the placement of a feature in a facsimile image, use facs attribute.</text:p>
        </text:list-item>
      </text:list>
      <text:h text:style-name="P239" text:outline-level="1">Module:</text:h>
      <text:p text:style-name="Text_20_body">figtable</text:p>
      <text:h text:style-name="P238" text:outline-level="1"><text:bookmark text:name="id278"/><text:soft-page-break/>&lt;td&gt; table data</text:h>
      <text:h text:style-name="P239" text:outline-level="1">Description:</text:h>
      <text:p text:style-name="Text_20_body">Designates a table cell that contains data as opposed to a cell that contains column or row heading information. The colspan and rowspan attributes tabular display rendering information.</text:p>
      <text:h text:style-name="P239" text:outline-level="1">May contain:</text:h>
      <text:p text:style-name="Text_20_body">PCDATA, <text:a xlink:type="simple" xlink:href="#id210">abbr</text:a>, <text:a xlink:type="simple" xlink:href="#id213">add</text:a>, <text:a xlink:type="simple" xlink:href="#id53">address</text:a>, <text:a xlink:type="simple" xlink:href="#id296">annot</text:a>, <text:a xlink:type="simple" xlink:href="#id203">bibl</text:a>, <text:a xlink:type="simple" xlink:href="#id243">blockquote</text:a>, <text:a xlink:type="simple" xlink:href="#id58">choice</text:a>, <text:a xlink:type="simple" xlink:href="#id1046">corpname</text:a>, <text:a xlink:type="simple" xlink:href="#id61">corr</text:a>, <text:a xlink:type="simple" xlink:href="#id1208">damage</text:a>, <text:a xlink:type="simple" xlink:href="#id1079">date</text:a>, <text:a xlink:type="simple" xlink:href="#id1216">del</text:a>, <text:a xlink:type="simple" xlink:href="#id1243">expan</text:a>, <text:a xlink:type="simple" xlink:href="#id34">extptr</text:a>, <text:a xlink:type="simple" xlink:href="#id49">extref</text:a>, <text:a xlink:type="simple" xlink:href="#id1096">fig</text:a>, <text:a xlink:type="simple" xlink:href="#id1329">gap</text:a>, <text:a xlink:type="simple" xlink:href="#id1065">geogname</text:a>, <text:a xlink:type="simple" xlink:href="#id1322">handshift</text:a>, <text:a xlink:type="simple" xlink:href="#id1092">identifier</text:a>, <text:a xlink:type="simple" xlink:href="#id232">lb</text:a>, <text:a xlink:type="simple" xlink:href="#id285">lg</text:a>, <text:a xlink:type="simple" xlink:href="#id248">list</text:a>, <text:a xlink:type="simple" xlink:href="#id1035">name</text:a>, <text:a xlink:type="simple" xlink:href="#id1083">num</text:a>, <text:a xlink:type="simple" xlink:href="#id1220">orig</text:a>, <text:a xlink:type="simple" xlink:href="#id260">p</text:a>, <text:a xlink:type="simple" xlink:href="#id236">pb</text:a>, <text:a xlink:type="simple" xlink:href="#id1072">periodname</text:a>, <text:a xlink:type="simple" xlink:href="#id1060">persname</text:a>, <text:a xlink:type="simple" xlink:href="#id1338">ptr</text:a>, <text:a xlink:type="simple" xlink:href="#id1340">ref</text:a>, <text:a xlink:type="simple" xlink:href="#id1223">reg</text:a>, <text:a xlink:type="simple" xlink:href="#id1023">rend</text:a>, <text:a xlink:type="simple" xlink:href="#id1069">repository</text:a>, <text:a xlink:type="simple" xlink:href="#id1226">restore</text:a>, <text:a xlink:type="simple" xlink:href="#id1230">sic</text:a>, <text:a xlink:type="simple" xlink:href="#id1032">stack</text:a>, <text:a xlink:type="simple" xlink:href="#id1075">stylename</text:a>, <text:a xlink:type="simple" xlink:href="#id1331">subst</text:a>, <text:a xlink:type="simple" xlink:href="#id1233">supplied</text:a>, <text:a xlink:type="simple" xlink:href="#id264">table</text:a>, <text:a xlink:type="simple" xlink:href="#id1087">title</text:a>, <text:a xlink:type="simple" xlink:href="#id1238">unclear</text:a> </text:p>
      <text:h text:style-name="P239" text:outline-level="1">May occur within:</text:h>
      <text:p text:style-name="Text_20_body"><text:a xlink:type="simple" xlink:href="#id270">tr</text:a> </text:p>
      <text:h text:style-name="P239" text:outline-level="1">Attributes:</text:h>
      <text:list xml:id="list30708464" text:style-name="L212">
        <text:list-item>
          <text:p text:style-name="P212">colspan, optional, xs:positiveInteger<text:line-break/>the number of columns spanned by this cell.</text:p>
        </text:list-item>
        <text:list-item>
          <text:p text:style-name="P212">facs, optional, xs:IDREFS<text:line-break/>permits the current element to reference a facsimile image or image zone which corresponds to it.</text:p>
        </text:list-item>
        <text:list-item>
          <text:p text:style-name="P212">n, optional, xs:NMTOKEN<text:line-break/>provides a label (name or number) for an element. While its value need not be unique, it is required to be a single token.</text:p>
        </text:list-item>
        <text:list-item>
          <text:p text:style-name="P212">rowspan, optional, xs:positiveInteger<text:line-break/>the number of rows spanned by this cell.</text:p>
        </text:list-item>
        <text:list-item>
          <text:p text:style-name="P212">x, optional, xs:decimal<text:line-break/>encodes an x coordinate for a feature in an output coordinate system. When it is necessary to record the placement of a feature in a facsimile image, use facs attribute.</text:p>
        </text:list-item>
        <text:list-item>
          <text:p text:style-name="P212">xml:id, optional, xs:ID<text:line-break/>regularizes the naming of an element and thus facilitates building links between it and other resources. Each id attribute within a document must have a unique value.</text:p>
        </text:list-item>
        <text:list-item>
          <text:p text:style-name="P212">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item>
          <text:p text:style-name="P212">y, optional, xs:decimal<text:line-break/>encodes an y coordinate for a feature in an output coordinate system. When it is necessary to record the placement of a feature in a facsimile image, use facs attribute.</text:p>
        </text:list-item>
      </text:list>
      <text:h text:style-name="P239" text:outline-level="1">Module:</text:h>
      <text:p text:style-name="Text_20_body">figtable</text:p>
      <text:h text:style-name="P238" text:outline-level="1"><text:bookmark text:name="id787"/><text:soft-page-break/>&lt;tempo&gt; tempo</text:h>
      <text:h text:style-name="P239" text:outline-level="1">Description:</text:h>
      <text:p text:style-name="Text_20_body">Text and symbols descriptive of tempo, mood, or style, e.g., "allarg.", "a tempo", "cantabile", "Moderato", "[qtrnote]=60", "Moderato [qtrnote] =60"). Both "instantaneous" and "continuous" tempo markings may be encoded using this element. Please note that the dur attribute here is expressed in musical time, i.e., beats or other time stamp. Therefore, it is not a true duration, but rather a time stamp for the end point of the directive.</text:p>
      <text:h text:style-name="P239" text:outline-level="1">May contain:</text:h>
      <text:p text:style-name="Text_20_body">PCDATA, <text:a xlink:type="simple" xlink:href="#id210">abbr</text:a>, <text:a xlink:type="simple" xlink:href="#id213">add</text:a>, <text:a xlink:type="simple" xlink:href="#id53">address</text:a>, <text:a xlink:type="simple" xlink:href="#id390">anchoredtext</text:a>, <text:a xlink:type="simple" xlink:href="#id203">bibl</text:a>, <text:a xlink:type="simple" xlink:href="#id58">choice</text:a>, <text:a xlink:type="simple" xlink:href="#id1046">corpname</text:a>, <text:a xlink:type="simple" xlink:href="#id61">corr</text:a>, <text:a xlink:type="simple" xlink:href="#id172">curve</text:a>, <text:a xlink:type="simple" xlink:href="#id1208">damage</text:a>, <text:a xlink:type="simple" xlink:href="#id1079">date</text:a>, <text:a xlink:type="simple" xlink:href="#id1216">del</text:a>, <text:a xlink:type="simple" xlink:href="#id1243">expan</text:a>, <text:a xlink:type="simple" xlink:href="#id34">extptr</text:a>, <text:a xlink:type="simple" xlink:href="#id49">extref</text:a>, <text:a xlink:type="simple" xlink:href="#id1096">fig</text:a>, <text:a xlink:type="simple" xlink:href="#id1329">gap</text:a>, <text:a xlink:type="simple" xlink:href="#id1065">geogname</text:a>, <text:a xlink:type="simple" xlink:href="#id1322">handshift</text:a>, <text:a xlink:type="simple" xlink:href="#id1092">identifier</text:a>, <text:a xlink:type="simple" xlink:href="#id232">lb</text:a>, <text:a xlink:type="simple" xlink:href="#id200">line</text:a>, <text:a xlink:type="simple" xlink:href="#id1035">name</text:a>, <text:a xlink:type="simple" xlink:href="#id1083">num</text:a>, <text:a xlink:type="simple" xlink:href="#id1220">orig</text:a>, <text:a xlink:type="simple" xlink:href="#id1072">periodname</text:a>, <text:a xlink:type="simple" xlink:href="#id1060">persname</text:a>, <text:a xlink:type="simple" xlink:href="#id1338">ptr</text:a>, <text:a xlink:type="simple" xlink:href="#id1340">ref</text:a>, <text:a xlink:type="simple" xlink:href="#id1223">reg</text:a>, <text:a xlink:type="simple" xlink:href="#id1023">rend</text:a>, <text:a xlink:type="simple" xlink:href="#id1069">repository</text:a>, <text:a xlink:type="simple" xlink:href="#id1226">restore</text:a>, <text:a xlink:type="simple" xlink:href="#id1230">sic</text:a>, <text:a xlink:type="simple" xlink:href="#id1032">stack</text:a>, <text:a xlink:type="simple" xlink:href="#id1075">stylename</text:a>, <text:a xlink:type="simple" xlink:href="#id1331">subst</text:a>, <text:a xlink:type="simple" xlink:href="#id1233">supplied</text:a>, <text:a xlink:type="simple" xlink:href="#id384">symbol</text:a>, <text:a xlink:type="simple" xlink:href="#id1087">title</text:a>, <text:a xlink:type="simple" xlink:href="#id1238">unclear</text:a> </text:p>
      <text:h text:style-name="P239" text:outline-level="1">May occur within:</text:h>
      <text:p text:style-name="Text_20_body"><text:a xlink:type="simple" xlink:href="#id213">add</text:a>, <text:a xlink:type="simple" xlink:href="#id61">corr</text:a>, <text:a xlink:type="simple" xlink:href="#id1208">damage</text:a>, <text:a xlink:type="simple" xlink:href="#id1216">del</text:a>, <text:a xlink:type="simple" xlink:href="#id675">layer</text:a>, <text:a xlink:type="simple" xlink:href="#id221">lem</text:a>, <text:a xlink:type="simple" xlink:href="#id934">ligature</text:a>, <text:a xlink:type="simple" xlink:href="#id1151">measure</text:a>, <text:a xlink:type="simple" xlink:href="#id1220">orig</text:a>, <text:a xlink:type="simple" xlink:href="#id1155">ossia</text:a>, <text:a xlink:type="simple" xlink:href="#id1174">rdg</text:a>, <text:a xlink:type="simple" xlink:href="#id1223">reg</text:a>, <text:a xlink:type="simple" xlink:href="#id1226">restore</text:a>, <text:a xlink:type="simple" xlink:href="#id1230">sic</text:a>, <text:a xlink:type="simple" xlink:href="#id1233">supplied</text:a>, <text:a xlink:type="simple" xlink:href="#id944">syllable</text:a>, <text:a xlink:type="simple" xlink:href="#id1238">unclear</text:a>, <text:a xlink:type="simple" xlink:href="#id167">verse</text:a> </text:p>
      <text:h text:style-name="P239" text:outline-level="1">Attributes:</text:h>
      <text:list xml:id="list30717816" text:style-name="L213">
        <text:list-item>
          <text:p text:style-name="P213">copyof, optional, xs:IDREF<text:line-break/>points to an element of which the current element is a copy.</text:p>
        </text:list-item>
        <text:list-item>
          <text:p text:style-name="P213">corresp, optional, xs:IDREFS<text:line-break/>used to point to other elements that correspond to this one in a generic fashion.</text:p>
        </text:list-item>
        <text:list-item>
          <text:p text:style-name="P213">endho, optional, xs:decimal<text:line-break/>records the horizontal adjustment of a feature's programmatically-determined end point.</text:p>
        </text:list-item>
        <text:list-item>
          <text:p text:style-name="P213">endto, optional, xs:decimal<text:line-break/>records a timestamp adjustment of a feature's programmatically-determined end point.</text:p>
        </text:list-item>
        <text:list-item>
          <text:p text:style-name="P213">facs, optional, xs:IDREFS<text:line-break/>permits the current element to reference a facsimile image or image zone which corresponds to it.</text:p>
        </text:list-item>
        <text:list-item>
          <text:p text:style-name="P213">ho, optional, xs:decimal<text:line-break/>records a horizontal adjustment of a feature's programmatically-determinded location in terms of staff interline distance; that is, units of 1/2 the distance between adjacent staves.</text:p>
        </text:list-item>
        <text:list-item>
          <text:p text:style-name="P213">layer, optional, list of xs:positiveInteger, minimum length of 1<text:line-break/>signifies the layer within which a control event is active.</text:p>
        </text:list-item>
        <text:list-item>
          <text:p text:style-name="P213">midi.tempo, optional, xs:positiveInteger, 10 - 1000<text:line-break/>contains a MIDI value, that is, the number of quarter notes per minute in the range from 10 to 1000.</text:p>
        </text:list-item>
        <text:list-item>
          <text:p text:style-name="P213">mm, optional, xs:positiveInteger<text:line-break/>used to describe tempo in terms of beats (meter signature denominator) per minute, ala M.M. (Maezel's Metronome).</text:p>
        </text:list-item>
        <text:list-item>
          <text:p text:style-name="P213">n, optional, xs:NMTOKEN<text:line-break/>provides a label (name or number) for an element. While its value need not be unique, it is required to be a single token.</text:p>
        </text:list-item>
        <text:list-item>
          <text:p text:style-name="P213">next, optional, xs:IDREFS<text:line-break/>used to point to the next event(s) in a user-defined collection.</text:p>
        </text:list-item>
        <text:list-item>
          <text:p text:style-name="P213">place, optional, xs:token, above, below<text:line-break/>captures the placement of the item with respect to the staff with which it is associated.</text:p>
        </text:list-item>
        <text:list-item>
          <text:p text:style-name="P213"><text:soft-page-break/>plist, optional, xs:IDREFS<text:line-break/>contains a space separated list of ID references that identify logical events that participate in a collection, such as notes under a phrase mark.</text:p>
        </text:list-item>
        <text:list-item>
          <text:p text:style-name="P213">prev, optional, xs:IDREFS<text:line-break/>points to the previous event(s) in a user-defined collection.</text:p>
        </text:list-item>
        <text:list-item>
          <text:p text:style-name="P213">sameas, optional, xs:IDREFS<text:line-break/>points to an element that is the same as the current element but is not a literal copy of the current element.</text:p>
        </text:list-item>
        <text:list-item>
          <text:p text:style-name="P213">staff, required, list of xs:positiveInteger, minimum length of 1<text:line-break/>signifies the staff on which a notated event occurs or to which a control event applies.</text:p>
        </text:list-item>
        <text:list-item>
          <text:p text:style-name="P213">startho, optional, xs:decimal<text:line-break/>records the horizontal adjustment of a feature's programmatically-determined start point.</text:p>
        </text:list-item>
        <text:list-item>
          <text:p text:style-name="P213">startid, optional, xs:IDREF<text:line-break/>holds a reference to the first element in a sequence of events to which the feature applies.</text:p>
        </text:list-item>
        <text:list-item>
          <text:p text:style-name="P213">startto, optional, xs:decimal<text:line-break/>records a timestamp adjustment of a feature's programmatically-determined start point.</text:p>
        </text:list-item>
        <text:list-item>
          <text:p text:style-name="P213">synch, optional, xs:IDREFS<text:line-break/>points to elements that are synchronous with the current element.</text:p>
        </text:list-item>
        <text:list-item>
          <text:p text:style-name="P213">to, optional, xs:decimal<text:line-break/>records a timestamp adjustment of a feature's programmatically-determined location in musical terms; that is, beats.</text:p>
        </text:list-item>
        <text:list-item>
          <text:p text:style-name="P213">tstamp, optional, xs:decimal, 0 - ∞<text:line-break/>encodes the onset time in terms of musical time, i.e., beats[.fractional beat part]</text:p>
        </text:list-item>
        <text:list-item>
          <text:p text:style-name="P213">tstamp.ges, optional, xs:nonNegativeInteger<text:line-break/>used to record the onset time in pulses per quarter note (ppq, MusicXML divisions, or MIDI clicks) since the start of the file.</text:p>
        </text:list-item>
        <text:list-item>
          <text:p text:style-name="P213">tstamp.real, optional, xs:time<text:line-break/>used to record the onset time in pulses per quarter note (ppq, MusicXML divisions, or MIDI clicks) since the start of the file.</text:p>
        </text:list-item>
        <text:list-item>
          <text:p text:style-name="P213">vo, optional, xs:decimal<text:line-break/>records the vertical adjustment of a feature's programmatically-determined location in terms of staff interline distance; that is, units of 1/2 the distance between adjacent staves.</text:p>
        </text:list-item>
        <text:list-item>
          <text:p text:style-name="P213">when, optional, xs:IDREF<text:line-break/>indicates the point of occurrence of this feature along a timeline. Its value must be the ID of a &lt;when&gt; element.</text:p>
        </text:list-item>
        <text:list-item>
          <text:p text:style-name="P213">x, optional, xs:decimal<text:line-break/>encodes an x coordinate for a feature in an output coordinate system. When it is necessary to record the placement of a feature in a facsimile image, use facs attribute.</text:p>
        </text:list-item>
        <text:list-item>
          <text:p text:style-name="P213">xml:id, optional, xs:ID<text:line-break/>regularizes the naming of an element and thus facilitates building links between it and other resources. Each id attribute within a document must have a unique value.</text:p>
        </text:list-item>
        <text:list-item>
          <text:p text:style-name="P213">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item>
          <text:p text:style-name="P213">y, optional, xs:decimal<text:line-break/>encodes an y coordinate for a feature in an output coordinate system. When it is necessary to record the placement of a feature in a facsimile image, use facs attribute.</text:p>
        </text:list-item>
      </text:list>
      <text:h text:style-name="P239" text:outline-level="1"><text:soft-page-break/>Module:</text:h>
      <text:p text:style-name="Text_20_body">shared</text:p>
      <text:h text:style-name="P238" text:outline-level="1"><text:bookmark text:name="id1451"/>&lt;term&gt; term</text:h>
      <text:h text:style-name="P239" text:outline-level="1">Description:</text:h>
      <text:p text:style-name="Text_20_body">Single keyword or phrase which describes the work. The classcode attribute may be used to link the term to a terminological source given in a classcode element. The term element may include other term elements in order to allow the creation of coordinated terms; i.e., terms created from a combination of other, independent terms.</text:p>
      <text:h text:style-name="P239" text:outline-level="1">May contain:</text:h>
      <text:p text:style-name="Text_20_body">PCDATA, <text:a xlink:type="simple" xlink:href="#id210">abbr</text:a>, <text:a xlink:type="simple" xlink:href="#id53">address</text:a>, <text:a xlink:type="simple" xlink:href="#id203">bibl</text:a>, <text:a xlink:type="simple" xlink:href="#id1046">corpname</text:a>, <text:a xlink:type="simple" xlink:href="#id1079">date</text:a>, <text:a xlink:type="simple" xlink:href="#id1243">expan</text:a>, <text:a xlink:type="simple" xlink:href="#id34">extptr</text:a>, <text:a xlink:type="simple" xlink:href="#id49">extref</text:a>, <text:a xlink:type="simple" xlink:href="#id1096">fig</text:a>, <text:a xlink:type="simple" xlink:href="#id1065">geogname</text:a>, <text:a xlink:type="simple" xlink:href="#id1092">identifier</text:a>, <text:a xlink:type="simple" xlink:href="#id232">lb</text:a>, <text:a xlink:type="simple" xlink:href="#id1035">name</text:a>, <text:a xlink:type="simple" xlink:href="#id1083">num</text:a>, <text:a xlink:type="simple" xlink:href="#id1072">periodname</text:a>, <text:a xlink:type="simple" xlink:href="#id1060">persname</text:a>, <text:a xlink:type="simple" xlink:href="#id1338">ptr</text:a>, <text:a xlink:type="simple" xlink:href="#id1340">ref</text:a>, <text:a xlink:type="simple" xlink:href="#id1023">rend</text:a>, <text:a xlink:type="simple" xlink:href="#id1069">repository</text:a>, <text:a xlink:type="simple" xlink:href="#id1032">stack</text:a>, <text:a xlink:type="simple" xlink:href="#id1075">stylename</text:a>, <text:a xlink:type="simple" xlink:href="#id1451">term</text:a>, <text:a xlink:type="simple" xlink:href="#id1087">title</text:a> </text:p>
      <text:h text:style-name="P239" text:outline-level="1">May occur within:</text:h>
      <text:p text:style-name="Text_20_body"><text:a xlink:type="simple" xlink:href="#id1449">keywords</text:a>, <text:a xlink:type="simple" xlink:href="#id1451">term</text:a> </text:p>
      <text:h text:style-name="P239" text:outline-level="1">Attributes:</text:h>
      <text:list xml:id="list30711483" text:style-name="L214">
        <text:list-item>
          <text:p text:style-name="P214">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214">classcode, optional, xs:IDREF<text:line-break/>contains a reference to the controlled vocabulary from which the term is drawn. The value must match the value of an ID attribute on a classcode element given elsewhere in the document.</text:p>
        </text:list-item>
        <text:list-item>
          <text:p text:style-name="P214">n, optional, xs:NMTOKEN<text:line-break/>provides a label (name or number) for an element. While its value need not be unique, it is required to be a single token.</text:p>
        </text:list-item>
        <text:list-item>
          <text:p text:style-name="P214">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header</text:p>
      <text:h text:style-name="P238" text:outline-level="1"><text:bookmark text:name="id272"/>&lt;th&gt; table header</text:h>
      <text:h text:style-name="P239" text:outline-level="1">Description:</text:h>
      <text:p text:style-name="Text_20_body">Designates a table cell containing column or row heading information as opposed to one containing data. The colspan and rowspan attributes tabular display rendering information.</text:p>
      <text:h text:style-name="P239" text:outline-level="1"><text:soft-page-break/>May contain:</text:h>
      <text:p text:style-name="Text_20_body">PCDATA, <text:a xlink:type="simple" xlink:href="#id210">abbr</text:a>, <text:a xlink:type="simple" xlink:href="#id213">add</text:a>, <text:a xlink:type="simple" xlink:href="#id53">address</text:a>, <text:a xlink:type="simple" xlink:href="#id296">annot</text:a>, <text:a xlink:type="simple" xlink:href="#id203">bibl</text:a>, <text:a xlink:type="simple" xlink:href="#id243">blockquote</text:a>, <text:a xlink:type="simple" xlink:href="#id58">choice</text:a>, <text:a xlink:type="simple" xlink:href="#id1046">corpname</text:a>, <text:a xlink:type="simple" xlink:href="#id61">corr</text:a>, <text:a xlink:type="simple" xlink:href="#id1208">damage</text:a>, <text:a xlink:type="simple" xlink:href="#id1079">date</text:a>, <text:a xlink:type="simple" xlink:href="#id1216">del</text:a>, <text:a xlink:type="simple" xlink:href="#id1243">expan</text:a>, <text:a xlink:type="simple" xlink:href="#id34">extptr</text:a>, <text:a xlink:type="simple" xlink:href="#id49">extref</text:a>, <text:a xlink:type="simple" xlink:href="#id1096">fig</text:a>, <text:a xlink:type="simple" xlink:href="#id1329">gap</text:a>, <text:a xlink:type="simple" xlink:href="#id1065">geogname</text:a>, <text:a xlink:type="simple" xlink:href="#id1322">handshift</text:a>, <text:a xlink:type="simple" xlink:href="#id1092">identifier</text:a>, <text:a xlink:type="simple" xlink:href="#id232">lb</text:a>, <text:a xlink:type="simple" xlink:href="#id285">lg</text:a>, <text:a xlink:type="simple" xlink:href="#id248">list</text:a>, <text:a xlink:type="simple" xlink:href="#id1035">name</text:a>, <text:a xlink:type="simple" xlink:href="#id1083">num</text:a>, <text:a xlink:type="simple" xlink:href="#id1220">orig</text:a>, <text:a xlink:type="simple" xlink:href="#id260">p</text:a>, <text:a xlink:type="simple" xlink:href="#id236">pb</text:a>, <text:a xlink:type="simple" xlink:href="#id1072">periodname</text:a>, <text:a xlink:type="simple" xlink:href="#id1060">persname</text:a>, <text:a xlink:type="simple" xlink:href="#id1338">ptr</text:a>, <text:a xlink:type="simple" xlink:href="#id1340">ref</text:a>, <text:a xlink:type="simple" xlink:href="#id1223">reg</text:a>, <text:a xlink:type="simple" xlink:href="#id1023">rend</text:a>, <text:a xlink:type="simple" xlink:href="#id1069">repository</text:a>, <text:a xlink:type="simple" xlink:href="#id1226">restore</text:a>, <text:a xlink:type="simple" xlink:href="#id1230">sic</text:a>, <text:a xlink:type="simple" xlink:href="#id1032">stack</text:a>, <text:a xlink:type="simple" xlink:href="#id1075">stylename</text:a>, <text:a xlink:type="simple" xlink:href="#id1331">subst</text:a>, <text:a xlink:type="simple" xlink:href="#id1233">supplied</text:a>, <text:a xlink:type="simple" xlink:href="#id264">table</text:a>, <text:a xlink:type="simple" xlink:href="#id1087">title</text:a>, <text:a xlink:type="simple" xlink:href="#id1238">unclear</text:a> </text:p>
      <text:h text:style-name="P239" text:outline-level="1">May occur within:</text:h>
      <text:p text:style-name="Text_20_body"><text:a xlink:type="simple" xlink:href="#id270">tr</text:a> </text:p>
      <text:h text:style-name="P239" text:outline-level="1">Attributes:</text:h>
      <text:list xml:id="list30699176" text:style-name="L215">
        <text:list-item>
          <text:p text:style-name="P215">colspan, optional, xs:positiveInteger<text:line-break/>the number of columns spanned by this cell.</text:p>
        </text:list-item>
        <text:list-item>
          <text:p text:style-name="P215">facs, optional, xs:IDREFS<text:line-break/>permits the current element to reference a facsimile image or image zone which corresponds to it.</text:p>
        </text:list-item>
        <text:list-item>
          <text:p text:style-name="P215">n, optional, xs:NMTOKEN<text:line-break/>provides a label (name or number) for an element. While its value need not be unique, it is required to be a single token.</text:p>
        </text:list-item>
        <text:list-item>
          <text:p text:style-name="P215">rowspan, optional, xs:positiveInteger<text:line-break/>the number of rows spanned by this cell.</text:p>
        </text:list-item>
        <text:list-item>
          <text:p text:style-name="P215">x, optional, xs:decimal<text:line-break/>encodes an x coordinate for a feature in an output coordinate system. When it is necessary to record the placement of a feature in a facsimile image, use facs attribute.</text:p>
        </text:list-item>
        <text:list-item>
          <text:p text:style-name="P215">xml:id, optional, xs:ID<text:line-break/>regularizes the naming of an element and thus facilitates building links between it and other resources. Each id attribute within a document must have a unique value.</text:p>
        </text:list-item>
        <text:list-item>
          <text:p text:style-name="P215">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item>
          <text:p text:style-name="P215">y, optional, xs:decimal<text:line-break/>encodes an y coordinate for a feature in an output coordinate system. When it is necessary to record the placement of a feature in a facsimile image, use facs attribute.</text:p>
        </text:list-item>
      </text:list>
      <text:h text:style-name="P239" text:outline-level="1">Module:</text:h>
      <text:p text:style-name="Text_20_body">figtable</text:p>
      <text:h text:style-name="P238" text:outline-level="1"><text:bookmark text:name="id1122"/>&lt;tie&gt; tie</text:h>
      <text:h text:style-name="P239" text:outline-level="1">Description:</text:h>
      <text:p text:style-name="Text_20_body">An indication that two notes of the same pitch form a single note with their combined values. Most often it is rendered as a curved line connecting the two notes. See Read, p. 110-111, 122.</text:p>
      <text:h text:style-name="P239" text:outline-level="1">May contain:</text:h>
      <text:p text:style-name="Text_20_body">EMPTY</text:p>
      <text:h text:style-name="P239" text:outline-level="1"><text:soft-page-break/>May occur within:</text:h>
      <text:p text:style-name="Text_20_body"><text:a xlink:type="simple" xlink:href="#id213">add</text:a>, <text:a xlink:type="simple" xlink:href="#id61">corr</text:a>, <text:a xlink:type="simple" xlink:href="#id1208">damage</text:a>, <text:a xlink:type="simple" xlink:href="#id1216">del</text:a>, <text:a xlink:type="simple" xlink:href="#id675">layer</text:a>, <text:a xlink:type="simple" xlink:href="#id221">lem</text:a>, <text:a xlink:type="simple" xlink:href="#id934">ligature</text:a>, <text:a xlink:type="simple" xlink:href="#id1151">measure</text:a>, <text:a xlink:type="simple" xlink:href="#id1220">orig</text:a>, <text:a xlink:type="simple" xlink:href="#id1155">ossia</text:a>, <text:a xlink:type="simple" xlink:href="#id1174">rdg</text:a>, <text:a xlink:type="simple" xlink:href="#id1223">reg</text:a>, <text:a xlink:type="simple" xlink:href="#id1226">restore</text:a>, <text:a xlink:type="simple" xlink:href="#id1230">sic</text:a>, <text:a xlink:type="simple" xlink:href="#id1233">supplied</text:a>, <text:a xlink:type="simple" xlink:href="#id944">syllable</text:a>, <text:a xlink:type="simple" xlink:href="#id1238">unclear</text:a> </text:p>
      <text:h text:style-name="P239" text:outline-level="1">Attributes:</text:h>
      <text:list xml:id="list30695993" text:style-name="L216">
        <text:list-item>
          <text:p text:style-name="P216">bezier, optional, list of xs:integer, minimum length of 1<text:line-break/>records the placement of Bezier control points as a series of space-separated xy coordinates, eg. 19 45 -32 118.</text:p>
        </text:list-item>
        <text:list-item>
          <text:p text:style-name="P216">bulge, optional, list of xs:decimal, minimum length of 1<text:line-break/>describes a curve as a set of distance values above or below an imaginary line connecting the endpoints of the curve. The bulge attribute must contain one or more decimal values expressed in inter-line units.</text:p>
        </text:list-item>
        <text:list-item>
          <text:p text:style-name="P216">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216">copyof, optional, xs:IDREF<text:line-break/>points to an element of which the current element is a copy.</text:p>
        </text:list-item>
        <text:list-item>
          <text:p text:style-name="P216">corresp, optional, xs:IDREFS<text:line-break/>used to point to other elements that correspond to this one in a generic fashion.</text:p>
        </text:list-item>
        <text:list-item>
          <text:p text:style-name="P216">endho, optional, xs:decimal<text:line-break/>records the horizontal adjustment of a feature's programmatically-determined end point.</text:p>
        </text:list-item>
        <text:list-item>
          <text:p text:style-name="P216">endid, optional, xs:IDREF<text:line-break/>indicates the final element in a sequence of events to which the feature applies.</text:p>
        </text:list-item>
        <text:list-item>
          <text:p text:style-name="P216">endto, optional, xs:decimal<text:line-break/>records a timestamp adjustment of a feature's programmatically-determined end point.</text:p>
        </text:list-item>
        <text:list-item>
          <text:p text:style-name="P216">endvo, optional, xs:decimal<text:line-break/>records a vertical adjustment of a feature's programmatically-determined end point.</text:p>
        </text:list-item>
        <text:list-item>
          <text:p text:style-name="P216">facs, optional, xs:IDREFS<text:line-break/>permits the current element to reference a facsimile image or image zone which corresponds to it.</text:p>
        </text:list-item>
        <text:list-item>
          <text:p text:style-name="P216">ho, optional, xs:decimal<text:line-break/>records a horizontal adjustment of a feature's programmatically-determinded location in terms of staff interline distance; that is, units of 1/2 the distance between adjacent staves.</text:p>
        </text:list-item>
        <text:list-item>
          <text:p text:style-name="P216">layer, optional, list of xs:positiveInteger, minimum length of 1<text:line-break/>signifies the layer within which a control event is active.</text:p>
        </text:list-item>
        <text:list-item>
          <text:p text:style-name="P216">n, optional, xs:NMTOKEN<text:line-break/>provides a label (name or number) for an element. While its value need not be unique, it is required to be a single token.</text:p>
        </text:list-item>
        <text:list-item>
          <text:p text:style-name="P216">next, optional, xs:IDREFS<text:line-break/>used to point to the next event(s) in a user-defined collection.</text:p>
        </text:list-item>
        <text:list-item>
          <text:p text:style-name="P216">place, optional, xs:token, above, below<text:line-break/>captures the placement of the item with respect to the staff with which it is associated.</text:p>
        </text:list-item>
        <text:list-item>
          <text:p text:style-name="P216">plist, optional, xs:IDREFS<text:line-break/>contains a space separated list of ID references that identify logical events that participate in a collection, such as notes under a phrase mark.</text:p>
        </text:list-item>
        <text:list-item>
          <text:p text:style-name="P216">prev, optional, xs:IDREFS<text:line-break/>points to the previous event(s) in a user-defined collection.</text:p>
        </text:list-item>
        <text:list-item>
          <text:p text:style-name="P216">rend, optional, xs:token, medium, wide, dashed, dotted<text:line-break/>records the appearance of the curve.</text:p>
        </text:list-item>
        <text:list-item>
          <text:p text:style-name="P216"><text:soft-page-break/>sameas, optional, xs:IDREFS<text:line-break/>points to an element that is the same as the current element but is not a literal copy of the current element.</text:p>
        </text:list-item>
        <text:list-item>
          <text:p text:style-name="P216">staff, required, list of xs:positiveInteger, minimum length of 1<text:line-break/>signifies the staff on which a notated event occurs or to which a control event applies.</text:p>
        </text:list-item>
        <text:list-item>
          <text:p text:style-name="P216">startho, optional, xs:decimal<text:line-break/>records the horizontal adjustment of a feature's programmatically-determined start point.</text:p>
        </text:list-item>
        <text:list-item>
          <text:p text:style-name="P216">startid, optional, xs:IDREF<text:line-break/>holds a reference to the first element in a sequence of events to which the feature applies.</text:p>
        </text:list-item>
        <text:list-item>
          <text:p text:style-name="P216">startto, optional, xs:decimal<text:line-break/>records a timestamp adjustment of a feature's programmatically-determined start point.</text:p>
        </text:list-item>
        <text:list-item>
          <text:p text:style-name="P216">startvo, optional, xs:decimal<text:line-break/>records a vertical adjustment of a feature's programmatically-determined start point.</text:p>
        </text:list-item>
        <text:list-item>
          <text:p text:style-name="P216">subtype, optional, xs:NMTOKEN<text:line-break/>provide any sub-classification for the element, additional to that given by its type attribute.</text:p>
        </text:list-item>
        <text:list-item>
          <text:p text:style-name="P216">synch, optional, xs:IDREFS<text:line-break/>points to elements that are synchronous with the current element.</text:p>
        </text:list-item>
        <text:list-item>
          <text:p text:style-name="P216">to, optional, xs:decimal<text:line-break/>records a timestamp adjustment of a feature's programmatically-determined location in musical terms; that is, beats.</text:p>
        </text:list-item>
        <text:list-item>
          <text:p text:style-name="P216">tstamp, optional, xs:decimal, 0 - ∞<text:line-break/>encodes the onset time in terms of musical time, i.e., beats[.fractional beat part]</text:p>
        </text:list-item>
        <text:list-item>
          <text:p text:style-name="P216">tstamp.ges, optional, xs:nonNegativeInteger<text:line-break/>used to record the onset time in pulses per quarter note (ppq, MusicXML divisions, or MIDI clicks) since the start of the file.</text:p>
        </text:list-item>
        <text:list-item>
          <text:p text:style-name="P216">tstamp.real, optional, xs:time<text:line-break/>used to record the onset time in pulses per quarter note (ppq, MusicXML divisions, or MIDI clicks) since the start of the file.</text:p>
        </text:list-item>
        <text:list-item>
          <text:p text:style-name="P216">type, optional, xs:NMTOKEN<text:line-break/>characterizes the element in some sense, using any convenient classification scheme or typology.</text:p>
        </text:list-item>
        <text:list-item>
          <text:p text:style-name="P216">vo, optional, xs:decimal<text:line-break/>records the vertical adjustment of a feature's programmatically-determined location in terms of staff interline distance; that is, units of 1/2 the distance between adjacent staves.</text:p>
        </text:list-item>
        <text:list-item>
          <text:p text:style-name="P216">when, optional, xs:IDREF<text:line-break/>indicates the point of occurrence of this feature along a timeline. Its value must be the ID of a &lt;when&gt; element.</text:p>
        </text:list-item>
        <text:list-item>
          <text:p text:style-name="P216">x, optional, xs:decimal<text:line-break/>encodes an x coordinate for a feature in an output coordinate system. When it is necessary to record the placement of a feature in a facsimile image, use facs attribute.</text:p>
        </text:list-item>
        <text:list-item>
          <text:p text:style-name="P216">x2, optional, xs:decimal<text:line-break/>encodes the optional 2nd x coordinate.</text:p>
        </text:list-item>
        <text:list-item>
          <text:p text:style-name="P216">xml:id, optional, xs:ID<text:line-break/>regularizes the naming of an element and thus facilitates building links between it and other resources. Each id attribute within a document must have a unique value.</text:p>
        </text:list-item>
        <text:list-item>
          <text:p text:style-name="P216">y, optional, xs:decimal<text:line-break/>encodes an y coordinate for a feature in an output coordinate system. When it is necessary to record the placement of a feature in a facsimile image, use facs attribute.</text:p>
        </text:list-item>
        <text:list-item>
          <text:p text:style-name="P216">y2, optional, xs:decimal<text:line-break/>encodes the optional 2nd y coordinate.</text:p>
        </text:list-item>
      </text:list>
      <text:h text:style-name="P239" text:outline-level="1"><text:soft-page-break/>Module:</text:h>
      <text:p text:style-name="Text_20_body">cmn</text:p>
      <text:h text:style-name="P238" text:outline-level="1"><text:bookmark text:name="id344"/>&lt;timeline&gt; timeline</text:h>
      <text:h text:style-name="P239" text:outline-level="1">Description:</text:h>
      <text:p text:style-name="Text_20_body">Provides a set of ordered points in time to which musical elements can be linked in order to create a temporal alignment of those elements. The origin attribute designates the origin of the timeline, i.e., the time at which it begins. It must point to one of the when elements in its content. Units specifies the unit of time corresponding to the value of the interval attribute of the timeline or of its constituent points in time. The mediacontent attribute is provided in order to link the timeline to a particular external media file, such as an audio file. The medialength attribute specifies the length of the external media file in terms of the unit attribute.</text:p>
      <text:h text:style-name="P239" text:outline-level="1">May contain:</text:h>
      <text:p text:style-name="Text_20_body"><text:a xlink:type="simple" xlink:href="#id346">when</text:a> </text:p>
      <text:h text:style-name="P239" text:outline-level="1">May occur within:</text:h>
      <text:p text:style-name="Text_20_body"><text:a xlink:type="simple" xlink:href="#id341">scoredef</text:a> </text:p>
      <text:h text:style-name="P239" text:outline-level="1">Attributes:</text:h>
      <text:list xml:id="list30686552" text:style-name="L217">
        <text:list-item>
          <text:p text:style-name="P217">mediacontent, optional, xs:anyURI<text:line-break/>holds the web-addressable location of the external digital media.</text:p>
        </text:list-item>
        <text:list-item>
          <text:p text:style-name="P217">medialength, optional, xs:positiveInteger<text:line-break/>indicates the length of the external digital file.</text:p>
        </text:list-item>
        <text:list-item>
          <text:p text:style-name="P217">n, optional, xs:NMTOKEN<text:line-break/>provides a label (name or number) for an element. While its value need not be unique, it is required to be a single token.</text:p>
        </text:list-item>
        <text:list-item>
          <text:p text:style-name="P217">origin, required, xs:IDREF<text:line-break/>designates the origin of the timeline, i.e. the time at which it begins.</text:p>
        </text:list-item>
        <text:list-item>
          <text:p text:style-name="P217">unit, optional, xs:NMTOKEN<text:line-break/>indicates the units used for a measurement, usually using the standard symbol for the desired unit.</text:p>
        </text:list-item>
        <text:list-item>
          <text:p text:style-name="P217">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linkalign</text:p>
      <text:h text:style-name="P238" text:outline-level="1"><text:bookmark text:name="id1087"/>&lt;title&gt; title</text:h>
      <text:h text:style-name="P239" text:outline-level="1">Description:</text:h>
      <text:p text:style-name="Text_20_body">Title of a bibliographic entity. The type attribute may be used to classify the title according to some convenient typology. Sample values include: main (main title), subordinate (subtitle, title of part), abbreviated (abbreviated form of title), alternative (alternate title by which the work is also known), translated (translated form of title), uniform (collective title). The type attribute is provided for convenience in analysing titles and processing them according to their type; where such specialized processing is not necessary, there is no need for <text:soft-page-break/>such analysis, and the entire title, including subtitles and any parallel titles, may be enclosed within a single &lt;title&gt; element. Title parts may be encoded in &lt;title&gt; sub-elements. The name of the list from which a controlled value is taken may be recorded using the authority attribute.</text:p>
      <text:h text:style-name="P239" text:outline-level="1">May contain:</text:h>
      <text:p text:style-name="Text_20_body">PCDATA, <text:a xlink:type="simple" xlink:href="#id210">abbr</text:a>, <text:a xlink:type="simple" xlink:href="#id213">add</text:a>, <text:a xlink:type="simple" xlink:href="#id53">address</text:a>, <text:a xlink:type="simple" xlink:href="#id296">annot</text:a>, <text:a xlink:type="simple" xlink:href="#id203">bibl</text:a>, <text:a xlink:type="simple" xlink:href="#id58">choice</text:a>, <text:a xlink:type="simple" xlink:href="#id1046">corpname</text:a>, <text:a xlink:type="simple" xlink:href="#id61">corr</text:a>, <text:a xlink:type="simple" xlink:href="#id1208">damage</text:a>, <text:a xlink:type="simple" xlink:href="#id1079">date</text:a>, <text:a xlink:type="simple" xlink:href="#id1216">del</text:a>, <text:a xlink:type="simple" xlink:href="#id1243">expan</text:a>, <text:a xlink:type="simple" xlink:href="#id34">extptr</text:a>, <text:a xlink:type="simple" xlink:href="#id49">extref</text:a>, <text:a xlink:type="simple" xlink:href="#id1096">fig</text:a>, <text:a xlink:type="simple" xlink:href="#id1329">gap</text:a>, <text:a xlink:type="simple" xlink:href="#id1065">geogname</text:a>, <text:a xlink:type="simple" xlink:href="#id1322">handshift</text:a>, <text:a xlink:type="simple" xlink:href="#id1092">identifier</text:a>, <text:a xlink:type="simple" xlink:href="#id232">lb</text:a>, <text:a xlink:type="simple" xlink:href="#id1035">name</text:a>, <text:a xlink:type="simple" xlink:href="#id1083">num</text:a>, <text:a xlink:type="simple" xlink:href="#id1220">orig</text:a>, <text:a xlink:type="simple" xlink:href="#id236">pb</text:a>, <text:a xlink:type="simple" xlink:href="#id1072">periodname</text:a>, <text:a xlink:type="simple" xlink:href="#id1060">persname</text:a>, <text:a xlink:type="simple" xlink:href="#id1338">ptr</text:a>, <text:a xlink:type="simple" xlink:href="#id1340">ref</text:a>, <text:a xlink:type="simple" xlink:href="#id1223">reg</text:a>, <text:a xlink:type="simple" xlink:href="#id1023">rend</text:a>, <text:a xlink:type="simple" xlink:href="#id1069">repository</text:a>, <text:a xlink:type="simple" xlink:href="#id1226">restore</text:a>, <text:a xlink:type="simple" xlink:href="#id1230">sic</text:a>, <text:a xlink:type="simple" xlink:href="#id1032">stack</text:a>, <text:a xlink:type="simple" xlink:href="#id1075">stylename</text:a>, <text:a xlink:type="simple" xlink:href="#id1331">subst</text:a>, <text:a xlink:type="simple" xlink:href="#id1233">supplied</text:a>, <text:a xlink:type="simple" xlink:href="#id1087">title</text:a>, <text:a xlink:type="simple" xlink:href="#id1238">unclear</text:a> </text:p>
      <text:h text:style-name="P239" text:outline-level="1">May occur within:</text:h>
      <text:p text:style-name="Text_20_body"><text:a xlink:type="simple" xlink:href="#id210">abbr</text:a>, <text:a xlink:type="simple" xlink:href="#id1373">accessdesc</text:a>, <text:a xlink:type="simple" xlink:href="#id1370">acqsource</text:a>, <text:a xlink:type="simple" xlink:href="#id213">add</text:a>, <text:a xlink:type="simple" xlink:href="#id55">addressline</text:a>, <text:a xlink:type="simple" xlink:href="#id30">altmeiid</text:a>, <text:a xlink:type="simple" xlink:href="#id390">anchoredtext</text:a>, <text:a xlink:type="simple" xlink:href="#id296">annot</text:a>, <text:a xlink:type="simple" xlink:href="#id203">bibl</text:a>, <text:a xlink:type="simple" xlink:href="#id267">caption</text:a>, <text:a xlink:type="simple" xlink:href="#id1400">condition</text:a>, <text:a xlink:type="simple" xlink:href="#id1046">corpname</text:a>, <text:a xlink:type="simple" xlink:href="#id61">corr</text:a>, <text:a xlink:type="simple" xlink:href="#id1208">damage</text:a>, <text:a xlink:type="simple" xlink:href="#id1079">date</text:a>, <text:a xlink:type="simple" xlink:href="#id1216">del</text:a>, <text:a xlink:type="simple" xlink:href="#id1403">dimensions</text:a>, <text:a xlink:type="simple" xlink:href="#id169">dir</text:a>, <text:a xlink:type="simple" xlink:href="#id770">dynam</text:a>, <text:a xlink:type="simple" xlink:href="#id207">edition</text:a>, <text:a xlink:type="simple" xlink:href="#id1406">exhibithist</text:a>, <text:a xlink:type="simple" xlink:href="#id1243">expan</text:a>, <text:a xlink:type="simple" xlink:href="#id1357">extent</text:a>, <text:a xlink:type="simple" xlink:href="#id49">extref</text:a>, <text:a xlink:type="simple" xlink:href="#id239">fw</text:a>, <text:a xlink:type="simple" xlink:href="#id1065">geogname</text:a>, <text:a xlink:type="simple" xlink:href="#id1411">hand</text:a>, <text:a xlink:type="simple" xlink:href="#id1134">harm</text:a>, <text:a xlink:type="simple" xlink:href="#id251">head</text:a>, <text:a xlink:type="simple" xlink:href="#id1092">identifier</text:a>, <text:a xlink:type="simple" xlink:href="#id1416">inscription</text:a>, <text:a xlink:type="simple" xlink:href="#id254">item</text:a>, <text:a xlink:type="simple" xlink:href="#id288">l</text:a>, <text:a xlink:type="simple" xlink:href="#id441">label</text:a>, <text:a xlink:type="simple" xlink:href="#id1441">language</text:a>, <text:a xlink:type="simple" xlink:href="#id221">lem</text:a>, <text:a xlink:type="simple" xlink:href="#id200">line</text:a>, <text:a xlink:type="simple" xlink:href="#id1035">name</text:a>, <text:a xlink:type="simple" xlink:href="#id1083">num</text:a>, <text:a xlink:type="simple" xlink:href="#id1220">orig</text:a>, <text:a xlink:type="simple" xlink:href="#id260">p</text:a>, <text:a xlink:type="simple" xlink:href="#id1072">periodname</text:a>, <text:a xlink:type="simple" xlink:href="#id1060">persname</text:a>, <text:a xlink:type="simple" xlink:href="#id412">pgfoot1</text:a>, <text:a xlink:type="simple" xlink:href="#id415">pgfoot2</text:a>, <text:a xlink:type="simple" xlink:href="#id406">pghead1</text:a>, <text:a xlink:type="simple" xlink:href="#id409">pghead2</text:a>, <text:a xlink:type="simple" xlink:href="#id1422">physloc</text:a>, <text:a xlink:type="simple" xlink:href="#id1419">physmedium</text:a>, <text:a xlink:type="simple" xlink:href="#id1376">price</text:a>, <text:a xlink:type="simple" xlink:href="#id1425">provenance</text:a>, <text:a xlink:type="simple" xlink:href="#id1174">rdg</text:a>, <text:a xlink:type="simple" xlink:href="#id1340">ref</text:a>, <text:a xlink:type="simple" xlink:href="#id1223">reg</text:a>, <text:a xlink:type="simple" xlink:href="#id1023">rend</text:a>, <text:a xlink:type="simple" xlink:href="#id1069">repository</text:a>, <text:a xlink:type="simple" xlink:href="#id1226">restore</text:a>, <text:a xlink:type="simple" xlink:href="#id1387">seriesstmt</text:a>, <text:a xlink:type="simple" xlink:href="#id1230">sic</text:a>, <text:a xlink:type="simple" xlink:href="#id1032">stack</text:a>, <text:a xlink:type="simple" xlink:href="#id1075">stylename</text:a>, <text:a xlink:type="simple" xlink:href="#id1233">supplied</text:a>, <text:a xlink:type="simple" xlink:href="#id948">syl</text:a>, <text:a xlink:type="simple" xlink:href="#id1382">sysreq</text:a>, <text:a xlink:type="simple" xlink:href="#id278">td</text:a>, <text:a xlink:type="simple" xlink:href="#id787">tempo</text:a>, <text:a xlink:type="simple" xlink:href="#id1451">term</text:a>, <text:a xlink:type="simple" xlink:href="#id272">th</text:a>, <text:a xlink:type="simple" xlink:href="#id1087">title</text:a>, <text:a xlink:type="simple" xlink:href="#id1346">titlestmt</text:a>, <text:a xlink:type="simple" xlink:href="#id1432">treatmenthist</text:a>, <text:a xlink:type="simple" xlink:href="#id1435">treatmentsched</text:a>, <text:a xlink:type="simple" xlink:href="#id1238">unclear</text:a>, <text:a xlink:type="simple" xlink:href="#id1379">userestrict</text:a> </text:p>
      <text:h text:style-name="P239" text:outline-level="1">Attributes:</text:h>
      <text:list xml:id="list30686404" text:style-name="L218">
        <text:list-item>
          <text:p text:style-name="P218">authority, optional, CDATA<text:line-break/>contains the name of the list from which an authorized value is taken.</text:p>
        </text:list-item>
        <text:list-item>
          <text:p text:style-name="P218">dbkey, optional, xs:NMTOKEN<text:line-break/>used to record a value which serves as a primary key in an external database.</text:p>
        </text:list-item>
        <text:list-item>
          <text:p text:style-name="P218">facs, optional, xs:IDREFS<text:line-break/>permits the current element to reference a facsimile image or image zone which corresponds to it.</text:p>
        </text:list-item>
        <text:list-item>
          <text:p text:style-name="P218">level, optional, xs:token, a, m, j, s, u<text:line-break/>indicates whether this is the title of an article, monograph, journal, series, or unpublished material.</text:p>
        </text:list-item>
        <text:list-item>
          <text:p text:style-name="P218">n, optional, xs:NMTOKEN<text:line-break/>provides a label (name or number) for an element. While its value need not be unique, it is required to be a single token.</text:p>
        </text:list-item>
        <text:list-item>
          <text:p text:style-name="P218">nymref, optional, xs:IDREF<text:line-break/>used to record a pointer to the regularized form of the name.</text:p>
        </text:list-item>
        <text:list-item>
          <text:p text:style-name="P218">subtype, optional, xs:NMTOKEN<text:line-break/>provide any sub-classification for the element, additional to that given by its type attribute.</text:p>
        </text:list-item>
        <text:list-item>
          <text:p text:style-name="P218">type, optional, xs:NMTOKEN<text:line-break/>characterizes the element in some sense, using any convenient classification scheme or typology.</text:p>
        </text:list-item>
        <text:list-item>
          <text:p text:style-name="P218">xml:id, optional, xs:ID<text:line-break/>regularizes the naming of an element and thus facilitates building links between it and other resources. Each id attribute within a document must have a unique value.</text:p>
        </text:list-item>
        <text:list-item>
          <text:p text:style-name="P218">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39" text:outline-level="1">Module:</text:h>
      <text:p text:style-name="Text_20_body">shared</text:p>
      <text:h text:style-name="P238" text:outline-level="1"><text:bookmark text:name="id1429"/><text:soft-page-break/>&lt;titlepage&gt; title page</text:h>
      <text:h text:style-name="P239" text:outline-level="1">Description:</text:h>
      <text:p text:style-name="Text_20_body">Contains a transcription of the title page of a text. It may be used within the physdesc element when no other transcription is provided.</text:p>
      <text:h text:style-name="P239" text:outline-level="1">May contain:</text:h>
      <text:p text:style-name="Text_20_body"><text:a xlink:type="simple" xlink:href="#id243">blockquote</text:a>, <text:a xlink:type="simple" xlink:href="#id232">lb</text:a>, <text:a xlink:type="simple" xlink:href="#id285">lg</text:a>, <text:a xlink:type="simple" xlink:href="#id248">list</text:a>, <text:a xlink:type="simple" xlink:href="#id260">p</text:a>, <text:a xlink:type="simple" xlink:href="#id236">pb</text:a>, <text:a xlink:type="simple" xlink:href="#id264">table</text:a> </text:p>
      <text:h text:style-name="P239" text:outline-level="1">May occur within:</text:h>
      <text:p text:style-name="Text_20_body"><text:a xlink:type="simple" xlink:href="#id1539">front</text:a>, <text:a xlink:type="simple" xlink:href="#id1397">physdesc</text:a> </text:p>
      <text:h text:style-name="P239" text:outline-level="1">Attributes:</text:h>
      <text:list xml:id="list30689962" text:style-name="L219">
        <text:list-item>
          <text:p text:style-name="P219">facs, optional, xs:IDREFS<text:line-break/>permits the current element to reference a facsimile image or image zone which corresponds to it.</text:p>
        </text:list-item>
        <text:list-item>
          <text:p text:style-name="P219">n, optional, xs:NMTOKEN<text:line-break/>provides a label (name or number) for an element. While its value need not be unique, it is required to be a single token.</text:p>
        </text:list-item>
        <text:list-item>
          <text:p text:style-name="P219">xml:id, optional, xs:ID<text:line-break/>regularizes the naming of an element and thus facilitates building links between it and other resources. Each id attribute within a document must have a unique value.</text:p>
        </text:list-item>
        <text:list-item>
          <text:p text:style-name="P219">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39" text:outline-level="1">Module:</text:h>
      <text:p text:style-name="Text_20_body">shared</text:p>
      <text:h text:style-name="P238" text:outline-level="1"><text:bookmark text:name="id1346"/>&lt;titlestmt&gt; title statement</text:h>
      <text:h text:style-name="P239" text:outline-level="1">Description:</text:h>
      <text:p text:style-name="Text_20_body">Container for title and responsibility meta-data.</text:p>
      <text:h text:style-name="P239" text:outline-level="1">May contain:</text:h>
      <text:p text:style-name="Text_20_body"><text:a xlink:type="simple" xlink:href="#id1348">respstmt</text:a>, <text:a xlink:type="simple" xlink:href="#id1087">title</text:a> </text:p>
      <text:h text:style-name="P239" text:outline-level="1">May occur within:</text:h>
      <text:p text:style-name="Text_20_body"><text:a xlink:type="simple" xlink:href="#id1344">filedesc</text:a>, <text:a xlink:type="simple" xlink:href="#id1395">source</text:a> </text:p>
      <text:h text:style-name="P239" text:outline-level="1">Attributes:</text:h>
      <text:list xml:id="list30688396" text:style-name="L220">
        <text:list-item>
          <text:p text:style-name="P220">analog, optional, CDATA<text:line-break/>contains a reference to a field or element in another descriptive encoding system to which an MEI element is comparable. Mapping elements from one system to another may help a repository harvest <text:soft-page-break/>selected data from the MEI file to build a basic catalog record. The encoding system from which fields are taken must be specified. When possible, subfields as well as fields should be specified, e.g., subfields within MARC fields.</text:p>
        </text:list-item>
        <text:list-item>
          <text:p text:style-name="P220">n, optional, xs:NMTOKEN<text:line-break/>provides a label (name or number) for an element. While its value need not be unique, it is required to be a single token.</text:p>
        </text:list-item>
        <text:list-item>
          <text:p text:style-name="P220">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header</text:p>
      <text:h text:style-name="P238" text:outline-level="1"><text:bookmark text:name="id270"/>&lt;tr&gt; table row</text:h>
      <text:h text:style-name="P239" text:outline-level="1">Description:</text:h>
      <text:p text:style-name="Text_20_body">A formatting element that contains one or more &lt;td&gt; or &lt;th&gt; elements (cells) in a &lt;table&gt;. A cell is the intersection of a row and a column. The precise rendition of the table and its cells should be specified in a style sheet.</text:p>
      <text:h text:style-name="P239" text:outline-level="1">May contain:</text:h>
      <text:p text:style-name="Text_20_body"><text:a xlink:type="simple" xlink:href="#id278">td</text:a>, <text:a xlink:type="simple" xlink:href="#id272">th</text:a> </text:p>
      <text:h text:style-name="P239" text:outline-level="1">May occur within:</text:h>
      <text:p text:style-name="Text_20_body"><text:a xlink:type="simple" xlink:href="#id264">table</text:a> </text:p>
      <text:h text:style-name="P239" text:outline-level="1">Attributes:</text:h>
      <text:list xml:id="list30688667" text:style-name="L221">
        <text:list-item>
          <text:p text:style-name="P221">facs, optional, xs:IDREFS<text:line-break/>permits the current element to reference a facsimile image or image zone which corresponds to it.</text:p>
        </text:list-item>
        <text:list-item>
          <text:p text:style-name="P221">n, optional, xs:NMTOKEN<text:line-break/>provides a label (name or number) for an element. While its value need not be unique, it is required to be a single token.</text:p>
        </text:list-item>
        <text:list-item>
          <text:p text:style-name="P221">x, optional, xs:decimal<text:line-break/>encodes an x coordinate for a feature in an output coordinate system. When it is necessary to record the placement of a feature in a facsimile image, use facs attribute.</text:p>
        </text:list-item>
        <text:list-item>
          <text:p text:style-name="P221">xml:id, optional, xs:ID<text:line-break/>regularizes the naming of an element and thus facilitates building links between it and other resources. Each id attribute within a document must have a unique value.</text:p>
        </text:list-item>
        <text:list-item>
          <text:p text:style-name="P221">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item>
          <text:p text:style-name="P221">y, optional, xs:decimal<text:line-break/>encodes an y coordinate for a feature in an output coordinate system. When it is necessary to record the placement of a feature in a facsimile image, use facs attribute.</text:p>
        </text:list-item>
      </text:list>
      <text:h text:style-name="P239" text:outline-level="1"><text:soft-page-break/>Module:</text:h>
      <text:p text:style-name="Text_20_body">figtable</text:p>
      <text:h text:style-name="P238" text:outline-level="1"><text:bookmark text:name="id1432"/>&lt;treatmenthist&gt; treatment history</text:h>
      <text:h text:style-name="P239" text:outline-level="1">Description:</text:h>
      <text:p text:style-name="Text_20_body">A record of the treatment the item has undergone (e.g., deacidification, restoration, etc.) Treatment history may also comprise details of the treatment process (e.g., chemical solutions used, techniques applied, etc.), the date the treatment was applied, etc.</text:p>
      <text:h text:style-name="P239" text:outline-level="1">May contain:</text:h>
      <text:p text:style-name="Text_20_body">PCDATA, <text:a xlink:type="simple" xlink:href="#id210">abbr</text:a>, <text:a xlink:type="simple" xlink:href="#id53">address</text:a>, <text:a xlink:type="simple" xlink:href="#id203">bibl</text:a>, <text:a xlink:type="simple" xlink:href="#id1046">corpname</text:a>, <text:a xlink:type="simple" xlink:href="#id1079">date</text:a>, <text:a xlink:type="simple" xlink:href="#id1243">expan</text:a>, <text:a xlink:type="simple" xlink:href="#id34">extptr</text:a>, <text:a xlink:type="simple" xlink:href="#id49">extref</text:a>, <text:a xlink:type="simple" xlink:href="#id1096">fig</text:a>, <text:a xlink:type="simple" xlink:href="#id1065">geogname</text:a>, <text:a xlink:type="simple" xlink:href="#id1092">identifier</text:a>, <text:a xlink:type="simple" xlink:href="#id232">lb</text:a>, <text:a xlink:type="simple" xlink:href="#id1035">name</text:a>, <text:a xlink:type="simple" xlink:href="#id1083">num</text:a>, <text:a xlink:type="simple" xlink:href="#id1072">periodname</text:a>, <text:a xlink:type="simple" xlink:href="#id1060">persname</text:a>, <text:a xlink:type="simple" xlink:href="#id1338">ptr</text:a>, <text:a xlink:type="simple" xlink:href="#id1340">ref</text:a>, <text:a xlink:type="simple" xlink:href="#id1023">rend</text:a>, <text:a xlink:type="simple" xlink:href="#id1069">repository</text:a>, <text:a xlink:type="simple" xlink:href="#id1032">stack</text:a>, <text:a xlink:type="simple" xlink:href="#id1075">stylename</text:a>, <text:a xlink:type="simple" xlink:href="#id1087">title</text:a> </text:p>
      <text:h text:style-name="P239" text:outline-level="1">May occur within:</text:h>
      <text:p text:style-name="Text_20_body"><text:a xlink:type="simple" xlink:href="#id1397">physdesc</text:a> </text:p>
      <text:h text:style-name="P239" text:outline-level="1">Attributes:</text:h>
      <text:list xml:id="list30687419" text:style-name="L222">
        <text:list-item>
          <text:p text:style-name="P222">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222">n, optional, xs:NMTOKEN<text:line-break/>provides a label (name or number) for an element. While its value need not be unique, it is required to be a single token.</text:p>
        </text:list-item>
        <text:list-item>
          <text:p text:style-name="P222">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header</text:p>
      <text:h text:style-name="P238" text:outline-level="1"><text:bookmark text:name="id1435"/>&lt;treatmentsched&gt; treatment scheduled</text:h>
      <text:h text:style-name="P239" text:outline-level="1">Description:</text:h>
      <text:p text:style-name="Text_20_body">Scheduled treatment, e.g. deacidification, restoration, etc., for an item.</text:p>
      <text:h text:style-name="P239" text:outline-level="1">May contain:</text:h>
      <text:p text:style-name="Text_20_body">PCDATA, <text:a xlink:type="simple" xlink:href="#id210">abbr</text:a>, <text:a xlink:type="simple" xlink:href="#id53">address</text:a>, <text:a xlink:type="simple" xlink:href="#id203">bibl</text:a>, <text:a xlink:type="simple" xlink:href="#id1046">corpname</text:a>, <text:a xlink:type="simple" xlink:href="#id1079">date</text:a>, <text:a xlink:type="simple" xlink:href="#id1243">expan</text:a>, <text:a xlink:type="simple" xlink:href="#id34">extptr</text:a>, <text:a xlink:type="simple" xlink:href="#id49">extref</text:a>, <text:a xlink:type="simple" xlink:href="#id1096">fig</text:a>, <text:a xlink:type="simple" xlink:href="#id1065">geogname</text:a>, <text:a xlink:type="simple" xlink:href="#id1092">identifier</text:a>, <text:a xlink:type="simple" xlink:href="#id232">lb</text:a>, <text:a xlink:type="simple" xlink:href="#id1035">name</text:a>, <text:a xlink:type="simple" xlink:href="#id1083">num</text:a>, <text:a xlink:type="simple" xlink:href="#id1072">periodname</text:a>, <text:a xlink:type="simple" xlink:href="#id1060">persname</text:a>, <text:a xlink:type="simple" xlink:href="#id1338">ptr</text:a>, <text:a xlink:type="simple" xlink:href="#id1340">ref</text:a>, <text:a xlink:type="simple" xlink:href="#id1023">rend</text:a>, <text:a xlink:type="simple" xlink:href="#id1069">repository</text:a>, <text:a xlink:type="simple" xlink:href="#id1032">stack</text:a>, <text:a xlink:type="simple" xlink:href="#id1075">stylename</text:a>, <text:a xlink:type="simple" xlink:href="#id1087">title</text:a> </text:p>
      <text:h text:style-name="P239" text:outline-level="1">May occur within:</text:h>
      <text:p text:style-name="Text_20_body"><text:a xlink:type="simple" xlink:href="#id1397">physdesc</text:a> </text:p>
      <text:h text:style-name="P239" text:outline-level="1"><text:soft-page-break/>Attributes:</text:h>
      <text:list xml:id="list30691269" text:style-name="L223">
        <text:list-item>
          <text:p text:style-name="P223">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223">n, optional, xs:NMTOKEN<text:line-break/>provides a label (name or number) for an element. While its value need not be unique, it is required to be a single token.</text:p>
        </text:list-item>
        <text:list-item>
          <text:p text:style-name="P223">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header</text:p>
      <text:h text:style-name="P238" text:outline-level="1"><text:bookmark text:name="id998"/>&lt;trill&gt; trill</text:h>
      <text:h text:style-name="P239" text:outline-level="1">Description:</text:h>
      <text:p text:style-name="Text_20_body">Rapid alternation of two notes a second apart. Usually, the interval is understood to be diatonic unless altered by an accidental. See Read, p. 232-235. Events may be contained within &lt;trill&gt; in order to record precise performance data. The starting point of the trill may be indicated by either a tstamp, tstamp.ges, tstamp.real or startid attribute, while the ending point may be recorded by either a dur, dur.ges or endid attribute. It is a semantic error not to specify a starting point attribute. Please note that the dur attribute is not a true duration, but rather a time stamp for the end point of the trill.</text:p>
      <text:h text:style-name="P239" text:outline-level="1">May contain:</text:h>
      <text:p text:style-name="Text_20_body"><text:a xlink:type="simple" xlink:href="#id64">barline</text:a>, <text:a xlink:type="simple" xlink:href="#id894">beam</text:a>, <text:a xlink:type="simple" xlink:href="#id900">beatrpt</text:a>, <text:a xlink:type="simple" xlink:href="#id896">bend</text:a>, <text:a xlink:type="simple" xlink:href="#id907">btrem</text:a>, <text:a xlink:type="simple" xlink:href="#id106">chord</text:a>, <text:a xlink:type="simple" xlink:href="#id858">clefchange</text:a>, <text:a xlink:type="simple" xlink:href="#id323">custos</text:a>, <text:a xlink:type="simple" xlink:href="#id917">ftrem</text:a>, <text:a xlink:type="simple" xlink:href="#id925">gliss</text:a>, <text:a xlink:type="simple" xlink:href="#id932">halfmrpt</text:a>, <text:a xlink:type="simple" xlink:href="#id396">keysig</text:a>, <text:a xlink:type="simple" xlink:href="#id934">ligature</text:a>, <text:a xlink:type="simple" xlink:href="#id499">mensur</text:a>, <text:a xlink:type="simple" xlink:href="#id108">note</text:a>, <text:a xlink:type="simple" xlink:href="#id865">pad</text:a>, <text:a xlink:type="simple" xlink:href="#id527">proport</text:a>, <text:a xlink:type="simple" xlink:href="#id869">rest</text:a>, <text:a xlink:type="simple" xlink:href="#id887">space</text:a>, <text:a xlink:type="simple" xlink:href="#id898">tuplet</text:a> </text:p>
      <text:h text:style-name="P239" text:outline-level="1">May occur within:</text:h>
      <text:p text:style-name="Text_20_body"><text:a xlink:type="simple" xlink:href="#id213">add</text:a>, <text:a xlink:type="simple" xlink:href="#id61">corr</text:a>, <text:a xlink:type="simple" xlink:href="#id1208">damage</text:a>, <text:a xlink:type="simple" xlink:href="#id1216">del</text:a>, <text:a xlink:type="simple" xlink:href="#id675">layer</text:a>, <text:a xlink:type="simple" xlink:href="#id221">lem</text:a>, <text:a xlink:type="simple" xlink:href="#id934">ligature</text:a>, <text:a xlink:type="simple" xlink:href="#id1151">measure</text:a>, <text:a xlink:type="simple" xlink:href="#id1220">orig</text:a>, <text:a xlink:type="simple" xlink:href="#id1155">ossia</text:a>, <text:a xlink:type="simple" xlink:href="#id1174">rdg</text:a>, <text:a xlink:type="simple" xlink:href="#id1223">reg</text:a>, <text:a xlink:type="simple" xlink:href="#id1226">restore</text:a>, <text:a xlink:type="simple" xlink:href="#id1230">sic</text:a>, <text:a xlink:type="simple" xlink:href="#id1233">supplied</text:a>, <text:a xlink:type="simple" xlink:href="#id944">syllable</text:a>, <text:a xlink:type="simple" xlink:href="#id1238">unclear</text:a> </text:p>
      <text:h text:style-name="P239" text:outline-level="1">Attributes:</text:h>
      <text:list xml:id="list30706118" text:style-name="L224">
        <text:list-item>
          <text:p text:style-name="P224">accidlower, optional, xs:token, s, f, ss, x, ff, xs, tb, n, nf, ns, su, sd, fu, fd, nu, nd<text:line-break/>records the written accidental associated with a lower neighboring note.</text:p>
        </text:list-item>
        <text:list-item>
          <text:p text:style-name="P224">accidupper, optional, xs:token, s, f, ss, x, ff, xs, tb, n, nf, ns, su, sd, fu, fd, nu, nd<text:line-break/>records the written accidental associated with an upper neighboring note.</text:p>
        </text:list-item>
        <text:list-item>
          <text:p text:style-name="P224">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224">copyof, optional, xs:IDREF<text:line-break/>points to an element of which the current element is a copy.</text:p>
        </text:list-item>
        <text:list-item>
          <text:p text:style-name="P224"><text:soft-page-break/>corresp, optional, xs:IDREFS<text:line-break/>used to point to other elements that correspond to this one in a generic fashion.</text:p>
        </text:list-item>
        <text:list-item>
          <text:p text:style-name="P224">dur, optional, xs:token, "([0-9]+m *\+ *)?[0-9]+(\.?[0-9]*)?"<text:line-break/>encodes the duration of a feature as a timestamp for its endpoint rather than as a relative durational value.</text:p>
        </text:list-item>
        <text:list-item>
          <text:p text:style-name="P224">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224">endho, optional, xs:decimal<text:line-break/>records the horizontal adjustment of a feature's programmatically-determined end point.</text:p>
        </text:list-item>
        <text:list-item>
          <text:p text:style-name="P224">endid, optional, xs:IDREF<text:line-break/>indicates the final element in a sequence of events to which the feature applies.</text:p>
        </text:list-item>
        <text:list-item>
          <text:p text:style-name="P224">endto, optional, xs:decimal<text:line-break/>records a timestamp adjustment of a feature's programmatically-determined end point.</text:p>
        </text:list-item>
        <text:list-item>
          <text:p text:style-name="P224">facs, optional, xs:IDREFS<text:line-break/>permits the current element to reference a facsimile image or image zone which corresponds to it.</text:p>
        </text:list-item>
        <text:list-item>
          <text:p text:style-name="P224">ho, optional, xs:decimal<text:line-break/>records a horizontal adjustment of a feature's programmatically-determinded location in terms of staff interline distance; that is, units of 1/2 the distance between adjacent staves.</text:p>
        </text:list-item>
        <text:list-item>
          <text:p text:style-name="P224">layer, optional, list of xs:positiveInteger, minimum length of 1<text:line-break/>signifies the layer within which a control event is active.</text:p>
        </text:list-item>
        <text:list-item>
          <text:p text:style-name="P224">n, optional, xs:NMTOKEN<text:line-break/>provides a label (name or number) for an element. While its value need not be unique, it is required to be a single token.</text:p>
        </text:list-item>
        <text:list-item>
          <text:p text:style-name="P224">next, optional, xs:IDREFS<text:line-break/>used to point to the next event(s) in a user-defined collection.</text:p>
        </text:list-item>
        <text:list-item>
          <text:p text:style-name="P224">place, optional, xs:token, above, below<text:line-break/>captures the placement of the item with respect to the staff with which it is associated.</text:p>
        </text:list-item>
        <text:list-item>
          <text:p text:style-name="P224">plist, optional, xs:IDREFS<text:line-break/>contains a space separated list of ID references that identify logical events that participate in a collection, such as notes under a phrase mark.</text:p>
        </text:list-item>
        <text:list-item>
          <text:p text:style-name="P224">prev, optional, xs:IDREFS<text:line-break/>points to the previous event(s) in a user-defined collection.</text:p>
        </text:list-item>
        <text:list-item>
          <text:p text:style-name="P224">sameas, optional, xs:IDREFS<text:line-break/>points to an element that is the same as the current element but is not a literal copy of the current element.</text:p>
        </text:list-item>
        <text:list-item>
          <text:p text:style-name="P224">staff, required, list of xs:positiveInteger, minimum length of 1<text:line-break/>signifies the staff on which a notated event occurs or to which a control event applies.</text:p>
        </text:list-item>
        <text:list-item>
          <text:p text:style-name="P224">startho, optional, xs:decimal<text:line-break/>records the horizontal adjustment of a feature's programmatically-determined start point.</text:p>
        </text:list-item>
        <text:list-item>
          <text:p text:style-name="P224">startid, optional, xs:IDREF<text:line-break/>holds a reference to the first element in a sequence of events to which the feature applies.</text:p>
        </text:list-item>
        <text:list-item>
          <text:p text:style-name="P224">startto, optional, xs:decimal<text:line-break/>records a timestamp adjustment of a feature's programmatically-determined start point.</text:p>
        </text:list-item>
        <text:list-item>
          <text:p text:style-name="P224">synch, optional, xs:IDREFS<text:line-break/>points to elements that are synchronous with the current element.</text:p>
        </text:list-item>
        <text:list-item>
          <text:p text:style-name="P224"><text:soft-page-break/>to, optional, xs:decimal<text:line-break/>records a timestamp adjustment of a feature's programmatically-determined location in musical terms; that is, beats.</text:p>
        </text:list-item>
        <text:list-item>
          <text:p text:style-name="P224">tstamp, optional, xs:decimal, 0 - ∞<text:line-break/>encodes the onset time in terms of musical time, i.e., beats[.fractional beat part]</text:p>
        </text:list-item>
        <text:list-item>
          <text:p text:style-name="P224">tstamp.ges, optional, xs:nonNegativeInteger<text:line-break/>used to record the onset time in pulses per quarter note (ppq, MusicXML divisions, or MIDI clicks) since the start of the file.</text:p>
        </text:list-item>
        <text:list-item>
          <text:p text:style-name="P224">tstamp.real, optional, xs:time<text:line-break/>used to record the onset time in pulses per quarter note (ppq, MusicXML divisions, or MIDI clicks) since the start of the file.</text:p>
        </text:list-item>
        <text:list-item>
          <text:p text:style-name="P224">vo, optional, xs:decimal<text:line-break/>records the vertical adjustment of a feature's programmatically-determined location in terms of staff interline distance; that is, units of 1/2 the distance between adjacent staves.</text:p>
        </text:list-item>
        <text:list-item>
          <text:p text:style-name="P224">when, optional, xs:IDREF<text:line-break/>indicates the point of occurrence of this feature along a timeline. Its value must be the ID of a &lt;when&gt; element.</text:p>
        </text:list-item>
        <text:list-item>
          <text:p text:style-name="P224">x, optional, xs:decimal<text:line-break/>encodes an x coordinate for a feature in an output coordinate system. When it is necessary to record the placement of a feature in a facsimile image, use facs attribute.</text:p>
        </text:list-item>
        <text:list-item>
          <text:p text:style-name="P224">xml:id, optional, xs:ID<text:line-break/>regularizes the naming of an element and thus facilitates building links between it and other resources. Each id attribute within a document must have a unique value.</text:p>
        </text:list-item>
        <text:list-item>
          <text:p text:style-name="P224">y, optional, xs:decimal<text:line-break/>encodes an y coordinate for a feature in an output coordinate system. When it is necessary to record the placement of a feature in a facsimile image, use facs attribute.</text:p>
        </text:list-item>
      </text:list>
      <text:h text:style-name="P239" text:outline-level="1">Module:</text:h>
      <text:p text:style-name="Text_20_body">cmnOrnaments</text:p>
      <text:h text:style-name="P238" text:outline-level="1"><text:bookmark text:name="id714"/>&lt;trkname&gt; track name</text:h>
      <text:h text:style-name="P239" text:outline-level="1">Description:</text:h>
      <text:p text:style-name="Text_20_body">MIDI track/sequence name.</text:p>
      <text:h text:style-name="P239" text:outline-level="1">May contain:</text:h>
      <text:p text:style-name="Text_20_body">EMPTY</text:p>
      <text:h text:style-name="P239" text:outline-level="1">May occur within:</text:h>
      <text:p text:style-name="Text_20_body"><text:a xlink:type="simple" xlink:href="#id679">midi</text:a> </text:p>
      <text:h text:style-name="P239" text:outline-level="1">Attributes:</text:h>
      <text:list xml:id="list30703692" text:style-name="L225">
        <text:list-item>
          <text:p text:style-name="P225">copyof, optional, xs:IDREF<text:line-break/>points to an element of which the current element is a copy.</text:p>
        </text:list-item>
        <text:list-item>
          <text:p text:style-name="P225">corresp, optional, xs:IDREFS<text:line-break/>used to point to other elements that correspond to this one in a generic fashion.</text:p>
        </text:list-item>
        <text:list-item>
          <text:p text:style-name="P225"><text:soft-page-break/>layer, optional, xs:positiveInteger<text:line-break/>identifies the layer to which a feature applies.</text:p>
        </text:list-item>
        <text:list-item>
          <text:p text:style-name="P225">n, optional, xs:NMTOKEN<text:line-break/>provides a label (name or number) for an element. While its value need not be unique, it is required to be a single token.</text:p>
        </text:list-item>
        <text:list-item>
          <text:p text:style-name="P225">next, optional, xs:IDREFS<text:line-break/>used to point to the next event(s) in a user-defined collection.</text:p>
        </text:list-item>
        <text:list-item>
          <text:p text:style-name="P225">prev, optional, xs:IDREFS<text:line-break/>points to the previous event(s) in a user-defined collection.</text:p>
        </text:list-item>
        <text:list-item>
          <text:p text:style-name="P225">sameas, optional, xs:IDREFS<text:line-break/>points to an element that is the same as the current element but is not a literal copy of the current element.</text:p>
        </text:list-item>
        <text:list-item>
          <text:p text:style-name="P225">staff, required, list of xs:positiveInteger, minimum length of 1<text:line-break/>signifies the staff on which a notated event occurs or to which a control event applies.</text:p>
        </text:list-item>
        <text:list-item>
          <text:p text:style-name="P225">synch, optional, xs:IDREFS<text:line-break/>points to elements that are synchronous with the current element.</text:p>
        </text:list-item>
        <text:list-item>
          <text:p text:style-name="P225">tstamp, optional, xs:decimal, 0 - ∞<text:line-break/>encodes the onset time in terms of musical time, i.e., beats[.fractional beat part]</text:p>
        </text:list-item>
        <text:list-item>
          <text:p text:style-name="P225">when, optional, xs:IDREF<text:line-break/>indicates the point of occurrence of this feature along a timeline. Its value must be the ID of a &lt;when&gt; element.</text:p>
        </text:list-item>
        <text:list-item>
          <text:p text:style-name="P225">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midi</text:p>
      <text:h text:style-name="P238" text:outline-level="1"><text:bookmark text:name="id898"/>&lt;tuplet&gt; tuplet</text:h>
      <text:h text:style-name="P239" text:outline-level="1">Description:</text:h>
      <text:p text:style-name="Text_20_body">A group of notes with "irregular" (sometimes called "irrational") rhythmic values, for example, three notes in the time normally occupied by two or nine in the time of five. The beam sub-element is allowed so that custom beaming may be indicated, i.e., a septuplet may be divided into a group of 3 plus a group of 4 notes. See Read, p. 187-215. The tuplet element may also used for bowed tremolo (Read, p. 394) and double, triple, or flutter tonguing (Read, p. 348-349); that is, for repetition of the same pitch. In the case of irrational durations, such as such as 2 quarter notes in the time of 5 8th notes in a measure of 5/8 time, decimal values may be used in the dur.ges attribute. For example, the dur.ges attribute would take the value "2.5" if the midi.div attribute's value was "1". The num and numbase attributes may be used for explicit labelling of a tuplet, such as, '3' with an 8th-note triplet, '3:2' over a quarter-note triplet, etc. The rendering of the ratio, however, is dependent on the num.format attribute found in the att.vis.tuplet attribute class.</text:p>
      <text:h text:style-name="P239" text:outline-level="1">May contain:</text:h>
      <text:p text:style-name="Text_20_body"><text:a xlink:type="simple" xlink:href="#id64">barline</text:a>, <text:a xlink:type="simple" xlink:href="#id894">beam</text:a>, <text:a xlink:type="simple" xlink:href="#id900">beatrpt</text:a>, <text:a xlink:type="simple" xlink:href="#id896">bend</text:a>, <text:a xlink:type="simple" xlink:href="#id907">btrem</text:a>, <text:a xlink:type="simple" xlink:href="#id106">chord</text:a>, <text:a xlink:type="simple" xlink:href="#id858">clefchange</text:a>, <text:a xlink:type="simple" xlink:href="#id323">custos</text:a>, <text:a xlink:type="simple" xlink:href="#id917">ftrem</text:a>, <text:a xlink:type="simple" xlink:href="#id925">gliss</text:a>, <text:a xlink:type="simple" xlink:href="#id932">halfmrpt</text:a>, <text:a xlink:type="simple" xlink:href="#id396">keysig</text:a>, <text:a xlink:type="simple" xlink:href="#id934">ligature</text:a>, <text:a xlink:type="simple" xlink:href="#id499">mensur</text:a>, <text:a xlink:type="simple" xlink:href="#id108">note</text:a>, <text:a xlink:type="simple" xlink:href="#id865">pad</text:a>, <text:a xlink:type="simple" xlink:href="#id527">proport</text:a>, <text:a xlink:type="simple" xlink:href="#id869">rest</text:a>, <text:a xlink:type="simple" xlink:href="#id887">space</text:a>, <text:a xlink:type="simple" xlink:href="#id898">tuplet</text:a> </text:p>
      <text:h text:style-name="P239" text:outline-level="1"><text:soft-page-break/>May occur within:</text:h>
      <text:p text:style-name="Text_20_body"><text:a xlink:type="simple" xlink:href="#id213">add</text:a>, <text:a xlink:type="simple" xlink:href="#id894">beam</text:a>, <text:a xlink:type="simple" xlink:href="#id896">bend</text:a>, <text:a xlink:type="simple" xlink:href="#id61">corr</text:a>, <text:a xlink:type="simple" xlink:href="#id1208">damage</text:a>, <text:a xlink:type="simple" xlink:href="#id1216">del</text:a>, <text:a xlink:type="simple" xlink:href="#id925">gliss</text:a>, <text:a xlink:type="simple" xlink:href="#id932">halfmrpt</text:a>, <text:a xlink:type="simple" xlink:href="#id216">ineume</text:a>, <text:a xlink:type="simple" xlink:href="#id675">layer</text:a>, <text:a xlink:type="simple" xlink:href="#id221">lem</text:a>, <text:a xlink:type="simple" xlink:href="#id934">ligature</text:a>, <text:a xlink:type="simple" xlink:href="#id856">mordent</text:a>, <text:a xlink:type="simple" xlink:href="#id108">note</text:a>, <text:a xlink:type="simple" xlink:href="#id1220">orig</text:a>, <text:a xlink:type="simple" xlink:href="#id1174">rdg</text:a>, <text:a xlink:type="simple" xlink:href="#id1223">reg</text:a>, <text:a xlink:type="simple" xlink:href="#id1226">restore</text:a>, <text:a xlink:type="simple" xlink:href="#id1230">sic</text:a>, <text:a xlink:type="simple" xlink:href="#id1233">supplied</text:a>, <text:a xlink:type="simple" xlink:href="#id944">syllable</text:a>, <text:a xlink:type="simple" xlink:href="#id998">trill</text:a>, <text:a xlink:type="simple" xlink:href="#id898">tuplet</text:a>, <text:a xlink:type="simple" xlink:href="#id1005">turn</text:a>, <text:a xlink:type="simple" xlink:href="#id1238">unclear</text:a>, <text:a xlink:type="simple" xlink:href="#id1186">uneume</text:a> </text:p>
      <text:h text:style-name="P239" text:outline-level="1">Attributes:</text:h>
      <text:list xml:id="list30688250" text:style-name="L226">
        <text:list-item>
          <text:p text:style-name="P226">beam.with, optional, xs:token, above, below<text:line-break/>In the case of cross-staff beams, the with attribute is used to indicate which staff the beam is connected to; that is, the staff above or the staff below.</text:p>
        </text:list-item>
        <text:list-item>
          <text:p text:style-name="P226">bracket.place, optional, xs:token, above, below<text:line-break/>used to state where a tuplet bracket will be placed in relation to the noteheads.</text:p>
        </text:list-item>
        <text:list-item>
          <text:p text:style-name="P226">bracket.visible, optional, xs:token, true, false<text:line-break/>states whether a bracket should be rendered with a tuplet.</text:p>
        </text:list-item>
        <text:list-item>
          <text:p text:style-name="P226">copyof, optional, xs:IDREF<text:line-break/>points to an element of which the current element is a copy.</text:p>
        </text:list-item>
        <text:list-item>
          <text:p text:style-name="P226">corresp, optional, xs:IDREFS<text:line-break/>used to point to other elements that correspond to this one in a generic fashion.</text:p>
        </text:list-item>
        <text:list-item>
          <text:p text:style-name="P226">dots, optional, xs:nonNegativeInteger, 0 - 4<text:line-break/>records the number of augmentation dots required by a dotted duration.</text:p>
        </text:list-item>
        <text:list-item>
          <text:p text:style-name="P226">dur, optional, xs:token, long, breve, 1, 2, 4, 8, 16, 32, 64, 128, 256, 512, 1024, 2048, maxima, longa, brevis, semibrevis, minima, semiminima, fusa, semifusa<text:line-break/>captures the time taken up by the tuplet. Unlike other control events where the dur attribute is expressed as a time stamp, dur here is a true duration. If dur is omitted, the default is to calculate the total duration of the included notes and use the next shorter un-dotted value. Irrational durations, such as 2 quarter notes in the time of 5 8th notes in a measure of 5/8 time, may be expressed as a list of durations which are to be added together to form the total duration. In this case, the dur attribute could take the value "2 8" or "8 8 8 8 8".</text:p>
        </text:list-item>
        <text:list-item>
          <text:p text:style-name="P226">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226">dur.visible, optional, xs:token, true, false<text:line-break/>determines if the tuplet duration is visible.</text:p>
        </text:list-item>
        <text:list-item>
          <text:p text:style-name="P226">endid, optional, xs:IDREF<text:line-break/>indicates the final element in a sequence of events to which the feature applies.</text:p>
        </text:list-item>
        <text:list-item>
          <text:p text:style-name="P226">facs, optional, xs:IDREFS<text:line-break/>permits the current element to reference a facsimile image or image zone which corresponds to it.</text:p>
        </text:list-item>
        <text:list-item>
          <text:p text:style-name="P226">layer, optional, xs:positiveInteger<text:line-break/>identifies the layer to which a feature applies.</text:p>
        </text:list-item>
        <text:list-item>
          <text:p text:style-name="P226">n, optional, xs:NMTOKEN<text:line-break/>provides a label (name or number) for an element. While its value need not be unique, it is required to be a single token.</text:p>
        </text:list-item>
        <text:list-item>
          <text:p text:style-name="P226">next, optional, xs:IDREFS<text:line-break/>used to point to the next event(s) in a user-defined collection.</text:p>
        </text:list-item>
        <text:list-item>
          <text:p text:style-name="P226">num, optional, xs:positiveInteger<text:line-break/>along with numbase, describes duration as a ratio. num is the first value in the ratio, while numbase is the second.</text:p>
        </text:list-item>
        <text:list-item>
          <text:p text:style-name="P226">num.format, optional, xs:token, count, ratio<text:line-break/>controls how the num:numbase ratio is to be displayed. When set to 'count' only the num attribute is <text:soft-page-break/>displayed, e.g., '7'; however, when set to 'ratio', both the num and numbase attributes are displayed, e.g., '7:4'.</text:p>
        </text:list-item>
        <text:list-item>
          <text:p text:style-name="P226">num.place, optional, xs:token, above, below<text:line-break/>states where the tuplet number will be placed in relation to the noteheads.</text:p>
        </text:list-item>
        <text:list-item>
          <text:p text:style-name="P226">num.visible, optional, xs:token, true, false<text:line-break/>determines if the tuplet number is visible.</text:p>
        </text:list-item>
        <text:list-item>
          <text:p text:style-name="P226">numbase, optional, xs:positiveInteger<text:line-break/>along with num, describes duration as a ratio. num is the first value in the ratio, while numbase is the second.</text:p>
        </text:list-item>
        <text:list-item>
          <text:p text:style-name="P226">prev, optional, xs:IDREFS<text:line-break/>points to the previous event(s) in a user-defined collection.</text:p>
        </text:list-item>
        <text:list-item>
          <text:p text:style-name="P226">sameas, optional, xs:IDREFS<text:line-break/>points to an element that is the same as the current element but is not a literal copy of the current element.</text:p>
        </text:list-item>
        <text:list-item>
          <text:p text:style-name="P226">staff, optional, list of xs:positiveInteger, minimum length of 1<text:line-break/>signifies the staff on which a notated event occurs or to which a control event applies.</text:p>
        </text:list-item>
        <text:list-item>
          <text:p text:style-name="P226">startid, optional, xs:IDREF<text:line-break/>holds a reference to the first element in a sequence of events to which the feature applies.</text:p>
        </text:list-item>
        <text:list-item>
          <text:p text:style-name="P226">synch, optional, xs:IDREFS<text:line-break/>points to elements that are synchronous with the current element.</text:p>
        </text:list-item>
        <text:list-item>
          <text:p text:style-name="P226">tstamp, optional, xs:decimal, 0 - ∞<text:line-break/>encodes the onset time in terms of musical time, i.e., beats[.fractional beat part]</text:p>
        </text:list-item>
        <text:list-item>
          <text:p text:style-name="P226">tstamp.ges, optional, xs:nonNegativeInteger<text:line-break/>used to record the onset time in pulses per quarter note (ppq, MusicXML divisions, or MIDI clicks) since the start of the file.</text:p>
        </text:list-item>
        <text:list-item>
          <text:p text:style-name="P226">tstamp.real, optional, xs:time<text:line-break/>used to record the onset time in pulses per quarter note (ppq, MusicXML divisions, or MIDI clicks) since the start of the file.</text:p>
        </text:list-item>
        <text:list-item>
          <text:p text:style-name="P226">when, optional, xs:IDREF<text:line-break/>indicates the point of occurrence of this feature along a timeline. Its value must be the ID of a &lt;when&gt; element.</text:p>
        </text:list-item>
        <text:list-item>
          <text:p text:style-name="P226">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cmn</text:p>
      <text:h text:style-name="P238" text:outline-level="1"><text:bookmark text:name="id1127"/>&lt;tupletspan&gt; tuplet span</text:h>
      <text:h text:style-name="P239" text:outline-level="1">Description:</text:h>
      <text:p text:style-name="Text_20_body">Alternative element for encoding tuplets, especially useful for those which extend across barlines. The starting point of the tuplet may be indicated by either a tstamp, tstamp.ges, tstamp.real or startid attribute, while the ending point may be recorded by either a dur, dur.ges or endid attribute. It is a semantic error not to specify one starting and one ending type of attribute.</text:p>
      <text:h text:style-name="P239" text:outline-level="1">May contain:</text:h>
      <text:p text:style-name="Text_20_body">EMPTY</text:p>
      <text:h text:style-name="P239" text:outline-level="1"><text:soft-page-break/>May occur within:</text:h>
      <text:p text:style-name="Text_20_body"><text:a xlink:type="simple" xlink:href="#id213">add</text:a>, <text:a xlink:type="simple" xlink:href="#id61">corr</text:a>, <text:a xlink:type="simple" xlink:href="#id1208">damage</text:a>, <text:a xlink:type="simple" xlink:href="#id1216">del</text:a>, <text:a xlink:type="simple" xlink:href="#id675">layer</text:a>, <text:a xlink:type="simple" xlink:href="#id221">lem</text:a>, <text:a xlink:type="simple" xlink:href="#id934">ligature</text:a>, <text:a xlink:type="simple" xlink:href="#id1151">measure</text:a>, <text:a xlink:type="simple" xlink:href="#id1220">orig</text:a>, <text:a xlink:type="simple" xlink:href="#id1155">ossia</text:a>, <text:a xlink:type="simple" xlink:href="#id1174">rdg</text:a>, <text:a xlink:type="simple" xlink:href="#id1223">reg</text:a>, <text:a xlink:type="simple" xlink:href="#id1226">restore</text:a>, <text:a xlink:type="simple" xlink:href="#id1230">sic</text:a>, <text:a xlink:type="simple" xlink:href="#id1233">supplied</text:a>, <text:a xlink:type="simple" xlink:href="#id944">syllable</text:a>, <text:a xlink:type="simple" xlink:href="#id1238">unclear</text:a> </text:p>
      <text:h text:style-name="P239" text:outline-level="1">Attributes:</text:h>
      <text:list xml:id="list30708492" text:style-name="L227">
        <text:list-item>
          <text:p text:style-name="P227">beam.with, optional, xs:token, above, below<text:line-break/>In the case of cross-staff beams, the with attribute is used to indicate which staff the beam is connected to; that is, the staff above or the staff below.</text:p>
        </text:list-item>
        <text:list-item>
          <text:p text:style-name="P227">bracket.place, optional, xs:token, above, below<text:line-break/>used to state where a tuplet bracket will be placed in relation to the noteheads.</text:p>
        </text:list-item>
        <text:list-item>
          <text:p text:style-name="P227">bracket.visible, optional, xs:token, true, false<text:line-break/>states whether a bracket should be rendered with a tuplet.</text:p>
        </text:list-item>
        <text:list-item>
          <text:p text:style-name="P227">copyof, optional, xs:IDREF<text:line-break/>points to an element of which the current element is a copy.</text:p>
        </text:list-item>
        <text:list-item>
          <text:p text:style-name="P227">corresp, optional, xs:IDREFS<text:line-break/>used to point to other elements that correspond to this one in a generic fashion.</text:p>
        </text:list-item>
        <text:list-item>
          <text:p text:style-name="P227">dots, optional, xs:nonNegativeInteger, 0 - 4<text:line-break/>records the number of augmentation dots required by a dotted duration.</text:p>
        </text:list-item>
        <text:list-item>
          <text:p text:style-name="P227">dur, optional, xs:token, long, breve, 1, 2, 4, 8, 16, 32, 64, 128, 256, 512, 1024, 2048, maxima, longa, brevis, semibrevis, minima, semiminima, fusa, semifusa<text:line-break/>captures the time taken up by the tuplet. Unlike other control events where the dur attribute is expressed as a time stamp, dur here is a true duration. If dur is omitted, the default is to calculate the total duration of the included notes and use the next shorter un-dotted value. Irrational durations, such as 2 quarter notes in the time of 5 8th notes in a measure of 5/8 time, may be expressed as a list of durations which are to be added together to form the total duration. In this case, the dur attribute could take the value "2 8" or "8 8 8 8 8".</text:p>
        </text:list-item>
        <text:list-item>
          <text:p text:style-name="P227">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227">dur.visible, optional, xs:token, true, false<text:line-break/>determines if the tuplet duration is visible.</text:p>
        </text:list-item>
        <text:list-item>
          <text:p text:style-name="P227">endid, optional, xs:IDREF<text:line-break/>indicates the final element in a sequence of events to which the feature applies.</text:p>
        </text:list-item>
        <text:list-item>
          <text:p text:style-name="P227">facs, optional, xs:IDREFS<text:line-break/>permits the current element to reference a facsimile image or image zone which corresponds to it.</text:p>
        </text:list-item>
        <text:list-item>
          <text:p text:style-name="P227">layer, optional, xs:positiveInteger<text:line-break/>identifies the layer to which a feature applies.</text:p>
        </text:list-item>
        <text:list-item>
          <text:p text:style-name="P227">n, optional, xs:NMTOKEN<text:line-break/>provides a label (name or number) for an element. While its value need not be unique, it is required to be a single token.</text:p>
        </text:list-item>
        <text:list-item>
          <text:p text:style-name="P227">next, optional, xs:IDREFS<text:line-break/>used to point to the next event(s) in a user-defined collection.</text:p>
        </text:list-item>
        <text:list-item>
          <text:p text:style-name="P227">num, optional, xs:positiveInteger<text:line-break/>along with numbase, describes duration as a ratio. num is the first value in the ratio, while numbase is the second.</text:p>
        </text:list-item>
        <text:list-item>
          <text:p text:style-name="P227">num.format, optional, xs:token, count, ratio<text:line-break/>controls how the num:numbase ratio is to be displayed. When set to 'count' only the num attribute is <text:soft-page-break/>displayed, e.g., '7'; however, when set to 'ratio', both the num and numbase attributes are displayed, e.g., '7:4'.</text:p>
        </text:list-item>
        <text:list-item>
          <text:p text:style-name="P227">num.place, optional, xs:token, above, below<text:line-break/>states where the tuplet number will be placed in relation to the noteheads.</text:p>
        </text:list-item>
        <text:list-item>
          <text:p text:style-name="P227">num.visible, optional, xs:token, true, false<text:line-break/>determines if the tuplet number is visible.</text:p>
        </text:list-item>
        <text:list-item>
          <text:p text:style-name="P227">numbase, optional, xs:positiveInteger<text:line-break/>along with num, describes duration as a ratio. num is the first value in the ratio, while numbase is the second.</text:p>
        </text:list-item>
        <text:list-item>
          <text:p text:style-name="P227">prev, optional, xs:IDREFS<text:line-break/>points to the previous event(s) in a user-defined collection.</text:p>
        </text:list-item>
        <text:list-item>
          <text:p text:style-name="P227">sameas, optional, xs:IDREFS<text:line-break/>points to an element that is the same as the current element but is not a literal copy of the current element.</text:p>
        </text:list-item>
        <text:list-item>
          <text:p text:style-name="P227">staff, optional, list of xs:positiveInteger, minimum length of 1<text:line-break/>signifies the staff on which a notated event occurs or to which a control event applies.</text:p>
        </text:list-item>
        <text:list-item>
          <text:p text:style-name="P227">startid, optional, xs:IDREF<text:line-break/>holds a reference to the first element in a sequence of events to which the feature applies.</text:p>
        </text:list-item>
        <text:list-item>
          <text:p text:style-name="P227">synch, optional, xs:IDREFS<text:line-break/>points to elements that are synchronous with the current element.</text:p>
        </text:list-item>
        <text:list-item>
          <text:p text:style-name="P227">tstamp, optional, xs:decimal, 0 - ∞<text:line-break/>encodes the onset time in terms of musical time, i.e., beats[.fractional beat part]</text:p>
        </text:list-item>
        <text:list-item>
          <text:p text:style-name="P227">tstamp.ges, optional, xs:nonNegativeInteger<text:line-break/>used to record the onset time in pulses per quarter note (ppq, MusicXML divisions, or MIDI clicks) since the start of the file.</text:p>
        </text:list-item>
        <text:list-item>
          <text:p text:style-name="P227">tstamp.real, optional, xs:time<text:line-break/>used to record the onset time in pulses per quarter note (ppq, MusicXML divisions, or MIDI clicks) since the start of the file.</text:p>
        </text:list-item>
        <text:list-item>
          <text:p text:style-name="P227">when, optional, xs:IDREF<text:line-break/>indicates the point of occurrence of this feature along a timeline. Its value must be the ID of a &lt;when&gt; element.</text:p>
        </text:list-item>
        <text:list-item>
          <text:p text:style-name="P227">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cmn</text:p>
      <text:h text:style-name="P238" text:outline-level="1"><text:bookmark text:name="id1005"/>&lt;turn&gt; turn</text:h>
      <text:h text:style-name="P239" text:outline-level="1">Description:</text:h>
      <text:p text:style-name="Text_20_body">An ornament consisting of four notes — the upper neighbor of the written note, the written note, the lower neighbor, and the written note. See Read, p. 246-247. Events may be contained within &lt;turn&gt; in order to record precise performance data. Whether the turn is accented or unaccented may be inferred from the timestamp — accented turns occur directly on the affected beat, unaccented ones do not.</text:p>
      <text:h text:style-name="P239" text:outline-level="1"><text:soft-page-break/>May contain:</text:h>
      <text:p text:style-name="Text_20_body"><text:a xlink:type="simple" xlink:href="#id64">barline</text:a>, <text:a xlink:type="simple" xlink:href="#id894">beam</text:a>, <text:a xlink:type="simple" xlink:href="#id900">beatrpt</text:a>, <text:a xlink:type="simple" xlink:href="#id896">bend</text:a>, <text:a xlink:type="simple" xlink:href="#id907">btrem</text:a>, <text:a xlink:type="simple" xlink:href="#id106">chord</text:a>, <text:a xlink:type="simple" xlink:href="#id858">clefchange</text:a>, <text:a xlink:type="simple" xlink:href="#id323">custos</text:a>, <text:a xlink:type="simple" xlink:href="#id917">ftrem</text:a>, <text:a xlink:type="simple" xlink:href="#id925">gliss</text:a>, <text:a xlink:type="simple" xlink:href="#id932">halfmrpt</text:a>, <text:a xlink:type="simple" xlink:href="#id396">keysig</text:a>, <text:a xlink:type="simple" xlink:href="#id934">ligature</text:a>, <text:a xlink:type="simple" xlink:href="#id499">mensur</text:a>, <text:a xlink:type="simple" xlink:href="#id108">note</text:a>, <text:a xlink:type="simple" xlink:href="#id865">pad</text:a>, <text:a xlink:type="simple" xlink:href="#id527">proport</text:a>, <text:a xlink:type="simple" xlink:href="#id869">rest</text:a>, <text:a xlink:type="simple" xlink:href="#id887">space</text:a>, <text:a xlink:type="simple" xlink:href="#id898">tuplet</text:a> </text:p>
      <text:h text:style-name="P239" text:outline-level="1">May occur within:</text:h>
      <text:p text:style-name="Text_20_body"><text:a xlink:type="simple" xlink:href="#id213">add</text:a>, <text:a xlink:type="simple" xlink:href="#id61">corr</text:a>, <text:a xlink:type="simple" xlink:href="#id1208">damage</text:a>, <text:a xlink:type="simple" xlink:href="#id1216">del</text:a>, <text:a xlink:type="simple" xlink:href="#id675">layer</text:a>, <text:a xlink:type="simple" xlink:href="#id221">lem</text:a>, <text:a xlink:type="simple" xlink:href="#id934">ligature</text:a>, <text:a xlink:type="simple" xlink:href="#id1151">measure</text:a>, <text:a xlink:type="simple" xlink:href="#id1220">orig</text:a>, <text:a xlink:type="simple" xlink:href="#id1155">ossia</text:a>, <text:a xlink:type="simple" xlink:href="#id1174">rdg</text:a>, <text:a xlink:type="simple" xlink:href="#id1223">reg</text:a>, <text:a xlink:type="simple" xlink:href="#id1226">restore</text:a>, <text:a xlink:type="simple" xlink:href="#id1230">sic</text:a>, <text:a xlink:type="simple" xlink:href="#id1233">supplied</text:a>, <text:a xlink:type="simple" xlink:href="#id944">syllable</text:a>, <text:a xlink:type="simple" xlink:href="#id1238">unclear</text:a> </text:p>
      <text:h text:style-name="P239" text:outline-level="1">Attributes:</text:h>
      <text:list xml:id="list30713944" text:style-name="L228">
        <text:list-item>
          <text:p text:style-name="P228">accidlower, optional, xs:token, s, f, ss, x, ff, xs, tb, n, nf, ns, su, sd, fu, fd, nu, nd<text:line-break/>records the written accidental associated with a lower neighboring note.</text:p>
        </text:list-item>
        <text:list-item>
          <text:p text:style-name="P228">accidupper, optional, xs:token, s, f, ss, x, ff, xs, tb, n, nf, ns, su, sd, fu, fd, nu, nd<text:line-break/>records the written accidental associated with an upper neighboring note.</text:p>
        </text:list-item>
        <text:list-item>
          <text:p text:style-name="P228">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228">copyof, optional, xs:IDREF<text:line-break/>points to an element of which the current element is a copy.</text:p>
        </text:list-item>
        <text:list-item>
          <text:p text:style-name="P228">corresp, optional, xs:IDREFS<text:line-break/>used to point to other elements that correspond to this one in a generic fashion.</text:p>
        </text:list-item>
        <text:list-item>
          <text:p text:style-name="P228">delayed, optional, xs:token, true, false<text:line-break/>When the delayed attribute is set to 'yes', the turn begins on the second half of the beat. See Read, p. 246.</text:p>
        </text:list-item>
        <text:list-item>
          <text:p text:style-name="P228">facs, optional, xs:IDREFS<text:line-break/>permits the current element to reference a facsimile image or image zone which corresponds to it.</text:p>
        </text:list-item>
        <text:list-item>
          <text:p text:style-name="P228">form, optional, xs:token, inv, norm<text:line-break/>indicates whether the turn begins on the note above (norm) or on the note below (inv).</text:p>
        </text:list-item>
        <text:list-item>
          <text:p text:style-name="P228">ho, optional, xs:decimal<text:line-break/>records a horizontal adjustment of a feature's programmatically-determinded location in terms of staff interline distance; that is, units of 1/2 the distance between adjacent staves.</text:p>
        </text:list-item>
        <text:list-item>
          <text:p text:style-name="P228">layer, optional, list of xs:positiveInteger, minimum length of 1<text:line-break/>signifies the layer within which a control event is active.</text:p>
        </text:list-item>
        <text:list-item>
          <text:p text:style-name="P228">n, optional, xs:NMTOKEN<text:line-break/>provides a label (name or number) for an element. While its value need not be unique, it is required to be a single token.</text:p>
        </text:list-item>
        <text:list-item>
          <text:p text:style-name="P228">next, optional, xs:IDREFS<text:line-break/>used to point to the next event(s) in a user-defined collection.</text:p>
        </text:list-item>
        <text:list-item>
          <text:p text:style-name="P228">place, optional, xs:token, above, below<text:line-break/>captures the placement of the item with respect to the staff with which it is associated.</text:p>
        </text:list-item>
        <text:list-item>
          <text:p text:style-name="P228">plist, optional, xs:IDREFS<text:line-break/>contains a space separated list of ID references that identify logical events that participate in a collection, such as notes under a phrase mark.</text:p>
        </text:list-item>
        <text:list-item>
          <text:p text:style-name="P228">prev, optional, xs:IDREFS<text:line-break/>points to the previous event(s) in a user-defined collection.</text:p>
        </text:list-item>
        <text:list-item>
          <text:p text:style-name="P228">sameas, optional, xs:IDREFS<text:line-break/>points to an element that is the same as the current element but is not a literal copy of the current element.</text:p>
        </text:list-item>
        <text:list-item>
          <text:p text:style-name="P228"><text:soft-page-break/>staff, required, list of xs:positiveInteger, minimum length of 1<text:line-break/>signifies the staff on which a notated event occurs or to which a control event applies.</text:p>
        </text:list-item>
        <text:list-item>
          <text:p text:style-name="P228">startid, optional, xs:IDREF<text:line-break/>holds a reference to the first element in a sequence of events to which the feature applies.</text:p>
        </text:list-item>
        <text:list-item>
          <text:p text:style-name="P228">synch, optional, xs:IDREFS<text:line-break/>points to elements that are synchronous with the current element.</text:p>
        </text:list-item>
        <text:list-item>
          <text:p text:style-name="P228">to, optional, xs:decimal<text:line-break/>records a timestamp adjustment of a feature's programmatically-determined location in musical terms; that is, beats.</text:p>
        </text:list-item>
        <text:list-item>
          <text:p text:style-name="P228">tstamp, optional, xs:decimal, 0 - ∞<text:line-break/>encodes the onset time in terms of musical time, i.e., beats[.fractional beat part]</text:p>
        </text:list-item>
        <text:list-item>
          <text:p text:style-name="P228">tstamp.ges, optional, xs:nonNegativeInteger<text:line-break/>used to record the onset time in pulses per quarter note (ppq, MusicXML divisions, or MIDI clicks) since the start of the file.</text:p>
        </text:list-item>
        <text:list-item>
          <text:p text:style-name="P228">tstamp.real, optional, xs:time<text:line-break/>used to record the onset time in pulses per quarter note (ppq, MusicXML divisions, or MIDI clicks) since the start of the file.</text:p>
        </text:list-item>
        <text:list-item>
          <text:p text:style-name="P228">vo, optional, xs:decimal<text:line-break/>records the vertical adjustment of a feature's programmatically-determined location in terms of staff interline distance; that is, units of 1/2 the distance between adjacent staves.</text:p>
        </text:list-item>
        <text:list-item>
          <text:p text:style-name="P228">when, optional, xs:IDREF<text:line-break/>indicates the point of occurrence of this feature along a timeline. Its value must be the ID of a &lt;when&gt; element.</text:p>
        </text:list-item>
        <text:list-item>
          <text:p text:style-name="P228">x, optional, xs:decimal<text:line-break/>encodes an x coordinate for a feature in an output coordinate system. When it is necessary to record the placement of a feature in a facsimile image, use facs attribute.</text:p>
        </text:list-item>
        <text:list-item>
          <text:p text:style-name="P228">xml:id, optional, xs:ID<text:line-break/>regularizes the naming of an element and thus facilitates building links between it and other resources. Each id attribute within a document must have a unique value.</text:p>
        </text:list-item>
        <text:list-item>
          <text:p text:style-name="P228">y, optional, xs:decimal<text:line-break/>encodes an y coordinate for a feature in an output coordinate system. When it is necessary to record the placement of a feature in a facsimile image, use facs attribute.</text:p>
        </text:list-item>
      </text:list>
      <text:h text:style-name="P239" text:outline-level="1">Module:</text:h>
      <text:p text:style-name="Text_20_body">cmnOrnaments</text:p>
      <text:h text:style-name="P238" text:outline-level="1"><text:bookmark text:name="id1238"/>&lt;unclear&gt; unclear</text:h>
      <text:h text:style-name="P239" text:outline-level="1">Description:</text:h>
      <text:p text:style-name="Text_20_body">Contains musical material which cannot be transcribed with certainty because it is illegible or inaudible in the source. Where the difficulty in transcription arises from an identifiable cause, the agent attribute signifies the causative agent. The cert attribute signifies the degree of certainty ascribed to the transcription of the text contained within the &lt;unclear&gt; element. Where the difficulty in transcription arises from action (partial deletion, etc.) assignable to an identifiable hand, the hand attribute signifies the hand responsible for the action. The reason attribute indicates why the material is difficult to transcribe. The resp attribute indicates the individual responsible for the transcription of the word, phrase, or passage contained with the &lt;unclear&gt; element. The value of resp must point to one or more identifiers declared in the document header.</text:p>
      <text:h text:style-name="P239" text:outline-level="1"><text:soft-page-break/>May contain:</text:h>
      <text:p text:style-name="Text_20_body">PCDATA, <text:a xlink:type="simple" xlink:href="#id210">abbr</text:a>, <text:a xlink:type="simple" xlink:href="#id111">accid</text:a>, <text:a xlink:type="simple" xlink:href="#id213">add</text:a>, <text:a xlink:type="simple" xlink:href="#id53">address</text:a>, <text:a xlink:type="simple" xlink:href="#id296">annot</text:a>, <text:a xlink:type="simple" xlink:href="#id794">arpeg</text:a>, <text:a xlink:type="simple" xlink:href="#id142">artic</text:a>, <text:a xlink:type="simple" xlink:href="#id64">barline</text:a>, <text:a xlink:type="simple" xlink:href="#id894">beam</text:a>, <text:a xlink:type="simple" xlink:href="#id801">beamspan</text:a>, <text:a xlink:type="simple" xlink:href="#id900">beatrpt</text:a>, <text:a xlink:type="simple" xlink:href="#id896">bend</text:a>, <text:a xlink:type="simple" xlink:href="#id203">bibl</text:a>, <text:a xlink:type="simple" xlink:href="#id812">breath</text:a>, <text:a xlink:type="simple" xlink:href="#id907">btrem</text:a>, <text:a xlink:type="simple" xlink:href="#id58">choice</text:a>, <text:a xlink:type="simple" xlink:href="#id106">chord</text:a>, <text:a xlink:type="simple" xlink:href="#id858">clefchange</text:a>, <text:a xlink:type="simple" xlink:href="#id1046">corpname</text:a>, <text:a xlink:type="simple" xlink:href="#id61">corr</text:a>, <text:a xlink:type="simple" xlink:href="#id323">custos</text:a>, <text:a xlink:type="simple" xlink:href="#id1208">damage</text:a>, <text:a xlink:type="simple" xlink:href="#id1079">date</text:a>, <text:a xlink:type="simple" xlink:href="#id1216">del</text:a>, <text:a xlink:type="simple" xlink:href="#id169">dir</text:a>, <text:a xlink:type="simple" xlink:href="#id158">dot</text:a>, <text:a xlink:type="simple" xlink:href="#id770">dynam</text:a>, <text:a xlink:type="simple" xlink:href="#id1243">expan</text:a>, <text:a xlink:type="simple" xlink:href="#id34">extptr</text:a>, <text:a xlink:type="simple" xlink:href="#id49">extref</text:a>, <text:a xlink:type="simple" xlink:href="#id817">fermata</text:a>, <text:a xlink:type="simple" xlink:href="#id1096">fig</text:a>, <text:a xlink:type="simple" xlink:href="#id917">ftrem</text:a>, <text:a xlink:type="simple" xlink:href="#id1329">gap</text:a>, <text:a xlink:type="simple" xlink:href="#id1065">geogname</text:a>, <text:a xlink:type="simple" xlink:href="#id925">gliss</text:a>, <text:a xlink:type="simple" xlink:href="#id824">hairpin</text:a>, <text:a xlink:type="simple" xlink:href="#id932">halfmrpt</text:a>, <text:a xlink:type="simple" xlink:href="#id1322">handshift</text:a>, <text:a xlink:type="simple" xlink:href="#id1134">harm</text:a>, <text:a xlink:type="simple" xlink:href="#id832">harppedal</text:a>, <text:a xlink:type="simple" xlink:href="#id1092">identifier</text:a>, <text:a xlink:type="simple" xlink:href="#id216">ineume</text:a>, <text:a xlink:type="simple" xlink:href="#id396">keysig</text:a>, <text:a xlink:type="simple" xlink:href="#id675">layer</text:a>, <text:a xlink:type="simple" xlink:href="#id232">lb</text:a>, <text:a xlink:type="simple" xlink:href="#id934">ligature</text:a>, <text:a xlink:type="simple" xlink:href="#id937">lyrics</text:a>, <text:a xlink:type="simple" xlink:href="#id1151">measure</text:a>, <text:a xlink:type="simple" xlink:href="#id499">mensur</text:a>, <text:a xlink:type="simple" xlink:href="#id679">midi</text:a>, <text:a xlink:type="simple" xlink:href="#id856">mordent</text:a>, <text:a xlink:type="simple" xlink:href="#id723">mrest</text:a>, <text:a xlink:type="simple" xlink:href="#id737">mrpt</text:a>, <text:a xlink:type="simple" xlink:href="#id744">mrpt2</text:a>, <text:a xlink:type="simple" xlink:href="#id749">mspace</text:a>, <text:a xlink:type="simple" xlink:href="#id755">multirest</text:a>, <text:a xlink:type="simple" xlink:href="#id764">multirpt</text:a>, <text:a xlink:type="simple" xlink:href="#id1035">name</text:a>, <text:a xlink:type="simple" xlink:href="#id108">note</text:a>, <text:a xlink:type="simple" xlink:href="#id1083">num</text:a>, <text:a xlink:type="simple" xlink:href="#id845">octave</text:a>, <text:a xlink:type="simple" xlink:href="#id1220">orig</text:a>, <text:a xlink:type="simple" xlink:href="#id865">pad</text:a>, <text:a xlink:type="simple" xlink:href="#id236">pb</text:a>, <text:a xlink:type="simple" xlink:href="#id1013">pedal</text:a>, <text:a xlink:type="simple" xlink:href="#id1072">periodname</text:a>, <text:a xlink:type="simple" xlink:href="#id1060">persname</text:a>, <text:a xlink:type="simple" xlink:href="#id779">phrase</text:a>, <text:a xlink:type="simple" xlink:href="#id527">proport</text:a>, <text:a xlink:type="simple" xlink:href="#id1338">ptr</text:a>, <text:a xlink:type="simple" xlink:href="#id1340">ref</text:a>, <text:a xlink:type="simple" xlink:href="#id1223">reg</text:a>, <text:a xlink:type="simple" xlink:href="#id1020">reh</text:a>, <text:a xlink:type="simple" xlink:href="#id1023">rend</text:a>, <text:a xlink:type="simple" xlink:href="#id1069">repository</text:a>, <text:a xlink:type="simple" xlink:href="#id869">rest</text:a>, <text:a xlink:type="simple" xlink:href="#id1226">restore</text:a>, <text:a xlink:type="simple" xlink:href="#id659">section</text:a>, <text:a xlink:type="simple" xlink:href="#id1230">sic</text:a>, <text:a xlink:type="simple" xlink:href="#id1116">slur</text:a>, <text:a xlink:type="simple" xlink:href="#id887">space</text:a>, <text:a xlink:type="simple" xlink:href="#id1032">stack</text:a>, <text:a xlink:type="simple" xlink:href="#id671">staff</text:a>, <text:a xlink:type="simple" xlink:href="#id1075">stylename</text:a>, <text:a xlink:type="simple" xlink:href="#id1331">subst</text:a>, <text:a xlink:type="simple" xlink:href="#id1233">supplied</text:a>, <text:a xlink:type="simple" xlink:href="#id787">tempo</text:a>, <text:a xlink:type="simple" xlink:href="#id1122">tie</text:a>, <text:a xlink:type="simple" xlink:href="#id1087">title</text:a>, <text:a xlink:type="simple" xlink:href="#id998">trill</text:a>, <text:a xlink:type="simple" xlink:href="#id898">tuplet</text:a>, <text:a xlink:type="simple" xlink:href="#id1127">tupletspan</text:a>, <text:a xlink:type="simple" xlink:href="#id1005">turn</text:a>, <text:a xlink:type="simple" xlink:href="#id1238">unclear</text:a>, <text:a xlink:type="simple" xlink:href="#id1186">uneume</text:a> </text:p>
      <text:h text:style-name="P239" text:outline-level="1">May occur within:</text:h>
      <text:p text:style-name="Text_20_body"><text:a xlink:type="simple" xlink:href="#id210">abbr</text:a>, <text:a xlink:type="simple" xlink:href="#id213">add</text:a>, <text:a xlink:type="simple" xlink:href="#id55">addressline</text:a>, <text:a xlink:type="simple" xlink:href="#id390">anchoredtext</text:a>, <text:a xlink:type="simple" xlink:href="#id296">annot</text:a>, <text:a xlink:type="simple" xlink:href="#id267">caption</text:a>, <text:a xlink:type="simple" xlink:href="#id58">choice</text:a>, <text:a xlink:type="simple" xlink:href="#id1046">corpname</text:a>, <text:a xlink:type="simple" xlink:href="#id61">corr</text:a>, <text:a xlink:type="simple" xlink:href="#id1208">damage</text:a>, <text:a xlink:type="simple" xlink:href="#id1216">del</text:a>, <text:a xlink:type="simple" xlink:href="#id169">dir</text:a>, <text:a xlink:type="simple" xlink:href="#id770">dynam</text:a>, <text:a xlink:type="simple" xlink:href="#id666">ending</text:a>, <text:a xlink:type="simple" xlink:href="#id1243">expan</text:a>, <text:a xlink:type="simple" xlink:href="#id239">fw</text:a>, <text:a xlink:type="simple" xlink:href="#id1065">geogname</text:a>, <text:a xlink:type="simple" xlink:href="#id1134">harm</text:a>, <text:a xlink:type="simple" xlink:href="#id251">head</text:a>, <text:a xlink:type="simple" xlink:href="#id1092">identifier</text:a>, <text:a xlink:type="simple" xlink:href="#id216">ineume</text:a>, <text:a xlink:type="simple" xlink:href="#id1416">inscription</text:a>, <text:a xlink:type="simple" xlink:href="#id254">item</text:a>, <text:a xlink:type="simple" xlink:href="#id288">l</text:a>, <text:a xlink:type="simple" xlink:href="#id441">label</text:a>, <text:a xlink:type="simple" xlink:href="#id675">layer</text:a>, <text:a xlink:type="simple" xlink:href="#id221">lem</text:a>, <text:a xlink:type="simple" xlink:href="#id1151">measure</text:a>, <text:a xlink:type="simple" xlink:href="#id1035">name</text:a>, <text:a xlink:type="simple" xlink:href="#id108">note</text:a>, <text:a xlink:type="simple" xlink:href="#id1083">num</text:a>, <text:a xlink:type="simple" xlink:href="#id1220">orig</text:a>, <text:a xlink:type="simple" xlink:href="#id1155">ossia</text:a>, <text:a xlink:type="simple" xlink:href="#id260">p</text:a>, <text:a xlink:type="simple" xlink:href="#id1072">periodname</text:a>, <text:a xlink:type="simple" xlink:href="#id1060">persname</text:a>, <text:a xlink:type="simple" xlink:href="#id412">pgfoot1</text:a>, <text:a xlink:type="simple" xlink:href="#id415">pgfoot2</text:a>, <text:a xlink:type="simple" xlink:href="#id406">pghead1</text:a>, <text:a xlink:type="simple" xlink:href="#id409">pghead2</text:a>, <text:a xlink:type="simple" xlink:href="#id1174">rdg</text:a>, <text:a xlink:type="simple" xlink:href="#id1223">reg</text:a>, <text:a xlink:type="simple" xlink:href="#id1023">rend</text:a>, <text:a xlink:type="simple" xlink:href="#id1226">restore</text:a>, <text:a xlink:type="simple" xlink:href="#id1548">score</text:a>, <text:a xlink:type="simple" xlink:href="#id659">section</text:a>, <text:a xlink:type="simple" xlink:href="#id1230">sic</text:a>, <text:a xlink:type="simple" xlink:href="#id671">staff</text:a>, <text:a xlink:type="simple" xlink:href="#id1075">stylename</text:a>, <text:a xlink:type="simple" xlink:href="#id1331">subst</text:a>, <text:a xlink:type="simple" xlink:href="#id1233">supplied</text:a>, <text:a xlink:type="simple" xlink:href="#id948">syl</text:a>, <text:a xlink:type="simple" xlink:href="#id944">syllable</text:a>, <text:a xlink:type="simple" xlink:href="#id278">td</text:a>, <text:a xlink:type="simple" xlink:href="#id787">tempo</text:a>, <text:a xlink:type="simple" xlink:href="#id272">th</text:a>, <text:a xlink:type="simple" xlink:href="#id1087">title</text:a>, <text:a xlink:type="simple" xlink:href="#id1238">unclear</text:a>, <text:a xlink:type="simple" xlink:href="#id1186">uneume</text:a> </text:p>
      <text:h text:style-name="P239" text:outline-level="1">Attributes:</text:h>
      <text:list xml:id="list30709787" text:style-name="L229">
        <text:list-item>
          <text:p text:style-name="P229">agent, optional, CDATA<text:line-break/>signifies the causative agent of damage, illegibility, or other loss of original text.</text:p>
        </text:list-item>
        <text:list-item>
          <text:p text:style-name="P229">cert, optional, xs:token, high, medium, low, unknown<text:line-break/>signifies the degree of certainty or precision associated with a feature.</text:p>
        </text:list-item>
        <text:list-item>
          <text:p text:style-name="P229">evidence, optional, xs:NMTOKEN<text:line-break/>indicates the nature of the evidence supporting the reliability or accuracy of the intervention or interpretation. Suggested values include: 'internal', 'external', 'conjecture'.</text:p>
        </text:list-item>
        <text:list-item>
          <text:p text:style-name="P229">facs, optional, xs:IDREFS<text:line-break/>permits the current element to reference a facsimile image or image zone which corresponds to it.</text:p>
        </text:list-item>
        <text:list-item>
          <text:p text:style-name="P229">hand, optional, xs:IDREF<text:line-break/>signifies the hand responsible for an action. The value must be the ID of a &lt;hand&gt; element declared in the header.</text:p>
        </text:list-item>
        <text:list-item>
          <text:p text:style-name="P229">n, optional, xs:NMTOKEN<text:line-break/>provides a label (name or number) for an element. While its value need not be unique, it is required to be a single token.</text:p>
        </text:list-item>
        <text:list-item>
          <text:p text:style-name="P229">reason, optional, CDATA<text:line-break/>holds a short phrase describing the reason for missing textual material (gap), why material is supplied (supplied), or why transcription is difficult (unclear).</text:p>
        </text:list-item>
        <text:list-item>
          <text:p text:style-name="P229">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229">source, optional, xs:IDREFS<text:line-break/>contains a list of one or more pointers indicating the sources which attest to a given reading. Each value should correspond to the ID of a &lt;source&gt; element located in the document header.</text:p>
        </text:list-item>
        <text:list-item>
          <text:p text:style-name="P229">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edittrans</text:p>
      <text:h text:style-name="P238" text:outline-level="1"><text:bookmark text:name="id1186"/><text:soft-page-break/>&lt;uneume&gt; uninterrupted neume</text:h>
      <text:h text:style-name="P239" text:outline-level="1">Description:</text:h>
      <text:p text:style-name="Text_20_body">A graphically uninterrupted neume sign. While ineume is allowed as a sub-element of uneume here as part of the model.eventLike.neume class, it is unlikely that an uninterrupted neume containing an interrupted neume is a meaningful construct.</text:p>
      <text:h text:style-name="P239" text:outline-level="1">May contain:</text:h>
      <text:p text:style-name="Text_20_body"><text:a xlink:type="simple" xlink:href="#id213">add</text:a>, <text:a xlink:type="simple" xlink:href="#id219">app</text:a>, <text:a xlink:type="simple" xlink:href="#id64">barline</text:a>, <text:a xlink:type="simple" xlink:href="#id894">beam</text:a>, <text:a xlink:type="simple" xlink:href="#id900">beatrpt</text:a>, <text:a xlink:type="simple" xlink:href="#id896">bend</text:a>, <text:a xlink:type="simple" xlink:href="#id907">btrem</text:a>, <text:a xlink:type="simple" xlink:href="#id58">choice</text:a>, <text:a xlink:type="simple" xlink:href="#id106">chord</text:a>, <text:a xlink:type="simple" xlink:href="#id858">clefchange</text:a>, <text:a xlink:type="simple" xlink:href="#id61">corr</text:a>, <text:a xlink:type="simple" xlink:href="#id323">custos</text:a>, <text:a xlink:type="simple" xlink:href="#id1208">damage</text:a>, <text:a xlink:type="simple" xlink:href="#id1216">del</text:a>, <text:a xlink:type="simple" xlink:href="#id917">ftrem</text:a>, <text:a xlink:type="simple" xlink:href="#id1329">gap</text:a>, <text:a xlink:type="simple" xlink:href="#id925">gliss</text:a>, <text:a xlink:type="simple" xlink:href="#id932">halfmrpt</text:a>, <text:a xlink:type="simple" xlink:href="#id1322">handshift</text:a>, <text:a xlink:type="simple" xlink:href="#id396">keysig</text:a>, <text:a xlink:type="simple" xlink:href="#id934">ligature</text:a>, <text:a xlink:type="simple" xlink:href="#id499">mensur</text:a>, <text:a xlink:type="simple" xlink:href="#id108">note</text:a>, <text:a xlink:type="simple" xlink:href="#id1220">orig</text:a>, <text:a xlink:type="simple" xlink:href="#id865">pad</text:a>, <text:a xlink:type="simple" xlink:href="#id527">proport</text:a>, <text:a xlink:type="simple" xlink:href="#id1223">reg</text:a>, <text:a xlink:type="simple" xlink:href="#id869">rest</text:a>, <text:a xlink:type="simple" xlink:href="#id1226">restore</text:a>, <text:a xlink:type="simple" xlink:href="#id1230">sic</text:a>, <text:a xlink:type="simple" xlink:href="#id887">space</text:a>, <text:a xlink:type="simple" xlink:href="#id1331">subst</text:a>, <text:a xlink:type="simple" xlink:href="#id1233">supplied</text:a>, <text:a xlink:type="simple" xlink:href="#id898">tuplet</text:a>, <text:a xlink:type="simple" xlink:href="#id1238">unclear</text:a>, <text:a xlink:type="simple" xlink:href="#id167">verse</text:a> </text:p>
      <text:h text:style-name="P239" text:outline-level="1">May occur within:</text:h>
      <text:p text:style-name="Text_20_body"><text:a xlink:type="simple" xlink:href="#id213">add</text:a>, <text:a xlink:type="simple" xlink:href="#id61">corr</text:a>, <text:a xlink:type="simple" xlink:href="#id1208">damage</text:a>, <text:a xlink:type="simple" xlink:href="#id1216">del</text:a>, <text:a xlink:type="simple" xlink:href="#id216">ineume</text:a>, <text:a xlink:type="simple" xlink:href="#id675">layer</text:a>, <text:a xlink:type="simple" xlink:href="#id221">lem</text:a>, <text:a xlink:type="simple" xlink:href="#id934">ligature</text:a>, <text:a xlink:type="simple" xlink:href="#id1220">orig</text:a>, <text:a xlink:type="simple" xlink:href="#id1174">rdg</text:a>, <text:a xlink:type="simple" xlink:href="#id1223">reg</text:a>, <text:a xlink:type="simple" xlink:href="#id1226">restore</text:a>, <text:a xlink:type="simple" xlink:href="#id1230">sic</text:a>, <text:a xlink:type="simple" xlink:href="#id1233">supplied</text:a>, <text:a xlink:type="simple" xlink:href="#id944">syllable</text:a>, <text:a xlink:type="simple" xlink:href="#id1238">unclear</text:a> </text:p>
      <text:h text:style-name="P239" text:outline-level="1">Attributes:</text:h>
      <text:list xml:id="list30691233" text:style-name="L230">
        <text:list-item>
          <text:p text:style-name="P230">altsym, optional, xs:IDREF<text:line-break/>provides a way of pointing to a user-defined symbol. It must contain an ID of a &lt;symboldef&gt; element elsewhere in the document.</text:p>
        </text:list-item>
        <text:list-item>
          <text:p text:style-name="P230">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230">copyof, optional, xs:IDREF<text:line-break/>points to an element of which the current element is a copy.</text:p>
        </text:list-item>
        <text:list-item>
          <text:p text:style-name="P230">corresp, optional, xs:IDREFS<text:line-break/>used to point to other elements that correspond to this one in a generic fashion.</text:p>
        </text:list-item>
        <text:list-item>
          <text:p text:style-name="P230">facs, optional, xs:IDREFS<text:line-break/>permits the current element to reference a facsimile image or image zone which corresponds to it.</text:p>
        </text:list-item>
        <text:list-item>
          <text:p text:style-name="P230">form, optional, xs:token, liquescent1, liquescent2, liquescent3, quilismatic, rectangular, rhombic, tied<text:line-break/>provides a subclass or functional label for the neume.</text:p>
        </text:list-item>
        <text:list-item>
          <text:p text:style-name="P230">hfunc, optional, xs:NMTOKEN<text:line-break/>describes harmonic function in any convenient typology.</text:p>
        </text:list-item>
        <text:list-item>
          <text:p text:style-name="P230">ho, optional, xs:decimal<text:line-break/>records a horizontal adjustment of a feature's programmatically-determinded location in terms of staff interline distance; that is, units of 1/2 the distance between adjacent staves.</text:p>
        </text:list-item>
        <text:list-item>
          <text:p text:style-name="P230">inth, optional, xs:NMTOKENS<text:line-break/>encodes the harmonic interval between this note and other pitches occuring at the same time.</text:p>
        </text:list-item>
        <text:list-item>
          <text:p text:style-name="P230">intm, optional, xs:NMTOKEN<text:line-break/>encodes the melodic interval from the previous pitch.</text:p>
        </text:list-item>
        <text:list-item>
          <text:p text:style-name="P230">layer, optional, xs:positiveInteger<text:line-break/>identifies the layer to which a feature applies.</text:p>
        </text:list-item>
        <text:list-item>
          <text:p text:style-name="P230">mfunc, optional, xs:NMTOKEN<text:line-break/>describes melodic function in any convenient typology.</text:p>
        </text:list-item>
        <text:list-item>
          <text:p text:style-name="P230">n, optional, xs:NMTOKEN<text:line-break/>provides a label (name or number) for an element. While its value need not be unique, it is required to be a single token.</text:p>
        </text:list-item>
        <text:list-item>
          <text:p text:style-name="P230"><text:soft-page-break/>name, optional, xs:token, punctum, virga, pes, clivis, torculus, torculusresupinus, porrectus, porrectusflexus, apostropha, oriscus, pressusmaior, pressusminor, virgastrata<text:line-break/>records the name of an uninterrupted neume.</text:p>
        </text:list-item>
        <text:list-item>
          <text:p text:style-name="P230">next, optional, xs:IDREFS<text:line-break/>used to point to the next event(s) in a user-defined collection.</text:p>
        </text:list-item>
        <text:list-item>
          <text:p text:style-name="P230">prev, optional, xs:IDREFS<text:line-break/>points to the previous event(s) in a user-defined collection.</text:p>
        </text:list-item>
        <text:list-item>
          <text:p text:style-name="P230">psolfa, optional, CDATA<text:line-break/>contains solfa designation, e.g., do, re, mi, etc., in either a fixed or movable Do system.</text:p>
        </text:list-item>
        <text:list-item>
          <text:p text:style-name="P230">sameas, optional, xs:IDREFS<text:line-break/>points to an element that is the same as the current element but is not a literal copy of the current element.</text:p>
        </text:list-item>
        <text:list-item>
          <text:p text:style-name="P230">size, optional, xs:token, normal, cue<text:line-break/>describes the relative size of a feature.</text:p>
        </text:list-item>
        <text:list-item>
          <text:p text:style-name="P230">staff, optional, list of xs:positiveInteger, minimum length of 1<text:line-break/>signifies the staff on which a notated event occurs or to which a control event applies.</text:p>
        </text:list-item>
        <text:list-item>
          <text:p text:style-name="P230">subtype, optional, xs:NMTOKEN<text:line-break/>provide any sub-classification for the element, additional to that given by its type attribute.</text:p>
        </text:list-item>
        <text:list-item>
          <text:p text:style-name="P230">syl, optional, CDATA<text:line-break/>holds an associated sung text syllable.</text:p>
        </text:list-item>
        <text:list-item>
          <text:p text:style-name="P230">synch, optional, xs:IDREFS<text:line-break/>points to elements that are synchronous with the current element.</text:p>
        </text:list-item>
        <text:list-item>
          <text:p text:style-name="P230">tstamp, optional, xs:decimal, 0 - ∞<text:line-break/>encodes the onset time in terms of musical time, i.e., beats[.fractional beat part]</text:p>
        </text:list-item>
        <text:list-item>
          <text:p text:style-name="P230">tstamp.ges, optional, xs:nonNegativeInteger<text:line-break/>used to record the onset time in pulses per quarter note (ppq, MusicXML divisions, or MIDI clicks) since the start of the file.</text:p>
        </text:list-item>
        <text:list-item>
          <text:p text:style-name="P230">tstamp.real, optional, xs:time<text:line-break/>used to record the onset time in pulses per quarter note (ppq, MusicXML divisions, or MIDI clicks) since the start of the file.</text:p>
        </text:list-item>
        <text:list-item>
          <text:p text:style-name="P230">type, optional, xs:NMTOKEN<text:line-break/>characterizes the element in some sense, using any convenient classification scheme or typology.</text:p>
        </text:list-item>
        <text:list-item>
          <text:p text:style-name="P230">visible, optional, xs:token, true, false<text:line-break/>indicates if a feature should be rendered when the notation is presented graphically or sounded.</text:p>
        </text:list-item>
        <text:list-item>
          <text:p text:style-name="P230">when, optional, xs:IDREF<text:line-break/>indicates the point of occurrence of this feature along a timeline. Its value must be the ID of a &lt;when&gt; element.</text:p>
        </text:list-item>
        <text:list-item>
          <text:p text:style-name="P230">x, optional, xs:decimal<text:line-break/>encodes an x coordinate for a feature in an output coordinate system. When it is necessary to record the placement of a feature in a facsimile image, use facs attribute.</text:p>
        </text:list-item>
        <text:list-item>
          <text:p text:style-name="P230">xml:id, optional, xs:ID<text:line-break/>regularizes the naming of an element and thus facilitates building links between it and other resources. Each id attribute within a document must have a unique value.</text:p>
        </text:list-item>
        <text:list-item>
          <text:p text:style-name="P230">y, optional, xs:decimal<text:line-break/>encodes an y coordinate for a feature in an output coordinate system. When it is necessary to record the placement of a feature in a facsimile image, use facs attribute.</text:p>
        </text:list-item>
      </text:list>
      <text:h text:style-name="P239" text:outline-level="1"><text:soft-page-break/>Module:</text:h>
      <text:p text:style-name="Text_20_body">neumes</text:p>
      <text:h text:style-name="P238" text:outline-level="1"><text:bookmark text:name="id1364"/>&lt;unpub&gt; unpublished</text:h>
      <text:h text:style-name="P239" text:outline-level="1">Description:</text:h>
      <text:p text:style-name="Text_20_body">Used to explicitly indicate that a bibliographic source is unpublished.</text:p>
      <text:h text:style-name="P239" text:outline-level="1">May contain:</text:h>
      <text:p text:style-name="Text_20_body">EMPTY</text:p>
      <text:h text:style-name="P239" text:outline-level="1">May occur within:</text:h>
      <text:p text:style-name="Text_20_body"><text:a xlink:type="simple" xlink:href="#id1362">pubstmt</text:a> </text:p>
      <text:h text:style-name="P239" text:outline-level="1">Attributes:</text:h>
      <text:list xml:id="list30717806" text:style-name="L231">
        <text:list-item>
          <text:p text:style-name="P231">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231">n, optional, xs:NMTOKEN<text:line-break/>provides a label (name or number) for an element. While its value need not be unique, it is required to be a single token.</text:p>
        </text:list-item>
        <text:list-item>
          <text:p text:style-name="P231">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header</text:p>
      <text:h text:style-name="P238" text:outline-level="1"><text:bookmark text:name="id1379"/>&lt;userestrict&gt; usage restrictions</text:h>
      <text:h text:style-name="P239" text:outline-level="1">Description:</text:h>
      <text:p text:style-name="Text_20_body">Container for information about the conditions that affect use of a bibliographic item after access has been granted. May indicate limitations imposed by an owner, repository, or legal statute (for example, copyright law) regarding the reproduction, publication, or quotation of the item. May also indicate the absence of restrictions, such as when rights have been ceded to the public domain. Do not confuse with the &lt;accessdesc&gt; element, which holds information about conditions affecting the availability of the material.</text:p>
      <text:h text:style-name="P239" text:outline-level="1">May contain:</text:h>
      <text:p text:style-name="Text_20_body">PCDATA, <text:a xlink:type="simple" xlink:href="#id210">abbr</text:a>, <text:a xlink:type="simple" xlink:href="#id53">address</text:a>, <text:a xlink:type="simple" xlink:href="#id203">bibl</text:a>, <text:a xlink:type="simple" xlink:href="#id1046">corpname</text:a>, <text:a xlink:type="simple" xlink:href="#id1079">date</text:a>, <text:a xlink:type="simple" xlink:href="#id1243">expan</text:a>, <text:a xlink:type="simple" xlink:href="#id34">extptr</text:a>, <text:a xlink:type="simple" xlink:href="#id49">extref</text:a>, <text:a xlink:type="simple" xlink:href="#id1096">fig</text:a>, <text:a xlink:type="simple" xlink:href="#id1065">geogname</text:a>, <text:a xlink:type="simple" xlink:href="#id1092">identifier</text:a>, <text:a xlink:type="simple" xlink:href="#id232">lb</text:a>, <text:a xlink:type="simple" xlink:href="#id1035">name</text:a>, <text:a xlink:type="simple" xlink:href="#id1083">num</text:a>, <text:a xlink:type="simple" xlink:href="#id1072">periodname</text:a>, <text:a xlink:type="simple" xlink:href="#id1060">persname</text:a>, <text:a xlink:type="simple" xlink:href="#id1338">ptr</text:a>, <text:a xlink:type="simple" xlink:href="#id1340">ref</text:a>, <text:a xlink:type="simple" xlink:href="#id1023">rend</text:a>, <text:a xlink:type="simple" xlink:href="#id1069">repository</text:a>, <text:a xlink:type="simple" xlink:href="#id1032">stack</text:a>, <text:a xlink:type="simple" xlink:href="#id1075">stylename</text:a>, <text:a xlink:type="simple" xlink:href="#id1087">title</text:a> </text:p>
      <text:h text:style-name="P239" text:outline-level="1"><text:soft-page-break/>May occur within:</text:h>
      <text:p text:style-name="Text_20_body"><text:a xlink:type="simple" xlink:href="#id1367">availability</text:a> </text:p>
      <text:h text:style-name="P239" text:outline-level="1">Attributes:</text:h>
      <text:list xml:id="list30716843" text:style-name="L232">
        <text:list-item>
          <text:p text:style-name="P232">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232">n, optional, xs:NMTOKEN<text:line-break/>provides a label (name or number) for an element. While its value need not be unique, it is required to be a single token.</text:p>
        </text:list-item>
        <text:list-item>
          <text:p text:style-name="P232">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header</text:p>
      <text:h text:style-name="P238" text:outline-level="1"><text:bookmark text:name="id716"/>&lt;vel&gt; velocity</text:h>
      <text:h text:style-name="P239" text:outline-level="1">Description:</text:h>
      <text:p text:style-name="Text_20_body">MIDI Note-on/off velocity. The num attribute must be in the range 1-127.</text:p>
      <text:h text:style-name="P239" text:outline-level="1">May contain:</text:h>
      <text:p text:style-name="Text_20_body">EMPTY</text:p>
      <text:h text:style-name="P239" text:outline-level="1">May occur within:</text:h>
      <text:p text:style-name="Text_20_body"><text:a xlink:type="simple" xlink:href="#id679">midi</text:a> </text:p>
      <text:h text:style-name="P239" text:outline-level="1">Attributes:</text:h>
      <text:list xml:id="list30694613" text:style-name="L233">
        <text:list-item>
          <text:p text:style-name="P233">copyof, optional, xs:IDREF<text:line-break/>points to an element of which the current element is a copy.</text:p>
        </text:list-item>
        <text:list-item>
          <text:p text:style-name="P233">corresp, optional, xs:IDREFS<text:line-break/>used to point to other elements that correspond to this one in a generic fashion.</text:p>
        </text:list-item>
        <text:list-item>
          <text:p text:style-name="P233">form, required, xs:token, on, off<text:line-break/>indicates whether this is note-on or note-off velocity data.</text:p>
        </text:list-item>
        <text:list-item>
          <text:p text:style-name="P233">layer, optional, xs:positiveInteger<text:line-break/>identifies the layer to which a feature applies.</text:p>
        </text:list-item>
        <text:list-item>
          <text:p text:style-name="P233">n, optional, xs:NMTOKEN<text:line-break/>provides a label (name or number) for an element. While its value need not be unique, it is required to be a single token.</text:p>
        </text:list-item>
        <text:list-item>
          <text:p text:style-name="P233">next, optional, xs:IDREFS<text:line-break/>used to point to the next event(s) in a user-defined collection.</text:p>
        </text:list-item>
        <text:list-item>
          <text:p text:style-name="P233"><text:soft-page-break/>num, required, xs:nonNegativeInteger, 0 - 127<text:line-break/>records a MIDI number.</text:p>
        </text:list-item>
        <text:list-item>
          <text:p text:style-name="P233">prev, optional, xs:IDREFS<text:line-break/>points to the previous event(s) in a user-defined collection.</text:p>
        </text:list-item>
        <text:list-item>
          <text:p text:style-name="P233">sameas, optional, xs:IDREFS<text:line-break/>points to an element that is the same as the current element but is not a literal copy of the current element.</text:p>
        </text:list-item>
        <text:list-item>
          <text:p text:style-name="P233">staff, required, list of xs:positiveInteger, minimum length of 1<text:line-break/>signifies the staff on which a notated event occurs or to which a control event applies.</text:p>
        </text:list-item>
        <text:list-item>
          <text:p text:style-name="P233">synch, optional, xs:IDREFS<text:line-break/>points to elements that are synchronous with the current element.</text:p>
        </text:list-item>
        <text:list-item>
          <text:p text:style-name="P233">tstamp, optional, xs:decimal, 0 - ∞<text:line-break/>encodes the onset time in terms of musical time, i.e., beats[.fractional beat part]</text:p>
        </text:list-item>
        <text:list-item>
          <text:p text:style-name="P233">when, optional, xs:IDREF<text:line-break/>indicates the point of occurrence of this feature along a timeline. Its value must be the ID of a &lt;when&gt; element.</text:p>
        </text:list-item>
        <text:list-item>
          <text:p text:style-name="P233">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midi</text:p>
      <text:h text:style-name="P238" text:outline-level="1"><text:bookmark text:name="id167"/>&lt;verse&gt; verse</text:h>
      <text:h text:style-name="P239" text:outline-level="1">Description:</text:h>
      <text:p text:style-name="Text_20_body">Lyric verse. The lb element is allowed here in order to facilitate karaoke applications. The func attribute on lb may be used to distinguish true line ends from line group ends for these applications.</text:p>
      <text:h text:style-name="P239" text:outline-level="1">May contain:</text:h>
      <text:p text:style-name="Text_20_body"><text:a xlink:type="simple" xlink:href="#id169">dir</text:a>, <text:a xlink:type="simple" xlink:href="#id770">dynam</text:a>, <text:a xlink:type="simple" xlink:href="#id232">lb</text:a>, <text:a xlink:type="simple" xlink:href="#id887">space</text:a>, <text:a xlink:type="simple" xlink:href="#id948">syl</text:a>, <text:a xlink:type="simple" xlink:href="#id787">tempo</text:a> </text:p>
      <text:h text:style-name="P239" text:outline-level="1">May occur within:</text:h>
      <text:p text:style-name="Text_20_body"><text:a xlink:type="simple" xlink:href="#id216">ineume</text:a>, <text:a xlink:type="simple" xlink:href="#id221">lem</text:a>, <text:a xlink:type="simple" xlink:href="#id937">lyrics</text:a>, <text:a xlink:type="simple" xlink:href="#id108">note</text:a>, <text:a xlink:type="simple" xlink:href="#id1174">rdg</text:a>, <text:a xlink:type="simple" xlink:href="#id944">syllable</text:a>, <text:a xlink:type="simple" xlink:href="#id1186">uneume</text:a> </text:p>
      <text:h text:style-name="P239" text:outline-level="1">Attributes:</text:h>
      <text:list xml:id="list30694146" text:style-name="L234">
        <text:list-item>
          <text:p text:style-name="P234">copyof, optional, xs:IDREF<text:line-break/>points to an element of which the current element is a copy.</text:p>
        </text:list-item>
        <text:list-item>
          <text:p text:style-name="P234">corresp, optional, xs:IDREFS<text:line-break/>used to point to other elements that correspond to this one in a generic fashion.</text:p>
        </text:list-item>
        <text:list-item>
          <text:p text:style-name="P234">facs, optional, xs:IDREFS<text:line-break/>permits the current element to reference a facsimile image or image zone which corresponds to it.</text:p>
        </text:list-item>
        <text:list-item>
          <text:p text:style-name="P234">fontfam, optional, xs:token<text:line-break/>contains the name of a font-family.</text:p>
        </text:list-item>
        <text:list-item>
          <text:p text:style-name="P234">fontname, optional, xs:token<text:line-break/>records the name of the font.</text:p>
        </text:list-item>
        <text:list-item>
          <text:p text:style-name="P234"><text:soft-page-break/>fontsize, optional, xs:decimal<text:line-break/>indicates the size of the font in printers' points, i.e., 1/72ths of an inch.</text:p>
        </text:list-item>
        <text:list-item>
          <text:p text:style-name="P234">fontstyle, optional, xs:token, ital, normal, oblique<text:line-break/>records the style of the font, i.e, italic, oblique, or normal.</text:p>
        </text:list-item>
        <text:list-item>
          <text:p text:style-name="P234">fontweight, optional, xs:token, bold<text:line-break/>used to indicate bold type.</text:p>
        </text:list-item>
        <text:list-item>
          <text:p text:style-name="P234">n, optional, xs:NMTOKEN<text:line-break/>provides a label (name or number) for an element. While its value need not be unique, it is required to be a single token.</text:p>
        </text:list-item>
        <text:list-item>
          <text:p text:style-name="P234">next, optional, xs:IDREFS<text:line-break/>used to point to the next event(s) in a user-defined collection.</text:p>
        </text:list-item>
        <text:list-item>
          <text:p text:style-name="P234">prev, optional, xs:IDREFS<text:line-break/>points to the previous event(s) in a user-defined collection.</text:p>
        </text:list-item>
        <text:list-item>
          <text:p text:style-name="P234">refrain, optional, xs:token, true, false<text:line-break/>used to indicate a common, usually centered, refrain (Mup User's Guide, p. 44).</text:p>
        </text:list-item>
        <text:list-item>
          <text:p text:style-name="P234">rhythm, optional, CDATA<text:line-break/>used to specify a rhythm for the lyrics that differs from that of the notes on the staff.</text:p>
        </text:list-item>
        <text:list-item>
          <text:p text:style-name="P234">sameas, optional, xs:IDREFS<text:line-break/>points to an element that is the same as the current element but is not a literal copy of the current element.</text:p>
        </text:list-item>
        <text:list-item>
          <text:p text:style-name="P234">synch, optional, xs:IDREFS<text:line-break/>points to elements that are synchronous with the current element.</text:p>
        </text:list-item>
        <text:list-item>
          <text:p text:style-name="P234">to, optional, xs:decimal<text:line-break/>records a timestamp adjustment of a feature's programmatically-determined location in musical terms; that is, beats.</text:p>
        </text:list-item>
        <text:list-item>
          <text:p text:style-name="P234">vo, optional, xs:decimal<text:line-break/>records the vertical adjustment of a feature's programmatically-determined location in terms of staff interline distance; that is, units of 1/2 the distance between adjacent staves.</text:p>
        </text:list-item>
        <text:list-item>
          <text:p text:style-name="P234">when, optional, xs:IDREF<text:line-break/>indicates the point of occurrence of this feature along a timeline. Its value must be the ID of a &lt;when&gt; element.</text:p>
        </text:list-item>
        <text:list-item>
          <text:p text:style-name="P234">x, optional, xs:decimal<text:line-break/>encodes an x coordinate for a feature in an output coordinate system. When it is necessary to record the placement of a feature in a facsimile image, use facs attribute.</text:p>
        </text:list-item>
        <text:list-item>
          <text:p text:style-name="P234">xml:id, optional, xs:ID<text:line-break/>regularizes the naming of an element and thus facilitates building links between it and other resources. Each id attribute within a document must have a unique value.</text:p>
        </text:list-item>
        <text:list-item>
          <text:p text:style-name="P234">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item>
          <text:p text:style-name="P234">y, optional, xs:decimal<text:line-break/>encodes an y coordinate for a feature in an output coordinate system. When it is necessary to record the placement of a feature in a facsimile image, use facs attribute.</text:p>
        </text:list-item>
      </text:list>
      <text:h text:style-name="P239" text:outline-level="1">Module:</text:h>
      <text:p text:style-name="Text_20_body">lyrics</text:p>
      <text:h text:style-name="P238" text:outline-level="1"><text:bookmark text:name="id346"/><text:soft-page-break/>&lt;when&gt; when</text:h>
      <text:h text:style-name="P239" text:outline-level="1">Description:</text:h>
      <text:p text:style-name="Text_20_body">Indicates a point in time either absolutely (using the absolute attribute), or relative to other elements in the same timeline element (using the interval and since attributes). The data attribute may be used to reference one or more features that occur at this point in time.</text:p>
      <text:h text:style-name="P239" text:outline-level="1">May contain:</text:h>
      <text:p text:style-name="Text_20_body">EMPTY</text:p>
      <text:h text:style-name="P239" text:outline-level="1">May occur within:</text:h>
      <text:p text:style-name="Text_20_body"><text:a xlink:type="simple" xlink:href="#id344">timeline</text:a> </text:p>
      <text:h text:style-name="P239" text:outline-level="1">Attributes:</text:h>
      <text:list xml:id="list30695478" text:style-name="L235">
        <text:list-item>
          <text:p text:style-name="P235">absolute, optional, CDATA<text:line-break/>provides an absolute value for the time associated with a point on a timeline. This attribute is required for the element designated as the origin by the parent timeline.</text:p>
        </text:list-item>
        <text:list-item>
          <text:p text:style-name="P235">data, optional, xs:IDREFS<text:line-break/>used to link metadata elements to one or more data-containing elements.</text:p>
        </text:list-item>
        <text:list-item>
          <text:p text:style-name="P235">interval, optional, xs:decimal, 1 - ∞<text:line-break/>specifies the (positive) numeric portion of a time interval.</text:p>
        </text:list-item>
        <text:list-item>
          <text:p text:style-name="P235">n, optional, xs:NMTOKEN<text:line-break/>provides a label (name or number) for an element. While its value need not be unique, it is required to be a single token.</text:p>
        </text:list-item>
        <text:list-item>
          <text:p text:style-name="P235">since, optional, xs:IDREF<text:line-break/>identifies the reference point for determining the time of the current when element, which is obtained by adding the interval to the time of the reference point. The value should be the ID of another when element in the same timeline. If the since attribute is omitted, and the absolute attribute is not specified, then then reference point is understood to be the preceding when element.</text:p>
        </text:list-item>
        <text:list-item>
          <text:p text:style-name="P235">unit, optional, xs:NMTOKEN<text:line-break/>indicates the units used for a measurement, usually using the standard symbol for the desired unit.</text:p>
        </text:list-item>
        <text:list-item>
          <text:p text:style-name="P235">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linkalign</text:p>
      <text:h text:style-name="P238" text:outline-level="1"><text:bookmark text:name="id1527"/>&lt;zone&gt; zone</text:h>
      <text:h text:style-name="P239" text:outline-level="1">Description:</text:h>
      <text:p text:style-name="Text_20_body">Defines a rectangular area contained within a surface.</text:p>
      <text:h text:style-name="P239" text:outline-level="1">May contain:</text:h>
      <text:p text:style-name="Text_20_body"><text:a xlink:type="simple" xlink:href="#id1098">figdesc</text:a>, <text:a xlink:type="simple" xlink:href="#id1102">graphic</text:a> </text:p>
      <text:h text:style-name="P239" text:outline-level="1"><text:soft-page-break/>May occur within:</text:h>
      <text:p text:style-name="Text_20_body"><text:a xlink:type="simple" xlink:href="#id1524">surface</text:a> </text:p>
      <text:h text:style-name="P239" text:outline-level="1">Attributes:</text:h>
      <text:list xml:id="list30696108" text:style-name="L236">
        <text:list-item>
          <text:p text:style-name="P236">lrx, optional, xs:nonNegativeInteger<text:line-break/>indicates the lower-right corner x coordinate.</text:p>
        </text:list-item>
        <text:list-item>
          <text:p text:style-name="P236">lry, optional, xs:nonNegativeInteger<text:line-break/>indicates the lower-left corner x coordinate.</text:p>
        </text:list-item>
        <text:list-item>
          <text:p text:style-name="P236">n, optional, xs:NMTOKEN<text:line-break/>provides a label (name or number) for an element. While its value need not be unique, it is required to be a single token.</text:p>
        </text:list-item>
        <text:list-item>
          <text:p text:style-name="P236">ulx, optional, xs:nonNegativeInteger<text:line-break/>indicates the upper-left corner x coordinate.</text:p>
        </text:list-item>
        <text:list-item>
          <text:p text:style-name="P236">uly, optional, xs:nonNegativeInteger<text:line-break/>indicates the upper-left corner y coordinate.</text:p>
        </text:list-item>
        <text:list-item>
          <text:p text:style-name="P236">xml:id, optional, xs:ID<text:line-break/>regularizes the naming of an element and thus facilitates building links between it and other resources. Each id attribute within a document must have a unique value.</text:p>
        </text:list-item>
      </text:list>
      <text:h text:style-name="P239" text:outline-level="1">Module:</text:h>
      <text:p text:style-name="Text_20_body">facsim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Bats" svg:font-family="StarBats" style:font-charset="x-symbol"/>
    <style:font-face style:name="StarSymbol" svg:font-family="StarSymbol" style:font-charset="x-symbol"/>
    <style:font-face style:name="Lucidasans1" svg:font-family="Lucidasans"/>
    <style:font-face style:name="Courier New" svg:font-family="'Courier New'" style:font-family-generic="modern"/>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ahoma" svg:font-family="Tahom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Bitstream Vera Serif" fo:font-size="12pt" fo:language="zxx" fo:country="none" style:letter-kerning="true" style:font-name-asian="Bitstream Vera Sans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in" fo:margin-right="0in" fo:margin-top="0in" fo:margin-bottom="0in" fo:orphans="2" fo:widows="2" fo:text-indent="0in" style:auto-text-indent="false"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Text_20_body" style:display-name="Text body" style:family="paragraph" style:parent-style-name="Standard" style:class="text">
      <style:paragraph-properties fo:margin-left="0in" fo:margin-right="0in" fo:margin-top="0.0799in" fo:margin-bottom="0in" fo:text-align="justify" style:justify-single-word="false" fo:text-indent="0in" style:auto-text-indent="true"/>
      <style:text-properties style:font-size-complex="10pt"/>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Text_20_body_20_indent" style:display-name="Text body indent" style:family="paragraph" style:parent-style-name="Standard" style:class="text">
      <style:paragraph-properties fo:margin-left="0in" fo:margin-right="0in" fo:text-align="justify" style:justify-single-word="false" fo:text-indent="0.139in" style:auto-text-indent="false"/>
      <style:text-properties style:font-name="Times" style:font-name-asian="Times" style:font-size-complex="10pt"/>
    </style:style>
    <style:style style:name="Salutation" style:family="paragraph" style:parent-style-name="Standard" style:class="text">
      <style:paragraph-properties text:number-lines="false" text:line-number="0"/>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er" style:family="paragraph" style:parent-style-name="Standard" style:class="extra">
      <style:paragraph-properties>
        <style:tab-stops>
          <style:tab-stop style:position="2.8839in" style:type="center"/>
          <style:tab-stop style:position="5.7681in" style:type="right"/>
        </style:tab-stops>
      </style:paragraph-properties>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Contents_20_1" style:display-name="Contents 1" style:family="paragraph" style:parent-style-name="Standard" style:next-style-name="Standard" style:class="index">
      <style:paragraph-properties fo:margin-top="0.25in" fo:margin-bottom="0in"/>
      <style:text-properties fo:text-transform="uppercase" fo:font-size="16pt" fo:font-weight="bold" style:font-size-asian="16pt" style:font-weight-asian="bold" style:font-size-complex="14pt" style:font-weight-complex="bold"/>
    </style:style>
    <style:style style:name="Contents_20_2" style:display-name="Contents 2" style:family="paragraph" style:parent-style-name="Standard" style:next-style-name="Standard" style:class="index">
      <style:paragraph-properties fo:margin-top="0.1665in" fo:margin-bottom="0in"/>
      <style:text-properties fo:font-size="14pt" style:font-size-asian="14pt" style:font-weight-complex="bold"/>
    </style:style>
    <style:style style:name="Contents_20_3" style:display-name="Contents 3" style:family="paragraph" style:parent-style-name="Standard" style:next-style-name="Standard" style:class="index">
      <style:paragraph-properties fo:margin-left="0.1665in" fo:margin-right="0in" fo:text-indent="0in" style:auto-text-indent="false"/>
      <style:text-properties fo:font-size="13pt" style:font-size-asian="13pt"/>
    </style:style>
    <style:style style:name="Contents_20_4" style:display-name="Contents 4" style:family="paragraph" style:parent-style-name="Standard" style:next-style-name="Standard" style:class="index">
      <style:paragraph-properties fo:margin-left="0.3335in" fo:margin-right="0in" fo:text-indent="0in" style:auto-text-indent="false"/>
    </style:style>
    <style:style style:name="Contents_20_5" style:display-name="Contents 5" style:family="paragraph" style:parent-style-name="Standard" style:next-style-name="Standard" style:class="index">
      <style:paragraph-properties fo:margin-left="0.5in" fo:margin-right="0in" fo:text-indent="0in" style:auto-text-indent="false"/>
    </style:style>
    <style:style style:name="Contents_20_6" style:display-name="Contents 6" style:family="paragraph" style:parent-style-name="Standard" style:next-style-name="Standard" style:class="index">
      <style:paragraph-properties fo:margin-left="0.6665in" fo:margin-right="0in" fo:text-indent="0in" style:auto-text-indent="false"/>
    </style:style>
    <style:style style:name="Contents_20_7" style:display-name="Contents 7" style:family="paragraph" style:parent-style-name="Standard" style:next-style-name="Standard" style:class="index">
      <style:paragraph-properties fo:margin-left="0.8335in" fo:margin-right="0in" fo:text-indent="0in" style:auto-text-indent="false"/>
    </style:style>
    <style:style style:name="Contents_20_8" style:display-name="Contents 8" style:family="paragraph" style:parent-style-name="Standard" style:next-style-name="Standard" style:class="index">
      <style:paragraph-properties fo:margin-left="1in" fo:margin-right="0in" fo:text-indent="0in" style:auto-text-indent="false"/>
    </style:style>
    <style:style style:name="Contents_20_9" style:display-name="Contents 9" style:family="paragraph" style:parent-style-name="Standard" style:next-style-name="Standard" style:class="index">
      <style:paragraph-properties fo:margin-left="1.1665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true"/>
    </style:style>
    <style:style style:name="List_20_Heading" style:display-name="List Heading" style:family="paragraph" style:parent-style-name="Standard" style:next-style-name="List_20_Contents" style:class="html">
      <style:paragraph-properties fo:margin-left="0in" fo:margin-right="0in" fo:text-indent="0in" style:auto-text-indent="true"/>
      <style:text-properties fo:font-weight="bold"/>
    </style:style>
    <style:style style:name="lg" style:family="paragraph" style:parent-style-name="Standard" style:class="text">
      <style:paragraph-properties fo:margin-left="0in" fo:margin-right="0in" fo:text-align="start" style:justify-single-word="false" fo:text-indent="0.139in" style:auto-text-indent="false"/>
      <style:text-properties style:font-name="Times" style:font-name-asian="Times" style:font-size-complex="10pt"/>
    </style:style>
    <style:style style:name="Output" style:family="paragraph">
      <style:paragraph-properties fo:background-color="#001000">
        <style:background-image/>
      </style:paragraph-properties>
      <style:text-properties style:font-name="Courier New" fo:font-weight="bold"/>
    </style:style>
    <style:style style:name="Screen" style:family="paragraph">
      <style:paragraph-properties fo:background-color="#440000">
        <style:background-image/>
      </style:paragraph-properties>
      <style:text-properties style:font-name="Courier New" fo:font-weight="bold"/>
    </style:style>
    <style:style style:name="Author" style:family="paragraph">
      <style:paragraph-properties fo:text-align="center" style:justify-single-word="false"/>
      <style:text-properties fo:color="#000000" style:font-name="Times" fo:font-style="italic" fo:font-weight="bold" style:font-name-asian="Times" style:font-size-complex="12pt"/>
    </style:style>
    <style:style style:name="Date" style:family="paragraph">
      <style:paragraph-properties fo:text-align="center" style:justify-single-word="false"/>
      <style:text-properties fo:color="#000000" style:font-name="Times" fo:font-style="italic" style:font-name-asian="Times" style:font-size-complex="12pt"/>
    </style:style>
    <style:style style:name="WW-Normal_20__28_Web_29_" style:display-name="WW-Normal (Web)" style:family="paragraph" style:parent-style-name="Standard">
      <style:paragraph-properties fo:margin-top="0.1945in" fo:margin-bottom="0.1945in"/>
      <style:text-properties style:font-name="Arial" fo:font-size="10pt" fo:language="en" fo:country="US" style:font-size-asian="10pt" style:font-name-complex="Arial" style:font-size-complex="10pt"/>
    </style:style>
    <style:style style:name="WW-HTML_20_Preformatted" style:display-name="WW-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fo:language="en" fo:country="US" style:font-size-asian="10pt" style:font-name-complex="Courier New" style:font-size-complex="10pt"/>
    </style:style>
    <style:style style:name="WW-Plain_20_Text" style:display-name="WW-Plain Text" style:family="paragraph" style:parent-style-name="Standard">
      <style:text-properties style:font-name="Courier New" fo:font-size="10pt" style:font-size-asian="10pt" style:font-name-complex="Courier New" style:font-size-complex="10pt"/>
    </style:style>
    <style:style style:name="WW-Body_20_Text_20_2" style:display-name="WW-Body Text 2" style:family="paragraph" style:parent-style-name="Standard">
      <style:text-properties fo:color="#000000" style:font-name="Times" style:font-name-asian="Times" style:font-size-complex="10pt"/>
    </style:style>
    <style:style style:name="WW-Body_20_Text_20_3" style:display-name="WW-Body Text 3" style:family="paragraph" style:parent-style-name="Standard">
      <style:paragraph-properties fo:text-align="justify" style:justify-single-word="false"/>
      <style:text-properties fo:font-style="italic" style:font-style-asian="italic" style:font-style-complex="italic"/>
    </style:style>
    <style:style style:name="WW-Document_20_Map" style:display-name="WW-Document Map" style:family="paragraph" style:parent-style-name="Standard">
      <style:paragraph-properties fo:background-color="#000080">
        <style:background-image/>
      </style:paragraph-properties>
      <style:text-properties style:font-name="Tahoma" style:font-name-complex="Tahoma"/>
    </style:style>
    <style:style style:name="WW-Comment_20_Text" style:display-name="WW-Comment Text" style:family="paragraph" style:parent-style-name="Standard">
      <style:text-properties fo:font-size="10pt" style:font-size-asian="10pt" style:font-size-complex="10pt"/>
    </style:style>
    <style:style style:name="signed" style:family="paragraph">
      <style:paragraph-properties fo:margin-top="0.1in" fo:margin-bottom="0.1in" fo:text-align="end" style:justify-single-word="false"/>
    </style:style>
    <style:style style:name="Speaker" style:family="paragraph" style:parent-style-name="Standard"/>
    <style:style style:name="Footnote_20_Symbol" style:display-name="Footnote Symbol" style:family="text" style:parent-style-name="WW-Default_20_Paragraph_20_Font">
      <style:text-properties style:text-position="super 58%"/>
    </style:style>
    <style:style style:name="Page_20_Number" style:display-name="Page Number" style:family="text" style:parent-style-name="WW-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ate" style:family="text"/>
    <style:style style:name="l" style:family="text"/>
    <style:style style:name="q" style:family="text"/>
    <style:style style:name="Code" style:family="text">
      <style:text-properties style:font-name="Courier New"/>
    </style:style>
    <style:style style:name="Figurenum" style:family="text">
      <style:text-properties fo:font-style="italic" style:font-style-asian="italic" style:font-style-complex="italic"/>
    </style:style>
    <style:style style:name="Filespec" style:family="text">
      <style:text-properties style:font-name="Courier New" fo:font-weight="bold"/>
    </style:style>
    <style:style style:name="Input" style:family="text">
      <style:text-properties style:font-name="Courier New"/>
    </style:style>
    <style:style style:name="gi" style:family="text">
      <style:text-properties style:font-name="Courier New"/>
    </style:style>
    <style:style style:name="WW-Default_20_Paragraph_20_Font" style:display-name="WW-Default Paragraph Font" style:family="text"/>
    <style:style style:name="WW-Comment_20_Reference" style:display-name="WW-Comment Reference" style:family="text" style:parent-style-name="WW-Default_20_Paragraph_20_Font">
      <style:text-properties fo:font-size="8pt" style:font-size-asian="8pt" style:font-size-complex="8pt"/>
    </style:style>
    <style:style style:name="Highlight" style:family="text">
      <style:text-properties fo:font-style="normal" fo:font-weight="bold"/>
    </style:style>
    <style:style style:name="SmallCaps" style:family="text">
      <style:text-properties fo:font-variant="small-caps" fo:font-style="normal"/>
    </style:style>
    <style:style style:name="Underline" style:family="text">
      <style:text-properties fo:font-style="normal" style:text-underline-style="solid" style:text-underline-width="auto" style:text-underline-color="font-color"/>
    </style:style>
    <style:style style:name="SuperScript" style:family="text">
      <style:text-properties style:text-position="super 58%"/>
    </style:style>
    <style:style style:name="SubScript" style:family="text">
      <style:text-properties style:text-position="sub 58%"/>
    </style:style>
    <style:style style:name="WW8Num10z0" style:family="text"/>
    <style:style style:name="WW8Num10z1" style:family="text"/>
    <style:style style:name="WW8Num10z2" style:family="text"/>
    <style:style style:name="Stage" style:family="text" style:parent-style-name="Strong_20_Emphasis"/>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4">
        <style:list-level-properties text:space-before="0.7874in" text:min-label-width="0.1965in"/>
      </text:list-level-style-number>
      <text:list-level-style-number text:level="6" text:style-name="Numbering_20_Symbols" style:num-prefix=" " style:num-suffix=" " style:num-format="1" text:display-levels="4">
        <style:list-level-properties text:space-before="0.9846in" text:min-label-width="0.1965in"/>
      </text:list-level-style-number>
      <text:list-level-style-number text:level="7" text:style-name="Numbering_20_Symbols" style:num-prefix=" " style:num-suffix=" " style:num-format="1" text:display-levels="4">
        <style:list-level-properties text:space-before="1.1815in" text:min-label-width="0.1965in"/>
      </text:list-level-style-number>
      <text:list-level-style-number text:level="8" text:style-name="Numbering_20_Symbols" style:num-prefix=" " style:num-suffix=" " style:num-format="1" text:display-levels="4">
        <style:list-level-properties text:space-before="1.3787in" text:min-label-width="0.1965in"/>
      </text:list-level-style-number>
      <text:list-level-style-number text:level="9" text:style-name="Numbering_20_Symbols" style:num-prefix=" " style:num-suffix=" " style:num-format="1" text:display-levels="4">
        <style:list-level-properties text:space-before="1.5752in" text:min-label-width="0.1965in"/>
      </text:list-level-style-number>
      <text:list-level-style-number text:level="10" text:style-name="Numbering_20_Symbols" style:num-prefix=" " style:num-suffix=" " style:num-format="1" text:display-levels="4">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Ordered_20_List" style:display-name="Ordered List">
      <text:list-level-style-number text:level="1" style:num-suffix="." style:num-format="1">
        <style:list-level-properties text:space-before="0.5in" text:min-label-width="0.25in"/>
      </text:list-level-style-number>
      <text:list-level-style-number text:level="2" style:num-suffix="." style:num-format="1" text:display-levels="2">
        <style:list-level-properties text:space-before="0.75in" text:min-label-width="0.3in"/>
      </text:list-level-style-number>
      <text:list-level-style-number text:level="3" style:num-suffix="." style:num-format="1" text:display-levels="3">
        <style:list-level-properties text:space-before="1in" text:min-label-width="0.35in"/>
      </text:list-level-style-number>
      <text:list-level-style-number text:level="4" style:num-suffix="." style:num-format="1" text:display-levels="4">
        <style:list-level-properties text:space-before="1.25in" text:min-label-width="0.45in"/>
      </text:list-level-style-number>
      <text:list-level-style-number text:level="5" style:num-suffix="." style:num-format="1" text:display-levels="5">
        <style:list-level-properties text:space-before="1.5in" text:min-label-width="0.55in"/>
      </text:list-level-style-number>
      <text:list-level-style-number text:level="6" style:num-suffix="." style:num-format="1" text:display-levels="6">
        <style:list-level-properties text:space-before="1.75in" text:min-label-width="0.65in"/>
      </text:list-level-style-number>
      <text:list-level-style-number text:level="7" style:num-suffix="." style:num-format="1" text:display-levels="7">
        <style:list-level-properties text:space-before="2in" text:min-label-width="0.75in"/>
      </text:list-level-style-number>
      <text:list-level-style-number text:level="8" style:num-suffix="." style:num-format="1" text:display-levels="8">
        <style:list-level-properties text:space-before="2.25in" text:min-label-width="0.85in"/>
      </text:list-level-style-number>
      <text:list-level-style-number text:level="9" style:num-suffix="." style:num-format="1" text:display-levels="9">
        <style:list-level-properties text:space-before="2.5in" text:min-label-width="1in"/>
      </text:list-level-style-number>
      <text:list-level-style-number text:level="10" style:num-suffix="." style:num-format="1">
        <style:list-level-properties text:space-before="1.7724in" text:min-label-width="0.1965in"/>
      </text:list-level-style-number>
    </text:list-style>
    <text:list-style style:name="Unordered_20_List" style:display-name="Unordered List">
      <text:list-level-style-bullet text:level="1" text:style-name="Bullet_20_Symbols" style:num-suffix="." text:bullet-char="•">
        <style:list-level-properties text:min-label-width="0.15in"/>
        <style:text-properties style:font-name="StarSymbol"/>
      </text:list-level-style-bullet>
      <text:list-level-style-bullet text:level="2" text:style-name="Bullet_20_Symbols" style:num-suffix="." text:bullet-char="•">
        <style:list-level-properties text:space-before="0.5in" text:min-label-width="0.15in"/>
        <style:text-properties style:font-name="StarSymbol"/>
      </text:list-level-style-bullet>
      <text:list-level-style-bullet text:level="3" text:style-name="Bullet_20_Symbols" style:num-suffix="." text:bullet-char="•">
        <style:list-level-properties text:space-before="1in" text:min-label-width="0.15in"/>
        <style:text-properties style:font-name="StarSymbol"/>
      </text:list-level-style-bullet>
      <text:list-level-style-bullet text:level="4" text:style-name="Bullet_20_Symbols" style:num-suffix="." text:bullet-char="•">
        <style:list-level-properties text:space-before="1.5in" text:min-label-width="0.15in"/>
        <style:text-properties style:font-name="StarSymbol"/>
      </text:list-level-style-bullet>
      <text:list-level-style-bullet text:level="5" text:style-name="Bullet_20_Symbols" style:num-suffix="." text:bullet-char="•">
        <style:list-level-properties text:space-before="2in" text:min-label-width="0.15in"/>
        <style:text-properties style:font-name="StarSymbol"/>
      </text:list-level-style-bullet>
      <text:list-level-style-bullet text:level="6" text:style-name="Bullet_20_Symbols" style:num-suffix="." text:bullet-char="•">
        <style:list-level-properties text:space-before="2.5in" text:min-label-width="0.15in"/>
        <style:text-properties style:font-name="StarSymbol"/>
      </text:list-level-style-bullet>
      <text:list-level-style-bullet text:level="7" text:style-name="Bullet_20_Symbols" style:num-suffix="." text:bullet-char="•">
        <style:list-level-properties text:space-before="3in" text:min-label-width="0.15in"/>
        <style:text-properties style:font-name="StarSymbol"/>
      </text:list-level-style-bullet>
      <text:list-level-style-bullet text:level="8" text:style-name="Bullet_20_Symbols" style:num-suffix="." text:bullet-char="•">
        <style:list-level-properties text:space-before="3.5in" text:min-label-width="0.15in"/>
        <style:text-properties style:font-name="StarSymbol"/>
      </text:list-level-style-bullet>
      <text:list-level-style-bullet text:level="9" text:style-name="Bullet_20_Symbols" style:num-suffix="." text:bullet-char="•">
        <style:list-level-properties text:space-before="4in" text:min-label-width="0.15in"/>
        <style:text-properties style:font-name="StarSymbol"/>
      </text:list-level-style-bullet>
      <text:list-level-style-bullet text:level="10" text:style-name="Bullet_20_Symbols" style:num-suffix="." text:bullet-char="•">
        <style:list-level-properties text:space-before="1.772in" text:min-label-width="0.1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style style:name="Mfr1" style:family="graphic" style:parent-style-name="Frame">
      <style:graphic-properties style:wrap="dynamic" style:number-wrapped-paragraphs="no-limit" style:vertical-pos="from-top" style:vertical-rel="paragraph-content" style:horizontal-pos="center" style:horizontal-rel="page-content" fo:background-color="transparent" style:background-transparency="100%">
        <style:background-image/>
      </style:graphic-properties>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3"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1965in" fo:margin-left="0in" fo:margin-right="0in" fo:margin-top="0in" style:dynamic-spacing="tru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Footer"><draw:frame draw:style-name="Mfr1" draw:name="Frame1" text:anchor-type="paragraph" svg:y="0.0008in" svg:width="0.3256in" draw:z-index="67"><draw:text-box fo:min-height="0.0161in"><text:p text:style-name="Footer"><text:span text:style-name="Page_20_Number"><text:page-number text:select-page="current">266</text:page-number></text:span><text:span text:style-name="Page_20_Number"> </text:span></text:p></draw:text-box></draw:frame> </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dc:title>MEI Tag Library</dc:title>
    <dc:description/>
    <dc:subject/>
    <meta:creation-date/>
    <dc:date>2010-03-22T11:00:52.83</dc:date>
    <dc:language/>
    <meta:editing-cycles>21</meta:editing-cycles>
    <meta:editing-duration>P1DT0H11M54S</meta:editing-duration>
    <meta:document-statistic meta:table-count="0" meta:image-count="0" meta:object-count="0" meta:page-count="275" meta:paragraph-count="5331" meta:word-count="98774" meta:character-count="628479"/>
    <dc:creator>Perry Roland</dc:creator>
    <meta:user-defined meta:name="Info 1"/>
    <meta:user-defined meta:name="Info 2"/>
    <meta:user-defined meta:name="Info 3"/>
    <meta:user-defined meta:name="Info 4"/>
  </office:meta>
</office:document-meta>
</file>